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0.24pt"/>
    </style:style>
    <style:style style:name="co2" style:family="table-column">
      <style:table-column-properties fo:break-before="auto" style:column-width="85.49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162.74pt"/>
    </style:style>
    <style:style style:name="co5" style:family="table-column">
      <style:table-column-properties fo:break-before="auto" style:column-width="119.99pt"/>
    </style:style>
    <style:style style:name="co6" style:family="table-column">
      <style:table-column-properties fo:break-before="auto" style:column-width="107.26pt"/>
    </style:style>
    <style:style style:name="co7" style:family="table-column">
      <style:table-column-properties fo:break-before="auto" style:column-width="73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84.7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.24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53.43pt" svg:height="255.06pt" svg:x="159.14pt" svg:y="742.79pt">
            <loext:p draw:notify-on-update-of-ranges="Sheet1.B36:Sheet1.B36 Sheet1.G36:Sheet1.G41 Sheet1.D36:Sheet1.D41 Sheet1.H36:Sheet1.H41 Sheet1.H36:Sheet1.H4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Network Config</text:p>
          </table:table-cell>
          <table:table-cell table:number-columns-repeated="1023"/>
        </table:table-row>
        <table:table-row table:style-name="ro2">
          <table:table-cell table:style-name="ce2"/>
          <table:table-cell table:style-name="ce4"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lgorithm</text:p>
          </table:table-cell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# Rollouts</text:p>
          </table:table-cell>
          <table:table-cell table:style-name="ce5" office:value-type="string" calcext:value-type="string">
            <text:p># Iters/Data</text:p>
          </table:table-cell>
          <table:table-cell table:style-name="ce3" office:value-type="string" calcext:value-type="string">
            <text:p>Learning Rate</text:p>
          </table:table-cell>
          <table:table-cell table:style-name="ce3" office:value-type="string" calcext:value-type="string">
            <text:p>Ending Error</text:p>
          </table:table-cell>
          <table:table-cell table:style-name="ce3" office:value-type="string" calcext:value-type="string">
            <text:p>Avg Return </text:p>
          </table:table-cell>
          <table:table-cell table:style-name="ce3" office:value-type="string" calcext:value-type="string">
            <text:p>Std Return</text:p>
          </table:table-cell>
          <table:table-cell table:style-name="ce3" office:value-type="string" calcext:value-type="string">
            <text:p>cmd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Ant-v1</text:p>
          </table:table-cell>
          <table:table-cell table:style-name="ce4" office:value-type="float" office:value="1" calcext:value-type="float">
            <text:p>1</text:p>
          </table:table-cell>
          <table:table-cell table:formula="of:=1000*[.C7]" office:value-type="float" office:value="1000" calcext:value-type="float">
            <text:p>1000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4" office:value-type="float" office:value="0.00200565531849861" calcext:value-type="float">
            <text:p>0.0020056553</text:p>
          </table:table-cell>
          <table:table-cell table:style-name="ce4" office:value-type="float" office:value="992.882357448" calcext:value-type="float">
            <text:p>992.882357448</text:p>
          </table:table-cell>
          <table:table-cell table:style-name="ce4" office:value-type="float" office:value="459.284510676" calcext:value-type="float">
            <text:p>459.284510676</text:p>
          </table:table-cell>
          <table:table-cell table:style-name="ce4" table:formula="of:=CONCATENATE(&quot;python3 run_bclone.py ant&quot;; [.C7]; &quot; experts/Ant-v1.pkl Ant-v1 --num_rollouts &quot;;[.C7])" office:value-type="string" office:string-value="python3 run_bclone.py ant1 experts/Ant-v1.pkl Ant-v1 --num_rollouts 1" calcext:value-type="string">
            <text:p>python3 run_bclone.py ant1 experts/Ant-v1.pkl Ant-v1 --num_rollouts 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Ant-v1</text:p>
          </table:table-cell>
          <table:table-cell table:style-name="ce4" office:value-type="float" office:value="2" calcext:value-type="float">
            <text:p>2</text:p>
          </table:table-cell>
          <table:table-cell table:formula="of:=1000*[.C8]" office:value-type="float" office:value="2000" calcext:value-type="float">
            <text:p>2000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4" office:value-type="float" office:value="0.00182521715760231" calcext:value-type="float">
            <text:p>0.0018252172</text:p>
          </table:table-cell>
          <table:table-cell table:style-name="ce4" office:value-type="float" office:value="2008.52897534" calcext:value-type="float">
            <text:p>2008.52897534</text:p>
          </table:table-cell>
          <table:table-cell table:style-name="ce4" office:value-type="float" office:value="943.636513297" calcext:value-type="float">
            <text:p>943.636513297</text:p>
          </table:table-cell>
          <table:table-cell table:style-name="ce4" table:formula="of:=CONCATENATE(&quot;python3 run_bclone.py ant&quot;; [.C8]; &quot; experts/Ant-v1.pkl Ant-v1 --num_rollouts &quot;;[.C8])" office:value-type="string" office:string-value="python3 run_bclone.py ant2 experts/Ant-v1.pkl Ant-v1 --num_rollouts 2" calcext:value-type="string">
            <text:p>python3 run_bclone.py ant2 experts/Ant-v1.pkl Ant-v1 --num_rollouts 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Ant-v1</text:p>
          </table:table-cell>
          <table:table-cell table:style-name="ce4" office:value-type="float" office:value="3" calcext:value-type="float">
            <text:p>3</text:p>
          </table:table-cell>
          <table:table-cell table:formula="of:=1000*[.C9]" office:value-type="float" office:value="3000" calcext:value-type="float">
            <text:p>3000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4" office:value-type="float" office:value="0.00135766505263745" calcext:value-type="float">
            <text:p>0.0013576651</text:p>
          </table:table-cell>
          <table:table-cell table:style-name="ce4" office:value-type="float" office:value="3687.22344724" calcext:value-type="float">
            <text:p>3687.22344724</text:p>
          </table:table-cell>
          <table:table-cell table:style-name="ce4" office:value-type="float" office:value="959.992757484" calcext:value-type="float">
            <text:p>959.992757484</text:p>
          </table:table-cell>
          <table:table-cell table:style-name="ce4" table:formula="of:=CONCATENATE(&quot;python3 run_bclone.py ant&quot;; [.C9]; &quot; experts/Ant-v1.pkl Ant-v1 --num_rollouts &quot;;[.C9])" office:value-type="string" office:string-value="python3 run_bclone.py ant3 experts/Ant-v1.pkl Ant-v1 --num_rollouts 3" calcext:value-type="string">
            <text:p>python3 run_bclone.py ant3 experts/Ant-v1.pkl Ant-v1 --num_rollouts 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Ant-v1</text:p>
          </table:table-cell>
          <table:table-cell table:style-name="ce4" office:value-type="float" office:value="4" calcext:value-type="float">
            <text:p>4</text:p>
          </table:table-cell>
          <table:table-cell table:formula="of:=1000*[.C10]" office:value-type="float" office:value="4000" calcext:value-type="float">
            <text:p>4000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4" office:value-type="float" office:value="0.00111639988608658" calcext:value-type="float">
            <text:p>0.0011163999</text:p>
          </table:table-cell>
          <table:table-cell table:style-name="ce4" office:value-type="float" office:value="3720.74895485" calcext:value-type="float">
            <text:p>3720.74895485</text:p>
          </table:table-cell>
          <table:table-cell table:style-name="ce4" office:value-type="float" office:value="1539.1235323" calcext:value-type="float">
            <text:p>1539.1235323</text:p>
          </table:table-cell>
          <table:table-cell table:style-name="ce4" table:formula="of:=CONCATENATE(&quot;python3 run_bclone.py ant&quot;; [.C10]; &quot; experts/Ant-v1.pkl Ant-v1 --num_rollouts &quot;;[.C10])" office:value-type="string" office:string-value="python3 run_bclone.py ant4 experts/Ant-v1.pkl Ant-v1 --num_rollouts 4" calcext:value-type="string">
            <text:p>python3 run_bclone.py ant4 experts/Ant-v1.pkl Ant-v1 --num_rollouts 4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Ant-v1</text:p>
          </table:table-cell>
          <table:table-cell table:style-name="ce4" office:value-type="float" office:value="5" calcext:value-type="float">
            <text:p>5</text:p>
          </table:table-cell>
          <table:table-cell table:formula="of:=1000*[.C11]" office:value-type="float" office:value="5000" calcext:value-type="float">
            <text:p>5000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4" office:value-type="float" office:value="0.000635489705018699" calcext:value-type="float">
            <text:p>0.0006354897</text:p>
          </table:table-cell>
          <table:table-cell table:style-name="ce4" office:value-type="float" office:value="4367.30511206" calcext:value-type="float">
            <text:p>4367.30511206</text:p>
          </table:table-cell>
          <table:table-cell table:style-name="ce4" office:value-type="float" office:value="762.363398573" calcext:value-type="float">
            <text:p>762.363398573</text:p>
          </table:table-cell>
          <table:table-cell table:style-name="ce4" table:formula="of:=CONCATENATE(&quot;python3 run_bclone.py ant&quot;; [.C11]; &quot; experts/Ant-v1.pkl Ant-v1 --num_rollouts &quot;;[.C11])" office:value-type="string" office:string-value="python3 run_bclone.py ant5 experts/Ant-v1.pkl Ant-v1 --num_rollouts 5" calcext:value-type="string">
            <text:p>python3 run_bclone.py ant5 experts/Ant-v1.pkl Ant-v1 --num_rollouts 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Ant-v1</text:p>
          </table:table-cell>
          <table:table-cell table:style-name="ce4" office:value-type="float" office:value="10" calcext:value-type="float">
            <text:p>10</text:p>
          </table:table-cell>
          <table:table-cell table:formula="of:=1000*[.C12]" office:value-type="float" office:value="10000" calcext:value-type="float">
            <text:p>10000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4" office:value-type="float" office:value="0.000316664867568761" calcext:value-type="float">
            <text:p>0.0003166649</text:p>
          </table:table-cell>
          <table:table-cell table:style-name="ce1" office:value-type="float" office:value="4692.75305153" calcext:value-type="float">
            <text:p>4692.75305153</text:p>
          </table:table-cell>
          <table:table-cell table:style-name="ce1" office:value-type="float" office:value="112.517654818" calcext:value-type="float">
            <text:p>112.517654818</text:p>
          </table:table-cell>
          <table:table-cell table:style-name="ce4" table:formula="of:=CONCATENATE(&quot;python3 run_bclone.py ant&quot;; [.C12]; &quot; experts/Ant-v1.pkl Ant-v1 --num_rollouts &quot;;[.C12])" office:value-type="string" office:string-value="python3 run_bclone.py ant10 experts/Ant-v1.pkl Ant-v1 --num_rollouts 10" calcext:value-type="string">
            <text:p>python3 run_bclone.py ant10 experts/Ant-v1.pkl Ant-v1 --num_rollouts 1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Ant-v1</text:p>
          </table:table-cell>
          <table:table-cell table:style-name="ce4" office:value-type="float" office:value="15" calcext:value-type="float">
            <text:p>15</text:p>
          </table:table-cell>
          <table:table-cell table:formula="of:=1000*[.C13]" office:value-type="float" office:value="15000" calcext:value-type="float">
            <text:p>15000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4" office:value-type="float" office:value="0.000266608956735581" calcext:value-type="float">
            <text:p>0.000266609</text:p>
          </table:table-cell>
          <table:table-cell table:style-name="ce4" office:value-type="float" office:value="4778.38038183" calcext:value-type="float">
            <text:p>4778.38038183</text:p>
          </table:table-cell>
          <table:table-cell table:style-name="ce4" office:value-type="float" office:value="107.320983868" calcext:value-type="float">
            <text:p>107.320983868</text:p>
          </table:table-cell>
          <table:table-cell table:style-name="ce4" table:formula="of:=CONCATENATE(&quot;python3 run_bclone.py ant&quot;; [.C13]; &quot; experts/Ant-v1.pkl Ant-v1 --num_rollouts &quot;;[.C13])" office:value-type="string" office:string-value="python3 run_bclone.py ant15 experts/Ant-v1.pkl Ant-v1 --num_rollouts 15" calcext:value-type="string">
            <text:p>python3 run_bclone.py ant15 experts/Ant-v1.pkl Ant-v1 --num_rollouts 1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Ant-v1</text:p>
          </table:table-cell>
          <table:table-cell table:number-columns-repeated="4" table:style-name="ce4" office:value-type="string" calcext:value-type="string">
            <text:p>--</text:p>
          </table:table-cell>
          <table:table-cell table:style-name="ce1" office:value-type="float" office:value="4809.58391948" calcext:value-type="float">
            <text:p>4809.58391948</text:p>
          </table:table-cell>
          <table:table-cell table:style-name="ce1" office:value-type="float" office:value="86.3039673066" calcext:value-type="float">
            <text:p>86.3039673066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Humanoid-v1</text:p>
          </table:table-cell>
          <table:table-cell table:style-name="ce4" office:value-type="float" office:value="1" calcext:value-type="float">
            <text:p>1</text:p>
          </table:table-cell>
          <table:table-cell table:formula="of:=1000*[.C16]" office:value-type="float" office:value="1000" calcext:value-type="float">
            <text:p>1000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4" office:value-type="float" office:value="6.45681762695312" calcext:value-type="float">
            <text:p>6.456817627</text:p>
          </table:table-cell>
          <table:table-cell table:style-name="ce4" office:value-type="float" office:value="179.452871551" calcext:value-type="float">
            <text:p>179.452871551</text:p>
          </table:table-cell>
          <table:table-cell table:style-name="ce4" office:value-type="float" office:value="44.3650606799" calcext:value-type="float">
            <text:p>44.3650606799</text:p>
          </table:table-cell>
          <table:table-cell table:style-name="ce4" table:formula="of:=CONCATENATE(&quot;python3 run_bclone.py human&quot;;[.C16]; &quot;  experts/Humanoid-v1.pkl Humanoid-v1 --num_rollouts  &quot;;[.C16])" office:value-type="string" office:string-value="python3 run_bclone.py human1  experts/Humanoid-v1.pkl Humanoid-v1 --num_rollouts  1" calcext:value-type="string">
            <text:p>python3 run_bclone.py human1 <text:s/>experts/Humanoid-v1.pkl Humanoid-v1 --num_rollouts <text:s/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Humanoid-v1</text:p>
          </table:table-cell>
          <table:table-cell table:style-name="ce4" office:value-type="float" office:value="5" calcext:value-type="float">
            <text:p>5</text:p>
          </table:table-cell>
          <table:table-cell table:formula="of:=1000*[.C17]" office:value-type="float" office:value="5000" calcext:value-type="float">
            <text:p>5000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4" office:value-type="float" office:value="0.0836024135351181" calcext:value-type="float">
            <text:p>0.0836024135</text:p>
          </table:table-cell>
          <table:table-cell table:style-name="ce4" office:value-type="float" office:value="178.129472845" calcext:value-type="float">
            <text:p>178.129472845</text:p>
          </table:table-cell>
          <table:table-cell table:style-name="ce4" office:value-type="float" office:value="53.3310386856" calcext:value-type="float">
            <text:p>53.3310386856</text:p>
          </table:table-cell>
          <table:table-cell table:style-name="ce4" table:formula="of:=CONCATENATE(&quot;python3 run_bclone.py human&quot;;[.C17]; &quot;  experts/Humanoid-v1.pkl Humanoid-v1 --num_rollouts  &quot;;[.C17])" office:value-type="string" office:string-value="python3 run_bclone.py human5  experts/Humanoid-v1.pkl Humanoid-v1 --num_rollouts  5" calcext:value-type="string">
            <text:p>python3 run_bclone.py human5 <text:s/>experts/Humanoid-v1.pkl Humanoid-v1 --num_rollouts <text:s/>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Humanoid-v1</text:p>
          </table:table-cell>
          <table:table-cell table:style-name="ce4" office:value-type="float" office:value="10" calcext:value-type="float">
            <text:p>10</text:p>
          </table:table-cell>
          <table:table-cell table:formula="of:=1000*[.C18]" office:value-type="float" office:value="10000" calcext:value-type="float">
            <text:p>10000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4" office:value-type="float" office:value="0.0588080286979675" calcext:value-type="float">
            <text:p>0.0588080287</text:p>
          </table:table-cell>
          <table:table-cell table:style-name="ce4" office:value-type="float" office:value="474.056683013" calcext:value-type="float">
            <text:p>474.056683013</text:p>
          </table:table-cell>
          <table:table-cell table:style-name="ce4" office:value-type="float" office:value="200.906773452" calcext:value-type="float">
            <text:p>200.906773452</text:p>
          </table:table-cell>
          <table:table-cell table:style-name="ce4" table:formula="of:=CONCATENATE(&quot;python3 run_bclone.py human&quot;;[.C18]; &quot;  experts/Humanoid-v1.pkl Humanoid-v1 --num_rollouts  &quot;;[.C18])" office:value-type="string" office:string-value="python3 run_bclone.py human10  experts/Humanoid-v1.pkl Humanoid-v1 --num_rollouts  10" calcext:value-type="string">
            <text:p>python3 run_bclone.py human10 <text:s/>experts/Humanoid-v1.pkl Humanoid-v1 --num_rollouts <text:s/>1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Humanoid-v1</text:p>
          </table:table-cell>
          <table:table-cell table:style-name="ce4" office:value-type="float" office:value="15" calcext:value-type="float">
            <text:p>15</text:p>
          </table:table-cell>
          <table:table-cell table:formula="of:=1000*[.C19]" office:value-type="float" office:value="15000" calcext:value-type="float">
            <text:p>15000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4" office:value-type="float" office:value="0.0215217601507902" calcext:value-type="float">
            <text:p>0.0215217602</text:p>
          </table:table-cell>
          <table:table-cell table:style-name="ce4" office:value-type="float" office:value="495.870674664" calcext:value-type="float">
            <text:p>495.870674664</text:p>
          </table:table-cell>
          <table:table-cell table:style-name="ce4" office:value-type="float" office:value="180.387783861" calcext:value-type="float">
            <text:p>180.387783861</text:p>
          </table:table-cell>
          <table:table-cell table:style-name="ce4" table:formula="of:=CONCATENATE(&quot;python3 run_bclone.py human&quot;;[.C19]; &quot;  experts/Humanoid-v1.pkl Humanoid-v1 --num_rollouts  &quot;;[.C19])" office:value-type="string" office:string-value="python3 run_bclone.py human15  experts/Humanoid-v1.pkl Humanoid-v1 --num_rollouts  15" calcext:value-type="string">
            <text:p>python3 run_bclone.py human15 <text:s/>experts/Humanoid-v1.pkl Humanoid-v1 --num_rollouts <text:s/>1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Humanoid-v1</text:p>
          </table:table-cell>
          <table:table-cell table:style-name="ce4" office:value-type="float" office:value="50" calcext:value-type="float">
            <text:p>50</text:p>
          </table:table-cell>
          <table:table-cell table:formula="of:=1000*[.C20]" office:value-type="float" office:value="50000" calcext:value-type="float">
            <text:p>50000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4" office:value-type="float" office:value="0.0105085009709" calcext:value-type="float">
            <text:p>0.010508501</text:p>
          </table:table-cell>
          <table:table-cell table:style-name="ce4" office:value-type="float" office:value="6848.28015071" calcext:value-type="float">
            <text:p>6848.28015071</text:p>
          </table:table-cell>
          <table:table-cell table:style-name="ce4" office:value-type="float" office:value="2073.80294628" calcext:value-type="float">
            <text:p>2073.80294628</text:p>
          </table:table-cell>
          <table:table-cell table:style-name="ce4" table:formula="of:=CONCATENATE(&quot;python3 run_bclone.py human&quot;;[.C20]; &quot;  experts/Humanoid-v1.pkl Humanoid-v1 --num_rollouts  &quot;;[.C20])" office:value-type="string" office:string-value="python3 run_bclone.py human50  experts/Humanoid-v1.pkl Humanoid-v1 --num_rollouts  50" calcext:value-type="string">
            <text:p>python3 run_bclone.py human50 <text:s/>experts/Humanoid-v1.pkl Humanoid-v1 --num_rollouts <text:s/>5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Humanoid-v1</text:p>
          </table:table-cell>
          <table:table-cell table:style-name="ce4" office:value-type="float" office:value="100" calcext:value-type="float">
            <text:p>100</text:p>
          </table:table-cell>
          <table:table-cell table:formula="of:=1000*[.C21]" office:value-type="float" office:value="100000" calcext:value-type="float">
            <text:p>100000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4" office:value-type="float" office:value="0.00993758998811245" calcext:value-type="float">
            <text:p>0.00993759</text:p>
          </table:table-cell>
          <table:table-cell table:style-name="ce1" office:value-type="float" office:value="9964.98563503" calcext:value-type="float">
            <text:p>9964.98563503</text:p>
          </table:table-cell>
          <table:table-cell table:style-name="ce1" office:value-type="float" office:value="1199.9020977" calcext:value-type="float">
            <text:p>1199.9020977</text:p>
          </table:table-cell>
          <table:table-cell table:style-name="ce4" table:formula="of:=CONCATENATE(&quot;python3 run_bclone.py human&quot;;[.C21]; &quot;  experts/Humanoid-v1.pkl Humanoid-v1 --num_rollouts  &quot;;[.C21])" office:value-type="string" office:string-value="python3 run_bclone.py human100  experts/Humanoid-v1.pkl Humanoid-v1 --num_rollouts  100" calcext:value-type="string">
            <text:p>python3 run_bclone.py human100 <text:s/>experts/Humanoid-v1.pkl Humanoid-v1 --num_rollouts <text:s/>10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Humanoid-v1</text:p>
          </table:table-cell>
          <table:table-cell table:style-name="ce4" office:value-type="float" office:value="100" calcext:value-type="float">
            <text:p>100</text:p>
          </table:table-cell>
          <table:table-cell table:formula="of:=1000*[.C22]" office:value-type="float" office:value="100000" calcext:value-type="float">
            <text:p>100000</text:p>
          </table:table-cell>
          <table:table-cell table:style-name="ce6" office:value-type="float" office:value="0.0004" calcext:value-type="float">
            <text:p>4.00E-04</text:p>
          </table:table-cell>
          <table:table-cell table:style-name="ce4" office:value-type="float" office:value="0.0129574695602059" calcext:value-type="float">
            <text:p>0.0129574696</text:p>
          </table:table-cell>
          <table:table-cell table:style-name="ce4" office:value-type="float" office:value="6246.07468031" calcext:value-type="float">
            <text:p>6246.07468031</text:p>
          </table:table-cell>
          <table:table-cell table:style-name="ce4" office:value-type="float" office:value="1535.16340293" calcext:value-type="float">
            <text:p>1535.16340293</text:p>
          </table:table-cell>
          <table:table-cell table:style-name="ce4" table:formula="of:=CONCATENATE(&quot;python3 run_bclone.py human&quot;;[.C22]; &quot;  experts/Humanoid-v1.pkl Humanoid-v1 --num_rollouts  &quot;;[.C22])" office:value-type="string" office:string-value="python3 run_bclone.py human100  experts/Humanoid-v1.pkl Humanoid-v1 --num_rollouts  100" calcext:value-type="string">
            <text:p>python3 run_bclone.py human100 <text:s/>experts/Humanoid-v1.pkl Humanoid-v1 --num_rollouts <text:s/>10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xpert</text:p>
          </table:table-cell>
          <table:table-cell/>
          <table:table-cell table:number-columns-repeated="4" table:style-name="ce4" office:value-type="string" calcext:value-type="string">
            <text:p>--</text:p>
          </table:table-cell>
          <table:table-cell table:style-name="ce1" office:value-type="float" office:value="10401.0822864" calcext:value-type="float">
            <text:p>10401.0822864</text:p>
          </table:table-cell>
          <table:table-cell table:style-name="ce1" office:value-type="float" office:value="52.0859149171" calcext:value-type="float">
            <text:p>52.0859149171</text:p>
          </table:table-cell>
          <table:table-cell table:style-name="ce4" table:formula="of:=CONCATENATE(&quot;python3 run_bclone.py human&quot;;[.C23]; &quot;  experts/Humanoid-v1.pkl Humanoid-v1 --num_rollouts  &quot;;[.C23])" office:value-type="string" office:string-value="python3 run_bclone.py human--  experts/Humanoid-v1.pkl Humanoid-v1 --num_rollouts  --" calcext:value-type="string">
            <text:p>python3 run_bclone.py human-- <text:s/>experts/Humanoid-v1.pkl Humanoid-v1 --num_rollouts <text:s/>--</text:p>
          </table:table-cell>
          <table:table-cell table:number-columns-repeated="1015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Figure 1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lgorithm</text:p>
          </table:table-cell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# Training Rollouts</text:p>
          </table:table-cell>
          <table:table-cell table:style-name="ce5" office:value-type="string" calcext:value-type="string">
            <text:p># Iters/Data</text:p>
          </table:table-cell>
          <table:table-cell table:style-name="ce3" office:value-type="string" calcext:value-type="string">
            <text:p>Learning Rate</text:p>
          </table:table-cell>
          <table:table-cell table:style-name="ce3" office:value-type="string" calcext:value-type="string">
            <text:p>Ending Error</text:p>
          </table:table-cell>
          <table:table-cell table:style-name="ce3" office:value-type="string" calcext:value-type="string">
            <text:p>Avg Return </text:p>
          </table:table-cell>
          <table:table-cell table:style-name="ce3" office:value-type="string" calcext:value-type="string">
            <text:p>Std Retur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Ant-v1</text:p>
          </table:table-cell>
          <table:table-cell table:style-name="ce4" office:value-type="float" office:value="10" calcext:value-type="float">
            <text:p>10</text:p>
          </table:table-cell>
          <table:table-cell table:formula="of:=1000*[.C29]" office:value-type="float" office:value="10000" calcext:value-type="float">
            <text:p>10000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4" office:value-type="float" office:value="0.000316664867568761" calcext:value-type="float">
            <text:p>0.0003166649</text:p>
          </table:table-cell>
          <table:table-cell table:style-name="ce4" office:value-type="float" office:value="4692.75305153" calcext:value-type="float">
            <text:p>4692.75305153</text:p>
          </table:table-cell>
          <table:table-cell table:style-name="ce4" office:value-type="float" office:value="112.517654818" calcext:value-type="float">
            <text:p>112.51765481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Ant-v1</text:p>
          </table:table-cell>
          <table:table-cell table:number-columns-repeated="4" table:style-name="ce4" office:value-type="string" calcext:value-type="string">
            <text:p>--</text:p>
          </table:table-cell>
          <table:table-cell table:style-name="ce4" office:value-type="float" office:value="4809.58391948" calcext:value-type="float">
            <text:p>4809.58391948</text:p>
          </table:table-cell>
          <table:table-cell table:style-name="ce4" office:value-type="float" office:value="86.3039673066" calcext:value-type="float">
            <text:p>86.303967306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Humanoid-v1</text:p>
          </table:table-cell>
          <table:table-cell table:style-name="ce4" office:value-type="float" office:value="10" calcext:value-type="float">
            <text:p>10</text:p>
          </table:table-cell>
          <table:table-cell table:formula="of:=1000*[.C31]" office:value-type="float" office:value="10000" calcext:value-type="float">
            <text:p>10000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4" office:value-type="float" office:value="0.0588080286979675" calcext:value-type="float">
            <text:p>0.0588080287</text:p>
          </table:table-cell>
          <table:table-cell table:style-name="ce4" office:value-type="float" office:value="474.056683013" calcext:value-type="float">
            <text:p>474.056683013</text:p>
          </table:table-cell>
          <table:table-cell table:style-name="ce4" office:value-type="float" office:value="200.906773452" calcext:value-type="float">
            <text:p>200.90677345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Humanoid-v1</text:p>
          </table:table-cell>
          <table:table-cell table:style-name="ce4" office:value-type="float" office:value="100" calcext:value-type="float">
            <text:p>100</text:p>
          </table:table-cell>
          <table:table-cell table:formula="of:=1000*[.C32]" office:value-type="float" office:value="100000" calcext:value-type="float">
            <text:p>100000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4" office:value-type="float" office:value="0.00993758998811245" calcext:value-type="float">
            <text:p>0.00993759</text:p>
          </table:table-cell>
          <table:table-cell table:style-name="ce4" office:value-type="float" office:value="9964.98563503" calcext:value-type="float">
            <text:p>9964.98563503</text:p>
          </table:table-cell>
          <table:table-cell table:style-name="ce7" office:value-type="float" office:value="1199.9020977" calcext:value-type="float">
            <text:p>1199.9020977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xpert</text:p>
          </table:table-cell>
          <table:table-cell/>
          <table:table-cell table:number-columns-repeated="4" table:style-name="ce4" office:value-type="string" calcext:value-type="string">
            <text:p>--</text:p>
          </table:table-cell>
          <table:table-cell table:style-name="ce4" office:value-type="float" office:value="10401.0822864" calcext:value-type="float">
            <text:p>10401.0822864</text:p>
          </table:table-cell>
          <table:table-cell table:style-name="ce4" office:value-type="float" office:value="52.0859149171" calcext:value-type="float">
            <text:p>52.0859149171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Figure 2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Humanoid-v1</text:p>
          </table:table-cell>
          <table:table-cell table:style-name="ce4" office:value-type="float" office:value="1" calcext:value-type="float">
            <text:p>1</text:p>
          </table:table-cell>
          <table:table-cell table:formula="of:=1000*[.C36]" office:value-type="float" office:value="1000" calcext:value-type="float">
            <text:p>1000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4" office:value-type="float" office:value="6.45681762695312" calcext:value-type="float">
            <text:p>6.456817627</text:p>
          </table:table-cell>
          <table:table-cell table:style-name="ce4" office:value-type="float" office:value="179.452871551" calcext:value-type="float">
            <text:p>179.452871551</text:p>
          </table:table-cell>
          <table:table-cell table:style-name="ce4" office:value-type="float" office:value="44.3650606799" calcext:value-type="float">
            <text:p>44.3650606799</text:p>
          </table:table-cell>
          <table:table-cell/>
          <table:table-cell table:formula="of:=[.D36]" office:value-type="float" office:value="1000" calcext:value-type="float">
            <text:p>1000</text:p>
          </table:table-cell>
          <table:table-cell table:style-name="ce4" office:value-type="float" office:value="179.452871551" calcext:value-type="float">
            <text:p>179.45287155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Humanoid-v1</text:p>
          </table:table-cell>
          <table:table-cell table:style-name="ce4" office:value-type="float" office:value="5" calcext:value-type="float">
            <text:p>5</text:p>
          </table:table-cell>
          <table:table-cell table:formula="of:=1000*[.C37]" office:value-type="float" office:value="5000" calcext:value-type="float">
            <text:p>5000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4" office:value-type="float" office:value="0.0836024135351181" calcext:value-type="float">
            <text:p>0.0836024135</text:p>
          </table:table-cell>
          <table:table-cell table:style-name="ce4" office:value-type="float" office:value="178.129472845" calcext:value-type="float">
            <text:p>178.129472845</text:p>
          </table:table-cell>
          <table:table-cell table:style-name="ce4" office:value-type="float" office:value="53.3310386856" calcext:value-type="float">
            <text:p>53.3310386856</text:p>
          </table:table-cell>
          <table:table-cell/>
          <table:table-cell table:formula="of:=[.D37]" office:value-type="float" office:value="5000" calcext:value-type="float">
            <text:p>5000</text:p>
          </table:table-cell>
          <table:table-cell table:style-name="ce4" office:value-type="float" office:value="178.129472845" calcext:value-type="float">
            <text:p>178.12947284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Humanoid-v1</text:p>
          </table:table-cell>
          <table:table-cell table:style-name="ce4" office:value-type="float" office:value="10" calcext:value-type="float">
            <text:p>10</text:p>
          </table:table-cell>
          <table:table-cell table:formula="of:=1000*[.C38]" office:value-type="float" office:value="10000" calcext:value-type="float">
            <text:p>10000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4" office:value-type="float" office:value="0.0588080286979675" calcext:value-type="float">
            <text:p>0.0588080287</text:p>
          </table:table-cell>
          <table:table-cell table:style-name="ce4" office:value-type="float" office:value="474.056683013" calcext:value-type="float">
            <text:p>474.056683013</text:p>
          </table:table-cell>
          <table:table-cell table:style-name="ce4" office:value-type="float" office:value="200.906773452" calcext:value-type="float">
            <text:p>200.906773452</text:p>
          </table:table-cell>
          <table:table-cell/>
          <table:table-cell table:formula="of:=[.D38]" office:value-type="float" office:value="10000" calcext:value-type="float">
            <text:p>10000</text:p>
          </table:table-cell>
          <table:table-cell table:style-name="ce4" office:value-type="float" office:value="474.056683013" calcext:value-type="float">
            <text:p>474.05668301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Humanoid-v1</text:p>
          </table:table-cell>
          <table:table-cell table:style-name="ce4" office:value-type="float" office:value="15" calcext:value-type="float">
            <text:p>15</text:p>
          </table:table-cell>
          <table:table-cell table:formula="of:=1000*[.C39]" office:value-type="float" office:value="15000" calcext:value-type="float">
            <text:p>15000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4" office:value-type="float" office:value="0.0215217601507902" calcext:value-type="float">
            <text:p>0.0215217602</text:p>
          </table:table-cell>
          <table:table-cell table:style-name="ce4" office:value-type="float" office:value="495.870674664" calcext:value-type="float">
            <text:p>495.870674664</text:p>
          </table:table-cell>
          <table:table-cell table:style-name="ce4" office:value-type="float" office:value="180.387783861" calcext:value-type="float">
            <text:p>180.387783861</text:p>
          </table:table-cell>
          <table:table-cell/>
          <table:table-cell table:formula="of:=[.D39]" office:value-type="float" office:value="15000" calcext:value-type="float">
            <text:p>15000</text:p>
          </table:table-cell>
          <table:table-cell table:style-name="ce4" office:value-type="float" office:value="495.870674664" calcext:value-type="float">
            <text:p>495.87067466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Humanoid-v1</text:p>
          </table:table-cell>
          <table:table-cell table:style-name="ce4" office:value-type="float" office:value="50" calcext:value-type="float">
            <text:p>50</text:p>
          </table:table-cell>
          <table:table-cell table:formula="of:=1000*[.C40]" office:value-type="float" office:value="50000" calcext:value-type="float">
            <text:p>50000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4" office:value-type="float" office:value="0.0105085009709" calcext:value-type="float">
            <text:p>0.010508501</text:p>
          </table:table-cell>
          <table:table-cell table:style-name="ce4" office:value-type="float" office:value="6848.28015071" calcext:value-type="float">
            <text:p>6848.28015071</text:p>
          </table:table-cell>
          <table:table-cell table:style-name="ce4" office:value-type="float" office:value="2073.80294628" calcext:value-type="float">
            <text:p>2073.80294628</text:p>
          </table:table-cell>
          <table:table-cell/>
          <table:table-cell table:formula="of:=[.D40]" office:value-type="float" office:value="50000" calcext:value-type="float">
            <text:p>50000</text:p>
          </table:table-cell>
          <table:table-cell table:style-name="ce4" office:value-type="float" office:value="6848.28015071" calcext:value-type="float">
            <text:p>6848.2801507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Humanoid-v1</text:p>
          </table:table-cell>
          <table:table-cell table:style-name="ce4" office:value-type="float" office:value="100" calcext:value-type="float">
            <text:p>100</text:p>
          </table:table-cell>
          <table:table-cell table:formula="of:=1000*[.C41]" office:value-type="float" office:value="100000" calcext:value-type="float">
            <text:p>100000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4" office:value-type="float" office:value="0.00993758998811245" calcext:value-type="float">
            <text:p>0.00993759</text:p>
          </table:table-cell>
          <table:table-cell table:style-name="ce1" office:value-type="float" office:value="9964.98563503" calcext:value-type="float">
            <text:p>9964.98563503</text:p>
          </table:table-cell>
          <table:table-cell table:style-name="ce1" office:value-type="float" office:value="1199.9020977" calcext:value-type="float">
            <text:p>1199.9020977</text:p>
          </table:table-cell>
          <table:table-cell/>
          <table:table-cell table:formula="of:=[.D41]" office:value-type="float" office:value="100000" calcext:value-type="float">
            <text:p>100000</text:p>
          </table:table-cell>
          <table:table-cell table:style-name="ce1" office:value-type="float" office:value="9964.98563503" calcext:value-type="float">
            <text:p>9964.9856350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ehavioralCloning</text:p>
          </table:table-cell>
          <table:table-cell table:style-name="ce4" office:value-type="string" calcext:value-type="string">
            <text:p>Humanoid-v1</text:p>
          </table:table-cell>
          <table:table-cell table:style-name="ce4" office:value-type="float" office:value="100" calcext:value-type="float">
            <text:p>100</text:p>
          </table:table-cell>
          <table:table-cell table:formula="of:=1000*[.C42]" office:value-type="float" office:value="100000" calcext:value-type="float">
            <text:p>100000</text:p>
          </table:table-cell>
          <table:table-cell table:style-name="ce6" office:value-type="float" office:value="0.0004" calcext:value-type="float">
            <text:p>4.00E-04</text:p>
          </table:table-cell>
          <table:table-cell table:style-name="ce4" office:value-type="float" office:value="0.0129574695602059" calcext:value-type="float">
            <text:p>0.0129574696</text:p>
          </table:table-cell>
          <table:table-cell table:style-name="ce4" office:value-type="float" office:value="6246.07468031" calcext:value-type="float">
            <text:p>6246.07468031</text:p>
          </table:table-cell>
          <table:table-cell table:style-name="ce4" office:value-type="float" office:value="1535.16340293" calcext:value-type="float">
            <text:p>1535.16340293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xpert</text:p>
          </table:table-cell>
          <table:table-cell/>
          <table:table-cell table:number-columns-repeated="4" table:style-name="ce4" office:value-type="string" calcext:value-type="string">
            <text:p>--</text:p>
          </table:table-cell>
          <table:table-cell table:style-name="ce1" office:value-type="float" office:value="10401.0822864" calcext:value-type="float">
            <text:p>10401.0822864</text:p>
          </table:table-cell>
          <table:table-cell table:style-name="ce1" office:value-type="float" office:value="52.0859149171" calcext:value-type="float">
            <text:p>52.0859149171</text:p>
          </table:table-cell>
          <table:table-cell table:number-columns-repeated="1016"/>
        </table:table-row>
        <table:table-row table:style-name="ro3" table:number-rows-repeated="28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# Training Rollouts</text:p>
          </table:table-cell>
          <table:table-cell table:style-name="ce5" office:value-type="string" calcext:value-type="string">
            <text:p># Iters/Data</text:p>
          </table:table-cell>
          <table:table-cell table:style-name="ce3" office:value-type="string" calcext:value-type="string">
            <text:p>Learning Rate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float" office:value="10" calcext:value-type="float">
            <text:p>10</text:p>
          </table:table-cell>
          <table:table-cell table:formula="of:=1000*[.B73]" office:value-type="float" office:value="10000" calcext:value-type="float">
            <text:p>10000</text:p>
          </table:table-cell>
          <table:table-cell table:style-name="ce6" office:value-type="float" office:value="0.001" calcext:value-type="float">
            <text:p>1.00E-03</text:p>
          </table:table-cell>
          <table:table-cell table:number-columns-repeated="1020"/>
        </table:table-row>
        <table:table-row table:style-name="ro3">
          <table:table-cell/>
          <table:table-cell table:number-columns-repeated="3" table:style-name="ce4" office:value-type="string" calcext:value-type="string">
            <text:p>--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float" office:value="10" calcext:value-type="float">
            <text:p>10</text:p>
          </table:table-cell>
          <table:table-cell table:formula="of:=1000*[.B75]" office:value-type="float" office:value="10000" calcext:value-type="float">
            <text:p>10000</text:p>
          </table:table-cell>
          <table:table-cell table:style-name="ce6" office:value-type="float" office:value="0.001" calcext:value-type="float">
            <text:p>1.00E-03</text:p>
          </table:table-cell>
          <table:table-cell table:number-columns-repeated="1020"/>
        </table:table-row>
        <table:table-row table:style-name="ro3">
          <table:table-cell/>
          <table:table-cell table:number-columns-repeated="3" table:style-name="ce4" office:value-type="string" calcext:value-type="string">
            <text:p>--</text:p>
          </table:table-cell>
          <table:table-cell table:number-columns-repeated="1020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shapes>
          <draw:frame draw:z-index="0" draw:style-name="gr1" draw:text-style-name="P1" svg:width="542.81pt" svg:height="338.54pt" svg:x="789.31pt" svg:y="62.99pt">
            <loext:p draw:notify-on-update-of-ranges="Sheet2.C2:Sheet2.C21 Sheet2.D1:Sheet2.D1 Sheet2.D2:Sheet2.D21 Sheet2.E2:Sheet2.E21 Sheet2.E2:Sheet2.E21 Sheet1.D36:Sheet1.D42 Sheet2.J1:Sheet2.J1 Sheet1.G36:Sheet1.G41 Sheet2.C2:Sheet2.C21 Sheet2.H1:Sheet2.H1 Sheet2.H2:Sheet2.H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4pt" svg:height="255.37pt" svg:x="254.35pt" svg:y="12708.57pt">
            <loext:p draw:notify-on-update-of-ranges="Sheet2.A1:Sheet2.A1049 Sheet2.D1:Sheet2.D1 Sheet2.B1:Sheet2.B10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34pt" svg:height="255.37pt" svg:x="565.74pt" svg:y="3905.46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27.7pt" svg:height="303.76pt" svg:x="247.63pt" svg:y="327.94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5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1.4027681350708" calcext:value-type="float">
            <text:p>11.4027681351</text:p>
          </table:table-cell>
          <table:table-cell/>
          <table:table-cell table:style-name="ce1" office:value-type="string" calcext:value-type="string">
            <text:p>Dagger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style-name="ce8" office:value-type="string" calcext:value-type="string">
            <text:p>Expert</text:p>
          </table:table-cell>
          <table:table-cell/>
          <table:table-cell table:style-name="ce8" office:value-type="string" calcext:value-type="string">
            <text:p>Behavioral Cloning</text:p>
          </table:table-cell>
          <table:table-cell table:number-columns-repeated="1014"/>
        </table:table-row>
        <table:table-row table:style-name="ro5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.88133978843688" calcext:value-type="float">
            <text:p>2.8813397884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337.201779682" calcext:value-type="float">
            <text:p>337.201779682</text:p>
          </table:table-cell>
          <table:table-cell table:style-name="ce3" office:value-type="float" office:value="34.1074888768" calcext:value-type="float">
            <text:p>34.1074888768</text:p>
          </table:table-cell>
          <table:table-cell table:formula="of:=[.D2]-[.E2]" office:value-type="float" office:value="303.0942908052" calcext:value-type="float">
            <text:p>303.0942908052</text:p>
          </table:table-cell>
          <table:table-cell table:formula="of:=[.D2]+[.E2]" office:value-type="float" office:value="371.3092685588" calcext:value-type="float">
            <text:p>371.3092685588</text:p>
          </table:table-cell>
          <table:table-cell table:style-name="ce9" office:value-type="float" office:value="10401.08229" calcext:value-type="float">
            <text:p>10401.08229</text:p>
          </table:table-cell>
          <table:table-cell table:style-name="ce9" office:value-type="float" office:value="52.08591492" calcext:value-type="float">
            <text:p>52.08591492</text:p>
          </table:table-cell>
          <table:table-cell table:number-columns-repeated="1015"/>
        </table:table-row>
        <table:table-row table:style-name="ro5"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.59764170646667" calcext:value-type="float">
            <text:p>2.5976417065</text:p>
          </table:table-cell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1284.52092062" calcext:value-type="float">
            <text:p>1284.52092062</text:p>
          </table:table-cell>
          <table:table-cell table:style-name="ce4" office:value-type="float" office:value="413.614051041" calcext:value-type="float">
            <text:p>413.614051041</text:p>
          </table:table-cell>
          <table:table-cell table:formula="of:=[.D3]-[.E3]" office:value-type="float" office:value="870.906869579" calcext:value-type="float">
            <text:p>870.906869579</text:p>
          </table:table-cell>
          <table:table-cell table:formula="of:=[.D3]+[.E3]" office:value-type="float" office:value="1698.134971661" calcext:value-type="float">
            <text:p>1698.134971661</text:p>
          </table:table-cell>
          <table:table-cell table:style-name="ce9" office:value-type="float" office:value="10401.08229" calcext:value-type="float">
            <text:p>10401.08229</text:p>
          </table:table-cell>
          <table:table-cell table:number-columns-repeated="1016"/>
        </table:table-row>
        <table:table-row table:style-name="ro5"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2.45225644111633" calcext:value-type="float">
            <text:p>2.4522564411</text:p>
          </table:table-cell>
          <table:table-cell table:style-name="ce4" office:value-type="float" office:value="15000" calcext:value-type="float">
            <text:p>15000</text:p>
          </table:table-cell>
          <table:table-cell table:style-name="ce4" office:value-type="float" office:value="2917.05188089" calcext:value-type="float">
            <text:p>2917.05188089</text:p>
          </table:table-cell>
          <table:table-cell table:style-name="ce4" office:value-type="float" office:value="2109.59196028" calcext:value-type="float">
            <text:p>2109.59196028</text:p>
          </table:table-cell>
          <table:table-cell table:formula="of:=[.D4]-[.E4]" office:value-type="float" office:value="807.45992061" calcext:value-type="float">
            <text:p>807.45992061</text:p>
          </table:table-cell>
          <table:table-cell table:formula="of:=[.D4]+[.E4]" office:value-type="float" office:value="5026.64384117" calcext:value-type="float">
            <text:p>5026.64384117</text:p>
          </table:table-cell>
          <table:table-cell table:style-name="ce9" office:value-type="float" office:value="10401.08229" calcext:value-type="float">
            <text:p>10401.08229</text:p>
          </table:table-cell>
          <table:table-cell table:number-columns-repeated="1016"/>
        </table:table-row>
        <table:table-row table:style-name="ro5"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.78966069221496" calcext:value-type="float">
            <text:p>1.7896606922</text:p>
          </table:table-cell>
          <table:table-cell table:style-name="ce4" office:value-type="float" office:value="20000" calcext:value-type="float">
            <text:p>20000</text:p>
          </table:table-cell>
          <table:table-cell table:style-name="ce4" office:value-type="float" office:value="4197.00933362" calcext:value-type="float">
            <text:p>4197.00933362</text:p>
          </table:table-cell>
          <table:table-cell table:style-name="ce4" office:value-type="float" office:value="2411.02893604" calcext:value-type="float">
            <text:p>2411.02893604</text:p>
          </table:table-cell>
          <table:table-cell table:formula="of:=[.D5]-[.E5]" office:value-type="float" office:value="1785.98039758" calcext:value-type="float">
            <text:p>1785.98039758</text:p>
          </table:table-cell>
          <table:table-cell table:formula="of:=[.D5]+[.E5]" office:value-type="float" office:value="6608.03826966" calcext:value-type="float">
            <text:p>6608.03826966</text:p>
          </table:table-cell>
          <table:table-cell table:style-name="ce9" office:value-type="float" office:value="10401.08229" calcext:value-type="float">
            <text:p>10401.08229</text:p>
          </table:table-cell>
          <table:table-cell table:number-columns-repeated="1016"/>
        </table:table-row>
        <table:table-row table:style-name="ro5"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0.938586592674255" calcext:value-type="float">
            <text:p>0.9385865927</text:p>
          </table:table-cell>
          <table:table-cell table:style-name="ce4" office:value-type="float" office:value="25000" calcext:value-type="float">
            <text:p>25000</text:p>
          </table:table-cell>
          <table:table-cell table:style-name="ce4" office:value-type="float" office:value="7502.09948049" calcext:value-type="float">
            <text:p>7502.09948049</text:p>
          </table:table-cell>
          <table:table-cell table:style-name="ce4" office:value-type="float" office:value="3214.24759392" calcext:value-type="float">
            <text:p>3214.24759392</text:p>
          </table:table-cell>
          <table:table-cell table:formula="of:=[.D6]-[.E6]" office:value-type="float" office:value="4287.85188657" calcext:value-type="float">
            <text:p>4287.85188657</text:p>
          </table:table-cell>
          <table:table-cell table:formula="of:=[.D6]+[.E6]" office:value-type="float" office:value="10716.34707441" calcext:value-type="float">
            <text:p>10716.34707441</text:p>
          </table:table-cell>
          <table:table-cell table:style-name="ce9" office:value-type="float" office:value="10401.08229" calcext:value-type="float">
            <text:p>10401.08229</text:p>
          </table:table-cell>
          <table:table-cell table:number-columns-repeated="1016"/>
        </table:table-row>
        <table:table-row table:style-name="ro5"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1.99929630756378" calcext:value-type="float">
            <text:p>1.9992963076</text:p>
          </table:table-cell>
          <table:table-cell table:style-name="ce4" office:value-type="float" office:value="30000" calcext:value-type="float">
            <text:p>30000</text:p>
          </table:table-cell>
          <table:table-cell table:style-name="ce4" office:value-type="float" office:value="7898.78513379" calcext:value-type="float">
            <text:p>7898.78513379</text:p>
          </table:table-cell>
          <table:table-cell table:style-name="ce4" office:value-type="float" office:value="3387.57945869" calcext:value-type="float">
            <text:p>3387.57945869</text:p>
          </table:table-cell>
          <table:table-cell table:formula="of:=[.D7]-[.E7]" office:value-type="float" office:value="4511.2056751" calcext:value-type="float">
            <text:p>4511.2056751</text:p>
          </table:table-cell>
          <table:table-cell table:formula="of:=[.D7]+[.E7]" office:value-type="float" office:value="11286.36459248" calcext:value-type="float">
            <text:p>11286.36459248</text:p>
          </table:table-cell>
          <table:table-cell table:style-name="ce9" office:value-type="float" office:value="10401.08229" calcext:value-type="float">
            <text:p>10401.08229</text:p>
          </table:table-cell>
          <table:table-cell table:number-columns-repeated="1016"/>
        </table:table-row>
        <table:table-row table:style-name="ro5"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.56365621089935" calcext:value-type="float">
            <text:p>1.5636562109</text:p>
          </table:table-cell>
          <table:table-cell table:style-name="ce4" office:value-type="float" office:value="35000" calcext:value-type="float">
            <text:p>35000</text:p>
          </table:table-cell>
          <table:table-cell table:style-name="ce4" office:value-type="float" office:value="10215.3297316" calcext:value-type="float">
            <text:p>10215.3297316</text:p>
          </table:table-cell>
          <table:table-cell table:style-name="ce4" office:value-type="float" office:value="517.828490481" calcext:value-type="float">
            <text:p>517.828490481</text:p>
          </table:table-cell>
          <table:table-cell table:formula="of:=[.D8]-[.E8]" office:value-type="float" office:value="9697.501241119" calcext:value-type="float">
            <text:p>9697.501241119</text:p>
          </table:table-cell>
          <table:table-cell table:formula="of:=[.D8]+[.E8]" office:value-type="float" office:value="10733.158222081" calcext:value-type="float">
            <text:p>10733.158222081</text:p>
          </table:table-cell>
          <table:table-cell table:style-name="ce9" office:value-type="float" office:value="10401.08229" calcext:value-type="float">
            <text:p>10401.08229</text:p>
          </table:table-cell>
          <table:table-cell table:number-columns-repeated="1016"/>
        </table:table-row>
        <table:table-row table:style-name="ro5"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2.38263797760009" calcext:value-type="float">
            <text:p>2.3826379776</text:p>
          </table:table-cell>
          <table:table-cell table:style-name="ce4" office:value-type="float" office:value="40000" calcext:value-type="float">
            <text:p>40000</text:p>
          </table:table-cell>
          <table:table-cell table:style-name="ce4" office:value-type="float" office:value="9847.70410895" calcext:value-type="float">
            <text:p>9847.70410895</text:p>
          </table:table-cell>
          <table:table-cell table:style-name="ce4" office:value-type="float" office:value="1928.24036794" calcext:value-type="float">
            <text:p>1928.24036794</text:p>
          </table:table-cell>
          <table:table-cell table:formula="of:=[.D9]-[.E9]" office:value-type="float" office:value="7919.46374101" calcext:value-type="float">
            <text:p>7919.46374101</text:p>
          </table:table-cell>
          <table:table-cell table:formula="of:=[.D9]+[.E9]" office:value-type="float" office:value="11775.94447689" calcext:value-type="float">
            <text:p>11775.94447689</text:p>
          </table:table-cell>
          <table:table-cell table:style-name="ce9" office:value-type="float" office:value="10401.08229" calcext:value-type="float">
            <text:p>10401.08229</text:p>
          </table:table-cell>
          <table:table-cell table:number-columns-repeated="1016"/>
        </table:table-row>
        <table:table-row table:style-name="ro5"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0.533869802951812" calcext:value-type="float">
            <text:p>0.533869803</text:p>
          </table:table-cell>
          <table:table-cell table:style-name="ce4" office:value-type="float" office:value="45000" calcext:value-type="float">
            <text:p>45000</text:p>
          </table:table-cell>
          <table:table-cell table:style-name="ce4" office:value-type="float" office:value="10269.4539351" calcext:value-type="float">
            <text:p>10269.4539351</text:p>
          </table:table-cell>
          <table:table-cell table:style-name="ce4" office:value-type="float" office:value="75.7267902656" calcext:value-type="float">
            <text:p>75.7267902656</text:p>
          </table:table-cell>
          <table:table-cell table:formula="of:=[.D10]-[.E10]" office:value-type="float" office:value="10193.7271448344" calcext:value-type="float">
            <text:p>10193.7271448344</text:p>
          </table:table-cell>
          <table:table-cell table:formula="of:=[.D10]+[.E10]" office:value-type="float" office:value="10345.1807253656" calcext:value-type="float">
            <text:p>10345.1807253656</text:p>
          </table:table-cell>
          <table:table-cell table:style-name="ce9" office:value-type="float" office:value="10401.08229" calcext:value-type="float">
            <text:p>10401.08229</text:p>
          </table:table-cell>
          <table:table-cell table:number-columns-repeated="1016"/>
        </table:table-row>
        <table:table-row table:style-name="ro5"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0.691666722297668" calcext:value-type="float">
            <text:p>0.6916667223</text:p>
          </table:table-cell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10203.4904848" calcext:value-type="float">
            <text:p>10203.4904848</text:p>
          </table:table-cell>
          <table:table-cell table:style-name="ce4" office:value-type="float" office:value="104.68348738" calcext:value-type="float">
            <text:p>104.68348738</text:p>
          </table:table-cell>
          <table:table-cell table:formula="of:=[.D11]-[.E11]" office:value-type="float" office:value="10098.80699742" calcext:value-type="float">
            <text:p>10098.80699742</text:p>
          </table:table-cell>
          <table:table-cell table:formula="of:=[.D11]+[.E11]" office:value-type="float" office:value="10308.17397218" calcext:value-type="float">
            <text:p>10308.17397218</text:p>
          </table:table-cell>
          <table:table-cell table:style-name="ce9" office:value-type="float" office:value="10401.08229" calcext:value-type="float">
            <text:p>10401.08229</text:p>
          </table:table-cell>
          <table:table-cell table:number-columns-repeated="1016"/>
        </table:table-row>
        <table:table-row table:style-name="ro5"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.0407155752182" calcext:value-type="float">
            <text:p>1.0407155752</text:p>
          </table:table-cell>
          <table:table-cell table:style-name="ce4" office:value-type="float" office:value="55000" calcext:value-type="float">
            <text:p>55000</text:p>
          </table:table-cell>
          <table:table-cell table:style-name="ce4" office:value-type="float" office:value="10272.4565938" calcext:value-type="float">
            <text:p>10272.4565938</text:p>
          </table:table-cell>
          <table:table-cell table:style-name="ce4" office:value-type="float" office:value="111.034702589" calcext:value-type="float">
            <text:p>111.034702589</text:p>
          </table:table-cell>
          <table:table-cell table:formula="of:=[.D12]-[.E12]" office:value-type="float" office:value="10161.421891211" calcext:value-type="float">
            <text:p>10161.421891211</text:p>
          </table:table-cell>
          <table:table-cell table:formula="of:=[.D12]+[.E12]" office:value-type="float" office:value="10383.491296389" calcext:value-type="float">
            <text:p>10383.491296389</text:p>
          </table:table-cell>
          <table:table-cell table:style-name="ce9" office:value-type="float" office:value="10401.08229" calcext:value-type="float">
            <text:p>10401.08229</text:p>
          </table:table-cell>
          <table:table-cell table:number-columns-repeated="1016"/>
        </table:table-row>
        <table:table-row table:style-name="ro5">
          <table:table-cell table:style-name="ce4" office:value-type="float" office:value="1300" calcext:value-type="float">
            <text:p>1300</text:p>
          </table:table-cell>
          <table:table-cell table:style-name="ce4" office:value-type="float" office:value="1.08341026306152" calcext:value-type="float">
            <text:p>1.0834102631</text:p>
          </table:table-cell>
          <table:table-cell table:style-name="ce4" office:value-type="float" office:value="60000" calcext:value-type="float">
            <text:p>60000</text:p>
          </table:table-cell>
          <table:table-cell table:style-name="ce4" office:value-type="float" office:value="9857.32408571" calcext:value-type="float">
            <text:p>9857.32408571</text:p>
          </table:table-cell>
          <table:table-cell table:style-name="ce4" office:value-type="float" office:value="2063.8681163" calcext:value-type="float">
            <text:p>2063.8681163</text:p>
          </table:table-cell>
          <table:table-cell table:formula="of:=[.D13]-[.E13]" office:value-type="float" office:value="7793.45596941" calcext:value-type="float">
            <text:p>7793.45596941</text:p>
          </table:table-cell>
          <table:table-cell table:formula="of:=[.D13]+[.E13]" office:value-type="float" office:value="11921.19220201" calcext:value-type="float">
            <text:p>11921.19220201</text:p>
          </table:table-cell>
          <table:table-cell table:style-name="ce9" office:value-type="float" office:value="10401.08229" calcext:value-type="float">
            <text:p>10401.08229</text:p>
          </table:table-cell>
          <table:table-cell table:number-columns-repeated="1016"/>
        </table:table-row>
        <table:table-row table:style-name="ro5"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0.701863288879394" calcext:value-type="float">
            <text:p>0.7018632889</text:p>
          </table:table-cell>
          <table:table-cell table:style-name="ce4" office:value-type="float" office:value="65000" calcext:value-type="float">
            <text:p>65000</text:p>
          </table:table-cell>
          <table:table-cell table:style-name="ce4" office:value-type="float" office:value="10393.5627985" calcext:value-type="float">
            <text:p>10393.5627985</text:p>
          </table:table-cell>
          <table:table-cell table:style-name="ce4" office:value-type="float" office:value="81.0001606514" calcext:value-type="float">
            <text:p>81.0001606514</text:p>
          </table:table-cell>
          <table:table-cell table:formula="of:=[.D14]-[.E14]" office:value-type="float" office:value="10312.5626378486" calcext:value-type="float">
            <text:p>10312.5626378486</text:p>
          </table:table-cell>
          <table:table-cell table:formula="of:=[.D14]+[.E14]" office:value-type="float" office:value="10474.5629591514" calcext:value-type="float">
            <text:p>10474.5629591514</text:p>
          </table:table-cell>
          <table:table-cell table:style-name="ce9" office:value-type="float" office:value="10401.08229" calcext:value-type="float">
            <text:p>10401.08229</text:p>
          </table:table-cell>
          <table:table-cell table:number-columns-repeated="1016"/>
        </table:table-row>
        <table:table-row table:style-name="ro5"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.15476381778717" calcext:value-type="float">
            <text:p>1.1547638178</text:p>
          </table:table-cell>
          <table:table-cell table:style-name="ce4" office:value-type="float" office:value="70000" calcext:value-type="float">
            <text:p>70000</text:p>
          </table:table-cell>
          <table:table-cell table:style-name="ce4" office:value-type="float" office:value="10351.3157608" calcext:value-type="float">
            <text:p>10351.3157608</text:p>
          </table:table-cell>
          <table:table-cell table:style-name="ce4" office:value-type="float" office:value="51.0686383817" calcext:value-type="float">
            <text:p>51.0686383817</text:p>
          </table:table-cell>
          <table:table-cell table:formula="of:=[.D15]-[.E15]" office:value-type="float" office:value="10300.2471224183" calcext:value-type="float">
            <text:p>10300.2471224183</text:p>
          </table:table-cell>
          <table:table-cell table:formula="of:=[.D15]+[.E15]" office:value-type="float" office:value="10402.3843991817" calcext:value-type="float">
            <text:p>10402.3843991817</text:p>
          </table:table-cell>
          <table:table-cell table:style-name="ce9" office:value-type="float" office:value="10401.08229" calcext:value-type="float">
            <text:p>10401.08229</text:p>
          </table:table-cell>
          <table:table-cell table:number-columns-repeated="1016"/>
        </table:table-row>
        <table:table-row table:style-name="ro5"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0.505203425884246" calcext:value-type="float">
            <text:p>0.5052034259</text:p>
          </table:table-cell>
          <table:table-cell table:style-name="ce4" office:value-type="float" office:value="75000" calcext:value-type="float">
            <text:p>75000</text:p>
          </table:table-cell>
          <table:table-cell table:style-name="ce4" office:value-type="float" office:value="7131.48219038" calcext:value-type="float">
            <text:p>7131.48219038</text:p>
          </table:table-cell>
          <table:table-cell table:style-name="ce4" office:value-type="float" office:value="3893.07058683" calcext:value-type="float">
            <text:p>3893.07058683</text:p>
          </table:table-cell>
          <table:table-cell table:formula="of:=[.D16]-[.E16]" office:value-type="float" office:value="3238.41160355" calcext:value-type="float">
            <text:p>3238.41160355</text:p>
          </table:table-cell>
          <table:table-cell table:formula="of:=[.D16]+[.E16]" office:value-type="float" office:value="11024.55277721" calcext:value-type="float">
            <text:p>11024.55277721</text:p>
          </table:table-cell>
          <table:table-cell table:style-name="ce9" office:value-type="float" office:value="10401.08229" calcext:value-type="float">
            <text:p>10401.08229</text:p>
          </table:table-cell>
          <table:table-cell table:number-columns-repeated="1016"/>
        </table:table-row>
        <table:table-row table:style-name="ro5"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0.503047823905944" calcext:value-type="float">
            <text:p>0.5030478239</text:p>
          </table:table-cell>
          <table:table-cell table:style-name="ce4" office:value-type="float" office:value="80000" calcext:value-type="float">
            <text:p>80000</text:p>
          </table:table-cell>
          <table:table-cell table:style-name="ce4" office:value-type="float" office:value="9207.36836019" calcext:value-type="float">
            <text:p>9207.36836019</text:p>
          </table:table-cell>
          <table:table-cell table:style-name="ce4" office:value-type="float" office:value="2439.62624271" calcext:value-type="float">
            <text:p>2439.62624271</text:p>
          </table:table-cell>
          <table:table-cell table:formula="of:=[.D17]-[.E17]" office:value-type="float" office:value="6767.74211748" calcext:value-type="float">
            <text:p>6767.74211748</text:p>
          </table:table-cell>
          <table:table-cell table:formula="of:=[.D17]+[.E17]" office:value-type="float" office:value="11646.9946029" calcext:value-type="float">
            <text:p>11646.9946029</text:p>
          </table:table-cell>
          <table:table-cell table:style-name="ce9" office:value-type="float" office:value="10401.08229" calcext:value-type="float">
            <text:p>10401.08229</text:p>
          </table:table-cell>
          <table:table-cell table:number-columns-repeated="1016"/>
        </table:table-row>
        <table:table-row table:style-name="ro5"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0.645900130271911" calcext:value-type="float">
            <text:p>0.6459001303</text:p>
          </table:table-cell>
          <table:table-cell table:style-name="ce4" office:value-type="float" office:value="85000" calcext:value-type="float">
            <text:p>85000</text:p>
          </table:table-cell>
          <table:table-cell table:style-name="ce4" office:value-type="float" office:value="9613.64871799" calcext:value-type="float">
            <text:p>9613.64871799</text:p>
          </table:table-cell>
          <table:table-cell table:style-name="ce4" office:value-type="float" office:value="1654.61196217" calcext:value-type="float">
            <text:p>1654.61196217</text:p>
          </table:table-cell>
          <table:table-cell table:formula="of:=[.D18]-[.E18]" office:value-type="float" office:value="7959.03675582" calcext:value-type="float">
            <text:p>7959.03675582</text:p>
          </table:table-cell>
          <table:table-cell table:formula="of:=[.D18]+[.E18]" office:value-type="float" office:value="11268.26068016" calcext:value-type="float">
            <text:p>11268.26068016</text:p>
          </table:table-cell>
          <table:table-cell table:style-name="ce9" office:value-type="float" office:value="10401.08229" calcext:value-type="float">
            <text:p>10401.08229</text:p>
          </table:table-cell>
          <table:table-cell table:number-columns-repeated="1016"/>
        </table:table-row>
        <table:table-row table:style-name="ro5">
          <table:table-cell table:style-name="ce4" office:value-type="float" office:value="1900" calcext:value-type="float">
            <text:p>1900</text:p>
          </table:table-cell>
          <table:table-cell table:style-name="ce4" office:value-type="float" office:value="0.382406055927276" calcext:value-type="float">
            <text:p>0.3824060559</text:p>
          </table:table-cell>
          <table:table-cell table:style-name="ce4" office:value-type="float" office:value="90000" calcext:value-type="float">
            <text:p>90000</text:p>
          </table:table-cell>
          <table:table-cell table:style-name="ce4" office:value-type="float" office:value="9763.89715186" calcext:value-type="float">
            <text:p>9763.89715186</text:p>
          </table:table-cell>
          <table:table-cell table:style-name="ce4" office:value-type="float" office:value="1932.2138585" calcext:value-type="float">
            <text:p>1932.2138585</text:p>
          </table:table-cell>
          <table:table-cell table:formula="of:=[.D19]-[.E19]" office:value-type="float" office:value="7831.68329336" calcext:value-type="float">
            <text:p>7831.68329336</text:p>
          </table:table-cell>
          <table:table-cell table:formula="of:=[.D19]+[.E19]" office:value-type="float" office:value="11696.11101036" calcext:value-type="float">
            <text:p>11696.11101036</text:p>
          </table:table-cell>
          <table:table-cell table:style-name="ce9" office:value-type="float" office:value="10401.08229" calcext:value-type="float">
            <text:p>10401.08229</text:p>
          </table:table-cell>
          <table:table-cell table:number-columns-repeated="1016"/>
        </table:table-row>
        <table:table-row table:style-name="ro5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0.640506744384765" calcext:value-type="float">
            <text:p>0.6405067444</text:p>
          </table:table-cell>
          <table:table-cell table:style-name="ce4" office:value-type="float" office:value="95000" calcext:value-type="float">
            <text:p>95000</text:p>
          </table:table-cell>
          <table:table-cell table:style-name="ce4" office:value-type="float" office:value="10306.6838609" calcext:value-type="float">
            <text:p>10306.6838609</text:p>
          </table:table-cell>
          <table:table-cell table:style-name="ce4" office:value-type="float" office:value="72.3431930517" calcext:value-type="float">
            <text:p>72.3431930517</text:p>
          </table:table-cell>
          <table:table-cell table:formula="of:=[.D20]-[.E20]" office:value-type="float" office:value="10234.3406678483" calcext:value-type="float">
            <text:p>10234.3406678483</text:p>
          </table:table-cell>
          <table:table-cell table:formula="of:=[.D20]+[.E20]" office:value-type="float" office:value="10379.0270539517" calcext:value-type="float">
            <text:p>10379.0270539517</text:p>
          </table:table-cell>
          <table:table-cell table:style-name="ce9" office:value-type="float" office:value="10401.08229" calcext:value-type="float">
            <text:p>10401.08229</text:p>
          </table:table-cell>
          <table:table-cell table:number-columns-repeated="1016"/>
        </table:table-row>
        <table:table-row table:style-name="ro5">
          <table:table-cell table:style-name="ce4" office:value-type="float" office:value="2100" calcext:value-type="float">
            <text:p>2100</text:p>
          </table:table-cell>
          <table:table-cell table:style-name="ce4" office:value-type="float" office:value="0.548847079277038" calcext:value-type="float">
            <text:p>0.5488470793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float" office:value="9701.4942892" calcext:value-type="float">
            <text:p>9701.4942892</text:p>
          </table:table-cell>
          <table:table-cell table:style-name="ce4" office:value-type="float" office:value="2099.03469783" calcext:value-type="float">
            <text:p>2099.03469783</text:p>
          </table:table-cell>
          <table:table-cell table:formula="of:=[.D21]-[.E21]" office:value-type="float" office:value="7602.45959137" calcext:value-type="float">
            <text:p>7602.45959137</text:p>
          </table:table-cell>
          <table:table-cell table:formula="of:=[.D21]+[.E21]" office:value-type="float" office:value="11800.52898703" calcext:value-type="float">
            <text:p>11800.52898703</text:p>
          </table:table-cell>
          <table:table-cell table:style-name="ce9" office:value-type="float" office:value="10401.08229" calcext:value-type="float">
            <text:p>10401.08229</text:p>
          </table:table-cell>
          <table:table-cell table:number-columns-repeated="1016"/>
        </table:table-row>
        <table:table-row table:style-name="ro1">
          <table:table-cell table:style-name="ce4" office:value-type="float" office:value="2200" calcext:value-type="float">
            <text:p>2200</text:p>
          </table:table-cell>
          <table:table-cell table:style-name="ce4" office:value-type="float" office:value="0.618189752101898" calcext:value-type="float">
            <text:p>0.6181897521</text:p>
          </table:table-cell>
          <table:table-cell table:number-columns-repeated="1022"/>
        </table:table-row>
        <table:table-row table:style-name="ro1">
          <table:table-cell table:style-name="ce4" office:value-type="float" office:value="2300" calcext:value-type="float">
            <text:p>2300</text:p>
          </table:table-cell>
          <table:table-cell table:style-name="ce4" office:value-type="float" office:value="0.399567455053329" calcext:value-type="float">
            <text:p>0.3995674551</text:p>
          </table:table-cell>
          <table:table-cell table:number-columns-repeated="1022"/>
        </table:table-row>
        <table:table-row table:style-name="ro1"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0.388239800930023" calcext:value-type="float">
            <text:p>0.3882398009</text:p>
          </table:table-cell>
          <table:table-cell table:number-columns-repeated="1022"/>
        </table:table-row>
        <table:table-row table:style-name="ro1"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0.356249660253524" calcext:value-type="float">
            <text:p>0.3562496603</text:p>
          </table:table-cell>
          <table:table-cell table:number-columns-repeated="1022"/>
        </table:table-row>
        <table:table-row table:style-name="ro1">
          <table:table-cell table:style-name="ce4" office:value-type="float" office:value="2600" calcext:value-type="float">
            <text:p>2600</text:p>
          </table:table-cell>
          <table:table-cell table:style-name="ce4" office:value-type="float" office:value="0.354838669300079" calcext:value-type="float">
            <text:p>0.3548386693</text:p>
          </table:table-cell>
          <table:table-cell table:number-columns-repeated="1022"/>
        </table:table-row>
        <table:table-row table:style-name="ro1"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35.6400032043457" calcext:value-type="float">
            <text:p>35.6400032043</text:p>
          </table:table-cell>
          <table:table-cell table:number-columns-repeated="1022"/>
        </table:table-row>
        <table:table-row table:style-name="ro1"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0.502117276191711" calcext:value-type="float">
            <text:p>0.5021172762</text:p>
          </table:table-cell>
          <table:table-cell table:number-columns-repeated="1022"/>
        </table:table-row>
        <table:table-row table:style-name="ro1">
          <table:table-cell table:style-name="ce4" office:value-type="float" office:value="2900" calcext:value-type="float">
            <text:p>2900</text:p>
          </table:table-cell>
          <table:table-cell table:style-name="ce4" office:value-type="float" office:value="0.514285266399383" calcext:value-type="float">
            <text:p>0.5142852664</text:p>
          </table:table-cell>
          <table:table-cell table:number-columns-repeated="1022"/>
        </table:table-row>
        <table:table-row table:style-name="ro1"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1.86984765529632" calcext:value-type="float">
            <text:p>1.8698476553</text:p>
          </table:table-cell>
          <table:table-cell table:number-columns-repeated="1022"/>
        </table:table-row>
        <table:table-row table:style-name="ro1">
          <table:table-cell table:style-name="ce4" office:value-type="float" office:value="3100" calcext:value-type="float">
            <text:p>3100</text:p>
          </table:table-cell>
          <table:table-cell table:style-name="ce4" office:value-type="float" office:value="0.261008262634277" calcext:value-type="float">
            <text:p>0.2610082626</text:p>
          </table:table-cell>
          <table:table-cell table:number-columns-repeated="1022"/>
        </table:table-row>
        <table:table-row table:style-name="ro1"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0.412919998168945" calcext:value-type="float">
            <text:p>0.4129199982</text:p>
          </table:table-cell>
          <table:table-cell table:number-columns-repeated="1022"/>
        </table:table-row>
        <table:table-row table:style-name="ro1">
          <table:table-cell table:style-name="ce4" office:value-type="float" office:value="3300" calcext:value-type="float">
            <text:p>3300</text:p>
          </table:table-cell>
          <table:table-cell table:style-name="ce4" office:value-type="float" office:value="0.341098308563232" calcext:value-type="float">
            <text:p>0.3410983086</text:p>
          </table:table-cell>
          <table:table-cell table:number-columns-repeated="1022"/>
        </table:table-row>
        <table:table-row table:style-name="ro1">
          <table:table-cell table:style-name="ce4" office:value-type="float" office:value="3400" calcext:value-type="float">
            <text:p>3400</text:p>
          </table:table-cell>
          <table:table-cell table:style-name="ce4" office:value-type="float" office:value="0.275279849767684" calcext:value-type="float">
            <text:p>0.2752798498</text:p>
          </table:table-cell>
          <table:table-cell table:number-columns-repeated="1022"/>
        </table:table-row>
        <table:table-row table:style-name="ro1"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0.289142310619354" calcext:value-type="float">
            <text:p>0.2891423106</text:p>
          </table:table-cell>
          <table:table-cell table:number-columns-repeated="1022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0.260593771934509" calcext:value-type="float">
            <text:p>0.2605937719</text:p>
          </table:table-cell>
          <table:table-cell table:number-columns-repeated="1022"/>
        </table:table-row>
        <table:table-row table:style-name="ro1">
          <table:table-cell table:style-name="ce4" office:value-type="float" office:value="3700" calcext:value-type="float">
            <text:p>3700</text:p>
          </table:table-cell>
          <table:table-cell table:style-name="ce4" office:value-type="float" office:value="0.233934432268142" calcext:value-type="float">
            <text:p>0.2339344323</text:p>
          </table:table-cell>
          <table:table-cell table:number-columns-repeated="1022"/>
        </table:table-row>
        <table:table-row table:style-name="ro1">
          <table:table-cell table:style-name="ce4" office:value-type="float" office:value="3800" calcext:value-type="float">
            <text:p>3800</text:p>
          </table:table-cell>
          <table:table-cell table:style-name="ce4" office:value-type="float" office:value="0.310082972049713" calcext:value-type="float">
            <text:p>0.310082972</text:p>
          </table:table-cell>
          <table:table-cell table:number-columns-repeated="1022"/>
        </table:table-row>
        <table:table-row table:style-name="ro1">
          <table:table-cell table:style-name="ce4" office:value-type="float" office:value="3900" calcext:value-type="float">
            <text:p>3900</text:p>
          </table:table-cell>
          <table:table-cell table:style-name="ce4" office:value-type="float" office:value="0.28504341840744" calcext:value-type="float">
            <text:p>0.2850434184</text:p>
          </table:table-cell>
          <table:table-cell table:number-columns-repeated="1022"/>
        </table:table-row>
        <table:table-row table:style-name="ro5"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0.258673816919326" calcext:value-type="float">
            <text:p>0.2586738169</text:p>
          </table:table-cell>
          <table:table-cell table:number-columns-repeated="1022"/>
        </table:table-row>
        <table:table-row table:style-name="ro1">
          <table:table-cell table:style-name="ce4" office:value-type="float" office:value="4100" calcext:value-type="float">
            <text:p>4100</text:p>
          </table:table-cell>
          <table:table-cell table:style-name="ce4" office:value-type="float" office:value="0.25599592924118" calcext:value-type="float">
            <text:p>0.2559959292</text:p>
          </table:table-cell>
          <table:table-cell table:number-columns-repeated="1022"/>
        </table:table-row>
        <table:table-row table:style-name="ro1">
          <table:table-cell table:style-name="ce4" office:value-type="float" office:value="4200" calcext:value-type="float">
            <text:p>4200</text:p>
          </table:table-cell>
          <table:table-cell table:style-name="ce4" office:value-type="float" office:value="0.415735244750976" calcext:value-type="float">
            <text:p>0.4157352448</text:p>
          </table:table-cell>
          <table:table-cell table:number-columns-repeated="1022"/>
        </table:table-row>
        <table:table-row table:style-name="ro1">
          <table:table-cell table:style-name="ce4" office:value-type="float" office:value="4300" calcext:value-type="float">
            <text:p>4300</text:p>
          </table:table-cell>
          <table:table-cell table:style-name="ce4" office:value-type="float" office:value="0.267945110797882" calcext:value-type="float">
            <text:p>0.2679451108</text:p>
          </table:table-cell>
          <table:table-cell table:number-columns-repeated="1022"/>
        </table:table-row>
        <table:table-row table:style-name="ro1"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0.191117852926254" calcext:value-type="float">
            <text:p>0.1911178529</text:p>
          </table:table-cell>
          <table:table-cell table:number-columns-repeated="1022"/>
        </table:table-row>
        <table:table-row table:style-name="ro1"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0.290349543094635" calcext:value-type="float">
            <text:p>0.2903495431</text:p>
          </table:table-cell>
          <table:table-cell table:number-columns-repeated="1022"/>
        </table:table-row>
        <table:table-row table:style-name="ro1">
          <table:table-cell table:style-name="ce4" office:value-type="float" office:value="4600" calcext:value-type="float">
            <text:p>4600</text:p>
          </table:table-cell>
          <table:table-cell table:style-name="ce4" office:value-type="float" office:value="0.23622803390026" calcext:value-type="float">
            <text:p>0.2362280339</text:p>
          </table:table-cell>
          <table:table-cell table:number-columns-repeated="1022"/>
        </table:table-row>
        <table:table-row table:style-name="ro1">
          <table:table-cell table:style-name="ce4" office:value-type="float" office:value="4700" calcext:value-type="float">
            <text:p>4700</text:p>
          </table:table-cell>
          <table:table-cell table:style-name="ce4" office:value-type="float" office:value="0.225539714097976" calcext:value-type="float">
            <text:p>0.2255397141</text:p>
          </table:table-cell>
          <table:table-cell table:number-columns-repeated="1022"/>
        </table:table-row>
        <table:table-row table:style-name="ro1"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0.223744139075279" calcext:value-type="float">
            <text:p>0.2237441391</text:p>
          </table:table-cell>
          <table:table-cell table:number-columns-repeated="1022"/>
        </table:table-row>
        <table:table-row table:style-name="ro1">
          <table:table-cell table:style-name="ce4" office:value-type="float" office:value="4900" calcext:value-type="float">
            <text:p>4900</text:p>
          </table:table-cell>
          <table:table-cell table:style-name="ce4" office:value-type="float" office:value="0.262060314416885" calcext:value-type="float">
            <text:p>0.2620603144</text:p>
          </table:table-cell>
          <table:table-cell table:number-columns-repeated="1022"/>
        </table:table-row>
        <table:table-row table:style-name="ro1"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0.259872704744339" calcext:value-type="float">
            <text:p>0.2598727047</text:p>
          </table:table-cell>
          <table:table-cell table:number-columns-repeated="1022"/>
        </table:table-row>
        <table:table-row table:style-name="ro1">
          <table:table-cell table:style-name="ce4" office:value-type="float" office:value="5100" calcext:value-type="float">
            <text:p>5100</text:p>
          </table:table-cell>
          <table:table-cell table:style-name="ce4" office:value-type="float" office:value="0.206831261515617" calcext:value-type="float">
            <text:p>0.2068312615</text:p>
          </table:table-cell>
          <table:table-cell table:number-columns-repeated="1022"/>
        </table:table-row>
        <table:table-row table:style-name="ro1"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0.188078328967094" calcext:value-type="float">
            <text:p>0.188078329</text:p>
          </table:table-cell>
          <table:table-cell table:number-columns-repeated="1022"/>
        </table:table-row>
        <table:table-row table:style-name="ro1">
          <table:table-cell table:style-name="ce4" office:value-type="float" office:value="5300" calcext:value-type="float">
            <text:p>5300</text:p>
          </table:table-cell>
          <table:table-cell table:style-name="ce4" office:value-type="float" office:value="0.174328833818435" calcext:value-type="float">
            <text:p>0.1743288338</text:p>
          </table:table-cell>
          <table:table-cell table:number-columns-repeated="1022"/>
        </table:table-row>
        <table:table-row table:style-name="ro1">
          <table:table-cell table:style-name="ce4" office:value-type="float" office:value="5400" calcext:value-type="float">
            <text:p>5400</text:p>
          </table:table-cell>
          <table:table-cell table:style-name="ce4" office:value-type="float" office:value="0.191451296210289" calcext:value-type="float">
            <text:p>0.1914512962</text:p>
          </table:table-cell>
          <table:table-cell table:number-columns-repeated="1022"/>
        </table:table-row>
        <table:table-row table:style-name="ro1">
          <table:table-cell table:style-name="ce4" office:value-type="float" office:value="5500" calcext:value-type="float">
            <text:p>5500</text:p>
          </table:table-cell>
          <table:table-cell table:style-name="ce4" office:value-type="float" office:value="0.176408126950263" calcext:value-type="float">
            <text:p>0.176408127</text:p>
          </table:table-cell>
          <table:table-cell table:number-columns-repeated="1022"/>
        </table:table-row>
        <table:table-row table:style-name="ro1"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0.174243927001953" calcext:value-type="float">
            <text:p>0.174243927</text:p>
          </table:table-cell>
          <table:table-cell table:number-columns-repeated="1022"/>
        </table:table-row>
        <table:table-row table:style-name="ro1">
          <table:table-cell table:style-name="ce4" office:value-type="float" office:value="5700" calcext:value-type="float">
            <text:p>5700</text:p>
          </table:table-cell>
          <table:table-cell table:style-name="ce4" office:value-type="float" office:value="0.192102909088134" calcext:value-type="float">
            <text:p>0.1921029091</text:p>
          </table:table-cell>
          <table:table-cell table:number-columns-repeated="1022"/>
        </table:table-row>
        <table:table-row table:style-name="ro1">
          <table:table-cell table:style-name="ce4" office:value-type="float" office:value="5800" calcext:value-type="float">
            <text:p>5800</text:p>
          </table:table-cell>
          <table:table-cell table:style-name="ce4" office:value-type="float" office:value="0.220361053943634" calcext:value-type="float">
            <text:p>0.2203610539</text:p>
          </table:table-cell>
          <table:table-cell table:number-columns-repeated="1022"/>
        </table:table-row>
        <table:table-row table:style-name="ro1">
          <table:table-cell table:style-name="ce4" office:value-type="float" office:value="5900" calcext:value-type="float">
            <text:p>5900</text:p>
          </table:table-cell>
          <table:table-cell table:style-name="ce4" office:value-type="float" office:value="0.175861805677413" calcext:value-type="float">
            <text:p>0.1758618057</text:p>
          </table:table-cell>
          <table:table-cell table:number-columns-repeated="1022"/>
        </table:table-row>
        <table:table-row table:style-name="ro1"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0.168404772877693" calcext:value-type="float">
            <text:p>0.1684047729</text:p>
          </table:table-cell>
          <table:table-cell table:number-columns-repeated="1022"/>
        </table:table-row>
        <table:table-row table:style-name="ro1">
          <table:table-cell table:style-name="ce4" office:value-type="float" office:value="6100" calcext:value-type="float">
            <text:p>6100</text:p>
          </table:table-cell>
          <table:table-cell table:style-name="ce4" office:value-type="float" office:value="0.168265730142593" calcext:value-type="float">
            <text:p>0.1682657301</text:p>
          </table:table-cell>
          <table:table-cell table:number-columns-repeated="1022"/>
        </table:table-row>
        <table:table-row table:style-name="ro1">
          <table:table-cell table:style-name="ce4" office:value-type="float" office:value="6200" calcext:value-type="float">
            <text:p>6200</text:p>
          </table:table-cell>
          <table:table-cell table:style-name="ce4" office:value-type="float" office:value="0.159541130065917" calcext:value-type="float">
            <text:p>0.1595411301</text:p>
          </table:table-cell>
          <table:table-cell table:number-columns-repeated="1022"/>
        </table:table-row>
        <table:table-row table:style-name="ro1">
          <table:table-cell table:style-name="ce4" office:value-type="float" office:value="6300" calcext:value-type="float">
            <text:p>6300</text:p>
          </table:table-cell>
          <table:table-cell table:style-name="ce4" office:value-type="float" office:value="0.281472325325012" calcext:value-type="float">
            <text:p>0.2814723253</text:p>
          </table:table-cell>
          <table:table-cell table:number-columns-repeated="1022"/>
        </table:table-row>
        <table:table-row table:style-name="ro1">
          <table:table-cell table:style-name="ce4" office:value-type="float" office:value="6400" calcext:value-type="float">
            <text:p>6400</text:p>
          </table:table-cell>
          <table:table-cell table:style-name="ce4" office:value-type="float" office:value="0.300040930509567" calcext:value-type="float">
            <text:p>0.3000409305</text:p>
          </table:table-cell>
          <table:table-cell table:number-columns-repeated="1022"/>
        </table:table-row>
        <table:table-row table:style-name="ro1">
          <table:table-cell table:style-name="ce4" office:value-type="float" office:value="6500" calcext:value-type="float">
            <text:p>6500</text:p>
          </table:table-cell>
          <table:table-cell table:style-name="ce4" office:value-type="float" office:value="0.172420531511306" calcext:value-type="float">
            <text:p>0.1724205315</text:p>
          </table:table-cell>
          <table:table-cell table:number-columns-repeated="1022"/>
        </table:table-row>
        <table:table-row table:style-name="ro1">
          <table:table-cell table:style-name="ce4" office:value-type="float" office:value="6600" calcext:value-type="float">
            <text:p>6600</text:p>
          </table:table-cell>
          <table:table-cell table:style-name="ce4" office:value-type="float" office:value="0.14050942659378" calcext:value-type="float">
            <text:p>0.1405094266</text:p>
          </table:table-cell>
          <table:table-cell table:number-columns-repeated="1022"/>
        </table:table-row>
        <table:table-row table:style-name="ro1">
          <table:table-cell table:style-name="ce4" office:value-type="float" office:value="6700" calcext:value-type="float">
            <text:p>6700</text:p>
          </table:table-cell>
          <table:table-cell table:style-name="ce4" office:value-type="float" office:value="0.158678472042083" calcext:value-type="float">
            <text:p>0.158678472</text:p>
          </table:table-cell>
          <table:table-cell table:number-columns-repeated="1022"/>
        </table:table-row>
        <table:table-row table:style-name="ro1">
          <table:table-cell table:style-name="ce4" office:value-type="float" office:value="6800" calcext:value-type="float">
            <text:p>6800</text:p>
          </table:table-cell>
          <table:table-cell table:style-name="ce4" office:value-type="float" office:value="0.148950800299644" calcext:value-type="float">
            <text:p>0.1489508003</text:p>
          </table:table-cell>
          <table:table-cell table:number-columns-repeated="1022"/>
        </table:table-row>
        <table:table-row table:style-name="ro1">
          <table:table-cell table:style-name="ce4" office:value-type="float" office:value="6900" calcext:value-type="float">
            <text:p>6900</text:p>
          </table:table-cell>
          <table:table-cell table:style-name="ce4" office:value-type="float" office:value="0.129227072000503" calcext:value-type="float">
            <text:p>0.129227072</text:p>
          </table:table-cell>
          <table:table-cell table:number-columns-repeated="1022"/>
        </table:table-row>
        <table:table-row table:style-name="ro1">
          <table:table-cell table:style-name="ce4" office:value-type="float" office:value="7000" calcext:value-type="float">
            <text:p>7000</text:p>
          </table:table-cell>
          <table:table-cell table:style-name="ce4" office:value-type="float" office:value="0.144090816378593" calcext:value-type="float">
            <text:p>0.1440908164</text:p>
          </table:table-cell>
          <table:table-cell table:number-columns-repeated="1022"/>
        </table:table-row>
        <table:table-row table:style-name="ro1">
          <table:table-cell table:style-name="ce4" office:value-type="float" office:value="7100" calcext:value-type="float">
            <text:p>7100</text:p>
          </table:table-cell>
          <table:table-cell table:style-name="ce4" office:value-type="float" office:value="0.128873035311698" calcext:value-type="float">
            <text:p>0.1288730353</text:p>
          </table:table-cell>
          <table:table-cell table:number-columns-repeated="1022"/>
        </table:table-row>
        <table:table-row table:style-name="ro1">
          <table:table-cell table:style-name="ce4" office:value-type="float" office:value="7200" calcext:value-type="float">
            <text:p>7200</text:p>
          </table:table-cell>
          <table:table-cell table:style-name="ce4" office:value-type="float" office:value="0.113328322768211" calcext:value-type="float">
            <text:p>0.1133283228</text:p>
          </table:table-cell>
          <table:table-cell table:number-columns-repeated="1022"/>
        </table:table-row>
        <table:table-row table:style-name="ro1">
          <table:table-cell table:style-name="ce4" office:value-type="float" office:value="7300" calcext:value-type="float">
            <text:p>7300</text:p>
          </table:table-cell>
          <table:table-cell table:style-name="ce4" office:value-type="float" office:value="0.156500443816185" calcext:value-type="float">
            <text:p>0.1565004438</text:p>
          </table:table-cell>
          <table:table-cell table:number-columns-repeated="1022"/>
        </table:table-row>
        <table:table-row table:style-name="ro1">
          <table:table-cell table:style-name="ce4" office:value-type="float" office:value="7400" calcext:value-type="float">
            <text:p>7400</text:p>
          </table:table-cell>
          <table:table-cell table:style-name="ce4" office:value-type="float" office:value="0.163086041808128" calcext:value-type="float">
            <text:p>0.1630860418</text:p>
          </table:table-cell>
          <table:table-cell table:number-columns-repeated="1022"/>
        </table:table-row>
        <table:table-row table:style-name="ro1">
          <table:table-cell table:style-name="ce4" office:value-type="float" office:value="7500" calcext:value-type="float">
            <text:p>7500</text:p>
          </table:table-cell>
          <table:table-cell table:style-name="ce4" office:value-type="float" office:value="0.121062129735946" calcext:value-type="float">
            <text:p>0.1210621297</text:p>
          </table:table-cell>
          <table:table-cell table:number-columns-repeated="1022"/>
        </table:table-row>
        <table:table-row table:style-name="ro1">
          <table:table-cell table:style-name="ce4" office:value-type="float" office:value="7600" calcext:value-type="float">
            <text:p>7600</text:p>
          </table:table-cell>
          <table:table-cell table:style-name="ce4" office:value-type="float" office:value="0.132800549268722" calcext:value-type="float">
            <text:p>0.1328005493</text:p>
          </table:table-cell>
          <table:table-cell table:number-columns-repeated="1022"/>
        </table:table-row>
        <table:table-row table:style-name="ro1">
          <table:table-cell table:style-name="ce4" office:value-type="float" office:value="7700" calcext:value-type="float">
            <text:p>7700</text:p>
          </table:table-cell>
          <table:table-cell table:style-name="ce4" office:value-type="float" office:value="0.122601762413978" calcext:value-type="float">
            <text:p>0.1226017624</text:p>
          </table:table-cell>
          <table:table-cell table:number-columns-repeated="1022"/>
        </table:table-row>
        <table:table-row table:style-name="ro1">
          <table:table-cell table:style-name="ce4" office:value-type="float" office:value="7800" calcext:value-type="float">
            <text:p>7800</text:p>
          </table:table-cell>
          <table:table-cell table:style-name="ce4" office:value-type="float" office:value="0.142899557948112" calcext:value-type="float">
            <text:p>0.1428995579</text:p>
          </table:table-cell>
          <table:table-cell table:number-columns-repeated="1022"/>
        </table:table-row>
        <table:table-row table:style-name="ro1">
          <table:table-cell table:style-name="ce4" office:value-type="float" office:value="7900" calcext:value-type="float">
            <text:p>7900</text:p>
          </table:table-cell>
          <table:table-cell table:style-name="ce4" office:value-type="float" office:value="0.109123639762401" calcext:value-type="float">
            <text:p>0.1091236398</text:p>
          </table:table-cell>
          <table:table-cell table:number-columns-repeated="1022"/>
        </table:table-row>
        <table:table-row table:style-name="ro1">
          <table:table-cell table:style-name="ce4" office:value-type="float" office:value="8000" calcext:value-type="float">
            <text:p>8000</text:p>
          </table:table-cell>
          <table:table-cell table:style-name="ce4" office:value-type="float" office:value="0.111438944935798" calcext:value-type="float">
            <text:p>0.1114389449</text:p>
          </table:table-cell>
          <table:table-cell table:number-columns-repeated="1022"/>
        </table:table-row>
        <table:table-row table:style-name="ro1">
          <table:table-cell table:style-name="ce4" office:value-type="float" office:value="8100" calcext:value-type="float">
            <text:p>8100</text:p>
          </table:table-cell>
          <table:table-cell table:style-name="ce4" office:value-type="float" office:value="0.117394432425498" calcext:value-type="float">
            <text:p>0.1173944324</text:p>
          </table:table-cell>
          <table:table-cell table:number-columns-repeated="1022"/>
        </table:table-row>
        <table:table-row table:style-name="ro1">
          <table:table-cell table:style-name="ce4" office:value-type="float" office:value="8200" calcext:value-type="float">
            <text:p>8200</text:p>
          </table:table-cell>
          <table:table-cell table:style-name="ce4" office:value-type="float" office:value="0.149062812328338" calcext:value-type="float">
            <text:p>0.1490628123</text:p>
          </table:table-cell>
          <table:table-cell table:number-columns-repeated="1022"/>
        </table:table-row>
        <table:table-row table:style-name="ro1">
          <table:table-cell table:style-name="ce4" office:value-type="float" office:value="8300" calcext:value-type="float">
            <text:p>8300</text:p>
          </table:table-cell>
          <table:table-cell table:style-name="ce4" office:value-type="float" office:value="0.110857978463172" calcext:value-type="float">
            <text:p>0.1108579785</text:p>
          </table:table-cell>
          <table:table-cell table:number-columns-repeated="1022"/>
        </table:table-row>
        <table:table-row table:style-name="ro1">
          <table:table-cell table:style-name="ce4" office:value-type="float" office:value="8400" calcext:value-type="float">
            <text:p>8400</text:p>
          </table:table-cell>
          <table:table-cell table:style-name="ce4" office:value-type="float" office:value="0.0961816161870956" calcext:value-type="float">
            <text:p>0.0961816162</text:p>
          </table:table-cell>
          <table:table-cell table:number-columns-repeated="1022"/>
        </table:table-row>
        <table:table-row table:style-name="ro1">
          <table:table-cell table:style-name="ce4" office:value-type="float" office:value="8500" calcext:value-type="float">
            <text:p>8500</text:p>
          </table:table-cell>
          <table:table-cell table:style-name="ce4" office:value-type="float" office:value="0.0923806279897689" calcext:value-type="float">
            <text:p>0.092380628</text:p>
          </table:table-cell>
          <table:table-cell table:number-columns-repeated="1022"/>
        </table:table-row>
        <table:table-row table:style-name="ro1">
          <table:table-cell table:style-name="ce4" office:value-type="float" office:value="8600" calcext:value-type="float">
            <text:p>8600</text:p>
          </table:table-cell>
          <table:table-cell table:style-name="ce4" office:value-type="float" office:value="0.116053581237792" calcext:value-type="float">
            <text:p>0.1160535812</text:p>
          </table:table-cell>
          <table:table-cell table:number-columns-repeated="1022"/>
        </table:table-row>
        <table:table-row table:style-name="ro1">
          <table:table-cell table:style-name="ce4" office:value-type="float" office:value="8700" calcext:value-type="float">
            <text:p>8700</text:p>
          </table:table-cell>
          <table:table-cell table:style-name="ce4" office:value-type="float" office:value="0.0945362001657486" calcext:value-type="float">
            <text:p>0.0945362002</text:p>
          </table:table-cell>
          <table:table-cell table:number-columns-repeated="1022"/>
        </table:table-row>
        <table:table-row table:style-name="ro1">
          <table:table-cell table:style-name="ce4" office:value-type="float" office:value="8800" calcext:value-type="float">
            <text:p>8800</text:p>
          </table:table-cell>
          <table:table-cell table:style-name="ce4" office:value-type="float" office:value="0.0949702486395835" calcext:value-type="float">
            <text:p>0.0949702486</text:p>
          </table:table-cell>
          <table:table-cell table:number-columns-repeated="1022"/>
        </table:table-row>
        <table:table-row table:style-name="ro1">
          <table:table-cell table:style-name="ce4" office:value-type="float" office:value="8900" calcext:value-type="float">
            <text:p>8900</text:p>
          </table:table-cell>
          <table:table-cell table:style-name="ce4" office:value-type="float" office:value="0.103773042559623" calcext:value-type="float">
            <text:p>0.1037730426</text:p>
          </table:table-cell>
          <table:table-cell table:number-columns-repeated="1022"/>
        </table:table-row>
        <table:table-row table:style-name="ro1">
          <table:table-cell table:style-name="ce4" office:value-type="float" office:value="9000" calcext:value-type="float">
            <text:p>9000</text:p>
          </table:table-cell>
          <table:table-cell table:style-name="ce4" office:value-type="float" office:value="0.0957108736038208" calcext:value-type="float">
            <text:p>0.0957108736</text:p>
          </table:table-cell>
          <table:table-cell table:number-columns-repeated="1022"/>
        </table:table-row>
        <table:table-row table:style-name="ro1">
          <table:table-cell table:style-name="ce4" office:value-type="float" office:value="9100" calcext:value-type="float">
            <text:p>9100</text:p>
          </table:table-cell>
          <table:table-cell table:style-name="ce4" office:value-type="float" office:value="0.112844124436378" calcext:value-type="float">
            <text:p>0.1128441244</text:p>
          </table:table-cell>
          <table:table-cell table:number-columns-repeated="1022"/>
        </table:table-row>
        <table:table-row table:style-name="ro1">
          <table:table-cell table:style-name="ce4" office:value-type="float" office:value="9200" calcext:value-type="float">
            <text:p>9200</text:p>
          </table:table-cell>
          <table:table-cell table:style-name="ce4" office:value-type="float" office:value="0.0884499996900558" calcext:value-type="float">
            <text:p>0.0884499997</text:p>
          </table:table-cell>
          <table:table-cell table:number-columns-repeated="1022"/>
        </table:table-row>
        <table:table-row table:style-name="ro1">
          <table:table-cell table:style-name="ce4" office:value-type="float" office:value="9300" calcext:value-type="float">
            <text:p>9300</text:p>
          </table:table-cell>
          <table:table-cell table:style-name="ce4" office:value-type="float" office:value="0.0877434909343719" calcext:value-type="float">
            <text:p>0.0877434909</text:p>
          </table:table-cell>
          <table:table-cell table:number-columns-repeated="1022"/>
        </table:table-row>
        <table:table-row table:style-name="ro1">
          <table:table-cell table:style-name="ce4" office:value-type="float" office:value="9400" calcext:value-type="float">
            <text:p>9400</text:p>
          </table:table-cell>
          <table:table-cell table:style-name="ce4" office:value-type="float" office:value="0.102994255721569" calcext:value-type="float">
            <text:p>0.1029942557</text:p>
          </table:table-cell>
          <table:table-cell table:number-columns-repeated="1022"/>
        </table:table-row>
        <table:table-row table:style-name="ro1">
          <table:table-cell table:style-name="ce4" office:value-type="float" office:value="9500" calcext:value-type="float">
            <text:p>9500</text:p>
          </table:table-cell>
          <table:table-cell table:style-name="ce4" office:value-type="float" office:value="0.13388192653656" calcext:value-type="float">
            <text:p>0.1338819265</text:p>
          </table:table-cell>
          <table:table-cell table:number-columns-repeated="1022"/>
        </table:table-row>
        <table:table-row table:style-name="ro1">
          <table:table-cell table:style-name="ce4" office:value-type="float" office:value="9600" calcext:value-type="float">
            <text:p>9600</text:p>
          </table:table-cell>
          <table:table-cell table:style-name="ce4" office:value-type="float" office:value="0.0971658751368522" calcext:value-type="float">
            <text:p>0.0971658751</text:p>
          </table:table-cell>
          <table:table-cell table:number-columns-repeated="1022"/>
        </table:table-row>
        <table:table-row table:style-name="ro1">
          <table:table-cell table:style-name="ce4" office:value-type="float" office:value="9700" calcext:value-type="float">
            <text:p>9700</text:p>
          </table:table-cell>
          <table:table-cell table:style-name="ce4" office:value-type="float" office:value="0.0997631549835205" calcext:value-type="float">
            <text:p>0.099763155</text:p>
          </table:table-cell>
          <table:table-cell table:number-columns-repeated="1022"/>
        </table:table-row>
        <table:table-row table:style-name="ro1">
          <table:table-cell table:style-name="ce4" office:value-type="float" office:value="9800" calcext:value-type="float">
            <text:p>9800</text:p>
          </table:table-cell>
          <table:table-cell table:style-name="ce4" office:value-type="float" office:value="0.093722753226757" calcext:value-type="float">
            <text:p>0.0937227532</text:p>
          </table:table-cell>
          <table:table-cell table:number-columns-repeated="1022"/>
        </table:table-row>
        <table:table-row table:style-name="ro1">
          <table:table-cell table:style-name="ce4" office:value-type="float" office:value="9900" calcext:value-type="float">
            <text:p>9900</text:p>
          </table:table-cell>
          <table:table-cell table:style-name="ce4" office:value-type="float" office:value="0.10150533914566" calcext:value-type="float">
            <text:p>0.1015053391</text:p>
          </table:table-cell>
          <table:table-cell table:number-columns-repeated="1022"/>
        </table:table-row>
        <table:table-row table:style-name="ro1"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0.0702718198299408" calcext:value-type="float">
            <text:p>0.0702718198</text:p>
          </table:table-cell>
          <table:table-cell table:number-columns-repeated="1022"/>
        </table:table-row>
        <table:table-row table:style-name="ro1">
          <table:table-cell table:style-name="ce4" office:value-type="float" office:value="10100" calcext:value-type="float">
            <text:p>10100</text:p>
          </table:table-cell>
          <table:table-cell table:style-name="ce4" office:value-type="float" office:value="0.0795908197760582" calcext:value-type="float">
            <text:p>0.0795908198</text:p>
          </table:table-cell>
          <table:table-cell table:number-columns-repeated="1022"/>
        </table:table-row>
        <table:table-row table:style-name="ro1">
          <table:table-cell table:style-name="ce4" office:value-type="float" office:value="10200" calcext:value-type="float">
            <text:p>10200</text:p>
          </table:table-cell>
          <table:table-cell table:style-name="ce4" office:value-type="float" office:value="0.0912816524505615" calcext:value-type="float">
            <text:p>0.0912816525</text:p>
          </table:table-cell>
          <table:table-cell table:number-columns-repeated="1022"/>
        </table:table-row>
        <table:table-row table:style-name="ro1">
          <table:table-cell table:style-name="ce4" office:value-type="float" office:value="10300" calcext:value-type="float">
            <text:p>10300</text:p>
          </table:table-cell>
          <table:table-cell table:style-name="ce4" office:value-type="float" office:value="0.0911604538559913" calcext:value-type="float">
            <text:p>0.0911604539</text:p>
          </table:table-cell>
          <table:table-cell table:number-columns-repeated="1022"/>
        </table:table-row>
        <table:table-row table:style-name="ro1">
          <table:table-cell table:style-name="ce4" office:value-type="float" office:value="10400" calcext:value-type="float">
            <text:p>10400</text:p>
          </table:table-cell>
          <table:table-cell table:style-name="ce4" office:value-type="float" office:value="0.0886667072772979" calcext:value-type="float">
            <text:p>0.0886667073</text:p>
          </table:table-cell>
          <table:table-cell table:number-columns-repeated="1022"/>
        </table:table-row>
        <table:table-row table:style-name="ro1">
          <table:table-cell table:style-name="ce4" office:value-type="float" office:value="10500" calcext:value-type="float">
            <text:p>10500</text:p>
          </table:table-cell>
          <table:table-cell table:style-name="ce4" office:value-type="float" office:value="0.0941674634814262" calcext:value-type="float">
            <text:p>0.0941674635</text:p>
          </table:table-cell>
          <table:table-cell table:number-columns-repeated="1022"/>
        </table:table-row>
        <table:table-row table:style-name="ro1">
          <table:table-cell table:style-name="ce4" office:value-type="float" office:value="10600" calcext:value-type="float">
            <text:p>10600</text:p>
          </table:table-cell>
          <table:table-cell table:style-name="ce4" office:value-type="float" office:value="0.107751630246639" calcext:value-type="float">
            <text:p>0.1077516302</text:p>
          </table:table-cell>
          <table:table-cell table:number-columns-repeated="1022"/>
        </table:table-row>
        <table:table-row table:style-name="ro1">
          <table:table-cell table:style-name="ce4" office:value-type="float" office:value="10700" calcext:value-type="float">
            <text:p>10700</text:p>
          </table:table-cell>
          <table:table-cell table:style-name="ce4" office:value-type="float" office:value="0.106070563197135" calcext:value-type="float">
            <text:p>0.1060705632</text:p>
          </table:table-cell>
          <table:table-cell table:number-columns-repeated="1022"/>
        </table:table-row>
        <table:table-row table:style-name="ro1">
          <table:table-cell table:style-name="ce4" office:value-type="float" office:value="10800" calcext:value-type="float">
            <text:p>10800</text:p>
          </table:table-cell>
          <table:table-cell table:style-name="ce4" office:value-type="float" office:value="0.0931992456316948" calcext:value-type="float">
            <text:p>0.0931992456</text:p>
          </table:table-cell>
          <table:table-cell table:number-columns-repeated="1022"/>
        </table:table-row>
        <table:table-row table:style-name="ro1">
          <table:table-cell table:style-name="ce4" office:value-type="float" office:value="10900" calcext:value-type="float">
            <text:p>10900</text:p>
          </table:table-cell>
          <table:table-cell table:style-name="ce4" office:value-type="float" office:value="0.102950654923915" calcext:value-type="float">
            <text:p>0.1029506549</text:p>
          </table:table-cell>
          <table:table-cell table:number-columns-repeated="1022"/>
        </table:table-row>
        <table:table-row table:style-name="ro1">
          <table:table-cell table:style-name="ce4" office:value-type="float" office:value="11000" calcext:value-type="float">
            <text:p>11000</text:p>
          </table:table-cell>
          <table:table-cell table:style-name="ce4" office:value-type="float" office:value="0.0821621939539909" calcext:value-type="float">
            <text:p>0.082162194</text:p>
          </table:table-cell>
          <table:table-cell table:number-columns-repeated="1022"/>
        </table:table-row>
        <table:table-row table:style-name="ro1">
          <table:table-cell table:style-name="ce4" office:value-type="float" office:value="11100" calcext:value-type="float">
            <text:p>11100</text:p>
          </table:table-cell>
          <table:table-cell table:style-name="ce4" office:value-type="float" office:value="0.102823413908481" calcext:value-type="float">
            <text:p>0.1028234139</text:p>
          </table:table-cell>
          <table:table-cell table:number-columns-repeated="1022"/>
        </table:table-row>
        <table:table-row table:style-name="ro1">
          <table:table-cell table:style-name="ce4" office:value-type="float" office:value="11200" calcext:value-type="float">
            <text:p>11200</text:p>
          </table:table-cell>
          <table:table-cell table:style-name="ce4" office:value-type="float" office:value="0.0854067504405975" calcext:value-type="float">
            <text:p>0.0854067504</text:p>
          </table:table-cell>
          <table:table-cell table:number-columns-repeated="1022"/>
        </table:table-row>
        <table:table-row table:style-name="ro1">
          <table:table-cell table:style-name="ce4" office:value-type="float" office:value="11300" calcext:value-type="float">
            <text:p>11300</text:p>
          </table:table-cell>
          <table:table-cell table:style-name="ce4" office:value-type="float" office:value="0.0837990641593933" calcext:value-type="float">
            <text:p>0.0837990642</text:p>
          </table:table-cell>
          <table:table-cell table:number-columns-repeated="1022"/>
        </table:table-row>
        <table:table-row table:style-name="ro1">
          <table:table-cell table:style-name="ce4" office:value-type="float" office:value="11400" calcext:value-type="float">
            <text:p>11400</text:p>
          </table:table-cell>
          <table:table-cell table:style-name="ce4" office:value-type="float" office:value="0.0757137835025787" calcext:value-type="float">
            <text:p>0.0757137835</text:p>
          </table:table-cell>
          <table:table-cell table:number-columns-repeated="1022"/>
        </table:table-row>
        <table:table-row table:style-name="ro1">
          <table:table-cell table:style-name="ce4" office:value-type="float" office:value="11500" calcext:value-type="float">
            <text:p>11500</text:p>
          </table:table-cell>
          <table:table-cell table:style-name="ce4" office:value-type="float" office:value="0.124214097857475" calcext:value-type="float">
            <text:p>0.1242140979</text:p>
          </table:table-cell>
          <table:table-cell table:number-columns-repeated="1022"/>
        </table:table-row>
        <table:table-row table:style-name="ro1">
          <table:table-cell table:style-name="ce4" office:value-type="float" office:value="11600" calcext:value-type="float">
            <text:p>11600</text:p>
          </table:table-cell>
          <table:table-cell table:style-name="ce4" office:value-type="float" office:value="0.106284298002719" calcext:value-type="float">
            <text:p>0.106284298</text:p>
          </table:table-cell>
          <table:table-cell table:number-columns-repeated="1022"/>
        </table:table-row>
        <table:table-row table:style-name="ro1">
          <table:table-cell table:style-name="ce4" office:value-type="float" office:value="11700" calcext:value-type="float">
            <text:p>11700</text:p>
          </table:table-cell>
          <table:table-cell table:style-name="ce4" office:value-type="float" office:value="0.0819602236151695" calcext:value-type="float">
            <text:p>0.0819602236</text:p>
          </table:table-cell>
          <table:table-cell table:number-columns-repeated="1022"/>
        </table:table-row>
        <table:table-row table:style-name="ro1">
          <table:table-cell table:style-name="ce4" office:value-type="float" office:value="11800" calcext:value-type="float">
            <text:p>11800</text:p>
          </table:table-cell>
          <table:table-cell table:style-name="ce4" office:value-type="float" office:value="0.0796252712607383" calcext:value-type="float">
            <text:p>0.0796252713</text:p>
          </table:table-cell>
          <table:table-cell table:number-columns-repeated="1022"/>
        </table:table-row>
        <table:table-row table:style-name="ro1">
          <table:table-cell table:style-name="ce4" office:value-type="float" office:value="11900" calcext:value-type="float">
            <text:p>11900</text:p>
          </table:table-cell>
          <table:table-cell table:style-name="ce4" office:value-type="float" office:value="0.0773571953177452" calcext:value-type="float">
            <text:p>0.0773571953</text:p>
          </table:table-cell>
          <table:table-cell table:number-columns-repeated="1022"/>
        </table:table-row>
        <table:table-row table:style-name="ro1">
          <table:table-cell table:style-name="ce4" office:value-type="float" office:value="12000" calcext:value-type="float">
            <text:p>12000</text:p>
          </table:table-cell>
          <table:table-cell table:style-name="ce4" office:value-type="float" office:value="0.110189594328403" calcext:value-type="float">
            <text:p>0.1101895943</text:p>
          </table:table-cell>
          <table:table-cell table:number-columns-repeated="1022"/>
        </table:table-row>
        <table:table-row table:style-name="ro1">
          <table:table-cell table:style-name="ce4" office:value-type="float" office:value="12100" calcext:value-type="float">
            <text:p>12100</text:p>
          </table:table-cell>
          <table:table-cell table:style-name="ce4" office:value-type="float" office:value="0.0869172140955925" calcext:value-type="float">
            <text:p>0.0869172141</text:p>
          </table:table-cell>
          <table:table-cell table:number-columns-repeated="1022"/>
        </table:table-row>
        <table:table-row table:style-name="ro1">
          <table:table-cell table:style-name="ce4" office:value-type="float" office:value="12200" calcext:value-type="float">
            <text:p>12200</text:p>
          </table:table-cell>
          <table:table-cell table:style-name="ce4" office:value-type="float" office:value="0.0820563286542892" calcext:value-type="float">
            <text:p>0.0820563287</text:p>
          </table:table-cell>
          <table:table-cell table:number-columns-repeated="1022"/>
        </table:table-row>
        <table:table-row table:style-name="ro1">
          <table:table-cell table:style-name="ce4" office:value-type="float" office:value="12300" calcext:value-type="float">
            <text:p>12300</text:p>
          </table:table-cell>
          <table:table-cell table:style-name="ce4" office:value-type="float" office:value="0.0716575533151626" calcext:value-type="float">
            <text:p>0.0716575533</text:p>
          </table:table-cell>
          <table:table-cell table:number-columns-repeated="1022"/>
        </table:table-row>
        <table:table-row table:style-name="ro1">
          <table:table-cell table:style-name="ce4" office:value-type="float" office:value="12400" calcext:value-type="float">
            <text:p>12400</text:p>
          </table:table-cell>
          <table:table-cell table:style-name="ce4" office:value-type="float" office:value="0.0732025355100631" calcext:value-type="float">
            <text:p>0.0732025355</text:p>
          </table:table-cell>
          <table:table-cell table:number-columns-repeated="1022"/>
        </table:table-row>
        <table:table-row table:style-name="ro1">
          <table:table-cell table:style-name="ce4" office:value-type="float" office:value="12500" calcext:value-type="float">
            <text:p>12500</text:p>
          </table:table-cell>
          <table:table-cell table:style-name="ce4" office:value-type="float" office:value="0.0760588869452476" calcext:value-type="float">
            <text:p>0.0760588869</text:p>
          </table:table-cell>
          <table:table-cell table:number-columns-repeated="1022"/>
        </table:table-row>
        <table:table-row table:style-name="ro1">
          <table:table-cell table:style-name="ce4" office:value-type="float" office:value="12600" calcext:value-type="float">
            <text:p>12600</text:p>
          </table:table-cell>
          <table:table-cell table:style-name="ce4" office:value-type="float" office:value="0.0730706751346588" calcext:value-type="float">
            <text:p>0.0730706751</text:p>
          </table:table-cell>
          <table:table-cell table:number-columns-repeated="1022"/>
        </table:table-row>
        <table:table-row table:style-name="ro1">
          <table:table-cell table:style-name="ce4" office:value-type="float" office:value="12700" calcext:value-type="float">
            <text:p>12700</text:p>
          </table:table-cell>
          <table:table-cell table:style-name="ce4" office:value-type="float" office:value="0.0635300055146217" calcext:value-type="float">
            <text:p>0.0635300055</text:p>
          </table:table-cell>
          <table:table-cell table:number-columns-repeated="1022"/>
        </table:table-row>
        <table:table-row table:style-name="ro1">
          <table:table-cell table:style-name="ce4" office:value-type="float" office:value="12800" calcext:value-type="float">
            <text:p>12800</text:p>
          </table:table-cell>
          <table:table-cell table:style-name="ce4" office:value-type="float" office:value="0.0867325216531753" calcext:value-type="float">
            <text:p>0.0867325217</text:p>
          </table:table-cell>
          <table:table-cell table:number-columns-repeated="1022"/>
        </table:table-row>
        <table:table-row table:style-name="ro1">
          <table:table-cell table:style-name="ce4" office:value-type="float" office:value="12900" calcext:value-type="float">
            <text:p>12900</text:p>
          </table:table-cell>
          <table:table-cell table:style-name="ce4" office:value-type="float" office:value="0.0671696290373802" calcext:value-type="float">
            <text:p>0.067169629</text:p>
          </table:table-cell>
          <table:table-cell table:number-columns-repeated="1022"/>
        </table:table-row>
        <table:table-row table:style-name="ro1">
          <table:table-cell table:style-name="ce4" office:value-type="float" office:value="13000" calcext:value-type="float">
            <text:p>13000</text:p>
          </table:table-cell>
          <table:table-cell table:style-name="ce4" office:value-type="float" office:value="0.0798134505748748" calcext:value-type="float">
            <text:p>0.0798134506</text:p>
          </table:table-cell>
          <table:table-cell table:number-columns-repeated="1022"/>
        </table:table-row>
        <table:table-row table:style-name="ro1">
          <table:table-cell table:style-name="ce4" office:value-type="float" office:value="13100" calcext:value-type="float">
            <text:p>13100</text:p>
          </table:table-cell>
          <table:table-cell table:style-name="ce4" office:value-type="float" office:value="0.0843290835618972" calcext:value-type="float">
            <text:p>0.0843290836</text:p>
          </table:table-cell>
          <table:table-cell table:number-columns-repeated="1022"/>
        </table:table-row>
        <table:table-row table:style-name="ro1">
          <table:table-cell table:style-name="ce4" office:value-type="float" office:value="13200" calcext:value-type="float">
            <text:p>13200</text:p>
          </table:table-cell>
          <table:table-cell table:style-name="ce4" office:value-type="float" office:value="0.0789373517036438" calcext:value-type="float">
            <text:p>0.0789373517</text:p>
          </table:table-cell>
          <table:table-cell table:number-columns-repeated="1022"/>
        </table:table-row>
        <table:table-row table:style-name="ro1">
          <table:table-cell table:style-name="ce4" office:value-type="float" office:value="13300" calcext:value-type="float">
            <text:p>13300</text:p>
          </table:table-cell>
          <table:table-cell table:style-name="ce4" office:value-type="float" office:value="0.0777396261692047" calcext:value-type="float">
            <text:p>0.0777396262</text:p>
          </table:table-cell>
          <table:table-cell table:number-columns-repeated="1022"/>
        </table:table-row>
        <table:table-row table:style-name="ro1">
          <table:table-cell table:style-name="ce4" office:value-type="float" office:value="13400" calcext:value-type="float">
            <text:p>13400</text:p>
          </table:table-cell>
          <table:table-cell table:style-name="ce4" office:value-type="float" office:value="0.0750105828046798" calcext:value-type="float">
            <text:p>0.0750105828</text:p>
          </table:table-cell>
          <table:table-cell table:number-columns-repeated="1022"/>
        </table:table-row>
        <table:table-row table:style-name="ro1">
          <table:table-cell table:style-name="ce4" office:value-type="float" office:value="13500" calcext:value-type="float">
            <text:p>13500</text:p>
          </table:table-cell>
          <table:table-cell table:style-name="ce4" office:value-type="float" office:value="0.0814381018280983" calcext:value-type="float">
            <text:p>0.0814381018</text:p>
          </table:table-cell>
          <table:table-cell table:number-columns-repeated="1022"/>
        </table:table-row>
        <table:table-row table:style-name="ro1">
          <table:table-cell table:style-name="ce4" office:value-type="float" office:value="13600" calcext:value-type="float">
            <text:p>13600</text:p>
          </table:table-cell>
          <table:table-cell table:style-name="ce4" office:value-type="float" office:value="0.0708121284842491" calcext:value-type="float">
            <text:p>0.0708121285</text:p>
          </table:table-cell>
          <table:table-cell table:number-columns-repeated="1022"/>
        </table:table-row>
        <table:table-row table:style-name="ro1">
          <table:table-cell table:style-name="ce4" office:value-type="float" office:value="13700" calcext:value-type="float">
            <text:p>13700</text:p>
          </table:table-cell>
          <table:table-cell table:style-name="ce4" office:value-type="float" office:value="0.0782070755958557" calcext:value-type="float">
            <text:p>0.0782070756</text:p>
          </table:table-cell>
          <table:table-cell table:number-columns-repeated="1022"/>
        </table:table-row>
        <table:table-row table:style-name="ro1">
          <table:table-cell table:style-name="ce4" office:value-type="float" office:value="13800" calcext:value-type="float">
            <text:p>13800</text:p>
          </table:table-cell>
          <table:table-cell table:style-name="ce4" office:value-type="float" office:value="0.0751607194542884" calcext:value-type="float">
            <text:p>0.0751607195</text:p>
          </table:table-cell>
          <table:table-cell table:number-columns-repeated="1022"/>
        </table:table-row>
        <table:table-row table:style-name="ro1">
          <table:table-cell table:style-name="ce4" office:value-type="float" office:value="13900" calcext:value-type="float">
            <text:p>13900</text:p>
          </table:table-cell>
          <table:table-cell table:style-name="ce4" office:value-type="float" office:value="0.0660822018980979" calcext:value-type="float">
            <text:p>0.0660822019</text:p>
          </table:table-cell>
          <table:table-cell table:number-columns-repeated="1022"/>
        </table:table-row>
        <table:table-row table:style-name="ro1">
          <table:table-cell table:style-name="ce4" office:value-type="float" office:value="14000" calcext:value-type="float">
            <text:p>14000</text:p>
          </table:table-cell>
          <table:table-cell table:style-name="ce4" office:value-type="float" office:value="0.0806595906615257" calcext:value-type="float">
            <text:p>0.0806595907</text:p>
          </table:table-cell>
          <table:table-cell table:number-columns-repeated="1022"/>
        </table:table-row>
        <table:table-row table:style-name="ro1">
          <table:table-cell table:style-name="ce4" office:value-type="float" office:value="14100" calcext:value-type="float">
            <text:p>14100</text:p>
          </table:table-cell>
          <table:table-cell table:style-name="ce4" office:value-type="float" office:value="0.0635124072432518" calcext:value-type="float">
            <text:p>0.0635124072</text:p>
          </table:table-cell>
          <table:table-cell table:number-columns-repeated="1022"/>
        </table:table-row>
        <table:table-row table:style-name="ro1">
          <table:table-cell table:style-name="ce4" office:value-type="float" office:value="14200" calcext:value-type="float">
            <text:p>14200</text:p>
          </table:table-cell>
          <table:table-cell table:style-name="ce4" office:value-type="float" office:value="0.0859480053186416" calcext:value-type="float">
            <text:p>0.0859480053</text:p>
          </table:table-cell>
          <table:table-cell table:number-columns-repeated="1022"/>
        </table:table-row>
        <table:table-row table:style-name="ro1">
          <table:table-cell table:style-name="ce4" office:value-type="float" office:value="14300" calcext:value-type="float">
            <text:p>14300</text:p>
          </table:table-cell>
          <table:table-cell table:style-name="ce4" office:value-type="float" office:value="0.0973875001072883" calcext:value-type="float">
            <text:p>0.0973875001</text:p>
          </table:table-cell>
          <table:table-cell table:number-columns-repeated="1022"/>
        </table:table-row>
        <table:table-row table:style-name="ro1">
          <table:table-cell table:style-name="ce4" office:value-type="float" office:value="14400" calcext:value-type="float">
            <text:p>14400</text:p>
          </table:table-cell>
          <table:table-cell table:style-name="ce4" office:value-type="float" office:value="0.0755005031824112" calcext:value-type="float">
            <text:p>0.0755005032</text:p>
          </table:table-cell>
          <table:table-cell table:number-columns-repeated="1022"/>
        </table:table-row>
        <table:table-row table:style-name="ro1">
          <table:table-cell table:style-name="ce4" office:value-type="float" office:value="14500" calcext:value-type="float">
            <text:p>14500</text:p>
          </table:table-cell>
          <table:table-cell table:style-name="ce4" office:value-type="float" office:value="0.0712419897317886" calcext:value-type="float">
            <text:p>0.0712419897</text:p>
          </table:table-cell>
          <table:table-cell table:number-columns-repeated="1022"/>
        </table:table-row>
        <table:table-row table:style-name="ro1">
          <table:table-cell table:style-name="ce4" office:value-type="float" office:value="14600" calcext:value-type="float">
            <text:p>14600</text:p>
          </table:table-cell>
          <table:table-cell table:style-name="ce4" office:value-type="float" office:value="0.0787961035966873" calcext:value-type="float">
            <text:p>0.0787961036</text:p>
          </table:table-cell>
          <table:table-cell table:number-columns-repeated="1022"/>
        </table:table-row>
        <table:table-row table:style-name="ro1">
          <table:table-cell table:style-name="ce4" office:value-type="float" office:value="14700" calcext:value-type="float">
            <text:p>14700</text:p>
          </table:table-cell>
          <table:table-cell table:style-name="ce4" office:value-type="float" office:value="0.068480797111988" calcext:value-type="float">
            <text:p>0.0684807971</text:p>
          </table:table-cell>
          <table:table-cell table:number-columns-repeated="1022"/>
        </table:table-row>
        <table:table-row table:style-name="ro1">
          <table:table-cell table:style-name="ce4" office:value-type="float" office:value="14800" calcext:value-type="float">
            <text:p>14800</text:p>
          </table:table-cell>
          <table:table-cell table:style-name="ce4" office:value-type="float" office:value="0.066490426659584" calcext:value-type="float">
            <text:p>0.0664904267</text:p>
          </table:table-cell>
          <table:table-cell table:number-columns-repeated="1022"/>
        </table:table-row>
        <table:table-row table:style-name="ro1">
          <table:table-cell table:style-name="ce4" office:value-type="float" office:value="14900" calcext:value-type="float">
            <text:p>14900</text:p>
          </table:table-cell>
          <table:table-cell table:style-name="ce4" office:value-type="float" office:value="0.0612276345491409" calcext:value-type="float">
            <text:p>0.0612276345</text:p>
          </table:table-cell>
          <table:table-cell table:number-columns-repeated="1022"/>
        </table:table-row>
        <table:table-row table:style-name="ro1">
          <table:table-cell table:style-name="ce4" office:value-type="float" office:value="15000" calcext:value-type="float">
            <text:p>15000</text:p>
          </table:table-cell>
          <table:table-cell table:style-name="ce4" office:value-type="float" office:value="0.0631225109100341" calcext:value-type="float">
            <text:p>0.0631225109</text:p>
          </table:table-cell>
          <table:table-cell table:number-columns-repeated="1022"/>
        </table:table-row>
        <table:table-row table:style-name="ro1">
          <table:table-cell table:style-name="ce4" office:value-type="float" office:value="15100" calcext:value-type="float">
            <text:p>15100</text:p>
          </table:table-cell>
          <table:table-cell table:style-name="ce4" office:value-type="float" office:value="0.0652087777853012" calcext:value-type="float">
            <text:p>0.0652087778</text:p>
          </table:table-cell>
          <table:table-cell table:number-columns-repeated="1022"/>
        </table:table-row>
        <table:table-row table:style-name="ro1">
          <table:table-cell table:style-name="ce4" office:value-type="float" office:value="15200" calcext:value-type="float">
            <text:p>15200</text:p>
          </table:table-cell>
          <table:table-cell table:style-name="ce4" office:value-type="float" office:value="0.0604325197637081" calcext:value-type="float">
            <text:p>0.0604325198</text:p>
          </table:table-cell>
          <table:table-cell table:number-columns-repeated="1022"/>
        </table:table-row>
        <table:table-row table:style-name="ro1">
          <table:table-cell table:style-name="ce4" office:value-type="float" office:value="15300" calcext:value-type="float">
            <text:p>15300</text:p>
          </table:table-cell>
          <table:table-cell table:style-name="ce4" office:value-type="float" office:value="0.0854539573192596" calcext:value-type="float">
            <text:p>0.0854539573</text:p>
          </table:table-cell>
          <table:table-cell table:number-columns-repeated="1022"/>
        </table:table-row>
        <table:table-row table:style-name="ro1">
          <table:table-cell table:style-name="ce4" office:value-type="float" office:value="15400" calcext:value-type="float">
            <text:p>15400</text:p>
          </table:table-cell>
          <table:table-cell table:style-name="ce4" office:value-type="float" office:value="0.0741325169801712" calcext:value-type="float">
            <text:p>0.074132517</text:p>
          </table:table-cell>
          <table:table-cell table:number-columns-repeated="1022"/>
        </table:table-row>
        <table:table-row table:style-name="ro1">
          <table:table-cell table:style-name="ce4" office:value-type="float" office:value="15500" calcext:value-type="float">
            <text:p>15500</text:p>
          </table:table-cell>
          <table:table-cell table:style-name="ce4" office:value-type="float" office:value="0.0620207898318767" calcext:value-type="float">
            <text:p>0.0620207898</text:p>
          </table:table-cell>
          <table:table-cell table:number-columns-repeated="1022"/>
        </table:table-row>
        <table:table-row table:style-name="ro1">
          <table:table-cell table:style-name="ce4" office:value-type="float" office:value="15600" calcext:value-type="float">
            <text:p>15600</text:p>
          </table:table-cell>
          <table:table-cell table:style-name="ce4" office:value-type="float" office:value="0.0640530809760093" calcext:value-type="float">
            <text:p>0.064053081</text:p>
          </table:table-cell>
          <table:table-cell table:number-columns-repeated="1022"/>
        </table:table-row>
        <table:table-row table:style-name="ro1">
          <table:table-cell table:style-name="ce4" office:value-type="float" office:value="15700" calcext:value-type="float">
            <text:p>15700</text:p>
          </table:table-cell>
          <table:table-cell table:style-name="ce4" office:value-type="float" office:value="0.0566664226353168" calcext:value-type="float">
            <text:p>0.0566664226</text:p>
          </table:table-cell>
          <table:table-cell table:number-columns-repeated="1022"/>
        </table:table-row>
        <table:table-row table:style-name="ro1">
          <table:table-cell table:style-name="ce4" office:value-type="float" office:value="15800" calcext:value-type="float">
            <text:p>15800</text:p>
          </table:table-cell>
          <table:table-cell table:style-name="ce4" office:value-type="float" office:value="0.0562042035162448" calcext:value-type="float">
            <text:p>0.0562042035</text:p>
          </table:table-cell>
          <table:table-cell table:number-columns-repeated="1022"/>
        </table:table-row>
        <table:table-row table:style-name="ro1">
          <table:table-cell table:style-name="ce4" office:value-type="float" office:value="15900" calcext:value-type="float">
            <text:p>15900</text:p>
          </table:table-cell>
          <table:table-cell table:style-name="ce4" office:value-type="float" office:value="0.0621356926858425" calcext:value-type="float">
            <text:p>0.0621356927</text:p>
          </table:table-cell>
          <table:table-cell table:number-columns-repeated="1022"/>
        </table:table-row>
        <table:table-row table:style-name="ro1">
          <table:table-cell table:style-name="ce4" office:value-type="float" office:value="16000" calcext:value-type="float">
            <text:p>16000</text:p>
          </table:table-cell>
          <table:table-cell table:style-name="ce4" office:value-type="float" office:value="0.0648264735937118" calcext:value-type="float">
            <text:p>0.0648264736</text:p>
          </table:table-cell>
          <table:table-cell table:number-columns-repeated="1022"/>
        </table:table-row>
        <table:table-row table:style-name="ro1">
          <table:table-cell table:style-name="ce4" office:value-type="float" office:value="16100" calcext:value-type="float">
            <text:p>16100</text:p>
          </table:table-cell>
          <table:table-cell table:style-name="ce4" office:value-type="float" office:value="0.0546939894556999" calcext:value-type="float">
            <text:p>0.0546939895</text:p>
          </table:table-cell>
          <table:table-cell table:number-columns-repeated="1022"/>
        </table:table-row>
        <table:table-row table:style-name="ro1">
          <table:table-cell table:style-name="ce4" office:value-type="float" office:value="16200" calcext:value-type="float">
            <text:p>16200</text:p>
          </table:table-cell>
          <table:table-cell table:style-name="ce4" office:value-type="float" office:value="0.067198172211647" calcext:value-type="float">
            <text:p>0.0671981722</text:p>
          </table:table-cell>
          <table:table-cell table:number-columns-repeated="1022"/>
        </table:table-row>
        <table:table-row table:style-name="ro1">
          <table:table-cell table:style-name="ce4" office:value-type="float" office:value="16300" calcext:value-type="float">
            <text:p>16300</text:p>
          </table:table-cell>
          <table:table-cell table:style-name="ce4" office:value-type="float" office:value="0.0602217428386211" calcext:value-type="float">
            <text:p>0.0602217428</text:p>
          </table:table-cell>
          <table:table-cell table:number-columns-repeated="1022"/>
        </table:table-row>
        <table:table-row table:style-name="ro1">
          <table:table-cell table:style-name="ce4" office:value-type="float" office:value="16400" calcext:value-type="float">
            <text:p>16400</text:p>
          </table:table-cell>
          <table:table-cell table:style-name="ce4" office:value-type="float" office:value="0.0768868774175643" calcext:value-type="float">
            <text:p>0.0768868774</text:p>
          </table:table-cell>
          <table:table-cell table:number-columns-repeated="1022"/>
        </table:table-row>
        <table:table-row table:style-name="ro1">
          <table:table-cell table:style-name="ce4" office:value-type="float" office:value="16500" calcext:value-type="float">
            <text:p>16500</text:p>
          </table:table-cell>
          <table:table-cell table:style-name="ce4" office:value-type="float" office:value="0.0654042363166809" calcext:value-type="float">
            <text:p>0.0654042363</text:p>
          </table:table-cell>
          <table:table-cell table:number-columns-repeated="1022"/>
        </table:table-row>
        <table:table-row table:style-name="ro1">
          <table:table-cell table:style-name="ce4" office:value-type="float" office:value="16600" calcext:value-type="float">
            <text:p>16600</text:p>
          </table:table-cell>
          <table:table-cell table:style-name="ce4" office:value-type="float" office:value="0.0719752237200737" calcext:value-type="float">
            <text:p>0.0719752237</text:p>
          </table:table-cell>
          <table:table-cell table:number-columns-repeated="1022"/>
        </table:table-row>
        <table:table-row table:style-name="ro1">
          <table:table-cell table:style-name="ce4" office:value-type="float" office:value="16700" calcext:value-type="float">
            <text:p>16700</text:p>
          </table:table-cell>
          <table:table-cell table:style-name="ce4" office:value-type="float" office:value="0.0607652999460697" calcext:value-type="float">
            <text:p>0.0607652999</text:p>
          </table:table-cell>
          <table:table-cell table:number-columns-repeated="1022"/>
        </table:table-row>
        <table:table-row table:style-name="ro1">
          <table:table-cell table:style-name="ce4" office:value-type="float" office:value="16800" calcext:value-type="float">
            <text:p>16800</text:p>
          </table:table-cell>
          <table:table-cell table:style-name="ce4" office:value-type="float" office:value="0.0566424541175365" calcext:value-type="float">
            <text:p>0.0566424541</text:p>
          </table:table-cell>
          <table:table-cell table:number-columns-repeated="1022"/>
        </table:table-row>
        <table:table-row table:style-name="ro1">
          <table:table-cell table:style-name="ce4" office:value-type="float" office:value="16900" calcext:value-type="float">
            <text:p>16900</text:p>
          </table:table-cell>
          <table:table-cell table:style-name="ce4" office:value-type="float" office:value="0.0532739982008934" calcext:value-type="float">
            <text:p>0.0532739982</text:p>
          </table:table-cell>
          <table:table-cell table:number-columns-repeated="1022"/>
        </table:table-row>
        <table:table-row table:style-name="ro1">
          <table:table-cell table:style-name="ce4" office:value-type="float" office:value="17000" calcext:value-type="float">
            <text:p>17000</text:p>
          </table:table-cell>
          <table:table-cell table:style-name="ce4" office:value-type="float" office:value="0.0627505183219909" calcext:value-type="float">
            <text:p>0.0627505183</text:p>
          </table:table-cell>
          <table:table-cell table:number-columns-repeated="1022"/>
        </table:table-row>
        <table:table-row table:style-name="ro1">
          <table:table-cell table:style-name="ce4" office:value-type="float" office:value="17100" calcext:value-type="float">
            <text:p>17100</text:p>
          </table:table-cell>
          <table:table-cell table:style-name="ce4" office:value-type="float" office:value="0.0712566673755645" calcext:value-type="float">
            <text:p>0.0712566674</text:p>
          </table:table-cell>
          <table:table-cell table:number-columns-repeated="1022"/>
        </table:table-row>
        <table:table-row table:style-name="ro1">
          <table:table-cell table:style-name="ce4" office:value-type="float" office:value="17200" calcext:value-type="float">
            <text:p>17200</text:p>
          </table:table-cell>
          <table:table-cell table:style-name="ce4" office:value-type="float" office:value="0.0668235942721366" calcext:value-type="float">
            <text:p>0.0668235943</text:p>
          </table:table-cell>
          <table:table-cell table:number-columns-repeated="1022"/>
        </table:table-row>
        <table:table-row table:style-name="ro1">
          <table:table-cell table:style-name="ce4" office:value-type="float" office:value="17300" calcext:value-type="float">
            <text:p>17300</text:p>
          </table:table-cell>
          <table:table-cell table:style-name="ce4" office:value-type="float" office:value="0.0731712877750396" calcext:value-type="float">
            <text:p>0.0731712878</text:p>
          </table:table-cell>
          <table:table-cell table:number-columns-repeated="1022"/>
        </table:table-row>
        <table:table-row table:style-name="ro1">
          <table:table-cell table:style-name="ce4" office:value-type="float" office:value="17400" calcext:value-type="float">
            <text:p>17400</text:p>
          </table:table-cell>
          <table:table-cell table:style-name="ce4" office:value-type="float" office:value="0.0783595368266105" calcext:value-type="float">
            <text:p>0.0783595368</text:p>
          </table:table-cell>
          <table:table-cell table:number-columns-repeated="1022"/>
        </table:table-row>
        <table:table-row table:style-name="ro1">
          <table:table-cell table:style-name="ce4" office:value-type="float" office:value="17500" calcext:value-type="float">
            <text:p>17500</text:p>
          </table:table-cell>
          <table:table-cell table:style-name="ce4" office:value-type="float" office:value="0.0863090902566909" calcext:value-type="float">
            <text:p>0.0863090903</text:p>
          </table:table-cell>
          <table:table-cell table:number-columns-repeated="1022"/>
        </table:table-row>
        <table:table-row table:style-name="ro1">
          <table:table-cell table:style-name="ce4" office:value-type="float" office:value="17600" calcext:value-type="float">
            <text:p>17600</text:p>
          </table:table-cell>
          <table:table-cell table:style-name="ce4" office:value-type="float" office:value="0.0688174068927764" calcext:value-type="float">
            <text:p>0.0688174069</text:p>
          </table:table-cell>
          <table:table-cell table:number-columns-repeated="1022"/>
        </table:table-row>
        <table:table-row table:style-name="ro1">
          <table:table-cell table:style-name="ce4" office:value-type="float" office:value="17700" calcext:value-type="float">
            <text:p>17700</text:p>
          </table:table-cell>
          <table:table-cell table:style-name="ce4" office:value-type="float" office:value="0.0555670820176601" calcext:value-type="float">
            <text:p>0.055567082</text:p>
          </table:table-cell>
          <table:table-cell table:number-columns-repeated="1022"/>
        </table:table-row>
        <table:table-row table:style-name="ro1">
          <table:table-cell table:style-name="ce4" office:value-type="float" office:value="17800" calcext:value-type="float">
            <text:p>17800</text:p>
          </table:table-cell>
          <table:table-cell table:style-name="ce4" office:value-type="float" office:value="0.0558063685894012" calcext:value-type="float">
            <text:p>0.0558063686</text:p>
          </table:table-cell>
          <table:table-cell table:number-columns-repeated="1022"/>
        </table:table-row>
        <table:table-row table:style-name="ro1">
          <table:table-cell table:style-name="ce4" office:value-type="float" office:value="17900" calcext:value-type="float">
            <text:p>17900</text:p>
          </table:table-cell>
          <table:table-cell table:style-name="ce4" office:value-type="float" office:value="0.0545654855668544" calcext:value-type="float">
            <text:p>0.0545654856</text:p>
          </table:table-cell>
          <table:table-cell table:number-columns-repeated="1022"/>
        </table:table-row>
        <table:table-row table:style-name="ro1">
          <table:table-cell table:style-name="ce4" office:value-type="float" office:value="18000" calcext:value-type="float">
            <text:p>18000</text:p>
          </table:table-cell>
          <table:table-cell table:style-name="ce4" office:value-type="float" office:value="0.0674394592642784" calcext:value-type="float">
            <text:p>0.0674394593</text:p>
          </table:table-cell>
          <table:table-cell table:number-columns-repeated="1022"/>
        </table:table-row>
        <table:table-row table:style-name="ro1">
          <table:table-cell table:style-name="ce4" office:value-type="float" office:value="18100" calcext:value-type="float">
            <text:p>18100</text:p>
          </table:table-cell>
          <table:table-cell table:style-name="ce4" office:value-type="float" office:value="0.0608768612146377" calcext:value-type="float">
            <text:p>0.0608768612</text:p>
          </table:table-cell>
          <table:table-cell table:number-columns-repeated="1022"/>
        </table:table-row>
        <table:table-row table:style-name="ro1">
          <table:table-cell table:style-name="ce4" office:value-type="float" office:value="18200" calcext:value-type="float">
            <text:p>18200</text:p>
          </table:table-cell>
          <table:table-cell table:style-name="ce4" office:value-type="float" office:value="0.0534454807639122" calcext:value-type="float">
            <text:p>0.0534454808</text:p>
          </table:table-cell>
          <table:table-cell table:number-columns-repeated="1022"/>
        </table:table-row>
        <table:table-row table:style-name="ro1">
          <table:table-cell table:style-name="ce4" office:value-type="float" office:value="18300" calcext:value-type="float">
            <text:p>18300</text:p>
          </table:table-cell>
          <table:table-cell table:style-name="ce4" office:value-type="float" office:value="0.0528299659490585" calcext:value-type="float">
            <text:p>0.0528299659</text:p>
          </table:table-cell>
          <table:table-cell table:number-columns-repeated="1022"/>
        </table:table-row>
        <table:table-row table:style-name="ro1">
          <table:table-cell table:style-name="ce4" office:value-type="float" office:value="18400" calcext:value-type="float">
            <text:p>18400</text:p>
          </table:table-cell>
          <table:table-cell table:style-name="ce4" office:value-type="float" office:value="0.0496712625026702" calcext:value-type="float">
            <text:p>0.0496712625</text:p>
          </table:table-cell>
          <table:table-cell table:number-columns-repeated="1022"/>
        </table:table-row>
        <table:table-row table:style-name="ro1">
          <table:table-cell table:style-name="ce4" office:value-type="float" office:value="18500" calcext:value-type="float">
            <text:p>18500</text:p>
          </table:table-cell>
          <table:table-cell table:style-name="ce4" office:value-type="float" office:value="0.0556653961539268" calcext:value-type="float">
            <text:p>0.0556653962</text:p>
          </table:table-cell>
          <table:table-cell table:number-columns-repeated="1022"/>
        </table:table-row>
        <table:table-row table:style-name="ro1">
          <table:table-cell table:style-name="ce4" office:value-type="float" office:value="18600" calcext:value-type="float">
            <text:p>18600</text:p>
          </table:table-cell>
          <table:table-cell table:style-name="ce4" office:value-type="float" office:value="0.053922314196825" calcext:value-type="float">
            <text:p>0.0539223142</text:p>
          </table:table-cell>
          <table:table-cell table:number-columns-repeated="1022"/>
        </table:table-row>
        <table:table-row table:style-name="ro1">
          <table:table-cell table:style-name="ce4" office:value-type="float" office:value="18700" calcext:value-type="float">
            <text:p>18700</text:p>
          </table:table-cell>
          <table:table-cell table:style-name="ce4" office:value-type="float" office:value="0.0533657632768154" calcext:value-type="float">
            <text:p>0.0533657633</text:p>
          </table:table-cell>
          <table:table-cell table:number-columns-repeated="1022"/>
        </table:table-row>
        <table:table-row table:style-name="ro1">
          <table:table-cell table:style-name="ce4" office:value-type="float" office:value="18800" calcext:value-type="float">
            <text:p>18800</text:p>
          </table:table-cell>
          <table:table-cell table:style-name="ce4" office:value-type="float" office:value="0.0596162006258964" calcext:value-type="float">
            <text:p>0.0596162006</text:p>
          </table:table-cell>
          <table:table-cell table:number-columns-repeated="1022"/>
        </table:table-row>
        <table:table-row table:style-name="ro1">
          <table:table-cell table:style-name="ce4" office:value-type="float" office:value="18900" calcext:value-type="float">
            <text:p>18900</text:p>
          </table:table-cell>
          <table:table-cell table:style-name="ce4" office:value-type="float" office:value="0.0523499213159084" calcext:value-type="float">
            <text:p>0.0523499213</text:p>
          </table:table-cell>
          <table:table-cell table:number-columns-repeated="1022"/>
        </table:table-row>
        <table:table-row table:style-name="ro1">
          <table:table-cell table:style-name="ce4" office:value-type="float" office:value="19000" calcext:value-type="float">
            <text:p>19000</text:p>
          </table:table-cell>
          <table:table-cell table:style-name="ce4" office:value-type="float" office:value="0.0513632893562316" calcext:value-type="float">
            <text:p>0.0513632894</text:p>
          </table:table-cell>
          <table:table-cell table:number-columns-repeated="1022"/>
        </table:table-row>
        <table:table-row table:style-name="ro1">
          <table:table-cell table:style-name="ce4" office:value-type="float" office:value="19100" calcext:value-type="float">
            <text:p>19100</text:p>
          </table:table-cell>
          <table:table-cell table:style-name="ce4" office:value-type="float" office:value="0.0535695515573024" calcext:value-type="float">
            <text:p>0.0535695516</text:p>
          </table:table-cell>
          <table:table-cell table:number-columns-repeated="1022"/>
        </table:table-row>
        <table:table-row table:style-name="ro1">
          <table:table-cell table:style-name="ce4" office:value-type="float" office:value="19200" calcext:value-type="float">
            <text:p>19200</text:p>
          </table:table-cell>
          <table:table-cell table:style-name="ce4" office:value-type="float" office:value="0.060864683240652" calcext:value-type="float">
            <text:p>0.0608646832</text:p>
          </table:table-cell>
          <table:table-cell table:number-columns-repeated="1022"/>
        </table:table-row>
        <table:table-row table:style-name="ro1">
          <table:table-cell table:style-name="ce4" office:value-type="float" office:value="19300" calcext:value-type="float">
            <text:p>19300</text:p>
          </table:table-cell>
          <table:table-cell table:style-name="ce4" office:value-type="float" office:value="0.0536553561687469" calcext:value-type="float">
            <text:p>0.0536553562</text:p>
          </table:table-cell>
          <table:table-cell table:number-columns-repeated="1022"/>
        </table:table-row>
        <table:table-row table:style-name="ro1">
          <table:table-cell table:style-name="ce4" office:value-type="float" office:value="19400" calcext:value-type="float">
            <text:p>19400</text:p>
          </table:table-cell>
          <table:table-cell table:style-name="ce4" office:value-type="float" office:value="0.0512732528150081" calcext:value-type="float">
            <text:p>0.0512732528</text:p>
          </table:table-cell>
          <table:table-cell table:number-columns-repeated="1022"/>
        </table:table-row>
        <table:table-row table:style-name="ro1">
          <table:table-cell table:style-name="ce4" office:value-type="float" office:value="19500" calcext:value-type="float">
            <text:p>19500</text:p>
          </table:table-cell>
          <table:table-cell table:style-name="ce4" office:value-type="float" office:value="0.0520124025642871" calcext:value-type="float">
            <text:p>0.0520124026</text:p>
          </table:table-cell>
          <table:table-cell table:number-columns-repeated="1022"/>
        </table:table-row>
        <table:table-row table:style-name="ro1">
          <table:table-cell table:style-name="ce4" office:value-type="float" office:value="19600" calcext:value-type="float">
            <text:p>19600</text:p>
          </table:table-cell>
          <table:table-cell table:style-name="ce4" office:value-type="float" office:value="0.0474854744970798" calcext:value-type="float">
            <text:p>0.0474854745</text:p>
          </table:table-cell>
          <table:table-cell table:number-columns-repeated="1022"/>
        </table:table-row>
        <table:table-row table:style-name="ro1">
          <table:table-cell table:style-name="ce4" office:value-type="float" office:value="19700" calcext:value-type="float">
            <text:p>19700</text:p>
          </table:table-cell>
          <table:table-cell table:style-name="ce4" office:value-type="float" office:value="0.0570119395852088" calcext:value-type="float">
            <text:p>0.0570119396</text:p>
          </table:table-cell>
          <table:table-cell table:number-columns-repeated="1022"/>
        </table:table-row>
        <table:table-row table:style-name="ro1">
          <table:table-cell table:style-name="ce4" office:value-type="float" office:value="19800" calcext:value-type="float">
            <text:p>19800</text:p>
          </table:table-cell>
          <table:table-cell table:style-name="ce4" office:value-type="float" office:value="0.0548886321485042" calcext:value-type="float">
            <text:p>0.0548886321</text:p>
          </table:table-cell>
          <table:table-cell table:number-columns-repeated="1022"/>
        </table:table-row>
        <table:table-row table:style-name="ro1">
          <table:table-cell table:style-name="ce4" office:value-type="float" office:value="19900" calcext:value-type="float">
            <text:p>19900</text:p>
          </table:table-cell>
          <table:table-cell table:style-name="ce4" office:value-type="float" office:value="0.0599543079733848" calcext:value-type="float">
            <text:p>0.059954308</text:p>
          </table:table-cell>
          <table:table-cell table:number-columns-repeated="1022"/>
        </table:table-row>
        <table:table-row table:style-name="ro1">
          <table:table-cell table:style-name="ce4" office:value-type="float" office:value="20000" calcext:value-type="float">
            <text:p>20000</text:p>
          </table:table-cell>
          <table:table-cell table:style-name="ce4" office:value-type="float" office:value="0.0607803128659725" calcext:value-type="float">
            <text:p>0.0607803129</text:p>
          </table:table-cell>
          <table:table-cell table:number-columns-repeated="1022"/>
        </table:table-row>
        <table:table-row table:style-name="ro1">
          <table:table-cell table:style-name="ce4" office:value-type="float" office:value="20100" calcext:value-type="float">
            <text:p>20100</text:p>
          </table:table-cell>
          <table:table-cell table:style-name="ce4" office:value-type="float" office:value="0.0598025061190128" calcext:value-type="float">
            <text:p>0.0598025061</text:p>
          </table:table-cell>
          <table:table-cell table:number-columns-repeated="1022"/>
        </table:table-row>
        <table:table-row table:style-name="ro1">
          <table:table-cell table:style-name="ce4" office:value-type="float" office:value="20200" calcext:value-type="float">
            <text:p>20200</text:p>
          </table:table-cell>
          <table:table-cell table:style-name="ce4" office:value-type="float" office:value="0.0490504465997219" calcext:value-type="float">
            <text:p>0.0490504466</text:p>
          </table:table-cell>
          <table:table-cell table:number-columns-repeated="1022"/>
        </table:table-row>
        <table:table-row table:style-name="ro1">
          <table:table-cell table:style-name="ce4" office:value-type="float" office:value="20300" calcext:value-type="float">
            <text:p>20300</text:p>
          </table:table-cell>
          <table:table-cell table:style-name="ce4" office:value-type="float" office:value="0.0431071445345878" calcext:value-type="float">
            <text:p>0.0431071445</text:p>
          </table:table-cell>
          <table:table-cell table:number-columns-repeated="1022"/>
        </table:table-row>
        <table:table-row table:style-name="ro1">
          <table:table-cell table:style-name="ce4" office:value-type="float" office:value="20400" calcext:value-type="float">
            <text:p>20400</text:p>
          </table:table-cell>
          <table:table-cell table:style-name="ce4" office:value-type="float" office:value="0.0455389730632305" calcext:value-type="float">
            <text:p>0.0455389731</text:p>
          </table:table-cell>
          <table:table-cell table:number-columns-repeated="1022"/>
        </table:table-row>
        <table:table-row table:style-name="ro1">
          <table:table-cell table:style-name="ce4" office:value-type="float" office:value="20500" calcext:value-type="float">
            <text:p>20500</text:p>
          </table:table-cell>
          <table:table-cell table:style-name="ce4" office:value-type="float" office:value="0.052986703813076" calcext:value-type="float">
            <text:p>0.0529867038</text:p>
          </table:table-cell>
          <table:table-cell table:number-columns-repeated="1022"/>
        </table:table-row>
        <table:table-row table:style-name="ro1">
          <table:table-cell table:style-name="ce4" office:value-type="float" office:value="20600" calcext:value-type="float">
            <text:p>20600</text:p>
          </table:table-cell>
          <table:table-cell table:style-name="ce4" office:value-type="float" office:value="0.0458675026893615" calcext:value-type="float">
            <text:p>0.0458675027</text:p>
          </table:table-cell>
          <table:table-cell table:number-columns-repeated="1022"/>
        </table:table-row>
        <table:table-row table:style-name="ro1">
          <table:table-cell table:style-name="ce4" office:value-type="float" office:value="20700" calcext:value-type="float">
            <text:p>20700</text:p>
          </table:table-cell>
          <table:table-cell table:style-name="ce4" office:value-type="float" office:value="0.0554821044206619" calcext:value-type="float">
            <text:p>0.0554821044</text:p>
          </table:table-cell>
          <table:table-cell table:number-columns-repeated="1022"/>
        </table:table-row>
        <table:table-row table:style-name="ro1">
          <table:table-cell table:style-name="ce4" office:value-type="float" office:value="20800" calcext:value-type="float">
            <text:p>20800</text:p>
          </table:table-cell>
          <table:table-cell table:style-name="ce4" office:value-type="float" office:value="0.0472278259694576" calcext:value-type="float">
            <text:p>0.047227826</text:p>
          </table:table-cell>
          <table:table-cell table:number-columns-repeated="1022"/>
        </table:table-row>
        <table:table-row table:style-name="ro1">
          <table:table-cell table:style-name="ce4" office:value-type="float" office:value="20900" calcext:value-type="float">
            <text:p>20900</text:p>
          </table:table-cell>
          <table:table-cell table:style-name="ce4" office:value-type="float" office:value="0.0555342510342597" calcext:value-type="float">
            <text:p>0.055534251</text:p>
          </table:table-cell>
          <table:table-cell table:number-columns-repeated="1022"/>
        </table:table-row>
        <table:table-row table:style-name="ro1">
          <table:table-cell table:style-name="ce4" office:value-type="float" office:value="21000" calcext:value-type="float">
            <text:p>21000</text:p>
          </table:table-cell>
          <table:table-cell table:style-name="ce4" office:value-type="float" office:value="0.0572735667228698" calcext:value-type="float">
            <text:p>0.0572735667</text:p>
          </table:table-cell>
          <table:table-cell table:number-columns-repeated="1022"/>
        </table:table-row>
        <table:table-row table:style-name="ro1">
          <table:table-cell table:style-name="ce4" office:value-type="float" office:value="21100" calcext:value-type="float">
            <text:p>21100</text:p>
          </table:table-cell>
          <table:table-cell table:style-name="ce4" office:value-type="float" office:value="0.053144946694374" calcext:value-type="float">
            <text:p>0.0531449467</text:p>
          </table:table-cell>
          <table:table-cell table:number-columns-repeated="1022"/>
        </table:table-row>
        <table:table-row table:style-name="ro1">
          <table:table-cell table:style-name="ce4" office:value-type="float" office:value="21200" calcext:value-type="float">
            <text:p>21200</text:p>
          </table:table-cell>
          <table:table-cell table:style-name="ce4" office:value-type="float" office:value="0.0671372339129448" calcext:value-type="float">
            <text:p>0.0671372339</text:p>
          </table:table-cell>
          <table:table-cell table:number-columns-repeated="1022"/>
        </table:table-row>
        <table:table-row table:style-name="ro1">
          <table:table-cell table:style-name="ce4" office:value-type="float" office:value="21300" calcext:value-type="float">
            <text:p>21300</text:p>
          </table:table-cell>
          <table:table-cell table:style-name="ce4" office:value-type="float" office:value="0.0519492886960506" calcext:value-type="float">
            <text:p>0.0519492887</text:p>
          </table:table-cell>
          <table:table-cell table:number-columns-repeated="1022"/>
        </table:table-row>
        <table:table-row table:style-name="ro1">
          <table:table-cell table:style-name="ce4" office:value-type="float" office:value="21400" calcext:value-type="float">
            <text:p>21400</text:p>
          </table:table-cell>
          <table:table-cell table:style-name="ce4" office:value-type="float" office:value="0.0480109080672264" calcext:value-type="float">
            <text:p>0.0480109081</text:p>
          </table:table-cell>
          <table:table-cell table:number-columns-repeated="1022"/>
        </table:table-row>
        <table:table-row table:style-name="ro1">
          <table:table-cell table:style-name="ce4" office:value-type="float" office:value="21500" calcext:value-type="float">
            <text:p>21500</text:p>
          </table:table-cell>
          <table:table-cell table:style-name="ce4" office:value-type="float" office:value="0.0463392399251461" calcext:value-type="float">
            <text:p>0.0463392399</text:p>
          </table:table-cell>
          <table:table-cell table:number-columns-repeated="1022"/>
        </table:table-row>
        <table:table-row table:style-name="ro1">
          <table:table-cell table:style-name="ce4" office:value-type="float" office:value="21600" calcext:value-type="float">
            <text:p>21600</text:p>
          </table:table-cell>
          <table:table-cell table:style-name="ce4" office:value-type="float" office:value="0.0479757413268089" calcext:value-type="float">
            <text:p>0.0479757413</text:p>
          </table:table-cell>
          <table:table-cell table:number-columns-repeated="1022"/>
        </table:table-row>
        <table:table-row table:style-name="ro1">
          <table:table-cell table:style-name="ce4" office:value-type="float" office:value="21700" calcext:value-type="float">
            <text:p>21700</text:p>
          </table:table-cell>
          <table:table-cell table:style-name="ce4" office:value-type="float" office:value="0.0498494729399681" calcext:value-type="float">
            <text:p>0.0498494729</text:p>
          </table:table-cell>
          <table:table-cell table:number-columns-repeated="1022"/>
        </table:table-row>
        <table:table-row table:style-name="ro1">
          <table:table-cell table:style-name="ce4" office:value-type="float" office:value="21800" calcext:value-type="float">
            <text:p>21800</text:p>
          </table:table-cell>
          <table:table-cell table:style-name="ce4" office:value-type="float" office:value="0.042582631111145" calcext:value-type="float">
            <text:p>0.0425826311</text:p>
          </table:table-cell>
          <table:table-cell table:number-columns-repeated="1022"/>
        </table:table-row>
        <table:table-row table:style-name="ro1">
          <table:table-cell table:style-name="ce4" office:value-type="float" office:value="21900" calcext:value-type="float">
            <text:p>21900</text:p>
          </table:table-cell>
          <table:table-cell table:style-name="ce4" office:value-type="float" office:value="0.0463174246251583" calcext:value-type="float">
            <text:p>0.0463174246</text:p>
          </table:table-cell>
          <table:table-cell table:number-columns-repeated="1022"/>
        </table:table-row>
        <table:table-row table:style-name="ro1">
          <table:table-cell table:style-name="ce4" office:value-type="float" office:value="22000" calcext:value-type="float">
            <text:p>22000</text:p>
          </table:table-cell>
          <table:table-cell table:style-name="ce4" office:value-type="float" office:value="0.0515501871705055" calcext:value-type="float">
            <text:p>0.0515501872</text:p>
          </table:table-cell>
          <table:table-cell table:number-columns-repeated="1022"/>
        </table:table-row>
        <table:table-row table:style-name="ro1">
          <table:table-cell table:style-name="ce4" office:value-type="float" office:value="22100" calcext:value-type="float">
            <text:p>22100</text:p>
          </table:table-cell>
          <table:table-cell table:style-name="ce4" office:value-type="float" office:value="0.0401994660496711" calcext:value-type="float">
            <text:p>0.040199466</text:p>
          </table:table-cell>
          <table:table-cell table:number-columns-repeated="1022"/>
        </table:table-row>
        <table:table-row table:style-name="ro1">
          <table:table-cell table:style-name="ce4" office:value-type="float" office:value="22200" calcext:value-type="float">
            <text:p>22200</text:p>
          </table:table-cell>
          <table:table-cell table:style-name="ce4" office:value-type="float" office:value="0.0496768578886985" calcext:value-type="float">
            <text:p>0.0496768579</text:p>
          </table:table-cell>
          <table:table-cell table:number-columns-repeated="1022"/>
        </table:table-row>
        <table:table-row table:style-name="ro1">
          <table:table-cell table:style-name="ce4" office:value-type="float" office:value="22300" calcext:value-type="float">
            <text:p>22300</text:p>
          </table:table-cell>
          <table:table-cell table:style-name="ce4" office:value-type="float" office:value="0.043406918644905" calcext:value-type="float">
            <text:p>0.0434069186</text:p>
          </table:table-cell>
          <table:table-cell table:number-columns-repeated="1022"/>
        </table:table-row>
        <table:table-row table:style-name="ro1">
          <table:table-cell table:style-name="ce4" office:value-type="float" office:value="22400" calcext:value-type="float">
            <text:p>22400</text:p>
          </table:table-cell>
          <table:table-cell table:style-name="ce4" office:value-type="float" office:value="0.0475659482181072" calcext:value-type="float">
            <text:p>0.0475659482</text:p>
          </table:table-cell>
          <table:table-cell table:number-columns-repeated="1022"/>
        </table:table-row>
        <table:table-row table:style-name="ro1">
          <table:table-cell table:style-name="ce4" office:value-type="float" office:value="22500" calcext:value-type="float">
            <text:p>22500</text:p>
          </table:table-cell>
          <table:table-cell table:style-name="ce4" office:value-type="float" office:value="0.0670032277703285" calcext:value-type="float">
            <text:p>0.0670032278</text:p>
          </table:table-cell>
          <table:table-cell table:number-columns-repeated="1022"/>
        </table:table-row>
        <table:table-row table:style-name="ro1">
          <table:table-cell table:style-name="ce4" office:value-type="float" office:value="22600" calcext:value-type="float">
            <text:p>22600</text:p>
          </table:table-cell>
          <table:table-cell table:style-name="ce4" office:value-type="float" office:value="0.0657398849725723" calcext:value-type="float">
            <text:p>0.065739885</text:p>
          </table:table-cell>
          <table:table-cell table:number-columns-repeated="1022"/>
        </table:table-row>
        <table:table-row table:style-name="ro1">
          <table:table-cell table:style-name="ce4" office:value-type="float" office:value="22700" calcext:value-type="float">
            <text:p>22700</text:p>
          </table:table-cell>
          <table:table-cell table:style-name="ce4" office:value-type="float" office:value="0.0466188639402389" calcext:value-type="float">
            <text:p>0.0466188639</text:p>
          </table:table-cell>
          <table:table-cell table:number-columns-repeated="1022"/>
        </table:table-row>
        <table:table-row table:style-name="ro1">
          <table:table-cell table:style-name="ce4" office:value-type="float" office:value="22800" calcext:value-type="float">
            <text:p>22800</text:p>
          </table:table-cell>
          <table:table-cell table:style-name="ce4" office:value-type="float" office:value="0.0495007820427417" calcext:value-type="float">
            <text:p>0.049500782</text:p>
          </table:table-cell>
          <table:table-cell table:number-columns-repeated="1022"/>
        </table:table-row>
        <table:table-row table:style-name="ro1">
          <table:table-cell table:style-name="ce4" office:value-type="float" office:value="22900" calcext:value-type="float">
            <text:p>22900</text:p>
          </table:table-cell>
          <table:table-cell table:style-name="ce4" office:value-type="float" office:value="0.0420815013349056" calcext:value-type="float">
            <text:p>0.0420815013</text:p>
          </table:table-cell>
          <table:table-cell table:number-columns-repeated="1022"/>
        </table:table-row>
        <table:table-row table:style-name="ro1">
          <table:table-cell table:style-name="ce4" office:value-type="float" office:value="23000" calcext:value-type="float">
            <text:p>23000</text:p>
          </table:table-cell>
          <table:table-cell table:style-name="ce4" office:value-type="float" office:value="0.0441572777926921" calcext:value-type="float">
            <text:p>0.0441572778</text:p>
          </table:table-cell>
          <table:table-cell table:number-columns-repeated="1022"/>
        </table:table-row>
        <table:table-row table:style-name="ro1">
          <table:table-cell table:style-name="ce4" office:value-type="float" office:value="23100" calcext:value-type="float">
            <text:p>23100</text:p>
          </table:table-cell>
          <table:table-cell table:style-name="ce4" office:value-type="float" office:value="0.0456632375717163" calcext:value-type="float">
            <text:p>0.0456632376</text:p>
          </table:table-cell>
          <table:table-cell table:number-columns-repeated="1022"/>
        </table:table-row>
        <table:table-row table:style-name="ro1">
          <table:table-cell table:style-name="ce4" office:value-type="float" office:value="23200" calcext:value-type="float">
            <text:p>23200</text:p>
          </table:table-cell>
          <table:table-cell table:style-name="ce4" office:value-type="float" office:value="0.0544463582336902" calcext:value-type="float">
            <text:p>0.0544463582</text:p>
          </table:table-cell>
          <table:table-cell table:number-columns-repeated="1022"/>
        </table:table-row>
        <table:table-row table:style-name="ro1">
          <table:table-cell table:style-name="ce4" office:value-type="float" office:value="23300" calcext:value-type="float">
            <text:p>23300</text:p>
          </table:table-cell>
          <table:table-cell table:style-name="ce4" office:value-type="float" office:value="0.0451072193682193" calcext:value-type="float">
            <text:p>0.0451072194</text:p>
          </table:table-cell>
          <table:table-cell table:number-columns-repeated="1022"/>
        </table:table-row>
        <table:table-row table:style-name="ro1">
          <table:table-cell table:style-name="ce4" office:value-type="float" office:value="23400" calcext:value-type="float">
            <text:p>23400</text:p>
          </table:table-cell>
          <table:table-cell table:style-name="ce4" office:value-type="float" office:value="0.0413573160767555" calcext:value-type="float">
            <text:p>0.0413573161</text:p>
          </table:table-cell>
          <table:table-cell table:number-columns-repeated="1022"/>
        </table:table-row>
        <table:table-row table:style-name="ro1">
          <table:table-cell table:style-name="ce4" office:value-type="float" office:value="23500" calcext:value-type="float">
            <text:p>23500</text:p>
          </table:table-cell>
          <table:table-cell table:style-name="ce4" office:value-type="float" office:value="0.049432449042797" calcext:value-type="float">
            <text:p>0.049432449</text:p>
          </table:table-cell>
          <table:table-cell table:number-columns-repeated="1022"/>
        </table:table-row>
        <table:table-row table:style-name="ro1">
          <table:table-cell table:style-name="ce4" office:value-type="float" office:value="23600" calcext:value-type="float">
            <text:p>23600</text:p>
          </table:table-cell>
          <table:table-cell table:style-name="ce4" office:value-type="float" office:value="0.0563585385680198" calcext:value-type="float">
            <text:p>0.0563585386</text:p>
          </table:table-cell>
          <table:table-cell table:number-columns-repeated="1022"/>
        </table:table-row>
        <table:table-row table:style-name="ro1">
          <table:table-cell table:style-name="ce4" office:value-type="float" office:value="23700" calcext:value-type="float">
            <text:p>23700</text:p>
          </table:table-cell>
          <table:table-cell table:style-name="ce4" office:value-type="float" office:value="0.0433554872870445" calcext:value-type="float">
            <text:p>0.0433554873</text:p>
          </table:table-cell>
          <table:table-cell table:number-columns-repeated="1022"/>
        </table:table-row>
        <table:table-row table:style-name="ro1">
          <table:table-cell table:style-name="ce4" office:value-type="float" office:value="23800" calcext:value-type="float">
            <text:p>23800</text:p>
          </table:table-cell>
          <table:table-cell table:style-name="ce4" office:value-type="float" office:value="0.0394534729421138" calcext:value-type="float">
            <text:p>0.0394534729</text:p>
          </table:table-cell>
          <table:table-cell table:number-columns-repeated="1022"/>
        </table:table-row>
        <table:table-row table:style-name="ro1">
          <table:table-cell table:style-name="ce4" office:value-type="float" office:value="23900" calcext:value-type="float">
            <text:p>23900</text:p>
          </table:table-cell>
          <table:table-cell table:style-name="ce4" office:value-type="float" office:value="0.0479835122823715" calcext:value-type="float">
            <text:p>0.0479835123</text:p>
          </table:table-cell>
          <table:table-cell table:number-columns-repeated="1022"/>
        </table:table-row>
        <table:table-row table:style-name="ro1">
          <table:table-cell table:style-name="ce4" office:value-type="float" office:value="24000" calcext:value-type="float">
            <text:p>24000</text:p>
          </table:table-cell>
          <table:table-cell table:style-name="ce4" office:value-type="float" office:value="0.0390810891985893" calcext:value-type="float">
            <text:p>0.0390810892</text:p>
          </table:table-cell>
          <table:table-cell table:number-columns-repeated="1022"/>
        </table:table-row>
        <table:table-row table:style-name="ro1">
          <table:table-cell table:style-name="ce4" office:value-type="float" office:value="24100" calcext:value-type="float">
            <text:p>24100</text:p>
          </table:table-cell>
          <table:table-cell table:style-name="ce4" office:value-type="float" office:value="0.0400129817426204" calcext:value-type="float">
            <text:p>0.0400129817</text:p>
          </table:table-cell>
          <table:table-cell table:number-columns-repeated="1022"/>
        </table:table-row>
        <table:table-row table:style-name="ro1">
          <table:table-cell table:style-name="ce4" office:value-type="float" office:value="24200" calcext:value-type="float">
            <text:p>24200</text:p>
          </table:table-cell>
          <table:table-cell table:style-name="ce4" office:value-type="float" office:value="0.0537728667259216" calcext:value-type="float">
            <text:p>0.0537728667</text:p>
          </table:table-cell>
          <table:table-cell table:number-columns-repeated="1022"/>
        </table:table-row>
        <table:table-row table:style-name="ro1">
          <table:table-cell table:style-name="ce4" office:value-type="float" office:value="24300" calcext:value-type="float">
            <text:p>24300</text:p>
          </table:table-cell>
          <table:table-cell table:style-name="ce4" office:value-type="float" office:value="0.0463257916271686" calcext:value-type="float">
            <text:p>0.0463257916</text:p>
          </table:table-cell>
          <table:table-cell table:number-columns-repeated="1022"/>
        </table:table-row>
        <table:table-row table:style-name="ro1">
          <table:table-cell table:style-name="ce4" office:value-type="float" office:value="24400" calcext:value-type="float">
            <text:p>24400</text:p>
          </table:table-cell>
          <table:table-cell table:style-name="ce4" office:value-type="float" office:value="0.0363745838403701" calcext:value-type="float">
            <text:p>0.0363745838</text:p>
          </table:table-cell>
          <table:table-cell table:number-columns-repeated="1022"/>
        </table:table-row>
        <table:table-row table:style-name="ro1">
          <table:table-cell table:style-name="ce4" office:value-type="float" office:value="24500" calcext:value-type="float">
            <text:p>24500</text:p>
          </table:table-cell>
          <table:table-cell table:style-name="ce4" office:value-type="float" office:value="0.0606384091079235" calcext:value-type="float">
            <text:p>0.0606384091</text:p>
          </table:table-cell>
          <table:table-cell table:number-columns-repeated="1022"/>
        </table:table-row>
        <table:table-row table:style-name="ro1">
          <table:table-cell table:style-name="ce4" office:value-type="float" office:value="24600" calcext:value-type="float">
            <text:p>24600</text:p>
          </table:table-cell>
          <table:table-cell table:style-name="ce4" office:value-type="float" office:value="0.0423822216689586" calcext:value-type="float">
            <text:p>0.0423822217</text:p>
          </table:table-cell>
          <table:table-cell table:number-columns-repeated="1022"/>
        </table:table-row>
        <table:table-row table:style-name="ro1">
          <table:table-cell table:style-name="ce4" office:value-type="float" office:value="24700" calcext:value-type="float">
            <text:p>24700</text:p>
          </table:table-cell>
          <table:table-cell table:style-name="ce4" office:value-type="float" office:value="0.0487634986639022" calcext:value-type="float">
            <text:p>0.0487634987</text:p>
          </table:table-cell>
          <table:table-cell table:number-columns-repeated="1022"/>
        </table:table-row>
        <table:table-row table:style-name="ro1">
          <table:table-cell table:style-name="ce4" office:value-type="float" office:value="24800" calcext:value-type="float">
            <text:p>24800</text:p>
          </table:table-cell>
          <table:table-cell table:style-name="ce4" office:value-type="float" office:value="0.0361870750784873" calcext:value-type="float">
            <text:p>0.0361870751</text:p>
          </table:table-cell>
          <table:table-cell table:number-columns-repeated="1022"/>
        </table:table-row>
        <table:table-row table:style-name="ro1">
          <table:table-cell table:style-name="ce4" office:value-type="float" office:value="24900" calcext:value-type="float">
            <text:p>24900</text:p>
          </table:table-cell>
          <table:table-cell table:style-name="ce4" office:value-type="float" office:value="0.0402371436357498" calcext:value-type="float">
            <text:p>0.0402371436</text:p>
          </table:table-cell>
          <table:table-cell table:number-columns-repeated="1022"/>
        </table:table-row>
        <table:table-row table:style-name="ro1">
          <table:table-cell table:style-name="ce4" office:value-type="float" office:value="25000" calcext:value-type="float">
            <text:p>25000</text:p>
          </table:table-cell>
          <table:table-cell table:style-name="ce4" office:value-type="float" office:value="0.0445779003202915" calcext:value-type="float">
            <text:p>0.0445779003</text:p>
          </table:table-cell>
          <table:table-cell table:number-columns-repeated="1022"/>
        </table:table-row>
        <table:table-row table:style-name="ro1">
          <table:table-cell table:style-name="ce4" office:value-type="float" office:value="25100" calcext:value-type="float">
            <text:p>25100</text:p>
          </table:table-cell>
          <table:table-cell table:style-name="ce4" office:value-type="float" office:value="0.0357156731188297" calcext:value-type="float">
            <text:p>0.0357156731</text:p>
          </table:table-cell>
          <table:table-cell table:number-columns-repeated="1022"/>
        </table:table-row>
        <table:table-row table:style-name="ro1">
          <table:table-cell table:style-name="ce4" office:value-type="float" office:value="25200" calcext:value-type="float">
            <text:p>25200</text:p>
          </table:table-cell>
          <table:table-cell table:style-name="ce4" office:value-type="float" office:value="0.0428965538740158" calcext:value-type="float">
            <text:p>0.0428965539</text:p>
          </table:table-cell>
          <table:table-cell table:number-columns-repeated="1022"/>
        </table:table-row>
        <table:table-row table:style-name="ro1">
          <table:table-cell table:style-name="ce4" office:value-type="float" office:value="25300" calcext:value-type="float">
            <text:p>25300</text:p>
          </table:table-cell>
          <table:table-cell table:style-name="ce4" office:value-type="float" office:value="0.0424653962254524" calcext:value-type="float">
            <text:p>0.0424653962</text:p>
          </table:table-cell>
          <table:table-cell table:number-columns-repeated="1022"/>
        </table:table-row>
        <table:table-row table:style-name="ro1">
          <table:table-cell table:style-name="ce4" office:value-type="float" office:value="25400" calcext:value-type="float">
            <text:p>25400</text:p>
          </table:table-cell>
          <table:table-cell table:style-name="ce4" office:value-type="float" office:value="0.0471911989152431" calcext:value-type="float">
            <text:p>0.0471911989</text:p>
          </table:table-cell>
          <table:table-cell table:number-columns-repeated="1022"/>
        </table:table-row>
        <table:table-row table:style-name="ro1">
          <table:table-cell table:style-name="ce4" office:value-type="float" office:value="25500" calcext:value-type="float">
            <text:p>25500</text:p>
          </table:table-cell>
          <table:table-cell table:style-name="ce4" office:value-type="float" office:value="0.0483719408512115" calcext:value-type="float">
            <text:p>0.0483719409</text:p>
          </table:table-cell>
          <table:table-cell table:number-columns-repeated="1022"/>
        </table:table-row>
        <table:table-row table:style-name="ro1">
          <table:table-cell table:style-name="ce4" office:value-type="float" office:value="25600" calcext:value-type="float">
            <text:p>25600</text:p>
          </table:table-cell>
          <table:table-cell table:style-name="ce4" office:value-type="float" office:value="0.0512727163732051" calcext:value-type="float">
            <text:p>0.0512727164</text:p>
          </table:table-cell>
          <table:table-cell table:number-columns-repeated="1022"/>
        </table:table-row>
        <table:table-row table:style-name="ro1">
          <table:table-cell table:style-name="ce4" office:value-type="float" office:value="25700" calcext:value-type="float">
            <text:p>25700</text:p>
          </table:table-cell>
          <table:table-cell table:style-name="ce4" office:value-type="float" office:value="0.0404370762407779" calcext:value-type="float">
            <text:p>0.0404370762</text:p>
          </table:table-cell>
          <table:table-cell table:number-columns-repeated="1022"/>
        </table:table-row>
        <table:table-row table:style-name="ro1">
          <table:table-cell table:style-name="ce4" office:value-type="float" office:value="25800" calcext:value-type="float">
            <text:p>25800</text:p>
          </table:table-cell>
          <table:table-cell table:style-name="ce4" office:value-type="float" office:value="0.0461645647883415" calcext:value-type="float">
            <text:p>0.0461645648</text:p>
          </table:table-cell>
          <table:table-cell table:number-columns-repeated="1022"/>
        </table:table-row>
        <table:table-row table:style-name="ro1">
          <table:table-cell table:style-name="ce4" office:value-type="float" office:value="25900" calcext:value-type="float">
            <text:p>25900</text:p>
          </table:table-cell>
          <table:table-cell table:style-name="ce4" office:value-type="float" office:value="0.037304226309061" calcext:value-type="float">
            <text:p>0.0373042263</text:p>
          </table:table-cell>
          <table:table-cell table:number-columns-repeated="1022"/>
        </table:table-row>
        <table:table-row table:style-name="ro1">
          <table:table-cell table:style-name="ce4" office:value-type="float" office:value="26000" calcext:value-type="float">
            <text:p>26000</text:p>
          </table:table-cell>
          <table:table-cell table:style-name="ce4" office:value-type="float" office:value="0.0536062978208065" calcext:value-type="float">
            <text:p>0.0536062978</text:p>
          </table:table-cell>
          <table:table-cell table:number-columns-repeated="1022"/>
        </table:table-row>
        <table:table-row table:style-name="ro1">
          <table:table-cell table:style-name="ce4" office:value-type="float" office:value="26100" calcext:value-type="float">
            <text:p>26100</text:p>
          </table:table-cell>
          <table:table-cell table:style-name="ce4" office:value-type="float" office:value="0.0390314310789108" calcext:value-type="float">
            <text:p>0.0390314311</text:p>
          </table:table-cell>
          <table:table-cell table:number-columns-repeated="1022"/>
        </table:table-row>
        <table:table-row table:style-name="ro1">
          <table:table-cell table:style-name="ce4" office:value-type="float" office:value="26200" calcext:value-type="float">
            <text:p>26200</text:p>
          </table:table-cell>
          <table:table-cell table:style-name="ce4" office:value-type="float" office:value="0.0345677062869071" calcext:value-type="float">
            <text:p>0.0345677063</text:p>
          </table:table-cell>
          <table:table-cell table:number-columns-repeated="1022"/>
        </table:table-row>
        <table:table-row table:style-name="ro1">
          <table:table-cell table:style-name="ce4" office:value-type="float" office:value="26300" calcext:value-type="float">
            <text:p>26300</text:p>
          </table:table-cell>
          <table:table-cell table:style-name="ce4" office:value-type="float" office:value="0.0404309593141078" calcext:value-type="float">
            <text:p>0.0404309593</text:p>
          </table:table-cell>
          <table:table-cell table:number-columns-repeated="1022"/>
        </table:table-row>
        <table:table-row table:style-name="ro1">
          <table:table-cell table:style-name="ce4" office:value-type="float" office:value="26400" calcext:value-type="float">
            <text:p>26400</text:p>
          </table:table-cell>
          <table:table-cell table:style-name="ce4" office:value-type="float" office:value="0.0376169010996818" calcext:value-type="float">
            <text:p>0.0376169011</text:p>
          </table:table-cell>
          <table:table-cell table:number-columns-repeated="1022"/>
        </table:table-row>
        <table:table-row table:style-name="ro1">
          <table:table-cell table:style-name="ce4" office:value-type="float" office:value="26500" calcext:value-type="float">
            <text:p>26500</text:p>
          </table:table-cell>
          <table:table-cell table:style-name="ce4" office:value-type="float" office:value="0.0428894869983196" calcext:value-type="float">
            <text:p>0.042889487</text:p>
          </table:table-cell>
          <table:table-cell table:number-columns-repeated="1022"/>
        </table:table-row>
        <table:table-row table:style-name="ro1">
          <table:table-cell table:style-name="ce4" office:value-type="float" office:value="26600" calcext:value-type="float">
            <text:p>26600</text:p>
          </table:table-cell>
          <table:table-cell table:style-name="ce4" office:value-type="float" office:value="0.043544016778469" calcext:value-type="float">
            <text:p>0.0435440168</text:p>
          </table:table-cell>
          <table:table-cell table:number-columns-repeated="1022"/>
        </table:table-row>
        <table:table-row table:style-name="ro1">
          <table:table-cell table:style-name="ce4" office:value-type="float" office:value="26700" calcext:value-type="float">
            <text:p>26700</text:p>
          </table:table-cell>
          <table:table-cell table:style-name="ce4" office:value-type="float" office:value="0.0337824560701847" calcext:value-type="float">
            <text:p>0.0337824561</text:p>
          </table:table-cell>
          <table:table-cell table:number-columns-repeated="1022"/>
        </table:table-row>
        <table:table-row table:style-name="ro1">
          <table:table-cell table:style-name="ce4" office:value-type="float" office:value="26800" calcext:value-type="float">
            <text:p>26800</text:p>
          </table:table-cell>
          <table:table-cell table:style-name="ce4" office:value-type="float" office:value="0.0430894643068313" calcext:value-type="float">
            <text:p>0.0430894643</text:p>
          </table:table-cell>
          <table:table-cell table:number-columns-repeated="1022"/>
        </table:table-row>
        <table:table-row table:style-name="ro1">
          <table:table-cell table:style-name="ce4" office:value-type="float" office:value="26900" calcext:value-type="float">
            <text:p>26900</text:p>
          </table:table-cell>
          <table:table-cell table:style-name="ce4" office:value-type="float" office:value="0.0347341299057006" calcext:value-type="float">
            <text:p>0.0347341299</text:p>
          </table:table-cell>
          <table:table-cell table:number-columns-repeated="1022"/>
        </table:table-row>
        <table:table-row table:style-name="ro1">
          <table:table-cell table:style-name="ce4" office:value-type="float" office:value="27000" calcext:value-type="float">
            <text:p>27000</text:p>
          </table:table-cell>
          <table:table-cell table:style-name="ce4" office:value-type="float" office:value="0.0378201678395271" calcext:value-type="float">
            <text:p>0.0378201678</text:p>
          </table:table-cell>
          <table:table-cell table:number-columns-repeated="1022"/>
        </table:table-row>
        <table:table-row table:style-name="ro1">
          <table:table-cell table:style-name="ce4" office:value-type="float" office:value="27100" calcext:value-type="float">
            <text:p>27100</text:p>
          </table:table-cell>
          <table:table-cell table:style-name="ce4" office:value-type="float" office:value="0.0461968705058097" calcext:value-type="float">
            <text:p>0.0461968705</text:p>
          </table:table-cell>
          <table:table-cell table:number-columns-repeated="1022"/>
        </table:table-row>
        <table:table-row table:style-name="ro1">
          <table:table-cell table:style-name="ce4" office:value-type="float" office:value="27200" calcext:value-type="float">
            <text:p>27200</text:p>
          </table:table-cell>
          <table:table-cell table:style-name="ce4" office:value-type="float" office:value="0.0462239384651184" calcext:value-type="float">
            <text:p>0.0462239385</text:p>
          </table:table-cell>
          <table:table-cell table:number-columns-repeated="1022"/>
        </table:table-row>
        <table:table-row table:style-name="ro1">
          <table:table-cell table:style-name="ce4" office:value-type="float" office:value="27300" calcext:value-type="float">
            <text:p>27300</text:p>
          </table:table-cell>
          <table:table-cell table:style-name="ce4" office:value-type="float" office:value="0.0312200412154197" calcext:value-type="float">
            <text:p>0.0312200412</text:p>
          </table:table-cell>
          <table:table-cell table:number-columns-repeated="1022"/>
        </table:table-row>
        <table:table-row table:style-name="ro1">
          <table:table-cell table:style-name="ce4" office:value-type="float" office:value="27400" calcext:value-type="float">
            <text:p>27400</text:p>
          </table:table-cell>
          <table:table-cell table:style-name="ce4" office:value-type="float" office:value="0.0377537757158279" calcext:value-type="float">
            <text:p>0.0377537757</text:p>
          </table:table-cell>
          <table:table-cell table:number-columns-repeated="1022"/>
        </table:table-row>
        <table:table-row table:style-name="ro1">
          <table:table-cell table:style-name="ce4" office:value-type="float" office:value="27500" calcext:value-type="float">
            <text:p>27500</text:p>
          </table:table-cell>
          <table:table-cell table:style-name="ce4" office:value-type="float" office:value="0.0358854047954082" calcext:value-type="float">
            <text:p>0.0358854048</text:p>
          </table:table-cell>
          <table:table-cell table:number-columns-repeated="1022"/>
        </table:table-row>
        <table:table-row table:style-name="ro1">
          <table:table-cell table:style-name="ce4" office:value-type="float" office:value="27600" calcext:value-type="float">
            <text:p>27600</text:p>
          </table:table-cell>
          <table:table-cell table:style-name="ce4" office:value-type="float" office:value="0.0371739156544208" calcext:value-type="float">
            <text:p>0.0371739157</text:p>
          </table:table-cell>
          <table:table-cell table:number-columns-repeated="1022"/>
        </table:table-row>
        <table:table-row table:style-name="ro1">
          <table:table-cell table:style-name="ce4" office:value-type="float" office:value="27700" calcext:value-type="float">
            <text:p>27700</text:p>
          </table:table-cell>
          <table:table-cell table:style-name="ce4" office:value-type="float" office:value="0.0421162657439708" calcext:value-type="float">
            <text:p>0.0421162657</text:p>
          </table:table-cell>
          <table:table-cell table:number-columns-repeated="1022"/>
        </table:table-row>
        <table:table-row table:style-name="ro1">
          <table:table-cell table:style-name="ce4" office:value-type="float" office:value="27800" calcext:value-type="float">
            <text:p>27800</text:p>
          </table:table-cell>
          <table:table-cell table:style-name="ce4" office:value-type="float" office:value="0.0463734902441501" calcext:value-type="float">
            <text:p>0.0463734902</text:p>
          </table:table-cell>
          <table:table-cell table:number-columns-repeated="1022"/>
        </table:table-row>
        <table:table-row table:style-name="ro1">
          <table:table-cell table:style-name="ce4" office:value-type="float" office:value="27900" calcext:value-type="float">
            <text:p>27900</text:p>
          </table:table-cell>
          <table:table-cell table:style-name="ce4" office:value-type="float" office:value="0.0482669919729232" calcext:value-type="float">
            <text:p>0.048266992</text:p>
          </table:table-cell>
          <table:table-cell table:number-columns-repeated="1022"/>
        </table:table-row>
        <table:table-row table:style-name="ro1">
          <table:table-cell table:style-name="ce4" office:value-type="float" office:value="28000" calcext:value-type="float">
            <text:p>28000</text:p>
          </table:table-cell>
          <table:table-cell table:style-name="ce4" office:value-type="float" office:value="0.0336371250450611" calcext:value-type="float">
            <text:p>0.033637125</text:p>
          </table:table-cell>
          <table:table-cell table:number-columns-repeated="1022"/>
        </table:table-row>
        <table:table-row table:style-name="ro1">
          <table:table-cell table:style-name="ce4" office:value-type="float" office:value="28100" calcext:value-type="float">
            <text:p>28100</text:p>
          </table:table-cell>
          <table:table-cell table:style-name="ce4" office:value-type="float" office:value="0.0482782199978828" calcext:value-type="float">
            <text:p>0.04827822</text:p>
          </table:table-cell>
          <table:table-cell table:number-columns-repeated="1022"/>
        </table:table-row>
        <table:table-row table:style-name="ro1">
          <table:table-cell table:style-name="ce4" office:value-type="float" office:value="28200" calcext:value-type="float">
            <text:p>28200</text:p>
          </table:table-cell>
          <table:table-cell table:style-name="ce4" office:value-type="float" office:value="0.042293656617403" calcext:value-type="float">
            <text:p>0.0422936566</text:p>
          </table:table-cell>
          <table:table-cell table:number-columns-repeated="1022"/>
        </table:table-row>
        <table:table-row table:style-name="ro1">
          <table:table-cell table:style-name="ce4" office:value-type="float" office:value="28300" calcext:value-type="float">
            <text:p>28300</text:p>
          </table:table-cell>
          <table:table-cell table:style-name="ce4" office:value-type="float" office:value="0.0370806381106376" calcext:value-type="float">
            <text:p>0.0370806381</text:p>
          </table:table-cell>
          <table:table-cell table:number-columns-repeated="1022"/>
        </table:table-row>
        <table:table-row table:style-name="ro1">
          <table:table-cell table:style-name="ce4" office:value-type="float" office:value="28400" calcext:value-type="float">
            <text:p>28400</text:p>
          </table:table-cell>
          <table:table-cell table:style-name="ce4" office:value-type="float" office:value="0.0390098467469215" calcext:value-type="float">
            <text:p>0.0390098467</text:p>
          </table:table-cell>
          <table:table-cell table:number-columns-repeated="1022"/>
        </table:table-row>
        <table:table-row table:style-name="ro1">
          <table:table-cell table:style-name="ce4" office:value-type="float" office:value="28500" calcext:value-type="float">
            <text:p>28500</text:p>
          </table:table-cell>
          <table:table-cell table:style-name="ce4" office:value-type="float" office:value="0.0349693857133388" calcext:value-type="float">
            <text:p>0.0349693857</text:p>
          </table:table-cell>
          <table:table-cell table:number-columns-repeated="1022"/>
        </table:table-row>
        <table:table-row table:style-name="ro1">
          <table:table-cell table:style-name="ce4" office:value-type="float" office:value="28600" calcext:value-type="float">
            <text:p>28600</text:p>
          </table:table-cell>
          <table:table-cell table:style-name="ce4" office:value-type="float" office:value="0.0534582510590553" calcext:value-type="float">
            <text:p>0.0534582511</text:p>
          </table:table-cell>
          <table:table-cell table:number-columns-repeated="1022"/>
        </table:table-row>
        <table:table-row table:style-name="ro1">
          <table:table-cell table:style-name="ce4" office:value-type="float" office:value="28700" calcext:value-type="float">
            <text:p>28700</text:p>
          </table:table-cell>
          <table:table-cell table:style-name="ce4" office:value-type="float" office:value="0.0323256365954875" calcext:value-type="float">
            <text:p>0.0323256366</text:p>
          </table:table-cell>
          <table:table-cell table:number-columns-repeated="1022"/>
        </table:table-row>
        <table:table-row table:style-name="ro1">
          <table:table-cell table:style-name="ce4" office:value-type="float" office:value="28800" calcext:value-type="float">
            <text:p>28800</text:p>
          </table:table-cell>
          <table:table-cell table:style-name="ce4" office:value-type="float" office:value="0.0322677455842494" calcext:value-type="float">
            <text:p>0.0322677456</text:p>
          </table:table-cell>
          <table:table-cell table:number-columns-repeated="1022"/>
        </table:table-row>
        <table:table-row table:style-name="ro1">
          <table:table-cell table:style-name="ce4" office:value-type="float" office:value="28900" calcext:value-type="float">
            <text:p>28900</text:p>
          </table:table-cell>
          <table:table-cell table:style-name="ce4" office:value-type="float" office:value="0.037872489541769" calcext:value-type="float">
            <text:p>0.0378724895</text:p>
          </table:table-cell>
          <table:table-cell table:number-columns-repeated="1022"/>
        </table:table-row>
        <table:table-row table:style-name="ro1">
          <table:table-cell table:style-name="ce4" office:value-type="float" office:value="29000" calcext:value-type="float">
            <text:p>29000</text:p>
          </table:table-cell>
          <table:table-cell table:style-name="ce4" office:value-type="float" office:value="0.0403319932520389" calcext:value-type="float">
            <text:p>0.0403319933</text:p>
          </table:table-cell>
          <table:table-cell table:number-columns-repeated="1022"/>
        </table:table-row>
        <table:table-row table:style-name="ro1">
          <table:table-cell table:style-name="ce4" office:value-type="float" office:value="29100" calcext:value-type="float">
            <text:p>29100</text:p>
          </table:table-cell>
          <table:table-cell table:style-name="ce4" office:value-type="float" office:value="0.0349148288369178" calcext:value-type="float">
            <text:p>0.0349148288</text:p>
          </table:table-cell>
          <table:table-cell table:number-columns-repeated="1022"/>
        </table:table-row>
        <table:table-row table:style-name="ro1">
          <table:table-cell table:style-name="ce4" office:value-type="float" office:value="29200" calcext:value-type="float">
            <text:p>29200</text:p>
          </table:table-cell>
          <table:table-cell table:style-name="ce4" office:value-type="float" office:value="0.0419397726655006" calcext:value-type="float">
            <text:p>0.0419397727</text:p>
          </table:table-cell>
          <table:table-cell table:number-columns-repeated="1022"/>
        </table:table-row>
        <table:table-row table:style-name="ro1">
          <table:table-cell table:style-name="ce4" office:value-type="float" office:value="29300" calcext:value-type="float">
            <text:p>29300</text:p>
          </table:table-cell>
          <table:table-cell table:style-name="ce4" office:value-type="float" office:value="0.0372657254338264" calcext:value-type="float">
            <text:p>0.0372657254</text:p>
          </table:table-cell>
          <table:table-cell table:number-columns-repeated="1022"/>
        </table:table-row>
        <table:table-row table:style-name="ro1">
          <table:table-cell table:style-name="ce4" office:value-type="float" office:value="29400" calcext:value-type="float">
            <text:p>29400</text:p>
          </table:table-cell>
          <table:table-cell table:style-name="ce4" office:value-type="float" office:value="0.037215806543827" calcext:value-type="float">
            <text:p>0.0372158065</text:p>
          </table:table-cell>
          <table:table-cell table:number-columns-repeated="1022"/>
        </table:table-row>
        <table:table-row table:style-name="ro1">
          <table:table-cell table:style-name="ce4" office:value-type="float" office:value="29500" calcext:value-type="float">
            <text:p>29500</text:p>
          </table:table-cell>
          <table:table-cell table:style-name="ce4" office:value-type="float" office:value="0.039480410516262" calcext:value-type="float">
            <text:p>0.0394804105</text:p>
          </table:table-cell>
          <table:table-cell table:number-columns-repeated="1022"/>
        </table:table-row>
        <table:table-row table:style-name="ro1">
          <table:table-cell table:style-name="ce4" office:value-type="float" office:value="29600" calcext:value-type="float">
            <text:p>29600</text:p>
          </table:table-cell>
          <table:table-cell table:style-name="ce4" office:value-type="float" office:value="0.0359375067055225" calcext:value-type="float">
            <text:p>0.0359375067</text:p>
          </table:table-cell>
          <table:table-cell table:number-columns-repeated="1022"/>
        </table:table-row>
        <table:table-row table:style-name="ro1">
          <table:table-cell table:style-name="ce4" office:value-type="float" office:value="29700" calcext:value-type="float">
            <text:p>29700</text:p>
          </table:table-cell>
          <table:table-cell table:style-name="ce4" office:value-type="float" office:value="0.0340849943459034" calcext:value-type="float">
            <text:p>0.0340849943</text:p>
          </table:table-cell>
          <table:table-cell table:number-columns-repeated="1022"/>
        </table:table-row>
        <table:table-row table:style-name="ro1">
          <table:table-cell table:style-name="ce4" office:value-type="float" office:value="29800" calcext:value-type="float">
            <text:p>29800</text:p>
          </table:table-cell>
          <table:table-cell table:style-name="ce4" office:value-type="float" office:value="0.0406021997332572" calcext:value-type="float">
            <text:p>0.0406021997</text:p>
          </table:table-cell>
          <table:table-cell table:number-columns-repeated="1022"/>
        </table:table-row>
        <table:table-row table:style-name="ro1">
          <table:table-cell table:style-name="ce4" office:value-type="float" office:value="29900" calcext:value-type="float">
            <text:p>29900</text:p>
          </table:table-cell>
          <table:table-cell table:style-name="ce4" office:value-type="float" office:value="0.0357403382658958" calcext:value-type="float">
            <text:p>0.0357403383</text:p>
          </table:table-cell>
          <table:table-cell table:number-columns-repeated="1022"/>
        </table:table-row>
        <table:table-row table:style-name="ro1">
          <table:table-cell table:style-name="ce4" office:value-type="float" office:value="30000" calcext:value-type="float">
            <text:p>30000</text:p>
          </table:table-cell>
          <table:table-cell table:style-name="ce4" office:value-type="float" office:value="0.051777709275484" calcext:value-type="float">
            <text:p>0.0517777093</text:p>
          </table:table-cell>
          <table:table-cell table:number-columns-repeated="1022"/>
        </table:table-row>
        <table:table-row table:style-name="ro1">
          <table:table-cell table:style-name="ce4" office:value-type="float" office:value="30100" calcext:value-type="float">
            <text:p>30100</text:p>
          </table:table-cell>
          <table:table-cell table:style-name="ce4" office:value-type="float" office:value="0.037237174808979" calcext:value-type="float">
            <text:p>0.0372371748</text:p>
          </table:table-cell>
          <table:table-cell table:number-columns-repeated="1022"/>
        </table:table-row>
        <table:table-row table:style-name="ro1">
          <table:table-cell table:style-name="ce4" office:value-type="float" office:value="30200" calcext:value-type="float">
            <text:p>30200</text:p>
          </table:table-cell>
          <table:table-cell table:style-name="ce4" office:value-type="float" office:value="0.0349745340645313" calcext:value-type="float">
            <text:p>0.0349745341</text:p>
          </table:table-cell>
          <table:table-cell table:number-columns-repeated="1022"/>
        </table:table-row>
        <table:table-row table:style-name="ro1">
          <table:table-cell table:style-name="ce4" office:value-type="float" office:value="30300" calcext:value-type="float">
            <text:p>30300</text:p>
          </table:table-cell>
          <table:table-cell table:style-name="ce4" office:value-type="float" office:value="0.032255545258522" calcext:value-type="float">
            <text:p>0.0322555453</text:p>
          </table:table-cell>
          <table:table-cell table:number-columns-repeated="1022"/>
        </table:table-row>
        <table:table-row table:style-name="ro1">
          <table:table-cell table:style-name="ce4" office:value-type="float" office:value="30400" calcext:value-type="float">
            <text:p>30400</text:p>
          </table:table-cell>
          <table:table-cell table:style-name="ce4" office:value-type="float" office:value="0.043611004948616" calcext:value-type="float">
            <text:p>0.0436110049</text:p>
          </table:table-cell>
          <table:table-cell table:number-columns-repeated="1022"/>
        </table:table-row>
        <table:table-row table:style-name="ro1">
          <table:table-cell table:style-name="ce4" office:value-type="float" office:value="30500" calcext:value-type="float">
            <text:p>30500</text:p>
          </table:table-cell>
          <table:table-cell table:style-name="ce4" office:value-type="float" office:value="0.0317457616329193" calcext:value-type="float">
            <text:p>0.0317457616</text:p>
          </table:table-cell>
          <table:table-cell table:number-columns-repeated="1022"/>
        </table:table-row>
        <table:table-row table:style-name="ro1">
          <table:table-cell table:style-name="ce4" office:value-type="float" office:value="30600" calcext:value-type="float">
            <text:p>30600</text:p>
          </table:table-cell>
          <table:table-cell table:style-name="ce4" office:value-type="float" office:value="0.0398299247026443" calcext:value-type="float">
            <text:p>0.0398299247</text:p>
          </table:table-cell>
          <table:table-cell table:number-columns-repeated="1022"/>
        </table:table-row>
        <table:table-row table:style-name="ro1">
          <table:table-cell table:style-name="ce4" office:value-type="float" office:value="30700" calcext:value-type="float">
            <text:p>30700</text:p>
          </table:table-cell>
          <table:table-cell table:style-name="ce4" office:value-type="float" office:value="0.0350147560238838" calcext:value-type="float">
            <text:p>0.035014756</text:p>
          </table:table-cell>
          <table:table-cell table:number-columns-repeated="1022"/>
        </table:table-row>
        <table:table-row table:style-name="ro1">
          <table:table-cell table:style-name="ce4" office:value-type="float" office:value="30800" calcext:value-type="float">
            <text:p>30800</text:p>
          </table:table-cell>
          <table:table-cell table:style-name="ce4" office:value-type="float" office:value="0.0368831194937229" calcext:value-type="float">
            <text:p>0.0368831195</text:p>
          </table:table-cell>
          <table:table-cell table:number-columns-repeated="1022"/>
        </table:table-row>
        <table:table-row table:style-name="ro1">
          <table:table-cell table:style-name="ce4" office:value-type="float" office:value="30900" calcext:value-type="float">
            <text:p>30900</text:p>
          </table:table-cell>
          <table:table-cell table:style-name="ce4" office:value-type="float" office:value="0.0362712182104587" calcext:value-type="float">
            <text:p>0.0362712182</text:p>
          </table:table-cell>
          <table:table-cell table:number-columns-repeated="1022"/>
        </table:table-row>
        <table:table-row table:style-name="ro1">
          <table:table-cell table:style-name="ce4" office:value-type="float" office:value="31000" calcext:value-type="float">
            <text:p>31000</text:p>
          </table:table-cell>
          <table:table-cell table:style-name="ce4" office:value-type="float" office:value="0.0262133218348026" calcext:value-type="float">
            <text:p>0.0262133218</text:p>
          </table:table-cell>
          <table:table-cell table:number-columns-repeated="1022"/>
        </table:table-row>
        <table:table-row table:style-name="ro1">
          <table:table-cell table:style-name="ce4" office:value-type="float" office:value="31100" calcext:value-type="float">
            <text:p>31100</text:p>
          </table:table-cell>
          <table:table-cell table:style-name="ce4" office:value-type="float" office:value="0.0324835628271102" calcext:value-type="float">
            <text:p>0.0324835628</text:p>
          </table:table-cell>
          <table:table-cell table:number-columns-repeated="1022"/>
        </table:table-row>
        <table:table-row table:style-name="ro1">
          <table:table-cell table:style-name="ce4" office:value-type="float" office:value="31200" calcext:value-type="float">
            <text:p>31200</text:p>
          </table:table-cell>
          <table:table-cell table:style-name="ce4" office:value-type="float" office:value="0.0427036881446838" calcext:value-type="float">
            <text:p>0.0427036881</text:p>
          </table:table-cell>
          <table:table-cell table:number-columns-repeated="1022"/>
        </table:table-row>
        <table:table-row table:style-name="ro1">
          <table:table-cell table:style-name="ce4" office:value-type="float" office:value="31300" calcext:value-type="float">
            <text:p>31300</text:p>
          </table:table-cell>
          <table:table-cell table:style-name="ce4" office:value-type="float" office:value="0.0317422337830066" calcext:value-type="float">
            <text:p>0.0317422338</text:p>
          </table:table-cell>
          <table:table-cell table:number-columns-repeated="1022"/>
        </table:table-row>
        <table:table-row table:style-name="ro1">
          <table:table-cell table:style-name="ce4" office:value-type="float" office:value="31400" calcext:value-type="float">
            <text:p>31400</text:p>
          </table:table-cell>
          <table:table-cell table:style-name="ce4" office:value-type="float" office:value="0.0357547998428344" calcext:value-type="float">
            <text:p>0.0357547998</text:p>
          </table:table-cell>
          <table:table-cell table:number-columns-repeated="1022"/>
        </table:table-row>
        <table:table-row table:style-name="ro1">
          <table:table-cell table:style-name="ce4" office:value-type="float" office:value="31500" calcext:value-type="float">
            <text:p>31500</text:p>
          </table:table-cell>
          <table:table-cell table:style-name="ce4" office:value-type="float" office:value="0.0319771990180015" calcext:value-type="float">
            <text:p>0.031977199</text:p>
          </table:table-cell>
          <table:table-cell table:number-columns-repeated="1022"/>
        </table:table-row>
        <table:table-row table:style-name="ro1">
          <table:table-cell table:style-name="ce4" office:value-type="float" office:value="31600" calcext:value-type="float">
            <text:p>31600</text:p>
          </table:table-cell>
          <table:table-cell table:style-name="ce4" office:value-type="float" office:value="0.0407446846365928" calcext:value-type="float">
            <text:p>0.0407446846</text:p>
          </table:table-cell>
          <table:table-cell table:number-columns-repeated="1022"/>
        </table:table-row>
        <table:table-row table:style-name="ro1">
          <table:table-cell table:style-name="ce4" office:value-type="float" office:value="31700" calcext:value-type="float">
            <text:p>31700</text:p>
          </table:table-cell>
          <table:table-cell table:style-name="ce4" office:value-type="float" office:value="0.0369999706745147" calcext:value-type="float">
            <text:p>0.0369999707</text:p>
          </table:table-cell>
          <table:table-cell table:number-columns-repeated="1022"/>
        </table:table-row>
        <table:table-row table:style-name="ro1">
          <table:table-cell table:style-name="ce4" office:value-type="float" office:value="31800" calcext:value-type="float">
            <text:p>31800</text:p>
          </table:table-cell>
          <table:table-cell table:style-name="ce4" office:value-type="float" office:value="0.0382987484335899" calcext:value-type="float">
            <text:p>0.0382987484</text:p>
          </table:table-cell>
          <table:table-cell table:number-columns-repeated="1022"/>
        </table:table-row>
        <table:table-row table:style-name="ro1">
          <table:table-cell table:style-name="ce4" office:value-type="float" office:value="31900" calcext:value-type="float">
            <text:p>31900</text:p>
          </table:table-cell>
          <table:table-cell table:style-name="ce4" office:value-type="float" office:value="0.0299340542405843" calcext:value-type="float">
            <text:p>0.0299340542</text:p>
          </table:table-cell>
          <table:table-cell table:number-columns-repeated="1022"/>
        </table:table-row>
        <table:table-row table:style-name="ro1">
          <table:table-cell table:style-name="ce4" office:value-type="float" office:value="32000" calcext:value-type="float">
            <text:p>32000</text:p>
          </table:table-cell>
          <table:table-cell table:style-name="ce4" office:value-type="float" office:value="0.0401022657752037" calcext:value-type="float">
            <text:p>0.0401022658</text:p>
          </table:table-cell>
          <table:table-cell table:number-columns-repeated="1022"/>
        </table:table-row>
        <table:table-row table:style-name="ro1">
          <table:table-cell table:style-name="ce4" office:value-type="float" office:value="32100" calcext:value-type="float">
            <text:p>32100</text:p>
          </table:table-cell>
          <table:table-cell table:style-name="ce4" office:value-type="float" office:value="0.0347574464976787" calcext:value-type="float">
            <text:p>0.0347574465</text:p>
          </table:table-cell>
          <table:table-cell table:number-columns-repeated="1022"/>
        </table:table-row>
        <table:table-row table:style-name="ro1">
          <table:table-cell table:style-name="ce4" office:value-type="float" office:value="32200" calcext:value-type="float">
            <text:p>32200</text:p>
          </table:table-cell>
          <table:table-cell table:style-name="ce4" office:value-type="float" office:value="0.0326268896460533" calcext:value-type="float">
            <text:p>0.0326268896</text:p>
          </table:table-cell>
          <table:table-cell table:number-columns-repeated="1022"/>
        </table:table-row>
        <table:table-row table:style-name="ro1">
          <table:table-cell table:style-name="ce4" office:value-type="float" office:value="32300" calcext:value-type="float">
            <text:p>32300</text:p>
          </table:table-cell>
          <table:table-cell table:style-name="ce4" office:value-type="float" office:value="0.0320523045957088" calcext:value-type="float">
            <text:p>0.0320523046</text:p>
          </table:table-cell>
          <table:table-cell table:number-columns-repeated="1022"/>
        </table:table-row>
        <table:table-row table:style-name="ro1">
          <table:table-cell table:style-name="ce4" office:value-type="float" office:value="32400" calcext:value-type="float">
            <text:p>32400</text:p>
          </table:table-cell>
          <table:table-cell table:style-name="ce4" office:value-type="float" office:value="0.0318346321582794" calcext:value-type="float">
            <text:p>0.0318346322</text:p>
          </table:table-cell>
          <table:table-cell table:number-columns-repeated="1022"/>
        </table:table-row>
        <table:table-row table:style-name="ro1">
          <table:table-cell table:style-name="ce4" office:value-type="float" office:value="32500" calcext:value-type="float">
            <text:p>32500</text:p>
          </table:table-cell>
          <table:table-cell table:style-name="ce4" office:value-type="float" office:value="0.0548672415316104" calcext:value-type="float">
            <text:p>0.0548672415</text:p>
          </table:table-cell>
          <table:table-cell table:number-columns-repeated="1022"/>
        </table:table-row>
        <table:table-row table:style-name="ro1">
          <table:table-cell table:style-name="ce4" office:value-type="float" office:value="32600" calcext:value-type="float">
            <text:p>32600</text:p>
          </table:table-cell>
          <table:table-cell table:style-name="ce4" office:value-type="float" office:value="0.0346440449357032" calcext:value-type="float">
            <text:p>0.0346440449</text:p>
          </table:table-cell>
          <table:table-cell table:number-columns-repeated="1022"/>
        </table:table-row>
        <table:table-row table:style-name="ro1">
          <table:table-cell table:style-name="ce4" office:value-type="float" office:value="32700" calcext:value-type="float">
            <text:p>32700</text:p>
          </table:table-cell>
          <table:table-cell table:style-name="ce4" office:value-type="float" office:value="0.0317105054855346" calcext:value-type="float">
            <text:p>0.0317105055</text:p>
          </table:table-cell>
          <table:table-cell table:number-columns-repeated="1022"/>
        </table:table-row>
        <table:table-row table:style-name="ro1">
          <table:table-cell table:style-name="ce4" office:value-type="float" office:value="32800" calcext:value-type="float">
            <text:p>32800</text:p>
          </table:table-cell>
          <table:table-cell table:style-name="ce4" office:value-type="float" office:value="0.0335614569485187" calcext:value-type="float">
            <text:p>0.0335614569</text:p>
          </table:table-cell>
          <table:table-cell table:number-columns-repeated="1022"/>
        </table:table-row>
        <table:table-row table:style-name="ro1">
          <table:table-cell table:style-name="ce4" office:value-type="float" office:value="32900" calcext:value-type="float">
            <text:p>32900</text:p>
          </table:table-cell>
          <table:table-cell table:style-name="ce4" office:value-type="float" office:value="0.0324602127075195" calcext:value-type="float">
            <text:p>0.0324602127</text:p>
          </table:table-cell>
          <table:table-cell table:number-columns-repeated="1022"/>
        </table:table-row>
        <table:table-row table:style-name="ro1">
          <table:table-cell table:style-name="ce4" office:value-type="float" office:value="33000" calcext:value-type="float">
            <text:p>33000</text:p>
          </table:table-cell>
          <table:table-cell table:style-name="ce4" office:value-type="float" office:value="0.0343869440257549" calcext:value-type="float">
            <text:p>0.034386944</text:p>
          </table:table-cell>
          <table:table-cell table:number-columns-repeated="1022"/>
        </table:table-row>
        <table:table-row table:style-name="ro1">
          <table:table-cell table:style-name="ce4" office:value-type="float" office:value="33100" calcext:value-type="float">
            <text:p>33100</text:p>
          </table:table-cell>
          <table:table-cell table:style-name="ce4" office:value-type="float" office:value="0.0357332192361354" calcext:value-type="float">
            <text:p>0.0357332192</text:p>
          </table:table-cell>
          <table:table-cell table:number-columns-repeated="1022"/>
        </table:table-row>
        <table:table-row table:style-name="ro1">
          <table:table-cell table:style-name="ce4" office:value-type="float" office:value="33200" calcext:value-type="float">
            <text:p>33200</text:p>
          </table:table-cell>
          <table:table-cell table:style-name="ce4" office:value-type="float" office:value="0.036486841738224" calcext:value-type="float">
            <text:p>0.0364868417</text:p>
          </table:table-cell>
          <table:table-cell table:number-columns-repeated="1022"/>
        </table:table-row>
        <table:table-row table:style-name="ro1">
          <table:table-cell table:style-name="ce4" office:value-type="float" office:value="33300" calcext:value-type="float">
            <text:p>33300</text:p>
          </table:table-cell>
          <table:table-cell table:style-name="ce4" office:value-type="float" office:value="0.0315443612635135" calcext:value-type="float">
            <text:p>0.0315443613</text:p>
          </table:table-cell>
          <table:table-cell table:number-columns-repeated="1022"/>
        </table:table-row>
        <table:table-row table:style-name="ro1">
          <table:table-cell table:style-name="ce4" office:value-type="float" office:value="33400" calcext:value-type="float">
            <text:p>33400</text:p>
          </table:table-cell>
          <table:table-cell table:style-name="ce4" office:value-type="float" office:value="0.0347254909574985" calcext:value-type="float">
            <text:p>0.034725491</text:p>
          </table:table-cell>
          <table:table-cell table:number-columns-repeated="1022"/>
        </table:table-row>
        <table:table-row table:style-name="ro1">
          <table:table-cell table:style-name="ce4" office:value-type="float" office:value="33500" calcext:value-type="float">
            <text:p>33500</text:p>
          </table:table-cell>
          <table:table-cell table:style-name="ce4" office:value-type="float" office:value="0.0319154448807239" calcext:value-type="float">
            <text:p>0.0319154449</text:p>
          </table:table-cell>
          <table:table-cell table:number-columns-repeated="1022"/>
        </table:table-row>
        <table:table-row table:style-name="ro1">
          <table:table-cell table:style-name="ce4" office:value-type="float" office:value="33600" calcext:value-type="float">
            <text:p>33600</text:p>
          </table:table-cell>
          <table:table-cell table:style-name="ce4" office:value-type="float" office:value="0.0328443273901939" calcext:value-type="float">
            <text:p>0.0328443274</text:p>
          </table:table-cell>
          <table:table-cell table:number-columns-repeated="1022"/>
        </table:table-row>
        <table:table-row table:style-name="ro1">
          <table:table-cell table:style-name="ce4" office:value-type="float" office:value="33700" calcext:value-type="float">
            <text:p>33700</text:p>
          </table:table-cell>
          <table:table-cell table:style-name="ce4" office:value-type="float" office:value="0.0433383733034133" calcext:value-type="float">
            <text:p>0.0433383733</text:p>
          </table:table-cell>
          <table:table-cell table:number-columns-repeated="1022"/>
        </table:table-row>
        <table:table-row table:style-name="ro1">
          <table:table-cell table:style-name="ce4" office:value-type="float" office:value="33800" calcext:value-type="float">
            <text:p>33800</text:p>
          </table:table-cell>
          <table:table-cell table:style-name="ce4" office:value-type="float" office:value="0.0387180745601654" calcext:value-type="float">
            <text:p>0.0387180746</text:p>
          </table:table-cell>
          <table:table-cell table:number-columns-repeated="1022"/>
        </table:table-row>
        <table:table-row table:style-name="ro1">
          <table:table-cell table:style-name="ce4" office:value-type="float" office:value="33900" calcext:value-type="float">
            <text:p>33900</text:p>
          </table:table-cell>
          <table:table-cell table:style-name="ce4" office:value-type="float" office:value="0.0391605086624622" calcext:value-type="float">
            <text:p>0.0391605087</text:p>
          </table:table-cell>
          <table:table-cell table:number-columns-repeated="1022"/>
        </table:table-row>
        <table:table-row table:style-name="ro1">
          <table:table-cell table:style-name="ce4" office:value-type="float" office:value="34000" calcext:value-type="float">
            <text:p>34000</text:p>
          </table:table-cell>
          <table:table-cell table:style-name="ce4" office:value-type="float" office:value="0.0306446440517902" calcext:value-type="float">
            <text:p>0.0306446441</text:p>
          </table:table-cell>
          <table:table-cell table:number-columns-repeated="1022"/>
        </table:table-row>
        <table:table-row table:style-name="ro1">
          <table:table-cell table:style-name="ce4" office:value-type="float" office:value="34100" calcext:value-type="float">
            <text:p>34100</text:p>
          </table:table-cell>
          <table:table-cell table:style-name="ce4" office:value-type="float" office:value="0.0312077030539512" calcext:value-type="float">
            <text:p>0.0312077031</text:p>
          </table:table-cell>
          <table:table-cell table:number-columns-repeated="1022"/>
        </table:table-row>
        <table:table-row table:style-name="ro1">
          <table:table-cell table:style-name="ce4" office:value-type="float" office:value="34200" calcext:value-type="float">
            <text:p>34200</text:p>
          </table:table-cell>
          <table:table-cell table:style-name="ce4" office:value-type="float" office:value="0.0287588294595479" calcext:value-type="float">
            <text:p>0.0287588295</text:p>
          </table:table-cell>
          <table:table-cell table:number-columns-repeated="1022"/>
        </table:table-row>
        <table:table-row table:style-name="ro1">
          <table:table-cell table:style-name="ce4" office:value-type="float" office:value="34300" calcext:value-type="float">
            <text:p>34300</text:p>
          </table:table-cell>
          <table:table-cell table:style-name="ce4" office:value-type="float" office:value="0.0427777394652366" calcext:value-type="float">
            <text:p>0.0427777395</text:p>
          </table:table-cell>
          <table:table-cell table:number-columns-repeated="1022"/>
        </table:table-row>
        <table:table-row table:style-name="ro1">
          <table:table-cell table:style-name="ce4" office:value-type="float" office:value="34400" calcext:value-type="float">
            <text:p>34400</text:p>
          </table:table-cell>
          <table:table-cell table:style-name="ce4" office:value-type="float" office:value="0.0290595963597297" calcext:value-type="float">
            <text:p>0.0290595964</text:p>
          </table:table-cell>
          <table:table-cell table:number-columns-repeated="1022"/>
        </table:table-row>
        <table:table-row table:style-name="ro1">
          <table:table-cell table:style-name="ce4" office:value-type="float" office:value="34500" calcext:value-type="float">
            <text:p>34500</text:p>
          </table:table-cell>
          <table:table-cell table:style-name="ce4" office:value-type="float" office:value="0.0346801877021789" calcext:value-type="float">
            <text:p>0.0346801877</text:p>
          </table:table-cell>
          <table:table-cell table:number-columns-repeated="1022"/>
        </table:table-row>
        <table:table-row table:style-name="ro1">
          <table:table-cell table:style-name="ce4" office:value-type="float" office:value="34600" calcext:value-type="float">
            <text:p>34600</text:p>
          </table:table-cell>
          <table:table-cell table:style-name="ce4" office:value-type="float" office:value="0.0348899662494659" calcext:value-type="float">
            <text:p>0.0348899662</text:p>
          </table:table-cell>
          <table:table-cell table:number-columns-repeated="1022"/>
        </table:table-row>
        <table:table-row table:style-name="ro1">
          <table:table-cell table:style-name="ce4" office:value-type="float" office:value="34700" calcext:value-type="float">
            <text:p>34700</text:p>
          </table:table-cell>
          <table:table-cell table:style-name="ce4" office:value-type="float" office:value="0.0362338237464427" calcext:value-type="float">
            <text:p>0.0362338237</text:p>
          </table:table-cell>
          <table:table-cell table:number-columns-repeated="1022"/>
        </table:table-row>
        <table:table-row table:style-name="ro1">
          <table:table-cell table:style-name="ce4" office:value-type="float" office:value="34800" calcext:value-type="float">
            <text:p>34800</text:p>
          </table:table-cell>
          <table:table-cell table:style-name="ce4" office:value-type="float" office:value="0.0307568833231925" calcext:value-type="float">
            <text:p>0.0307568833</text:p>
          </table:table-cell>
          <table:table-cell table:number-columns-repeated="1022"/>
        </table:table-row>
        <table:table-row table:style-name="ro1">
          <table:table-cell table:style-name="ce4" office:value-type="float" office:value="34900" calcext:value-type="float">
            <text:p>34900</text:p>
          </table:table-cell>
          <table:table-cell table:style-name="ce4" office:value-type="float" office:value="0.0318875238299369" calcext:value-type="float">
            <text:p>0.0318875238</text:p>
          </table:table-cell>
          <table:table-cell table:number-columns-repeated="1022"/>
        </table:table-row>
        <table:table-row table:style-name="ro1">
          <table:table-cell table:style-name="ce4" office:value-type="float" office:value="35000" calcext:value-type="float">
            <text:p>35000</text:p>
          </table:table-cell>
          <table:table-cell table:style-name="ce4" office:value-type="float" office:value="0.0327833332121372" calcext:value-type="float">
            <text:p>0.0327833332</text:p>
          </table:table-cell>
          <table:table-cell table:number-columns-repeated="1022"/>
        </table:table-row>
        <table:table-row table:style-name="ro1">
          <table:table-cell table:style-name="ce4" office:value-type="float" office:value="35100" calcext:value-type="float">
            <text:p>35100</text:p>
          </table:table-cell>
          <table:table-cell table:style-name="ce4" office:value-type="float" office:value="0.0317975021898746" calcext:value-type="float">
            <text:p>0.0317975022</text:p>
          </table:table-cell>
          <table:table-cell table:number-columns-repeated="1022"/>
        </table:table-row>
        <table:table-row table:style-name="ro1">
          <table:table-cell table:style-name="ce4" office:value-type="float" office:value="35200" calcext:value-type="float">
            <text:p>35200</text:p>
          </table:table-cell>
          <table:table-cell table:style-name="ce4" office:value-type="float" office:value="0.0365964248776435" calcext:value-type="float">
            <text:p>0.0365964249</text:p>
          </table:table-cell>
          <table:table-cell table:number-columns-repeated="1022"/>
        </table:table-row>
        <table:table-row table:style-name="ro1">
          <table:table-cell table:style-name="ce4" office:value-type="float" office:value="35300" calcext:value-type="float">
            <text:p>35300</text:p>
          </table:table-cell>
          <table:table-cell table:style-name="ce4" office:value-type="float" office:value="0.034378595650196" calcext:value-type="float">
            <text:p>0.0343785957</text:p>
          </table:table-cell>
          <table:table-cell table:number-columns-repeated="1022"/>
        </table:table-row>
        <table:table-row table:style-name="ro1">
          <table:table-cell table:style-name="ce4" office:value-type="float" office:value="35400" calcext:value-type="float">
            <text:p>35400</text:p>
          </table:table-cell>
          <table:table-cell table:style-name="ce4" office:value-type="float" office:value="0.0305021107196807" calcext:value-type="float">
            <text:p>0.0305021107</text:p>
          </table:table-cell>
          <table:table-cell table:number-columns-repeated="1022"/>
        </table:table-row>
        <table:table-row table:style-name="ro1">
          <table:table-cell table:style-name="ce4" office:value-type="float" office:value="35500" calcext:value-type="float">
            <text:p>35500</text:p>
          </table:table-cell>
          <table:table-cell table:style-name="ce4" office:value-type="float" office:value="0.0296533964574337" calcext:value-type="float">
            <text:p>0.0296533965</text:p>
          </table:table-cell>
          <table:table-cell table:number-columns-repeated="1022"/>
        </table:table-row>
        <table:table-row table:style-name="ro1">
          <table:table-cell table:style-name="ce4" office:value-type="float" office:value="35600" calcext:value-type="float">
            <text:p>35600</text:p>
          </table:table-cell>
          <table:table-cell table:style-name="ce4" office:value-type="float" office:value="0.0315940529108047" calcext:value-type="float">
            <text:p>0.0315940529</text:p>
          </table:table-cell>
          <table:table-cell table:number-columns-repeated="1022"/>
        </table:table-row>
        <table:table-row table:style-name="ro1">
          <table:table-cell table:style-name="ce4" office:value-type="float" office:value="35700" calcext:value-type="float">
            <text:p>35700</text:p>
          </table:table-cell>
          <table:table-cell table:style-name="ce4" office:value-type="float" office:value="0.0332546941936016" calcext:value-type="float">
            <text:p>0.0332546942</text:p>
          </table:table-cell>
          <table:table-cell table:number-columns-repeated="1022"/>
        </table:table-row>
        <table:table-row table:style-name="ro1">
          <table:table-cell table:style-name="ce4" office:value-type="float" office:value="35800" calcext:value-type="float">
            <text:p>35800</text:p>
          </table:table-cell>
          <table:table-cell table:style-name="ce4" office:value-type="float" office:value="0.0316182672977447" calcext:value-type="float">
            <text:p>0.0316182673</text:p>
          </table:table-cell>
          <table:table-cell table:number-columns-repeated="1022"/>
        </table:table-row>
        <table:table-row table:style-name="ro1">
          <table:table-cell table:style-name="ce4" office:value-type="float" office:value="35900" calcext:value-type="float">
            <text:p>35900</text:p>
          </table:table-cell>
          <table:table-cell table:style-name="ce4" office:value-type="float" office:value="0.0338600538671016" calcext:value-type="float">
            <text:p>0.0338600539</text:p>
          </table:table-cell>
          <table:table-cell table:number-columns-repeated="1022"/>
        </table:table-row>
        <table:table-row table:style-name="ro1">
          <table:table-cell table:style-name="ce4" office:value-type="float" office:value="36000" calcext:value-type="float">
            <text:p>36000</text:p>
          </table:table-cell>
          <table:table-cell table:style-name="ce4" office:value-type="float" office:value="0.0311878845095634" calcext:value-type="float">
            <text:p>0.0311878845</text:p>
          </table:table-cell>
          <table:table-cell table:number-columns-repeated="1022"/>
        </table:table-row>
        <table:table-row table:style-name="ro1">
          <table:table-cell table:style-name="ce4" office:value-type="float" office:value="36100" calcext:value-type="float">
            <text:p>36100</text:p>
          </table:table-cell>
          <table:table-cell table:style-name="ce4" office:value-type="float" office:value="0.0264314264059066" calcext:value-type="float">
            <text:p>0.0264314264</text:p>
          </table:table-cell>
          <table:table-cell table:number-columns-repeated="1022"/>
        </table:table-row>
        <table:table-row table:style-name="ro1">
          <table:table-cell table:style-name="ce4" office:value-type="float" office:value="36200" calcext:value-type="float">
            <text:p>36200</text:p>
          </table:table-cell>
          <table:table-cell table:style-name="ce4" office:value-type="float" office:value="0.0319868810474872" calcext:value-type="float">
            <text:p>0.031986881</text:p>
          </table:table-cell>
          <table:table-cell table:number-columns-repeated="1022"/>
        </table:table-row>
        <table:table-row table:style-name="ro1">
          <table:table-cell table:style-name="ce4" office:value-type="float" office:value="36300" calcext:value-type="float">
            <text:p>36300</text:p>
          </table:table-cell>
          <table:table-cell table:style-name="ce4" office:value-type="float" office:value="0.0323743373155593" calcext:value-type="float">
            <text:p>0.0323743373</text:p>
          </table:table-cell>
          <table:table-cell table:number-columns-repeated="1022"/>
        </table:table-row>
        <table:table-row table:style-name="ro1">
          <table:table-cell table:style-name="ce4" office:value-type="float" office:value="36400" calcext:value-type="float">
            <text:p>36400</text:p>
          </table:table-cell>
          <table:table-cell table:style-name="ce4" office:value-type="float" office:value="0.0335332527756691" calcext:value-type="float">
            <text:p>0.0335332528</text:p>
          </table:table-cell>
          <table:table-cell table:number-columns-repeated="1022"/>
        </table:table-row>
        <table:table-row table:style-name="ro1">
          <table:table-cell table:style-name="ce4" office:value-type="float" office:value="36500" calcext:value-type="float">
            <text:p>36500</text:p>
          </table:table-cell>
          <table:table-cell table:style-name="ce4" office:value-type="float" office:value="0.0345661044120788" calcext:value-type="float">
            <text:p>0.0345661044</text:p>
          </table:table-cell>
          <table:table-cell table:number-columns-repeated="1022"/>
        </table:table-row>
        <table:table-row table:style-name="ro1">
          <table:table-cell table:style-name="ce4" office:value-type="float" office:value="36600" calcext:value-type="float">
            <text:p>36600</text:p>
          </table:table-cell>
          <table:table-cell table:style-name="ce4" office:value-type="float" office:value="0.0408084727823734" calcext:value-type="float">
            <text:p>0.0408084728</text:p>
          </table:table-cell>
          <table:table-cell table:number-columns-repeated="1022"/>
        </table:table-row>
        <table:table-row table:style-name="ro1">
          <table:table-cell table:style-name="ce4" office:value-type="float" office:value="36700" calcext:value-type="float">
            <text:p>36700</text:p>
          </table:table-cell>
          <table:table-cell table:style-name="ce4" office:value-type="float" office:value="0.0307047609239816" calcext:value-type="float">
            <text:p>0.0307047609</text:p>
          </table:table-cell>
          <table:table-cell table:number-columns-repeated="1022"/>
        </table:table-row>
        <table:table-row table:style-name="ro1">
          <table:table-cell table:style-name="ce4" office:value-type="float" office:value="36800" calcext:value-type="float">
            <text:p>36800</text:p>
          </table:table-cell>
          <table:table-cell table:style-name="ce4" office:value-type="float" office:value="0.0373224020004272" calcext:value-type="float">
            <text:p>0.037322402</text:p>
          </table:table-cell>
          <table:table-cell table:number-columns-repeated="1022"/>
        </table:table-row>
        <table:table-row table:style-name="ro1">
          <table:table-cell table:style-name="ce4" office:value-type="float" office:value="36900" calcext:value-type="float">
            <text:p>36900</text:p>
          </table:table-cell>
          <table:table-cell table:style-name="ce4" office:value-type="float" office:value="0.0275725498795509" calcext:value-type="float">
            <text:p>0.0275725499</text:p>
          </table:table-cell>
          <table:table-cell table:number-columns-repeated="1022"/>
        </table:table-row>
        <table:table-row table:style-name="ro1">
          <table:table-cell table:style-name="ce4" office:value-type="float" office:value="37000" calcext:value-type="float">
            <text:p>37000</text:p>
          </table:table-cell>
          <table:table-cell table:style-name="ce4" office:value-type="float" office:value="0.0306780003011226" calcext:value-type="float">
            <text:p>0.0306780003</text:p>
          </table:table-cell>
          <table:table-cell table:number-columns-repeated="1022"/>
        </table:table-row>
        <table:table-row table:style-name="ro1">
          <table:table-cell table:style-name="ce4" office:value-type="float" office:value="37100" calcext:value-type="float">
            <text:p>37100</text:p>
          </table:table-cell>
          <table:table-cell table:style-name="ce4" office:value-type="float" office:value="0.0413019806146621" calcext:value-type="float">
            <text:p>0.0413019806</text:p>
          </table:table-cell>
          <table:table-cell table:number-columns-repeated="1022"/>
        </table:table-row>
        <table:table-row table:style-name="ro1">
          <table:table-cell table:style-name="ce4" office:value-type="float" office:value="37200" calcext:value-type="float">
            <text:p>37200</text:p>
          </table:table-cell>
          <table:table-cell table:style-name="ce4" office:value-type="float" office:value="0.0314936935901641" calcext:value-type="float">
            <text:p>0.0314936936</text:p>
          </table:table-cell>
          <table:table-cell table:number-columns-repeated="1022"/>
        </table:table-row>
        <table:table-row table:style-name="ro1">
          <table:table-cell table:style-name="ce4" office:value-type="float" office:value="37300" calcext:value-type="float">
            <text:p>37300</text:p>
          </table:table-cell>
          <table:table-cell table:style-name="ce4" office:value-type="float" office:value="0.0278447829186916" calcext:value-type="float">
            <text:p>0.0278447829</text:p>
          </table:table-cell>
          <table:table-cell table:number-columns-repeated="1022"/>
        </table:table-row>
        <table:table-row table:style-name="ro1">
          <table:table-cell table:style-name="ce4" office:value-type="float" office:value="37400" calcext:value-type="float">
            <text:p>37400</text:p>
          </table:table-cell>
          <table:table-cell table:style-name="ce4" office:value-type="float" office:value="0.0341787599027156" calcext:value-type="float">
            <text:p>0.0341787599</text:p>
          </table:table-cell>
          <table:table-cell table:number-columns-repeated="1022"/>
        </table:table-row>
        <table:table-row table:style-name="ro1">
          <table:table-cell table:style-name="ce4" office:value-type="float" office:value="37500" calcext:value-type="float">
            <text:p>37500</text:p>
          </table:table-cell>
          <table:table-cell table:style-name="ce4" office:value-type="float" office:value="0.0322761535644531" calcext:value-type="float">
            <text:p>0.0322761536</text:p>
          </table:table-cell>
          <table:table-cell table:number-columns-repeated="1022"/>
        </table:table-row>
        <table:table-row table:style-name="ro1">
          <table:table-cell table:style-name="ce4" office:value-type="float" office:value="37600" calcext:value-type="float">
            <text:p>37600</text:p>
          </table:table-cell>
          <table:table-cell table:style-name="ce4" office:value-type="float" office:value="0.026182871311903" calcext:value-type="float">
            <text:p>0.0261828713</text:p>
          </table:table-cell>
          <table:table-cell table:number-columns-repeated="1022"/>
        </table:table-row>
        <table:table-row table:style-name="ro1">
          <table:table-cell table:style-name="ce4" office:value-type="float" office:value="37700" calcext:value-type="float">
            <text:p>37700</text:p>
          </table:table-cell>
          <table:table-cell table:style-name="ce4" office:value-type="float" office:value="0.0317089147865772" calcext:value-type="float">
            <text:p>0.0317089148</text:p>
          </table:table-cell>
          <table:table-cell table:number-columns-repeated="1022"/>
        </table:table-row>
        <table:table-row table:style-name="ro1">
          <table:table-cell table:style-name="ce4" office:value-type="float" office:value="37800" calcext:value-type="float">
            <text:p>37800</text:p>
          </table:table-cell>
          <table:table-cell table:style-name="ce4" office:value-type="float" office:value="0.0281198620796203" calcext:value-type="float">
            <text:p>0.0281198621</text:p>
          </table:table-cell>
          <table:table-cell table:number-columns-repeated="1022"/>
        </table:table-row>
        <table:table-row table:style-name="ro1">
          <table:table-cell table:style-name="ce4" office:value-type="float" office:value="37900" calcext:value-type="float">
            <text:p>37900</text:p>
          </table:table-cell>
          <table:table-cell table:style-name="ce4" office:value-type="float" office:value="0.0345476865768432" calcext:value-type="float">
            <text:p>0.0345476866</text:p>
          </table:table-cell>
          <table:table-cell table:number-columns-repeated="1022"/>
        </table:table-row>
        <table:table-row table:style-name="ro1">
          <table:table-cell table:style-name="ce4" office:value-type="float" office:value="38000" calcext:value-type="float">
            <text:p>38000</text:p>
          </table:table-cell>
          <table:table-cell table:style-name="ce4" office:value-type="float" office:value="0.0313389226794242" calcext:value-type="float">
            <text:p>0.0313389227</text:p>
          </table:table-cell>
          <table:table-cell table:number-columns-repeated="1022"/>
        </table:table-row>
        <table:table-row table:style-name="ro1">
          <table:table-cell table:style-name="ce4" office:value-type="float" office:value="38100" calcext:value-type="float">
            <text:p>38100</text:p>
          </table:table-cell>
          <table:table-cell table:style-name="ce4" office:value-type="float" office:value="0.0259389653801918" calcext:value-type="float">
            <text:p>0.0259389654</text:p>
          </table:table-cell>
          <table:table-cell table:number-columns-repeated="1022"/>
        </table:table-row>
        <table:table-row table:style-name="ro1">
          <table:table-cell table:style-name="ce4" office:value-type="float" office:value="38200" calcext:value-type="float">
            <text:p>38200</text:p>
          </table:table-cell>
          <table:table-cell table:style-name="ce4" office:value-type="float" office:value="0.0290574841201305" calcext:value-type="float">
            <text:p>0.0290574841</text:p>
          </table:table-cell>
          <table:table-cell table:number-columns-repeated="1022"/>
        </table:table-row>
        <table:table-row table:style-name="ro1">
          <table:table-cell table:style-name="ce4" office:value-type="float" office:value="38300" calcext:value-type="float">
            <text:p>38300</text:p>
          </table:table-cell>
          <table:table-cell table:style-name="ce4" office:value-type="float" office:value="0.0298835132271051" calcext:value-type="float">
            <text:p>0.0298835132</text:p>
          </table:table-cell>
          <table:table-cell table:number-columns-repeated="1022"/>
        </table:table-row>
        <table:table-row table:style-name="ro1">
          <table:table-cell table:style-name="ce4" office:value-type="float" office:value="38400" calcext:value-type="float">
            <text:p>38400</text:p>
          </table:table-cell>
          <table:table-cell table:style-name="ce4" office:value-type="float" office:value="0.0367966592311859" calcext:value-type="float">
            <text:p>0.0367966592</text:p>
          </table:table-cell>
          <table:table-cell table:number-columns-repeated="1022"/>
        </table:table-row>
        <table:table-row table:style-name="ro1">
          <table:table-cell table:style-name="ce4" office:value-type="float" office:value="38500" calcext:value-type="float">
            <text:p>38500</text:p>
          </table:table-cell>
          <table:table-cell table:style-name="ce4" office:value-type="float" office:value="0.0304936133325099" calcext:value-type="float">
            <text:p>0.0304936133</text:p>
          </table:table-cell>
          <table:table-cell table:number-columns-repeated="1022"/>
        </table:table-row>
        <table:table-row table:style-name="ro1">
          <table:table-cell table:style-name="ce4" office:value-type="float" office:value="38600" calcext:value-type="float">
            <text:p>38600</text:p>
          </table:table-cell>
          <table:table-cell table:style-name="ce4" office:value-type="float" office:value="0.0339914560317993" calcext:value-type="float">
            <text:p>0.033991456</text:p>
          </table:table-cell>
          <table:table-cell table:number-columns-repeated="1022"/>
        </table:table-row>
        <table:table-row table:style-name="ro1">
          <table:table-cell table:style-name="ce4" office:value-type="float" office:value="38700" calcext:value-type="float">
            <text:p>38700</text:p>
          </table:table-cell>
          <table:table-cell table:style-name="ce4" office:value-type="float" office:value="0.0304621830582618" calcext:value-type="float">
            <text:p>0.0304621831</text:p>
          </table:table-cell>
          <table:table-cell table:number-columns-repeated="1022"/>
        </table:table-row>
        <table:table-row table:style-name="ro1">
          <table:table-cell table:style-name="ce4" office:value-type="float" office:value="38800" calcext:value-type="float">
            <text:p>38800</text:p>
          </table:table-cell>
          <table:table-cell table:style-name="ce4" office:value-type="float" office:value="0.0323112532496452" calcext:value-type="float">
            <text:p>0.0323112532</text:p>
          </table:table-cell>
          <table:table-cell table:number-columns-repeated="1022"/>
        </table:table-row>
        <table:table-row table:style-name="ro1">
          <table:table-cell table:style-name="ce4" office:value-type="float" office:value="38900" calcext:value-type="float">
            <text:p>38900</text:p>
          </table:table-cell>
          <table:table-cell table:style-name="ce4" office:value-type="float" office:value="0.0310923568904399" calcext:value-type="float">
            <text:p>0.0310923569</text:p>
          </table:table-cell>
          <table:table-cell table:number-columns-repeated="1022"/>
        </table:table-row>
        <table:table-row table:style-name="ro1">
          <table:table-cell table:style-name="ce4" office:value-type="float" office:value="39000" calcext:value-type="float">
            <text:p>39000</text:p>
          </table:table-cell>
          <table:table-cell table:style-name="ce4" office:value-type="float" office:value="0.0365995168685913" calcext:value-type="float">
            <text:p>0.0365995169</text:p>
          </table:table-cell>
          <table:table-cell table:number-columns-repeated="1022"/>
        </table:table-row>
        <table:table-row table:style-name="ro1">
          <table:table-cell table:style-name="ce4" office:value-type="float" office:value="39100" calcext:value-type="float">
            <text:p>39100</text:p>
          </table:table-cell>
          <table:table-cell table:style-name="ce4" office:value-type="float" office:value="0.0306211858987808" calcext:value-type="float">
            <text:p>0.0306211859</text:p>
          </table:table-cell>
          <table:table-cell table:number-columns-repeated="1022"/>
        </table:table-row>
        <table:table-row table:style-name="ro1">
          <table:table-cell table:style-name="ce4" office:value-type="float" office:value="39200" calcext:value-type="float">
            <text:p>39200</text:p>
          </table:table-cell>
          <table:table-cell table:style-name="ce4" office:value-type="float" office:value="0.0324534848332405" calcext:value-type="float">
            <text:p>0.0324534848</text:p>
          </table:table-cell>
          <table:table-cell table:number-columns-repeated="1022"/>
        </table:table-row>
        <table:table-row table:style-name="ro1">
          <table:table-cell table:style-name="ce4" office:value-type="float" office:value="39300" calcext:value-type="float">
            <text:p>39300</text:p>
          </table:table-cell>
          <table:table-cell table:style-name="ce4" office:value-type="float" office:value="0.0329368375241756" calcext:value-type="float">
            <text:p>0.0329368375</text:p>
          </table:table-cell>
          <table:table-cell table:number-columns-repeated="1022"/>
        </table:table-row>
        <table:table-row table:style-name="ro1">
          <table:table-cell table:style-name="ce4" office:value-type="float" office:value="39400" calcext:value-type="float">
            <text:p>39400</text:p>
          </table:table-cell>
          <table:table-cell table:style-name="ce4" office:value-type="float" office:value="0.029039004817605" calcext:value-type="float">
            <text:p>0.0290390048</text:p>
          </table:table-cell>
          <table:table-cell table:number-columns-repeated="1022"/>
        </table:table-row>
        <table:table-row table:style-name="ro1">
          <table:table-cell table:style-name="ce4" office:value-type="float" office:value="39500" calcext:value-type="float">
            <text:p>39500</text:p>
          </table:table-cell>
          <table:table-cell table:style-name="ce4" office:value-type="float" office:value="0.0282018072903156" calcext:value-type="float">
            <text:p>0.0282018073</text:p>
          </table:table-cell>
          <table:table-cell table:number-columns-repeated="1022"/>
        </table:table-row>
        <table:table-row table:style-name="ro1">
          <table:table-cell table:style-name="ce4" office:value-type="float" office:value="39600" calcext:value-type="float">
            <text:p>39600</text:p>
          </table:table-cell>
          <table:table-cell table:style-name="ce4" office:value-type="float" office:value="0.0380756929516792" calcext:value-type="float">
            <text:p>0.038075693</text:p>
          </table:table-cell>
          <table:table-cell table:number-columns-repeated="1022"/>
        </table:table-row>
        <table:table-row table:style-name="ro1">
          <table:table-cell table:style-name="ce4" office:value-type="float" office:value="39700" calcext:value-type="float">
            <text:p>39700</text:p>
          </table:table-cell>
          <table:table-cell table:style-name="ce4" office:value-type="float" office:value="0.0384084284305572" calcext:value-type="float">
            <text:p>0.0384084284</text:p>
          </table:table-cell>
          <table:table-cell table:number-columns-repeated="1022"/>
        </table:table-row>
        <table:table-row table:style-name="ro1">
          <table:table-cell table:style-name="ce4" office:value-type="float" office:value="39800" calcext:value-type="float">
            <text:p>39800</text:p>
          </table:table-cell>
          <table:table-cell table:style-name="ce4" office:value-type="float" office:value="0.0357803329825401" calcext:value-type="float">
            <text:p>0.035780333</text:p>
          </table:table-cell>
          <table:table-cell table:number-columns-repeated="1022"/>
        </table:table-row>
        <table:table-row table:style-name="ro1">
          <table:table-cell table:style-name="ce4" office:value-type="float" office:value="39900" calcext:value-type="float">
            <text:p>39900</text:p>
          </table:table-cell>
          <table:table-cell table:style-name="ce4" office:value-type="float" office:value="0.0267498176544904" calcext:value-type="float">
            <text:p>0.0267498177</text:p>
          </table:table-cell>
          <table:table-cell table:number-columns-repeated="1022"/>
        </table:table-row>
        <table:table-row table:style-name="ro1">
          <table:table-cell table:style-name="ce4" office:value-type="float" office:value="40000" calcext:value-type="float">
            <text:p>40000</text:p>
          </table:table-cell>
          <table:table-cell table:style-name="ce4" office:value-type="float" office:value="0.0319066569209098" calcext:value-type="float">
            <text:p>0.0319066569</text:p>
          </table:table-cell>
          <table:table-cell table:number-columns-repeated="1022"/>
        </table:table-row>
        <table:table-row table:style-name="ro1">
          <table:table-cell table:style-name="ce4" office:value-type="float" office:value="40100" calcext:value-type="float">
            <text:p>40100</text:p>
          </table:table-cell>
          <table:table-cell table:style-name="ce4" office:value-type="float" office:value="0.0359721630811691" calcext:value-type="float">
            <text:p>0.0359721631</text:p>
          </table:table-cell>
          <table:table-cell table:number-columns-repeated="1022"/>
        </table:table-row>
        <table:table-row table:style-name="ro1">
          <table:table-cell table:style-name="ce4" office:value-type="float" office:value="40200" calcext:value-type="float">
            <text:p>40200</text:p>
          </table:table-cell>
          <table:table-cell table:style-name="ce4" office:value-type="float" office:value="0.027893841266632" calcext:value-type="float">
            <text:p>0.0278938413</text:p>
          </table:table-cell>
          <table:table-cell table:number-columns-repeated="1022"/>
        </table:table-row>
        <table:table-row table:style-name="ro1">
          <table:table-cell table:style-name="ce4" office:value-type="float" office:value="40300" calcext:value-type="float">
            <text:p>40300</text:p>
          </table:table-cell>
          <table:table-cell table:style-name="ce4" office:value-type="float" office:value="0.0308324806392192" calcext:value-type="float">
            <text:p>0.0308324806</text:p>
          </table:table-cell>
          <table:table-cell table:number-columns-repeated="1022"/>
        </table:table-row>
        <table:table-row table:style-name="ro1">
          <table:table-cell table:style-name="ce4" office:value-type="float" office:value="40400" calcext:value-type="float">
            <text:p>40400</text:p>
          </table:table-cell>
          <table:table-cell table:style-name="ce4" office:value-type="float" office:value="0.0250771883875131" calcext:value-type="float">
            <text:p>0.0250771884</text:p>
          </table:table-cell>
          <table:table-cell table:number-columns-repeated="1022"/>
        </table:table-row>
        <table:table-row table:style-name="ro1">
          <table:table-cell table:style-name="ce4" office:value-type="float" office:value="40500" calcext:value-type="float">
            <text:p>40500</text:p>
          </table:table-cell>
          <table:table-cell table:style-name="ce4" office:value-type="float" office:value="0.025819506496191" calcext:value-type="float">
            <text:p>0.0258195065</text:p>
          </table:table-cell>
          <table:table-cell table:number-columns-repeated="1022"/>
        </table:table-row>
        <table:table-row table:style-name="ro1">
          <table:table-cell table:style-name="ce4" office:value-type="float" office:value="40600" calcext:value-type="float">
            <text:p>40600</text:p>
          </table:table-cell>
          <table:table-cell table:style-name="ce4" office:value-type="float" office:value="0.0258899573236703" calcext:value-type="float">
            <text:p>0.0258899573</text:p>
          </table:table-cell>
          <table:table-cell table:number-columns-repeated="1022"/>
        </table:table-row>
        <table:table-row table:style-name="ro1">
          <table:table-cell table:style-name="ce4" office:value-type="float" office:value="40700" calcext:value-type="float">
            <text:p>40700</text:p>
          </table:table-cell>
          <table:table-cell table:style-name="ce4" office:value-type="float" office:value="0.0303273182362318" calcext:value-type="float">
            <text:p>0.0303273182</text:p>
          </table:table-cell>
          <table:table-cell table:number-columns-repeated="1022"/>
        </table:table-row>
        <table:table-row table:style-name="ro1">
          <table:table-cell table:style-name="ce4" office:value-type="float" office:value="40800" calcext:value-type="float">
            <text:p>40800</text:p>
          </table:table-cell>
          <table:table-cell table:style-name="ce4" office:value-type="float" office:value="0.0343321859836578" calcext:value-type="float">
            <text:p>0.034332186</text:p>
          </table:table-cell>
          <table:table-cell table:number-columns-repeated="1022"/>
        </table:table-row>
        <table:table-row table:style-name="ro1">
          <table:table-cell table:style-name="ce4" office:value-type="float" office:value="40900" calcext:value-type="float">
            <text:p>40900</text:p>
          </table:table-cell>
          <table:table-cell table:style-name="ce4" office:value-type="float" office:value="0.0351987965404987" calcext:value-type="float">
            <text:p>0.0351987965</text:p>
          </table:table-cell>
          <table:table-cell table:number-columns-repeated="1022"/>
        </table:table-row>
        <table:table-row table:style-name="ro1">
          <table:table-cell table:style-name="ce4" office:value-type="float" office:value="41000" calcext:value-type="float">
            <text:p>41000</text:p>
          </table:table-cell>
          <table:table-cell table:style-name="ce4" office:value-type="float" office:value="0.0299804508686065" calcext:value-type="float">
            <text:p>0.0299804509</text:p>
          </table:table-cell>
          <table:table-cell table:number-columns-repeated="1022"/>
        </table:table-row>
        <table:table-row table:style-name="ro1">
          <table:table-cell table:style-name="ce4" office:value-type="float" office:value="41100" calcext:value-type="float">
            <text:p>41100</text:p>
          </table:table-cell>
          <table:table-cell table:style-name="ce4" office:value-type="float" office:value="0.0312865152955055" calcext:value-type="float">
            <text:p>0.0312865153</text:p>
          </table:table-cell>
          <table:table-cell table:number-columns-repeated="1022"/>
        </table:table-row>
        <table:table-row table:style-name="ro1">
          <table:table-cell table:style-name="ce4" office:value-type="float" office:value="41200" calcext:value-type="float">
            <text:p>41200</text:p>
          </table:table-cell>
          <table:table-cell table:style-name="ce4" office:value-type="float" office:value="0.03579942882061" calcext:value-type="float">
            <text:p>0.0357994288</text:p>
          </table:table-cell>
          <table:table-cell table:number-columns-repeated="1022"/>
        </table:table-row>
        <table:table-row table:style-name="ro1">
          <table:table-cell table:style-name="ce4" office:value-type="float" office:value="41300" calcext:value-type="float">
            <text:p>41300</text:p>
          </table:table-cell>
          <table:table-cell table:style-name="ce4" office:value-type="float" office:value="0.0242914948612451" calcext:value-type="float">
            <text:p>0.0242914949</text:p>
          </table:table-cell>
          <table:table-cell table:number-columns-repeated="1022"/>
        </table:table-row>
        <table:table-row table:style-name="ro1">
          <table:table-cell table:style-name="ce4" office:value-type="float" office:value="41400" calcext:value-type="float">
            <text:p>41400</text:p>
          </table:table-cell>
          <table:table-cell table:style-name="ce4" office:value-type="float" office:value="0.0311601851135492" calcext:value-type="float">
            <text:p>0.0311601851</text:p>
          </table:table-cell>
          <table:table-cell table:number-columns-repeated="1022"/>
        </table:table-row>
        <table:table-row table:style-name="ro1">
          <table:table-cell table:style-name="ce4" office:value-type="float" office:value="41500" calcext:value-type="float">
            <text:p>41500</text:p>
          </table:table-cell>
          <table:table-cell table:style-name="ce4" office:value-type="float" office:value="0.0271737910807132" calcext:value-type="float">
            <text:p>0.0271737911</text:p>
          </table:table-cell>
          <table:table-cell table:number-columns-repeated="1022"/>
        </table:table-row>
        <table:table-row table:style-name="ro1">
          <table:table-cell table:style-name="ce4" office:value-type="float" office:value="41600" calcext:value-type="float">
            <text:p>41600</text:p>
          </table:table-cell>
          <table:table-cell table:style-name="ce4" office:value-type="float" office:value="0.0250580441206693" calcext:value-type="float">
            <text:p>0.0250580441</text:p>
          </table:table-cell>
          <table:table-cell table:number-columns-repeated="1022"/>
        </table:table-row>
        <table:table-row table:style-name="ro1">
          <table:table-cell table:style-name="ce4" office:value-type="float" office:value="41700" calcext:value-type="float">
            <text:p>41700</text:p>
          </table:table-cell>
          <table:table-cell table:style-name="ce4" office:value-type="float" office:value="0.02669064886868" calcext:value-type="float">
            <text:p>0.0266906489</text:p>
          </table:table-cell>
          <table:table-cell table:number-columns-repeated="1022"/>
        </table:table-row>
        <table:table-row table:style-name="ro1">
          <table:table-cell table:style-name="ce4" office:value-type="float" office:value="41800" calcext:value-type="float">
            <text:p>41800</text:p>
          </table:table-cell>
          <table:table-cell table:style-name="ce4" office:value-type="float" office:value="0.0333380736410617" calcext:value-type="float">
            <text:p>0.0333380736</text:p>
          </table:table-cell>
          <table:table-cell table:number-columns-repeated="1022"/>
        </table:table-row>
        <table:table-row table:style-name="ro1">
          <table:table-cell table:style-name="ce4" office:value-type="float" office:value="41900" calcext:value-type="float">
            <text:p>41900</text:p>
          </table:table-cell>
          <table:table-cell table:style-name="ce4" office:value-type="float" office:value="0.0258837677538394" calcext:value-type="float">
            <text:p>0.0258837678</text:p>
          </table:table-cell>
          <table:table-cell table:number-columns-repeated="1022"/>
        </table:table-row>
        <table:table-row table:style-name="ro1">
          <table:table-cell table:style-name="ce4" office:value-type="float" office:value="42000" calcext:value-type="float">
            <text:p>42000</text:p>
          </table:table-cell>
          <table:table-cell table:style-name="ce4" office:value-type="float" office:value="0.0296240728348493" calcext:value-type="float">
            <text:p>0.0296240728</text:p>
          </table:table-cell>
          <table:table-cell table:number-columns-repeated="1022"/>
        </table:table-row>
        <table:table-row table:style-name="ro1">
          <table:table-cell table:style-name="ce4" office:value-type="float" office:value="42100" calcext:value-type="float">
            <text:p>42100</text:p>
          </table:table-cell>
          <table:table-cell table:style-name="ce4" office:value-type="float" office:value="0.025447504594922" calcext:value-type="float">
            <text:p>0.0254475046</text:p>
          </table:table-cell>
          <table:table-cell table:number-columns-repeated="1022"/>
        </table:table-row>
        <table:table-row table:style-name="ro1">
          <table:table-cell table:style-name="ce4" office:value-type="float" office:value="42200" calcext:value-type="float">
            <text:p>42200</text:p>
          </table:table-cell>
          <table:table-cell table:style-name="ce4" office:value-type="float" office:value="0.0274275094270706" calcext:value-type="float">
            <text:p>0.0274275094</text:p>
          </table:table-cell>
          <table:table-cell table:number-columns-repeated="1022"/>
        </table:table-row>
        <table:table-row table:style-name="ro1">
          <table:table-cell table:style-name="ce4" office:value-type="float" office:value="42300" calcext:value-type="float">
            <text:p>42300</text:p>
          </table:table-cell>
          <table:table-cell table:style-name="ce4" office:value-type="float" office:value="0.0300713554024696" calcext:value-type="float">
            <text:p>0.0300713554</text:p>
          </table:table-cell>
          <table:table-cell table:number-columns-repeated="1022"/>
        </table:table-row>
        <table:table-row table:style-name="ro1">
          <table:table-cell table:style-name="ce4" office:value-type="float" office:value="42400" calcext:value-type="float">
            <text:p>42400</text:p>
          </table:table-cell>
          <table:table-cell table:style-name="ce4" office:value-type="float" office:value="0.0279945600777864" calcext:value-type="float">
            <text:p>0.0279945601</text:p>
          </table:table-cell>
          <table:table-cell table:number-columns-repeated="1022"/>
        </table:table-row>
        <table:table-row table:style-name="ro1">
          <table:table-cell table:style-name="ce4" office:value-type="float" office:value="42500" calcext:value-type="float">
            <text:p>42500</text:p>
          </table:table-cell>
          <table:table-cell table:style-name="ce4" office:value-type="float" office:value="0.0271896626800298" calcext:value-type="float">
            <text:p>0.0271896627</text:p>
          </table:table-cell>
          <table:table-cell table:number-columns-repeated="1022"/>
        </table:table-row>
        <table:table-row table:style-name="ro1">
          <table:table-cell table:style-name="ce4" office:value-type="float" office:value="42600" calcext:value-type="float">
            <text:p>42600</text:p>
          </table:table-cell>
          <table:table-cell table:style-name="ce4" office:value-type="float" office:value="0.0277796238660812" calcext:value-type="float">
            <text:p>0.0277796239</text:p>
          </table:table-cell>
          <table:table-cell table:number-columns-repeated="1022"/>
        </table:table-row>
        <table:table-row table:style-name="ro1">
          <table:table-cell table:style-name="ce4" office:value-type="float" office:value="42700" calcext:value-type="float">
            <text:p>42700</text:p>
          </table:table-cell>
          <table:table-cell table:style-name="ce4" office:value-type="float" office:value="0.031252421438694" calcext:value-type="float">
            <text:p>0.0312524214</text:p>
          </table:table-cell>
          <table:table-cell table:number-columns-repeated="1022"/>
        </table:table-row>
        <table:table-row table:style-name="ro1">
          <table:table-cell table:style-name="ce4" office:value-type="float" office:value="42800" calcext:value-type="float">
            <text:p>42800</text:p>
          </table:table-cell>
          <table:table-cell table:style-name="ce4" office:value-type="float" office:value="0.0249418579041957" calcext:value-type="float">
            <text:p>0.0249418579</text:p>
          </table:table-cell>
          <table:table-cell table:number-columns-repeated="1022"/>
        </table:table-row>
        <table:table-row table:style-name="ro1">
          <table:table-cell table:style-name="ce4" office:value-type="float" office:value="42900" calcext:value-type="float">
            <text:p>42900</text:p>
          </table:table-cell>
          <table:table-cell table:style-name="ce4" office:value-type="float" office:value="0.0279128886759281" calcext:value-type="float">
            <text:p>0.0279128887</text:p>
          </table:table-cell>
          <table:table-cell table:number-columns-repeated="1022"/>
        </table:table-row>
        <table:table-row table:style-name="ro1">
          <table:table-cell table:style-name="ce4" office:value-type="float" office:value="43000" calcext:value-type="float">
            <text:p>43000</text:p>
          </table:table-cell>
          <table:table-cell table:style-name="ce4" office:value-type="float" office:value="0.026744570583105" calcext:value-type="float">
            <text:p>0.0267445706</text:p>
          </table:table-cell>
          <table:table-cell table:number-columns-repeated="1022"/>
        </table:table-row>
        <table:table-row table:style-name="ro1">
          <table:table-cell table:style-name="ce4" office:value-type="float" office:value="43100" calcext:value-type="float">
            <text:p>43100</text:p>
          </table:table-cell>
          <table:table-cell table:style-name="ce4" office:value-type="float" office:value="0.0293078068643808" calcext:value-type="float">
            <text:p>0.0293078069</text:p>
          </table:table-cell>
          <table:table-cell table:number-columns-repeated="1022"/>
        </table:table-row>
        <table:table-row table:style-name="ro1">
          <table:table-cell table:style-name="ce4" office:value-type="float" office:value="43200" calcext:value-type="float">
            <text:p>43200</text:p>
          </table:table-cell>
          <table:table-cell table:style-name="ce4" office:value-type="float" office:value="0.0263952072709798" calcext:value-type="float">
            <text:p>0.0263952073</text:p>
          </table:table-cell>
          <table:table-cell table:number-columns-repeated="1022"/>
        </table:table-row>
        <table:table-row table:style-name="ro1">
          <table:table-cell table:style-name="ce4" office:value-type="float" office:value="43300" calcext:value-type="float">
            <text:p>43300</text:p>
          </table:table-cell>
          <table:table-cell table:style-name="ce4" office:value-type="float" office:value="0.029575128108263" calcext:value-type="float">
            <text:p>0.0295751281</text:p>
          </table:table-cell>
          <table:table-cell table:number-columns-repeated="1022"/>
        </table:table-row>
        <table:table-row table:style-name="ro1">
          <table:table-cell table:style-name="ce4" office:value-type="float" office:value="43400" calcext:value-type="float">
            <text:p>43400</text:p>
          </table:table-cell>
          <table:table-cell table:style-name="ce4" office:value-type="float" office:value="0.0300561115145683" calcext:value-type="float">
            <text:p>0.0300561115</text:p>
          </table:table-cell>
          <table:table-cell table:number-columns-repeated="1022"/>
        </table:table-row>
        <table:table-row table:style-name="ro1">
          <table:table-cell table:style-name="ce4" office:value-type="float" office:value="43500" calcext:value-type="float">
            <text:p>43500</text:p>
          </table:table-cell>
          <table:table-cell table:style-name="ce4" office:value-type="float" office:value="0.0293768811970949" calcext:value-type="float">
            <text:p>0.0293768812</text:p>
          </table:table-cell>
          <table:table-cell table:number-columns-repeated="1022"/>
        </table:table-row>
        <table:table-row table:style-name="ro1">
          <table:table-cell table:style-name="ce4" office:value-type="float" office:value="43600" calcext:value-type="float">
            <text:p>43600</text:p>
          </table:table-cell>
          <table:table-cell table:style-name="ce4" office:value-type="float" office:value="0.0265682265162467" calcext:value-type="float">
            <text:p>0.0265682265</text:p>
          </table:table-cell>
          <table:table-cell table:number-columns-repeated="1022"/>
        </table:table-row>
        <table:table-row table:style-name="ro1">
          <table:table-cell table:style-name="ce4" office:value-type="float" office:value="43700" calcext:value-type="float">
            <text:p>43700</text:p>
          </table:table-cell>
          <table:table-cell table:style-name="ce4" office:value-type="float" office:value="0.0247148517519235" calcext:value-type="float">
            <text:p>0.0247148518</text:p>
          </table:table-cell>
          <table:table-cell table:number-columns-repeated="1022"/>
        </table:table-row>
        <table:table-row table:style-name="ro1">
          <table:table-cell table:style-name="ce4" office:value-type="float" office:value="43800" calcext:value-type="float">
            <text:p>43800</text:p>
          </table:table-cell>
          <table:table-cell table:style-name="ce4" office:value-type="float" office:value="0.0252269115298986" calcext:value-type="float">
            <text:p>0.0252269115</text:p>
          </table:table-cell>
          <table:table-cell table:number-columns-repeated="1022"/>
        </table:table-row>
        <table:table-row table:style-name="ro1">
          <table:table-cell table:style-name="ce4" office:value-type="float" office:value="43900" calcext:value-type="float">
            <text:p>43900</text:p>
          </table:table-cell>
          <table:table-cell table:style-name="ce4" office:value-type="float" office:value="0.0251647625118494" calcext:value-type="float">
            <text:p>0.0251647625</text:p>
          </table:table-cell>
          <table:table-cell table:number-columns-repeated="1022"/>
        </table:table-row>
        <table:table-row table:style-name="ro1">
          <table:table-cell table:style-name="ce4" office:value-type="float" office:value="44000" calcext:value-type="float">
            <text:p>44000</text:p>
          </table:table-cell>
          <table:table-cell table:style-name="ce4" office:value-type="float" office:value="0.0259816721081733" calcext:value-type="float">
            <text:p>0.0259816721</text:p>
          </table:table-cell>
          <table:table-cell table:number-columns-repeated="1022"/>
        </table:table-row>
        <table:table-row table:style-name="ro1">
          <table:table-cell table:style-name="ce4" office:value-type="float" office:value="44100" calcext:value-type="float">
            <text:p>44100</text:p>
          </table:table-cell>
          <table:table-cell table:style-name="ce4" office:value-type="float" office:value="0.0267640873789787" calcext:value-type="float">
            <text:p>0.0267640874</text:p>
          </table:table-cell>
          <table:table-cell table:number-columns-repeated="1022"/>
        </table:table-row>
        <table:table-row table:style-name="ro1">
          <table:table-cell table:style-name="ce4" office:value-type="float" office:value="44200" calcext:value-type="float">
            <text:p>44200</text:p>
          </table:table-cell>
          <table:table-cell table:style-name="ce4" office:value-type="float" office:value="0.0327412486076355" calcext:value-type="float">
            <text:p>0.0327412486</text:p>
          </table:table-cell>
          <table:table-cell table:number-columns-repeated="1022"/>
        </table:table-row>
        <table:table-row table:style-name="ro1">
          <table:table-cell table:style-name="ce4" office:value-type="float" office:value="44300" calcext:value-type="float">
            <text:p>44300</text:p>
          </table:table-cell>
          <table:table-cell table:style-name="ce4" office:value-type="float" office:value="0.0247334130108356" calcext:value-type="float">
            <text:p>0.024733413</text:p>
          </table:table-cell>
          <table:table-cell table:number-columns-repeated="1022"/>
        </table:table-row>
        <table:table-row table:style-name="ro1">
          <table:table-cell table:style-name="ce4" office:value-type="float" office:value="44400" calcext:value-type="float">
            <text:p>44400</text:p>
          </table:table-cell>
          <table:table-cell table:style-name="ce4" office:value-type="float" office:value="0.0305604804307222" calcext:value-type="float">
            <text:p>0.0305604804</text:p>
          </table:table-cell>
          <table:table-cell table:number-columns-repeated="1022"/>
        </table:table-row>
        <table:table-row table:style-name="ro1">
          <table:table-cell table:style-name="ce4" office:value-type="float" office:value="44500" calcext:value-type="float">
            <text:p>44500</text:p>
          </table:table-cell>
          <table:table-cell table:style-name="ce4" office:value-type="float" office:value="0.0240075886249542" calcext:value-type="float">
            <text:p>0.0240075886</text:p>
          </table:table-cell>
          <table:table-cell table:number-columns-repeated="1022"/>
        </table:table-row>
        <table:table-row table:style-name="ro1">
          <table:table-cell table:style-name="ce4" office:value-type="float" office:value="44600" calcext:value-type="float">
            <text:p>44600</text:p>
          </table:table-cell>
          <table:table-cell table:style-name="ce4" office:value-type="float" office:value="0.0350381061434745" calcext:value-type="float">
            <text:p>0.0350381061</text:p>
          </table:table-cell>
          <table:table-cell table:number-columns-repeated="1022"/>
        </table:table-row>
        <table:table-row table:style-name="ro1">
          <table:table-cell table:style-name="ce4" office:value-type="float" office:value="44700" calcext:value-type="float">
            <text:p>44700</text:p>
          </table:table-cell>
          <table:table-cell table:style-name="ce4" office:value-type="float" office:value="0.0303886458277702" calcext:value-type="float">
            <text:p>0.0303886458</text:p>
          </table:table-cell>
          <table:table-cell table:number-columns-repeated="1022"/>
        </table:table-row>
        <table:table-row table:style-name="ro1">
          <table:table-cell table:style-name="ce4" office:value-type="float" office:value="44800" calcext:value-type="float">
            <text:p>44800</text:p>
          </table:table-cell>
          <table:table-cell table:style-name="ce4" office:value-type="float" office:value="0.0249715149402618" calcext:value-type="float">
            <text:p>0.0249715149</text:p>
          </table:table-cell>
          <table:table-cell table:number-columns-repeated="1022"/>
        </table:table-row>
        <table:table-row table:style-name="ro1">
          <table:table-cell table:style-name="ce4" office:value-type="float" office:value="44900" calcext:value-type="float">
            <text:p>44900</text:p>
          </table:table-cell>
          <table:table-cell table:style-name="ce4" office:value-type="float" office:value="0.0284760016947984" calcext:value-type="float">
            <text:p>0.0284760017</text:p>
          </table:table-cell>
          <table:table-cell table:number-columns-repeated="1022"/>
        </table:table-row>
        <table:table-row table:style-name="ro1">
          <table:table-cell table:style-name="ce4" office:value-type="float" office:value="45000" calcext:value-type="float">
            <text:p>45000</text:p>
          </table:table-cell>
          <table:table-cell table:style-name="ce4" office:value-type="float" office:value="0.0300764106214046" calcext:value-type="float">
            <text:p>0.0300764106</text:p>
          </table:table-cell>
          <table:table-cell table:number-columns-repeated="1022"/>
        </table:table-row>
        <table:table-row table:style-name="ro1">
          <table:table-cell table:style-name="ce4" office:value-type="float" office:value="45100" calcext:value-type="float">
            <text:p>45100</text:p>
          </table:table-cell>
          <table:table-cell table:style-name="ce4" office:value-type="float" office:value="0.0315681658685207" calcext:value-type="float">
            <text:p>0.0315681659</text:p>
          </table:table-cell>
          <table:table-cell table:number-columns-repeated="1022"/>
        </table:table-row>
        <table:table-row table:style-name="ro1">
          <table:table-cell table:style-name="ce4" office:value-type="float" office:value="45200" calcext:value-type="float">
            <text:p>45200</text:p>
          </table:table-cell>
          <table:table-cell table:style-name="ce4" office:value-type="float" office:value="0.0240974351763725" calcext:value-type="float">
            <text:p>0.0240974352</text:p>
          </table:table-cell>
          <table:table-cell table:number-columns-repeated="1022"/>
        </table:table-row>
        <table:table-row table:style-name="ro1">
          <table:table-cell table:style-name="ce4" office:value-type="float" office:value="45300" calcext:value-type="float">
            <text:p>45300</text:p>
          </table:table-cell>
          <table:table-cell table:style-name="ce4" office:value-type="float" office:value="0.0228859595954418" calcext:value-type="float">
            <text:p>0.0228859596</text:p>
          </table:table-cell>
          <table:table-cell table:number-columns-repeated="1022"/>
        </table:table-row>
        <table:table-row table:style-name="ro1">
          <table:table-cell table:style-name="ce4" office:value-type="float" office:value="45400" calcext:value-type="float">
            <text:p>45400</text:p>
          </table:table-cell>
          <table:table-cell table:style-name="ce4" office:value-type="float" office:value="0.0280366856604814" calcext:value-type="float">
            <text:p>0.0280366857</text:p>
          </table:table-cell>
          <table:table-cell table:number-columns-repeated="1022"/>
        </table:table-row>
        <table:table-row table:style-name="ro1">
          <table:table-cell table:style-name="ce4" office:value-type="float" office:value="45500" calcext:value-type="float">
            <text:p>45500</text:p>
          </table:table-cell>
          <table:table-cell table:style-name="ce4" office:value-type="float" office:value="0.0384124480187892" calcext:value-type="float">
            <text:p>0.038412448</text:p>
          </table:table-cell>
          <table:table-cell table:number-columns-repeated="1022"/>
        </table:table-row>
        <table:table-row table:style-name="ro1">
          <table:table-cell table:style-name="ce4" office:value-type="float" office:value="45600" calcext:value-type="float">
            <text:p>45600</text:p>
          </table:table-cell>
          <table:table-cell table:style-name="ce4" office:value-type="float" office:value="0.0259881652891635" calcext:value-type="float">
            <text:p>0.0259881653</text:p>
          </table:table-cell>
          <table:table-cell table:number-columns-repeated="1022"/>
        </table:table-row>
        <table:table-row table:style-name="ro1">
          <table:table-cell table:style-name="ce4" office:value-type="float" office:value="45700" calcext:value-type="float">
            <text:p>45700</text:p>
          </table:table-cell>
          <table:table-cell table:style-name="ce4" office:value-type="float" office:value="0.0337538793683052" calcext:value-type="float">
            <text:p>0.0337538794</text:p>
          </table:table-cell>
          <table:table-cell table:number-columns-repeated="1022"/>
        </table:table-row>
        <table:table-row table:style-name="ro1">
          <table:table-cell table:style-name="ce4" office:value-type="float" office:value="45800" calcext:value-type="float">
            <text:p>45800</text:p>
          </table:table-cell>
          <table:table-cell table:style-name="ce4" office:value-type="float" office:value="0.0407911948859691" calcext:value-type="float">
            <text:p>0.0407911949</text:p>
          </table:table-cell>
          <table:table-cell table:number-columns-repeated="1022"/>
        </table:table-row>
        <table:table-row table:style-name="ro1">
          <table:table-cell table:style-name="ce4" office:value-type="float" office:value="45900" calcext:value-type="float">
            <text:p>45900</text:p>
          </table:table-cell>
          <table:table-cell table:style-name="ce4" office:value-type="float" office:value="0.0320797748863697" calcext:value-type="float">
            <text:p>0.0320797749</text:p>
          </table:table-cell>
          <table:table-cell table:number-columns-repeated="1022"/>
        </table:table-row>
        <table:table-row table:style-name="ro1">
          <table:table-cell table:style-name="ce4" office:value-type="float" office:value="46000" calcext:value-type="float">
            <text:p>46000</text:p>
          </table:table-cell>
          <table:table-cell table:style-name="ce4" office:value-type="float" office:value="0.0282148551195859" calcext:value-type="float">
            <text:p>0.0282148551</text:p>
          </table:table-cell>
          <table:table-cell table:number-columns-repeated="1022"/>
        </table:table-row>
        <table:table-row table:style-name="ro1">
          <table:table-cell table:style-name="ce4" office:value-type="float" office:value="46100" calcext:value-type="float">
            <text:p>46100</text:p>
          </table:table-cell>
          <table:table-cell table:style-name="ce4" office:value-type="float" office:value="0.0321959890425205" calcext:value-type="float">
            <text:p>0.032195989</text:p>
          </table:table-cell>
          <table:table-cell table:number-columns-repeated="1022"/>
        </table:table-row>
        <table:table-row table:style-name="ro1">
          <table:table-cell table:style-name="ce4" office:value-type="float" office:value="46200" calcext:value-type="float">
            <text:p>46200</text:p>
          </table:table-cell>
          <table:table-cell table:style-name="ce4" office:value-type="float" office:value="0.0251445174217224" calcext:value-type="float">
            <text:p>0.0251445174</text:p>
          </table:table-cell>
          <table:table-cell table:number-columns-repeated="1022"/>
        </table:table-row>
        <table:table-row table:style-name="ro1">
          <table:table-cell table:style-name="ce4" office:value-type="float" office:value="46300" calcext:value-type="float">
            <text:p>46300</text:p>
          </table:table-cell>
          <table:table-cell table:style-name="ce4" office:value-type="float" office:value="0.0308356862515211" calcext:value-type="float">
            <text:p>0.0308356863</text:p>
          </table:table-cell>
          <table:table-cell table:number-columns-repeated="1022"/>
        </table:table-row>
        <table:table-row table:style-name="ro1">
          <table:table-cell table:style-name="ce4" office:value-type="float" office:value="46400" calcext:value-type="float">
            <text:p>46400</text:p>
          </table:table-cell>
          <table:table-cell table:style-name="ce4" office:value-type="float" office:value="0.0244173184037208" calcext:value-type="float">
            <text:p>0.0244173184</text:p>
          </table:table-cell>
          <table:table-cell table:number-columns-repeated="1022"/>
        </table:table-row>
        <table:table-row table:style-name="ro1">
          <table:table-cell table:style-name="ce4" office:value-type="float" office:value="46500" calcext:value-type="float">
            <text:p>46500</text:p>
          </table:table-cell>
          <table:table-cell table:style-name="ce4" office:value-type="float" office:value="0.0326425731182098" calcext:value-type="float">
            <text:p>0.0326425731</text:p>
          </table:table-cell>
          <table:table-cell table:number-columns-repeated="1022"/>
        </table:table-row>
        <table:table-row table:style-name="ro1">
          <table:table-cell table:style-name="ce4" office:value-type="float" office:value="46600" calcext:value-type="float">
            <text:p>46600</text:p>
          </table:table-cell>
          <table:table-cell table:style-name="ce4" office:value-type="float" office:value="0.0309178009629249" calcext:value-type="float">
            <text:p>0.030917801</text:p>
          </table:table-cell>
          <table:table-cell table:number-columns-repeated="1022"/>
        </table:table-row>
        <table:table-row table:style-name="ro1">
          <table:table-cell table:style-name="ce4" office:value-type="float" office:value="46700" calcext:value-type="float">
            <text:p>46700</text:p>
          </table:table-cell>
          <table:table-cell table:style-name="ce4" office:value-type="float" office:value="0.0237367935478687" calcext:value-type="float">
            <text:p>0.0237367935</text:p>
          </table:table-cell>
          <table:table-cell table:number-columns-repeated="1022"/>
        </table:table-row>
        <table:table-row table:style-name="ro1">
          <table:table-cell table:style-name="ce4" office:value-type="float" office:value="46800" calcext:value-type="float">
            <text:p>46800</text:p>
          </table:table-cell>
          <table:table-cell table:style-name="ce4" office:value-type="float" office:value="0.0260027907788753" calcext:value-type="float">
            <text:p>0.0260027908</text:p>
          </table:table-cell>
          <table:table-cell table:number-columns-repeated="1022"/>
        </table:table-row>
        <table:table-row table:style-name="ro1">
          <table:table-cell table:style-name="ce4" office:value-type="float" office:value="46900" calcext:value-type="float">
            <text:p>46900</text:p>
          </table:table-cell>
          <table:table-cell table:style-name="ce4" office:value-type="float" office:value="0.0238358173519372" calcext:value-type="float">
            <text:p>0.0238358174</text:p>
          </table:table-cell>
          <table:table-cell table:number-columns-repeated="1022"/>
        </table:table-row>
        <table:table-row table:style-name="ro1">
          <table:table-cell table:style-name="ce4" office:value-type="float" office:value="47000" calcext:value-type="float">
            <text:p>47000</text:p>
          </table:table-cell>
          <table:table-cell table:style-name="ce4" office:value-type="float" office:value="0.0233056619763374" calcext:value-type="float">
            <text:p>0.023305662</text:p>
          </table:table-cell>
          <table:table-cell table:number-columns-repeated="1022"/>
        </table:table-row>
        <table:table-row table:style-name="ro1">
          <table:table-cell table:style-name="ce4" office:value-type="float" office:value="47100" calcext:value-type="float">
            <text:p>47100</text:p>
          </table:table-cell>
          <table:table-cell table:style-name="ce4" office:value-type="float" office:value="0.0263696052134037" calcext:value-type="float">
            <text:p>0.0263696052</text:p>
          </table:table-cell>
          <table:table-cell table:number-columns-repeated="1022"/>
        </table:table-row>
        <table:table-row table:style-name="ro1">
          <table:table-cell table:style-name="ce4" office:value-type="float" office:value="47200" calcext:value-type="float">
            <text:p>47200</text:p>
          </table:table-cell>
          <table:table-cell table:style-name="ce4" office:value-type="float" office:value="0.0254883598536252" calcext:value-type="float">
            <text:p>0.0254883599</text:p>
          </table:table-cell>
          <table:table-cell table:number-columns-repeated="1022"/>
        </table:table-row>
        <table:table-row table:style-name="ro1">
          <table:table-cell table:style-name="ce4" office:value-type="float" office:value="47300" calcext:value-type="float">
            <text:p>47300</text:p>
          </table:table-cell>
          <table:table-cell table:style-name="ce4" office:value-type="float" office:value="0.0231323707848787" calcext:value-type="float">
            <text:p>0.0231323708</text:p>
          </table:table-cell>
          <table:table-cell table:number-columns-repeated="1022"/>
        </table:table-row>
        <table:table-row table:style-name="ro1">
          <table:table-cell table:style-name="ce4" office:value-type="float" office:value="47400" calcext:value-type="float">
            <text:p>47400</text:p>
          </table:table-cell>
          <table:table-cell table:style-name="ce4" office:value-type="float" office:value="0.0340146198868751" calcext:value-type="float">
            <text:p>0.0340146199</text:p>
          </table:table-cell>
          <table:table-cell table:number-columns-repeated="1022"/>
        </table:table-row>
        <table:table-row table:style-name="ro1">
          <table:table-cell table:style-name="ce4" office:value-type="float" office:value="47500" calcext:value-type="float">
            <text:p>47500</text:p>
          </table:table-cell>
          <table:table-cell table:style-name="ce4" office:value-type="float" office:value="0.0236135013401508" calcext:value-type="float">
            <text:p>0.0236135013</text:p>
          </table:table-cell>
          <table:table-cell table:number-columns-repeated="1022"/>
        </table:table-row>
        <table:table-row table:style-name="ro1">
          <table:table-cell table:style-name="ce4" office:value-type="float" office:value="47600" calcext:value-type="float">
            <text:p>47600</text:p>
          </table:table-cell>
          <table:table-cell table:style-name="ce4" office:value-type="float" office:value="0.0310342758893966" calcext:value-type="float">
            <text:p>0.0310342759</text:p>
          </table:table-cell>
          <table:table-cell table:number-columns-repeated="1022"/>
        </table:table-row>
        <table:table-row table:style-name="ro1">
          <table:table-cell table:style-name="ce4" office:value-type="float" office:value="47700" calcext:value-type="float">
            <text:p>47700</text:p>
          </table:table-cell>
          <table:table-cell table:style-name="ce4" office:value-type="float" office:value="0.0279998034238815" calcext:value-type="float">
            <text:p>0.0279998034</text:p>
          </table:table-cell>
          <table:table-cell table:number-columns-repeated="1022"/>
        </table:table-row>
        <table:table-row table:style-name="ro1">
          <table:table-cell table:style-name="ce4" office:value-type="float" office:value="47800" calcext:value-type="float">
            <text:p>47800</text:p>
          </table:table-cell>
          <table:table-cell table:style-name="ce4" office:value-type="float" office:value="0.0255671311169862" calcext:value-type="float">
            <text:p>0.0255671311</text:p>
          </table:table-cell>
          <table:table-cell table:number-columns-repeated="1022"/>
        </table:table-row>
        <table:table-row table:style-name="ro1">
          <table:table-cell table:style-name="ce4" office:value-type="float" office:value="47900" calcext:value-type="float">
            <text:p>47900</text:p>
          </table:table-cell>
          <table:table-cell table:style-name="ce4" office:value-type="float" office:value="0.0223351046442985" calcext:value-type="float">
            <text:p>0.0223351046</text:p>
          </table:table-cell>
          <table:table-cell table:number-columns-repeated="1022"/>
        </table:table-row>
        <table:table-row table:style-name="ro1">
          <table:table-cell table:style-name="ce4" office:value-type="float" office:value="48000" calcext:value-type="float">
            <text:p>48000</text:p>
          </table:table-cell>
          <table:table-cell table:style-name="ce4" office:value-type="float" office:value="0.0222390927374362" calcext:value-type="float">
            <text:p>0.0222390927</text:p>
          </table:table-cell>
          <table:table-cell table:number-columns-repeated="1022"/>
        </table:table-row>
        <table:table-row table:style-name="ro1">
          <table:table-cell table:style-name="ce4" office:value-type="float" office:value="48100" calcext:value-type="float">
            <text:p>48100</text:p>
          </table:table-cell>
          <table:table-cell table:style-name="ce4" office:value-type="float" office:value="0.0214991308748722" calcext:value-type="float">
            <text:p>0.0214991309</text:p>
          </table:table-cell>
          <table:table-cell table:number-columns-repeated="1022"/>
        </table:table-row>
        <table:table-row table:style-name="ro1">
          <table:table-cell table:style-name="ce4" office:value-type="float" office:value="48200" calcext:value-type="float">
            <text:p>48200</text:p>
          </table:table-cell>
          <table:table-cell table:style-name="ce4" office:value-type="float" office:value="0.024252051487565" calcext:value-type="float">
            <text:p>0.0242520515</text:p>
          </table:table-cell>
          <table:table-cell table:number-columns-repeated="1022"/>
        </table:table-row>
        <table:table-row table:style-name="ro1">
          <table:table-cell table:style-name="ce4" office:value-type="float" office:value="48300" calcext:value-type="float">
            <text:p>48300</text:p>
          </table:table-cell>
          <table:table-cell table:style-name="ce4" office:value-type="float" office:value="0.0390005558729171" calcext:value-type="float">
            <text:p>0.0390005559</text:p>
          </table:table-cell>
          <table:table-cell table:number-columns-repeated="1022"/>
        </table:table-row>
        <table:table-row table:style-name="ro1">
          <table:table-cell table:style-name="ce4" office:value-type="float" office:value="48400" calcext:value-type="float">
            <text:p>48400</text:p>
          </table:table-cell>
          <table:table-cell table:style-name="ce4" office:value-type="float" office:value="0.0205365344882011" calcext:value-type="float">
            <text:p>0.0205365345</text:p>
          </table:table-cell>
          <table:table-cell table:number-columns-repeated="1022"/>
        </table:table-row>
        <table:table-row table:style-name="ro1">
          <table:table-cell table:style-name="ce4" office:value-type="float" office:value="48500" calcext:value-type="float">
            <text:p>48500</text:p>
          </table:table-cell>
          <table:table-cell table:style-name="ce4" office:value-type="float" office:value="0.0237171910703182" calcext:value-type="float">
            <text:p>0.0237171911</text:p>
          </table:table-cell>
          <table:table-cell table:number-columns-repeated="1022"/>
        </table:table-row>
        <table:table-row table:style-name="ro1">
          <table:table-cell table:style-name="ce4" office:value-type="float" office:value="48600" calcext:value-type="float">
            <text:p>48600</text:p>
          </table:table-cell>
          <table:table-cell table:style-name="ce4" office:value-type="float" office:value="0.0249224826693534" calcext:value-type="float">
            <text:p>0.0249224827</text:p>
          </table:table-cell>
          <table:table-cell table:number-columns-repeated="1022"/>
        </table:table-row>
        <table:table-row table:style-name="ro1">
          <table:table-cell table:style-name="ce4" office:value-type="float" office:value="48700" calcext:value-type="float">
            <text:p>48700</text:p>
          </table:table-cell>
          <table:table-cell table:style-name="ce4" office:value-type="float" office:value="0.0343578867614269" calcext:value-type="float">
            <text:p>0.0343578868</text:p>
          </table:table-cell>
          <table:table-cell table:number-columns-repeated="1022"/>
        </table:table-row>
        <table:table-row table:style-name="ro1">
          <table:table-cell table:style-name="ce4" office:value-type="float" office:value="48800" calcext:value-type="float">
            <text:p>48800</text:p>
          </table:table-cell>
          <table:table-cell table:style-name="ce4" office:value-type="float" office:value="0.0262585487216711" calcext:value-type="float">
            <text:p>0.0262585487</text:p>
          </table:table-cell>
          <table:table-cell table:number-columns-repeated="1022"/>
        </table:table-row>
        <table:table-row table:style-name="ro1">
          <table:table-cell table:style-name="ce4" office:value-type="float" office:value="48900" calcext:value-type="float">
            <text:p>48900</text:p>
          </table:table-cell>
          <table:table-cell table:style-name="ce4" office:value-type="float" office:value="0.026005882769823" calcext:value-type="float">
            <text:p>0.0260058828</text:p>
          </table:table-cell>
          <table:table-cell table:number-columns-repeated="1022"/>
        </table:table-row>
        <table:table-row table:style-name="ro1">
          <table:table-cell table:style-name="ce4" office:value-type="float" office:value="49000" calcext:value-type="float">
            <text:p>49000</text:p>
          </table:table-cell>
          <table:table-cell table:style-name="ce4" office:value-type="float" office:value="0.0284252204000949" calcext:value-type="float">
            <text:p>0.0284252204</text:p>
          </table:table-cell>
          <table:table-cell table:number-columns-repeated="1022"/>
        </table:table-row>
        <table:table-row table:style-name="ro1">
          <table:table-cell table:style-name="ce4" office:value-type="float" office:value="49100" calcext:value-type="float">
            <text:p>49100</text:p>
          </table:table-cell>
          <table:table-cell table:style-name="ce4" office:value-type="float" office:value="0.030300622805953" calcext:value-type="float">
            <text:p>0.0303006228</text:p>
          </table:table-cell>
          <table:table-cell table:number-columns-repeated="1022"/>
        </table:table-row>
        <table:table-row table:style-name="ro1">
          <table:table-cell table:style-name="ce4" office:value-type="float" office:value="49200" calcext:value-type="float">
            <text:p>49200</text:p>
          </table:table-cell>
          <table:table-cell table:style-name="ce4" office:value-type="float" office:value="0.0209165457636117" calcext:value-type="float">
            <text:p>0.0209165458</text:p>
          </table:table-cell>
          <table:table-cell table:number-columns-repeated="1022"/>
        </table:table-row>
        <table:table-row table:style-name="ro1">
          <table:table-cell table:style-name="ce4" office:value-type="float" office:value="49300" calcext:value-type="float">
            <text:p>49300</text:p>
          </table:table-cell>
          <table:table-cell table:style-name="ce4" office:value-type="float" office:value="0.0226863771677017" calcext:value-type="float">
            <text:p>0.0226863772</text:p>
          </table:table-cell>
          <table:table-cell table:number-columns-repeated="1022"/>
        </table:table-row>
        <table:table-row table:style-name="ro1">
          <table:table-cell table:style-name="ce4" office:value-type="float" office:value="49400" calcext:value-type="float">
            <text:p>49400</text:p>
          </table:table-cell>
          <table:table-cell table:style-name="ce4" office:value-type="float" office:value="0.0203120950609445" calcext:value-type="float">
            <text:p>0.0203120951</text:p>
          </table:table-cell>
          <table:table-cell table:number-columns-repeated="1022"/>
        </table:table-row>
        <table:table-row table:style-name="ro1">
          <table:table-cell table:style-name="ce4" office:value-type="float" office:value="49500" calcext:value-type="float">
            <text:p>49500</text:p>
          </table:table-cell>
          <table:table-cell table:style-name="ce4" office:value-type="float" office:value="0.0257291942834854" calcext:value-type="float">
            <text:p>0.0257291943</text:p>
          </table:table-cell>
          <table:table-cell table:number-columns-repeated="1022"/>
        </table:table-row>
        <table:table-row table:style-name="ro1">
          <table:table-cell table:style-name="ce4" office:value-type="float" office:value="49600" calcext:value-type="float">
            <text:p>49600</text:p>
          </table:table-cell>
          <table:table-cell table:style-name="ce4" office:value-type="float" office:value="0.0245521422475576" calcext:value-type="float">
            <text:p>0.0245521422</text:p>
          </table:table-cell>
          <table:table-cell table:number-columns-repeated="1022"/>
        </table:table-row>
        <table:table-row table:style-name="ro1">
          <table:table-cell table:style-name="ce4" office:value-type="float" office:value="49700" calcext:value-type="float">
            <text:p>49700</text:p>
          </table:table-cell>
          <table:table-cell table:style-name="ce4" office:value-type="float" office:value="0.0241519100964069" calcext:value-type="float">
            <text:p>0.0241519101</text:p>
          </table:table-cell>
          <table:table-cell table:number-columns-repeated="1022"/>
        </table:table-row>
        <table:table-row table:style-name="ro1">
          <table:table-cell table:style-name="ce4" office:value-type="float" office:value="49800" calcext:value-type="float">
            <text:p>49800</text:p>
          </table:table-cell>
          <table:table-cell table:style-name="ce4" office:value-type="float" office:value="0.0273382384330034" calcext:value-type="float">
            <text:p>0.0273382384</text:p>
          </table:table-cell>
          <table:table-cell table:number-columns-repeated="1022"/>
        </table:table-row>
        <table:table-row table:style-name="ro1">
          <table:table-cell table:style-name="ce4" office:value-type="float" office:value="49900" calcext:value-type="float">
            <text:p>49900</text:p>
          </table:table-cell>
          <table:table-cell table:style-name="ce4" office:value-type="float" office:value="0.0200149491429328" calcext:value-type="float">
            <text:p>0.0200149491</text:p>
          </table:table-cell>
          <table:table-cell table:number-columns-repeated="1022"/>
        </table:table-row>
        <table:table-row table:style-name="ro1"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0.0302973333746194" calcext:value-type="float">
            <text:p>0.0302973334</text:p>
          </table:table-cell>
          <table:table-cell table:number-columns-repeated="1022"/>
        </table:table-row>
        <table:table-row table:style-name="ro1">
          <table:table-cell table:style-name="ce4" office:value-type="float" office:value="50100" calcext:value-type="float">
            <text:p>50100</text:p>
          </table:table-cell>
          <table:table-cell table:style-name="ce4" office:value-type="float" office:value="0.0262792780995368" calcext:value-type="float">
            <text:p>0.0262792781</text:p>
          </table:table-cell>
          <table:table-cell table:number-columns-repeated="1022"/>
        </table:table-row>
        <table:table-row table:style-name="ro1">
          <table:table-cell table:style-name="ce4" office:value-type="float" office:value="50200" calcext:value-type="float">
            <text:p>50200</text:p>
          </table:table-cell>
          <table:table-cell table:style-name="ce4" office:value-type="float" office:value="0.0260100122541189" calcext:value-type="float">
            <text:p>0.0260100123</text:p>
          </table:table-cell>
          <table:table-cell table:number-columns-repeated="1022"/>
        </table:table-row>
        <table:table-row table:style-name="ro1">
          <table:table-cell table:style-name="ce4" office:value-type="float" office:value="50300" calcext:value-type="float">
            <text:p>50300</text:p>
          </table:table-cell>
          <table:table-cell table:style-name="ce4" office:value-type="float" office:value="0.02429074421525" calcext:value-type="float">
            <text:p>0.0242907442</text:p>
          </table:table-cell>
          <table:table-cell table:number-columns-repeated="1022"/>
        </table:table-row>
        <table:table-row table:style-name="ro1">
          <table:table-cell table:style-name="ce4" office:value-type="float" office:value="50400" calcext:value-type="float">
            <text:p>50400</text:p>
          </table:table-cell>
          <table:table-cell table:style-name="ce4" office:value-type="float" office:value="0.0267118774354457" calcext:value-type="float">
            <text:p>0.0267118774</text:p>
          </table:table-cell>
          <table:table-cell table:number-columns-repeated="1022"/>
        </table:table-row>
        <table:table-row table:style-name="ro1">
          <table:table-cell table:style-name="ce4" office:value-type="float" office:value="50500" calcext:value-type="float">
            <text:p>50500</text:p>
          </table:table-cell>
          <table:table-cell table:style-name="ce4" office:value-type="float" office:value="0.0285951383411884" calcext:value-type="float">
            <text:p>0.0285951383</text:p>
          </table:table-cell>
          <table:table-cell table:number-columns-repeated="1022"/>
        </table:table-row>
        <table:table-row table:style-name="ro1">
          <table:table-cell table:style-name="ce4" office:value-type="float" office:value="50600" calcext:value-type="float">
            <text:p>50600</text:p>
          </table:table-cell>
          <table:table-cell table:style-name="ce4" office:value-type="float" office:value="0.0241362228989601" calcext:value-type="float">
            <text:p>0.0241362229</text:p>
          </table:table-cell>
          <table:table-cell table:number-columns-repeated="1022"/>
        </table:table-row>
        <table:table-row table:style-name="ro1">
          <table:table-cell table:style-name="ce4" office:value-type="float" office:value="50700" calcext:value-type="float">
            <text:p>50700</text:p>
          </table:table-cell>
          <table:table-cell table:style-name="ce4" office:value-type="float" office:value="0.0226212181150913" calcext:value-type="float">
            <text:p>0.0226212181</text:p>
          </table:table-cell>
          <table:table-cell table:number-columns-repeated="1022"/>
        </table:table-row>
        <table:table-row table:style-name="ro1">
          <table:table-cell table:style-name="ce4" office:value-type="float" office:value="50800" calcext:value-type="float">
            <text:p>50800</text:p>
          </table:table-cell>
          <table:table-cell table:style-name="ce4" office:value-type="float" office:value="0.0203504711389541" calcext:value-type="float">
            <text:p>0.0203504711</text:p>
          </table:table-cell>
          <table:table-cell table:number-columns-repeated="1022"/>
        </table:table-row>
        <table:table-row table:style-name="ro1">
          <table:table-cell table:style-name="ce4" office:value-type="float" office:value="50900" calcext:value-type="float">
            <text:p>50900</text:p>
          </table:table-cell>
          <table:table-cell table:style-name="ce4" office:value-type="float" office:value="0.0238367225974798" calcext:value-type="float">
            <text:p>0.0238367226</text:p>
          </table:table-cell>
          <table:table-cell table:number-columns-repeated="1022"/>
        </table:table-row>
        <table:table-row table:style-name="ro1">
          <table:table-cell table:style-name="ce4" office:value-type="float" office:value="51000" calcext:value-type="float">
            <text:p>51000</text:p>
          </table:table-cell>
          <table:table-cell table:style-name="ce4" office:value-type="float" office:value="0.0227312836796045" calcext:value-type="float">
            <text:p>0.0227312837</text:p>
          </table:table-cell>
          <table:table-cell table:number-columns-repeated="1022"/>
        </table:table-row>
        <table:table-row table:style-name="ro1">
          <table:table-cell table:style-name="ce4" office:value-type="float" office:value="51100" calcext:value-type="float">
            <text:p>51100</text:p>
          </table:table-cell>
          <table:table-cell table:style-name="ce4" office:value-type="float" office:value="0.023776825517416" calcext:value-type="float">
            <text:p>0.0237768255</text:p>
          </table:table-cell>
          <table:table-cell table:number-columns-repeated="1022"/>
        </table:table-row>
        <table:table-row table:style-name="ro1">
          <table:table-cell table:style-name="ce4" office:value-type="float" office:value="51200" calcext:value-type="float">
            <text:p>51200</text:p>
          </table:table-cell>
          <table:table-cell table:style-name="ce4" office:value-type="float" office:value="0.0249079950153827" calcext:value-type="float">
            <text:p>0.024907995</text:p>
          </table:table-cell>
          <table:table-cell table:number-columns-repeated="1022"/>
        </table:table-row>
        <table:table-row table:style-name="ro1">
          <table:table-cell table:style-name="ce4" office:value-type="float" office:value="51300" calcext:value-type="float">
            <text:p>51300</text:p>
          </table:table-cell>
          <table:table-cell table:style-name="ce4" office:value-type="float" office:value="0.0252127218991518" calcext:value-type="float">
            <text:p>0.0252127219</text:p>
          </table:table-cell>
          <table:table-cell table:number-columns-repeated="1022"/>
        </table:table-row>
        <table:table-row table:style-name="ro1">
          <table:table-cell table:style-name="ce4" office:value-type="float" office:value="51400" calcext:value-type="float">
            <text:p>51400</text:p>
          </table:table-cell>
          <table:table-cell table:style-name="ce4" office:value-type="float" office:value="0.023621279746294" calcext:value-type="float">
            <text:p>0.0236212797</text:p>
          </table:table-cell>
          <table:table-cell table:number-columns-repeated="1022"/>
        </table:table-row>
        <table:table-row table:style-name="ro1">
          <table:table-cell table:style-name="ce4" office:value-type="float" office:value="51500" calcext:value-type="float">
            <text:p>51500</text:p>
          </table:table-cell>
          <table:table-cell table:style-name="ce4" office:value-type="float" office:value="0.0318393632769584" calcext:value-type="float">
            <text:p>0.0318393633</text:p>
          </table:table-cell>
          <table:table-cell table:number-columns-repeated="1022"/>
        </table:table-row>
        <table:table-row table:style-name="ro1">
          <table:table-cell table:style-name="ce4" office:value-type="float" office:value="51600" calcext:value-type="float">
            <text:p>51600</text:p>
          </table:table-cell>
          <table:table-cell table:style-name="ce4" office:value-type="float" office:value="0.0255709923803806" calcext:value-type="float">
            <text:p>0.0255709924</text:p>
          </table:table-cell>
          <table:table-cell table:number-columns-repeated="1022"/>
        </table:table-row>
        <table:table-row table:style-name="ro1">
          <table:table-cell table:style-name="ce4" office:value-type="float" office:value="51700" calcext:value-type="float">
            <text:p>51700</text:p>
          </table:table-cell>
          <table:table-cell table:style-name="ce4" office:value-type="float" office:value="0.0224395263940095" calcext:value-type="float">
            <text:p>0.0224395264</text:p>
          </table:table-cell>
          <table:table-cell table:number-columns-repeated="1022"/>
        </table:table-row>
        <table:table-row table:style-name="ro1">
          <table:table-cell table:style-name="ce4" office:value-type="float" office:value="51800" calcext:value-type="float">
            <text:p>51800</text:p>
          </table:table-cell>
          <table:table-cell table:style-name="ce4" office:value-type="float" office:value="0.0260754264891147" calcext:value-type="float">
            <text:p>0.0260754265</text:p>
          </table:table-cell>
          <table:table-cell table:number-columns-repeated="1022"/>
        </table:table-row>
        <table:table-row table:style-name="ro1">
          <table:table-cell table:style-name="ce4" office:value-type="float" office:value="51900" calcext:value-type="float">
            <text:p>51900</text:p>
          </table:table-cell>
          <table:table-cell table:style-name="ce4" office:value-type="float" office:value="0.0274511948227882" calcext:value-type="float">
            <text:p>0.0274511948</text:p>
          </table:table-cell>
          <table:table-cell table:number-columns-repeated="1022"/>
        </table:table-row>
        <table:table-row table:style-name="ro1">
          <table:table-cell table:style-name="ce4" office:value-type="float" office:value="52000" calcext:value-type="float">
            <text:p>52000</text:p>
          </table:table-cell>
          <table:table-cell table:style-name="ce4" office:value-type="float" office:value="0.0267733037471771" calcext:value-type="float">
            <text:p>0.0267733037</text:p>
          </table:table-cell>
          <table:table-cell table:number-columns-repeated="1022"/>
        </table:table-row>
        <table:table-row table:style-name="ro1">
          <table:table-cell table:style-name="ce4" office:value-type="float" office:value="52100" calcext:value-type="float">
            <text:p>52100</text:p>
          </table:table-cell>
          <table:table-cell table:style-name="ce4" office:value-type="float" office:value="0.0231358967721462" calcext:value-type="float">
            <text:p>0.0231358968</text:p>
          </table:table-cell>
          <table:table-cell table:number-columns-repeated="1022"/>
        </table:table-row>
        <table:table-row table:style-name="ro1">
          <table:table-cell table:style-name="ce4" office:value-type="float" office:value="52200" calcext:value-type="float">
            <text:p>52200</text:p>
          </table:table-cell>
          <table:table-cell table:style-name="ce4" office:value-type="float" office:value="0.0240247510373592" calcext:value-type="float">
            <text:p>0.024024751</text:p>
          </table:table-cell>
          <table:table-cell table:number-columns-repeated="1022"/>
        </table:table-row>
        <table:table-row table:style-name="ro1">
          <table:table-cell table:style-name="ce4" office:value-type="float" office:value="52300" calcext:value-type="float">
            <text:p>52300</text:p>
          </table:table-cell>
          <table:table-cell table:style-name="ce4" office:value-type="float" office:value="0.0230886805802583" calcext:value-type="float">
            <text:p>0.0230886806</text:p>
          </table:table-cell>
          <table:table-cell table:number-columns-repeated="1022"/>
        </table:table-row>
        <table:table-row table:style-name="ro1">
          <table:table-cell table:style-name="ce4" office:value-type="float" office:value="52400" calcext:value-type="float">
            <text:p>52400</text:p>
          </table:table-cell>
          <table:table-cell table:style-name="ce4" office:value-type="float" office:value="0.0235359482467174" calcext:value-type="float">
            <text:p>0.0235359482</text:p>
          </table:table-cell>
          <table:table-cell table:number-columns-repeated="1022"/>
        </table:table-row>
        <table:table-row table:style-name="ro1">
          <table:table-cell table:style-name="ce4" office:value-type="float" office:value="52500" calcext:value-type="float">
            <text:p>52500</text:p>
          </table:table-cell>
          <table:table-cell table:style-name="ce4" office:value-type="float" office:value="0.0585230663418769" calcext:value-type="float">
            <text:p>0.0585230663</text:p>
          </table:table-cell>
          <table:table-cell table:number-columns-repeated="1022"/>
        </table:table-row>
        <table:table-row table:style-name="ro1">
          <table:table-cell table:style-name="ce4" office:value-type="float" office:value="52600" calcext:value-type="float">
            <text:p>52600</text:p>
          </table:table-cell>
          <table:table-cell table:style-name="ce4" office:value-type="float" office:value="0.0217300839722156" calcext:value-type="float">
            <text:p>0.021730084</text:p>
          </table:table-cell>
          <table:table-cell table:number-columns-repeated="1022"/>
        </table:table-row>
        <table:table-row table:style-name="ro1">
          <table:table-cell table:style-name="ce4" office:value-type="float" office:value="52700" calcext:value-type="float">
            <text:p>52700</text:p>
          </table:table-cell>
          <table:table-cell table:style-name="ce4" office:value-type="float" office:value="0.0245846565812826" calcext:value-type="float">
            <text:p>0.0245846566</text:p>
          </table:table-cell>
          <table:table-cell table:number-columns-repeated="1022"/>
        </table:table-row>
        <table:table-row table:style-name="ro1">
          <table:table-cell table:style-name="ce4" office:value-type="float" office:value="52800" calcext:value-type="float">
            <text:p>52800</text:p>
          </table:table-cell>
          <table:table-cell table:style-name="ce4" office:value-type="float" office:value="0.024392981082201" calcext:value-type="float">
            <text:p>0.0243929811</text:p>
          </table:table-cell>
          <table:table-cell table:number-columns-repeated="1022"/>
        </table:table-row>
        <table:table-row table:style-name="ro1">
          <table:table-cell table:style-name="ce4" office:value-type="float" office:value="52900" calcext:value-type="float">
            <text:p>52900</text:p>
          </table:table-cell>
          <table:table-cell table:style-name="ce4" office:value-type="float" office:value="0.0220616459846496" calcext:value-type="float">
            <text:p>0.022061646</text:p>
          </table:table-cell>
          <table:table-cell table:number-columns-repeated="1022"/>
        </table:table-row>
        <table:table-row table:style-name="ro1">
          <table:table-cell table:style-name="ce4" office:value-type="float" office:value="53000" calcext:value-type="float">
            <text:p>53000</text:p>
          </table:table-cell>
          <table:table-cell table:style-name="ce4" office:value-type="float" office:value="0.0238288566470146" calcext:value-type="float">
            <text:p>0.0238288566</text:p>
          </table:table-cell>
          <table:table-cell table:number-columns-repeated="1022"/>
        </table:table-row>
        <table:table-row table:style-name="ro1">
          <table:table-cell table:style-name="ce4" office:value-type="float" office:value="53100" calcext:value-type="float">
            <text:p>53100</text:p>
          </table:table-cell>
          <table:table-cell table:style-name="ce4" office:value-type="float" office:value="0.0226539727300405" calcext:value-type="float">
            <text:p>0.0226539727</text:p>
          </table:table-cell>
          <table:table-cell table:number-columns-repeated="1022"/>
        </table:table-row>
        <table:table-row table:style-name="ro1">
          <table:table-cell table:style-name="ce4" office:value-type="float" office:value="53200" calcext:value-type="float">
            <text:p>53200</text:p>
          </table:table-cell>
          <table:table-cell table:style-name="ce4" office:value-type="float" office:value="0.0242472942918539" calcext:value-type="float">
            <text:p>0.0242472943</text:p>
          </table:table-cell>
          <table:table-cell table:number-columns-repeated="1022"/>
        </table:table-row>
        <table:table-row table:style-name="ro1">
          <table:table-cell table:style-name="ce4" office:value-type="float" office:value="53300" calcext:value-type="float">
            <text:p>53300</text:p>
          </table:table-cell>
          <table:table-cell table:style-name="ce4" office:value-type="float" office:value="0.0177232511341571" calcext:value-type="float">
            <text:p>0.0177232511</text:p>
          </table:table-cell>
          <table:table-cell table:number-columns-repeated="1022"/>
        </table:table-row>
        <table:table-row table:style-name="ro1">
          <table:table-cell table:style-name="ce4" office:value-type="float" office:value="53400" calcext:value-type="float">
            <text:p>53400</text:p>
          </table:table-cell>
          <table:table-cell table:style-name="ce4" office:value-type="float" office:value="0.0254696290940046" calcext:value-type="float">
            <text:p>0.0254696291</text:p>
          </table:table-cell>
          <table:table-cell table:number-columns-repeated="1022"/>
        </table:table-row>
        <table:table-row table:style-name="ro1">
          <table:table-cell table:style-name="ce4" office:value-type="float" office:value="53500" calcext:value-type="float">
            <text:p>53500</text:p>
          </table:table-cell>
          <table:table-cell table:style-name="ce4" office:value-type="float" office:value="0.0252623576670885" calcext:value-type="float">
            <text:p>0.0252623577</text:p>
          </table:table-cell>
          <table:table-cell table:number-columns-repeated="1022"/>
        </table:table-row>
        <table:table-row table:style-name="ro1">
          <table:table-cell table:style-name="ce4" office:value-type="float" office:value="53600" calcext:value-type="float">
            <text:p>53600</text:p>
          </table:table-cell>
          <table:table-cell table:style-name="ce4" office:value-type="float" office:value="0.0228115208446979" calcext:value-type="float">
            <text:p>0.0228115208</text:p>
          </table:table-cell>
          <table:table-cell table:number-columns-repeated="1022"/>
        </table:table-row>
        <table:table-row table:style-name="ro1">
          <table:table-cell table:style-name="ce4" office:value-type="float" office:value="53700" calcext:value-type="float">
            <text:p>53700</text:p>
          </table:table-cell>
          <table:table-cell table:style-name="ce4" office:value-type="float" office:value="0.0204413011670112" calcext:value-type="float">
            <text:p>0.0204413012</text:p>
          </table:table-cell>
          <table:table-cell table:number-columns-repeated="1022"/>
        </table:table-row>
        <table:table-row table:style-name="ro1">
          <table:table-cell table:style-name="ce4" office:value-type="float" office:value="53800" calcext:value-type="float">
            <text:p>53800</text:p>
          </table:table-cell>
          <table:table-cell table:style-name="ce4" office:value-type="float" office:value="0.0221512280404567" calcext:value-type="float">
            <text:p>0.022151228</text:p>
          </table:table-cell>
          <table:table-cell table:number-columns-repeated="1022"/>
        </table:table-row>
        <table:table-row table:style-name="ro1">
          <table:table-cell table:style-name="ce4" office:value-type="float" office:value="53900" calcext:value-type="float">
            <text:p>53900</text:p>
          </table:table-cell>
          <table:table-cell table:style-name="ce4" office:value-type="float" office:value="0.0260974466800689" calcext:value-type="float">
            <text:p>0.0260974467</text:p>
          </table:table-cell>
          <table:table-cell table:number-columns-repeated="1022"/>
        </table:table-row>
        <table:table-row table:style-name="ro1">
          <table:table-cell table:style-name="ce4" office:value-type="float" office:value="54000" calcext:value-type="float">
            <text:p>54000</text:p>
          </table:table-cell>
          <table:table-cell table:style-name="ce4" office:value-type="float" office:value="0.0212860293686389" calcext:value-type="float">
            <text:p>0.0212860294</text:p>
          </table:table-cell>
          <table:table-cell table:number-columns-repeated="1022"/>
        </table:table-row>
        <table:table-row table:style-name="ro1">
          <table:table-cell table:style-name="ce4" office:value-type="float" office:value="54100" calcext:value-type="float">
            <text:p>54100</text:p>
          </table:table-cell>
          <table:table-cell table:style-name="ce4" office:value-type="float" office:value="0.021107206121087" calcext:value-type="float">
            <text:p>0.0211072061</text:p>
          </table:table-cell>
          <table:table-cell table:number-columns-repeated="1022"/>
        </table:table-row>
        <table:table-row table:style-name="ro1">
          <table:table-cell table:style-name="ce4" office:value-type="float" office:value="54200" calcext:value-type="float">
            <text:p>54200</text:p>
          </table:table-cell>
          <table:table-cell table:style-name="ce4" office:value-type="float" office:value="0.0183871742337942" calcext:value-type="float">
            <text:p>0.0183871742</text:p>
          </table:table-cell>
          <table:table-cell table:number-columns-repeated="1022"/>
        </table:table-row>
        <table:table-row table:style-name="ro1">
          <table:table-cell table:style-name="ce4" office:value-type="float" office:value="54300" calcext:value-type="float">
            <text:p>54300</text:p>
          </table:table-cell>
          <table:table-cell table:style-name="ce4" office:value-type="float" office:value="0.0224077235907316" calcext:value-type="float">
            <text:p>0.0224077236</text:p>
          </table:table-cell>
          <table:table-cell table:number-columns-repeated="1022"/>
        </table:table-row>
        <table:table-row table:style-name="ro1">
          <table:table-cell table:style-name="ce4" office:value-type="float" office:value="54400" calcext:value-type="float">
            <text:p>54400</text:p>
          </table:table-cell>
          <table:table-cell table:style-name="ce4" office:value-type="float" office:value="0.0251577477902174" calcext:value-type="float">
            <text:p>0.0251577478</text:p>
          </table:table-cell>
          <table:table-cell table:number-columns-repeated="1022"/>
        </table:table-row>
        <table:table-row table:style-name="ro1">
          <table:table-cell table:style-name="ce4" office:value-type="float" office:value="54500" calcext:value-type="float">
            <text:p>54500</text:p>
          </table:table-cell>
          <table:table-cell table:style-name="ce4" office:value-type="float" office:value="0.0217391476035118" calcext:value-type="float">
            <text:p>0.0217391476</text:p>
          </table:table-cell>
          <table:table-cell table:number-columns-repeated="1022"/>
        </table:table-row>
        <table:table-row table:style-name="ro1">
          <table:table-cell table:style-name="ce4" office:value-type="float" office:value="54600" calcext:value-type="float">
            <text:p>54600</text:p>
          </table:table-cell>
          <table:table-cell table:style-name="ce4" office:value-type="float" office:value="0.0222394093871116" calcext:value-type="float">
            <text:p>0.0222394094</text:p>
          </table:table-cell>
          <table:table-cell table:number-columns-repeated="1022"/>
        </table:table-row>
        <table:table-row table:style-name="ro1">
          <table:table-cell table:style-name="ce4" office:value-type="float" office:value="54700" calcext:value-type="float">
            <text:p>54700</text:p>
          </table:table-cell>
          <table:table-cell table:style-name="ce4" office:value-type="float" office:value="0.0196147710084915" calcext:value-type="float">
            <text:p>0.019614771</text:p>
          </table:table-cell>
          <table:table-cell table:number-columns-repeated="1022"/>
        </table:table-row>
        <table:table-row table:style-name="ro1">
          <table:table-cell table:style-name="ce4" office:value-type="float" office:value="54800" calcext:value-type="float">
            <text:p>54800</text:p>
          </table:table-cell>
          <table:table-cell table:style-name="ce4" office:value-type="float" office:value="0.0213810019195079" calcext:value-type="float">
            <text:p>0.0213810019</text:p>
          </table:table-cell>
          <table:table-cell table:number-columns-repeated="1022"/>
        </table:table-row>
        <table:table-row table:style-name="ro1">
          <table:table-cell table:style-name="ce4" office:value-type="float" office:value="54900" calcext:value-type="float">
            <text:p>54900</text:p>
          </table:table-cell>
          <table:table-cell table:style-name="ce4" office:value-type="float" office:value="0.021320030093193" calcext:value-type="float">
            <text:p>0.0213200301</text:p>
          </table:table-cell>
          <table:table-cell table:number-columns-repeated="1022"/>
        </table:table-row>
        <table:table-row table:style-name="ro1">
          <table:table-cell table:style-name="ce4" office:value-type="float" office:value="55000" calcext:value-type="float">
            <text:p>55000</text:p>
          </table:table-cell>
          <table:table-cell table:style-name="ce4" office:value-type="float" office:value="0.0210767220705747" calcext:value-type="float">
            <text:p>0.0210767221</text:p>
          </table:table-cell>
          <table:table-cell table:number-columns-repeated="1022"/>
        </table:table-row>
        <table:table-row table:style-name="ro1">
          <table:table-cell table:style-name="ce4" office:value-type="float" office:value="55100" calcext:value-type="float">
            <text:p>55100</text:p>
          </table:table-cell>
          <table:table-cell table:style-name="ce4" office:value-type="float" office:value="0.0236484110355377" calcext:value-type="float">
            <text:p>0.023648411</text:p>
          </table:table-cell>
          <table:table-cell table:number-columns-repeated="1022"/>
        </table:table-row>
        <table:table-row table:style-name="ro1">
          <table:table-cell table:style-name="ce4" office:value-type="float" office:value="55200" calcext:value-type="float">
            <text:p>55200</text:p>
          </table:table-cell>
          <table:table-cell table:style-name="ce4" office:value-type="float" office:value="0.0203466303646564" calcext:value-type="float">
            <text:p>0.0203466304</text:p>
          </table:table-cell>
          <table:table-cell table:number-columns-repeated="1022"/>
        </table:table-row>
        <table:table-row table:style-name="ro1">
          <table:table-cell table:style-name="ce4" office:value-type="float" office:value="55300" calcext:value-type="float">
            <text:p>55300</text:p>
          </table:table-cell>
          <table:table-cell table:style-name="ce4" office:value-type="float" office:value="0.0279203448444604" calcext:value-type="float">
            <text:p>0.0279203448</text:p>
          </table:table-cell>
          <table:table-cell table:number-columns-repeated="1022"/>
        </table:table-row>
        <table:table-row table:style-name="ro1">
          <table:table-cell table:style-name="ce4" office:value-type="float" office:value="55400" calcext:value-type="float">
            <text:p>55400</text:p>
          </table:table-cell>
          <table:table-cell table:style-name="ce4" office:value-type="float" office:value="0.0256915092468261" calcext:value-type="float">
            <text:p>0.0256915092</text:p>
          </table:table-cell>
          <table:table-cell table:number-columns-repeated="1022"/>
        </table:table-row>
        <table:table-row table:style-name="ro1">
          <table:table-cell table:style-name="ce4" office:value-type="float" office:value="55500" calcext:value-type="float">
            <text:p>55500</text:p>
          </table:table-cell>
          <table:table-cell table:style-name="ce4" office:value-type="float" office:value="0.0250206775963306" calcext:value-type="float">
            <text:p>0.0250206776</text:p>
          </table:table-cell>
          <table:table-cell table:number-columns-repeated="1022"/>
        </table:table-row>
        <table:table-row table:style-name="ro1">
          <table:table-cell table:style-name="ce4" office:value-type="float" office:value="55600" calcext:value-type="float">
            <text:p>55600</text:p>
          </table:table-cell>
          <table:table-cell table:style-name="ce4" office:value-type="float" office:value="0.019706055521965" calcext:value-type="float">
            <text:p>0.0197060555</text:p>
          </table:table-cell>
          <table:table-cell table:number-columns-repeated="1022"/>
        </table:table-row>
        <table:table-row table:style-name="ro1">
          <table:table-cell table:style-name="ce4" office:value-type="float" office:value="55700" calcext:value-type="float">
            <text:p>55700</text:p>
          </table:table-cell>
          <table:table-cell table:style-name="ce4" office:value-type="float" office:value="0.0253139808773994" calcext:value-type="float">
            <text:p>0.0253139809</text:p>
          </table:table-cell>
          <table:table-cell table:number-columns-repeated="1022"/>
        </table:table-row>
        <table:table-row table:style-name="ro1">
          <table:table-cell table:style-name="ce4" office:value-type="float" office:value="55800" calcext:value-type="float">
            <text:p>55800</text:p>
          </table:table-cell>
          <table:table-cell table:style-name="ce4" office:value-type="float" office:value="0.034919586032629" calcext:value-type="float">
            <text:p>0.034919586</text:p>
          </table:table-cell>
          <table:table-cell table:number-columns-repeated="1022"/>
        </table:table-row>
        <table:table-row table:style-name="ro1">
          <table:table-cell table:style-name="ce4" office:value-type="float" office:value="55900" calcext:value-type="float">
            <text:p>55900</text:p>
          </table:table-cell>
          <table:table-cell table:style-name="ce4" office:value-type="float" office:value="0.0264732092618942" calcext:value-type="float">
            <text:p>0.0264732093</text:p>
          </table:table-cell>
          <table:table-cell table:number-columns-repeated="1022"/>
        </table:table-row>
        <table:table-row table:style-name="ro1">
          <table:table-cell table:style-name="ce4" office:value-type="float" office:value="56000" calcext:value-type="float">
            <text:p>56000</text:p>
          </table:table-cell>
          <table:table-cell table:style-name="ce4" office:value-type="float" office:value="0.0348545871675014" calcext:value-type="float">
            <text:p>0.0348545872</text:p>
          </table:table-cell>
          <table:table-cell table:number-columns-repeated="1022"/>
        </table:table-row>
        <table:table-row table:style-name="ro1">
          <table:table-cell table:style-name="ce4" office:value-type="float" office:value="56100" calcext:value-type="float">
            <text:p>56100</text:p>
          </table:table-cell>
          <table:table-cell table:style-name="ce4" office:value-type="float" office:value="0.0198261812329292" calcext:value-type="float">
            <text:p>0.0198261812</text:p>
          </table:table-cell>
          <table:table-cell table:number-columns-repeated="1022"/>
        </table:table-row>
        <table:table-row table:style-name="ro1">
          <table:table-cell table:style-name="ce4" office:value-type="float" office:value="56200" calcext:value-type="float">
            <text:p>56200</text:p>
          </table:table-cell>
          <table:table-cell table:style-name="ce4" office:value-type="float" office:value="0.0196812599897384" calcext:value-type="float">
            <text:p>0.01968126</text:p>
          </table:table-cell>
          <table:table-cell table:number-columns-repeated="1022"/>
        </table:table-row>
        <table:table-row table:style-name="ro1">
          <table:table-cell table:style-name="ce4" office:value-type="float" office:value="56300" calcext:value-type="float">
            <text:p>56300</text:p>
          </table:table-cell>
          <table:table-cell table:style-name="ce4" office:value-type="float" office:value="0.020769864320755" calcext:value-type="float">
            <text:p>0.0207698643</text:p>
          </table:table-cell>
          <table:table-cell table:number-columns-repeated="1022"/>
        </table:table-row>
        <table:table-row table:style-name="ro1">
          <table:table-cell table:style-name="ce4" office:value-type="float" office:value="56400" calcext:value-type="float">
            <text:p>56400</text:p>
          </table:table-cell>
          <table:table-cell table:style-name="ce4" office:value-type="float" office:value="0.0276021435856819" calcext:value-type="float">
            <text:p>0.0276021436</text:p>
          </table:table-cell>
          <table:table-cell table:number-columns-repeated="1022"/>
        </table:table-row>
        <table:table-row table:style-name="ro1">
          <table:table-cell table:style-name="ce4" office:value-type="float" office:value="56500" calcext:value-type="float">
            <text:p>56500</text:p>
          </table:table-cell>
          <table:table-cell table:style-name="ce4" office:value-type="float" office:value="0.0248386971652507" calcext:value-type="float">
            <text:p>0.0248386972</text:p>
          </table:table-cell>
          <table:table-cell table:number-columns-repeated="1022"/>
        </table:table-row>
        <table:table-row table:style-name="ro1">
          <table:table-cell table:style-name="ce4" office:value-type="float" office:value="56600" calcext:value-type="float">
            <text:p>56600</text:p>
          </table:table-cell>
          <table:table-cell table:style-name="ce4" office:value-type="float" office:value="0.0335821509361267" calcext:value-type="float">
            <text:p>0.0335821509</text:p>
          </table:table-cell>
          <table:table-cell table:number-columns-repeated="1022"/>
        </table:table-row>
        <table:table-row table:style-name="ro1">
          <table:table-cell table:style-name="ce4" office:value-type="float" office:value="56700" calcext:value-type="float">
            <text:p>56700</text:p>
          </table:table-cell>
          <table:table-cell table:style-name="ce4" office:value-type="float" office:value="0.0251829922199249" calcext:value-type="float">
            <text:p>0.0251829922</text:p>
          </table:table-cell>
          <table:table-cell table:number-columns-repeated="1022"/>
        </table:table-row>
        <table:table-row table:style-name="ro1">
          <table:table-cell table:style-name="ce4" office:value-type="float" office:value="56800" calcext:value-type="float">
            <text:p>56800</text:p>
          </table:table-cell>
          <table:table-cell table:style-name="ce4" office:value-type="float" office:value="0.0287687964737415" calcext:value-type="float">
            <text:p>0.0287687965</text:p>
          </table:table-cell>
          <table:table-cell table:number-columns-repeated="1022"/>
        </table:table-row>
        <table:table-row table:style-name="ro1">
          <table:table-cell table:style-name="ce4" office:value-type="float" office:value="56900" calcext:value-type="float">
            <text:p>56900</text:p>
          </table:table-cell>
          <table:table-cell table:style-name="ce4" office:value-type="float" office:value="0.0219875108450651" calcext:value-type="float">
            <text:p>0.0219875108</text:p>
          </table:table-cell>
          <table:table-cell table:number-columns-repeated="1022"/>
        </table:table-row>
        <table:table-row table:style-name="ro1">
          <table:table-cell table:style-name="ce4" office:value-type="float" office:value="57000" calcext:value-type="float">
            <text:p>57000</text:p>
          </table:table-cell>
          <table:table-cell table:style-name="ce4" office:value-type="float" office:value="0.0342819206416606" calcext:value-type="float">
            <text:p>0.0342819206</text:p>
          </table:table-cell>
          <table:table-cell table:number-columns-repeated="1022"/>
        </table:table-row>
        <table:table-row table:style-name="ro1">
          <table:table-cell table:style-name="ce4" office:value-type="float" office:value="57100" calcext:value-type="float">
            <text:p>57100</text:p>
          </table:table-cell>
          <table:table-cell table:style-name="ce4" office:value-type="float" office:value="0.0276765041053295" calcext:value-type="float">
            <text:p>0.0276765041</text:p>
          </table:table-cell>
          <table:table-cell table:number-columns-repeated="1022"/>
        </table:table-row>
        <table:table-row table:style-name="ro1">
          <table:table-cell table:style-name="ce4" office:value-type="float" office:value="57200" calcext:value-type="float">
            <text:p>57200</text:p>
          </table:table-cell>
          <table:table-cell table:style-name="ce4" office:value-type="float" office:value="0.0273587517440319" calcext:value-type="float">
            <text:p>0.0273587517</text:p>
          </table:table-cell>
          <table:table-cell table:number-columns-repeated="1022"/>
        </table:table-row>
        <table:table-row table:style-name="ro1">
          <table:table-cell table:style-name="ce4" office:value-type="float" office:value="57300" calcext:value-type="float">
            <text:p>57300</text:p>
          </table:table-cell>
          <table:table-cell table:style-name="ce4" office:value-type="float" office:value="0.0189349744468927" calcext:value-type="float">
            <text:p>0.0189349744</text:p>
          </table:table-cell>
          <table:table-cell table:number-columns-repeated="1022"/>
        </table:table-row>
        <table:table-row table:style-name="ro1">
          <table:table-cell table:style-name="ce4" office:value-type="float" office:value="57400" calcext:value-type="float">
            <text:p>57400</text:p>
          </table:table-cell>
          <table:table-cell table:style-name="ce4" office:value-type="float" office:value="0.0224572531878948" calcext:value-type="float">
            <text:p>0.0224572532</text:p>
          </table:table-cell>
          <table:table-cell table:number-columns-repeated="1022"/>
        </table:table-row>
        <table:table-row table:style-name="ro1">
          <table:table-cell table:style-name="ce4" office:value-type="float" office:value="57500" calcext:value-type="float">
            <text:p>57500</text:p>
          </table:table-cell>
          <table:table-cell table:style-name="ce4" office:value-type="float" office:value="0.0266838353127241" calcext:value-type="float">
            <text:p>0.0266838353</text:p>
          </table:table-cell>
          <table:table-cell table:number-columns-repeated="1022"/>
        </table:table-row>
        <table:table-row table:style-name="ro1">
          <table:table-cell table:style-name="ce4" office:value-type="float" office:value="57600" calcext:value-type="float">
            <text:p>57600</text:p>
          </table:table-cell>
          <table:table-cell table:style-name="ce4" office:value-type="float" office:value="0.0254999864846467" calcext:value-type="float">
            <text:p>0.0254999865</text:p>
          </table:table-cell>
          <table:table-cell table:number-columns-repeated="1022"/>
        </table:table-row>
        <table:table-row table:style-name="ro1">
          <table:table-cell table:style-name="ce4" office:value-type="float" office:value="57700" calcext:value-type="float">
            <text:p>57700</text:p>
          </table:table-cell>
          <table:table-cell table:style-name="ce4" office:value-type="float" office:value="0.0233267620205879" calcext:value-type="float">
            <text:p>0.023326762</text:p>
          </table:table-cell>
          <table:table-cell table:number-columns-repeated="1022"/>
        </table:table-row>
        <table:table-row table:style-name="ro1">
          <table:table-cell table:style-name="ce4" office:value-type="float" office:value="57800" calcext:value-type="float">
            <text:p>57800</text:p>
          </table:table-cell>
          <table:table-cell table:style-name="ce4" office:value-type="float" office:value="0.0226766541600227" calcext:value-type="float">
            <text:p>0.0226766542</text:p>
          </table:table-cell>
          <table:table-cell table:number-columns-repeated="1022"/>
        </table:table-row>
        <table:table-row table:style-name="ro1">
          <table:table-cell table:style-name="ce4" office:value-type="float" office:value="57900" calcext:value-type="float">
            <text:p>57900</text:p>
          </table:table-cell>
          <table:table-cell table:style-name="ce4" office:value-type="float" office:value="0.0206135716289281" calcext:value-type="float">
            <text:p>0.0206135716</text:p>
          </table:table-cell>
          <table:table-cell table:number-columns-repeated="1022"/>
        </table:table-row>
        <table:table-row table:style-name="ro1">
          <table:table-cell table:style-name="ce4" office:value-type="float" office:value="58000" calcext:value-type="float">
            <text:p>58000</text:p>
          </table:table-cell>
          <table:table-cell table:style-name="ce4" office:value-type="float" office:value="0.0258213691413402" calcext:value-type="float">
            <text:p>0.0258213691</text:p>
          </table:table-cell>
          <table:table-cell table:number-columns-repeated="1022"/>
        </table:table-row>
        <table:table-row table:style-name="ro1">
          <table:table-cell table:style-name="ce4" office:value-type="float" office:value="58100" calcext:value-type="float">
            <text:p>58100</text:p>
          </table:table-cell>
          <table:table-cell table:style-name="ce4" office:value-type="float" office:value="0.021597072482109" calcext:value-type="float">
            <text:p>0.0215970725</text:p>
          </table:table-cell>
          <table:table-cell table:number-columns-repeated="1022"/>
        </table:table-row>
        <table:table-row table:style-name="ro1">
          <table:table-cell table:style-name="ce4" office:value-type="float" office:value="58200" calcext:value-type="float">
            <text:p>58200</text:p>
          </table:table-cell>
          <table:table-cell table:style-name="ce4" office:value-type="float" office:value="0.0196125376969575" calcext:value-type="float">
            <text:p>0.0196125377</text:p>
          </table:table-cell>
          <table:table-cell table:number-columns-repeated="1022"/>
        </table:table-row>
        <table:table-row table:style-name="ro1">
          <table:table-cell table:style-name="ce4" office:value-type="float" office:value="58300" calcext:value-type="float">
            <text:p>58300</text:p>
          </table:table-cell>
          <table:table-cell table:style-name="ce4" office:value-type="float" office:value="0.0242454018443822" calcext:value-type="float">
            <text:p>0.0242454018</text:p>
          </table:table-cell>
          <table:table-cell table:number-columns-repeated="1022"/>
        </table:table-row>
        <table:table-row table:style-name="ro1">
          <table:table-cell table:style-name="ce4" office:value-type="float" office:value="58400" calcext:value-type="float">
            <text:p>58400</text:p>
          </table:table-cell>
          <table:table-cell table:style-name="ce4" office:value-type="float" office:value="0.023255243897438" calcext:value-type="float">
            <text:p>0.0232552439</text:p>
          </table:table-cell>
          <table:table-cell table:number-columns-repeated="1022"/>
        </table:table-row>
        <table:table-row table:style-name="ro1">
          <table:table-cell table:style-name="ce4" office:value-type="float" office:value="58500" calcext:value-type="float">
            <text:p>58500</text:p>
          </table:table-cell>
          <table:table-cell table:style-name="ce4" office:value-type="float" office:value="0.0231817532330751" calcext:value-type="float">
            <text:p>0.0231817532</text:p>
          </table:table-cell>
          <table:table-cell table:number-columns-repeated="1022"/>
        </table:table-row>
        <table:table-row table:style-name="ro1">
          <table:table-cell table:style-name="ce4" office:value-type="float" office:value="58600" calcext:value-type="float">
            <text:p>58600</text:p>
          </table:table-cell>
          <table:table-cell table:style-name="ce4" office:value-type="float" office:value="0.024669099599123" calcext:value-type="float">
            <text:p>0.0246690996</text:p>
          </table:table-cell>
          <table:table-cell table:number-columns-repeated="1022"/>
        </table:table-row>
        <table:table-row table:style-name="ro1">
          <table:table-cell table:style-name="ce4" office:value-type="float" office:value="58700" calcext:value-type="float">
            <text:p>58700</text:p>
          </table:table-cell>
          <table:table-cell table:style-name="ce4" office:value-type="float" office:value="0.0226088520139455" calcext:value-type="float">
            <text:p>0.022608852</text:p>
          </table:table-cell>
          <table:table-cell table:number-columns-repeated="1022"/>
        </table:table-row>
        <table:table-row table:style-name="ro1">
          <table:table-cell table:style-name="ce4" office:value-type="float" office:value="58800" calcext:value-type="float">
            <text:p>58800</text:p>
          </table:table-cell>
          <table:table-cell table:style-name="ce4" office:value-type="float" office:value="0.0232218522578477" calcext:value-type="float">
            <text:p>0.0232218523</text:p>
          </table:table-cell>
          <table:table-cell table:number-columns-repeated="1022"/>
        </table:table-row>
        <table:table-row table:style-name="ro1">
          <table:table-cell table:style-name="ce4" office:value-type="float" office:value="58900" calcext:value-type="float">
            <text:p>58900</text:p>
          </table:table-cell>
          <table:table-cell table:style-name="ce4" office:value-type="float" office:value="0.0230970308184623" calcext:value-type="float">
            <text:p>0.0230970308</text:p>
          </table:table-cell>
          <table:table-cell table:number-columns-repeated="1022"/>
        </table:table-row>
        <table:table-row table:style-name="ro1">
          <table:table-cell table:style-name="ce4" office:value-type="float" office:value="59000" calcext:value-type="float">
            <text:p>59000</text:p>
          </table:table-cell>
          <table:table-cell table:style-name="ce4" office:value-type="float" office:value="0.0230910275131464" calcext:value-type="float">
            <text:p>0.0230910275</text:p>
          </table:table-cell>
          <table:table-cell table:number-columns-repeated="1022"/>
        </table:table-row>
        <table:table-row table:style-name="ro1">
          <table:table-cell table:style-name="ce4" office:value-type="float" office:value="59100" calcext:value-type="float">
            <text:p>59100</text:p>
          </table:table-cell>
          <table:table-cell table:style-name="ce4" office:value-type="float" office:value="0.0208313502371311" calcext:value-type="float">
            <text:p>0.0208313502</text:p>
          </table:table-cell>
          <table:table-cell table:number-columns-repeated="1022"/>
        </table:table-row>
        <table:table-row table:style-name="ro1">
          <table:table-cell table:style-name="ce4" office:value-type="float" office:value="59200" calcext:value-type="float">
            <text:p>59200</text:p>
          </table:table-cell>
          <table:table-cell table:style-name="ce4" office:value-type="float" office:value="0.0185524616390466" calcext:value-type="float">
            <text:p>0.0185524616</text:p>
          </table:table-cell>
          <table:table-cell table:number-columns-repeated="1022"/>
        </table:table-row>
        <table:table-row table:style-name="ro1">
          <table:table-cell table:style-name="ce4" office:value-type="float" office:value="59300" calcext:value-type="float">
            <text:p>59300</text:p>
          </table:table-cell>
          <table:table-cell table:style-name="ce4" office:value-type="float" office:value="0.0192814525216817" calcext:value-type="float">
            <text:p>0.0192814525</text:p>
          </table:table-cell>
          <table:table-cell table:number-columns-repeated="1022"/>
        </table:table-row>
        <table:table-row table:style-name="ro1">
          <table:table-cell table:style-name="ce4" office:value-type="float" office:value="59400" calcext:value-type="float">
            <text:p>59400</text:p>
          </table:table-cell>
          <table:table-cell table:style-name="ce4" office:value-type="float" office:value="0.0218192208558321" calcext:value-type="float">
            <text:p>0.0218192209</text:p>
          </table:table-cell>
          <table:table-cell table:number-columns-repeated="1022"/>
        </table:table-row>
        <table:table-row table:style-name="ro1">
          <table:table-cell table:style-name="ce4" office:value-type="float" office:value="59500" calcext:value-type="float">
            <text:p>59500</text:p>
          </table:table-cell>
          <table:table-cell table:style-name="ce4" office:value-type="float" office:value="0.0213408656418323" calcext:value-type="float">
            <text:p>0.0213408656</text:p>
          </table:table-cell>
          <table:table-cell table:number-columns-repeated="1022"/>
        </table:table-row>
        <table:table-row table:style-name="ro1">
          <table:table-cell table:style-name="ce4" office:value-type="float" office:value="59600" calcext:value-type="float">
            <text:p>59600</text:p>
          </table:table-cell>
          <table:table-cell table:style-name="ce4" office:value-type="float" office:value="0.0212012138217687" calcext:value-type="float">
            <text:p>0.0212012138</text:p>
          </table:table-cell>
          <table:table-cell table:number-columns-repeated="1022"/>
        </table:table-row>
        <table:table-row table:style-name="ro1">
          <table:table-cell table:style-name="ce4" office:value-type="float" office:value="59700" calcext:value-type="float">
            <text:p>59700</text:p>
          </table:table-cell>
          <table:table-cell table:style-name="ce4" office:value-type="float" office:value="0.0239720717072486" calcext:value-type="float">
            <text:p>0.0239720717</text:p>
          </table:table-cell>
          <table:table-cell table:number-columns-repeated="1022"/>
        </table:table-row>
        <table:table-row table:style-name="ro1">
          <table:table-cell table:style-name="ce4" office:value-type="float" office:value="59800" calcext:value-type="float">
            <text:p>59800</text:p>
          </table:table-cell>
          <table:table-cell table:style-name="ce4" office:value-type="float" office:value="0.0227588098496198" calcext:value-type="float">
            <text:p>0.0227588098</text:p>
          </table:table-cell>
          <table:table-cell table:number-columns-repeated="1022"/>
        </table:table-row>
        <table:table-row table:style-name="ro1">
          <table:table-cell table:style-name="ce4" office:value-type="float" office:value="59900" calcext:value-type="float">
            <text:p>59900</text:p>
          </table:table-cell>
          <table:table-cell table:style-name="ce4" office:value-type="float" office:value="0.0252098385244607" calcext:value-type="float">
            <text:p>0.0252098385</text:p>
          </table:table-cell>
          <table:table-cell table:number-columns-repeated="1022"/>
        </table:table-row>
        <table:table-row table:style-name="ro1">
          <table:table-cell table:style-name="ce4" office:value-type="float" office:value="60000" calcext:value-type="float">
            <text:p>60000</text:p>
          </table:table-cell>
          <table:table-cell table:style-name="ce4" office:value-type="float" office:value="0.0230166278779506" calcext:value-type="float">
            <text:p>0.0230166279</text:p>
          </table:table-cell>
          <table:table-cell table:number-columns-repeated="1022"/>
        </table:table-row>
        <table:table-row table:style-name="ro1">
          <table:table-cell table:style-name="ce4" office:value-type="float" office:value="60100" calcext:value-type="float">
            <text:p>60100</text:p>
          </table:table-cell>
          <table:table-cell table:style-name="ce4" office:value-type="float" office:value="0.0180936213582754" calcext:value-type="float">
            <text:p>0.0180936214</text:p>
          </table:table-cell>
          <table:table-cell table:number-columns-repeated="1022"/>
        </table:table-row>
        <table:table-row table:style-name="ro1">
          <table:table-cell table:style-name="ce4" office:value-type="float" office:value="60200" calcext:value-type="float">
            <text:p>60200</text:p>
          </table:table-cell>
          <table:table-cell table:style-name="ce4" office:value-type="float" office:value="0.0213245637714862" calcext:value-type="float">
            <text:p>0.0213245638</text:p>
          </table:table-cell>
          <table:table-cell table:number-columns-repeated="1022"/>
        </table:table-row>
        <table:table-row table:style-name="ro1">
          <table:table-cell table:style-name="ce4" office:value-type="float" office:value="60300" calcext:value-type="float">
            <text:p>60300</text:p>
          </table:table-cell>
          <table:table-cell table:style-name="ce4" office:value-type="float" office:value="0.0251665730029344" calcext:value-type="float">
            <text:p>0.025166573</text:p>
          </table:table-cell>
          <table:table-cell table:number-columns-repeated="1022"/>
        </table:table-row>
        <table:table-row table:style-name="ro1">
          <table:table-cell table:style-name="ce4" office:value-type="float" office:value="60400" calcext:value-type="float">
            <text:p>60400</text:p>
          </table:table-cell>
          <table:table-cell table:style-name="ce4" office:value-type="float" office:value="0.0206738226115703" calcext:value-type="float">
            <text:p>0.0206738226</text:p>
          </table:table-cell>
          <table:table-cell table:number-columns-repeated="1022"/>
        </table:table-row>
        <table:table-row table:style-name="ro1">
          <table:table-cell table:style-name="ce4" office:value-type="float" office:value="60500" calcext:value-type="float">
            <text:p>60500</text:p>
          </table:table-cell>
          <table:table-cell table:style-name="ce4" office:value-type="float" office:value="0.0201598778367042" calcext:value-type="float">
            <text:p>0.0201598778</text:p>
          </table:table-cell>
          <table:table-cell table:number-columns-repeated="1022"/>
        </table:table-row>
        <table:table-row table:style-name="ro1">
          <table:table-cell table:style-name="ce4" office:value-type="float" office:value="60600" calcext:value-type="float">
            <text:p>60600</text:p>
          </table:table-cell>
          <table:table-cell table:style-name="ce4" office:value-type="float" office:value="0.0232029687613248" calcext:value-type="float">
            <text:p>0.0232029688</text:p>
          </table:table-cell>
          <table:table-cell table:number-columns-repeated="1022"/>
        </table:table-row>
        <table:table-row table:style-name="ro1">
          <table:table-cell table:style-name="ce4" office:value-type="float" office:value="60700" calcext:value-type="float">
            <text:p>60700</text:p>
          </table:table-cell>
          <table:table-cell table:style-name="ce4" office:value-type="float" office:value="0.0231744330376386" calcext:value-type="float">
            <text:p>0.023174433</text:p>
          </table:table-cell>
          <table:table-cell table:number-columns-repeated="1022"/>
        </table:table-row>
        <table:table-row table:style-name="ro1">
          <table:table-cell table:style-name="ce4" office:value-type="float" office:value="60800" calcext:value-type="float">
            <text:p>60800</text:p>
          </table:table-cell>
          <table:table-cell table:style-name="ce4" office:value-type="float" office:value="0.0254198014736175" calcext:value-type="float">
            <text:p>0.0254198015</text:p>
          </table:table-cell>
          <table:table-cell table:number-columns-repeated="1022"/>
        </table:table-row>
        <table:table-row table:style-name="ro1">
          <table:table-cell table:style-name="ce4" office:value-type="float" office:value="60900" calcext:value-type="float">
            <text:p>60900</text:p>
          </table:table-cell>
          <table:table-cell table:style-name="ce4" office:value-type="float" office:value="0.0231964010745286" calcext:value-type="float">
            <text:p>0.0231964011</text:p>
          </table:table-cell>
          <table:table-cell table:number-columns-repeated="1022"/>
        </table:table-row>
        <table:table-row table:style-name="ro1">
          <table:table-cell table:style-name="ce4" office:value-type="float" office:value="61000" calcext:value-type="float">
            <text:p>61000</text:p>
          </table:table-cell>
          <table:table-cell table:style-name="ce4" office:value-type="float" office:value="0.0209751091897487" calcext:value-type="float">
            <text:p>0.0209751092</text:p>
          </table:table-cell>
          <table:table-cell table:number-columns-repeated="1022"/>
        </table:table-row>
        <table:table-row table:style-name="ro1">
          <table:table-cell table:style-name="ce4" office:value-type="float" office:value="61100" calcext:value-type="float">
            <text:p>61100</text:p>
          </table:table-cell>
          <table:table-cell table:style-name="ce4" office:value-type="float" office:value="0.0218334831297397" calcext:value-type="float">
            <text:p>0.0218334831</text:p>
          </table:table-cell>
          <table:table-cell table:number-columns-repeated="1022"/>
        </table:table-row>
        <table:table-row table:style-name="ro1">
          <table:table-cell table:style-name="ce4" office:value-type="float" office:value="61200" calcext:value-type="float">
            <text:p>61200</text:p>
          </table:table-cell>
          <table:table-cell table:style-name="ce4" office:value-type="float" office:value="0.0201934240758419" calcext:value-type="float">
            <text:p>0.0201934241</text:p>
          </table:table-cell>
          <table:table-cell table:number-columns-repeated="1022"/>
        </table:table-row>
        <table:table-row table:style-name="ro1">
          <table:table-cell table:style-name="ce4" office:value-type="float" office:value="61300" calcext:value-type="float">
            <text:p>61300</text:p>
          </table:table-cell>
          <table:table-cell table:style-name="ce4" office:value-type="float" office:value="0.0229472983628511" calcext:value-type="float">
            <text:p>0.0229472984</text:p>
          </table:table-cell>
          <table:table-cell table:number-columns-repeated="1022"/>
        </table:table-row>
        <table:table-row table:style-name="ro1">
          <table:table-cell table:style-name="ce4" office:value-type="float" office:value="61400" calcext:value-type="float">
            <text:p>61400</text:p>
          </table:table-cell>
          <table:table-cell table:style-name="ce4" office:value-type="float" office:value="0.0200445558875799" calcext:value-type="float">
            <text:p>0.0200445559</text:p>
          </table:table-cell>
          <table:table-cell table:number-columns-repeated="1022"/>
        </table:table-row>
        <table:table-row table:style-name="ro1">
          <table:table-cell table:style-name="ce4" office:value-type="float" office:value="61500" calcext:value-type="float">
            <text:p>61500</text:p>
          </table:table-cell>
          <table:table-cell table:style-name="ce4" office:value-type="float" office:value="0.0199978314340114" calcext:value-type="float">
            <text:p>0.0199978314</text:p>
          </table:table-cell>
          <table:table-cell table:number-columns-repeated="1022"/>
        </table:table-row>
        <table:table-row table:style-name="ro1">
          <table:table-cell table:style-name="ce4" office:value-type="float" office:value="61600" calcext:value-type="float">
            <text:p>61600</text:p>
          </table:table-cell>
          <table:table-cell table:style-name="ce4" office:value-type="float" office:value="0.0264044776558876" calcext:value-type="float">
            <text:p>0.0264044777</text:p>
          </table:table-cell>
          <table:table-cell table:number-columns-repeated="1022"/>
        </table:table-row>
        <table:table-row table:style-name="ro1">
          <table:table-cell table:style-name="ce4" office:value-type="float" office:value="61700" calcext:value-type="float">
            <text:p>61700</text:p>
          </table:table-cell>
          <table:table-cell table:style-name="ce4" office:value-type="float" office:value="0.0233231242746114" calcext:value-type="float">
            <text:p>0.0233231243</text:p>
          </table:table-cell>
          <table:table-cell table:number-columns-repeated="1022"/>
        </table:table-row>
        <table:table-row table:style-name="ro1">
          <table:table-cell table:style-name="ce4" office:value-type="float" office:value="61800" calcext:value-type="float">
            <text:p>61800</text:p>
          </table:table-cell>
          <table:table-cell table:style-name="ce4" office:value-type="float" office:value="0.0227971635758876" calcext:value-type="float">
            <text:p>0.0227971636</text:p>
          </table:table-cell>
          <table:table-cell table:number-columns-repeated="1022"/>
        </table:table-row>
        <table:table-row table:style-name="ro1">
          <table:table-cell table:style-name="ce4" office:value-type="float" office:value="61900" calcext:value-type="float">
            <text:p>61900</text:p>
          </table:table-cell>
          <table:table-cell table:style-name="ce4" office:value-type="float" office:value="0.0202432963997125" calcext:value-type="float">
            <text:p>0.0202432964</text:p>
          </table:table-cell>
          <table:table-cell table:number-columns-repeated="1022"/>
        </table:table-row>
        <table:table-row table:style-name="ro1">
          <table:table-cell table:style-name="ce4" office:value-type="float" office:value="62000" calcext:value-type="float">
            <text:p>62000</text:p>
          </table:table-cell>
          <table:table-cell table:style-name="ce4" office:value-type="float" office:value="0.023914773017168" calcext:value-type="float">
            <text:p>0.023914773</text:p>
          </table:table-cell>
          <table:table-cell table:number-columns-repeated="1022"/>
        </table:table-row>
        <table:table-row table:style-name="ro1">
          <table:table-cell table:style-name="ce4" office:value-type="float" office:value="62100" calcext:value-type="float">
            <text:p>62100</text:p>
          </table:table-cell>
          <table:table-cell table:style-name="ce4" office:value-type="float" office:value="0.0237413942813873" calcext:value-type="float">
            <text:p>0.0237413943</text:p>
          </table:table-cell>
          <table:table-cell table:number-columns-repeated="1022"/>
        </table:table-row>
        <table:table-row table:style-name="ro1">
          <table:table-cell table:style-name="ce4" office:value-type="float" office:value="62200" calcext:value-type="float">
            <text:p>62200</text:p>
          </table:table-cell>
          <table:table-cell table:style-name="ce4" office:value-type="float" office:value="0.0292873717844486" calcext:value-type="float">
            <text:p>0.0292873718</text:p>
          </table:table-cell>
          <table:table-cell table:number-columns-repeated="1022"/>
        </table:table-row>
        <table:table-row table:style-name="ro1">
          <table:table-cell table:style-name="ce4" office:value-type="float" office:value="62300" calcext:value-type="float">
            <text:p>62300</text:p>
          </table:table-cell>
          <table:table-cell table:style-name="ce4" office:value-type="float" office:value="0.0215233378112316" calcext:value-type="float">
            <text:p>0.0215233378</text:p>
          </table:table-cell>
          <table:table-cell table:number-columns-repeated="1022"/>
        </table:table-row>
        <table:table-row table:style-name="ro1">
          <table:table-cell table:style-name="ce4" office:value-type="float" office:value="62400" calcext:value-type="float">
            <text:p>62400</text:p>
          </table:table-cell>
          <table:table-cell table:style-name="ce4" office:value-type="float" office:value="0.024367643520236" calcext:value-type="float">
            <text:p>0.0243676435</text:p>
          </table:table-cell>
          <table:table-cell table:number-columns-repeated="1022"/>
        </table:table-row>
        <table:table-row table:style-name="ro1">
          <table:table-cell table:style-name="ce4" office:value-type="float" office:value="62500" calcext:value-type="float">
            <text:p>62500</text:p>
          </table:table-cell>
          <table:table-cell table:style-name="ce4" office:value-type="float" office:value="0.0221860017627477" calcext:value-type="float">
            <text:p>0.0221860018</text:p>
          </table:table-cell>
          <table:table-cell table:number-columns-repeated="1022"/>
        </table:table-row>
        <table:table-row table:style-name="ro1">
          <table:table-cell table:style-name="ce4" office:value-type="float" office:value="62600" calcext:value-type="float">
            <text:p>62600</text:p>
          </table:table-cell>
          <table:table-cell table:style-name="ce4" office:value-type="float" office:value="0.0322416573762893" calcext:value-type="float">
            <text:p>0.0322416574</text:p>
          </table:table-cell>
          <table:table-cell table:number-columns-repeated="1022"/>
        </table:table-row>
        <table:table-row table:style-name="ro1">
          <table:table-cell table:style-name="ce4" office:value-type="float" office:value="62700" calcext:value-type="float">
            <text:p>62700</text:p>
          </table:table-cell>
          <table:table-cell table:style-name="ce4" office:value-type="float" office:value="0.027466095983982" calcext:value-type="float">
            <text:p>0.027466096</text:p>
          </table:table-cell>
          <table:table-cell table:number-columns-repeated="1022"/>
        </table:table-row>
        <table:table-row table:style-name="ro1">
          <table:table-cell table:style-name="ce4" office:value-type="float" office:value="62800" calcext:value-type="float">
            <text:p>62800</text:p>
          </table:table-cell>
          <table:table-cell table:style-name="ce4" office:value-type="float" office:value="0.0245889741927385" calcext:value-type="float">
            <text:p>0.0245889742</text:p>
          </table:table-cell>
          <table:table-cell table:number-columns-repeated="1022"/>
        </table:table-row>
        <table:table-row table:style-name="ro1">
          <table:table-cell table:style-name="ce4" office:value-type="float" office:value="62900" calcext:value-type="float">
            <text:p>62900</text:p>
          </table:table-cell>
          <table:table-cell table:style-name="ce4" office:value-type="float" office:value="0.0203362014144659" calcext:value-type="float">
            <text:p>0.0203362014</text:p>
          </table:table-cell>
          <table:table-cell table:number-columns-repeated="1022"/>
        </table:table-row>
        <table:table-row table:style-name="ro1">
          <table:table-cell table:style-name="ce4" office:value-type="float" office:value="63000" calcext:value-type="float">
            <text:p>63000</text:p>
          </table:table-cell>
          <table:table-cell table:style-name="ce4" office:value-type="float" office:value="0.0181696843355894" calcext:value-type="float">
            <text:p>0.0181696843</text:p>
          </table:table-cell>
          <table:table-cell table:number-columns-repeated="1022"/>
        </table:table-row>
        <table:table-row table:style-name="ro1">
          <table:table-cell table:style-name="ce4" office:value-type="float" office:value="63100" calcext:value-type="float">
            <text:p>63100</text:p>
          </table:table-cell>
          <table:table-cell table:style-name="ce4" office:value-type="float" office:value="0.0251191779971122" calcext:value-type="float">
            <text:p>0.025119178</text:p>
          </table:table-cell>
          <table:table-cell table:number-columns-repeated="1022"/>
        </table:table-row>
        <table:table-row table:style-name="ro1">
          <table:table-cell table:style-name="ce4" office:value-type="float" office:value="63200" calcext:value-type="float">
            <text:p>63200</text:p>
          </table:table-cell>
          <table:table-cell table:style-name="ce4" office:value-type="float" office:value="0.0239547304809093" calcext:value-type="float">
            <text:p>0.0239547305</text:p>
          </table:table-cell>
          <table:table-cell table:number-columns-repeated="1022"/>
        </table:table-row>
        <table:table-row table:style-name="ro1">
          <table:table-cell table:style-name="ce4" office:value-type="float" office:value="63300" calcext:value-type="float">
            <text:p>63300</text:p>
          </table:table-cell>
          <table:table-cell table:style-name="ce4" office:value-type="float" office:value="0.0254807136952877" calcext:value-type="float">
            <text:p>0.0254807137</text:p>
          </table:table-cell>
          <table:table-cell table:number-columns-repeated="1022"/>
        </table:table-row>
        <table:table-row table:style-name="ro1">
          <table:table-cell table:style-name="ce4" office:value-type="float" office:value="63400" calcext:value-type="float">
            <text:p>63400</text:p>
          </table:table-cell>
          <table:table-cell table:style-name="ce4" office:value-type="float" office:value="0.0217869505286216" calcext:value-type="float">
            <text:p>0.0217869505</text:p>
          </table:table-cell>
          <table:table-cell table:number-columns-repeated="1022"/>
        </table:table-row>
        <table:table-row table:style-name="ro1">
          <table:table-cell table:style-name="ce4" office:value-type="float" office:value="63500" calcext:value-type="float">
            <text:p>63500</text:p>
          </table:table-cell>
          <table:table-cell table:style-name="ce4" office:value-type="float" office:value="0.047914981842041" calcext:value-type="float">
            <text:p>0.0479149818</text:p>
          </table:table-cell>
          <table:table-cell table:number-columns-repeated="1022"/>
        </table:table-row>
        <table:table-row table:style-name="ro1">
          <table:table-cell table:style-name="ce4" office:value-type="float" office:value="63600" calcext:value-type="float">
            <text:p>63600</text:p>
          </table:table-cell>
          <table:table-cell table:style-name="ce4" office:value-type="float" office:value="0.0242778602987527" calcext:value-type="float">
            <text:p>0.0242778603</text:p>
          </table:table-cell>
          <table:table-cell table:number-columns-repeated="1022"/>
        </table:table-row>
        <table:table-row table:style-name="ro1">
          <table:table-cell table:style-name="ce4" office:value-type="float" office:value="63700" calcext:value-type="float">
            <text:p>63700</text:p>
          </table:table-cell>
          <table:table-cell table:style-name="ce4" office:value-type="float" office:value="0.0215923711657524" calcext:value-type="float">
            <text:p>0.0215923712</text:p>
          </table:table-cell>
          <table:table-cell table:number-columns-repeated="1022"/>
        </table:table-row>
        <table:table-row table:style-name="ro1">
          <table:table-cell table:style-name="ce4" office:value-type="float" office:value="63800" calcext:value-type="float">
            <text:p>63800</text:p>
          </table:table-cell>
          <table:table-cell table:style-name="ce4" office:value-type="float" office:value="0.0232066269963979" calcext:value-type="float">
            <text:p>0.023206627</text:p>
          </table:table-cell>
          <table:table-cell table:number-columns-repeated="1022"/>
        </table:table-row>
        <table:table-row table:style-name="ro1">
          <table:table-cell table:style-name="ce4" office:value-type="float" office:value="63900" calcext:value-type="float">
            <text:p>63900</text:p>
          </table:table-cell>
          <table:table-cell table:style-name="ce4" office:value-type="float" office:value="0.0212899763137102" calcext:value-type="float">
            <text:p>0.0212899763</text:p>
          </table:table-cell>
          <table:table-cell table:number-columns-repeated="1022"/>
        </table:table-row>
        <table:table-row table:style-name="ro1">
          <table:table-cell table:style-name="ce4" office:value-type="float" office:value="64000" calcext:value-type="float">
            <text:p>64000</text:p>
          </table:table-cell>
          <table:table-cell table:style-name="ce4" office:value-type="float" office:value="0.0201036781072616" calcext:value-type="float">
            <text:p>0.0201036781</text:p>
          </table:table-cell>
          <table:table-cell table:number-columns-repeated="1022"/>
        </table:table-row>
        <table:table-row table:style-name="ro1">
          <table:table-cell table:style-name="ce4" office:value-type="float" office:value="64100" calcext:value-type="float">
            <text:p>64100</text:p>
          </table:table-cell>
          <table:table-cell table:style-name="ce4" office:value-type="float" office:value="0.0208283346146345" calcext:value-type="float">
            <text:p>0.0208283346</text:p>
          </table:table-cell>
          <table:table-cell table:number-columns-repeated="1022"/>
        </table:table-row>
        <table:table-row table:style-name="ro1">
          <table:table-cell table:style-name="ce4" office:value-type="float" office:value="64200" calcext:value-type="float">
            <text:p>64200</text:p>
          </table:table-cell>
          <table:table-cell table:style-name="ce4" office:value-type="float" office:value="0.0255781151354312" calcext:value-type="float">
            <text:p>0.0255781151</text:p>
          </table:table-cell>
          <table:table-cell table:number-columns-repeated="1022"/>
        </table:table-row>
        <table:table-row table:style-name="ro1">
          <table:table-cell table:style-name="ce4" office:value-type="float" office:value="64300" calcext:value-type="float">
            <text:p>64300</text:p>
          </table:table-cell>
          <table:table-cell table:style-name="ce4" office:value-type="float" office:value="0.0266567263752222" calcext:value-type="float">
            <text:p>0.0266567264</text:p>
          </table:table-cell>
          <table:table-cell table:number-columns-repeated="1022"/>
        </table:table-row>
        <table:table-row table:style-name="ro1">
          <table:table-cell table:style-name="ce4" office:value-type="float" office:value="64400" calcext:value-type="float">
            <text:p>64400</text:p>
          </table:table-cell>
          <table:table-cell table:style-name="ce4" office:value-type="float" office:value="0.0200820937752723" calcext:value-type="float">
            <text:p>0.0200820938</text:p>
          </table:table-cell>
          <table:table-cell table:number-columns-repeated="1022"/>
        </table:table-row>
        <table:table-row table:style-name="ro1">
          <table:table-cell table:style-name="ce4" office:value-type="float" office:value="64500" calcext:value-type="float">
            <text:p>64500</text:p>
          </table:table-cell>
          <table:table-cell table:style-name="ce4" office:value-type="float" office:value="0.0237513054162263" calcext:value-type="float">
            <text:p>0.0237513054</text:p>
          </table:table-cell>
          <table:table-cell table:number-columns-repeated="1022"/>
        </table:table-row>
        <table:table-row table:style-name="ro1">
          <table:table-cell table:style-name="ce4" office:value-type="float" office:value="64600" calcext:value-type="float">
            <text:p>64600</text:p>
          </table:table-cell>
          <table:table-cell table:style-name="ce4" office:value-type="float" office:value="0.0222897455096244" calcext:value-type="float">
            <text:p>0.0222897455</text:p>
          </table:table-cell>
          <table:table-cell table:number-columns-repeated="1022"/>
        </table:table-row>
        <table:table-row table:style-name="ro1">
          <table:table-cell table:style-name="ce4" office:value-type="float" office:value="64700" calcext:value-type="float">
            <text:p>64700</text:p>
          </table:table-cell>
          <table:table-cell table:style-name="ce4" office:value-type="float" office:value="0.0237111132591962" calcext:value-type="float">
            <text:p>0.0237111133</text:p>
          </table:table-cell>
          <table:table-cell table:number-columns-repeated="1022"/>
        </table:table-row>
        <table:table-row table:style-name="ro1">
          <table:table-cell table:style-name="ce4" office:value-type="float" office:value="64800" calcext:value-type="float">
            <text:p>64800</text:p>
          </table:table-cell>
          <table:table-cell table:style-name="ce4" office:value-type="float" office:value="0.0241595190018415" calcext:value-type="float">
            <text:p>0.024159519</text:p>
          </table:table-cell>
          <table:table-cell table:number-columns-repeated="1022"/>
        </table:table-row>
        <table:table-row table:style-name="ro1">
          <table:table-cell table:style-name="ce4" office:value-type="float" office:value="64900" calcext:value-type="float">
            <text:p>64900</text:p>
          </table:table-cell>
          <table:table-cell table:style-name="ce4" office:value-type="float" office:value="0.0225458778440952" calcext:value-type="float">
            <text:p>0.0225458778</text:p>
          </table:table-cell>
          <table:table-cell table:number-columns-repeated="1022"/>
        </table:table-row>
        <table:table-row table:style-name="ro1">
          <table:table-cell table:style-name="ce4" office:value-type="float" office:value="65000" calcext:value-type="float">
            <text:p>65000</text:p>
          </table:table-cell>
          <table:table-cell table:style-name="ce4" office:value-type="float" office:value="0.0215028747916221" calcext:value-type="float">
            <text:p>0.0215028748</text:p>
          </table:table-cell>
          <table:table-cell table:number-columns-repeated="1022"/>
        </table:table-row>
        <table:table-row table:style-name="ro1">
          <table:table-cell table:style-name="ce4" office:value-type="float" office:value="65100" calcext:value-type="float">
            <text:p>65100</text:p>
          </table:table-cell>
          <table:table-cell table:style-name="ce4" office:value-type="float" office:value="0.0260473936796188" calcext:value-type="float">
            <text:p>0.0260473937</text:p>
          </table:table-cell>
          <table:table-cell table:number-columns-repeated="1022"/>
        </table:table-row>
        <table:table-row table:style-name="ro1">
          <table:table-cell table:style-name="ce4" office:value-type="float" office:value="65200" calcext:value-type="float">
            <text:p>65200</text:p>
          </table:table-cell>
          <table:table-cell table:style-name="ce4" office:value-type="float" office:value="0.0317565724253654" calcext:value-type="float">
            <text:p>0.0317565724</text:p>
          </table:table-cell>
          <table:table-cell table:number-columns-repeated="1022"/>
        </table:table-row>
        <table:table-row table:style-name="ro1">
          <table:table-cell table:style-name="ce4" office:value-type="float" office:value="65300" calcext:value-type="float">
            <text:p>65300</text:p>
          </table:table-cell>
          <table:table-cell table:style-name="ce4" office:value-type="float" office:value="0.0199219025671482" calcext:value-type="float">
            <text:p>0.0199219026</text:p>
          </table:table-cell>
          <table:table-cell table:number-columns-repeated="1022"/>
        </table:table-row>
        <table:table-row table:style-name="ro1">
          <table:table-cell table:style-name="ce4" office:value-type="float" office:value="65400" calcext:value-type="float">
            <text:p>65400</text:p>
          </table:table-cell>
          <table:table-cell table:style-name="ce4" office:value-type="float" office:value="0.019252985715866" calcext:value-type="float">
            <text:p>0.0192529857</text:p>
          </table:table-cell>
          <table:table-cell table:number-columns-repeated="1022"/>
        </table:table-row>
        <table:table-row table:style-name="ro1">
          <table:table-cell table:style-name="ce4" office:value-type="float" office:value="65500" calcext:value-type="float">
            <text:p>65500</text:p>
          </table:table-cell>
          <table:table-cell table:style-name="ce4" office:value-type="float" office:value="0.0171352550387382" calcext:value-type="float">
            <text:p>0.017135255</text:p>
          </table:table-cell>
          <table:table-cell table:number-columns-repeated="1022"/>
        </table:table-row>
        <table:table-row table:style-name="ro1">
          <table:table-cell table:style-name="ce4" office:value-type="float" office:value="65600" calcext:value-type="float">
            <text:p>65600</text:p>
          </table:table-cell>
          <table:table-cell table:style-name="ce4" office:value-type="float" office:value="0.0251826364547014" calcext:value-type="float">
            <text:p>0.0251826365</text:p>
          </table:table-cell>
          <table:table-cell table:number-columns-repeated="1022"/>
        </table:table-row>
        <table:table-row table:style-name="ro1">
          <table:table-cell table:style-name="ce4" office:value-type="float" office:value="65700" calcext:value-type="float">
            <text:p>65700</text:p>
          </table:table-cell>
          <table:table-cell table:style-name="ce4" office:value-type="float" office:value="0.0204423554241657" calcext:value-type="float">
            <text:p>0.0204423554</text:p>
          </table:table-cell>
          <table:table-cell table:number-columns-repeated="1022"/>
        </table:table-row>
        <table:table-row table:style-name="ro1">
          <table:table-cell table:style-name="ce4" office:value-type="float" office:value="65800" calcext:value-type="float">
            <text:p>65800</text:p>
          </table:table-cell>
          <table:table-cell table:style-name="ce4" office:value-type="float" office:value="0.0159713365137577" calcext:value-type="float">
            <text:p>0.0159713365</text:p>
          </table:table-cell>
          <table:table-cell table:number-columns-repeated="1022"/>
        </table:table-row>
        <table:table-row table:style-name="ro1">
          <table:table-cell table:style-name="ce4" office:value-type="float" office:value="65900" calcext:value-type="float">
            <text:p>65900</text:p>
          </table:table-cell>
          <table:table-cell table:style-name="ce4" office:value-type="float" office:value="0.0212223567068576" calcext:value-type="float">
            <text:p>0.0212223567</text:p>
          </table:table-cell>
          <table:table-cell table:number-columns-repeated="1022"/>
        </table:table-row>
        <table:table-row table:style-name="ro1">
          <table:table-cell table:style-name="ce4" office:value-type="float" office:value="66000" calcext:value-type="float">
            <text:p>66000</text:p>
          </table:table-cell>
          <table:table-cell table:style-name="ce4" office:value-type="float" office:value="0.0237535275518894" calcext:value-type="float">
            <text:p>0.0237535276</text:p>
          </table:table-cell>
          <table:table-cell table:number-columns-repeated="1022"/>
        </table:table-row>
        <table:table-row table:style-name="ro1">
          <table:table-cell table:style-name="ce4" office:value-type="float" office:value="66100" calcext:value-type="float">
            <text:p>66100</text:p>
          </table:table-cell>
          <table:table-cell table:style-name="ce4" office:value-type="float" office:value="0.0238495580852031" calcext:value-type="float">
            <text:p>0.0238495581</text:p>
          </table:table-cell>
          <table:table-cell table:number-columns-repeated="1022"/>
        </table:table-row>
        <table:table-row table:style-name="ro1">
          <table:table-cell table:style-name="ce4" office:value-type="float" office:value="66200" calcext:value-type="float">
            <text:p>66200</text:p>
          </table:table-cell>
          <table:table-cell table:style-name="ce4" office:value-type="float" office:value="0.0186917278915643" calcext:value-type="float">
            <text:p>0.0186917279</text:p>
          </table:table-cell>
          <table:table-cell table:number-columns-repeated="1022"/>
        </table:table-row>
        <table:table-row table:style-name="ro1">
          <table:table-cell table:style-name="ce4" office:value-type="float" office:value="66300" calcext:value-type="float">
            <text:p>66300</text:p>
          </table:table-cell>
          <table:table-cell table:style-name="ce4" office:value-type="float" office:value="0.0226721502840518" calcext:value-type="float">
            <text:p>0.0226721503</text:p>
          </table:table-cell>
          <table:table-cell table:number-columns-repeated="1022"/>
        </table:table-row>
        <table:table-row table:style-name="ro1">
          <table:table-cell table:style-name="ce4" office:value-type="float" office:value="66400" calcext:value-type="float">
            <text:p>66400</text:p>
          </table:table-cell>
          <table:table-cell table:style-name="ce4" office:value-type="float" office:value="0.0206145960837602" calcext:value-type="float">
            <text:p>0.0206145961</text:p>
          </table:table-cell>
          <table:table-cell table:number-columns-repeated="1022"/>
        </table:table-row>
        <table:table-row table:style-name="ro1">
          <table:table-cell table:style-name="ce4" office:value-type="float" office:value="66500" calcext:value-type="float">
            <text:p>66500</text:p>
          </table:table-cell>
          <table:table-cell table:style-name="ce4" office:value-type="float" office:value="0.0181506425142288" calcext:value-type="float">
            <text:p>0.0181506425</text:p>
          </table:table-cell>
          <table:table-cell table:number-columns-repeated="1022"/>
        </table:table-row>
        <table:table-row table:style-name="ro1">
          <table:table-cell table:style-name="ce4" office:value-type="float" office:value="66600" calcext:value-type="float">
            <text:p>66600</text:p>
          </table:table-cell>
          <table:table-cell table:style-name="ce4" office:value-type="float" office:value="0.023475095629692" calcext:value-type="float">
            <text:p>0.0234750956</text:p>
          </table:table-cell>
          <table:table-cell table:number-columns-repeated="1022"/>
        </table:table-row>
        <table:table-row table:style-name="ro1">
          <table:table-cell table:style-name="ce4" office:value-type="float" office:value="66700" calcext:value-type="float">
            <text:p>66700</text:p>
          </table:table-cell>
          <table:table-cell table:style-name="ce4" office:value-type="float" office:value="0.0293863285332918" calcext:value-type="float">
            <text:p>0.0293863285</text:p>
          </table:table-cell>
          <table:table-cell table:number-columns-repeated="1022"/>
        </table:table-row>
        <table:table-row table:style-name="ro1">
          <table:table-cell table:style-name="ce4" office:value-type="float" office:value="66800" calcext:value-type="float">
            <text:p>66800</text:p>
          </table:table-cell>
          <table:table-cell table:style-name="ce4" office:value-type="float" office:value="0.0174470487982034" calcext:value-type="float">
            <text:p>0.0174470488</text:p>
          </table:table-cell>
          <table:table-cell table:number-columns-repeated="1022"/>
        </table:table-row>
        <table:table-row table:style-name="ro1">
          <table:table-cell table:style-name="ce4" office:value-type="float" office:value="66900" calcext:value-type="float">
            <text:p>66900</text:p>
          </table:table-cell>
          <table:table-cell table:style-name="ce4" office:value-type="float" office:value="0.0173113197088241" calcext:value-type="float">
            <text:p>0.0173113197</text:p>
          </table:table-cell>
          <table:table-cell table:number-columns-repeated="1022"/>
        </table:table-row>
        <table:table-row table:style-name="ro1">
          <table:table-cell table:style-name="ce4" office:value-type="float" office:value="67000" calcext:value-type="float">
            <text:p>67000</text:p>
          </table:table-cell>
          <table:table-cell table:style-name="ce4" office:value-type="float" office:value="0.0384243577718734" calcext:value-type="float">
            <text:p>0.0384243578</text:p>
          </table:table-cell>
          <table:table-cell table:number-columns-repeated="1022"/>
        </table:table-row>
        <table:table-row table:style-name="ro1">
          <table:table-cell table:style-name="ce4" office:value-type="float" office:value="67100" calcext:value-type="float">
            <text:p>67100</text:p>
          </table:table-cell>
          <table:table-cell table:style-name="ce4" office:value-type="float" office:value="0.0251529179513454" calcext:value-type="float">
            <text:p>0.025152918</text:p>
          </table:table-cell>
          <table:table-cell table:number-columns-repeated="1022"/>
        </table:table-row>
        <table:table-row table:style-name="ro1">
          <table:table-cell table:style-name="ce4" office:value-type="float" office:value="67200" calcext:value-type="float">
            <text:p>67200</text:p>
          </table:table-cell>
          <table:table-cell table:style-name="ce4" office:value-type="float" office:value="0.0290159787982702" calcext:value-type="float">
            <text:p>0.0290159788</text:p>
          </table:table-cell>
          <table:table-cell table:number-columns-repeated="1022"/>
        </table:table-row>
        <table:table-row table:style-name="ro1">
          <table:table-cell table:style-name="ce4" office:value-type="float" office:value="67300" calcext:value-type="float">
            <text:p>67300</text:p>
          </table:table-cell>
          <table:table-cell table:style-name="ce4" office:value-type="float" office:value="0.0257562510669231" calcext:value-type="float">
            <text:p>0.0257562511</text:p>
          </table:table-cell>
          <table:table-cell table:number-columns-repeated="1022"/>
        </table:table-row>
        <table:table-row table:style-name="ro1">
          <table:table-cell table:style-name="ce4" office:value-type="float" office:value="67400" calcext:value-type="float">
            <text:p>67400</text:p>
          </table:table-cell>
          <table:table-cell table:style-name="ce4" office:value-type="float" office:value="0.0217703208327293" calcext:value-type="float">
            <text:p>0.0217703208</text:p>
          </table:table-cell>
          <table:table-cell table:number-columns-repeated="1022"/>
        </table:table-row>
        <table:table-row table:style-name="ro1">
          <table:table-cell table:style-name="ce4" office:value-type="float" office:value="67500" calcext:value-type="float">
            <text:p>67500</text:p>
          </table:table-cell>
          <table:table-cell table:style-name="ce4" office:value-type="float" office:value="0.0221804417669773" calcext:value-type="float">
            <text:p>0.0221804418</text:p>
          </table:table-cell>
          <table:table-cell table:number-columns-repeated="1022"/>
        </table:table-row>
        <table:table-row table:style-name="ro1">
          <table:table-cell table:style-name="ce4" office:value-type="float" office:value="67600" calcext:value-type="float">
            <text:p>67600</text:p>
          </table:table-cell>
          <table:table-cell table:style-name="ce4" office:value-type="float" office:value="0.0192238278687" calcext:value-type="float">
            <text:p>0.0192238279</text:p>
          </table:table-cell>
          <table:table-cell table:number-columns-repeated="1022"/>
        </table:table-row>
        <table:table-row table:style-name="ro1">
          <table:table-cell table:style-name="ce4" office:value-type="float" office:value="67700" calcext:value-type="float">
            <text:p>67700</text:p>
          </table:table-cell>
          <table:table-cell table:style-name="ce4" office:value-type="float" office:value="0.0168492030352354" calcext:value-type="float">
            <text:p>0.016849203</text:p>
          </table:table-cell>
          <table:table-cell table:number-columns-repeated="1022"/>
        </table:table-row>
        <table:table-row table:style-name="ro1">
          <table:table-cell table:style-name="ce4" office:value-type="float" office:value="67800" calcext:value-type="float">
            <text:p>67800</text:p>
          </table:table-cell>
          <table:table-cell table:style-name="ce4" office:value-type="float" office:value="0.0211959928274154" calcext:value-type="float">
            <text:p>0.0211959928</text:p>
          </table:table-cell>
          <table:table-cell table:number-columns-repeated="1022"/>
        </table:table-row>
        <table:table-row table:style-name="ro1">
          <table:table-cell table:style-name="ce4" office:value-type="float" office:value="67900" calcext:value-type="float">
            <text:p>67900</text:p>
          </table:table-cell>
          <table:table-cell table:style-name="ce4" office:value-type="float" office:value="0.0184235256165266" calcext:value-type="float">
            <text:p>0.0184235256</text:p>
          </table:table-cell>
          <table:table-cell table:number-columns-repeated="1022"/>
        </table:table-row>
        <table:table-row table:style-name="ro1">
          <table:table-cell table:style-name="ce4" office:value-type="float" office:value="68000" calcext:value-type="float">
            <text:p>68000</text:p>
          </table:table-cell>
          <table:table-cell table:style-name="ce4" office:value-type="float" office:value="0.0192683525383472" calcext:value-type="float">
            <text:p>0.0192683525</text:p>
          </table:table-cell>
          <table:table-cell table:number-columns-repeated="1022"/>
        </table:table-row>
        <table:table-row table:style-name="ro1">
          <table:table-cell table:style-name="ce4" office:value-type="float" office:value="68100" calcext:value-type="float">
            <text:p>68100</text:p>
          </table:table-cell>
          <table:table-cell table:style-name="ce4" office:value-type="float" office:value="0.0200442150235176" calcext:value-type="float">
            <text:p>0.020044215</text:p>
          </table:table-cell>
          <table:table-cell table:number-columns-repeated="1022"/>
        </table:table-row>
        <table:table-row table:style-name="ro1">
          <table:table-cell table:style-name="ce4" office:value-type="float" office:value="68200" calcext:value-type="float">
            <text:p>68200</text:p>
          </table:table-cell>
          <table:table-cell table:style-name="ce4" office:value-type="float" office:value="0.0240076836198568" calcext:value-type="float">
            <text:p>0.0240076836</text:p>
          </table:table-cell>
          <table:table-cell table:number-columns-repeated="1022"/>
        </table:table-row>
        <table:table-row table:style-name="ro1">
          <table:table-cell table:style-name="ce4" office:value-type="float" office:value="68300" calcext:value-type="float">
            <text:p>68300</text:p>
          </table:table-cell>
          <table:table-cell table:style-name="ce4" office:value-type="float" office:value="0.0229673907160758" calcext:value-type="float">
            <text:p>0.0229673907</text:p>
          </table:table-cell>
          <table:table-cell table:number-columns-repeated="1022"/>
        </table:table-row>
        <table:table-row table:style-name="ro1">
          <table:table-cell table:style-name="ce4" office:value-type="float" office:value="68400" calcext:value-type="float">
            <text:p>68400</text:p>
          </table:table-cell>
          <table:table-cell table:style-name="ce4" office:value-type="float" office:value="0.0184518508613109" calcext:value-type="float">
            <text:p>0.0184518509</text:p>
          </table:table-cell>
          <table:table-cell table:number-columns-repeated="1022"/>
        </table:table-row>
        <table:table-row table:style-name="ro1">
          <table:table-cell table:style-name="ce4" office:value-type="float" office:value="68500" calcext:value-type="float">
            <text:p>68500</text:p>
          </table:table-cell>
          <table:table-cell table:style-name="ce4" office:value-type="float" office:value="0.0187727827578783" calcext:value-type="float">
            <text:p>0.0187727828</text:p>
          </table:table-cell>
          <table:table-cell table:number-columns-repeated="1022"/>
        </table:table-row>
        <table:table-row table:style-name="ro1">
          <table:table-cell table:style-name="ce4" office:value-type="float" office:value="68600" calcext:value-type="float">
            <text:p>68600</text:p>
          </table:table-cell>
          <table:table-cell table:style-name="ce4" office:value-type="float" office:value="0.0182816963642835" calcext:value-type="float">
            <text:p>0.0182816964</text:p>
          </table:table-cell>
          <table:table-cell table:number-columns-repeated="1022"/>
        </table:table-row>
        <table:table-row table:style-name="ro1">
          <table:table-cell table:style-name="ce4" office:value-type="float" office:value="68700" calcext:value-type="float">
            <text:p>68700</text:p>
          </table:table-cell>
          <table:table-cell table:style-name="ce4" office:value-type="float" office:value="0.0208315961062908" calcext:value-type="float">
            <text:p>0.0208315961</text:p>
          </table:table-cell>
          <table:table-cell table:number-columns-repeated="1022"/>
        </table:table-row>
        <table:table-row table:style-name="ro1">
          <table:table-cell table:style-name="ce4" office:value-type="float" office:value="68800" calcext:value-type="float">
            <text:p>68800</text:p>
          </table:table-cell>
          <table:table-cell table:style-name="ce4" office:value-type="float" office:value="0.019819913432002" calcext:value-type="float">
            <text:p>0.0198199134</text:p>
          </table:table-cell>
          <table:table-cell table:number-columns-repeated="1022"/>
        </table:table-row>
        <table:table-row table:style-name="ro1">
          <table:table-cell table:style-name="ce4" office:value-type="float" office:value="68900" calcext:value-type="float">
            <text:p>68900</text:p>
          </table:table-cell>
          <table:table-cell table:style-name="ce4" office:value-type="float" office:value="0.0190934892743825" calcext:value-type="float">
            <text:p>0.0190934893</text:p>
          </table:table-cell>
          <table:table-cell table:number-columns-repeated="1022"/>
        </table:table-row>
        <table:table-row table:style-name="ro1">
          <table:table-cell table:style-name="ce4" office:value-type="float" office:value="69000" calcext:value-type="float">
            <text:p>69000</text:p>
          </table:table-cell>
          <table:table-cell table:style-name="ce4" office:value-type="float" office:value="0.0209204349666833" calcext:value-type="float">
            <text:p>0.020920435</text:p>
          </table:table-cell>
          <table:table-cell table:number-columns-repeated="1022"/>
        </table:table-row>
        <table:table-row table:style-name="ro1">
          <table:table-cell table:style-name="ce4" office:value-type="float" office:value="69100" calcext:value-type="float">
            <text:p>69100</text:p>
          </table:table-cell>
          <table:table-cell table:style-name="ce4" office:value-type="float" office:value="0.0205974131822586" calcext:value-type="float">
            <text:p>0.0205974132</text:p>
          </table:table-cell>
          <table:table-cell table:number-columns-repeated="1022"/>
        </table:table-row>
        <table:table-row table:style-name="ro1">
          <table:table-cell table:style-name="ce4" office:value-type="float" office:value="69200" calcext:value-type="float">
            <text:p>69200</text:p>
          </table:table-cell>
          <table:table-cell table:style-name="ce4" office:value-type="float" office:value="0.0187657587230205" calcext:value-type="float">
            <text:p>0.0187657587</text:p>
          </table:table-cell>
          <table:table-cell table:number-columns-repeated="1022"/>
        </table:table-row>
        <table:table-row table:style-name="ro1">
          <table:table-cell table:style-name="ce4" office:value-type="float" office:value="69300" calcext:value-type="float">
            <text:p>69300</text:p>
          </table:table-cell>
          <table:table-cell table:style-name="ce4" office:value-type="float" office:value="0.0223121996968984" calcext:value-type="float">
            <text:p>0.0223121997</text:p>
          </table:table-cell>
          <table:table-cell table:number-columns-repeated="1022"/>
        </table:table-row>
        <table:table-row table:style-name="ro1">
          <table:table-cell table:style-name="ce4" office:value-type="float" office:value="69400" calcext:value-type="float">
            <text:p>69400</text:p>
          </table:table-cell>
          <table:table-cell table:style-name="ce4" office:value-type="float" office:value="0.0235550347715616" calcext:value-type="float">
            <text:p>0.0235550348</text:p>
          </table:table-cell>
          <table:table-cell table:number-columns-repeated="1022"/>
        </table:table-row>
        <table:table-row table:style-name="ro1">
          <table:table-cell table:style-name="ce4" office:value-type="float" office:value="69500" calcext:value-type="float">
            <text:p>69500</text:p>
          </table:table-cell>
          <table:table-cell table:style-name="ce4" office:value-type="float" office:value="0.0220042243599891" calcext:value-type="float">
            <text:p>0.0220042244</text:p>
          </table:table-cell>
          <table:table-cell table:number-columns-repeated="1022"/>
        </table:table-row>
        <table:table-row table:style-name="ro1">
          <table:table-cell table:style-name="ce4" office:value-type="float" office:value="69600" calcext:value-type="float">
            <text:p>69600</text:p>
          </table:table-cell>
          <table:table-cell table:style-name="ce4" office:value-type="float" office:value="0.0185007229447364" calcext:value-type="float">
            <text:p>0.0185007229</text:p>
          </table:table-cell>
          <table:table-cell table:number-columns-repeated="1022"/>
        </table:table-row>
        <table:table-row table:style-name="ro1">
          <table:table-cell table:style-name="ce4" office:value-type="float" office:value="69700" calcext:value-type="float">
            <text:p>69700</text:p>
          </table:table-cell>
          <table:table-cell table:style-name="ce4" office:value-type="float" office:value="0.0280018858611583" calcext:value-type="float">
            <text:p>0.0280018859</text:p>
          </table:table-cell>
          <table:table-cell table:number-columns-repeated="1022"/>
        </table:table-row>
        <table:table-row table:style-name="ro1">
          <table:table-cell table:style-name="ce4" office:value-type="float" office:value="69800" calcext:value-type="float">
            <text:p>69800</text:p>
          </table:table-cell>
          <table:table-cell table:style-name="ce4" office:value-type="float" office:value="0.0229859389364719" calcext:value-type="float">
            <text:p>0.0229859389</text:p>
          </table:table-cell>
          <table:table-cell table:number-columns-repeated="1022"/>
        </table:table-row>
        <table:table-row table:style-name="ro1">
          <table:table-cell table:style-name="ce4" office:value-type="float" office:value="69900" calcext:value-type="float">
            <text:p>69900</text:p>
          </table:table-cell>
          <table:table-cell table:style-name="ce4" office:value-type="float" office:value="0.0222164373844862" calcext:value-type="float">
            <text:p>0.0222164374</text:p>
          </table:table-cell>
          <table:table-cell table:number-columns-repeated="1022"/>
        </table:table-row>
        <table:table-row table:style-name="ro1">
          <table:table-cell table:style-name="ce4" office:value-type="float" office:value="70000" calcext:value-type="float">
            <text:p>70000</text:p>
          </table:table-cell>
          <table:table-cell table:style-name="ce4" office:value-type="float" office:value="0.0175169110298156" calcext:value-type="float">
            <text:p>0.017516911</text:p>
          </table:table-cell>
          <table:table-cell table:number-columns-repeated="1022"/>
        </table:table-row>
        <table:table-row table:style-name="ro1">
          <table:table-cell table:style-name="ce4" office:value-type="float" office:value="70100" calcext:value-type="float">
            <text:p>70100</text:p>
          </table:table-cell>
          <table:table-cell table:style-name="ce4" office:value-type="float" office:value="0.0181838367134332" calcext:value-type="float">
            <text:p>0.0181838367</text:p>
          </table:table-cell>
          <table:table-cell table:number-columns-repeated="1022"/>
        </table:table-row>
        <table:table-row table:style-name="ro1">
          <table:table-cell table:style-name="ce4" office:value-type="float" office:value="70200" calcext:value-type="float">
            <text:p>70200</text:p>
          </table:table-cell>
          <table:table-cell table:style-name="ce4" office:value-type="float" office:value="0.0190807376056909" calcext:value-type="float">
            <text:p>0.0190807376</text:p>
          </table:table-cell>
          <table:table-cell table:number-columns-repeated="1022"/>
        </table:table-row>
        <table:table-row table:style-name="ro1">
          <table:table-cell table:style-name="ce4" office:value-type="float" office:value="70300" calcext:value-type="float">
            <text:p>70300</text:p>
          </table:table-cell>
          <table:table-cell table:style-name="ce4" office:value-type="float" office:value="0.0170652642846107" calcext:value-type="float">
            <text:p>0.0170652643</text:p>
          </table:table-cell>
          <table:table-cell table:number-columns-repeated="1022"/>
        </table:table-row>
        <table:table-row table:style-name="ro1">
          <table:table-cell table:style-name="ce4" office:value-type="float" office:value="70400" calcext:value-type="float">
            <text:p>70400</text:p>
          </table:table-cell>
          <table:table-cell table:style-name="ce4" office:value-type="float" office:value="0.0215210914611816" calcext:value-type="float">
            <text:p>0.0215210915</text:p>
          </table:table-cell>
          <table:table-cell table:number-columns-repeated="1022"/>
        </table:table-row>
        <table:table-row table:style-name="ro1">
          <table:table-cell table:style-name="ce4" office:value-type="float" office:value="70500" calcext:value-type="float">
            <text:p>70500</text:p>
          </table:table-cell>
          <table:table-cell table:style-name="ce4" office:value-type="float" office:value="0.0221812929958105" calcext:value-type="float">
            <text:p>0.022181293</text:p>
          </table:table-cell>
          <table:table-cell table:number-columns-repeated="1022"/>
        </table:table-row>
        <table:table-row table:style-name="ro1">
          <table:table-cell table:style-name="ce4" office:value-type="float" office:value="70600" calcext:value-type="float">
            <text:p>70600</text:p>
          </table:table-cell>
          <table:table-cell table:style-name="ce4" office:value-type="float" office:value="0.0190893113613128" calcext:value-type="float">
            <text:p>0.0190893114</text:p>
          </table:table-cell>
          <table:table-cell table:number-columns-repeated="1022"/>
        </table:table-row>
        <table:table-row table:style-name="ro1">
          <table:table-cell table:style-name="ce4" office:value-type="float" office:value="70700" calcext:value-type="float">
            <text:p>70700</text:p>
          </table:table-cell>
          <table:table-cell table:style-name="ce4" office:value-type="float" office:value="0.022277919575572" calcext:value-type="float">
            <text:p>0.0222779196</text:p>
          </table:table-cell>
          <table:table-cell table:number-columns-repeated="1022"/>
        </table:table-row>
        <table:table-row table:style-name="ro1">
          <table:table-cell table:style-name="ce4" office:value-type="float" office:value="70800" calcext:value-type="float">
            <text:p>70800</text:p>
          </table:table-cell>
          <table:table-cell table:style-name="ce4" office:value-type="float" office:value="0.0177225656807422" calcext:value-type="float">
            <text:p>0.0177225657</text:p>
          </table:table-cell>
          <table:table-cell table:number-columns-repeated="1022"/>
        </table:table-row>
        <table:table-row table:style-name="ro1">
          <table:table-cell table:style-name="ce4" office:value-type="float" office:value="70900" calcext:value-type="float">
            <text:p>70900</text:p>
          </table:table-cell>
          <table:table-cell table:style-name="ce4" office:value-type="float" office:value="0.0233783219009637" calcext:value-type="float">
            <text:p>0.0233783219</text:p>
          </table:table-cell>
          <table:table-cell table:number-columns-repeated="1022"/>
        </table:table-row>
        <table:table-row table:style-name="ro1">
          <table:table-cell table:style-name="ce4" office:value-type="float" office:value="71000" calcext:value-type="float">
            <text:p>71000</text:p>
          </table:table-cell>
          <table:table-cell table:style-name="ce4" office:value-type="float" office:value="0.0182630587369203" calcext:value-type="float">
            <text:p>0.0182630587</text:p>
          </table:table-cell>
          <table:table-cell table:number-columns-repeated="1022"/>
        </table:table-row>
        <table:table-row table:style-name="ro1">
          <table:table-cell table:style-name="ce4" office:value-type="float" office:value="71100" calcext:value-type="float">
            <text:p>71100</text:p>
          </table:table-cell>
          <table:table-cell table:style-name="ce4" office:value-type="float" office:value="0.0222410596907138" calcext:value-type="float">
            <text:p>0.0222410597</text:p>
          </table:table-cell>
          <table:table-cell table:number-columns-repeated="1022"/>
        </table:table-row>
        <table:table-row table:style-name="ro1">
          <table:table-cell table:style-name="ce4" office:value-type="float" office:value="71200" calcext:value-type="float">
            <text:p>71200</text:p>
          </table:table-cell>
          <table:table-cell table:style-name="ce4" office:value-type="float" office:value="0.0213948059827089" calcext:value-type="float">
            <text:p>0.021394806</text:p>
          </table:table-cell>
          <table:table-cell table:number-columns-repeated="1022"/>
        </table:table-row>
        <table:table-row table:style-name="ro1">
          <table:table-cell table:style-name="ce4" office:value-type="float" office:value="71300" calcext:value-type="float">
            <text:p>71300</text:p>
          </table:table-cell>
          <table:table-cell table:style-name="ce4" office:value-type="float" office:value="0.0185437425971031" calcext:value-type="float">
            <text:p>0.0185437426</text:p>
          </table:table-cell>
          <table:table-cell table:number-columns-repeated="1022"/>
        </table:table-row>
        <table:table-row table:style-name="ro1">
          <table:table-cell table:style-name="ce4" office:value-type="float" office:value="71400" calcext:value-type="float">
            <text:p>71400</text:p>
          </table:table-cell>
          <table:table-cell table:style-name="ce4" office:value-type="float" office:value="0.0215957984328269" calcext:value-type="float">
            <text:p>0.0215957984</text:p>
          </table:table-cell>
          <table:table-cell table:number-columns-repeated="1022"/>
        </table:table-row>
        <table:table-row table:style-name="ro1">
          <table:table-cell table:style-name="ce4" office:value-type="float" office:value="71500" calcext:value-type="float">
            <text:p>71500</text:p>
          </table:table-cell>
          <table:table-cell table:style-name="ce4" office:value-type="float" office:value="0.0263285897672176" calcext:value-type="float">
            <text:p>0.0263285898</text:p>
          </table:table-cell>
          <table:table-cell table:number-columns-repeated="1022"/>
        </table:table-row>
        <table:table-row table:style-name="ro1">
          <table:table-cell table:style-name="ce4" office:value-type="float" office:value="71600" calcext:value-type="float">
            <text:p>71600</text:p>
          </table:table-cell>
          <table:table-cell table:style-name="ce4" office:value-type="float" office:value="0.0201823003590106" calcext:value-type="float">
            <text:p>0.0201823004</text:p>
          </table:table-cell>
          <table:table-cell table:number-columns-repeated="1022"/>
        </table:table-row>
        <table:table-row table:style-name="ro1">
          <table:table-cell table:style-name="ce4" office:value-type="float" office:value="71700" calcext:value-type="float">
            <text:p>71700</text:p>
          </table:table-cell>
          <table:table-cell table:style-name="ce4" office:value-type="float" office:value="0.0204934850335121" calcext:value-type="float">
            <text:p>0.020493485</text:p>
          </table:table-cell>
          <table:table-cell table:number-columns-repeated="1022"/>
        </table:table-row>
        <table:table-row table:style-name="ro1">
          <table:table-cell table:style-name="ce4" office:value-type="float" office:value="71800" calcext:value-type="float">
            <text:p>71800</text:p>
          </table:table-cell>
          <table:table-cell table:style-name="ce4" office:value-type="float" office:value="0.0176657810807228" calcext:value-type="float">
            <text:p>0.0176657811</text:p>
          </table:table-cell>
          <table:table-cell table:number-columns-repeated="1022"/>
        </table:table-row>
        <table:table-row table:style-name="ro1">
          <table:table-cell table:style-name="ce4" office:value-type="float" office:value="71900" calcext:value-type="float">
            <text:p>71900</text:p>
          </table:table-cell>
          <table:table-cell table:style-name="ce4" office:value-type="float" office:value="0.0172305684536695" calcext:value-type="float">
            <text:p>0.0172305685</text:p>
          </table:table-cell>
          <table:table-cell table:number-columns-repeated="1022"/>
        </table:table-row>
        <table:table-row table:style-name="ro1">
          <table:table-cell table:style-name="ce4" office:value-type="float" office:value="72000" calcext:value-type="float">
            <text:p>72000</text:p>
          </table:table-cell>
          <table:table-cell table:style-name="ce4" office:value-type="float" office:value="0.0238346345722675" calcext:value-type="float">
            <text:p>0.0238346346</text:p>
          </table:table-cell>
          <table:table-cell table:number-columns-repeated="1022"/>
        </table:table-row>
        <table:table-row table:style-name="ro1">
          <table:table-cell table:style-name="ce4" office:value-type="float" office:value="72100" calcext:value-type="float">
            <text:p>72100</text:p>
          </table:table-cell>
          <table:table-cell table:style-name="ce4" office:value-type="float" office:value="0.0207908097654581" calcext:value-type="float">
            <text:p>0.0207908098</text:p>
          </table:table-cell>
          <table:table-cell table:number-columns-repeated="1022"/>
        </table:table-row>
        <table:table-row table:style-name="ro1">
          <table:table-cell table:style-name="ce4" office:value-type="float" office:value="72200" calcext:value-type="float">
            <text:p>72200</text:p>
          </table:table-cell>
          <table:table-cell table:style-name="ce4" office:value-type="float" office:value="0.0228656101971864" calcext:value-type="float">
            <text:p>0.0228656102</text:p>
          </table:table-cell>
          <table:table-cell table:number-columns-repeated="1022"/>
        </table:table-row>
        <table:table-row table:style-name="ro1">
          <table:table-cell table:style-name="ce4" office:value-type="float" office:value="72300" calcext:value-type="float">
            <text:p>72300</text:p>
          </table:table-cell>
          <table:table-cell table:style-name="ce4" office:value-type="float" office:value="0.022252682596445" calcext:value-type="float">
            <text:p>0.0222526826</text:p>
          </table:table-cell>
          <table:table-cell table:number-columns-repeated="1022"/>
        </table:table-row>
        <table:table-row table:style-name="ro1">
          <table:table-cell table:style-name="ce4" office:value-type="float" office:value="72400" calcext:value-type="float">
            <text:p>72400</text:p>
          </table:table-cell>
          <table:table-cell table:style-name="ce4" office:value-type="float" office:value="0.023579616099596" calcext:value-type="float">
            <text:p>0.0235796161</text:p>
          </table:table-cell>
          <table:table-cell table:number-columns-repeated="1022"/>
        </table:table-row>
        <table:table-row table:style-name="ro1">
          <table:table-cell table:style-name="ce4" office:value-type="float" office:value="72500" calcext:value-type="float">
            <text:p>72500</text:p>
          </table:table-cell>
          <table:table-cell table:style-name="ce4" office:value-type="float" office:value="0.0214872397482395" calcext:value-type="float">
            <text:p>0.0214872397</text:p>
          </table:table-cell>
          <table:table-cell table:number-columns-repeated="1022"/>
        </table:table-row>
        <table:table-row table:style-name="ro1">
          <table:table-cell table:style-name="ce4" office:value-type="float" office:value="72600" calcext:value-type="float">
            <text:p>72600</text:p>
          </table:table-cell>
          <table:table-cell table:style-name="ce4" office:value-type="float" office:value="0.0209951698780059" calcext:value-type="float">
            <text:p>0.0209951699</text:p>
          </table:table-cell>
          <table:table-cell table:number-columns-repeated="1022"/>
        </table:table-row>
        <table:table-row table:style-name="ro1">
          <table:table-cell table:style-name="ce4" office:value-type="float" office:value="72700" calcext:value-type="float">
            <text:p>72700</text:p>
          </table:table-cell>
          <table:table-cell table:style-name="ce4" office:value-type="float" office:value="0.0228634513914585" calcext:value-type="float">
            <text:p>0.0228634514</text:p>
          </table:table-cell>
          <table:table-cell table:number-columns-repeated="1022"/>
        </table:table-row>
        <table:table-row table:style-name="ro1">
          <table:table-cell table:style-name="ce4" office:value-type="float" office:value="72800" calcext:value-type="float">
            <text:p>72800</text:p>
          </table:table-cell>
          <table:table-cell table:style-name="ce4" office:value-type="float" office:value="0.0241100564599037" calcext:value-type="float">
            <text:p>0.0241100565</text:p>
          </table:table-cell>
          <table:table-cell table:number-columns-repeated="1022"/>
        </table:table-row>
        <table:table-row table:style-name="ro1">
          <table:table-cell table:style-name="ce4" office:value-type="float" office:value="72900" calcext:value-type="float">
            <text:p>72900</text:p>
          </table:table-cell>
          <table:table-cell table:style-name="ce4" office:value-type="float" office:value="0.0205100253224372" calcext:value-type="float">
            <text:p>0.0205100253</text:p>
          </table:table-cell>
          <table:table-cell table:number-columns-repeated="1022"/>
        </table:table-row>
        <table:table-row table:style-name="ro1">
          <table:table-cell table:style-name="ce4" office:value-type="float" office:value="73000" calcext:value-type="float">
            <text:p>73000</text:p>
          </table:table-cell>
          <table:table-cell table:style-name="ce4" office:value-type="float" office:value="0.021406028419733" calcext:value-type="float">
            <text:p>0.0214060284</text:p>
          </table:table-cell>
          <table:table-cell table:number-columns-repeated="1022"/>
        </table:table-row>
        <table:table-row table:style-name="ro1">
          <table:table-cell table:style-name="ce4" office:value-type="float" office:value="73100" calcext:value-type="float">
            <text:p>73100</text:p>
          </table:table-cell>
          <table:table-cell table:style-name="ce4" office:value-type="float" office:value="0.0249791331589221" calcext:value-type="float">
            <text:p>0.0249791332</text:p>
          </table:table-cell>
          <table:table-cell table:number-columns-repeated="1022"/>
        </table:table-row>
        <table:table-row table:style-name="ro1">
          <table:table-cell table:style-name="ce4" office:value-type="float" office:value="73200" calcext:value-type="float">
            <text:p>73200</text:p>
          </table:table-cell>
          <table:table-cell table:style-name="ce4" office:value-type="float" office:value="0.0208567082881927" calcext:value-type="float">
            <text:p>0.0208567083</text:p>
          </table:table-cell>
          <table:table-cell table:number-columns-repeated="1022"/>
        </table:table-row>
        <table:table-row table:style-name="ro1">
          <table:table-cell table:style-name="ce4" office:value-type="float" office:value="73300" calcext:value-type="float">
            <text:p>73300</text:p>
          </table:table-cell>
          <table:table-cell table:style-name="ce4" office:value-type="float" office:value="0.0211168751120567" calcext:value-type="float">
            <text:p>0.0211168751</text:p>
          </table:table-cell>
          <table:table-cell table:number-columns-repeated="1022"/>
        </table:table-row>
        <table:table-row table:style-name="ro1">
          <table:table-cell table:style-name="ce4" office:value-type="float" office:value="73400" calcext:value-type="float">
            <text:p>73400</text:p>
          </table:table-cell>
          <table:table-cell table:style-name="ce4" office:value-type="float" office:value="0.0177246332168579" calcext:value-type="float">
            <text:p>0.0177246332</text:p>
          </table:table-cell>
          <table:table-cell table:number-columns-repeated="1022"/>
        </table:table-row>
        <table:table-row table:style-name="ro1">
          <table:table-cell table:style-name="ce4" office:value-type="float" office:value="73500" calcext:value-type="float">
            <text:p>73500</text:p>
          </table:table-cell>
          <table:table-cell table:style-name="ce4" office:value-type="float" office:value="0.0199339874088764" calcext:value-type="float">
            <text:p>0.0199339874</text:p>
          </table:table-cell>
          <table:table-cell table:number-columns-repeated="1022"/>
        </table:table-row>
        <table:table-row table:style-name="ro1">
          <table:table-cell table:style-name="ce4" office:value-type="float" office:value="73600" calcext:value-type="float">
            <text:p>73600</text:p>
          </table:table-cell>
          <table:table-cell table:style-name="ce4" office:value-type="float" office:value="0.0181272458285093" calcext:value-type="float">
            <text:p>0.0181272458</text:p>
          </table:table-cell>
          <table:table-cell table:number-columns-repeated="1022"/>
        </table:table-row>
        <table:table-row table:style-name="ro1">
          <table:table-cell table:style-name="ce4" office:value-type="float" office:value="73700" calcext:value-type="float">
            <text:p>73700</text:p>
          </table:table-cell>
          <table:table-cell table:style-name="ce4" office:value-type="float" office:value="0.0175384562462568" calcext:value-type="float">
            <text:p>0.0175384562</text:p>
          </table:table-cell>
          <table:table-cell table:number-columns-repeated="1022"/>
        </table:table-row>
        <table:table-row table:style-name="ro1">
          <table:table-cell table:style-name="ce4" office:value-type="float" office:value="73800" calcext:value-type="float">
            <text:p>73800</text:p>
          </table:table-cell>
          <table:table-cell table:style-name="ce4" office:value-type="float" office:value="0.0289433188736438" calcext:value-type="float">
            <text:p>0.0289433189</text:p>
          </table:table-cell>
          <table:table-cell table:number-columns-repeated="1022"/>
        </table:table-row>
        <table:table-row table:style-name="ro1">
          <table:table-cell table:style-name="ce4" office:value-type="float" office:value="73900" calcext:value-type="float">
            <text:p>73900</text:p>
          </table:table-cell>
          <table:table-cell table:style-name="ce4" office:value-type="float" office:value="0.0231666341423988" calcext:value-type="float">
            <text:p>0.0231666341</text:p>
          </table:table-cell>
          <table:table-cell table:number-columns-repeated="1022"/>
        </table:table-row>
        <table:table-row table:style-name="ro1">
          <table:table-cell table:style-name="ce4" office:value-type="float" office:value="74000" calcext:value-type="float">
            <text:p>74000</text:p>
          </table:table-cell>
          <table:table-cell table:style-name="ce4" office:value-type="float" office:value="0.0182752311229705" calcext:value-type="float">
            <text:p>0.0182752311</text:p>
          </table:table-cell>
          <table:table-cell table:number-columns-repeated="1022"/>
        </table:table-row>
        <table:table-row table:style-name="ro1">
          <table:table-cell table:style-name="ce4" office:value-type="float" office:value="74100" calcext:value-type="float">
            <text:p>74100</text:p>
          </table:table-cell>
          <table:table-cell table:style-name="ce4" office:value-type="float" office:value="0.058520171791315" calcext:value-type="float">
            <text:p>0.0585201718</text:p>
          </table:table-cell>
          <table:table-cell table:number-columns-repeated="1022"/>
        </table:table-row>
        <table:table-row table:style-name="ro1">
          <table:table-cell table:style-name="ce4" office:value-type="float" office:value="74200" calcext:value-type="float">
            <text:p>74200</text:p>
          </table:table-cell>
          <table:table-cell table:style-name="ce4" office:value-type="float" office:value="0.0365547388792037" calcext:value-type="float">
            <text:p>0.0365547389</text:p>
          </table:table-cell>
          <table:table-cell table:number-columns-repeated="1022"/>
        </table:table-row>
        <table:table-row table:style-name="ro1">
          <table:table-cell table:style-name="ce4" office:value-type="float" office:value="74300" calcext:value-type="float">
            <text:p>74300</text:p>
          </table:table-cell>
          <table:table-cell table:style-name="ce4" office:value-type="float" office:value="0.0264944061636924" calcext:value-type="float">
            <text:p>0.0264944062</text:p>
          </table:table-cell>
          <table:table-cell table:number-columns-repeated="1022"/>
        </table:table-row>
        <table:table-row table:style-name="ro1">
          <table:table-cell table:style-name="ce4" office:value-type="float" office:value="74400" calcext:value-type="float">
            <text:p>74400</text:p>
          </table:table-cell>
          <table:table-cell table:style-name="ce4" office:value-type="float" office:value="0.0296366959810256" calcext:value-type="float">
            <text:p>0.029636696</text:p>
          </table:table-cell>
          <table:table-cell table:number-columns-repeated="1022"/>
        </table:table-row>
        <table:table-row table:style-name="ro1">
          <table:table-cell table:style-name="ce4" office:value-type="float" office:value="74500" calcext:value-type="float">
            <text:p>74500</text:p>
          </table:table-cell>
          <table:table-cell table:style-name="ce4" office:value-type="float" office:value="0.0291651804000139" calcext:value-type="float">
            <text:p>0.0291651804</text:p>
          </table:table-cell>
          <table:table-cell table:number-columns-repeated="1022"/>
        </table:table-row>
        <table:table-row table:style-name="ro1">
          <table:table-cell table:style-name="ce4" office:value-type="float" office:value="74600" calcext:value-type="float">
            <text:p>74600</text:p>
          </table:table-cell>
          <table:table-cell table:style-name="ce4" office:value-type="float" office:value="0.0268777497112751" calcext:value-type="float">
            <text:p>0.0268777497</text:p>
          </table:table-cell>
          <table:table-cell table:number-columns-repeated="1022"/>
        </table:table-row>
        <table:table-row table:style-name="ro1">
          <table:table-cell table:style-name="ce4" office:value-type="float" office:value="74700" calcext:value-type="float">
            <text:p>74700</text:p>
          </table:table-cell>
          <table:table-cell table:style-name="ce4" office:value-type="float" office:value="0.0227823667228221" calcext:value-type="float">
            <text:p>0.0227823667</text:p>
          </table:table-cell>
          <table:table-cell table:number-columns-repeated="1022"/>
        </table:table-row>
        <table:table-row table:style-name="ro1">
          <table:table-cell table:style-name="ce4" office:value-type="float" office:value="74800" calcext:value-type="float">
            <text:p>74800</text:p>
          </table:table-cell>
          <table:table-cell table:style-name="ce4" office:value-type="float" office:value="0.0215139612555503" calcext:value-type="float">
            <text:p>0.0215139613</text:p>
          </table:table-cell>
          <table:table-cell table:number-columns-repeated="1022"/>
        </table:table-row>
        <table:table-row table:style-name="ro1">
          <table:table-cell table:style-name="ce4" office:value-type="float" office:value="74900" calcext:value-type="float">
            <text:p>74900</text:p>
          </table:table-cell>
          <table:table-cell table:style-name="ce4" office:value-type="float" office:value="0.0281151365488767" calcext:value-type="float">
            <text:p>0.0281151365</text:p>
          </table:table-cell>
          <table:table-cell table:number-columns-repeated="1022"/>
        </table:table-row>
        <table:table-row table:style-name="ro1">
          <table:table-cell table:style-name="ce4" office:value-type="float" office:value="75000" calcext:value-type="float">
            <text:p>75000</text:p>
          </table:table-cell>
          <table:table-cell table:style-name="ce4" office:value-type="float" office:value="0.025127300992608" calcext:value-type="float">
            <text:p>0.025127301</text:p>
          </table:table-cell>
          <table:table-cell table:number-columns-repeated="1022"/>
        </table:table-row>
        <table:table-row table:style-name="ro1">
          <table:table-cell table:style-name="ce4" office:value-type="float" office:value="75100" calcext:value-type="float">
            <text:p>75100</text:p>
          </table:table-cell>
          <table:table-cell table:style-name="ce4" office:value-type="float" office:value="0.0236486233770847" calcext:value-type="float">
            <text:p>0.0236486234</text:p>
          </table:table-cell>
          <table:table-cell table:number-columns-repeated="1022"/>
        </table:table-row>
        <table:table-row table:style-name="ro1">
          <table:table-cell table:style-name="ce4" office:value-type="float" office:value="75200" calcext:value-type="float">
            <text:p>75200</text:p>
          </table:table-cell>
          <table:table-cell table:style-name="ce4" office:value-type="float" office:value="0.0219112802296876" calcext:value-type="float">
            <text:p>0.0219112802</text:p>
          </table:table-cell>
          <table:table-cell table:number-columns-repeated="1022"/>
        </table:table-row>
        <table:table-row table:style-name="ro1">
          <table:table-cell table:style-name="ce4" office:value-type="float" office:value="75300" calcext:value-type="float">
            <text:p>75300</text:p>
          </table:table-cell>
          <table:table-cell table:style-name="ce4" office:value-type="float" office:value="0.030714014545083" calcext:value-type="float">
            <text:p>0.0307140145</text:p>
          </table:table-cell>
          <table:table-cell table:number-columns-repeated="1022"/>
        </table:table-row>
        <table:table-row table:style-name="ro1">
          <table:table-cell table:style-name="ce4" office:value-type="float" office:value="75400" calcext:value-type="float">
            <text:p>75400</text:p>
          </table:table-cell>
          <table:table-cell table:style-name="ce4" office:value-type="float" office:value="0.0238479562103748" calcext:value-type="float">
            <text:p>0.0238479562</text:p>
          </table:table-cell>
          <table:table-cell table:number-columns-repeated="1022"/>
        </table:table-row>
        <table:table-row table:style-name="ro1">
          <table:table-cell table:style-name="ce4" office:value-type="float" office:value="75500" calcext:value-type="float">
            <text:p>75500</text:p>
          </table:table-cell>
          <table:table-cell table:style-name="ce4" office:value-type="float" office:value="0.0304882004857063" calcext:value-type="float">
            <text:p>0.0304882005</text:p>
          </table:table-cell>
          <table:table-cell table:number-columns-repeated="1022"/>
        </table:table-row>
        <table:table-row table:style-name="ro1">
          <table:table-cell table:style-name="ce4" office:value-type="float" office:value="75600" calcext:value-type="float">
            <text:p>75600</text:p>
          </table:table-cell>
          <table:table-cell table:style-name="ce4" office:value-type="float" office:value="0.0165948122739791" calcext:value-type="float">
            <text:p>0.0165948123</text:p>
          </table:table-cell>
          <table:table-cell table:number-columns-repeated="1022"/>
        </table:table-row>
        <table:table-row table:style-name="ro1">
          <table:table-cell table:style-name="ce4" office:value-type="float" office:value="75700" calcext:value-type="float">
            <text:p>75700</text:p>
          </table:table-cell>
          <table:table-cell table:style-name="ce4" office:value-type="float" office:value="0.0232858173549175" calcext:value-type="float">
            <text:p>0.0232858174</text:p>
          </table:table-cell>
          <table:table-cell table:number-columns-repeated="1022"/>
        </table:table-row>
        <table:table-row table:style-name="ro1">
          <table:table-cell table:style-name="ce4" office:value-type="float" office:value="75800" calcext:value-type="float">
            <text:p>75800</text:p>
          </table:table-cell>
          <table:table-cell table:style-name="ce4" office:value-type="float" office:value="0.0266123954206705" calcext:value-type="float">
            <text:p>0.0266123954</text:p>
          </table:table-cell>
          <table:table-cell table:number-columns-repeated="1022"/>
        </table:table-row>
        <table:table-row table:style-name="ro1">
          <table:table-cell table:style-name="ce4" office:value-type="float" office:value="75900" calcext:value-type="float">
            <text:p>75900</text:p>
          </table:table-cell>
          <table:table-cell table:style-name="ce4" office:value-type="float" office:value="0.0239399150013923" calcext:value-type="float">
            <text:p>0.023939915</text:p>
          </table:table-cell>
          <table:table-cell table:number-columns-repeated="1022"/>
        </table:table-row>
        <table:table-row table:style-name="ro1">
          <table:table-cell table:style-name="ce4" office:value-type="float" office:value="76000" calcext:value-type="float">
            <text:p>76000</text:p>
          </table:table-cell>
          <table:table-cell table:style-name="ce4" office:value-type="float" office:value="0.0160255469381809" calcext:value-type="float">
            <text:p>0.0160255469</text:p>
          </table:table-cell>
          <table:table-cell table:number-columns-repeated="1022"/>
        </table:table-row>
        <table:table-row table:style-name="ro1">
          <table:table-cell table:style-name="ce4" office:value-type="float" office:value="76100" calcext:value-type="float">
            <text:p>76100</text:p>
          </table:table-cell>
          <table:table-cell table:style-name="ce4" office:value-type="float" office:value="0.0163569394499063" calcext:value-type="float">
            <text:p>0.0163569394</text:p>
          </table:table-cell>
          <table:table-cell table:number-columns-repeated="1022"/>
        </table:table-row>
        <table:table-row table:style-name="ro1">
          <table:table-cell table:style-name="ce4" office:value-type="float" office:value="76200" calcext:value-type="float">
            <text:p>76200</text:p>
          </table:table-cell>
          <table:table-cell table:style-name="ce4" office:value-type="float" office:value="0.0168128348886966" calcext:value-type="float">
            <text:p>0.0168128349</text:p>
          </table:table-cell>
          <table:table-cell table:number-columns-repeated="1022"/>
        </table:table-row>
        <table:table-row table:style-name="ro1">
          <table:table-cell table:style-name="ce4" office:value-type="float" office:value="76300" calcext:value-type="float">
            <text:p>76300</text:p>
          </table:table-cell>
          <table:table-cell table:style-name="ce4" office:value-type="float" office:value="0.0194964781403541" calcext:value-type="float">
            <text:p>0.0194964781</text:p>
          </table:table-cell>
          <table:table-cell table:number-columns-repeated="1022"/>
        </table:table-row>
        <table:table-row table:style-name="ro1">
          <table:table-cell table:style-name="ce4" office:value-type="float" office:value="76400" calcext:value-type="float">
            <text:p>76400</text:p>
          </table:table-cell>
          <table:table-cell table:style-name="ce4" office:value-type="float" office:value="0.0212474055588245" calcext:value-type="float">
            <text:p>0.0212474056</text:p>
          </table:table-cell>
          <table:table-cell table:number-columns-repeated="1022"/>
        </table:table-row>
        <table:table-row table:style-name="ro1">
          <table:table-cell table:style-name="ce4" office:value-type="float" office:value="76500" calcext:value-type="float">
            <text:p>76500</text:p>
          </table:table-cell>
          <table:table-cell table:style-name="ce4" office:value-type="float" office:value="0.0183207280933856" calcext:value-type="float">
            <text:p>0.0183207281</text:p>
          </table:table-cell>
          <table:table-cell table:number-columns-repeated="1022"/>
        </table:table-row>
        <table:table-row table:style-name="ro1">
          <table:table-cell table:style-name="ce4" office:value-type="float" office:value="76600" calcext:value-type="float">
            <text:p>76600</text:p>
          </table:table-cell>
          <table:table-cell table:style-name="ce4" office:value-type="float" office:value="0.0293947923928499" calcext:value-type="float">
            <text:p>0.0293947924</text:p>
          </table:table-cell>
          <table:table-cell table:number-columns-repeated="1022"/>
        </table:table-row>
        <table:table-row table:style-name="ro1">
          <table:table-cell table:style-name="ce4" office:value-type="float" office:value="76700" calcext:value-type="float">
            <text:p>76700</text:p>
          </table:table-cell>
          <table:table-cell table:style-name="ce4" office:value-type="float" office:value="0.0207353830337524" calcext:value-type="float">
            <text:p>0.020735383</text:p>
          </table:table-cell>
          <table:table-cell table:number-columns-repeated="1022"/>
        </table:table-row>
        <table:table-row table:style-name="ro1">
          <table:table-cell table:style-name="ce4" office:value-type="float" office:value="76800" calcext:value-type="float">
            <text:p>76800</text:p>
          </table:table-cell>
          <table:table-cell table:style-name="ce4" office:value-type="float" office:value="0.0206440258771181" calcext:value-type="float">
            <text:p>0.0206440259</text:p>
          </table:table-cell>
          <table:table-cell table:number-columns-repeated="1022"/>
        </table:table-row>
        <table:table-row table:style-name="ro1">
          <table:table-cell table:style-name="ce4" office:value-type="float" office:value="76900" calcext:value-type="float">
            <text:p>76900</text:p>
          </table:table-cell>
          <table:table-cell table:style-name="ce4" office:value-type="float" office:value="0.0226602256298065" calcext:value-type="float">
            <text:p>0.0226602256</text:p>
          </table:table-cell>
          <table:table-cell table:number-columns-repeated="1022"/>
        </table:table-row>
        <table:table-row table:style-name="ro1">
          <table:table-cell table:style-name="ce4" office:value-type="float" office:value="77000" calcext:value-type="float">
            <text:p>77000</text:p>
          </table:table-cell>
          <table:table-cell table:style-name="ce4" office:value-type="float" office:value="0.0143400877714157" calcext:value-type="float">
            <text:p>0.0143400878</text:p>
          </table:table-cell>
          <table:table-cell table:number-columns-repeated="1022"/>
        </table:table-row>
        <table:table-row table:style-name="ro1">
          <table:table-cell table:style-name="ce4" office:value-type="float" office:value="77100" calcext:value-type="float">
            <text:p>77100</text:p>
          </table:table-cell>
          <table:table-cell table:style-name="ce4" office:value-type="float" office:value="0.0229466520249843" calcext:value-type="float">
            <text:p>0.022946652</text:p>
          </table:table-cell>
          <table:table-cell table:number-columns-repeated="1022"/>
        </table:table-row>
        <table:table-row table:style-name="ro1">
          <table:table-cell table:style-name="ce4" office:value-type="float" office:value="77200" calcext:value-type="float">
            <text:p>77200</text:p>
          </table:table-cell>
          <table:table-cell table:style-name="ce4" office:value-type="float" office:value="0.0250699501484632" calcext:value-type="float">
            <text:p>0.0250699501</text:p>
          </table:table-cell>
          <table:table-cell table:number-columns-repeated="1022"/>
        </table:table-row>
        <table:table-row table:style-name="ro1">
          <table:table-cell table:style-name="ce4" office:value-type="float" office:value="77300" calcext:value-type="float">
            <text:p>77300</text:p>
          </table:table-cell>
          <table:table-cell table:style-name="ce4" office:value-type="float" office:value="0.0157809518277645" calcext:value-type="float">
            <text:p>0.0157809518</text:p>
          </table:table-cell>
          <table:table-cell table:number-columns-repeated="1022"/>
        </table:table-row>
        <table:table-row table:style-name="ro1">
          <table:table-cell table:style-name="ce4" office:value-type="float" office:value="77400" calcext:value-type="float">
            <text:p>77400</text:p>
          </table:table-cell>
          <table:table-cell table:style-name="ce4" office:value-type="float" office:value="0.0200514309108257" calcext:value-type="float">
            <text:p>0.0200514309</text:p>
          </table:table-cell>
          <table:table-cell table:number-columns-repeated="1022"/>
        </table:table-row>
        <table:table-row table:style-name="ro1">
          <table:table-cell table:style-name="ce4" office:value-type="float" office:value="77500" calcext:value-type="float">
            <text:p>77500</text:p>
          </table:table-cell>
          <table:table-cell table:style-name="ce4" office:value-type="float" office:value="0.018794409930706" calcext:value-type="float">
            <text:p>0.0187944099</text:p>
          </table:table-cell>
          <table:table-cell table:number-columns-repeated="1022"/>
        </table:table-row>
        <table:table-row table:style-name="ro1">
          <table:table-cell table:style-name="ce4" office:value-type="float" office:value="77600" calcext:value-type="float">
            <text:p>77600</text:p>
          </table:table-cell>
          <table:table-cell table:style-name="ce4" office:value-type="float" office:value="0.0205925200134515" calcext:value-type="float">
            <text:p>0.02059252</text:p>
          </table:table-cell>
          <table:table-cell table:number-columns-repeated="1022"/>
        </table:table-row>
        <table:table-row table:style-name="ro1">
          <table:table-cell table:style-name="ce4" office:value-type="float" office:value="77700" calcext:value-type="float">
            <text:p>77700</text:p>
          </table:table-cell>
          <table:table-cell table:style-name="ce4" office:value-type="float" office:value="0.0294560566544532" calcext:value-type="float">
            <text:p>0.0294560567</text:p>
          </table:table-cell>
          <table:table-cell table:number-columns-repeated="1022"/>
        </table:table-row>
        <table:table-row table:style-name="ro1">
          <table:table-cell table:style-name="ce4" office:value-type="float" office:value="77800" calcext:value-type="float">
            <text:p>77800</text:p>
          </table:table-cell>
          <table:table-cell table:style-name="ce4" office:value-type="float" office:value="0.0207369737327098" calcext:value-type="float">
            <text:p>0.0207369737</text:p>
          </table:table-cell>
          <table:table-cell table:number-columns-repeated="1022"/>
        </table:table-row>
        <table:table-row table:style-name="ro1">
          <table:table-cell table:style-name="ce4" office:value-type="float" office:value="77900" calcext:value-type="float">
            <text:p>77900</text:p>
          </table:table-cell>
          <table:table-cell table:style-name="ce4" office:value-type="float" office:value="0.0178144760429859" calcext:value-type="float">
            <text:p>0.017814476</text:p>
          </table:table-cell>
          <table:table-cell table:number-columns-repeated="1022"/>
        </table:table-row>
        <table:table-row table:style-name="ro1">
          <table:table-cell table:style-name="ce4" office:value-type="float" office:value="78000" calcext:value-type="float">
            <text:p>78000</text:p>
          </table:table-cell>
          <table:table-cell table:style-name="ce4" office:value-type="float" office:value="0.0236434247344732" calcext:value-type="float">
            <text:p>0.0236434247</text:p>
          </table:table-cell>
          <table:table-cell table:number-columns-repeated="1022"/>
        </table:table-row>
        <table:table-row table:style-name="ro1">
          <table:table-cell table:style-name="ce4" office:value-type="float" office:value="78100" calcext:value-type="float">
            <text:p>78100</text:p>
          </table:table-cell>
          <table:table-cell table:style-name="ce4" office:value-type="float" office:value="0.0204883962869644" calcext:value-type="float">
            <text:p>0.0204883963</text:p>
          </table:table-cell>
          <table:table-cell table:number-columns-repeated="1022"/>
        </table:table-row>
        <table:table-row table:style-name="ro1">
          <table:table-cell table:style-name="ce4" office:value-type="float" office:value="78200" calcext:value-type="float">
            <text:p>78200</text:p>
          </table:table-cell>
          <table:table-cell table:style-name="ce4" office:value-type="float" office:value="0.0187625046819448" calcext:value-type="float">
            <text:p>0.0187625047</text:p>
          </table:table-cell>
          <table:table-cell table:number-columns-repeated="1022"/>
        </table:table-row>
        <table:table-row table:style-name="ro1">
          <table:table-cell table:style-name="ce4" office:value-type="float" office:value="78300" calcext:value-type="float">
            <text:p>78300</text:p>
          </table:table-cell>
          <table:table-cell table:style-name="ce4" office:value-type="float" office:value="0.0184878483414649" calcext:value-type="float">
            <text:p>0.0184878483</text:p>
          </table:table-cell>
          <table:table-cell table:number-columns-repeated="1022"/>
        </table:table-row>
        <table:table-row table:style-name="ro1">
          <table:table-cell table:style-name="ce4" office:value-type="float" office:value="78400" calcext:value-type="float">
            <text:p>78400</text:p>
          </table:table-cell>
          <table:table-cell table:style-name="ce4" office:value-type="float" office:value="0.0247779320925474" calcext:value-type="float">
            <text:p>0.0247779321</text:p>
          </table:table-cell>
          <table:table-cell table:number-columns-repeated="1022"/>
        </table:table-row>
        <table:table-row table:style-name="ro1">
          <table:table-cell table:style-name="ce4" office:value-type="float" office:value="78500" calcext:value-type="float">
            <text:p>78500</text:p>
          </table:table-cell>
          <table:table-cell table:style-name="ce4" office:value-type="float" office:value="0.021118776872754" calcext:value-type="float">
            <text:p>0.0211187769</text:p>
          </table:table-cell>
          <table:table-cell table:number-columns-repeated="1022"/>
        </table:table-row>
        <table:table-row table:style-name="ro1">
          <table:table-cell table:style-name="ce4" office:value-type="float" office:value="78600" calcext:value-type="float">
            <text:p>78600</text:p>
          </table:table-cell>
          <table:table-cell table:style-name="ce4" office:value-type="float" office:value="0.0178967863321304" calcext:value-type="float">
            <text:p>0.0178967863</text:p>
          </table:table-cell>
          <table:table-cell table:number-columns-repeated="1022"/>
        </table:table-row>
        <table:table-row table:style-name="ro1">
          <table:table-cell table:style-name="ce4" office:value-type="float" office:value="78700" calcext:value-type="float">
            <text:p>78700</text:p>
          </table:table-cell>
          <table:table-cell table:style-name="ce4" office:value-type="float" office:value="0.0284178629517555" calcext:value-type="float">
            <text:p>0.028417863</text:p>
          </table:table-cell>
          <table:table-cell table:number-columns-repeated="1022"/>
        </table:table-row>
        <table:table-row table:style-name="ro1">
          <table:table-cell table:style-name="ce4" office:value-type="float" office:value="78800" calcext:value-type="float">
            <text:p>78800</text:p>
          </table:table-cell>
          <table:table-cell table:style-name="ce4" office:value-type="float" office:value="0.0217366553843021" calcext:value-type="float">
            <text:p>0.0217366554</text:p>
          </table:table-cell>
          <table:table-cell table:number-columns-repeated="1022"/>
        </table:table-row>
        <table:table-row table:style-name="ro1">
          <table:table-cell table:style-name="ce4" office:value-type="float" office:value="78900" calcext:value-type="float">
            <text:p>78900</text:p>
          </table:table-cell>
          <table:table-cell table:style-name="ce4" office:value-type="float" office:value="0.0187183022499084" calcext:value-type="float">
            <text:p>0.0187183022</text:p>
          </table:table-cell>
          <table:table-cell table:number-columns-repeated="1022"/>
        </table:table-row>
        <table:table-row table:style-name="ro1">
          <table:table-cell table:style-name="ce4" office:value-type="float" office:value="79000" calcext:value-type="float">
            <text:p>79000</text:p>
          </table:table-cell>
          <table:table-cell table:style-name="ce4" office:value-type="float" office:value="0.0214902982115745" calcext:value-type="float">
            <text:p>0.0214902982</text:p>
          </table:table-cell>
          <table:table-cell table:number-columns-repeated="1022"/>
        </table:table-row>
        <table:table-row table:style-name="ro1">
          <table:table-cell table:style-name="ce4" office:value-type="float" office:value="79100" calcext:value-type="float">
            <text:p>79100</text:p>
          </table:table-cell>
          <table:table-cell table:style-name="ce4" office:value-type="float" office:value="0.0184565503150224" calcext:value-type="float">
            <text:p>0.0184565503</text:p>
          </table:table-cell>
          <table:table-cell table:number-columns-repeated="1022"/>
        </table:table-row>
        <table:table-row table:style-name="ro1">
          <table:table-cell table:style-name="ce4" office:value-type="float" office:value="79200" calcext:value-type="float">
            <text:p>79200</text:p>
          </table:table-cell>
          <table:table-cell table:style-name="ce4" office:value-type="float" office:value="0.025937670841813" calcext:value-type="float">
            <text:p>0.0259376708</text:p>
          </table:table-cell>
          <table:table-cell table:number-columns-repeated="1022"/>
        </table:table-row>
        <table:table-row table:style-name="ro1">
          <table:table-cell table:style-name="ce4" office:value-type="float" office:value="79300" calcext:value-type="float">
            <text:p>79300</text:p>
          </table:table-cell>
          <table:table-cell table:style-name="ce4" office:value-type="float" office:value="0.0197425577789545" calcext:value-type="float">
            <text:p>0.0197425578</text:p>
          </table:table-cell>
          <table:table-cell table:number-columns-repeated="1022"/>
        </table:table-row>
        <table:table-row table:style-name="ro1">
          <table:table-cell table:style-name="ce4" office:value-type="float" office:value="79400" calcext:value-type="float">
            <text:p>79400</text:p>
          </table:table-cell>
          <table:table-cell table:style-name="ce4" office:value-type="float" office:value="0.0244733039289712" calcext:value-type="float">
            <text:p>0.0244733039</text:p>
          </table:table-cell>
          <table:table-cell table:number-columns-repeated="1022"/>
        </table:table-row>
        <table:table-row table:style-name="ro1">
          <table:table-cell table:style-name="ce4" office:value-type="float" office:value="79500" calcext:value-type="float">
            <text:p>79500</text:p>
          </table:table-cell>
          <table:table-cell table:style-name="ce4" office:value-type="float" office:value="0.0168073084205389" calcext:value-type="float">
            <text:p>0.0168073084</text:p>
          </table:table-cell>
          <table:table-cell table:number-columns-repeated="1022"/>
        </table:table-row>
        <table:table-row table:style-name="ro1">
          <table:table-cell table:style-name="ce4" office:value-type="float" office:value="79600" calcext:value-type="float">
            <text:p>79600</text:p>
          </table:table-cell>
          <table:table-cell table:style-name="ce4" office:value-type="float" office:value="0.0192272327840328" calcext:value-type="float">
            <text:p>0.0192272328</text:p>
          </table:table-cell>
          <table:table-cell table:number-columns-repeated="1022"/>
        </table:table-row>
        <table:table-row table:style-name="ro1">
          <table:table-cell table:style-name="ce4" office:value-type="float" office:value="79700" calcext:value-type="float">
            <text:p>79700</text:p>
          </table:table-cell>
          <table:table-cell table:style-name="ce4" office:value-type="float" office:value="0.0182692557573318" calcext:value-type="float">
            <text:p>0.0182692558</text:p>
          </table:table-cell>
          <table:table-cell table:number-columns-repeated="1022"/>
        </table:table-row>
        <table:table-row table:style-name="ro1">
          <table:table-cell table:style-name="ce4" office:value-type="float" office:value="79800" calcext:value-type="float">
            <text:p>79800</text:p>
          </table:table-cell>
          <table:table-cell table:style-name="ce4" office:value-type="float" office:value="0.0174934342503547" calcext:value-type="float">
            <text:p>0.0174934343</text:p>
          </table:table-cell>
          <table:table-cell table:number-columns-repeated="1022"/>
        </table:table-row>
        <table:table-row table:style-name="ro1">
          <table:table-cell table:style-name="ce4" office:value-type="float" office:value="79900" calcext:value-type="float">
            <text:p>79900</text:p>
          </table:table-cell>
          <table:table-cell table:style-name="ce4" office:value-type="float" office:value="0.0232684481889009" calcext:value-type="float">
            <text:p>0.0232684482</text:p>
          </table:table-cell>
          <table:table-cell table:number-columns-repeated="1022"/>
        </table:table-row>
        <table:table-row table:style-name="ro1">
          <table:table-cell table:style-name="ce4" office:value-type="float" office:value="80000" calcext:value-type="float">
            <text:p>80000</text:p>
          </table:table-cell>
          <table:table-cell table:style-name="ce4" office:value-type="float" office:value="0.0228461306542158" calcext:value-type="float">
            <text:p>0.0228461307</text:p>
          </table:table-cell>
          <table:table-cell table:number-columns-repeated="1022"/>
        </table:table-row>
        <table:table-row table:style-name="ro1">
          <table:table-cell table:style-name="ce4" office:value-type="float" office:value="80100" calcext:value-type="float">
            <text:p>80100</text:p>
          </table:table-cell>
          <table:table-cell table:style-name="ce4" office:value-type="float" office:value="0.0241103768348693" calcext:value-type="float">
            <text:p>0.0241103768</text:p>
          </table:table-cell>
          <table:table-cell table:number-columns-repeated="1022"/>
        </table:table-row>
        <table:table-row table:style-name="ro1">
          <table:table-cell table:style-name="ce4" office:value-type="float" office:value="80200" calcext:value-type="float">
            <text:p>80200</text:p>
          </table:table-cell>
          <table:table-cell table:style-name="ce4" office:value-type="float" office:value="0.0182724464684724" calcext:value-type="float">
            <text:p>0.0182724465</text:p>
          </table:table-cell>
          <table:table-cell table:number-columns-repeated="1022"/>
        </table:table-row>
        <table:table-row table:style-name="ro1">
          <table:table-cell table:style-name="ce4" office:value-type="float" office:value="80300" calcext:value-type="float">
            <text:p>80300</text:p>
          </table:table-cell>
          <table:table-cell table:style-name="ce4" office:value-type="float" office:value="0.0244686435908079" calcext:value-type="float">
            <text:p>0.0244686436</text:p>
          </table:table-cell>
          <table:table-cell table:number-columns-repeated="1022"/>
        </table:table-row>
        <table:table-row table:style-name="ro1">
          <table:table-cell table:style-name="ce4" office:value-type="float" office:value="80400" calcext:value-type="float">
            <text:p>80400</text:p>
          </table:table-cell>
          <table:table-cell table:style-name="ce4" office:value-type="float" office:value="0.0224291589111089" calcext:value-type="float">
            <text:p>0.0224291589</text:p>
          </table:table-cell>
          <table:table-cell table:number-columns-repeated="1022"/>
        </table:table-row>
        <table:table-row table:style-name="ro1">
          <table:table-cell table:style-name="ce4" office:value-type="float" office:value="80500" calcext:value-type="float">
            <text:p>80500</text:p>
          </table:table-cell>
          <table:table-cell table:style-name="ce4" office:value-type="float" office:value="0.0164584293961524" calcext:value-type="float">
            <text:p>0.0164584294</text:p>
          </table:table-cell>
          <table:table-cell table:number-columns-repeated="1022"/>
        </table:table-row>
        <table:table-row table:style-name="ro1">
          <table:table-cell table:style-name="ce4" office:value-type="float" office:value="80600" calcext:value-type="float">
            <text:p>80600</text:p>
          </table:table-cell>
          <table:table-cell table:style-name="ce4" office:value-type="float" office:value="0.0221455879509449" calcext:value-type="float">
            <text:p>0.022145588</text:p>
          </table:table-cell>
          <table:table-cell table:number-columns-repeated="1022"/>
        </table:table-row>
        <table:table-row table:style-name="ro1">
          <table:table-cell table:style-name="ce4" office:value-type="float" office:value="80700" calcext:value-type="float">
            <text:p>80700</text:p>
          </table:table-cell>
          <table:table-cell table:style-name="ce4" office:value-type="float" office:value="0.020470131188631" calcext:value-type="float">
            <text:p>0.0204701312</text:p>
          </table:table-cell>
          <table:table-cell table:number-columns-repeated="1022"/>
        </table:table-row>
        <table:table-row table:style-name="ro1">
          <table:table-cell table:style-name="ce4" office:value-type="float" office:value="80800" calcext:value-type="float">
            <text:p>80800</text:p>
          </table:table-cell>
          <table:table-cell table:style-name="ce4" office:value-type="float" office:value="0.0189477242529392" calcext:value-type="float">
            <text:p>0.0189477243</text:p>
          </table:table-cell>
          <table:table-cell table:number-columns-repeated="1022"/>
        </table:table-row>
        <table:table-row table:style-name="ro1">
          <table:table-cell table:style-name="ce4" office:value-type="float" office:value="80900" calcext:value-type="float">
            <text:p>80900</text:p>
          </table:table-cell>
          <table:table-cell table:style-name="ce4" office:value-type="float" office:value="0.0196032226085662" calcext:value-type="float">
            <text:p>0.0196032226</text:p>
          </table:table-cell>
          <table:table-cell table:number-columns-repeated="1022"/>
        </table:table-row>
        <table:table-row table:style-name="ro1">
          <table:table-cell table:style-name="ce4" office:value-type="float" office:value="81000" calcext:value-type="float">
            <text:p>81000</text:p>
          </table:table-cell>
          <table:table-cell table:style-name="ce4" office:value-type="float" office:value="0.0242381040006876" calcext:value-type="float">
            <text:p>0.024238104</text:p>
          </table:table-cell>
          <table:table-cell table:number-columns-repeated="1022"/>
        </table:table-row>
        <table:table-row table:style-name="ro1">
          <table:table-cell table:style-name="ce4" office:value-type="float" office:value="81100" calcext:value-type="float">
            <text:p>81100</text:p>
          </table:table-cell>
          <table:table-cell table:style-name="ce4" office:value-type="float" office:value="0.0227583814412355" calcext:value-type="float">
            <text:p>0.0227583814</text:p>
          </table:table-cell>
          <table:table-cell table:number-columns-repeated="1022"/>
        </table:table-row>
        <table:table-row table:style-name="ro1">
          <table:table-cell table:style-name="ce4" office:value-type="float" office:value="81200" calcext:value-type="float">
            <text:p>81200</text:p>
          </table:table-cell>
          <table:table-cell table:style-name="ce4" office:value-type="float" office:value="0.0155544634908437" calcext:value-type="float">
            <text:p>0.0155544635</text:p>
          </table:table-cell>
          <table:table-cell table:number-columns-repeated="1022"/>
        </table:table-row>
        <table:table-row table:style-name="ro1">
          <table:table-cell table:style-name="ce4" office:value-type="float" office:value="81300" calcext:value-type="float">
            <text:p>81300</text:p>
          </table:table-cell>
          <table:table-cell table:style-name="ce4" office:value-type="float" office:value="0.0158068668097257" calcext:value-type="float">
            <text:p>0.0158068668</text:p>
          </table:table-cell>
          <table:table-cell table:number-columns-repeated="1022"/>
        </table:table-row>
        <table:table-row table:style-name="ro1">
          <table:table-cell table:style-name="ce4" office:value-type="float" office:value="81400" calcext:value-type="float">
            <text:p>81400</text:p>
          </table:table-cell>
          <table:table-cell table:style-name="ce4" office:value-type="float" office:value="0.0238983053714036" calcext:value-type="float">
            <text:p>0.0238983054</text:p>
          </table:table-cell>
          <table:table-cell table:number-columns-repeated="1022"/>
        </table:table-row>
        <table:table-row table:style-name="ro1">
          <table:table-cell table:style-name="ce4" office:value-type="float" office:value="81500" calcext:value-type="float">
            <text:p>81500</text:p>
          </table:table-cell>
          <table:table-cell table:style-name="ce4" office:value-type="float" office:value="0.0152212735265493" calcext:value-type="float">
            <text:p>0.0152212735</text:p>
          </table:table-cell>
          <table:table-cell table:number-columns-repeated="1022"/>
        </table:table-row>
        <table:table-row table:style-name="ro1">
          <table:table-cell table:style-name="ce4" office:value-type="float" office:value="81600" calcext:value-type="float">
            <text:p>81600</text:p>
          </table:table-cell>
          <table:table-cell table:style-name="ce4" office:value-type="float" office:value="0.0202667824923992" calcext:value-type="float">
            <text:p>0.0202667825</text:p>
          </table:table-cell>
          <table:table-cell table:number-columns-repeated="1022"/>
        </table:table-row>
        <table:table-row table:style-name="ro1">
          <table:table-cell table:style-name="ce4" office:value-type="float" office:value="81700" calcext:value-type="float">
            <text:p>81700</text:p>
          </table:table-cell>
          <table:table-cell table:style-name="ce4" office:value-type="float" office:value="0.0241919718682765" calcext:value-type="float">
            <text:p>0.0241919719</text:p>
          </table:table-cell>
          <table:table-cell table:number-columns-repeated="1022"/>
        </table:table-row>
        <table:table-row table:style-name="ro1">
          <table:table-cell table:style-name="ce4" office:value-type="float" office:value="81800" calcext:value-type="float">
            <text:p>81800</text:p>
          </table:table-cell>
          <table:table-cell table:style-name="ce4" office:value-type="float" office:value="0.0170207880437374" calcext:value-type="float">
            <text:p>0.017020788</text:p>
          </table:table-cell>
          <table:table-cell table:number-columns-repeated="1022"/>
        </table:table-row>
        <table:table-row table:style-name="ro1">
          <table:table-cell table:style-name="ce4" office:value-type="float" office:value="81900" calcext:value-type="float">
            <text:p>81900</text:p>
          </table:table-cell>
          <table:table-cell table:style-name="ce4" office:value-type="float" office:value="0.0181495063006877" calcext:value-type="float">
            <text:p>0.0181495063</text:p>
          </table:table-cell>
          <table:table-cell table:number-columns-repeated="1022"/>
        </table:table-row>
        <table:table-row table:style-name="ro1">
          <table:table-cell table:style-name="ce4" office:value-type="float" office:value="82000" calcext:value-type="float">
            <text:p>82000</text:p>
          </table:table-cell>
          <table:table-cell table:style-name="ce4" office:value-type="float" office:value="0.0154751073569059" calcext:value-type="float">
            <text:p>0.0154751074</text:p>
          </table:table-cell>
          <table:table-cell table:number-columns-repeated="1022"/>
        </table:table-row>
        <table:table-row table:style-name="ro1">
          <table:table-cell table:style-name="ce4" office:value-type="float" office:value="82100" calcext:value-type="float">
            <text:p>82100</text:p>
          </table:table-cell>
          <table:table-cell table:style-name="ce4" office:value-type="float" office:value="0.0203976090997457" calcext:value-type="float">
            <text:p>0.0203976091</text:p>
          </table:table-cell>
          <table:table-cell table:number-columns-repeated="1022"/>
        </table:table-row>
        <table:table-row table:style-name="ro1">
          <table:table-cell table:style-name="ce4" office:value-type="float" office:value="82200" calcext:value-type="float">
            <text:p>82200</text:p>
          </table:table-cell>
          <table:table-cell table:style-name="ce4" office:value-type="float" office:value="0.0182424113154411" calcext:value-type="float">
            <text:p>0.0182424113</text:p>
          </table:table-cell>
          <table:table-cell table:number-columns-repeated="1022"/>
        </table:table-row>
        <table:table-row table:style-name="ro1">
          <table:table-cell table:style-name="ce4" office:value-type="float" office:value="82300" calcext:value-type="float">
            <text:p>82300</text:p>
          </table:table-cell>
          <table:table-cell table:style-name="ce4" office:value-type="float" office:value="0.0198958925902843" calcext:value-type="float">
            <text:p>0.0198958926</text:p>
          </table:table-cell>
          <table:table-cell table:number-columns-repeated="1022"/>
        </table:table-row>
        <table:table-row table:style-name="ro1">
          <table:table-cell table:style-name="ce4" office:value-type="float" office:value="82400" calcext:value-type="float">
            <text:p>82400</text:p>
          </table:table-cell>
          <table:table-cell table:style-name="ce4" office:value-type="float" office:value="0.0173555333167314" calcext:value-type="float">
            <text:p>0.0173555333</text:p>
          </table:table-cell>
          <table:table-cell table:number-columns-repeated="1022"/>
        </table:table-row>
        <table:table-row table:style-name="ro1">
          <table:table-cell table:style-name="ce4" office:value-type="float" office:value="82500" calcext:value-type="float">
            <text:p>82500</text:p>
          </table:table-cell>
          <table:table-cell table:style-name="ce4" office:value-type="float" office:value="0.0199708528816699" calcext:value-type="float">
            <text:p>0.0199708529</text:p>
          </table:table-cell>
          <table:table-cell table:number-columns-repeated="1022"/>
        </table:table-row>
        <table:table-row table:style-name="ro1">
          <table:table-cell table:style-name="ce4" office:value-type="float" office:value="82600" calcext:value-type="float">
            <text:p>82600</text:p>
          </table:table-cell>
          <table:table-cell table:style-name="ce4" office:value-type="float" office:value="0.0169998463243246" calcext:value-type="float">
            <text:p>0.0169998463</text:p>
          </table:table-cell>
          <table:table-cell table:number-columns-repeated="1022"/>
        </table:table-row>
        <table:table-row table:style-name="ro1">
          <table:table-cell table:style-name="ce4" office:value-type="float" office:value="82700" calcext:value-type="float">
            <text:p>82700</text:p>
          </table:table-cell>
          <table:table-cell table:style-name="ce4" office:value-type="float" office:value="0.0188819784671068" calcext:value-type="float">
            <text:p>0.0188819785</text:p>
          </table:table-cell>
          <table:table-cell table:number-columns-repeated="1022"/>
        </table:table-row>
        <table:table-row table:style-name="ro1">
          <table:table-cell table:style-name="ce4" office:value-type="float" office:value="82800" calcext:value-type="float">
            <text:p>82800</text:p>
          </table:table-cell>
          <table:table-cell table:style-name="ce4" office:value-type="float" office:value="0.0206369198858737" calcext:value-type="float">
            <text:p>0.0206369199</text:p>
          </table:table-cell>
          <table:table-cell table:number-columns-repeated="1022"/>
        </table:table-row>
        <table:table-row table:style-name="ro1">
          <table:table-cell table:style-name="ce4" office:value-type="float" office:value="82900" calcext:value-type="float">
            <text:p>82900</text:p>
          </table:table-cell>
          <table:table-cell table:style-name="ce4" office:value-type="float" office:value="0.015092484652996" calcext:value-type="float">
            <text:p>0.0150924847</text:p>
          </table:table-cell>
          <table:table-cell table:number-columns-repeated="1022"/>
        </table:table-row>
        <table:table-row table:style-name="ro1">
          <table:table-cell table:style-name="ce4" office:value-type="float" office:value="83000" calcext:value-type="float">
            <text:p>83000</text:p>
          </table:table-cell>
          <table:table-cell table:style-name="ce4" office:value-type="float" office:value="0.0192691143602132" calcext:value-type="float">
            <text:p>0.0192691144</text:p>
          </table:table-cell>
          <table:table-cell table:number-columns-repeated="1022"/>
        </table:table-row>
        <table:table-row table:style-name="ro1">
          <table:table-cell table:style-name="ce4" office:value-type="float" office:value="83100" calcext:value-type="float">
            <text:p>83100</text:p>
          </table:table-cell>
          <table:table-cell table:style-name="ce4" office:value-type="float" office:value="0.0199015326797962" calcext:value-type="float">
            <text:p>0.0199015327</text:p>
          </table:table-cell>
          <table:table-cell table:number-columns-repeated="1022"/>
        </table:table-row>
        <table:table-row table:style-name="ro1">
          <table:table-cell table:style-name="ce4" office:value-type="float" office:value="83200" calcext:value-type="float">
            <text:p>83200</text:p>
          </table:table-cell>
          <table:table-cell table:style-name="ce4" office:value-type="float" office:value="0.017580484971404" calcext:value-type="float">
            <text:p>0.017580485</text:p>
          </table:table-cell>
          <table:table-cell table:number-columns-repeated="1022"/>
        </table:table-row>
        <table:table-row table:style-name="ro1">
          <table:table-cell table:style-name="ce4" office:value-type="float" office:value="83300" calcext:value-type="float">
            <text:p>83300</text:p>
          </table:table-cell>
          <table:table-cell table:style-name="ce4" office:value-type="float" office:value="0.0220734253525733" calcext:value-type="float">
            <text:p>0.0220734254</text:p>
          </table:table-cell>
          <table:table-cell table:number-columns-repeated="1022"/>
        </table:table-row>
        <table:table-row table:style-name="ro1">
          <table:table-cell table:style-name="ce4" office:value-type="float" office:value="83400" calcext:value-type="float">
            <text:p>83400</text:p>
          </table:table-cell>
          <table:table-cell table:style-name="ce4" office:value-type="float" office:value="0.0143503416329622" calcext:value-type="float">
            <text:p>0.0143503416</text:p>
          </table:table-cell>
          <table:table-cell table:number-columns-repeated="1022"/>
        </table:table-row>
        <table:table-row table:style-name="ro1">
          <table:table-cell table:style-name="ce4" office:value-type="float" office:value="83500" calcext:value-type="float">
            <text:p>83500</text:p>
          </table:table-cell>
          <table:table-cell table:style-name="ce4" office:value-type="float" office:value="0.0204399209469556" calcext:value-type="float">
            <text:p>0.0204399209</text:p>
          </table:table-cell>
          <table:table-cell table:number-columns-repeated="1022"/>
        </table:table-row>
        <table:table-row table:style-name="ro1">
          <table:table-cell table:style-name="ce4" office:value-type="float" office:value="83600" calcext:value-type="float">
            <text:p>83600</text:p>
          </table:table-cell>
          <table:table-cell table:style-name="ce4" office:value-type="float" office:value="0.018175721168518" calcext:value-type="float">
            <text:p>0.0181757212</text:p>
          </table:table-cell>
          <table:table-cell table:number-columns-repeated="1022"/>
        </table:table-row>
        <table:table-row table:style-name="ro1">
          <table:table-cell table:style-name="ce4" office:value-type="float" office:value="83700" calcext:value-type="float">
            <text:p>83700</text:p>
          </table:table-cell>
          <table:table-cell table:style-name="ce4" office:value-type="float" office:value="0.0540464520454406" calcext:value-type="float">
            <text:p>0.054046452</text:p>
          </table:table-cell>
          <table:table-cell table:number-columns-repeated="1022"/>
        </table:table-row>
        <table:table-row table:style-name="ro1">
          <table:table-cell table:style-name="ce4" office:value-type="float" office:value="83800" calcext:value-type="float">
            <text:p>83800</text:p>
          </table:table-cell>
          <table:table-cell table:style-name="ce4" office:value-type="float" office:value="0.0190807785838842" calcext:value-type="float">
            <text:p>0.0190807786</text:p>
          </table:table-cell>
          <table:table-cell table:number-columns-repeated="1022"/>
        </table:table-row>
        <table:table-row table:style-name="ro1">
          <table:table-cell table:style-name="ce4" office:value-type="float" office:value="83900" calcext:value-type="float">
            <text:p>83900</text:p>
          </table:table-cell>
          <table:table-cell table:style-name="ce4" office:value-type="float" office:value="0.0217476356774568" calcext:value-type="float">
            <text:p>0.0217476357</text:p>
          </table:table-cell>
          <table:table-cell table:number-columns-repeated="1022"/>
        </table:table-row>
        <table:table-row table:style-name="ro1">
          <table:table-cell table:style-name="ce4" office:value-type="float" office:value="84000" calcext:value-type="float">
            <text:p>84000</text:p>
          </table:table-cell>
          <table:table-cell table:style-name="ce4" office:value-type="float" office:value="0.0245782397687435" calcext:value-type="float">
            <text:p>0.0245782398</text:p>
          </table:table-cell>
          <table:table-cell table:number-columns-repeated="1022"/>
        </table:table-row>
        <table:table-row table:style-name="ro1">
          <table:table-cell table:style-name="ce4" office:value-type="float" office:value="84100" calcext:value-type="float">
            <text:p>84100</text:p>
          </table:table-cell>
          <table:table-cell table:style-name="ce4" office:value-type="float" office:value="0.0186932999640703" calcext:value-type="float">
            <text:p>0.0186933</text:p>
          </table:table-cell>
          <table:table-cell table:number-columns-repeated="1022"/>
        </table:table-row>
        <table:table-row table:style-name="ro1">
          <table:table-cell table:style-name="ce4" office:value-type="float" office:value="84200" calcext:value-type="float">
            <text:p>84200</text:p>
          </table:table-cell>
          <table:table-cell table:style-name="ce4" office:value-type="float" office:value="0.0168658792972564" calcext:value-type="float">
            <text:p>0.0168658793</text:p>
          </table:table-cell>
          <table:table-cell table:number-columns-repeated="1022"/>
        </table:table-row>
        <table:table-row table:style-name="ro1">
          <table:table-cell table:style-name="ce4" office:value-type="float" office:value="84300" calcext:value-type="float">
            <text:p>84300</text:p>
          </table:table-cell>
          <table:table-cell table:style-name="ce4" office:value-type="float" office:value="0.0211586225777864" calcext:value-type="float">
            <text:p>0.0211586226</text:p>
          </table:table-cell>
          <table:table-cell table:number-columns-repeated="1022"/>
        </table:table-row>
        <table:table-row table:style-name="ro1">
          <table:table-cell table:style-name="ce4" office:value-type="float" office:value="84400" calcext:value-type="float">
            <text:p>84400</text:p>
          </table:table-cell>
          <table:table-cell table:style-name="ce4" office:value-type="float" office:value="0.0162141732871532" calcext:value-type="float">
            <text:p>0.0162141733</text:p>
          </table:table-cell>
          <table:table-cell table:number-columns-repeated="1022"/>
        </table:table-row>
        <table:table-row table:style-name="ro1">
          <table:table-cell table:style-name="ce4" office:value-type="float" office:value="84500" calcext:value-type="float">
            <text:p>84500</text:p>
          </table:table-cell>
          <table:table-cell table:style-name="ce4" office:value-type="float" office:value="0.0294156447052955" calcext:value-type="float">
            <text:p>0.0294156447</text:p>
          </table:table-cell>
          <table:table-cell table:number-columns-repeated="1022"/>
        </table:table-row>
        <table:table-row table:style-name="ro1">
          <table:table-cell table:style-name="ce4" office:value-type="float" office:value="84600" calcext:value-type="float">
            <text:p>84600</text:p>
          </table:table-cell>
          <table:table-cell table:style-name="ce4" office:value-type="float" office:value="0.0210821293294429" calcext:value-type="float">
            <text:p>0.0210821293</text:p>
          </table:table-cell>
          <table:table-cell table:number-columns-repeated="1022"/>
        </table:table-row>
        <table:table-row table:style-name="ro1">
          <table:table-cell table:style-name="ce4" office:value-type="float" office:value="84700" calcext:value-type="float">
            <text:p>84700</text:p>
          </table:table-cell>
          <table:table-cell table:style-name="ce4" office:value-type="float" office:value="0.0217434205114841" calcext:value-type="float">
            <text:p>0.0217434205</text:p>
          </table:table-cell>
          <table:table-cell table:number-columns-repeated="1022"/>
        </table:table-row>
        <table:table-row table:style-name="ro1">
          <table:table-cell table:style-name="ce4" office:value-type="float" office:value="84800" calcext:value-type="float">
            <text:p>84800</text:p>
          </table:table-cell>
          <table:table-cell table:style-name="ce4" office:value-type="float" office:value="0.0220472142100334" calcext:value-type="float">
            <text:p>0.0220472142</text:p>
          </table:table-cell>
          <table:table-cell table:number-columns-repeated="1022"/>
        </table:table-row>
        <table:table-row table:style-name="ro1">
          <table:table-cell table:style-name="ce4" office:value-type="float" office:value="84900" calcext:value-type="float">
            <text:p>84900</text:p>
          </table:table-cell>
          <table:table-cell table:style-name="ce4" office:value-type="float" office:value="0.0155191030353307" calcext:value-type="float">
            <text:p>0.015519103</text:p>
          </table:table-cell>
          <table:table-cell table:number-columns-repeated="1022"/>
        </table:table-row>
        <table:table-row table:style-name="ro1">
          <table:table-cell table:style-name="ce4" office:value-type="float" office:value="85000" calcext:value-type="float">
            <text:p>85000</text:p>
          </table:table-cell>
          <table:table-cell table:style-name="ce4" office:value-type="float" office:value="0.0161609649658203" calcext:value-type="float">
            <text:p>0.016160965</text:p>
          </table:table-cell>
          <table:table-cell table:number-columns-repeated="1022"/>
        </table:table-row>
        <table:table-row table:style-name="ro1">
          <table:table-cell table:style-name="ce4" office:value-type="float" office:value="85100" calcext:value-type="float">
            <text:p>85100</text:p>
          </table:table-cell>
          <table:table-cell table:style-name="ce4" office:value-type="float" office:value="0.0177462734282016" calcext:value-type="float">
            <text:p>0.0177462734</text:p>
          </table:table-cell>
          <table:table-cell table:number-columns-repeated="1022"/>
        </table:table-row>
        <table:table-row table:style-name="ro1">
          <table:table-cell table:style-name="ce4" office:value-type="float" office:value="85200" calcext:value-type="float">
            <text:p>85200</text:p>
          </table:table-cell>
          <table:table-cell table:style-name="ce4" office:value-type="float" office:value="0.0224649030715227" calcext:value-type="float">
            <text:p>0.0224649031</text:p>
          </table:table-cell>
          <table:table-cell table:number-columns-repeated="1022"/>
        </table:table-row>
        <table:table-row table:style-name="ro1">
          <table:table-cell table:style-name="ce4" office:value-type="float" office:value="85300" calcext:value-type="float">
            <text:p>85300</text:p>
          </table:table-cell>
          <table:table-cell table:style-name="ce4" office:value-type="float" office:value="0.0200649946928024" calcext:value-type="float">
            <text:p>0.0200649947</text:p>
          </table:table-cell>
          <table:table-cell table:number-columns-repeated="1022"/>
        </table:table-row>
        <table:table-row table:style-name="ro1">
          <table:table-cell table:style-name="ce4" office:value-type="float" office:value="85400" calcext:value-type="float">
            <text:p>85400</text:p>
          </table:table-cell>
          <table:table-cell table:style-name="ce4" office:value-type="float" office:value="0.0199973918497562" calcext:value-type="float">
            <text:p>0.0199973918</text:p>
          </table:table-cell>
          <table:table-cell table:number-columns-repeated="1022"/>
        </table:table-row>
        <table:table-row table:style-name="ro1">
          <table:table-cell table:style-name="ce4" office:value-type="float" office:value="85500" calcext:value-type="float">
            <text:p>85500</text:p>
          </table:table-cell>
          <table:table-cell table:style-name="ce4" office:value-type="float" office:value="0.0177554301917552" calcext:value-type="float">
            <text:p>0.0177554302</text:p>
          </table:table-cell>
          <table:table-cell table:number-columns-repeated="1022"/>
        </table:table-row>
        <table:table-row table:style-name="ro1">
          <table:table-cell table:style-name="ce4" office:value-type="float" office:value="85600" calcext:value-type="float">
            <text:p>85600</text:p>
          </table:table-cell>
          <table:table-cell table:style-name="ce4" office:value-type="float" office:value="0.0183190684765577" calcext:value-type="float">
            <text:p>0.0183190685</text:p>
          </table:table-cell>
          <table:table-cell table:number-columns-repeated="1022"/>
        </table:table-row>
        <table:table-row table:style-name="ro1">
          <table:table-cell table:style-name="ce4" office:value-type="float" office:value="85700" calcext:value-type="float">
            <text:p>85700</text:p>
          </table:table-cell>
          <table:table-cell table:style-name="ce4" office:value-type="float" office:value="0.0185213461518287" calcext:value-type="float">
            <text:p>0.0185213462</text:p>
          </table:table-cell>
          <table:table-cell table:number-columns-repeated="1022"/>
        </table:table-row>
        <table:table-row table:style-name="ro1">
          <table:table-cell table:style-name="ce4" office:value-type="float" office:value="85800" calcext:value-type="float">
            <text:p>85800</text:p>
          </table:table-cell>
          <table:table-cell table:style-name="ce4" office:value-type="float" office:value="0.0214157458394765" calcext:value-type="float">
            <text:p>0.0214157458</text:p>
          </table:table-cell>
          <table:table-cell table:number-columns-repeated="1022"/>
        </table:table-row>
        <table:table-row table:style-name="ro1">
          <table:table-cell table:style-name="ce4" office:value-type="float" office:value="85900" calcext:value-type="float">
            <text:p>85900</text:p>
          </table:table-cell>
          <table:table-cell table:style-name="ce4" office:value-type="float" office:value="0.0209227427840232" calcext:value-type="float">
            <text:p>0.0209227428</text:p>
          </table:table-cell>
          <table:table-cell table:number-columns-repeated="1022"/>
        </table:table-row>
        <table:table-row table:style-name="ro1">
          <table:table-cell table:style-name="ce4" office:value-type="float" office:value="86000" calcext:value-type="float">
            <text:p>86000</text:p>
          </table:table-cell>
          <table:table-cell table:style-name="ce4" office:value-type="float" office:value="0.017982579767704" calcext:value-type="float">
            <text:p>0.0179825798</text:p>
          </table:table-cell>
          <table:table-cell table:number-columns-repeated="1022"/>
        </table:table-row>
        <table:table-row table:style-name="ro1">
          <table:table-cell table:style-name="ce4" office:value-type="float" office:value="86100" calcext:value-type="float">
            <text:p>86100</text:p>
          </table:table-cell>
          <table:table-cell table:style-name="ce4" office:value-type="float" office:value="0.0210369266569614" calcext:value-type="float">
            <text:p>0.0210369267</text:p>
          </table:table-cell>
          <table:table-cell table:number-columns-repeated="1022"/>
        </table:table-row>
        <table:table-row table:style-name="ro1">
          <table:table-cell table:style-name="ce4" office:value-type="float" office:value="86200" calcext:value-type="float">
            <text:p>86200</text:p>
          </table:table-cell>
          <table:table-cell table:style-name="ce4" office:value-type="float" office:value="0.0243994332849979" calcext:value-type="float">
            <text:p>0.0243994333</text:p>
          </table:table-cell>
          <table:table-cell table:number-columns-repeated="1022"/>
        </table:table-row>
        <table:table-row table:style-name="ro1">
          <table:table-cell table:style-name="ce4" office:value-type="float" office:value="86300" calcext:value-type="float">
            <text:p>86300</text:p>
          </table:table-cell>
          <table:table-cell table:style-name="ce4" office:value-type="float" office:value="0.0168845355510711" calcext:value-type="float">
            <text:p>0.0168845356</text:p>
          </table:table-cell>
          <table:table-cell table:number-columns-repeated="1022"/>
        </table:table-row>
        <table:table-row table:style-name="ro1">
          <table:table-cell table:style-name="ce4" office:value-type="float" office:value="86400" calcext:value-type="float">
            <text:p>86400</text:p>
          </table:table-cell>
          <table:table-cell table:style-name="ce4" office:value-type="float" office:value="0.0133161609992384" calcext:value-type="float">
            <text:p>0.013316161</text:p>
          </table:table-cell>
          <table:table-cell table:number-columns-repeated="1022"/>
        </table:table-row>
        <table:table-row table:style-name="ro1">
          <table:table-cell table:style-name="ce4" office:value-type="float" office:value="86500" calcext:value-type="float">
            <text:p>86500</text:p>
          </table:table-cell>
          <table:table-cell table:style-name="ce4" office:value-type="float" office:value="0.0170938242226839" calcext:value-type="float">
            <text:p>0.0170938242</text:p>
          </table:table-cell>
          <table:table-cell table:number-columns-repeated="1022"/>
        </table:table-row>
        <table:table-row table:style-name="ro1">
          <table:table-cell table:style-name="ce4" office:value-type="float" office:value="86600" calcext:value-type="float">
            <text:p>86600</text:p>
          </table:table-cell>
          <table:table-cell table:style-name="ce4" office:value-type="float" office:value="0.0243253801017999" calcext:value-type="float">
            <text:p>0.0243253801</text:p>
          </table:table-cell>
          <table:table-cell table:number-columns-repeated="1022"/>
        </table:table-row>
        <table:table-row table:style-name="ro1">
          <table:table-cell table:style-name="ce4" office:value-type="float" office:value="86700" calcext:value-type="float">
            <text:p>86700</text:p>
          </table:table-cell>
          <table:table-cell table:style-name="ce4" office:value-type="float" office:value="0.0196134839206933" calcext:value-type="float">
            <text:p>0.0196134839</text:p>
          </table:table-cell>
          <table:table-cell table:number-columns-repeated="1022"/>
        </table:table-row>
        <table:table-row table:style-name="ro1">
          <table:table-cell table:style-name="ce4" office:value-type="float" office:value="86800" calcext:value-type="float">
            <text:p>86800</text:p>
          </table:table-cell>
          <table:table-cell table:style-name="ce4" office:value-type="float" office:value="0.0197154842317104" calcext:value-type="float">
            <text:p>0.0197154842</text:p>
          </table:table-cell>
          <table:table-cell table:number-columns-repeated="1022"/>
        </table:table-row>
        <table:table-row table:style-name="ro1">
          <table:table-cell table:style-name="ce4" office:value-type="float" office:value="86900" calcext:value-type="float">
            <text:p>86900</text:p>
          </table:table-cell>
          <table:table-cell table:style-name="ce4" office:value-type="float" office:value="0.0270998701453208" calcext:value-type="float">
            <text:p>0.0270998701</text:p>
          </table:table-cell>
          <table:table-cell table:number-columns-repeated="1022"/>
        </table:table-row>
        <table:table-row table:style-name="ro1">
          <table:table-cell table:style-name="ce4" office:value-type="float" office:value="87000" calcext:value-type="float">
            <text:p>87000</text:p>
          </table:table-cell>
          <table:table-cell table:style-name="ce4" office:value-type="float" office:value="0.0202946718782186" calcext:value-type="float">
            <text:p>0.0202946719</text:p>
          </table:table-cell>
          <table:table-cell table:number-columns-repeated="1022"/>
        </table:table-row>
        <table:table-row table:style-name="ro1">
          <table:table-cell table:style-name="ce4" office:value-type="float" office:value="87100" calcext:value-type="float">
            <text:p>87100</text:p>
          </table:table-cell>
          <table:table-cell table:style-name="ce4" office:value-type="float" office:value="0.0188000686466693" calcext:value-type="float">
            <text:p>0.0188000686</text:p>
          </table:table-cell>
          <table:table-cell table:number-columns-repeated="1022"/>
        </table:table-row>
        <table:table-row table:style-name="ro1">
          <table:table-cell table:style-name="ce4" office:value-type="float" office:value="87200" calcext:value-type="float">
            <text:p>87200</text:p>
          </table:table-cell>
          <table:table-cell table:style-name="ce4" office:value-type="float" office:value="0.0223992280662059" calcext:value-type="float">
            <text:p>0.0223992281</text:p>
          </table:table-cell>
          <table:table-cell table:number-columns-repeated="1022"/>
        </table:table-row>
        <table:table-row table:style-name="ro1">
          <table:table-cell table:style-name="ce4" office:value-type="float" office:value="87300" calcext:value-type="float">
            <text:p>87300</text:p>
          </table:table-cell>
          <table:table-cell table:style-name="ce4" office:value-type="float" office:value="0.0203074961900711" calcext:value-type="float">
            <text:p>0.0203074962</text:p>
          </table:table-cell>
          <table:table-cell table:number-columns-repeated="1022"/>
        </table:table-row>
        <table:table-row table:style-name="ro1">
          <table:table-cell table:style-name="ce4" office:value-type="float" office:value="87400" calcext:value-type="float">
            <text:p>87400</text:p>
          </table:table-cell>
          <table:table-cell table:style-name="ce4" office:value-type="float" office:value="0.0189789179712533" calcext:value-type="float">
            <text:p>0.018978918</text:p>
          </table:table-cell>
          <table:table-cell table:number-columns-repeated="1022"/>
        </table:table-row>
        <table:table-row table:style-name="ro1">
          <table:table-cell table:style-name="ce4" office:value-type="float" office:value="87500" calcext:value-type="float">
            <text:p>87500</text:p>
          </table:table-cell>
          <table:table-cell table:style-name="ce4" office:value-type="float" office:value="0.0257911570370197" calcext:value-type="float">
            <text:p>0.025791157</text:p>
          </table:table-cell>
          <table:table-cell table:number-columns-repeated="1022"/>
        </table:table-row>
        <table:table-row table:style-name="ro1">
          <table:table-cell table:style-name="ce4" office:value-type="float" office:value="87600" calcext:value-type="float">
            <text:p>87600</text:p>
          </table:table-cell>
          <table:table-cell table:style-name="ce4" office:value-type="float" office:value="0.0149668045341968" calcext:value-type="float">
            <text:p>0.0149668045</text:p>
          </table:table-cell>
          <table:table-cell table:number-columns-repeated="1022"/>
        </table:table-row>
        <table:table-row table:style-name="ro1">
          <table:table-cell table:style-name="ce4" office:value-type="float" office:value="87700" calcext:value-type="float">
            <text:p>87700</text:p>
          </table:table-cell>
          <table:table-cell table:style-name="ce4" office:value-type="float" office:value="0.0162968318909406" calcext:value-type="float">
            <text:p>0.0162968319</text:p>
          </table:table-cell>
          <table:table-cell table:number-columns-repeated="1022"/>
        </table:table-row>
        <table:table-row table:style-name="ro1">
          <table:table-cell table:style-name="ce4" office:value-type="float" office:value="87800" calcext:value-type="float">
            <text:p>87800</text:p>
          </table:table-cell>
          <table:table-cell table:style-name="ce4" office:value-type="float" office:value="0.0202412717044353" calcext:value-type="float">
            <text:p>0.0202412717</text:p>
          </table:table-cell>
          <table:table-cell table:number-columns-repeated="1022"/>
        </table:table-row>
        <table:table-row table:style-name="ro1">
          <table:table-cell table:style-name="ce4" office:value-type="float" office:value="87900" calcext:value-type="float">
            <text:p>87900</text:p>
          </table:table-cell>
          <table:table-cell table:style-name="ce4" office:value-type="float" office:value="0.0194180589169263" calcext:value-type="float">
            <text:p>0.0194180589</text:p>
          </table:table-cell>
          <table:table-cell table:number-columns-repeated="1022"/>
        </table:table-row>
        <table:table-row table:style-name="ro1">
          <table:table-cell table:style-name="ce4" office:value-type="float" office:value="88000" calcext:value-type="float">
            <text:p>88000</text:p>
          </table:table-cell>
          <table:table-cell table:style-name="ce4" office:value-type="float" office:value="0.0215002875775098" calcext:value-type="float">
            <text:p>0.0215002876</text:p>
          </table:table-cell>
          <table:table-cell table:number-columns-repeated="1022"/>
        </table:table-row>
        <table:table-row table:style-name="ro1">
          <table:table-cell table:style-name="ce4" office:value-type="float" office:value="88100" calcext:value-type="float">
            <text:p>88100</text:p>
          </table:table-cell>
          <table:table-cell table:style-name="ce4" office:value-type="float" office:value="0.0205270498991012" calcext:value-type="float">
            <text:p>0.0205270499</text:p>
          </table:table-cell>
          <table:table-cell table:number-columns-repeated="1022"/>
        </table:table-row>
        <table:table-row table:style-name="ro1">
          <table:table-cell table:style-name="ce4" office:value-type="float" office:value="88200" calcext:value-type="float">
            <text:p>88200</text:p>
          </table:table-cell>
          <table:table-cell table:style-name="ce4" office:value-type="float" office:value="0.0155147155746817" calcext:value-type="float">
            <text:p>0.0155147156</text:p>
          </table:table-cell>
          <table:table-cell table:number-columns-repeated="1022"/>
        </table:table-row>
        <table:table-row table:style-name="ro1">
          <table:table-cell table:style-name="ce4" office:value-type="float" office:value="88300" calcext:value-type="float">
            <text:p>88300</text:p>
          </table:table-cell>
          <table:table-cell table:style-name="ce4" office:value-type="float" office:value="0.0214346013963222" calcext:value-type="float">
            <text:p>0.0214346014</text:p>
          </table:table-cell>
          <table:table-cell table:number-columns-repeated="1022"/>
        </table:table-row>
        <table:table-row table:style-name="ro1">
          <table:table-cell table:style-name="ce4" office:value-type="float" office:value="88400" calcext:value-type="float">
            <text:p>88400</text:p>
          </table:table-cell>
          <table:table-cell table:style-name="ce4" office:value-type="float" office:value="0.0181760303676128" calcext:value-type="float">
            <text:p>0.0181760304</text:p>
          </table:table-cell>
          <table:table-cell table:number-columns-repeated="1022"/>
        </table:table-row>
        <table:table-row table:style-name="ro1">
          <table:table-cell table:style-name="ce4" office:value-type="float" office:value="88500" calcext:value-type="float">
            <text:p>88500</text:p>
          </table:table-cell>
          <table:table-cell table:style-name="ce4" office:value-type="float" office:value="0.0183241181075572" calcext:value-type="float">
            <text:p>0.0183241181</text:p>
          </table:table-cell>
          <table:table-cell table:number-columns-repeated="1022"/>
        </table:table-row>
        <table:table-row table:style-name="ro1">
          <table:table-cell table:style-name="ce4" office:value-type="float" office:value="88600" calcext:value-type="float">
            <text:p>88600</text:p>
          </table:table-cell>
          <table:table-cell table:style-name="ce4" office:value-type="float" office:value="0.0244807656854391" calcext:value-type="float">
            <text:p>0.0244807657</text:p>
          </table:table-cell>
          <table:table-cell table:number-columns-repeated="1022"/>
        </table:table-row>
        <table:table-row table:style-name="ro1">
          <table:table-cell table:style-name="ce4" office:value-type="float" office:value="88700" calcext:value-type="float">
            <text:p>88700</text:p>
          </table:table-cell>
          <table:table-cell table:style-name="ce4" office:value-type="float" office:value="0.0222202371805906" calcext:value-type="float">
            <text:p>0.0222202372</text:p>
          </table:table-cell>
          <table:table-cell table:number-columns-repeated="1022"/>
        </table:table-row>
        <table:table-row table:style-name="ro1">
          <table:table-cell table:style-name="ce4" office:value-type="float" office:value="88800" calcext:value-type="float">
            <text:p>88800</text:p>
          </table:table-cell>
          <table:table-cell table:style-name="ce4" office:value-type="float" office:value="0.018750287592411" calcext:value-type="float">
            <text:p>0.0187502876</text:p>
          </table:table-cell>
          <table:table-cell table:number-columns-repeated="1022"/>
        </table:table-row>
        <table:table-row table:style-name="ro1">
          <table:table-cell table:style-name="ce4" office:value-type="float" office:value="88900" calcext:value-type="float">
            <text:p>88900</text:p>
          </table:table-cell>
          <table:table-cell table:style-name="ce4" office:value-type="float" office:value="0.0167741384357213" calcext:value-type="float">
            <text:p>0.0167741384</text:p>
          </table:table-cell>
          <table:table-cell table:number-columns-repeated="1022"/>
        </table:table-row>
        <table:table-row table:style-name="ro1">
          <table:table-cell table:style-name="ce4" office:value-type="float" office:value="89000" calcext:value-type="float">
            <text:p>89000</text:p>
          </table:table-cell>
          <table:table-cell table:style-name="ce4" office:value-type="float" office:value="0.0168249532580375" calcext:value-type="float">
            <text:p>0.0168249533</text:p>
          </table:table-cell>
          <table:table-cell table:number-columns-repeated="1022"/>
        </table:table-row>
        <table:table-row table:style-name="ro1">
          <table:table-cell table:style-name="ce4" office:value-type="float" office:value="89100" calcext:value-type="float">
            <text:p>89100</text:p>
          </table:table-cell>
          <table:table-cell table:style-name="ce4" office:value-type="float" office:value="0.0165741369128227" calcext:value-type="float">
            <text:p>0.0165741369</text:p>
          </table:table-cell>
          <table:table-cell table:number-columns-repeated="1022"/>
        </table:table-row>
        <table:table-row table:style-name="ro1">
          <table:table-cell table:style-name="ce4" office:value-type="float" office:value="89200" calcext:value-type="float">
            <text:p>89200</text:p>
          </table:table-cell>
          <table:table-cell table:style-name="ce4" office:value-type="float" office:value="0.0165989995002746" calcext:value-type="float">
            <text:p>0.0165989995</text:p>
          </table:table-cell>
          <table:table-cell table:number-columns-repeated="1022"/>
        </table:table-row>
        <table:table-row table:style-name="ro1">
          <table:table-cell table:style-name="ce4" office:value-type="float" office:value="89300" calcext:value-type="float">
            <text:p>89300</text:p>
          </table:table-cell>
          <table:table-cell table:style-name="ce4" office:value-type="float" office:value="0.0145056955516338" calcext:value-type="float">
            <text:p>0.0145056956</text:p>
          </table:table-cell>
          <table:table-cell table:number-columns-repeated="1022"/>
        </table:table-row>
        <table:table-row table:style-name="ro1">
          <table:table-cell table:style-name="ce4" office:value-type="float" office:value="89400" calcext:value-type="float">
            <text:p>89400</text:p>
          </table:table-cell>
          <table:table-cell table:style-name="ce4" office:value-type="float" office:value="0.0204679239541292" calcext:value-type="float">
            <text:p>0.020467924</text:p>
          </table:table-cell>
          <table:table-cell table:number-columns-repeated="1022"/>
        </table:table-row>
        <table:table-row table:style-name="ro1">
          <table:table-cell table:style-name="ce4" office:value-type="float" office:value="89500" calcext:value-type="float">
            <text:p>89500</text:p>
          </table:table-cell>
          <table:table-cell table:style-name="ce4" office:value-type="float" office:value="0.0192476417869329" calcext:value-type="float">
            <text:p>0.0192476418</text:p>
          </table:table-cell>
          <table:table-cell table:number-columns-repeated="1022"/>
        </table:table-row>
        <table:table-row table:style-name="ro1">
          <table:table-cell table:style-name="ce4" office:value-type="float" office:value="89600" calcext:value-type="float">
            <text:p>89600</text:p>
          </table:table-cell>
          <table:table-cell table:style-name="ce4" office:value-type="float" office:value="0.0172701366245746" calcext:value-type="float">
            <text:p>0.0172701366</text:p>
          </table:table-cell>
          <table:table-cell table:number-columns-repeated="1022"/>
        </table:table-row>
        <table:table-row table:style-name="ro1">
          <table:table-cell table:style-name="ce4" office:value-type="float" office:value="89700" calcext:value-type="float">
            <text:p>89700</text:p>
          </table:table-cell>
          <table:table-cell table:style-name="ce4" office:value-type="float" office:value="0.0173652339726686" calcext:value-type="float">
            <text:p>0.017365234</text:p>
          </table:table-cell>
          <table:table-cell table:number-columns-repeated="1022"/>
        </table:table-row>
        <table:table-row table:style-name="ro1">
          <table:table-cell table:style-name="ce4" office:value-type="float" office:value="89800" calcext:value-type="float">
            <text:p>89800</text:p>
          </table:table-cell>
          <table:table-cell table:style-name="ce4" office:value-type="float" office:value="0.0179108344018459" calcext:value-type="float">
            <text:p>0.0179108344</text:p>
          </table:table-cell>
          <table:table-cell table:number-columns-repeated="1022"/>
        </table:table-row>
        <table:table-row table:style-name="ro1">
          <table:table-cell table:style-name="ce4" office:value-type="float" office:value="89900" calcext:value-type="float">
            <text:p>89900</text:p>
          </table:table-cell>
          <table:table-cell table:style-name="ce4" office:value-type="float" office:value="0.0249184314161539" calcext:value-type="float">
            <text:p>0.0249184314</text:p>
          </table:table-cell>
          <table:table-cell table:number-columns-repeated="1022"/>
        </table:table-row>
        <table:table-row table:style-name="ro1">
          <table:table-cell table:style-name="ce4" office:value-type="float" office:value="90000" calcext:value-type="float">
            <text:p>90000</text:p>
          </table:table-cell>
          <table:table-cell table:style-name="ce4" office:value-type="float" office:value="0.0150185627862811" calcext:value-type="float">
            <text:p>0.0150185628</text:p>
          </table:table-cell>
          <table:table-cell table:number-columns-repeated="1022"/>
        </table:table-row>
        <table:table-row table:style-name="ro1">
          <table:table-cell table:style-name="ce4" office:value-type="float" office:value="90100" calcext:value-type="float">
            <text:p>90100</text:p>
          </table:table-cell>
          <table:table-cell table:style-name="ce4" office:value-type="float" office:value="0.0163824018090963" calcext:value-type="float">
            <text:p>0.0163824018</text:p>
          </table:table-cell>
          <table:table-cell table:number-columns-repeated="1022"/>
        </table:table-row>
        <table:table-row table:style-name="ro1">
          <table:table-cell table:style-name="ce4" office:value-type="float" office:value="90200" calcext:value-type="float">
            <text:p>90200</text:p>
          </table:table-cell>
          <table:table-cell table:style-name="ce4" office:value-type="float" office:value="0.0187247600406408" calcext:value-type="float">
            <text:p>0.01872476</text:p>
          </table:table-cell>
          <table:table-cell table:number-columns-repeated="1022"/>
        </table:table-row>
        <table:table-row table:style-name="ro1">
          <table:table-cell table:style-name="ce4" office:value-type="float" office:value="90300" calcext:value-type="float">
            <text:p>90300</text:p>
          </table:table-cell>
          <table:table-cell table:style-name="ce4" office:value-type="float" office:value="0.0182891618460416" calcext:value-type="float">
            <text:p>0.0182891618</text:p>
          </table:table-cell>
          <table:table-cell table:number-columns-repeated="1022"/>
        </table:table-row>
        <table:table-row table:style-name="ro1">
          <table:table-cell table:style-name="ce4" office:value-type="float" office:value="90400" calcext:value-type="float">
            <text:p>90400</text:p>
          </table:table-cell>
          <table:table-cell table:style-name="ce4" office:value-type="float" office:value="0.0196816064417362" calcext:value-type="float">
            <text:p>0.0196816064</text:p>
          </table:table-cell>
          <table:table-cell table:number-columns-repeated="1022"/>
        </table:table-row>
        <table:table-row table:style-name="ro1">
          <table:table-cell table:style-name="ce4" office:value-type="float" office:value="90500" calcext:value-type="float">
            <text:p>90500</text:p>
          </table:table-cell>
          <table:table-cell table:style-name="ce4" office:value-type="float" office:value="0.0143564920872449" calcext:value-type="float">
            <text:p>0.0143564921</text:p>
          </table:table-cell>
          <table:table-cell table:number-columns-repeated="1022"/>
        </table:table-row>
        <table:table-row table:style-name="ro1">
          <table:table-cell table:style-name="ce4" office:value-type="float" office:value="90600" calcext:value-type="float">
            <text:p>90600</text:p>
          </table:table-cell>
          <table:table-cell table:style-name="ce4" office:value-type="float" office:value="0.0189871899783611" calcext:value-type="float">
            <text:p>0.01898719</text:p>
          </table:table-cell>
          <table:table-cell table:number-columns-repeated="1022"/>
        </table:table-row>
        <table:table-row table:style-name="ro1">
          <table:table-cell table:style-name="ce4" office:value-type="float" office:value="90700" calcext:value-type="float">
            <text:p>90700</text:p>
          </table:table-cell>
          <table:table-cell table:style-name="ce4" office:value-type="float" office:value="0.01993821375072" calcext:value-type="float">
            <text:p>0.0199382138</text:p>
          </table:table-cell>
          <table:table-cell table:number-columns-repeated="1022"/>
        </table:table-row>
        <table:table-row table:style-name="ro1">
          <table:table-cell table:style-name="ce4" office:value-type="float" office:value="90800" calcext:value-type="float">
            <text:p>90800</text:p>
          </table:table-cell>
          <table:table-cell table:style-name="ce4" office:value-type="float" office:value="0.0208797883242368" calcext:value-type="float">
            <text:p>0.0208797883</text:p>
          </table:table-cell>
          <table:table-cell table:number-columns-repeated="1022"/>
        </table:table-row>
        <table:table-row table:style-name="ro1">
          <table:table-cell table:style-name="ce4" office:value-type="float" office:value="90900" calcext:value-type="float">
            <text:p>90900</text:p>
          </table:table-cell>
          <table:table-cell table:style-name="ce4" office:value-type="float" office:value="0.0160950738936662" calcext:value-type="float">
            <text:p>0.0160950739</text:p>
          </table:table-cell>
          <table:table-cell table:number-columns-repeated="1022"/>
        </table:table-row>
        <table:table-row table:style-name="ro1">
          <table:table-cell table:style-name="ce4" office:value-type="float" office:value="91000" calcext:value-type="float">
            <text:p>91000</text:p>
          </table:table-cell>
          <table:table-cell table:style-name="ce4" office:value-type="float" office:value="0.0231909193098545" calcext:value-type="float">
            <text:p>0.0231909193</text:p>
          </table:table-cell>
          <table:table-cell table:number-columns-repeated="1022"/>
        </table:table-row>
        <table:table-row table:style-name="ro1">
          <table:table-cell table:style-name="ce4" office:value-type="float" office:value="91100" calcext:value-type="float">
            <text:p>91100</text:p>
          </table:table-cell>
          <table:table-cell table:style-name="ce4" office:value-type="float" office:value="0.0200161281973123" calcext:value-type="float">
            <text:p>0.0200161282</text:p>
          </table:table-cell>
          <table:table-cell table:number-columns-repeated="1022"/>
        </table:table-row>
        <table:table-row table:style-name="ro1">
          <table:table-cell table:style-name="ce4" office:value-type="float" office:value="91200" calcext:value-type="float">
            <text:p>91200</text:p>
          </table:table-cell>
          <table:table-cell table:style-name="ce4" office:value-type="float" office:value="0.0211790949106216" calcext:value-type="float">
            <text:p>0.0211790949</text:p>
          </table:table-cell>
          <table:table-cell table:number-columns-repeated="1022"/>
        </table:table-row>
        <table:table-row table:style-name="ro1">
          <table:table-cell table:style-name="ce4" office:value-type="float" office:value="91300" calcext:value-type="float">
            <text:p>91300</text:p>
          </table:table-cell>
          <table:table-cell table:style-name="ce4" office:value-type="float" office:value="0.0265439711511135" calcext:value-type="float">
            <text:p>0.0265439712</text:p>
          </table:table-cell>
          <table:table-cell table:number-columns-repeated="1022"/>
        </table:table-row>
        <table:table-row table:style-name="ro1">
          <table:table-cell table:style-name="ce4" office:value-type="float" office:value="91400" calcext:value-type="float">
            <text:p>91400</text:p>
          </table:table-cell>
          <table:table-cell table:style-name="ce4" office:value-type="float" office:value="0.0178974792361259" calcext:value-type="float">
            <text:p>0.0178974792</text:p>
          </table:table-cell>
          <table:table-cell table:number-columns-repeated="1022"/>
        </table:table-row>
        <table:table-row table:style-name="ro1">
          <table:table-cell table:style-name="ce4" office:value-type="float" office:value="91500" calcext:value-type="float">
            <text:p>91500</text:p>
          </table:table-cell>
          <table:table-cell table:style-name="ce4" office:value-type="float" office:value="0.0147885810583829" calcext:value-type="float">
            <text:p>0.0147885811</text:p>
          </table:table-cell>
          <table:table-cell table:number-columns-repeated="1022"/>
        </table:table-row>
        <table:table-row table:style-name="ro1">
          <table:table-cell table:style-name="ce4" office:value-type="float" office:value="91600" calcext:value-type="float">
            <text:p>91600</text:p>
          </table:table-cell>
          <table:table-cell table:style-name="ce4" office:value-type="float" office:value="0.0212265588343143" calcext:value-type="float">
            <text:p>0.0212265588</text:p>
          </table:table-cell>
          <table:table-cell table:number-columns-repeated="1022"/>
        </table:table-row>
        <table:table-row table:style-name="ro1">
          <table:table-cell table:style-name="ce4" office:value-type="float" office:value="91700" calcext:value-type="float">
            <text:p>91700</text:p>
          </table:table-cell>
          <table:table-cell table:style-name="ce4" office:value-type="float" office:value="0.0148833356797695" calcext:value-type="float">
            <text:p>0.0148833357</text:p>
          </table:table-cell>
          <table:table-cell table:number-columns-repeated="1022"/>
        </table:table-row>
        <table:table-row table:style-name="ro1">
          <table:table-cell table:style-name="ce4" office:value-type="float" office:value="91800" calcext:value-type="float">
            <text:p>91800</text:p>
          </table:table-cell>
          <table:table-cell table:style-name="ce4" office:value-type="float" office:value="0.018139174208045" calcext:value-type="float">
            <text:p>0.0181391742</text:p>
          </table:table-cell>
          <table:table-cell table:number-columns-repeated="1022"/>
        </table:table-row>
        <table:table-row table:style-name="ro1">
          <table:table-cell table:style-name="ce4" office:value-type="float" office:value="91900" calcext:value-type="float">
            <text:p>91900</text:p>
          </table:table-cell>
          <table:table-cell table:style-name="ce4" office:value-type="float" office:value="0.0137239368632435" calcext:value-type="float">
            <text:p>0.0137239369</text:p>
          </table:table-cell>
          <table:table-cell table:number-columns-repeated="1022"/>
        </table:table-row>
        <table:table-row table:style-name="ro1">
          <table:table-cell table:style-name="ce4" office:value-type="float" office:value="92000" calcext:value-type="float">
            <text:p>92000</text:p>
          </table:table-cell>
          <table:table-cell table:style-name="ce4" office:value-type="float" office:value="0.0180892217904329" calcext:value-type="float">
            <text:p>0.0180892218</text:p>
          </table:table-cell>
          <table:table-cell table:number-columns-repeated="1022"/>
        </table:table-row>
        <table:table-row table:style-name="ro1">
          <table:table-cell table:style-name="ce4" office:value-type="float" office:value="92100" calcext:value-type="float">
            <text:p>92100</text:p>
          </table:table-cell>
          <table:table-cell table:style-name="ce4" office:value-type="float" office:value="0.016509111970663" calcext:value-type="float">
            <text:p>0.016509112</text:p>
          </table:table-cell>
          <table:table-cell table:number-columns-repeated="1022"/>
        </table:table-row>
        <table:table-row table:style-name="ro1">
          <table:table-cell table:style-name="ce4" office:value-type="float" office:value="92200" calcext:value-type="float">
            <text:p>92200</text:p>
          </table:table-cell>
          <table:table-cell table:style-name="ce4" office:value-type="float" office:value="0.014844543300569" calcext:value-type="float">
            <text:p>0.0148445433</text:p>
          </table:table-cell>
          <table:table-cell table:number-columns-repeated="1022"/>
        </table:table-row>
        <table:table-row table:style-name="ro1">
          <table:table-cell table:style-name="ce4" office:value-type="float" office:value="92300" calcext:value-type="float">
            <text:p>92300</text:p>
          </table:table-cell>
          <table:table-cell table:style-name="ce4" office:value-type="float" office:value="0.0160949416458606" calcext:value-type="float">
            <text:p>0.0160949416</text:p>
          </table:table-cell>
          <table:table-cell table:number-columns-repeated="1022"/>
        </table:table-row>
        <table:table-row table:style-name="ro1">
          <table:table-cell table:style-name="ce4" office:value-type="float" office:value="92400" calcext:value-type="float">
            <text:p>92400</text:p>
          </table:table-cell>
          <table:table-cell table:style-name="ce4" office:value-type="float" office:value="0.0173023734241724" calcext:value-type="float">
            <text:p>0.0173023734</text:p>
          </table:table-cell>
          <table:table-cell table:number-columns-repeated="1022"/>
        </table:table-row>
        <table:table-row table:style-name="ro1">
          <table:table-cell table:style-name="ce4" office:value-type="float" office:value="92500" calcext:value-type="float">
            <text:p>92500</text:p>
          </table:table-cell>
          <table:table-cell table:style-name="ce4" office:value-type="float" office:value="0.0226853601634502" calcext:value-type="float">
            <text:p>0.0226853602</text:p>
          </table:table-cell>
          <table:table-cell table:number-columns-repeated="1022"/>
        </table:table-row>
        <table:table-row table:style-name="ro1">
          <table:table-cell table:style-name="ce4" office:value-type="float" office:value="92600" calcext:value-type="float">
            <text:p>92600</text:p>
          </table:table-cell>
          <table:table-cell table:style-name="ce4" office:value-type="float" office:value="0.0224041044712066" calcext:value-type="float">
            <text:p>0.0224041045</text:p>
          </table:table-cell>
          <table:table-cell table:number-columns-repeated="1022"/>
        </table:table-row>
        <table:table-row table:style-name="ro1">
          <table:table-cell table:style-name="ce4" office:value-type="float" office:value="92700" calcext:value-type="float">
            <text:p>92700</text:p>
          </table:table-cell>
          <table:table-cell table:style-name="ce4" office:value-type="float" office:value="0.017138909548521" calcext:value-type="float">
            <text:p>0.0171389095</text:p>
          </table:table-cell>
          <table:table-cell table:number-columns-repeated="1022"/>
        </table:table-row>
        <table:table-row table:style-name="ro1">
          <table:table-cell table:style-name="ce4" office:value-type="float" office:value="92800" calcext:value-type="float">
            <text:p>92800</text:p>
          </table:table-cell>
          <table:table-cell table:style-name="ce4" office:value-type="float" office:value="0.018319359049201" calcext:value-type="float">
            <text:p>0.018319359</text:p>
          </table:table-cell>
          <table:table-cell table:number-columns-repeated="1022"/>
        </table:table-row>
        <table:table-row table:style-name="ro1">
          <table:table-cell table:style-name="ce4" office:value-type="float" office:value="92900" calcext:value-type="float">
            <text:p>92900</text:p>
          </table:table-cell>
          <table:table-cell table:style-name="ce4" office:value-type="float" office:value="0.0161746516823768" calcext:value-type="float">
            <text:p>0.0161746517</text:p>
          </table:table-cell>
          <table:table-cell table:number-columns-repeated="1022"/>
        </table:table-row>
        <table:table-row table:style-name="ro1">
          <table:table-cell table:style-name="ce4" office:value-type="float" office:value="93000" calcext:value-type="float">
            <text:p>93000</text:p>
          </table:table-cell>
          <table:table-cell table:style-name="ce4" office:value-type="float" office:value="0.0172682031989097" calcext:value-type="float">
            <text:p>0.0172682032</text:p>
          </table:table-cell>
          <table:table-cell table:number-columns-repeated="1022"/>
        </table:table-row>
        <table:table-row table:style-name="ro1">
          <table:table-cell table:style-name="ce4" office:value-type="float" office:value="93100" calcext:value-type="float">
            <text:p>93100</text:p>
          </table:table-cell>
          <table:table-cell table:style-name="ce4" office:value-type="float" office:value="0.0174467097967863" calcext:value-type="float">
            <text:p>0.0174467098</text:p>
          </table:table-cell>
          <table:table-cell table:number-columns-repeated="1022"/>
        </table:table-row>
        <table:table-row table:style-name="ro1">
          <table:table-cell table:style-name="ce4" office:value-type="float" office:value="93200" calcext:value-type="float">
            <text:p>93200</text:p>
          </table:table-cell>
          <table:table-cell table:style-name="ce4" office:value-type="float" office:value="0.0278577711433172" calcext:value-type="float">
            <text:p>0.0278577711</text:p>
          </table:table-cell>
          <table:table-cell table:number-columns-repeated="1022"/>
        </table:table-row>
        <table:table-row table:style-name="ro1">
          <table:table-cell table:style-name="ce4" office:value-type="float" office:value="93300" calcext:value-type="float">
            <text:p>93300</text:p>
          </table:table-cell>
          <table:table-cell table:style-name="ce4" office:value-type="float" office:value="0.0149904349818825" calcext:value-type="float">
            <text:p>0.014990435</text:p>
          </table:table-cell>
          <table:table-cell table:number-columns-repeated="1022"/>
        </table:table-row>
        <table:table-row table:style-name="ro1">
          <table:table-cell table:style-name="ce4" office:value-type="float" office:value="93400" calcext:value-type="float">
            <text:p>93400</text:p>
          </table:table-cell>
          <table:table-cell table:style-name="ce4" office:value-type="float" office:value="0.0246003028005361" calcext:value-type="float">
            <text:p>0.0246003028</text:p>
          </table:table-cell>
          <table:table-cell table:number-columns-repeated="1022"/>
        </table:table-row>
        <table:table-row table:style-name="ro1">
          <table:table-cell table:style-name="ce4" office:value-type="float" office:value="93500" calcext:value-type="float">
            <text:p>93500</text:p>
          </table:table-cell>
          <table:table-cell table:style-name="ce4" office:value-type="float" office:value="0.0122473873198032" calcext:value-type="float">
            <text:p>0.0122473873</text:p>
          </table:table-cell>
          <table:table-cell table:number-columns-repeated="1022"/>
        </table:table-row>
        <table:table-row table:style-name="ro1">
          <table:table-cell table:style-name="ce4" office:value-type="float" office:value="93600" calcext:value-type="float">
            <text:p>93600</text:p>
          </table:table-cell>
          <table:table-cell table:style-name="ce4" office:value-type="float" office:value="0.022052988409996" calcext:value-type="float">
            <text:p>0.0220529884</text:p>
          </table:table-cell>
          <table:table-cell table:number-columns-repeated="1022"/>
        </table:table-row>
        <table:table-row table:style-name="ro1">
          <table:table-cell table:style-name="ce4" office:value-type="float" office:value="93700" calcext:value-type="float">
            <text:p>93700</text:p>
          </table:table-cell>
          <table:table-cell table:style-name="ce4" office:value-type="float" office:value="0.0171932969242334" calcext:value-type="float">
            <text:p>0.0171932969</text:p>
          </table:table-cell>
          <table:table-cell table:number-columns-repeated="1022"/>
        </table:table-row>
        <table:table-row table:style-name="ro1">
          <table:table-cell table:style-name="ce4" office:value-type="float" office:value="93800" calcext:value-type="float">
            <text:p>93800</text:p>
          </table:table-cell>
          <table:table-cell table:style-name="ce4" office:value-type="float" office:value="0.0169438980519771" calcext:value-type="float">
            <text:p>0.0169438981</text:p>
          </table:table-cell>
          <table:table-cell table:number-columns-repeated="1022"/>
        </table:table-row>
        <table:table-row table:style-name="ro1">
          <table:table-cell table:style-name="ce4" office:value-type="float" office:value="93900" calcext:value-type="float">
            <text:p>93900</text:p>
          </table:table-cell>
          <table:table-cell table:style-name="ce4" office:value-type="float" office:value="0.017630897462368" calcext:value-type="float">
            <text:p>0.0176308975</text:p>
          </table:table-cell>
          <table:table-cell table:number-columns-repeated="1022"/>
        </table:table-row>
        <table:table-row table:style-name="ro1">
          <table:table-cell table:style-name="ce4" office:value-type="float" office:value="94000" calcext:value-type="float">
            <text:p>94000</text:p>
          </table:table-cell>
          <table:table-cell table:style-name="ce4" office:value-type="float" office:value="0.0161311142146587" calcext:value-type="float">
            <text:p>0.0161311142</text:p>
          </table:table-cell>
          <table:table-cell table:number-columns-repeated="1022"/>
        </table:table-row>
        <table:table-row table:style-name="ro1">
          <table:table-cell table:style-name="ce4" office:value-type="float" office:value="94100" calcext:value-type="float">
            <text:p>94100</text:p>
          </table:table-cell>
          <table:table-cell table:style-name="ce4" office:value-type="float" office:value="0.0153968119993805" calcext:value-type="float">
            <text:p>0.015396812</text:p>
          </table:table-cell>
          <table:table-cell table:number-columns-repeated="1022"/>
        </table:table-row>
        <table:table-row table:style-name="ro1">
          <table:table-cell table:style-name="ce4" office:value-type="float" office:value="94200" calcext:value-type="float">
            <text:p>94200</text:p>
          </table:table-cell>
          <table:table-cell table:style-name="ce4" office:value-type="float" office:value="0.0202639903873205" calcext:value-type="float">
            <text:p>0.0202639904</text:p>
          </table:table-cell>
          <table:table-cell table:number-columns-repeated="1022"/>
        </table:table-row>
        <table:table-row table:style-name="ro1">
          <table:table-cell table:style-name="ce4" office:value-type="float" office:value="94300" calcext:value-type="float">
            <text:p>94300</text:p>
          </table:table-cell>
          <table:table-cell table:style-name="ce4" office:value-type="float" office:value="0.0192996598780155" calcext:value-type="float">
            <text:p>0.0192996599</text:p>
          </table:table-cell>
          <table:table-cell table:number-columns-repeated="1022"/>
        </table:table-row>
        <table:table-row table:style-name="ro1">
          <table:table-cell table:style-name="ce4" office:value-type="float" office:value="94400" calcext:value-type="float">
            <text:p>94400</text:p>
          </table:table-cell>
          <table:table-cell table:style-name="ce4" office:value-type="float" office:value="0.0229612160474061" calcext:value-type="float">
            <text:p>0.022961216</text:p>
          </table:table-cell>
          <table:table-cell table:number-columns-repeated="1022"/>
        </table:table-row>
        <table:table-row table:style-name="ro1">
          <table:table-cell table:style-name="ce4" office:value-type="float" office:value="94500" calcext:value-type="float">
            <text:p>94500</text:p>
          </table:table-cell>
          <table:table-cell table:style-name="ce4" office:value-type="float" office:value="0.0150578832253813" calcext:value-type="float">
            <text:p>0.0150578832</text:p>
          </table:table-cell>
          <table:table-cell table:number-columns-repeated="1022"/>
        </table:table-row>
        <table:table-row table:style-name="ro1">
          <table:table-cell table:style-name="ce4" office:value-type="float" office:value="94600" calcext:value-type="float">
            <text:p>94600</text:p>
          </table:table-cell>
          <table:table-cell table:style-name="ce4" office:value-type="float" office:value="0.0158080607652664" calcext:value-type="float">
            <text:p>0.0158080608</text:p>
          </table:table-cell>
          <table:table-cell table:number-columns-repeated="1022"/>
        </table:table-row>
        <table:table-row table:style-name="ro1">
          <table:table-cell table:style-name="ce4" office:value-type="float" office:value="94700" calcext:value-type="float">
            <text:p>94700</text:p>
          </table:table-cell>
          <table:table-cell table:style-name="ce4" office:value-type="float" office:value="0.0180102698504924" calcext:value-type="float">
            <text:p>0.0180102699</text:p>
          </table:table-cell>
          <table:table-cell table:number-columns-repeated="1022"/>
        </table:table-row>
        <table:table-row table:style-name="ro1">
          <table:table-cell table:style-name="ce4" office:value-type="float" office:value="94800" calcext:value-type="float">
            <text:p>94800</text:p>
          </table:table-cell>
          <table:table-cell table:style-name="ce4" office:value-type="float" office:value="0.0174497961997985" calcext:value-type="float">
            <text:p>0.0174497962</text:p>
          </table:table-cell>
          <table:table-cell table:number-columns-repeated="1022"/>
        </table:table-row>
        <table:table-row table:style-name="ro1">
          <table:table-cell table:style-name="ce4" office:value-type="float" office:value="94900" calcext:value-type="float">
            <text:p>94900</text:p>
          </table:table-cell>
          <table:table-cell table:style-name="ce4" office:value-type="float" office:value="0.0173041019588708" calcext:value-type="float">
            <text:p>0.017304102</text:p>
          </table:table-cell>
          <table:table-cell table:number-columns-repeated="1022"/>
        </table:table-row>
        <table:table-row table:style-name="ro1">
          <table:table-cell table:style-name="ce4" office:value-type="float" office:value="95000" calcext:value-type="float">
            <text:p>95000</text:p>
          </table:table-cell>
          <table:table-cell table:style-name="ce4" office:value-type="float" office:value="0.0171492490917444" calcext:value-type="float">
            <text:p>0.0171492491</text:p>
          </table:table-cell>
          <table:table-cell table:number-columns-repeated="1022"/>
        </table:table-row>
        <table:table-row table:style-name="ro1">
          <table:table-cell table:style-name="ce4" office:value-type="float" office:value="95100" calcext:value-type="float">
            <text:p>95100</text:p>
          </table:table-cell>
          <table:table-cell table:style-name="ce4" office:value-type="float" office:value="0.018715001642704" calcext:value-type="float">
            <text:p>0.0187150016</text:p>
          </table:table-cell>
          <table:table-cell table:number-columns-repeated="1022"/>
        </table:table-row>
        <table:table-row table:style-name="ro1">
          <table:table-cell table:style-name="ce4" office:value-type="float" office:value="95200" calcext:value-type="float">
            <text:p>95200</text:p>
          </table:table-cell>
          <table:table-cell table:style-name="ce4" office:value-type="float" office:value="0.0206649638712406" calcext:value-type="float">
            <text:p>0.0206649639</text:p>
          </table:table-cell>
          <table:table-cell table:number-columns-repeated="1022"/>
        </table:table-row>
        <table:table-row table:style-name="ro1">
          <table:table-cell table:style-name="ce4" office:value-type="float" office:value="95300" calcext:value-type="float">
            <text:p>95300</text:p>
          </table:table-cell>
          <table:table-cell table:style-name="ce4" office:value-type="float" office:value="0.0210097320377826" calcext:value-type="float">
            <text:p>0.021009732</text:p>
          </table:table-cell>
          <table:table-cell table:number-columns-repeated="1022"/>
        </table:table-row>
        <table:table-row table:style-name="ro1">
          <table:table-cell table:style-name="ce4" office:value-type="float" office:value="95400" calcext:value-type="float">
            <text:p>95400</text:p>
          </table:table-cell>
          <table:table-cell table:style-name="ce4" office:value-type="float" office:value="0.0194903165102005" calcext:value-type="float">
            <text:p>0.0194903165</text:p>
          </table:table-cell>
          <table:table-cell table:number-columns-repeated="1022"/>
        </table:table-row>
        <table:table-row table:style-name="ro1">
          <table:table-cell table:style-name="ce4" office:value-type="float" office:value="95500" calcext:value-type="float">
            <text:p>95500</text:p>
          </table:table-cell>
          <table:table-cell table:style-name="ce4" office:value-type="float" office:value="0.0203166231513023" calcext:value-type="float">
            <text:p>0.0203166232</text:p>
          </table:table-cell>
          <table:table-cell table:number-columns-repeated="1022"/>
        </table:table-row>
        <table:table-row table:style-name="ro1">
          <table:table-cell table:style-name="ce4" office:value-type="float" office:value="95600" calcext:value-type="float">
            <text:p>95600</text:p>
          </table:table-cell>
          <table:table-cell table:style-name="ce4" office:value-type="float" office:value="0.0176336448639631" calcext:value-type="float">
            <text:p>0.0176336449</text:p>
          </table:table-cell>
          <table:table-cell table:number-columns-repeated="1022"/>
        </table:table-row>
        <table:table-row table:style-name="ro1">
          <table:table-cell table:style-name="ce4" office:value-type="float" office:value="95700" calcext:value-type="float">
            <text:p>95700</text:p>
          </table:table-cell>
          <table:table-cell table:style-name="ce4" office:value-type="float" office:value="0.0190631225705146" calcext:value-type="float">
            <text:p>0.0190631226</text:p>
          </table:table-cell>
          <table:table-cell table:number-columns-repeated="1022"/>
        </table:table-row>
        <table:table-row table:style-name="ro1">
          <table:table-cell table:style-name="ce4" office:value-type="float" office:value="95800" calcext:value-type="float">
            <text:p>95800</text:p>
          </table:table-cell>
          <table:table-cell table:style-name="ce4" office:value-type="float" office:value="0.0135606788098812" calcext:value-type="float">
            <text:p>0.0135606788</text:p>
          </table:table-cell>
          <table:table-cell table:number-columns-repeated="1022"/>
        </table:table-row>
        <table:table-row table:style-name="ro1">
          <table:table-cell table:style-name="ce4" office:value-type="float" office:value="95900" calcext:value-type="float">
            <text:p>95900</text:p>
          </table:table-cell>
          <table:table-cell table:style-name="ce4" office:value-type="float" office:value="0.0137794418260455" calcext:value-type="float">
            <text:p>0.0137794418</text:p>
          </table:table-cell>
          <table:table-cell table:number-columns-repeated="1022"/>
        </table:table-row>
        <table:table-row table:style-name="ro1">
          <table:table-cell table:style-name="ce4" office:value-type="float" office:value="96000" calcext:value-type="float">
            <text:p>96000</text:p>
          </table:table-cell>
          <table:table-cell table:style-name="ce4" office:value-type="float" office:value="0.0164713729172945" calcext:value-type="float">
            <text:p>0.0164713729</text:p>
          </table:table-cell>
          <table:table-cell table:number-columns-repeated="1022"/>
        </table:table-row>
        <table:table-row table:style-name="ro1">
          <table:table-cell table:style-name="ce4" office:value-type="float" office:value="96100" calcext:value-type="float">
            <text:p>96100</text:p>
          </table:table-cell>
          <table:table-cell table:style-name="ce4" office:value-type="float" office:value="0.0146296732127666" calcext:value-type="float">
            <text:p>0.0146296732</text:p>
          </table:table-cell>
          <table:table-cell table:number-columns-repeated="1022"/>
        </table:table-row>
        <table:table-row table:style-name="ro1">
          <table:table-cell table:style-name="ce4" office:value-type="float" office:value="96200" calcext:value-type="float">
            <text:p>96200</text:p>
          </table:table-cell>
          <table:table-cell table:style-name="ce4" office:value-type="float" office:value="0.0129357408732175" calcext:value-type="float">
            <text:p>0.0129357409</text:p>
          </table:table-cell>
          <table:table-cell table:number-columns-repeated="1022"/>
        </table:table-row>
        <table:table-row table:style-name="ro1">
          <table:table-cell table:style-name="ce4" office:value-type="float" office:value="96300" calcext:value-type="float">
            <text:p>96300</text:p>
          </table:table-cell>
          <table:table-cell table:style-name="ce4" office:value-type="float" office:value="0.0154339559376239" calcext:value-type="float">
            <text:p>0.0154339559</text:p>
          </table:table-cell>
          <table:table-cell table:number-columns-repeated="1022"/>
        </table:table-row>
        <table:table-row table:style-name="ro1">
          <table:table-cell table:style-name="ce4" office:value-type="float" office:value="96400" calcext:value-type="float">
            <text:p>96400</text:p>
          </table:table-cell>
          <table:table-cell table:style-name="ce4" office:value-type="float" office:value="0.0208685416728258" calcext:value-type="float">
            <text:p>0.0208685417</text:p>
          </table:table-cell>
          <table:table-cell table:number-columns-repeated="1022"/>
        </table:table-row>
        <table:table-row table:style-name="ro1">
          <table:table-cell table:style-name="ce4" office:value-type="float" office:value="96500" calcext:value-type="float">
            <text:p>96500</text:p>
          </table:table-cell>
          <table:table-cell table:style-name="ce4" office:value-type="float" office:value="0.019462764263153" calcext:value-type="float">
            <text:p>0.0194627643</text:p>
          </table:table-cell>
          <table:table-cell table:number-columns-repeated="1022"/>
        </table:table-row>
        <table:table-row table:style-name="ro1">
          <table:table-cell table:style-name="ce4" office:value-type="float" office:value="96600" calcext:value-type="float">
            <text:p>96600</text:p>
          </table:table-cell>
          <table:table-cell table:style-name="ce4" office:value-type="float" office:value="0.020754175260663" calcext:value-type="float">
            <text:p>0.0207541753</text:p>
          </table:table-cell>
          <table:table-cell table:number-columns-repeated="1022"/>
        </table:table-row>
        <table:table-row table:style-name="ro1">
          <table:table-cell table:style-name="ce4" office:value-type="float" office:value="96700" calcext:value-type="float">
            <text:p>96700</text:p>
          </table:table-cell>
          <table:table-cell table:style-name="ce4" office:value-type="float" office:value="0.0177159458398818" calcext:value-type="float">
            <text:p>0.0177159458</text:p>
          </table:table-cell>
          <table:table-cell table:number-columns-repeated="1022"/>
        </table:table-row>
        <table:table-row table:style-name="ro1">
          <table:table-cell table:style-name="ce4" office:value-type="float" office:value="96800" calcext:value-type="float">
            <text:p>96800</text:p>
          </table:table-cell>
          <table:table-cell table:style-name="ce4" office:value-type="float" office:value="0.0198974162340164" calcext:value-type="float">
            <text:p>0.0198974162</text:p>
          </table:table-cell>
          <table:table-cell table:number-columns-repeated="1022"/>
        </table:table-row>
        <table:table-row table:style-name="ro1">
          <table:table-cell table:style-name="ce4" office:value-type="float" office:value="96900" calcext:value-type="float">
            <text:p>96900</text:p>
          </table:table-cell>
          <table:table-cell table:style-name="ce4" office:value-type="float" office:value="0.0251852441579103" calcext:value-type="float">
            <text:p>0.0251852442</text:p>
          </table:table-cell>
          <table:table-cell table:number-columns-repeated="1022"/>
        </table:table-row>
        <table:table-row table:style-name="ro1">
          <table:table-cell table:style-name="ce4" office:value-type="float" office:value="97000" calcext:value-type="float">
            <text:p>97000</text:p>
          </table:table-cell>
          <table:table-cell table:style-name="ce4" office:value-type="float" office:value="0.0207937695086002" calcext:value-type="float">
            <text:p>0.0207937695</text:p>
          </table:table-cell>
          <table:table-cell table:number-columns-repeated="1022"/>
        </table:table-row>
        <table:table-row table:style-name="ro1">
          <table:table-cell table:style-name="ce4" office:value-type="float" office:value="97100" calcext:value-type="float">
            <text:p>97100</text:p>
          </table:table-cell>
          <table:table-cell table:style-name="ce4" office:value-type="float" office:value="0.0194222703576087" calcext:value-type="float">
            <text:p>0.0194222704</text:p>
          </table:table-cell>
          <table:table-cell table:number-columns-repeated="1022"/>
        </table:table-row>
        <table:table-row table:style-name="ro1">
          <table:table-cell table:style-name="ce4" office:value-type="float" office:value="97200" calcext:value-type="float">
            <text:p>97200</text:p>
          </table:table-cell>
          <table:table-cell table:style-name="ce4" office:value-type="float" office:value="0.015323813073337" calcext:value-type="float">
            <text:p>0.0153238131</text:p>
          </table:table-cell>
          <table:table-cell table:number-columns-repeated="1022"/>
        </table:table-row>
        <table:table-row table:style-name="ro1">
          <table:table-cell table:style-name="ce4" office:value-type="float" office:value="97300" calcext:value-type="float">
            <text:p>97300</text:p>
          </table:table-cell>
          <table:table-cell table:style-name="ce4" office:value-type="float" office:value="0.0162794161587953" calcext:value-type="float">
            <text:p>0.0162794162</text:p>
          </table:table-cell>
          <table:table-cell table:number-columns-repeated="1022"/>
        </table:table-row>
        <table:table-row table:style-name="ro1">
          <table:table-cell table:style-name="ce4" office:value-type="float" office:value="97400" calcext:value-type="float">
            <text:p>97400</text:p>
          </table:table-cell>
          <table:table-cell table:style-name="ce4" office:value-type="float" office:value="0.0207433477044105" calcext:value-type="float">
            <text:p>0.0207433477</text:p>
          </table:table-cell>
          <table:table-cell table:number-columns-repeated="1022"/>
        </table:table-row>
        <table:table-row table:style-name="ro1">
          <table:table-cell table:style-name="ce4" office:value-type="float" office:value="97500" calcext:value-type="float">
            <text:p>97500</text:p>
          </table:table-cell>
          <table:table-cell table:style-name="ce4" office:value-type="float" office:value="0.0192695017904043" calcext:value-type="float">
            <text:p>0.0192695018</text:p>
          </table:table-cell>
          <table:table-cell table:number-columns-repeated="1022"/>
        </table:table-row>
        <table:table-row table:style-name="ro1">
          <table:table-cell table:style-name="ce4" office:value-type="float" office:value="97600" calcext:value-type="float">
            <text:p>97600</text:p>
          </table:table-cell>
          <table:table-cell table:style-name="ce4" office:value-type="float" office:value="0.0152779957279562" calcext:value-type="float">
            <text:p>0.0152779957</text:p>
          </table:table-cell>
          <table:table-cell table:number-columns-repeated="1022"/>
        </table:table-row>
        <table:table-row table:style-name="ro1">
          <table:table-cell table:style-name="ce4" office:value-type="float" office:value="97700" calcext:value-type="float">
            <text:p>97700</text:p>
          </table:table-cell>
          <table:table-cell table:style-name="ce4" office:value-type="float" office:value="0.0177675560116767" calcext:value-type="float">
            <text:p>0.017767556</text:p>
          </table:table-cell>
          <table:table-cell table:number-columns-repeated="1022"/>
        </table:table-row>
        <table:table-row table:style-name="ro1">
          <table:table-cell table:style-name="ce4" office:value-type="float" office:value="97800" calcext:value-type="float">
            <text:p>97800</text:p>
          </table:table-cell>
          <table:table-cell table:style-name="ce4" office:value-type="float" office:value="0.0163078438490629" calcext:value-type="float">
            <text:p>0.0163078438</text:p>
          </table:table-cell>
          <table:table-cell table:number-columns-repeated="1022"/>
        </table:table-row>
        <table:table-row table:style-name="ro1">
          <table:table-cell table:style-name="ce4" office:value-type="float" office:value="97900" calcext:value-type="float">
            <text:p>97900</text:p>
          </table:table-cell>
          <table:table-cell table:style-name="ce4" office:value-type="float" office:value="0.0168104618787765" calcext:value-type="float">
            <text:p>0.0168104619</text:p>
          </table:table-cell>
          <table:table-cell table:number-columns-repeated="1022"/>
        </table:table-row>
        <table:table-row table:style-name="ro1">
          <table:table-cell table:style-name="ce4" office:value-type="float" office:value="98000" calcext:value-type="float">
            <text:p>98000</text:p>
          </table:table-cell>
          <table:table-cell table:style-name="ce4" office:value-type="float" office:value="0.0149578358978033" calcext:value-type="float">
            <text:p>0.0149578359</text:p>
          </table:table-cell>
          <table:table-cell table:number-columns-repeated="1022"/>
        </table:table-row>
        <table:table-row table:style-name="ro1">
          <table:table-cell table:style-name="ce4" office:value-type="float" office:value="98100" calcext:value-type="float">
            <text:p>98100</text:p>
          </table:table-cell>
          <table:table-cell table:style-name="ce4" office:value-type="float" office:value="0.0194167532026767" calcext:value-type="float">
            <text:p>0.0194167532</text:p>
          </table:table-cell>
          <table:table-cell table:number-columns-repeated="1022"/>
        </table:table-row>
        <table:table-row table:style-name="ro1">
          <table:table-cell table:style-name="ce4" office:value-type="float" office:value="98200" calcext:value-type="float">
            <text:p>98200</text:p>
          </table:table-cell>
          <table:table-cell table:style-name="ce4" office:value-type="float" office:value="0.0161186568439006" calcext:value-type="float">
            <text:p>0.0161186568</text:p>
          </table:table-cell>
          <table:table-cell table:number-columns-repeated="1022"/>
        </table:table-row>
        <table:table-row table:style-name="ro1">
          <table:table-cell table:style-name="ce4" office:value-type="float" office:value="98300" calcext:value-type="float">
            <text:p>98300</text:p>
          </table:table-cell>
          <table:table-cell table:style-name="ce4" office:value-type="float" office:value="0.0180187448859214" calcext:value-type="float">
            <text:p>0.0180187449</text:p>
          </table:table-cell>
          <table:table-cell table:number-columns-repeated="1022"/>
        </table:table-row>
        <table:table-row table:style-name="ro1">
          <table:table-cell table:style-name="ce4" office:value-type="float" office:value="98400" calcext:value-type="float">
            <text:p>98400</text:p>
          </table:table-cell>
          <table:table-cell table:style-name="ce4" office:value-type="float" office:value="0.0160966012626886" calcext:value-type="float">
            <text:p>0.0160966013</text:p>
          </table:table-cell>
          <table:table-cell table:number-columns-repeated="1022"/>
        </table:table-row>
        <table:table-row table:style-name="ro1">
          <table:table-cell table:style-name="ce4" office:value-type="float" office:value="98500" calcext:value-type="float">
            <text:p>98500</text:p>
          </table:table-cell>
          <table:table-cell table:style-name="ce4" office:value-type="float" office:value="0.0152535820379853" calcext:value-type="float">
            <text:p>0.015253582</text:p>
          </table:table-cell>
          <table:table-cell table:number-columns-repeated="1022"/>
        </table:table-row>
        <table:table-row table:style-name="ro1">
          <table:table-cell table:style-name="ce4" office:value-type="float" office:value="98600" calcext:value-type="float">
            <text:p>98600</text:p>
          </table:table-cell>
          <table:table-cell table:style-name="ce4" office:value-type="float" office:value="0.017199732363224" calcext:value-type="float">
            <text:p>0.0171997324</text:p>
          </table:table-cell>
          <table:table-cell table:number-columns-repeated="1022"/>
        </table:table-row>
        <table:table-row table:style-name="ro1">
          <table:table-cell table:style-name="ce4" office:value-type="float" office:value="98700" calcext:value-type="float">
            <text:p>98700</text:p>
          </table:table-cell>
          <table:table-cell table:style-name="ce4" office:value-type="float" office:value="0.0166716985404491" calcext:value-type="float">
            <text:p>0.0166716985</text:p>
          </table:table-cell>
          <table:table-cell table:number-columns-repeated="1022"/>
        </table:table-row>
        <table:table-row table:style-name="ro1">
          <table:table-cell table:style-name="ce4" office:value-type="float" office:value="98800" calcext:value-type="float">
            <text:p>98800</text:p>
          </table:table-cell>
          <table:table-cell table:style-name="ce4" office:value-type="float" office:value="0.0166282076388597" calcext:value-type="float">
            <text:p>0.0166282076</text:p>
          </table:table-cell>
          <table:table-cell table:number-columns-repeated="1022"/>
        </table:table-row>
        <table:table-row table:style-name="ro1">
          <table:table-cell table:style-name="ce4" office:value-type="float" office:value="98900" calcext:value-type="float">
            <text:p>98900</text:p>
          </table:table-cell>
          <table:table-cell table:style-name="ce4" office:value-type="float" office:value="0.0208018459379673" calcext:value-type="float">
            <text:p>0.0208018459</text:p>
          </table:table-cell>
          <table:table-cell table:number-columns-repeated="1022"/>
        </table:table-row>
        <table:table-row table:style-name="ro1">
          <table:table-cell table:style-name="ce4" office:value-type="float" office:value="99000" calcext:value-type="float">
            <text:p>99000</text:p>
          </table:table-cell>
          <table:table-cell table:style-name="ce4" office:value-type="float" office:value="0.0182138551026582" calcext:value-type="float">
            <text:p>0.0182138551</text:p>
          </table:table-cell>
          <table:table-cell table:number-columns-repeated="1022"/>
        </table:table-row>
        <table:table-row table:style-name="ro1">
          <table:table-cell table:style-name="ce4" office:value-type="float" office:value="99100" calcext:value-type="float">
            <text:p>99100</text:p>
          </table:table-cell>
          <table:table-cell table:style-name="ce4" office:value-type="float" office:value="0.0218243487179279" calcext:value-type="float">
            <text:p>0.0218243487</text:p>
          </table:table-cell>
          <table:table-cell table:number-columns-repeated="1022"/>
        </table:table-row>
        <table:table-row table:style-name="ro1">
          <table:table-cell table:style-name="ce4" office:value-type="float" office:value="99200" calcext:value-type="float">
            <text:p>99200</text:p>
          </table:table-cell>
          <table:table-cell table:style-name="ce4" office:value-type="float" office:value="0.0198682527989149" calcext:value-type="float">
            <text:p>0.0198682528</text:p>
          </table:table-cell>
          <table:table-cell table:number-columns-repeated="1022"/>
        </table:table-row>
        <table:table-row table:style-name="ro1">
          <table:table-cell table:style-name="ce4" office:value-type="float" office:value="99300" calcext:value-type="float">
            <text:p>99300</text:p>
          </table:table-cell>
          <table:table-cell table:style-name="ce4" office:value-type="float" office:value="0.0168878585100173" calcext:value-type="float">
            <text:p>0.0168878585</text:p>
          </table:table-cell>
          <table:table-cell table:number-columns-repeated="1022"/>
        </table:table-row>
        <table:table-row table:style-name="ro1">
          <table:table-cell table:style-name="ce4" office:value-type="float" office:value="99400" calcext:value-type="float">
            <text:p>99400</text:p>
          </table:table-cell>
          <table:table-cell table:style-name="ce4" office:value-type="float" office:value="0.0174469873309135" calcext:value-type="float">
            <text:p>0.0174469873</text:p>
          </table:table-cell>
          <table:table-cell table:number-columns-repeated="1022"/>
        </table:table-row>
        <table:table-row table:style-name="ro1">
          <table:table-cell table:style-name="ce4" office:value-type="float" office:value="99500" calcext:value-type="float">
            <text:p>99500</text:p>
          </table:table-cell>
          <table:table-cell table:style-name="ce4" office:value-type="float" office:value="0.0200454704463481" calcext:value-type="float">
            <text:p>0.0200454704</text:p>
          </table:table-cell>
          <table:table-cell table:number-columns-repeated="1022"/>
        </table:table-row>
        <table:table-row table:style-name="ro1">
          <table:table-cell table:style-name="ce4" office:value-type="float" office:value="99600" calcext:value-type="float">
            <text:p>99600</text:p>
          </table:table-cell>
          <table:table-cell table:style-name="ce4" office:value-type="float" office:value="0.014344192110002" calcext:value-type="float">
            <text:p>0.0143441921</text:p>
          </table:table-cell>
          <table:table-cell table:number-columns-repeated="1022"/>
        </table:table-row>
        <table:table-row table:style-name="ro1">
          <table:table-cell table:style-name="ce4" office:value-type="float" office:value="99700" calcext:value-type="float">
            <text:p>99700</text:p>
          </table:table-cell>
          <table:table-cell table:style-name="ce4" office:value-type="float" office:value="0.0156045649200677" calcext:value-type="float">
            <text:p>0.0156045649</text:p>
          </table:table-cell>
          <table:table-cell table:number-columns-repeated="1022"/>
        </table:table-row>
        <table:table-row table:style-name="ro1">
          <table:table-cell table:style-name="ce4" office:value-type="float" office:value="99800" calcext:value-type="float">
            <text:p>99800</text:p>
          </table:table-cell>
          <table:table-cell table:style-name="ce4" office:value-type="float" office:value="0.0199094284325838" calcext:value-type="float">
            <text:p>0.0199094284</text:p>
          </table:table-cell>
          <table:table-cell table:number-columns-repeated="1022"/>
        </table:table-row>
        <table:table-row table:style-name="ro1">
          <table:table-cell table:style-name="ce4" office:value-type="float" office:value="99900" calcext:value-type="float">
            <text:p>99900</text:p>
          </table:table-cell>
          <table:table-cell table:style-name="ce4" office:value-type="float" office:value="0.0176043231040239" calcext:value-type="float">
            <text:p>0.0176043231</text:p>
          </table:table-cell>
          <table:table-cell table:number-columns-repeated="1022"/>
        </table:table-row>
        <table:table-row table:style-name="ro1">
          <table:table-cell table:style-name="ce4" office:value-type="float" office:value="100000" calcext:value-type="float">
            <text:p>100000</text:p>
          </table:table-cell>
          <table:table-cell table:style-name="ce4" office:value-type="float" office:value="0.0163373388350009" calcext:value-type="float">
            <text:p>0.0163373388</text:p>
          </table:table-cell>
          <table:table-cell table:number-columns-repeated="1022"/>
        </table:table-row>
        <table:table-row table:style-name="ro1">
          <table:table-cell table:style-name="ce4" office:value-type="float" office:value="100100" calcext:value-type="float">
            <text:p>100100</text:p>
          </table:table-cell>
          <table:table-cell table:style-name="ce4" office:value-type="float" office:value="0.0217549670487642" calcext:value-type="float">
            <text:p>0.021754967</text:p>
          </table:table-cell>
          <table:table-cell table:number-columns-repeated="1022"/>
        </table:table-row>
        <table:table-row table:style-name="ro1">
          <table:table-cell table:style-name="ce4" office:value-type="float" office:value="100200" calcext:value-type="float">
            <text:p>100200</text:p>
          </table:table-cell>
          <table:table-cell table:style-name="ce4" office:value-type="float" office:value="0.0170246604830026" calcext:value-type="float">
            <text:p>0.0170246605</text:p>
          </table:table-cell>
          <table:table-cell table:number-columns-repeated="1022"/>
        </table:table-row>
        <table:table-row table:style-name="ro1">
          <table:table-cell table:style-name="ce4" office:value-type="float" office:value="100300" calcext:value-type="float">
            <text:p>100300</text:p>
          </table:table-cell>
          <table:table-cell table:style-name="ce4" office:value-type="float" office:value="0.0212981943041086" calcext:value-type="float">
            <text:p>0.0212981943</text:p>
          </table:table-cell>
          <table:table-cell table:number-columns-repeated="1022"/>
        </table:table-row>
        <table:table-row table:style-name="ro1">
          <table:table-cell table:style-name="ce4" office:value-type="float" office:value="100400" calcext:value-type="float">
            <text:p>100400</text:p>
          </table:table-cell>
          <table:table-cell table:style-name="ce4" office:value-type="float" office:value="0.0150244031101465" calcext:value-type="float">
            <text:p>0.0150244031</text:p>
          </table:table-cell>
          <table:table-cell table:number-columns-repeated="1022"/>
        </table:table-row>
        <table:table-row table:style-name="ro1">
          <table:table-cell table:style-name="ce4" office:value-type="float" office:value="100500" calcext:value-type="float">
            <text:p>100500</text:p>
          </table:table-cell>
          <table:table-cell table:style-name="ce4" office:value-type="float" office:value="0.017157269641757" calcext:value-type="float">
            <text:p>0.0171572696</text:p>
          </table:table-cell>
          <table:table-cell table:number-columns-repeated="1022"/>
        </table:table-row>
        <table:table-row table:style-name="ro1">
          <table:table-cell table:style-name="ce4" office:value-type="float" office:value="100600" calcext:value-type="float">
            <text:p>100600</text:p>
          </table:table-cell>
          <table:table-cell table:style-name="ce4" office:value-type="float" office:value="0.0179533828049898" calcext:value-type="float">
            <text:p>0.0179533828</text:p>
          </table:table-cell>
          <table:table-cell table:number-columns-repeated="1022"/>
        </table:table-row>
        <table:table-row table:style-name="ro1">
          <table:table-cell table:style-name="ce4" office:value-type="float" office:value="100700" calcext:value-type="float">
            <text:p>100700</text:p>
          </table:table-cell>
          <table:table-cell table:style-name="ce4" office:value-type="float" office:value="0.0149783920496702" calcext:value-type="float">
            <text:p>0.014978392</text:p>
          </table:table-cell>
          <table:table-cell table:number-columns-repeated="1022"/>
        </table:table-row>
        <table:table-row table:style-name="ro1">
          <table:table-cell table:style-name="ce4" office:value-type="float" office:value="100800" calcext:value-type="float">
            <text:p>100800</text:p>
          </table:table-cell>
          <table:table-cell table:style-name="ce4" office:value-type="float" office:value="0.0145163610577583" calcext:value-type="float">
            <text:p>0.0145163611</text:p>
          </table:table-cell>
          <table:table-cell table:number-columns-repeated="1022"/>
        </table:table-row>
        <table:table-row table:style-name="ro1">
          <table:table-cell table:style-name="ce4" office:value-type="float" office:value="100900" calcext:value-type="float">
            <text:p>100900</text:p>
          </table:table-cell>
          <table:table-cell table:style-name="ce4" office:value-type="float" office:value="0.0186264403164386" calcext:value-type="float">
            <text:p>0.0186264403</text:p>
          </table:table-cell>
          <table:table-cell table:number-columns-repeated="1022"/>
        </table:table-row>
        <table:table-row table:style-name="ro1">
          <table:table-cell table:style-name="ce4" office:value-type="float" office:value="101000" calcext:value-type="float">
            <text:p>101000</text:p>
          </table:table-cell>
          <table:table-cell table:style-name="ce4" office:value-type="float" office:value="0.0150088556110858" calcext:value-type="float">
            <text:p>0.0150088556</text:p>
          </table:table-cell>
          <table:table-cell table:number-columns-repeated="1022"/>
        </table:table-row>
        <table:table-row table:style-name="ro1">
          <table:table-cell table:style-name="ce4" office:value-type="float" office:value="101100" calcext:value-type="float">
            <text:p>101100</text:p>
          </table:table-cell>
          <table:table-cell table:style-name="ce4" office:value-type="float" office:value="0.017697587609291" calcext:value-type="float">
            <text:p>0.0176975876</text:p>
          </table:table-cell>
          <table:table-cell table:number-columns-repeated="1022"/>
        </table:table-row>
        <table:table-row table:style-name="ro1">
          <table:table-cell table:style-name="ce4" office:value-type="float" office:value="101200" calcext:value-type="float">
            <text:p>101200</text:p>
          </table:table-cell>
          <table:table-cell table:style-name="ce4" office:value-type="float" office:value="0.0174585804343223" calcext:value-type="float">
            <text:p>0.0174585804</text:p>
          </table:table-cell>
          <table:table-cell table:number-columns-repeated="1022"/>
        </table:table-row>
        <table:table-row table:style-name="ro1">
          <table:table-cell table:style-name="ce4" office:value-type="float" office:value="101300" calcext:value-type="float">
            <text:p>101300</text:p>
          </table:table-cell>
          <table:table-cell table:style-name="ce4" office:value-type="float" office:value="0.0275858119130134" calcext:value-type="float">
            <text:p>0.0275858119</text:p>
          </table:table-cell>
          <table:table-cell table:number-columns-repeated="1022"/>
        </table:table-row>
        <table:table-row table:style-name="ro1">
          <table:table-cell table:style-name="ce4" office:value-type="float" office:value="101400" calcext:value-type="float">
            <text:p>101400</text:p>
          </table:table-cell>
          <table:table-cell table:style-name="ce4" office:value-type="float" office:value="0.0262689683586359" calcext:value-type="float">
            <text:p>0.0262689684</text:p>
          </table:table-cell>
          <table:table-cell table:number-columns-repeated="1022"/>
        </table:table-row>
        <table:table-row table:style-name="ro1">
          <table:table-cell table:style-name="ce4" office:value-type="float" office:value="101500" calcext:value-type="float">
            <text:p>101500</text:p>
          </table:table-cell>
          <table:table-cell table:style-name="ce4" office:value-type="float" office:value="0.0197827704250812" calcext:value-type="float">
            <text:p>0.0197827704</text:p>
          </table:table-cell>
          <table:table-cell table:number-columns-repeated="1022"/>
        </table:table-row>
        <table:table-row table:style-name="ro1">
          <table:table-cell table:style-name="ce4" office:value-type="float" office:value="101600" calcext:value-type="float">
            <text:p>101600</text:p>
          </table:table-cell>
          <table:table-cell table:style-name="ce4" office:value-type="float" office:value="0.0183950848877429" calcext:value-type="float">
            <text:p>0.0183950849</text:p>
          </table:table-cell>
          <table:table-cell table:number-columns-repeated="1022"/>
        </table:table-row>
        <table:table-row table:style-name="ro1">
          <table:table-cell table:style-name="ce4" office:value-type="float" office:value="101700" calcext:value-type="float">
            <text:p>101700</text:p>
          </table:table-cell>
          <table:table-cell table:style-name="ce4" office:value-type="float" office:value="0.0172335505485534" calcext:value-type="float">
            <text:p>0.0172335505</text:p>
          </table:table-cell>
          <table:table-cell table:number-columns-repeated="1022"/>
        </table:table-row>
        <table:table-row table:style-name="ro1">
          <table:table-cell table:style-name="ce4" office:value-type="float" office:value="101800" calcext:value-type="float">
            <text:p>101800</text:p>
          </table:table-cell>
          <table:table-cell table:style-name="ce4" office:value-type="float" office:value="0.0135560743510723" calcext:value-type="float">
            <text:p>0.0135560744</text:p>
          </table:table-cell>
          <table:table-cell table:number-columns-repeated="1022"/>
        </table:table-row>
        <table:table-row table:style-name="ro1">
          <table:table-cell table:style-name="ce4" office:value-type="float" office:value="101900" calcext:value-type="float">
            <text:p>101900</text:p>
          </table:table-cell>
          <table:table-cell table:style-name="ce4" office:value-type="float" office:value="0.0172534938901662" calcext:value-type="float">
            <text:p>0.0172534939</text:p>
          </table:table-cell>
          <table:table-cell table:number-columns-repeated="1022"/>
        </table:table-row>
        <table:table-row table:style-name="ro1">
          <table:table-cell table:style-name="ce4" office:value-type="float" office:value="102000" calcext:value-type="float">
            <text:p>102000</text:p>
          </table:table-cell>
          <table:table-cell table:style-name="ce4" office:value-type="float" office:value="0.0214872155338525" calcext:value-type="float">
            <text:p>0.0214872155</text:p>
          </table:table-cell>
          <table:table-cell table:number-columns-repeated="1022"/>
        </table:table-row>
        <table:table-row table:style-name="ro1">
          <table:table-cell table:style-name="ce4" office:value-type="float" office:value="102100" calcext:value-type="float">
            <text:p>102100</text:p>
          </table:table-cell>
          <table:table-cell table:style-name="ce4" office:value-type="float" office:value="0.0141538102179765" calcext:value-type="float">
            <text:p>0.0141538102</text:p>
          </table:table-cell>
          <table:table-cell table:number-columns-repeated="1022"/>
        </table:table-row>
        <table:table-row table:style-name="ro1">
          <table:table-cell table:style-name="ce4" office:value-type="float" office:value="102200" calcext:value-type="float">
            <text:p>102200</text:p>
          </table:table-cell>
          <table:table-cell table:style-name="ce4" office:value-type="float" office:value="0.0187458842992782" calcext:value-type="float">
            <text:p>0.0187458843</text:p>
          </table:table-cell>
          <table:table-cell table:number-columns-repeated="1022"/>
        </table:table-row>
        <table:table-row table:style-name="ro1">
          <table:table-cell table:style-name="ce4" office:value-type="float" office:value="102300" calcext:value-type="float">
            <text:p>102300</text:p>
          </table:table-cell>
          <table:table-cell table:style-name="ce4" office:value-type="float" office:value="0.0155936749652028" calcext:value-type="float">
            <text:p>0.015593675</text:p>
          </table:table-cell>
          <table:table-cell table:number-columns-repeated="1022"/>
        </table:table-row>
        <table:table-row table:style-name="ro1">
          <table:table-cell table:style-name="ce4" office:value-type="float" office:value="102400" calcext:value-type="float">
            <text:p>102400</text:p>
          </table:table-cell>
          <table:table-cell table:style-name="ce4" office:value-type="float" office:value="0.0209543481469154" calcext:value-type="float">
            <text:p>0.0209543481</text:p>
          </table:table-cell>
          <table:table-cell table:number-columns-repeated="1022"/>
        </table:table-row>
        <table:table-row table:style-name="ro1">
          <table:table-cell table:style-name="ce4" office:value-type="float" office:value="102500" calcext:value-type="float">
            <text:p>102500</text:p>
          </table:table-cell>
          <table:table-cell table:style-name="ce4" office:value-type="float" office:value="0.0170152802020311" calcext:value-type="float">
            <text:p>0.0170152802</text:p>
          </table:table-cell>
          <table:table-cell table:number-columns-repeated="1022"/>
        </table:table-row>
        <table:table-row table:style-name="ro1">
          <table:table-cell table:style-name="ce4" office:value-type="float" office:value="102600" calcext:value-type="float">
            <text:p>102600</text:p>
          </table:table-cell>
          <table:table-cell table:style-name="ce4" office:value-type="float" office:value="0.0159785896539688" calcext:value-type="float">
            <text:p>0.0159785897</text:p>
          </table:table-cell>
          <table:table-cell table:number-columns-repeated="1022"/>
        </table:table-row>
        <table:table-row table:style-name="ro1">
          <table:table-cell table:style-name="ce4" office:value-type="float" office:value="102700" calcext:value-type="float">
            <text:p>102700</text:p>
          </table:table-cell>
          <table:table-cell table:style-name="ce4" office:value-type="float" office:value="0.0155324479565024" calcext:value-type="float">
            <text:p>0.015532448</text:p>
          </table:table-cell>
          <table:table-cell table:number-columns-repeated="1022"/>
        </table:table-row>
        <table:table-row table:style-name="ro1">
          <table:table-cell table:style-name="ce4" office:value-type="float" office:value="102800" calcext:value-type="float">
            <text:p>102800</text:p>
          </table:table-cell>
          <table:table-cell table:style-name="ce4" office:value-type="float" office:value="0.0165159292519092" calcext:value-type="float">
            <text:p>0.0165159293</text:p>
          </table:table-cell>
          <table:table-cell table:number-columns-repeated="1022"/>
        </table:table-row>
        <table:table-row table:style-name="ro1">
          <table:table-cell table:style-name="ce4" office:value-type="float" office:value="102900" calcext:value-type="float">
            <text:p>102900</text:p>
          </table:table-cell>
          <table:table-cell table:style-name="ce4" office:value-type="float" office:value="0.0153944678604602" calcext:value-type="float">
            <text:p>0.0153944679</text:p>
          </table:table-cell>
          <table:table-cell table:number-columns-repeated="1022"/>
        </table:table-row>
        <table:table-row table:style-name="ro1">
          <table:table-cell table:style-name="ce4" office:value-type="float" office:value="103000" calcext:value-type="float">
            <text:p>103000</text:p>
          </table:table-cell>
          <table:table-cell table:style-name="ce4" office:value-type="float" office:value="0.0156523976475" calcext:value-type="float">
            <text:p>0.0156523976</text:p>
          </table:table-cell>
          <table:table-cell table:number-columns-repeated="1022"/>
        </table:table-row>
        <table:table-row table:style-name="ro1">
          <table:table-cell table:style-name="ce4" office:value-type="float" office:value="103100" calcext:value-type="float">
            <text:p>103100</text:p>
          </table:table-cell>
          <table:table-cell table:style-name="ce4" office:value-type="float" office:value="0.0123338606208562" calcext:value-type="float">
            <text:p>0.0123338606</text:p>
          </table:table-cell>
          <table:table-cell table:number-columns-repeated="1022"/>
        </table:table-row>
        <table:table-row table:style-name="ro1">
          <table:table-cell table:style-name="ce4" office:value-type="float" office:value="103200" calcext:value-type="float">
            <text:p>103200</text:p>
          </table:table-cell>
          <table:table-cell table:style-name="ce4" office:value-type="float" office:value="0.0189232230186462" calcext:value-type="float">
            <text:p>0.018923223</text:p>
          </table:table-cell>
          <table:table-cell table:number-columns-repeated="1022"/>
        </table:table-row>
        <table:table-row table:style-name="ro1">
          <table:table-cell table:style-name="ce4" office:value-type="float" office:value="103300" calcext:value-type="float">
            <text:p>103300</text:p>
          </table:table-cell>
          <table:table-cell table:style-name="ce4" office:value-type="float" office:value="0.021944684907794" calcext:value-type="float">
            <text:p>0.0219446849</text:p>
          </table:table-cell>
          <table:table-cell table:number-columns-repeated="1022"/>
        </table:table-row>
        <table:table-row table:style-name="ro1">
          <table:table-cell table:style-name="ce4" office:value-type="float" office:value="103400" calcext:value-type="float">
            <text:p>103400</text:p>
          </table:table-cell>
          <table:table-cell table:style-name="ce4" office:value-type="float" office:value="0.0175827108323574" calcext:value-type="float">
            <text:p>0.0175827108</text:p>
          </table:table-cell>
          <table:table-cell table:number-columns-repeated="1022"/>
        </table:table-row>
        <table:table-row table:style-name="ro1">
          <table:table-cell table:style-name="ce4" office:value-type="float" office:value="103500" calcext:value-type="float">
            <text:p>103500</text:p>
          </table:table-cell>
          <table:table-cell table:style-name="ce4" office:value-type="float" office:value="0.0281604826450347" calcext:value-type="float">
            <text:p>0.0281604826</text:p>
          </table:table-cell>
          <table:table-cell table:number-columns-repeated="1022"/>
        </table:table-row>
        <table:table-row table:style-name="ro1">
          <table:table-cell table:style-name="ce4" office:value-type="float" office:value="103600" calcext:value-type="float">
            <text:p>103600</text:p>
          </table:table-cell>
          <table:table-cell table:style-name="ce4" office:value-type="float" office:value="0.0209395624697208" calcext:value-type="float">
            <text:p>0.0209395625</text:p>
          </table:table-cell>
          <table:table-cell table:number-columns-repeated="1022"/>
        </table:table-row>
        <table:table-row table:style-name="ro1">
          <table:table-cell table:style-name="ce4" office:value-type="float" office:value="103700" calcext:value-type="float">
            <text:p>103700</text:p>
          </table:table-cell>
          <table:table-cell table:style-name="ce4" office:value-type="float" office:value="0.0132566913962364" calcext:value-type="float">
            <text:p>0.0132566914</text:p>
          </table:table-cell>
          <table:table-cell table:number-columns-repeated="1022"/>
        </table:table-row>
        <table:table-row table:style-name="ro1">
          <table:table-cell table:style-name="ce4" office:value-type="float" office:value="103800" calcext:value-type="float">
            <text:p>103800</text:p>
          </table:table-cell>
          <table:table-cell table:style-name="ce4" office:value-type="float" office:value="0.0192932076752185" calcext:value-type="float">
            <text:p>0.0192932077</text:p>
          </table:table-cell>
          <table:table-cell table:number-columns-repeated="1022"/>
        </table:table-row>
        <table:table-row table:style-name="ro1">
          <table:table-cell table:style-name="ce4" office:value-type="float" office:value="103900" calcext:value-type="float">
            <text:p>103900</text:p>
          </table:table-cell>
          <table:table-cell table:style-name="ce4" office:value-type="float" office:value="0.0163362044841051" calcext:value-type="float">
            <text:p>0.0163362045</text:p>
          </table:table-cell>
          <table:table-cell table:number-columns-repeated="1022"/>
        </table:table-row>
        <table:table-row table:style-name="ro1">
          <table:table-cell table:style-name="ce4" office:value-type="float" office:value="104000" calcext:value-type="float">
            <text:p>104000</text:p>
          </table:table-cell>
          <table:table-cell table:style-name="ce4" office:value-type="float" office:value="0.0164305195212364" calcext:value-type="float">
            <text:p>0.0164305195</text:p>
          </table:table-cell>
          <table:table-cell table:number-columns-repeated="1022"/>
        </table:table-row>
        <table:table-row table:style-name="ro1">
          <table:table-cell table:style-name="ce4" office:value-type="float" office:value="104100" calcext:value-type="float">
            <text:p>104100</text:p>
          </table:table-cell>
          <table:table-cell table:style-name="ce4" office:value-type="float" office:value="0.01811945438385" calcext:value-type="float">
            <text:p>0.0181194544</text:p>
          </table:table-cell>
          <table:table-cell table:number-columns-repeated="1022"/>
        </table:table-row>
        <table:table-row table:style-name="ro1">
          <table:table-cell table:style-name="ce4" office:value-type="float" office:value="104200" calcext:value-type="float">
            <text:p>104200</text:p>
          </table:table-cell>
          <table:table-cell table:style-name="ce4" office:value-type="float" office:value="0.0156850386410951" calcext:value-type="float">
            <text:p>0.0156850386</text:p>
          </table:table-cell>
          <table:table-cell table:number-columns-repeated="1022"/>
        </table:table-row>
        <table:table-row table:style-name="ro1">
          <table:table-cell table:style-name="ce4" office:value-type="float" office:value="104300" calcext:value-type="float">
            <text:p>104300</text:p>
          </table:table-cell>
          <table:table-cell table:style-name="ce4" office:value-type="float" office:value="0.0219448935240507" calcext:value-type="float">
            <text:p>0.0219448935</text:p>
          </table:table-cell>
          <table:table-cell table:number-columns-repeated="1022"/>
        </table:table-row>
        <table:table-row table:style-name="ro1">
          <table:table-cell table:style-name="ce4" office:value-type="float" office:value="104400" calcext:value-type="float">
            <text:p>104400</text:p>
          </table:table-cell>
          <table:table-cell table:style-name="ce4" office:value-type="float" office:value="0.0218512266874313" calcext:value-type="float">
            <text:p>0.0218512267</text:p>
          </table:table-cell>
          <table:table-cell table:number-columns-repeated="1022"/>
        </table:table-row>
        <table:table-row table:style-name="ro1">
          <table:table-cell table:style-name="ce4" office:value-type="float" office:value="104500" calcext:value-type="float">
            <text:p>104500</text:p>
          </table:table-cell>
          <table:table-cell table:style-name="ce4" office:value-type="float" office:value="0.0185745023190975" calcext:value-type="float">
            <text:p>0.0185745023</text:p>
          </table:table-cell>
          <table:table-cell table:number-columns-repeated="1022"/>
        </table:table-row>
        <table:table-row table:style-name="ro1">
          <table:table-cell table:style-name="ce4" office:value-type="float" office:value="104600" calcext:value-type="float">
            <text:p>104600</text:p>
          </table:table-cell>
          <table:table-cell table:style-name="ce4" office:value-type="float" office:value="0.0133099015802145" calcext:value-type="float">
            <text:p>0.0133099016</text:p>
          </table:table-cell>
          <table:table-cell table:number-columns-repeated="1022"/>
        </table:table-row>
        <table:table-row table:style-name="ro1">
          <table:table-cell table:style-name="ce4" office:value-type="float" office:value="104700" calcext:value-type="float">
            <text:p>104700</text:p>
          </table:table-cell>
          <table:table-cell table:style-name="ce4" office:value-type="float" office:value="0.021528210490942" calcext:value-type="float">
            <text:p>0.0215282105</text:p>
          </table:table-cell>
          <table:table-cell table:number-columns-repeated="1022"/>
        </table:table-row>
        <table:table-row table:style-name="ro1">
          <table:table-cell table:style-name="ce4" office:value-type="float" office:value="104800" calcext:value-type="float">
            <text:p>104800</text:p>
          </table:table-cell>
          <table:table-cell table:style-name="ce4" office:value-type="float" office:value="0.0194700080901384" calcext:value-type="float">
            <text:p>0.0194700081</text:p>
          </table:table-cell>
          <table:table-cell table:number-columns-repeated="1022"/>
        </table:table-row>
        <table:table-row table:style-name="ro1">
          <table:table-cell table:style-name="ce4" office:value-type="float" office:value="104900" calcext:value-type="float">
            <text:p>104900</text:p>
          </table:table-cell>
          <table:table-cell table:style-name="ce4" office:value-type="float" office:value="0.019015384837985" calcext:value-type="float">
            <text:p>0.0190153848</text:p>
          </table:table-cell>
          <table:table-cell table:number-columns-repeated="1022"/>
        </table:table-row>
        <table:table-row table:style-name="ro3" table:number-rows-repeated="359">
          <table:table-cell table:number-columns-repeated="1024"/>
        </table:table-row>
        <table:table-row table:style-name="ro1">
          <table:table-cell table:style-name="ce4" office:value-type="string" calcext:value-type="string">
            <text:p>Kill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illiam@madcowd-desktop:~/workspace/dev/ml/cs294_deeprl/hw1$</text:p>
          </table:table-cell>
          <table:table-cell table:number-columns-repeated="1023"/>
        </table:table-row>
        <table:table-row table:style-name="ro3" table:number-rows-repeated="10471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6:00:57.051453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2-07T17:01:28.249613011</dc:date>
    <meta:editing-duration>PT27M33S</meta:editing-duration>
    <meta:editing-cycles>3</meta:editing-cycles>
    <meta:document-statistic meta:table-count="2" meta:cell-count="251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Sheet2.E2:Sheet2.E21" chart:error-lower-range="Sheet2.E2:Sheet2.E2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2.E2:Sheet2.E21" chart:error-lower-range="Sheet2.E2:Sheet2.E21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15cm" svg:height="11.944cm" xlink:href=".." xlink:type="simple" chart:class="chart:scatter" chart:style-name="ch1">
        <chart:title svg:x="6.971cm" svg:y="0.373cm" chart:style-name="ch2">
          <text:p>Clone Test Mean Return </text:p>
        </chart:title>
        <chart:subtitle svg:x="8.418cm" svg:y="1.409cm" chart:style-name="ch3">
          <text:p>(20 Rollouts)</text:p>
        </chart:subtitle>
        <chart:legend chart:legend-position="end" svg:x="14.9cm" svg:y="5.193cm" style:legend-expansion="high" chart:style-name="ch4"/>
        <chart:plot-area chart:style-name="ch5" table:cell-range-address="Sheet2.C2:Sheet2.D21 Sheet2.D1:Sheet2.D1 Sheet2.J1:Sheet2.J1 Sheet1.G36:Sheet1.G41 Sheet2.H1:Sheet2.H21" chart:data-source-has-labels="row" svg:x="1.39cm" svg:y="2.302cm" svg:width="13.127cm" svg:height="8.427cm">
          <chartooo:coordinate-region svg:x="2.411cm" svg:y="2.496cm" svg:width="11.336cm" svg:height="7.598cm"/>
          <chart:axis chart:dimension="x" chart:name="primary-x" chart:style-name="ch6">
            <chart:title svg:x="5.173cm" svg:y="10.967cm" chart:style-name="ch7">
              <text:p>Batches Observed/Replay Buffer Size</text:p>
            </chart:title>
          </chart:axis>
          <chart:axis chart:dimension="y" chart:name="primary-y" chart:style-name="ch6">
            <chart:title svg:x="0.451cm" svg:y="7.563cm" chart:style-name="ch8">
              <text:p>Mean Reward</text:p>
            </chart:title>
            <chart:grid chart:style-name="ch9" chart:class="major"/>
          </chart:axis>
          <chart:series chart:style-name="ch10" chart:values-cell-range-address="Sheet2.D2:Sheet2.D21" chart:label-cell-address="Sheet2.D1:Sheet2.D1" chart:class="chart:scatter">
            <chart:domain table:cell-range-address="Sheet2.C2:Sheet2.C21"/>
            <chart:error-indicator chart:style-name="ch11" chart:dimension="y"/>
            <chart:data-point chart:repeated="20"/>
          </chart:series>
          <chart:series chart:style-name="ch12" chart:values-cell-range-address="Sheet1.G36:Sheet1.G41" chart:label-cell-address="Sheet2.J1:Sheet2.J1" chart:class="chart:scatter">
            <chart:domain table:cell-range-address="Sheet1.D36:Sheet1.D42"/>
            <chart:data-point chart:repeated="7"/>
          </chart:series>
          <chart:series chart:style-name="ch13" chart:values-cell-range-address="Sheet2.H2:Sheet2.H21" chart:label-cell-address="Sheet2.H1:Sheet2.H1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agger</text:p>
                <draw:g>
                  <svg:desc>Sheet2.D1:Sheet2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Behavioral Cloning</text:p>
                <draw:g>
                  <svg:desc>Sheet2.J1:Sheet2.J1</svg:desc>
                </draw:g>
              </table:table-cell>
              <table:table-cell office:value-type="string">
                <text:p>Expert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2.C2:Sheet2.C21</svg:desc>
                </draw:g>
              </table:table-cell>
              <table:table-cell office:value-type="float" office:value="337.201779682">
                <text:p>337.201779682</text:p>
                <draw:g>
                  <svg:desc>Sheet2.D2:Sheet2.D21</svg:desc>
                </draw:g>
              </table:table-cell>
              <table:table-cell office:value-type="float" office:value="34.1074888768">
                <text:p>34.1074888768</text:p>
                <draw:g>
                  <svg:desc>Sheet2.E2:Sheet2.E21</svg:desc>
                </draw:g>
              </table:table-cell>
              <table:table-cell office:value-type="float" office:value="34.1074888768">
                <text:p>34.1074888768</text:p>
                <draw:g>
                  <svg:desc>Sheet2.E2:Sheet2.E21</svg:desc>
                </draw:g>
              </table:table-cell>
              <table:table-cell office:value-type="float" office:value="1000">
                <text:p>1000</text:p>
                <draw:g>
                  <svg:desc>Sheet1.D36:Sheet1.D42</svg:desc>
                </draw:g>
              </table:table-cell>
              <table:table-cell office:value-type="float" office:value="179.452871551">
                <text:p>179.452871551</text:p>
                <draw:g>
                  <svg:desc>Sheet1.G36:Sheet1.G41</svg:desc>
                </draw:g>
              </table:table-cell>
              <table:table-cell office:value-type="float" office:value="10401.08229">
                <text:p>10401.08229</text:p>
                <draw:g>
                  <svg:desc>Sheet2.H2:Sheet2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284.52092062">
                <text:p>1284.52092062</text:p>
              </table:table-cell>
              <table:table-cell office:value-type="float" office:value="413.614051041">
                <text:p>413.614051041</text:p>
              </table:table-cell>
              <table:table-cell office:value-type="float" office:value="413.614051041">
                <text:p>413.614051041</text:p>
              </table:table-cell>
              <table:table-cell office:value-type="float" office:value="5000">
                <text:p>5000</text:p>
              </table:table-cell>
              <table:table-cell office:value-type="float" office:value="178.129472845">
                <text:p>178.129472845</text:p>
              </table:table-cell>
              <table:table-cell office:value-type="float" office:value="10401.08229">
                <text:p>10401.08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2917.05188089">
                <text:p>2917.05188089</text:p>
              </table:table-cell>
              <table:table-cell office:value-type="float" office:value="2109.59196028">
                <text:p>2109.59196028</text:p>
              </table:table-cell>
              <table:table-cell office:value-type="float" office:value="2109.59196028">
                <text:p>2109.59196028</text:p>
              </table:table-cell>
              <table:table-cell office:value-type="float" office:value="10000">
                <text:p>10000</text:p>
              </table:table-cell>
              <table:table-cell office:value-type="float" office:value="474.056683013">
                <text:p>474.056683013</text:p>
              </table:table-cell>
              <table:table-cell office:value-type="float" office:value="10401.08229">
                <text:p>10401.08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4197.00933362">
                <text:p>4197.00933362</text:p>
              </table:table-cell>
              <table:table-cell office:value-type="float" office:value="2411.02893604">
                <text:p>2411.02893604</text:p>
              </table:table-cell>
              <table:table-cell office:value-type="float" office:value="2411.02893604">
                <text:p>2411.02893604</text:p>
              </table:table-cell>
              <table:table-cell office:value-type="float" office:value="15000">
                <text:p>15000</text:p>
              </table:table-cell>
              <table:table-cell office:value-type="float" office:value="495.870674664">
                <text:p>495.870674664</text:p>
              </table:table-cell>
              <table:table-cell office:value-type="float" office:value="10401.08229">
                <text:p>10401.08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7502.09948049">
                <text:p>7502.09948049</text:p>
              </table:table-cell>
              <table:table-cell office:value-type="float" office:value="3214.24759392">
                <text:p>3214.24759392</text:p>
              </table:table-cell>
              <table:table-cell office:value-type="float" office:value="3214.24759392">
                <text:p>3214.24759392</text:p>
              </table:table-cell>
              <table:table-cell office:value-type="float" office:value="50000">
                <text:p>50000</text:p>
              </table:table-cell>
              <table:table-cell office:value-type="float" office:value="6848.28015071">
                <text:p>6848.28015071</text:p>
              </table:table-cell>
              <table:table-cell office:value-type="float" office:value="10401.08229">
                <text:p>10401.08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7898.78513379">
                <text:p>7898.78513379</text:p>
              </table:table-cell>
              <table:table-cell office:value-type="float" office:value="3387.57945869">
                <text:p>3387.57945869</text:p>
              </table:table-cell>
              <table:table-cell office:value-type="float" office:value="3387.57945869">
                <text:p>3387.57945869</text:p>
              </table:table-cell>
              <table:table-cell office:value-type="float" office:value="100000">
                <text:p>100000</text:p>
              </table:table-cell>
              <table:table-cell office:value-type="float" office:value="9964.98563503">
                <text:p>9964.98563503</text:p>
              </table:table-cell>
              <table:table-cell office:value-type="float" office:value="10401.08229">
                <text:p>10401.082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">
                <text:p>35000</text:p>
              </table:table-cell>
              <table:table-cell office:value-type="float" office:value="10215.3297316">
                <text:p>10215.3297316</text:p>
              </table:table-cell>
              <table:table-cell office:value-type="float" office:value="517.828490481">
                <text:p>517.828490481</text:p>
              </table:table-cell>
              <table:table-cell office:value-type="float" office:value="517.828490481">
                <text:p>517.828490481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10401.08229">
                <text:p>10401.082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">
                <text:p>40000</text:p>
              </table:table-cell>
              <table:table-cell office:value-type="float" office:value="9847.70410895">
                <text:p>9847.70410895</text:p>
              </table:table-cell>
              <table:table-cell office:value-type="float" office:value="1928.24036794">
                <text:p>1928.24036794</text:p>
              </table:table-cell>
              <table:table-cell office:value-type="float" office:value="1928.24036794">
                <text:p>1928.24036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1.08229">
                <text:p>10401.08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">
                <text:p>45000</text:p>
              </table:table-cell>
              <table:table-cell office:value-type="float" office:value="10269.4539351">
                <text:p>10269.4539351</text:p>
              </table:table-cell>
              <table:table-cell office:value-type="float" office:value="75.7267902656">
                <text:p>75.7267902656</text:p>
              </table:table-cell>
              <table:table-cell office:value-type="float" office:value="75.7267902656">
                <text:p>75.726790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1.08229">
                <text:p>10401.082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0203.4904848">
                <text:p>10203.4904848</text:p>
              </table:table-cell>
              <table:table-cell office:value-type="float" office:value="104.68348738">
                <text:p>104.68348738</text:p>
              </table:table-cell>
              <table:table-cell office:value-type="float" office:value="104.68348738">
                <text:p>104.68348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1.08229">
                <text:p>10401.08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0">
                <text:p>55000</text:p>
              </table:table-cell>
              <table:table-cell office:value-type="float" office:value="10272.4565938">
                <text:p>10272.4565938</text:p>
              </table:table-cell>
              <table:table-cell office:value-type="float" office:value="111.034702589">
                <text:p>111.034702589</text:p>
              </table:table-cell>
              <table:table-cell office:value-type="float" office:value="111.034702589">
                <text:p>111.03470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1.08229">
                <text:p>10401.08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0">
                <text:p>60000</text:p>
              </table:table-cell>
              <table:table-cell office:value-type="float" office:value="9857.32408571">
                <text:p>9857.32408571</text:p>
              </table:table-cell>
              <table:table-cell office:value-type="float" office:value="2063.8681163">
                <text:p>2063.8681163</text:p>
              </table:table-cell>
              <table:table-cell office:value-type="float" office:value="2063.8681163">
                <text:p>2063.868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1.08229">
                <text:p>10401.08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0">
                <text:p>65000</text:p>
              </table:table-cell>
              <table:table-cell office:value-type="float" office:value="10393.5627985">
                <text:p>10393.5627985</text:p>
              </table:table-cell>
              <table:table-cell office:value-type="float" office:value="81.0001606514">
                <text:p>81.0001606514</text:p>
              </table:table-cell>
              <table:table-cell office:value-type="float" office:value="81.0001606514">
                <text:p>81.000160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1.08229">
                <text:p>10401.082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0">
                <text:p>70000</text:p>
              </table:table-cell>
              <table:table-cell office:value-type="float" office:value="10351.3157608">
                <text:p>10351.3157608</text:p>
              </table:table-cell>
              <table:table-cell office:value-type="float" office:value="51.0686383817">
                <text:p>51.0686383817</text:p>
              </table:table-cell>
              <table:table-cell office:value-type="float" office:value="51.0686383817">
                <text:p>51.0686383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1.08229">
                <text:p>10401.082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0">
                <text:p>75000</text:p>
              </table:table-cell>
              <table:table-cell office:value-type="float" office:value="7131.48219038">
                <text:p>7131.48219038</text:p>
              </table:table-cell>
              <table:table-cell office:value-type="float" office:value="3893.07058683">
                <text:p>3893.07058683</text:p>
              </table:table-cell>
              <table:table-cell office:value-type="float" office:value="3893.07058683">
                <text:p>3893.07058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1.08229">
                <text:p>10401.082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0">
                <text:p>80000</text:p>
              </table:table-cell>
              <table:table-cell office:value-type="float" office:value="9207.36836019">
                <text:p>9207.36836019</text:p>
              </table:table-cell>
              <table:table-cell office:value-type="float" office:value="2439.62624271">
                <text:p>2439.62624271</text:p>
              </table:table-cell>
              <table:table-cell office:value-type="float" office:value="2439.62624271">
                <text:p>2439.6262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1.08229">
                <text:p>10401.082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0">
                <text:p>85000</text:p>
              </table:table-cell>
              <table:table-cell office:value-type="float" office:value="9613.64871799">
                <text:p>9613.64871799</text:p>
              </table:table-cell>
              <table:table-cell office:value-type="float" office:value="1654.61196217">
                <text:p>1654.61196217</text:p>
              </table:table-cell>
              <table:table-cell office:value-type="float" office:value="1654.61196217">
                <text:p>1654.61196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1.08229">
                <text:p>10401.082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0">
                <text:p>90000</text:p>
              </table:table-cell>
              <table:table-cell office:value-type="float" office:value="9763.89715186">
                <text:p>9763.89715186</text:p>
              </table:table-cell>
              <table:table-cell office:value-type="float" office:value="1932.2138585">
                <text:p>1932.2138585</text:p>
              </table:table-cell>
              <table:table-cell office:value-type="float" office:value="1932.2138585">
                <text:p>1932.2138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1.08229">
                <text:p>10401.082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0">
                <text:p>95000</text:p>
              </table:table-cell>
              <table:table-cell office:value-type="float" office:value="10306.6838609">
                <text:p>10306.6838609</text:p>
              </table:table-cell>
              <table:table-cell office:value-type="float" office:value="72.3431930517">
                <text:p>72.3431930517</text:p>
              </table:table-cell>
              <table:table-cell office:value-type="float" office:value="72.3431930517">
                <text:p>72.343193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1.08229">
                <text:p>10401.082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">
                <text:p>100000</text:p>
              </table:table-cell>
              <table:table-cell office:value-type="float" office:value="9701.4942892">
                <text:p>9701.4942892</text:p>
              </table:table-cell>
              <table:table-cell office:value-type="float" office:value="2099.03469783">
                <text:p>2099.03469783</text:p>
              </table:table-cell>
              <table:table-cell office:value-type="float" office:value="2099.03469783">
                <text:p>2099.03469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1.08229">
                <text:p>10401.082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01cm" xlink:href=".." xlink:type="simple" chart:class="chart:scatter" chart:style-name="ch1">
        <chart:title svg:x="5.71cm" svg:y="0.315cm" chart:style-name="ch2">
          <text:p>Clone Learning Curve</text:p>
        </chart:title>
        <chart:subtitle svg:x="7.301cm" svg:y="1.293cm" chart:style-name="ch3">
          <text:p>Dagger</text:p>
        </chart:subtitle>
        <chart:legend chart:legend-position="end" svg:x="13.515cm" svg:y="4.212cm" style:legend-expansion="high" chart:style-name="ch4"/>
        <chart:plot-area chart:style-name="ch5" table:cell-range-address="Sheet2.A1:Sheet2.B1049 Sheet2.D1:Sheet2.D1" chart:data-source-has-labels="row" svg:x="1.326cm" svg:y="2.128cm" svg:width="11.87cm" svg:height="5.725cm">
          <chartooo:coordinate-region svg:x="1.962cm" svg:y="2.321cm" svg:width="10.656cm" svg:height="4.897cm"/>
          <chart:axis chart:dimension="x" chart:name="primary-x" chart:style-name="ch6">
            <chart:title svg:x="4.481cm" svg:y="8.033cm" chart:style-name="ch7">
              <text:p>Batches Observed/Replay Buffer Size</text:p>
            </chart:title>
          </chart:axis>
          <chart:axis chart:dimension="y" chart:name="primary-y" chart:style-name="ch6">
            <chart:title svg:x="0.451cm" svg:y="5.394cm" chart:style-name="ch8">
              <text:p>MSE</text:p>
            </chart:title>
            <chart:grid chart:style-name="ch9" chart:class="major"/>
          </chart:axis>
          <chart:series chart:style-name="ch10" chart:values-cell-range-address="Sheet2.B1:Sheet2.B1049" chart:label-cell-address="Sheet2.D1:Sheet2.D1" chart:class="chart:scatter">
            <chart:domain table:cell-range-address="Sheet2.A1:Sheet2.A1049"/>
            <chart:data-point chart:repeated="10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gger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A1:Sheet2.A1049</svg:desc>
                </draw:g>
              </table:table-cell>
              <table:table-cell office:value-type="float" office:value="11.4027681350708">
                <text:p>11.4027681350708</text:p>
                <draw:g>
                  <svg:desc>Sheet2.B1:Sheet2.B10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.88133978843688">
                <text:p>2.88133978843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.59764170646667">
                <text:p>2.5976417064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.45225644111633">
                <text:p>2.45225644111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.78966069221496">
                <text:p>1.78966069221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938586592674255">
                <text:p>0.938586592674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.99929630756378">
                <text:p>1.99929630756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.56365621089935">
                <text:p>1.563656210899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.38263797760009">
                <text:p>2.38263797760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533869802951812">
                <text:p>0.533869802951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691666722297668">
                <text:p>0.6916667222976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.0407155752182">
                <text:p>1.0407155752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.08341026306152">
                <text:p>1.08341026306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701863288879394">
                <text:p>0.701863288879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.15476381778717">
                <text:p>1.15476381778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505203425884246">
                <text:p>0.505203425884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503047823905944">
                <text:p>0.5030478239059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645900130271911">
                <text:p>0.645900130271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382406055927276">
                <text:p>0.3824060559272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640506744384765">
                <text:p>0.6405067443847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548847079277038">
                <text:p>0.5488470792770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618189752101898">
                <text:p>0.6181897521018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399567455053329">
                <text:p>0.3995674550533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388239800930023">
                <text:p>0.3882398009300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356249660253524">
                <text:p>0.3562496602535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354838669300079">
                <text:p>0.3548386693000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5.6400032043457">
                <text:p>35.64000320434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502117276191711">
                <text:p>0.502117276191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514285266399383">
                <text:p>0.5142852663993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.86984765529632">
                <text:p>1.869847655296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261008262634277">
                <text:p>0.2610082626342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412919998168945">
                <text:p>0.4129199981689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341098308563232">
                <text:p>0.3410983085632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275279849767684">
                <text:p>0.2752798497676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289142310619354">
                <text:p>0.2891423106193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260593771934509">
                <text:p>0.2605937719345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233934432268142">
                <text:p>0.2339344322681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310082972049713">
                <text:p>0.3100829720497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28504341840744">
                <text:p>0.28504341840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258673816919326">
                <text:p>0.2586738169193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0.25599592924118">
                <text:p>0.255995929241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0.415735244750976">
                <text:p>0.415735244750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0.267945110797882">
                <text:p>0.2679451107978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0.191117852926254">
                <text:p>0.1911178529262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0.290349543094635">
                <text:p>0.2903495430946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0.23622803390026">
                <text:p>0.236228033900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0.225539714097976">
                <text:p>0.225539714097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0.223744139075279">
                <text:p>0.2237441390752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0.262060314416885">
                <text:p>0.2620603144168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259872704744339">
                <text:p>0.2598727047443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0.206831261515617">
                <text:p>0.2068312615156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0.188078328967094">
                <text:p>0.1880783289670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0.174328833818435">
                <text:p>0.174328833818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0.191451296210289">
                <text:p>0.1914512962102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0.176408126950263">
                <text:p>0.1764081269502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0.174243927001953">
                <text:p>0.1742439270019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0.192102909088134">
                <text:p>0.1921029090881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0.220361053943634">
                <text:p>0.2203610539436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0.175861805677413">
                <text:p>0.1758618056774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168404772877693">
                <text:p>0.1684047728776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0.168265730142593">
                <text:p>0.1682657301425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0.159541130065917">
                <text:p>0.1595411300659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0.281472325325012">
                <text:p>0.2814723253250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0.300040930509567">
                <text:p>0.3000409305095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0.172420531511306">
                <text:p>0.1724205315113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0.14050942659378">
                <text:p>0.140509426593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0.158678472042083">
                <text:p>0.1586784720420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0.148950800299644">
                <text:p>0.1489508002996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0.129227072000503">
                <text:p>0.1292270720005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144090816378593">
                <text:p>0.1440908163785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0.128873035311698">
                <text:p>0.1288730353116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0.113328322768211">
                <text:p>0.1133283227682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0.156500443816185">
                <text:p>0.1565004438161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0.163086041808128">
                <text:p>0.1630860418081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0.121062129735946">
                <text:p>0.1210621297359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0.132800549268722">
                <text:p>0.132800549268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0.122601762413978">
                <text:p>0.122601762413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0.142899557948112">
                <text:p>0.1428995579481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0.109123639762401">
                <text:p>0.1091236397624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0.111438944935798">
                <text:p>0.1114389449357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0.117394432425498">
                <text:p>0.1173944324254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0.149062812328338">
                <text:p>0.1490628123283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0.110857978463172">
                <text:p>0.1108579784631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0.0961816161870956">
                <text:p>0.09618161618709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0.0923806279897689">
                <text:p>0.09238062798976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0.116053581237792">
                <text:p>0.1160535812377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0.0945362001657486">
                <text:p>0.09453620016574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0.0949702486395835">
                <text:p>0.09497024863958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0.103773042559623">
                <text:p>0.103773042559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0.0957108736038208">
                <text:p>0.09571087360382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0.112844124436378">
                <text:p>0.1128441244363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0.0884499996900558">
                <text:p>0.08844999969005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0.0877434909343719">
                <text:p>0.08774349093437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0.102994255721569">
                <text:p>0.1029942557215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0.13388192653656">
                <text:p>0.133881926536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0.0971658751368522">
                <text:p>0.0971658751368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0.0997631549835205">
                <text:p>0.09976315498352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0.093722753226757">
                <text:p>0.0937227532267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0.10150533914566">
                <text:p>0.101505339145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0702718198299408">
                <text:p>0.07027181982994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0">
                <text:p>10100</text:p>
              </table:table-cell>
              <table:table-cell office:value-type="float" office:value="0.0795908197760582">
                <text:p>0.07959081977605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0">
                <text:p>10200</text:p>
              </table:table-cell>
              <table:table-cell office:value-type="float" office:value="0.0912816524505615">
                <text:p>0.09128165245056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0">
                <text:p>10300</text:p>
              </table:table-cell>
              <table:table-cell office:value-type="float" office:value="0.0911604538559913">
                <text:p>0.09116045385599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0">
                <text:p>10400</text:p>
              </table:table-cell>
              <table:table-cell office:value-type="float" office:value="0.0886667072772979">
                <text:p>0.08866670727729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0">
                <text:p>10500</text:p>
              </table:table-cell>
              <table:table-cell office:value-type="float" office:value="0.0941674634814262">
                <text:p>0.09416746348142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0">
                <text:p>10600</text:p>
              </table:table-cell>
              <table:table-cell office:value-type="float" office:value="0.107751630246639">
                <text:p>0.1077516302466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0">
                <text:p>10700</text:p>
              </table:table-cell>
              <table:table-cell office:value-type="float" office:value="0.106070563197135">
                <text:p>0.1060705631971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0">
                <text:p>10800</text:p>
              </table:table-cell>
              <table:table-cell office:value-type="float" office:value="0.0931992456316948">
                <text:p>0.09319924563169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0">
                <text:p>10900</text:p>
              </table:table-cell>
              <table:table-cell office:value-type="float" office:value="0.102950654923915">
                <text:p>0.1029506549239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">
                <text:p>11000</text:p>
              </table:table-cell>
              <table:table-cell office:value-type="float" office:value="0.0821621939539909">
                <text:p>0.08216219395399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0">
                <text:p>11100</text:p>
              </table:table-cell>
              <table:table-cell office:value-type="float" office:value="0.102823413908481">
                <text:p>0.1028234139084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0">
                <text:p>11200</text:p>
              </table:table-cell>
              <table:table-cell office:value-type="float" office:value="0.0854067504405975">
                <text:p>0.08540675044059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0">
                <text:p>11300</text:p>
              </table:table-cell>
              <table:table-cell office:value-type="float" office:value="0.0837990641593933">
                <text:p>0.08379906415939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0">
                <text:p>11400</text:p>
              </table:table-cell>
              <table:table-cell office:value-type="float" office:value="0.0757137835025787">
                <text:p>0.07571378350257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0">
                <text:p>11500</text:p>
              </table:table-cell>
              <table:table-cell office:value-type="float" office:value="0.124214097857475">
                <text:p>0.1242140978574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0">
                <text:p>11600</text:p>
              </table:table-cell>
              <table:table-cell office:value-type="float" office:value="0.106284298002719">
                <text:p>0.1062842980027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0">
                <text:p>11700</text:p>
              </table:table-cell>
              <table:table-cell office:value-type="float" office:value="0.0819602236151695">
                <text:p>0.08196022361516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0">
                <text:p>11800</text:p>
              </table:table-cell>
              <table:table-cell office:value-type="float" office:value="0.0796252712607383">
                <text:p>0.07962527126073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0">
                <text:p>11900</text:p>
              </table:table-cell>
              <table:table-cell office:value-type="float" office:value="0.0773571953177452">
                <text:p>0.07735719531774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0">
                <text:p>12000</text:p>
              </table:table-cell>
              <table:table-cell office:value-type="float" office:value="0.110189594328403">
                <text:p>0.1101895943284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0">
                <text:p>12100</text:p>
              </table:table-cell>
              <table:table-cell office:value-type="float" office:value="0.0869172140955925">
                <text:p>0.08691721409559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0">
                <text:p>12200</text:p>
              </table:table-cell>
              <table:table-cell office:value-type="float" office:value="0.0820563286542892">
                <text:p>0.08205632865428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0">
                <text:p>12300</text:p>
              </table:table-cell>
              <table:table-cell office:value-type="float" office:value="0.0716575533151626">
                <text:p>0.07165755331516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0">
                <text:p>12400</text:p>
              </table:table-cell>
              <table:table-cell office:value-type="float" office:value="0.0732025355100631">
                <text:p>0.07320253551006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0">
                <text:p>12500</text:p>
              </table:table-cell>
              <table:table-cell office:value-type="float" office:value="0.0760588869452476">
                <text:p>0.07605888694524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0">
                <text:p>12600</text:p>
              </table:table-cell>
              <table:table-cell office:value-type="float" office:value="0.0730706751346588">
                <text:p>0.07307067513465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0">
                <text:p>12700</text:p>
              </table:table-cell>
              <table:table-cell office:value-type="float" office:value="0.0635300055146217">
                <text:p>0.06353000551462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0">
                <text:p>12800</text:p>
              </table:table-cell>
              <table:table-cell office:value-type="float" office:value="0.0867325216531753">
                <text:p>0.08673252165317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0">
                <text:p>12900</text:p>
              </table:table-cell>
              <table:table-cell office:value-type="float" office:value="0.0671696290373802">
                <text:p>0.06716962903738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0">
                <text:p>13000</text:p>
              </table:table-cell>
              <table:table-cell office:value-type="float" office:value="0.0798134505748748">
                <text:p>0.07981345057487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0">
                <text:p>13100</text:p>
              </table:table-cell>
              <table:table-cell office:value-type="float" office:value="0.0843290835618972">
                <text:p>0.08432908356189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0">
                <text:p>13200</text:p>
              </table:table-cell>
              <table:table-cell office:value-type="float" office:value="0.0789373517036438">
                <text:p>0.07893735170364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0">
                <text:p>13300</text:p>
              </table:table-cell>
              <table:table-cell office:value-type="float" office:value="0.0777396261692047">
                <text:p>0.07773962616920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0">
                <text:p>13400</text:p>
              </table:table-cell>
              <table:table-cell office:value-type="float" office:value="0.0750105828046798">
                <text:p>0.07501058280467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0">
                <text:p>13500</text:p>
              </table:table-cell>
              <table:table-cell office:value-type="float" office:value="0.0814381018280983">
                <text:p>0.08143810182809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0">
                <text:p>13600</text:p>
              </table:table-cell>
              <table:table-cell office:value-type="float" office:value="0.0708121284842491">
                <text:p>0.07081212848424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0">
                <text:p>13700</text:p>
              </table:table-cell>
              <table:table-cell office:value-type="float" office:value="0.0782070755958557">
                <text:p>0.07820707559585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0">
                <text:p>13800</text:p>
              </table:table-cell>
              <table:table-cell office:value-type="float" office:value="0.0751607194542884">
                <text:p>0.07516071945428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0">
                <text:p>13900</text:p>
              </table:table-cell>
              <table:table-cell office:value-type="float" office:value="0.0660822018980979">
                <text:p>0.06608220189809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0">
                <text:p>14000</text:p>
              </table:table-cell>
              <table:table-cell office:value-type="float" office:value="0.0806595906615257">
                <text:p>0.08065959066152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0">
                <text:p>14100</text:p>
              </table:table-cell>
              <table:table-cell office:value-type="float" office:value="0.0635124072432518">
                <text:p>0.06351240724325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0">
                <text:p>14200</text:p>
              </table:table-cell>
              <table:table-cell office:value-type="float" office:value="0.0859480053186416">
                <text:p>0.08594800531864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0">
                <text:p>14300</text:p>
              </table:table-cell>
              <table:table-cell office:value-type="float" office:value="0.0973875001072883">
                <text:p>0.09738750010728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0">
                <text:p>14400</text:p>
              </table:table-cell>
              <table:table-cell office:value-type="float" office:value="0.0755005031824112">
                <text:p>0.07550050318241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0">
                <text:p>14500</text:p>
              </table:table-cell>
              <table:table-cell office:value-type="float" office:value="0.0712419897317886">
                <text:p>0.07124198973178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0">
                <text:p>14600</text:p>
              </table:table-cell>
              <table:table-cell office:value-type="float" office:value="0.0787961035966873">
                <text:p>0.07879610359668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0">
                <text:p>14700</text:p>
              </table:table-cell>
              <table:table-cell office:value-type="float" office:value="0.068480797111988">
                <text:p>0.0684807971119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0">
                <text:p>14800</text:p>
              </table:table-cell>
              <table:table-cell office:value-type="float" office:value="0.066490426659584">
                <text:p>0.0664904266595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0">
                <text:p>14900</text:p>
              </table:table-cell>
              <table:table-cell office:value-type="float" office:value="0.0612276345491409">
                <text:p>0.06122763454914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0">
                <text:p>15000</text:p>
              </table:table-cell>
              <table:table-cell office:value-type="float" office:value="0.0631225109100341">
                <text:p>0.06312251091003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0">
                <text:p>15100</text:p>
              </table:table-cell>
              <table:table-cell office:value-type="float" office:value="0.0652087777853012">
                <text:p>0.06520877778530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0">
                <text:p>15200</text:p>
              </table:table-cell>
              <table:table-cell office:value-type="float" office:value="0.0604325197637081">
                <text:p>0.06043251976370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0">
                <text:p>15300</text:p>
              </table:table-cell>
              <table:table-cell office:value-type="float" office:value="0.0854539573192596">
                <text:p>0.08545395731925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0">
                <text:p>15400</text:p>
              </table:table-cell>
              <table:table-cell office:value-type="float" office:value="0.0741325169801712">
                <text:p>0.07413251698017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0">
                <text:p>15500</text:p>
              </table:table-cell>
              <table:table-cell office:value-type="float" office:value="0.0620207898318767">
                <text:p>0.0620207898318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0">
                <text:p>15600</text:p>
              </table:table-cell>
              <table:table-cell office:value-type="float" office:value="0.0640530809760093">
                <text:p>0.06405308097600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0">
                <text:p>15700</text:p>
              </table:table-cell>
              <table:table-cell office:value-type="float" office:value="0.0566664226353168">
                <text:p>0.05666642263531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0">
                <text:p>15800</text:p>
              </table:table-cell>
              <table:table-cell office:value-type="float" office:value="0.0562042035162448">
                <text:p>0.05620420351624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0">
                <text:p>15900</text:p>
              </table:table-cell>
              <table:table-cell office:value-type="float" office:value="0.0621356926858425">
                <text:p>0.06213569268584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0">
                <text:p>16000</text:p>
              </table:table-cell>
              <table:table-cell office:value-type="float" office:value="0.0648264735937118">
                <text:p>0.06482647359371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0">
                <text:p>16100</text:p>
              </table:table-cell>
              <table:table-cell office:value-type="float" office:value="0.0546939894556999">
                <text:p>0.0546939894556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0">
                <text:p>16200</text:p>
              </table:table-cell>
              <table:table-cell office:value-type="float" office:value="0.067198172211647">
                <text:p>0.0671981722116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0">
                <text:p>16300</text:p>
              </table:table-cell>
              <table:table-cell office:value-type="float" office:value="0.0602217428386211">
                <text:p>0.06022174283862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0">
                <text:p>16400</text:p>
              </table:table-cell>
              <table:table-cell office:value-type="float" office:value="0.0768868774175643">
                <text:p>0.07688687741756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0">
                <text:p>16500</text:p>
              </table:table-cell>
              <table:table-cell office:value-type="float" office:value="0.0654042363166809">
                <text:p>0.06540423631668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0">
                <text:p>16600</text:p>
              </table:table-cell>
              <table:table-cell office:value-type="float" office:value="0.0719752237200737">
                <text:p>0.07197522372007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0">
                <text:p>16700</text:p>
              </table:table-cell>
              <table:table-cell office:value-type="float" office:value="0.0607652999460697">
                <text:p>0.06076529994606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0">
                <text:p>16800</text:p>
              </table:table-cell>
              <table:table-cell office:value-type="float" office:value="0.0566424541175365">
                <text:p>0.05664245411753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0">
                <text:p>16900</text:p>
              </table:table-cell>
              <table:table-cell office:value-type="float" office:value="0.0532739982008934">
                <text:p>0.05327399820089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0">
                <text:p>17000</text:p>
              </table:table-cell>
              <table:table-cell office:value-type="float" office:value="0.0627505183219909">
                <text:p>0.06275051832199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0">
                <text:p>17100</text:p>
              </table:table-cell>
              <table:table-cell office:value-type="float" office:value="0.0712566673755645">
                <text:p>0.07125666737556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0">
                <text:p>17200</text:p>
              </table:table-cell>
              <table:table-cell office:value-type="float" office:value="0.0668235942721366">
                <text:p>0.06682359427213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0">
                <text:p>17300</text:p>
              </table:table-cell>
              <table:table-cell office:value-type="float" office:value="0.0731712877750396">
                <text:p>0.07317128777503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0">
                <text:p>17400</text:p>
              </table:table-cell>
              <table:table-cell office:value-type="float" office:value="0.0783595368266105">
                <text:p>0.07835953682661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0">
                <text:p>17500</text:p>
              </table:table-cell>
              <table:table-cell office:value-type="float" office:value="0.0863090902566909">
                <text:p>0.08630909025669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0">
                <text:p>17600</text:p>
              </table:table-cell>
              <table:table-cell office:value-type="float" office:value="0.0688174068927764">
                <text:p>0.06881740689277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0">
                <text:p>17700</text:p>
              </table:table-cell>
              <table:table-cell office:value-type="float" office:value="0.0555670820176601">
                <text:p>0.05556708201766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0">
                <text:p>17800</text:p>
              </table:table-cell>
              <table:table-cell office:value-type="float" office:value="0.0558063685894012">
                <text:p>0.05580636858940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0">
                <text:p>17900</text:p>
              </table:table-cell>
              <table:table-cell office:value-type="float" office:value="0.0545654855668544">
                <text:p>0.05456548556685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0">
                <text:p>18000</text:p>
              </table:table-cell>
              <table:table-cell office:value-type="float" office:value="0.0674394592642784">
                <text:p>0.06743945926427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0">
                <text:p>18100</text:p>
              </table:table-cell>
              <table:table-cell office:value-type="float" office:value="0.0608768612146377">
                <text:p>0.06087686121463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0">
                <text:p>18200</text:p>
              </table:table-cell>
              <table:table-cell office:value-type="float" office:value="0.0534454807639122">
                <text:p>0.05344548076391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0">
                <text:p>18300</text:p>
              </table:table-cell>
              <table:table-cell office:value-type="float" office:value="0.0528299659490585">
                <text:p>0.05282996594905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0">
                <text:p>18400</text:p>
              </table:table-cell>
              <table:table-cell office:value-type="float" office:value="0.0496712625026702">
                <text:p>0.04967126250267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0">
                <text:p>18500</text:p>
              </table:table-cell>
              <table:table-cell office:value-type="float" office:value="0.0556653961539268">
                <text:p>0.05566539615392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0">
                <text:p>18600</text:p>
              </table:table-cell>
              <table:table-cell office:value-type="float" office:value="0.053922314196825">
                <text:p>0.0539223141968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0">
                <text:p>18700</text:p>
              </table:table-cell>
              <table:table-cell office:value-type="float" office:value="0.0533657632768154">
                <text:p>0.05336576327681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0">
                <text:p>18800</text:p>
              </table:table-cell>
              <table:table-cell office:value-type="float" office:value="0.0596162006258964">
                <text:p>0.05961620062589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0">
                <text:p>18900</text:p>
              </table:table-cell>
              <table:table-cell office:value-type="float" office:value="0.0523499213159084">
                <text:p>0.05234992131590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0">
                <text:p>19000</text:p>
              </table:table-cell>
              <table:table-cell office:value-type="float" office:value="0.0513632893562316">
                <text:p>0.05136328935623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0">
                <text:p>19100</text:p>
              </table:table-cell>
              <table:table-cell office:value-type="float" office:value="0.0535695515573024">
                <text:p>0.05356955155730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0">
                <text:p>19200</text:p>
              </table:table-cell>
              <table:table-cell office:value-type="float" office:value="0.060864683240652">
                <text:p>0.0608646832406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0">
                <text:p>19300</text:p>
              </table:table-cell>
              <table:table-cell office:value-type="float" office:value="0.0536553561687469">
                <text:p>0.05365535616874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0">
                <text:p>19400</text:p>
              </table:table-cell>
              <table:table-cell office:value-type="float" office:value="0.0512732528150081">
                <text:p>0.05127325281500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0">
                <text:p>19500</text:p>
              </table:table-cell>
              <table:table-cell office:value-type="float" office:value="0.0520124025642871">
                <text:p>0.05201240256428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0">
                <text:p>19600</text:p>
              </table:table-cell>
              <table:table-cell office:value-type="float" office:value="0.0474854744970798">
                <text:p>0.04748547449707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0">
                <text:p>19700</text:p>
              </table:table-cell>
              <table:table-cell office:value-type="float" office:value="0.0570119395852088">
                <text:p>0.05701193958520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0">
                <text:p>19800</text:p>
              </table:table-cell>
              <table:table-cell office:value-type="float" office:value="0.0548886321485042">
                <text:p>0.05488863214850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0">
                <text:p>19900</text:p>
              </table:table-cell>
              <table:table-cell office:value-type="float" office:value="0.0599543079733848">
                <text:p>0.05995430797338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">
                <text:p>20000</text:p>
              </table:table-cell>
              <table:table-cell office:value-type="float" office:value="0.0607803128659725">
                <text:p>0.06078031286597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0">
                <text:p>20100</text:p>
              </table:table-cell>
              <table:table-cell office:value-type="float" office:value="0.0598025061190128">
                <text:p>0.05980250611901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0">
                <text:p>20200</text:p>
              </table:table-cell>
              <table:table-cell office:value-type="float" office:value="0.0490504465997219">
                <text:p>0.04905044659972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0">
                <text:p>20300</text:p>
              </table:table-cell>
              <table:table-cell office:value-type="float" office:value="0.0431071445345878">
                <text:p>0.04310714453458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0">
                <text:p>20400</text:p>
              </table:table-cell>
              <table:table-cell office:value-type="float" office:value="0.0455389730632305">
                <text:p>0.04553897306323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0">
                <text:p>20500</text:p>
              </table:table-cell>
              <table:table-cell office:value-type="float" office:value="0.052986703813076">
                <text:p>0.0529867038130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0">
                <text:p>20600</text:p>
              </table:table-cell>
              <table:table-cell office:value-type="float" office:value="0.0458675026893615">
                <text:p>0.04586750268936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0">
                <text:p>20700</text:p>
              </table:table-cell>
              <table:table-cell office:value-type="float" office:value="0.0554821044206619">
                <text:p>0.05548210442066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0">
                <text:p>20800</text:p>
              </table:table-cell>
              <table:table-cell office:value-type="float" office:value="0.0472278259694576">
                <text:p>0.04722782596945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0">
                <text:p>20900</text:p>
              </table:table-cell>
              <table:table-cell office:value-type="float" office:value="0.0555342510342597">
                <text:p>0.05553425103425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0">
                <text:p>21000</text:p>
              </table:table-cell>
              <table:table-cell office:value-type="float" office:value="0.0572735667228698">
                <text:p>0.05727356672286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0">
                <text:p>21100</text:p>
              </table:table-cell>
              <table:table-cell office:value-type="float" office:value="0.053144946694374">
                <text:p>0.0531449466943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0">
                <text:p>21200</text:p>
              </table:table-cell>
              <table:table-cell office:value-type="float" office:value="0.0671372339129448">
                <text:p>0.06713723391294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0">
                <text:p>21300</text:p>
              </table:table-cell>
              <table:table-cell office:value-type="float" office:value="0.0519492886960506">
                <text:p>0.05194928869605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0">
                <text:p>21400</text:p>
              </table:table-cell>
              <table:table-cell office:value-type="float" office:value="0.0480109080672264">
                <text:p>0.04801090806722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0">
                <text:p>21500</text:p>
              </table:table-cell>
              <table:table-cell office:value-type="float" office:value="0.0463392399251461">
                <text:p>0.04633923992514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0">
                <text:p>21600</text:p>
              </table:table-cell>
              <table:table-cell office:value-type="float" office:value="0.0479757413268089">
                <text:p>0.04797574132680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0">
                <text:p>21700</text:p>
              </table:table-cell>
              <table:table-cell office:value-type="float" office:value="0.0498494729399681">
                <text:p>0.04984947293996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0">
                <text:p>21800</text:p>
              </table:table-cell>
              <table:table-cell office:value-type="float" office:value="0.042582631111145">
                <text:p>0.0425826311111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0">
                <text:p>21900</text:p>
              </table:table-cell>
              <table:table-cell office:value-type="float" office:value="0.0463174246251583">
                <text:p>0.04631742462515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0">
                <text:p>22000</text:p>
              </table:table-cell>
              <table:table-cell office:value-type="float" office:value="0.0515501871705055">
                <text:p>0.05155018717050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0">
                <text:p>22100</text:p>
              </table:table-cell>
              <table:table-cell office:value-type="float" office:value="0.0401994660496711">
                <text:p>0.04019946604967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0">
                <text:p>22200</text:p>
              </table:table-cell>
              <table:table-cell office:value-type="float" office:value="0.0496768578886985">
                <text:p>0.04967685788869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0">
                <text:p>22300</text:p>
              </table:table-cell>
              <table:table-cell office:value-type="float" office:value="0.043406918644905">
                <text:p>0.0434069186449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0">
                <text:p>22400</text:p>
              </table:table-cell>
              <table:table-cell office:value-type="float" office:value="0.0475659482181072">
                <text:p>0.04756594821810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0">
                <text:p>22500</text:p>
              </table:table-cell>
              <table:table-cell office:value-type="float" office:value="0.0670032277703285">
                <text:p>0.06700322777032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0">
                <text:p>22600</text:p>
              </table:table-cell>
              <table:table-cell office:value-type="float" office:value="0.0657398849725723">
                <text:p>0.06573988497257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0">
                <text:p>22700</text:p>
              </table:table-cell>
              <table:table-cell office:value-type="float" office:value="0.0466188639402389">
                <text:p>0.04661886394023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0">
                <text:p>22800</text:p>
              </table:table-cell>
              <table:table-cell office:value-type="float" office:value="0.0495007820427417">
                <text:p>0.04950078204274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0">
                <text:p>22900</text:p>
              </table:table-cell>
              <table:table-cell office:value-type="float" office:value="0.0420815013349056">
                <text:p>0.04208150133490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0">
                <text:p>23000</text:p>
              </table:table-cell>
              <table:table-cell office:value-type="float" office:value="0.0441572777926921">
                <text:p>0.04415727779269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0">
                <text:p>23100</text:p>
              </table:table-cell>
              <table:table-cell office:value-type="float" office:value="0.0456632375717163">
                <text:p>0.04566323757171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0">
                <text:p>23200</text:p>
              </table:table-cell>
              <table:table-cell office:value-type="float" office:value="0.0544463582336902">
                <text:p>0.05444635823369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0">
                <text:p>23300</text:p>
              </table:table-cell>
              <table:table-cell office:value-type="float" office:value="0.0451072193682193">
                <text:p>0.04510721936821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0">
                <text:p>23400</text:p>
              </table:table-cell>
              <table:table-cell office:value-type="float" office:value="0.0413573160767555">
                <text:p>0.04135731607675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0">
                <text:p>23500</text:p>
              </table:table-cell>
              <table:table-cell office:value-type="float" office:value="0.049432449042797">
                <text:p>0.0494324490427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0">
                <text:p>23600</text:p>
              </table:table-cell>
              <table:table-cell office:value-type="float" office:value="0.0563585385680198">
                <text:p>0.05635853856801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0">
                <text:p>23700</text:p>
              </table:table-cell>
              <table:table-cell office:value-type="float" office:value="0.0433554872870445">
                <text:p>0.04335548728704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0">
                <text:p>23800</text:p>
              </table:table-cell>
              <table:table-cell office:value-type="float" office:value="0.0394534729421138">
                <text:p>0.03945347294211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0">
                <text:p>23900</text:p>
              </table:table-cell>
              <table:table-cell office:value-type="float" office:value="0.0479835122823715">
                <text:p>0.04798351228237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0">
                <text:p>24000</text:p>
              </table:table-cell>
              <table:table-cell office:value-type="float" office:value="0.0390810891985893">
                <text:p>0.03908108919858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0">
                <text:p>24100</text:p>
              </table:table-cell>
              <table:table-cell office:value-type="float" office:value="0.0400129817426204">
                <text:p>0.04001298174262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0">
                <text:p>24200</text:p>
              </table:table-cell>
              <table:table-cell office:value-type="float" office:value="0.0537728667259216">
                <text:p>0.05377286672592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0">
                <text:p>24300</text:p>
              </table:table-cell>
              <table:table-cell office:value-type="float" office:value="0.0463257916271686">
                <text:p>0.04632579162716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0">
                <text:p>24400</text:p>
              </table:table-cell>
              <table:table-cell office:value-type="float" office:value="0.0363745838403701">
                <text:p>0.03637458384037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0">
                <text:p>24500</text:p>
              </table:table-cell>
              <table:table-cell office:value-type="float" office:value="0.0606384091079235">
                <text:p>0.06063840910792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0">
                <text:p>24600</text:p>
              </table:table-cell>
              <table:table-cell office:value-type="float" office:value="0.0423822216689586">
                <text:p>0.04238222166895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0">
                <text:p>24700</text:p>
              </table:table-cell>
              <table:table-cell office:value-type="float" office:value="0.0487634986639022">
                <text:p>0.04876349866390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0">
                <text:p>24800</text:p>
              </table:table-cell>
              <table:table-cell office:value-type="float" office:value="0.0361870750784873">
                <text:p>0.03618707507848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0">
                <text:p>24900</text:p>
              </table:table-cell>
              <table:table-cell office:value-type="float" office:value="0.0402371436357498">
                <text:p>0.04023714363574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0">
                <text:p>25000</text:p>
              </table:table-cell>
              <table:table-cell office:value-type="float" office:value="0.0445779003202915">
                <text:p>0.04457790032029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0">
                <text:p>25100</text:p>
              </table:table-cell>
              <table:table-cell office:value-type="float" office:value="0.0357156731188297">
                <text:p>0.03571567311882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0">
                <text:p>25200</text:p>
              </table:table-cell>
              <table:table-cell office:value-type="float" office:value="0.0428965538740158">
                <text:p>0.04289655387401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0">
                <text:p>25300</text:p>
              </table:table-cell>
              <table:table-cell office:value-type="float" office:value="0.0424653962254524">
                <text:p>0.04246539622545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0">
                <text:p>25400</text:p>
              </table:table-cell>
              <table:table-cell office:value-type="float" office:value="0.0471911989152431">
                <text:p>0.04719119891524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0">
                <text:p>25500</text:p>
              </table:table-cell>
              <table:table-cell office:value-type="float" office:value="0.0483719408512115">
                <text:p>0.04837194085121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0">
                <text:p>25600</text:p>
              </table:table-cell>
              <table:table-cell office:value-type="float" office:value="0.0512727163732051">
                <text:p>0.05127271637320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0">
                <text:p>25700</text:p>
              </table:table-cell>
              <table:table-cell office:value-type="float" office:value="0.0404370762407779">
                <text:p>0.04043707624077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0">
                <text:p>25800</text:p>
              </table:table-cell>
              <table:table-cell office:value-type="float" office:value="0.0461645647883415">
                <text:p>0.04616456478834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0">
                <text:p>25900</text:p>
              </table:table-cell>
              <table:table-cell office:value-type="float" office:value="0.037304226309061">
                <text:p>0.0373042263090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0">
                <text:p>26000</text:p>
              </table:table-cell>
              <table:table-cell office:value-type="float" office:value="0.0536062978208065">
                <text:p>0.05360629782080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0">
                <text:p>26100</text:p>
              </table:table-cell>
              <table:table-cell office:value-type="float" office:value="0.0390314310789108">
                <text:p>0.03903143107891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0">
                <text:p>26200</text:p>
              </table:table-cell>
              <table:table-cell office:value-type="float" office:value="0.0345677062869071">
                <text:p>0.03456770628690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0">
                <text:p>26300</text:p>
              </table:table-cell>
              <table:table-cell office:value-type="float" office:value="0.0404309593141078">
                <text:p>0.04043095931410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0">
                <text:p>26400</text:p>
              </table:table-cell>
              <table:table-cell office:value-type="float" office:value="0.0376169010996818">
                <text:p>0.03761690109968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0">
                <text:p>26500</text:p>
              </table:table-cell>
              <table:table-cell office:value-type="float" office:value="0.0428894869983196">
                <text:p>0.04288948699831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0">
                <text:p>26600</text:p>
              </table:table-cell>
              <table:table-cell office:value-type="float" office:value="0.043544016778469">
                <text:p>0.0435440167784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0">
                <text:p>26700</text:p>
              </table:table-cell>
              <table:table-cell office:value-type="float" office:value="0.0337824560701847">
                <text:p>0.03378245607018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0">
                <text:p>26800</text:p>
              </table:table-cell>
              <table:table-cell office:value-type="float" office:value="0.0430894643068313">
                <text:p>0.04308946430683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0">
                <text:p>26900</text:p>
              </table:table-cell>
              <table:table-cell office:value-type="float" office:value="0.0347341299057006">
                <text:p>0.03473412990570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0">
                <text:p>27000</text:p>
              </table:table-cell>
              <table:table-cell office:value-type="float" office:value="0.0378201678395271">
                <text:p>0.03782016783952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0">
                <text:p>27100</text:p>
              </table:table-cell>
              <table:table-cell office:value-type="float" office:value="0.0461968705058097">
                <text:p>0.04619687050580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0">
                <text:p>27200</text:p>
              </table:table-cell>
              <table:table-cell office:value-type="float" office:value="0.0462239384651184">
                <text:p>0.04622393846511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0">
                <text:p>27300</text:p>
              </table:table-cell>
              <table:table-cell office:value-type="float" office:value="0.0312200412154197">
                <text:p>0.03122004121541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0">
                <text:p>27400</text:p>
              </table:table-cell>
              <table:table-cell office:value-type="float" office:value="0.0377537757158279">
                <text:p>0.03775377571582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0">
                <text:p>27500</text:p>
              </table:table-cell>
              <table:table-cell office:value-type="float" office:value="0.0358854047954082">
                <text:p>0.03588540479540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0">
                <text:p>27600</text:p>
              </table:table-cell>
              <table:table-cell office:value-type="float" office:value="0.0371739156544208">
                <text:p>0.03717391565442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0">
                <text:p>27700</text:p>
              </table:table-cell>
              <table:table-cell office:value-type="float" office:value="0.0421162657439708">
                <text:p>0.04211626574397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0">
                <text:p>27800</text:p>
              </table:table-cell>
              <table:table-cell office:value-type="float" office:value="0.0463734902441501">
                <text:p>0.04637349024415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0">
                <text:p>27900</text:p>
              </table:table-cell>
              <table:table-cell office:value-type="float" office:value="0.0482669919729232">
                <text:p>0.04826699197292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0">
                <text:p>28000</text:p>
              </table:table-cell>
              <table:table-cell office:value-type="float" office:value="0.0336371250450611">
                <text:p>0.03363712504506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0">
                <text:p>28100</text:p>
              </table:table-cell>
              <table:table-cell office:value-type="float" office:value="0.0482782199978828">
                <text:p>0.04827821999788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0">
                <text:p>28200</text:p>
              </table:table-cell>
              <table:table-cell office:value-type="float" office:value="0.042293656617403">
                <text:p>0.0422936566174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0">
                <text:p>28300</text:p>
              </table:table-cell>
              <table:table-cell office:value-type="float" office:value="0.0370806381106376">
                <text:p>0.03708063811063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0">
                <text:p>28400</text:p>
              </table:table-cell>
              <table:table-cell office:value-type="float" office:value="0.0390098467469215">
                <text:p>0.03900984674692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0">
                <text:p>28500</text:p>
              </table:table-cell>
              <table:table-cell office:value-type="float" office:value="0.0349693857133388">
                <text:p>0.03496938571333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0">
                <text:p>28600</text:p>
              </table:table-cell>
              <table:table-cell office:value-type="float" office:value="0.0534582510590553">
                <text:p>0.05345825105905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0">
                <text:p>28700</text:p>
              </table:table-cell>
              <table:table-cell office:value-type="float" office:value="0.0323256365954875">
                <text:p>0.03232563659548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0">
                <text:p>28800</text:p>
              </table:table-cell>
              <table:table-cell office:value-type="float" office:value="0.0322677455842494">
                <text:p>0.03226774558424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0">
                <text:p>28900</text:p>
              </table:table-cell>
              <table:table-cell office:value-type="float" office:value="0.037872489541769">
                <text:p>0.0378724895417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0">
                <text:p>29000</text:p>
              </table:table-cell>
              <table:table-cell office:value-type="float" office:value="0.0403319932520389">
                <text:p>0.04033199325203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0">
                <text:p>29100</text:p>
              </table:table-cell>
              <table:table-cell office:value-type="float" office:value="0.0349148288369178">
                <text:p>0.03491482883691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0">
                <text:p>29200</text:p>
              </table:table-cell>
              <table:table-cell office:value-type="float" office:value="0.0419397726655006">
                <text:p>0.04193977266550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0">
                <text:p>29300</text:p>
              </table:table-cell>
              <table:table-cell office:value-type="float" office:value="0.0372657254338264">
                <text:p>0.03726572543382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0">
                <text:p>29400</text:p>
              </table:table-cell>
              <table:table-cell office:value-type="float" office:value="0.037215806543827">
                <text:p>0.0372158065438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0">
                <text:p>29500</text:p>
              </table:table-cell>
              <table:table-cell office:value-type="float" office:value="0.039480410516262">
                <text:p>0.0394804105162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0">
                <text:p>29600</text:p>
              </table:table-cell>
              <table:table-cell office:value-type="float" office:value="0.0359375067055225">
                <text:p>0.03593750670552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0">
                <text:p>29700</text:p>
              </table:table-cell>
              <table:table-cell office:value-type="float" office:value="0.0340849943459034">
                <text:p>0.03408499434590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0">
                <text:p>29800</text:p>
              </table:table-cell>
              <table:table-cell office:value-type="float" office:value="0.0406021997332572">
                <text:p>0.04060219973325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0">
                <text:p>29900</text:p>
              </table:table-cell>
              <table:table-cell office:value-type="float" office:value="0.0357403382658958">
                <text:p>0.03574033826589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0">
                <text:p>30000</text:p>
              </table:table-cell>
              <table:table-cell office:value-type="float" office:value="0.051777709275484">
                <text:p>0.0517777092754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0">
                <text:p>30100</text:p>
              </table:table-cell>
              <table:table-cell office:value-type="float" office:value="0.037237174808979">
                <text:p>0.03723717480897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0">
                <text:p>30200</text:p>
              </table:table-cell>
              <table:table-cell office:value-type="float" office:value="0.0349745340645313">
                <text:p>0.03497453406453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0">
                <text:p>30300</text:p>
              </table:table-cell>
              <table:table-cell office:value-type="float" office:value="0.032255545258522">
                <text:p>0.0322555452585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0">
                <text:p>30400</text:p>
              </table:table-cell>
              <table:table-cell office:value-type="float" office:value="0.043611004948616">
                <text:p>0.0436110049486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0">
                <text:p>30500</text:p>
              </table:table-cell>
              <table:table-cell office:value-type="float" office:value="0.0317457616329193">
                <text:p>0.03174576163291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0">
                <text:p>30600</text:p>
              </table:table-cell>
              <table:table-cell office:value-type="float" office:value="0.0398299247026443">
                <text:p>0.03982992470264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0">
                <text:p>30700</text:p>
              </table:table-cell>
              <table:table-cell office:value-type="float" office:value="0.0350147560238838">
                <text:p>0.03501475602388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0">
                <text:p>30800</text:p>
              </table:table-cell>
              <table:table-cell office:value-type="float" office:value="0.0368831194937229">
                <text:p>0.03688311949372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0">
                <text:p>30900</text:p>
              </table:table-cell>
              <table:table-cell office:value-type="float" office:value="0.0362712182104587">
                <text:p>0.03627121821045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0">
                <text:p>31000</text:p>
              </table:table-cell>
              <table:table-cell office:value-type="float" office:value="0.0262133218348026">
                <text:p>0.02621332183480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0">
                <text:p>31100</text:p>
              </table:table-cell>
              <table:table-cell office:value-type="float" office:value="0.0324835628271102">
                <text:p>0.03248356282711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0">
                <text:p>31200</text:p>
              </table:table-cell>
              <table:table-cell office:value-type="float" office:value="0.0427036881446838">
                <text:p>0.04270368814468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0">
                <text:p>31300</text:p>
              </table:table-cell>
              <table:table-cell office:value-type="float" office:value="0.0317422337830066">
                <text:p>0.03174223378300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0">
                <text:p>31400</text:p>
              </table:table-cell>
              <table:table-cell office:value-type="float" office:value="0.0357547998428344">
                <text:p>0.03575479984283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0">
                <text:p>31500</text:p>
              </table:table-cell>
              <table:table-cell office:value-type="float" office:value="0.0319771990180015">
                <text:p>0.03197719901800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0">
                <text:p>31600</text:p>
              </table:table-cell>
              <table:table-cell office:value-type="float" office:value="0.0407446846365928">
                <text:p>0.04074468463659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0">
                <text:p>31700</text:p>
              </table:table-cell>
              <table:table-cell office:value-type="float" office:value="0.0369999706745147">
                <text:p>0.03699997067451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0">
                <text:p>31800</text:p>
              </table:table-cell>
              <table:table-cell office:value-type="float" office:value="0.0382987484335899">
                <text:p>0.03829874843358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0">
                <text:p>31900</text:p>
              </table:table-cell>
              <table:table-cell office:value-type="float" office:value="0.0299340542405843">
                <text:p>0.02993405424058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0">
                <text:p>32000</text:p>
              </table:table-cell>
              <table:table-cell office:value-type="float" office:value="0.0401022657752037">
                <text:p>0.04010226577520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0">
                <text:p>32100</text:p>
              </table:table-cell>
              <table:table-cell office:value-type="float" office:value="0.0347574464976787">
                <text:p>0.03475744649767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0">
                <text:p>32200</text:p>
              </table:table-cell>
              <table:table-cell office:value-type="float" office:value="0.0326268896460533">
                <text:p>0.03262688964605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0">
                <text:p>32300</text:p>
              </table:table-cell>
              <table:table-cell office:value-type="float" office:value="0.0320523045957088">
                <text:p>0.03205230459570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0">
                <text:p>32400</text:p>
              </table:table-cell>
              <table:table-cell office:value-type="float" office:value="0.0318346321582794">
                <text:p>0.03183463215827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0">
                <text:p>32500</text:p>
              </table:table-cell>
              <table:table-cell office:value-type="float" office:value="0.0548672415316104">
                <text:p>0.05486724153161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0">
                <text:p>32600</text:p>
              </table:table-cell>
              <table:table-cell office:value-type="float" office:value="0.0346440449357032">
                <text:p>0.03464404493570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0">
                <text:p>32700</text:p>
              </table:table-cell>
              <table:table-cell office:value-type="float" office:value="0.0317105054855346">
                <text:p>0.03171050548553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0">
                <text:p>32800</text:p>
              </table:table-cell>
              <table:table-cell office:value-type="float" office:value="0.0335614569485187">
                <text:p>0.03356145694851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0">
                <text:p>32900</text:p>
              </table:table-cell>
              <table:table-cell office:value-type="float" office:value="0.0324602127075195">
                <text:p>0.03246021270751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0">
                <text:p>33000</text:p>
              </table:table-cell>
              <table:table-cell office:value-type="float" office:value="0.0343869440257549">
                <text:p>0.03438694402575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0">
                <text:p>33100</text:p>
              </table:table-cell>
              <table:table-cell office:value-type="float" office:value="0.0357332192361354">
                <text:p>0.03573321923613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0">
                <text:p>33200</text:p>
              </table:table-cell>
              <table:table-cell office:value-type="float" office:value="0.036486841738224">
                <text:p>0.0364868417382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0">
                <text:p>33300</text:p>
              </table:table-cell>
              <table:table-cell office:value-type="float" office:value="0.0315443612635135">
                <text:p>0.03154436126351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0">
                <text:p>33400</text:p>
              </table:table-cell>
              <table:table-cell office:value-type="float" office:value="0.0347254909574985">
                <text:p>0.03472549095749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0">
                <text:p>33500</text:p>
              </table:table-cell>
              <table:table-cell office:value-type="float" office:value="0.0319154448807239">
                <text:p>0.03191544488072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0">
                <text:p>33600</text:p>
              </table:table-cell>
              <table:table-cell office:value-type="float" office:value="0.0328443273901939">
                <text:p>0.03284432739019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0">
                <text:p>33700</text:p>
              </table:table-cell>
              <table:table-cell office:value-type="float" office:value="0.0433383733034133">
                <text:p>0.04333837330341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0">
                <text:p>33800</text:p>
              </table:table-cell>
              <table:table-cell office:value-type="float" office:value="0.0387180745601654">
                <text:p>0.03871807456016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0">
                <text:p>33900</text:p>
              </table:table-cell>
              <table:table-cell office:value-type="float" office:value="0.0391605086624622">
                <text:p>0.03916050866246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0">
                <text:p>34000</text:p>
              </table:table-cell>
              <table:table-cell office:value-type="float" office:value="0.0306446440517902">
                <text:p>0.03064464405179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0">
                <text:p>34100</text:p>
              </table:table-cell>
              <table:table-cell office:value-type="float" office:value="0.0312077030539512">
                <text:p>0.03120770305395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0">
                <text:p>34200</text:p>
              </table:table-cell>
              <table:table-cell office:value-type="float" office:value="0.0287588294595479">
                <text:p>0.02875882945954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0">
                <text:p>34300</text:p>
              </table:table-cell>
              <table:table-cell office:value-type="float" office:value="0.0427777394652366">
                <text:p>0.04277773946523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0">
                <text:p>34400</text:p>
              </table:table-cell>
              <table:table-cell office:value-type="float" office:value="0.0290595963597297">
                <text:p>0.02905959635972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0">
                <text:p>34500</text:p>
              </table:table-cell>
              <table:table-cell office:value-type="float" office:value="0.0346801877021789">
                <text:p>0.03468018770217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0">
                <text:p>34600</text:p>
              </table:table-cell>
              <table:table-cell office:value-type="float" office:value="0.0348899662494659">
                <text:p>0.03488996624946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0">
                <text:p>34700</text:p>
              </table:table-cell>
              <table:table-cell office:value-type="float" office:value="0.0362338237464427">
                <text:p>0.03623382374644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0">
                <text:p>34800</text:p>
              </table:table-cell>
              <table:table-cell office:value-type="float" office:value="0.0307568833231925">
                <text:p>0.03075688332319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0">
                <text:p>34900</text:p>
              </table:table-cell>
              <table:table-cell office:value-type="float" office:value="0.0318875238299369">
                <text:p>0.03188752382993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0">
                <text:p>35000</text:p>
              </table:table-cell>
              <table:table-cell office:value-type="float" office:value="0.0327833332121372">
                <text:p>0.03278333321213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0">
                <text:p>35100</text:p>
              </table:table-cell>
              <table:table-cell office:value-type="float" office:value="0.0317975021898746">
                <text:p>0.03179750218987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0">
                <text:p>35200</text:p>
              </table:table-cell>
              <table:table-cell office:value-type="float" office:value="0.0365964248776435">
                <text:p>0.03659642487764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0">
                <text:p>35300</text:p>
              </table:table-cell>
              <table:table-cell office:value-type="float" office:value="0.034378595650196">
                <text:p>0.0343785956501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0">
                <text:p>35400</text:p>
              </table:table-cell>
              <table:table-cell office:value-type="float" office:value="0.0305021107196807">
                <text:p>0.03050211071968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0">
                <text:p>35500</text:p>
              </table:table-cell>
              <table:table-cell office:value-type="float" office:value="0.0296533964574337">
                <text:p>0.02965339645743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0">
                <text:p>35600</text:p>
              </table:table-cell>
              <table:table-cell office:value-type="float" office:value="0.0315940529108047">
                <text:p>0.03159405291080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0">
                <text:p>35700</text:p>
              </table:table-cell>
              <table:table-cell office:value-type="float" office:value="0.0332546941936016">
                <text:p>0.03325469419360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0">
                <text:p>35800</text:p>
              </table:table-cell>
              <table:table-cell office:value-type="float" office:value="0.0316182672977447">
                <text:p>0.03161826729774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0">
                <text:p>35900</text:p>
              </table:table-cell>
              <table:table-cell office:value-type="float" office:value="0.0338600538671016">
                <text:p>0.03386005386710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0">
                <text:p>36000</text:p>
              </table:table-cell>
              <table:table-cell office:value-type="float" office:value="0.0311878845095634">
                <text:p>0.03118788450956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0">
                <text:p>36100</text:p>
              </table:table-cell>
              <table:table-cell office:value-type="float" office:value="0.0264314264059066">
                <text:p>0.02643142640590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0">
                <text:p>36200</text:p>
              </table:table-cell>
              <table:table-cell office:value-type="float" office:value="0.0319868810474872">
                <text:p>0.03198688104748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0">
                <text:p>36300</text:p>
              </table:table-cell>
              <table:table-cell office:value-type="float" office:value="0.0323743373155593">
                <text:p>0.03237433731555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0">
                <text:p>36400</text:p>
              </table:table-cell>
              <table:table-cell office:value-type="float" office:value="0.0335332527756691">
                <text:p>0.03353325277566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0">
                <text:p>36500</text:p>
              </table:table-cell>
              <table:table-cell office:value-type="float" office:value="0.0345661044120788">
                <text:p>0.03456610441207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0">
                <text:p>36600</text:p>
              </table:table-cell>
              <table:table-cell office:value-type="float" office:value="0.0408084727823734">
                <text:p>0.04080847278237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0">
                <text:p>36700</text:p>
              </table:table-cell>
              <table:table-cell office:value-type="float" office:value="0.0307047609239816">
                <text:p>0.03070476092398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0">
                <text:p>36800</text:p>
              </table:table-cell>
              <table:table-cell office:value-type="float" office:value="0.0373224020004272">
                <text:p>0.03732240200042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0">
                <text:p>36900</text:p>
              </table:table-cell>
              <table:table-cell office:value-type="float" office:value="0.0275725498795509">
                <text:p>0.02757254987955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0">
                <text:p>37000</text:p>
              </table:table-cell>
              <table:table-cell office:value-type="float" office:value="0.0306780003011226">
                <text:p>0.030678000301122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0">
                <text:p>37100</text:p>
              </table:table-cell>
              <table:table-cell office:value-type="float" office:value="0.0413019806146621">
                <text:p>0.04130198061466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0">
                <text:p>37200</text:p>
              </table:table-cell>
              <table:table-cell office:value-type="float" office:value="0.0314936935901641">
                <text:p>0.031493693590164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0">
                <text:p>37300</text:p>
              </table:table-cell>
              <table:table-cell office:value-type="float" office:value="0.0278447829186916">
                <text:p>0.02784478291869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0">
                <text:p>37400</text:p>
              </table:table-cell>
              <table:table-cell office:value-type="float" office:value="0.0341787599027156">
                <text:p>0.03417875990271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0">
                <text:p>37500</text:p>
              </table:table-cell>
              <table:table-cell office:value-type="float" office:value="0.0322761535644531">
                <text:p>0.03227615356445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0">
                <text:p>37600</text:p>
              </table:table-cell>
              <table:table-cell office:value-type="float" office:value="0.026182871311903">
                <text:p>0.0261828713119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0">
                <text:p>37700</text:p>
              </table:table-cell>
              <table:table-cell office:value-type="float" office:value="0.0317089147865772">
                <text:p>0.03170891478657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0">
                <text:p>37800</text:p>
              </table:table-cell>
              <table:table-cell office:value-type="float" office:value="0.0281198620796203">
                <text:p>0.02811986207962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0">
                <text:p>37900</text:p>
              </table:table-cell>
              <table:table-cell office:value-type="float" office:value="0.0345476865768432">
                <text:p>0.03454768657684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0">
                <text:p>38000</text:p>
              </table:table-cell>
              <table:table-cell office:value-type="float" office:value="0.0313389226794242">
                <text:p>0.03133892267942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0">
                <text:p>38100</text:p>
              </table:table-cell>
              <table:table-cell office:value-type="float" office:value="0.0259389653801918">
                <text:p>0.02593896538019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0">
                <text:p>38200</text:p>
              </table:table-cell>
              <table:table-cell office:value-type="float" office:value="0.0290574841201305">
                <text:p>0.02905748412013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0">
                <text:p>38300</text:p>
              </table:table-cell>
              <table:table-cell office:value-type="float" office:value="0.0298835132271051">
                <text:p>0.029883513227105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0">
                <text:p>38400</text:p>
              </table:table-cell>
              <table:table-cell office:value-type="float" office:value="0.0367966592311859">
                <text:p>0.03679665923118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0">
                <text:p>38500</text:p>
              </table:table-cell>
              <table:table-cell office:value-type="float" office:value="0.0304936133325099">
                <text:p>0.03049361333250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0">
                <text:p>38600</text:p>
              </table:table-cell>
              <table:table-cell office:value-type="float" office:value="0.0339914560317993">
                <text:p>0.03399145603179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0">
                <text:p>38700</text:p>
              </table:table-cell>
              <table:table-cell office:value-type="float" office:value="0.0304621830582618">
                <text:p>0.03046218305826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0">
                <text:p>38800</text:p>
              </table:table-cell>
              <table:table-cell office:value-type="float" office:value="0.0323112532496452">
                <text:p>0.03231125324964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0">
                <text:p>38900</text:p>
              </table:table-cell>
              <table:table-cell office:value-type="float" office:value="0.0310923568904399">
                <text:p>0.03109235689043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0">
                <text:p>39000</text:p>
              </table:table-cell>
              <table:table-cell office:value-type="float" office:value="0.0365995168685913">
                <text:p>0.03659951686859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0">
                <text:p>39100</text:p>
              </table:table-cell>
              <table:table-cell office:value-type="float" office:value="0.0306211858987808">
                <text:p>0.03062118589878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0">
                <text:p>39200</text:p>
              </table:table-cell>
              <table:table-cell office:value-type="float" office:value="0.0324534848332405">
                <text:p>0.03245348483324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0">
                <text:p>39300</text:p>
              </table:table-cell>
              <table:table-cell office:value-type="float" office:value="0.0329368375241756">
                <text:p>0.03293683752417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0">
                <text:p>39400</text:p>
              </table:table-cell>
              <table:table-cell office:value-type="float" office:value="0.029039004817605">
                <text:p>0.0290390048176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0">
                <text:p>39500</text:p>
              </table:table-cell>
              <table:table-cell office:value-type="float" office:value="0.0282018072903156">
                <text:p>0.02820180729031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0">
                <text:p>39600</text:p>
              </table:table-cell>
              <table:table-cell office:value-type="float" office:value="0.0380756929516792">
                <text:p>0.03807569295167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0">
                <text:p>39700</text:p>
              </table:table-cell>
              <table:table-cell office:value-type="float" office:value="0.0384084284305572">
                <text:p>0.038408428430557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0">
                <text:p>39800</text:p>
              </table:table-cell>
              <table:table-cell office:value-type="float" office:value="0.0357803329825401">
                <text:p>0.03578033298254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0">
                <text:p>39900</text:p>
              </table:table-cell>
              <table:table-cell office:value-type="float" office:value="0.0267498176544904">
                <text:p>0.02674981765449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0">
                <text:p>40000</text:p>
              </table:table-cell>
              <table:table-cell office:value-type="float" office:value="0.0319066569209098">
                <text:p>0.03190665692090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0">
                <text:p>40100</text:p>
              </table:table-cell>
              <table:table-cell office:value-type="float" office:value="0.0359721630811691">
                <text:p>0.03597216308116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0">
                <text:p>40200</text:p>
              </table:table-cell>
              <table:table-cell office:value-type="float" office:value="0.027893841266632">
                <text:p>0.0278938412666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0">
                <text:p>40300</text:p>
              </table:table-cell>
              <table:table-cell office:value-type="float" office:value="0.0308324806392192">
                <text:p>0.03083248063921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0">
                <text:p>40400</text:p>
              </table:table-cell>
              <table:table-cell office:value-type="float" office:value="0.0250771883875131">
                <text:p>0.02507718838751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0">
                <text:p>40500</text:p>
              </table:table-cell>
              <table:table-cell office:value-type="float" office:value="0.025819506496191">
                <text:p>0.0258195064961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0">
                <text:p>40600</text:p>
              </table:table-cell>
              <table:table-cell office:value-type="float" office:value="0.0258899573236703">
                <text:p>0.02588995732367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0">
                <text:p>40700</text:p>
              </table:table-cell>
              <table:table-cell office:value-type="float" office:value="0.0303273182362318">
                <text:p>0.03032731823623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0">
                <text:p>40800</text:p>
              </table:table-cell>
              <table:table-cell office:value-type="float" office:value="0.0343321859836578">
                <text:p>0.03433218598365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0">
                <text:p>40900</text:p>
              </table:table-cell>
              <table:table-cell office:value-type="float" office:value="0.0351987965404987">
                <text:p>0.035198796540498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0">
                <text:p>41000</text:p>
              </table:table-cell>
              <table:table-cell office:value-type="float" office:value="0.0299804508686065">
                <text:p>0.02998045086860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0">
                <text:p>41100</text:p>
              </table:table-cell>
              <table:table-cell office:value-type="float" office:value="0.0312865152955055">
                <text:p>0.03128651529550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0">
                <text:p>41200</text:p>
              </table:table-cell>
              <table:table-cell office:value-type="float" office:value="0.03579942882061">
                <text:p>0.035799428820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0">
                <text:p>41300</text:p>
              </table:table-cell>
              <table:table-cell office:value-type="float" office:value="0.0242914948612451">
                <text:p>0.02429149486124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0">
                <text:p>41400</text:p>
              </table:table-cell>
              <table:table-cell office:value-type="float" office:value="0.0311601851135492">
                <text:p>0.03116018511354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0">
                <text:p>41500</text:p>
              </table:table-cell>
              <table:table-cell office:value-type="float" office:value="0.0271737910807132">
                <text:p>0.02717379108071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0">
                <text:p>41600</text:p>
              </table:table-cell>
              <table:table-cell office:value-type="float" office:value="0.0250580441206693">
                <text:p>0.025058044120669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0">
                <text:p>41700</text:p>
              </table:table-cell>
              <table:table-cell office:value-type="float" office:value="0.02669064886868">
                <text:p>0.0266906488686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0">
                <text:p>41800</text:p>
              </table:table-cell>
              <table:table-cell office:value-type="float" office:value="0.0333380736410617">
                <text:p>0.03333807364106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0">
                <text:p>41900</text:p>
              </table:table-cell>
              <table:table-cell office:value-type="float" office:value="0.0258837677538394">
                <text:p>0.02588376775383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0">
                <text:p>42000</text:p>
              </table:table-cell>
              <table:table-cell office:value-type="float" office:value="0.0296240728348493">
                <text:p>0.029624072834849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0">
                <text:p>42100</text:p>
              </table:table-cell>
              <table:table-cell office:value-type="float" office:value="0.025447504594922">
                <text:p>0.0254475045949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0">
                <text:p>42200</text:p>
              </table:table-cell>
              <table:table-cell office:value-type="float" office:value="0.0274275094270706">
                <text:p>0.02742750942707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0">
                <text:p>42300</text:p>
              </table:table-cell>
              <table:table-cell office:value-type="float" office:value="0.0300713554024696">
                <text:p>0.03007135540246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0">
                <text:p>42400</text:p>
              </table:table-cell>
              <table:table-cell office:value-type="float" office:value="0.0279945600777864">
                <text:p>0.02799456007778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0">
                <text:p>42500</text:p>
              </table:table-cell>
              <table:table-cell office:value-type="float" office:value="0.0271896626800298">
                <text:p>0.02718966268002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0">
                <text:p>42600</text:p>
              </table:table-cell>
              <table:table-cell office:value-type="float" office:value="0.0277796238660812">
                <text:p>0.02777962386608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0">
                <text:p>42700</text:p>
              </table:table-cell>
              <table:table-cell office:value-type="float" office:value="0.031252421438694">
                <text:p>0.0312524214386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0">
                <text:p>42800</text:p>
              </table:table-cell>
              <table:table-cell office:value-type="float" office:value="0.0249418579041957">
                <text:p>0.02494185790419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0">
                <text:p>42900</text:p>
              </table:table-cell>
              <table:table-cell office:value-type="float" office:value="0.0279128886759281">
                <text:p>0.02791288867592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0">
                <text:p>43000</text:p>
              </table:table-cell>
              <table:table-cell office:value-type="float" office:value="0.026744570583105">
                <text:p>0.0267445705831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0">
                <text:p>43100</text:p>
              </table:table-cell>
              <table:table-cell office:value-type="float" office:value="0.0293078068643808">
                <text:p>0.029307806864380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0">
                <text:p>43200</text:p>
              </table:table-cell>
              <table:table-cell office:value-type="float" office:value="0.0263952072709798">
                <text:p>0.026395207270979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0">
                <text:p>43300</text:p>
              </table:table-cell>
              <table:table-cell office:value-type="float" office:value="0.029575128108263">
                <text:p>0.0295751281082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0">
                <text:p>43400</text:p>
              </table:table-cell>
              <table:table-cell office:value-type="float" office:value="0.0300561115145683">
                <text:p>0.030056111514568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0">
                <text:p>43500</text:p>
              </table:table-cell>
              <table:table-cell office:value-type="float" office:value="0.0293768811970949">
                <text:p>0.029376881197094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0">
                <text:p>43600</text:p>
              </table:table-cell>
              <table:table-cell office:value-type="float" office:value="0.0265682265162467">
                <text:p>0.02656822651624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0">
                <text:p>43700</text:p>
              </table:table-cell>
              <table:table-cell office:value-type="float" office:value="0.0247148517519235">
                <text:p>0.02471485175192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0">
                <text:p>43800</text:p>
              </table:table-cell>
              <table:table-cell office:value-type="float" office:value="0.0252269115298986">
                <text:p>0.02522691152989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0">
                <text:p>43900</text:p>
              </table:table-cell>
              <table:table-cell office:value-type="float" office:value="0.0251647625118494">
                <text:p>0.025164762511849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0">
                <text:p>44000</text:p>
              </table:table-cell>
              <table:table-cell office:value-type="float" office:value="0.0259816721081733">
                <text:p>0.02598167210817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0">
                <text:p>44100</text:p>
              </table:table-cell>
              <table:table-cell office:value-type="float" office:value="0.0267640873789787">
                <text:p>0.026764087378978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0">
                <text:p>44200</text:p>
              </table:table-cell>
              <table:table-cell office:value-type="float" office:value="0.0327412486076355">
                <text:p>0.03274124860763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0">
                <text:p>44300</text:p>
              </table:table-cell>
              <table:table-cell office:value-type="float" office:value="0.0247334130108356">
                <text:p>0.02473341301083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0">
                <text:p>44400</text:p>
              </table:table-cell>
              <table:table-cell office:value-type="float" office:value="0.0305604804307222">
                <text:p>0.03056048043072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0">
                <text:p>44500</text:p>
              </table:table-cell>
              <table:table-cell office:value-type="float" office:value="0.0240075886249542">
                <text:p>0.02400758862495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0">
                <text:p>44600</text:p>
              </table:table-cell>
              <table:table-cell office:value-type="float" office:value="0.0350381061434745">
                <text:p>0.03503810614347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0">
                <text:p>44700</text:p>
              </table:table-cell>
              <table:table-cell office:value-type="float" office:value="0.0303886458277702">
                <text:p>0.03038864582777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0">
                <text:p>44800</text:p>
              </table:table-cell>
              <table:table-cell office:value-type="float" office:value="0.0249715149402618">
                <text:p>0.02497151494026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0">
                <text:p>44900</text:p>
              </table:table-cell>
              <table:table-cell office:value-type="float" office:value="0.0284760016947984">
                <text:p>0.02847600169479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0">
                <text:p>45000</text:p>
              </table:table-cell>
              <table:table-cell office:value-type="float" office:value="0.0300764106214046">
                <text:p>0.03007641062140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0">
                <text:p>45100</text:p>
              </table:table-cell>
              <table:table-cell office:value-type="float" office:value="0.0315681658685207">
                <text:p>0.031568165868520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0">
                <text:p>45200</text:p>
              </table:table-cell>
              <table:table-cell office:value-type="float" office:value="0.0240974351763725">
                <text:p>0.02409743517637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0">
                <text:p>45300</text:p>
              </table:table-cell>
              <table:table-cell office:value-type="float" office:value="0.0228859595954418">
                <text:p>0.02288595959544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0">
                <text:p>45400</text:p>
              </table:table-cell>
              <table:table-cell office:value-type="float" office:value="0.0280366856604814">
                <text:p>0.02803668566048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0">
                <text:p>45500</text:p>
              </table:table-cell>
              <table:table-cell office:value-type="float" office:value="0.0384124480187892">
                <text:p>0.03841244801878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0">
                <text:p>45600</text:p>
              </table:table-cell>
              <table:table-cell office:value-type="float" office:value="0.0259881652891635">
                <text:p>0.02598816528916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0">
                <text:p>45700</text:p>
              </table:table-cell>
              <table:table-cell office:value-type="float" office:value="0.0337538793683052">
                <text:p>0.03375387936830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0">
                <text:p>45800</text:p>
              </table:table-cell>
              <table:table-cell office:value-type="float" office:value="0.0407911948859691">
                <text:p>0.04079119488596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0">
                <text:p>45900</text:p>
              </table:table-cell>
              <table:table-cell office:value-type="float" office:value="0.0320797748863697">
                <text:p>0.03207977488636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0">
                <text:p>46000</text:p>
              </table:table-cell>
              <table:table-cell office:value-type="float" office:value="0.0282148551195859">
                <text:p>0.02821485511958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0">
                <text:p>46100</text:p>
              </table:table-cell>
              <table:table-cell office:value-type="float" office:value="0.0321959890425205">
                <text:p>0.03219598904252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0">
                <text:p>46200</text:p>
              </table:table-cell>
              <table:table-cell office:value-type="float" office:value="0.0251445174217224">
                <text:p>0.02514451742172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0">
                <text:p>46300</text:p>
              </table:table-cell>
              <table:table-cell office:value-type="float" office:value="0.0308356862515211">
                <text:p>0.03083568625152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0">
                <text:p>46400</text:p>
              </table:table-cell>
              <table:table-cell office:value-type="float" office:value="0.0244173184037208">
                <text:p>0.024417318403720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0">
                <text:p>46500</text:p>
              </table:table-cell>
              <table:table-cell office:value-type="float" office:value="0.0326425731182098">
                <text:p>0.03264257311820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0">
                <text:p>46600</text:p>
              </table:table-cell>
              <table:table-cell office:value-type="float" office:value="0.0309178009629249">
                <text:p>0.03091780096292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0">
                <text:p>46700</text:p>
              </table:table-cell>
              <table:table-cell office:value-type="float" office:value="0.0237367935478687">
                <text:p>0.023736793547868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0">
                <text:p>46800</text:p>
              </table:table-cell>
              <table:table-cell office:value-type="float" office:value="0.0260027907788753">
                <text:p>0.02600279077887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0">
                <text:p>46900</text:p>
              </table:table-cell>
              <table:table-cell office:value-type="float" office:value="0.0238358173519372">
                <text:p>0.02383581735193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0">
                <text:p>47000</text:p>
              </table:table-cell>
              <table:table-cell office:value-type="float" office:value="0.0233056619763374">
                <text:p>0.02330566197633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0">
                <text:p>47100</text:p>
              </table:table-cell>
              <table:table-cell office:value-type="float" office:value="0.0263696052134037">
                <text:p>0.02636960521340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0">
                <text:p>47200</text:p>
              </table:table-cell>
              <table:table-cell office:value-type="float" office:value="0.0254883598536252">
                <text:p>0.02548835985362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0">
                <text:p>47300</text:p>
              </table:table-cell>
              <table:table-cell office:value-type="float" office:value="0.0231323707848787">
                <text:p>0.023132370784878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0">
                <text:p>47400</text:p>
              </table:table-cell>
              <table:table-cell office:value-type="float" office:value="0.0340146198868751">
                <text:p>0.03401461988687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0">
                <text:p>47500</text:p>
              </table:table-cell>
              <table:table-cell office:value-type="float" office:value="0.0236135013401508">
                <text:p>0.02361350134015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0">
                <text:p>47600</text:p>
              </table:table-cell>
              <table:table-cell office:value-type="float" office:value="0.0310342758893966">
                <text:p>0.03103427588939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0">
                <text:p>47700</text:p>
              </table:table-cell>
              <table:table-cell office:value-type="float" office:value="0.0279998034238815">
                <text:p>0.02799980342388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0">
                <text:p>47800</text:p>
              </table:table-cell>
              <table:table-cell office:value-type="float" office:value="0.0255671311169862">
                <text:p>0.025567131116986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0">
                <text:p>47900</text:p>
              </table:table-cell>
              <table:table-cell office:value-type="float" office:value="0.0223351046442985">
                <text:p>0.02233510464429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0">
                <text:p>48000</text:p>
              </table:table-cell>
              <table:table-cell office:value-type="float" office:value="0.0222390927374362">
                <text:p>0.02223909273743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0">
                <text:p>48100</text:p>
              </table:table-cell>
              <table:table-cell office:value-type="float" office:value="0.0214991308748722">
                <text:p>0.02149913087487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0">
                <text:p>48200</text:p>
              </table:table-cell>
              <table:table-cell office:value-type="float" office:value="0.024252051487565">
                <text:p>0.0242520514875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0">
                <text:p>48300</text:p>
              </table:table-cell>
              <table:table-cell office:value-type="float" office:value="0.0390005558729171">
                <text:p>0.039000555872917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0">
                <text:p>48400</text:p>
              </table:table-cell>
              <table:table-cell office:value-type="float" office:value="0.0205365344882011">
                <text:p>0.02053653448820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0">
                <text:p>48500</text:p>
              </table:table-cell>
              <table:table-cell office:value-type="float" office:value="0.0237171910703182">
                <text:p>0.02371719107031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0">
                <text:p>48600</text:p>
              </table:table-cell>
              <table:table-cell office:value-type="float" office:value="0.0249224826693534">
                <text:p>0.02492248266935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0">
                <text:p>48700</text:p>
              </table:table-cell>
              <table:table-cell office:value-type="float" office:value="0.0343578867614269">
                <text:p>0.03435788676142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0">
                <text:p>48800</text:p>
              </table:table-cell>
              <table:table-cell office:value-type="float" office:value="0.0262585487216711">
                <text:p>0.02625854872167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0">
                <text:p>48900</text:p>
              </table:table-cell>
              <table:table-cell office:value-type="float" office:value="0.026005882769823">
                <text:p>0.0260058827698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0">
                <text:p>49000</text:p>
              </table:table-cell>
              <table:table-cell office:value-type="float" office:value="0.0284252204000949">
                <text:p>0.02842522040009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0">
                <text:p>49100</text:p>
              </table:table-cell>
              <table:table-cell office:value-type="float" office:value="0.030300622805953">
                <text:p>0.0303006228059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0">
                <text:p>49200</text:p>
              </table:table-cell>
              <table:table-cell office:value-type="float" office:value="0.0209165457636117">
                <text:p>0.02091654576361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0">
                <text:p>49300</text:p>
              </table:table-cell>
              <table:table-cell office:value-type="float" office:value="0.0226863771677017">
                <text:p>0.02268637716770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0">
                <text:p>49400</text:p>
              </table:table-cell>
              <table:table-cell office:value-type="float" office:value="0.0203120950609445">
                <text:p>0.02031209506094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0">
                <text:p>49500</text:p>
              </table:table-cell>
              <table:table-cell office:value-type="float" office:value="0.0257291942834854">
                <text:p>0.02572919428348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0">
                <text:p>49600</text:p>
              </table:table-cell>
              <table:table-cell office:value-type="float" office:value="0.0245521422475576">
                <text:p>0.02455214224755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0">
                <text:p>49700</text:p>
              </table:table-cell>
              <table:table-cell office:value-type="float" office:value="0.0241519100964069">
                <text:p>0.02415191009640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0">
                <text:p>49800</text:p>
              </table:table-cell>
              <table:table-cell office:value-type="float" office:value="0.0273382384330034">
                <text:p>0.02733823843300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0">
                <text:p>49900</text:p>
              </table:table-cell>
              <table:table-cell office:value-type="float" office:value="0.0200149491429328">
                <text:p>0.02001494914293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0">
                <text:p>50000</text:p>
              </table:table-cell>
              <table:table-cell office:value-type="float" office:value="0.0302973333746194">
                <text:p>0.030297333374619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00">
                <text:p>50100</text:p>
              </table:table-cell>
              <table:table-cell office:value-type="float" office:value="0.0262792780995368">
                <text:p>0.02627927809953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00">
                <text:p>50200</text:p>
              </table:table-cell>
              <table:table-cell office:value-type="float" office:value="0.0260100122541189">
                <text:p>0.026010012254118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00">
                <text:p>50300</text:p>
              </table:table-cell>
              <table:table-cell office:value-type="float" office:value="0.02429074421525">
                <text:p>0.024290744215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00">
                <text:p>50400</text:p>
              </table:table-cell>
              <table:table-cell office:value-type="float" office:value="0.0267118774354457">
                <text:p>0.02671187743544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00">
                <text:p>50500</text:p>
              </table:table-cell>
              <table:table-cell office:value-type="float" office:value="0.0285951383411884">
                <text:p>0.028595138341188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00">
                <text:p>50600</text:p>
              </table:table-cell>
              <table:table-cell office:value-type="float" office:value="0.0241362228989601">
                <text:p>0.02413622289896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00">
                <text:p>50700</text:p>
              </table:table-cell>
              <table:table-cell office:value-type="float" office:value="0.0226212181150913">
                <text:p>0.02262121811509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00">
                <text:p>50800</text:p>
              </table:table-cell>
              <table:table-cell office:value-type="float" office:value="0.0203504711389541">
                <text:p>0.02035047113895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00">
                <text:p>50900</text:p>
              </table:table-cell>
              <table:table-cell office:value-type="float" office:value="0.0238367225974798">
                <text:p>0.023836722597479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00">
                <text:p>51000</text:p>
              </table:table-cell>
              <table:table-cell office:value-type="float" office:value="0.0227312836796045">
                <text:p>0.022731283679604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00">
                <text:p>51100</text:p>
              </table:table-cell>
              <table:table-cell office:value-type="float" office:value="0.023776825517416">
                <text:p>0.0237768255174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00">
                <text:p>51200</text:p>
              </table:table-cell>
              <table:table-cell office:value-type="float" office:value="0.0249079950153827">
                <text:p>0.02490799501538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00">
                <text:p>51300</text:p>
              </table:table-cell>
              <table:table-cell office:value-type="float" office:value="0.0252127218991518">
                <text:p>0.02521272189915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00">
                <text:p>51400</text:p>
              </table:table-cell>
              <table:table-cell office:value-type="float" office:value="0.023621279746294">
                <text:p>0.0236212797462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00">
                <text:p>51500</text:p>
              </table:table-cell>
              <table:table-cell office:value-type="float" office:value="0.0318393632769584">
                <text:p>0.031839363276958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00">
                <text:p>51600</text:p>
              </table:table-cell>
              <table:table-cell office:value-type="float" office:value="0.0255709923803806">
                <text:p>0.025570992380380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00">
                <text:p>51700</text:p>
              </table:table-cell>
              <table:table-cell office:value-type="float" office:value="0.0224395263940095">
                <text:p>0.02243952639400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00">
                <text:p>51800</text:p>
              </table:table-cell>
              <table:table-cell office:value-type="float" office:value="0.0260754264891147">
                <text:p>0.02607542648911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00">
                <text:p>51900</text:p>
              </table:table-cell>
              <table:table-cell office:value-type="float" office:value="0.0274511948227882">
                <text:p>0.027451194822788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00">
                <text:p>52000</text:p>
              </table:table-cell>
              <table:table-cell office:value-type="float" office:value="0.0267733037471771">
                <text:p>0.026773303747177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00">
                <text:p>52100</text:p>
              </table:table-cell>
              <table:table-cell office:value-type="float" office:value="0.0231358967721462">
                <text:p>0.02313589677214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00">
                <text:p>52200</text:p>
              </table:table-cell>
              <table:table-cell office:value-type="float" office:value="0.0240247510373592">
                <text:p>0.02402475103735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00">
                <text:p>52300</text:p>
              </table:table-cell>
              <table:table-cell office:value-type="float" office:value="0.0230886805802583">
                <text:p>0.02308868058025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00">
                <text:p>52400</text:p>
              </table:table-cell>
              <table:table-cell office:value-type="float" office:value="0.0235359482467174">
                <text:p>0.023535948246717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00">
                <text:p>52500</text:p>
              </table:table-cell>
              <table:table-cell office:value-type="float" office:value="0.0585230663418769">
                <text:p>0.05852306634187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00">
                <text:p>52600</text:p>
              </table:table-cell>
              <table:table-cell office:value-type="float" office:value="0.0217300839722156">
                <text:p>0.02173008397221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00">
                <text:p>52700</text:p>
              </table:table-cell>
              <table:table-cell office:value-type="float" office:value="0.0245846565812826">
                <text:p>0.02458465658128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00">
                <text:p>52800</text:p>
              </table:table-cell>
              <table:table-cell office:value-type="float" office:value="0.024392981082201">
                <text:p>0.02439298108220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00">
                <text:p>52900</text:p>
              </table:table-cell>
              <table:table-cell office:value-type="float" office:value="0.0220616459846496">
                <text:p>0.022061645984649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00">
                <text:p>53000</text:p>
              </table:table-cell>
              <table:table-cell office:value-type="float" office:value="0.0238288566470146">
                <text:p>0.023828856647014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00">
                <text:p>53100</text:p>
              </table:table-cell>
              <table:table-cell office:value-type="float" office:value="0.0226539727300405">
                <text:p>0.022653972730040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00">
                <text:p>53200</text:p>
              </table:table-cell>
              <table:table-cell office:value-type="float" office:value="0.0242472942918539">
                <text:p>0.024247294291853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00">
                <text:p>53300</text:p>
              </table:table-cell>
              <table:table-cell office:value-type="float" office:value="0.0177232511341571">
                <text:p>0.01772325113415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00">
                <text:p>53400</text:p>
              </table:table-cell>
              <table:table-cell office:value-type="float" office:value="0.0254696290940046">
                <text:p>0.025469629094004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00">
                <text:p>53500</text:p>
              </table:table-cell>
              <table:table-cell office:value-type="float" office:value="0.0252623576670885">
                <text:p>0.02526235766708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00">
                <text:p>53600</text:p>
              </table:table-cell>
              <table:table-cell office:value-type="float" office:value="0.0228115208446979">
                <text:p>0.02281152084469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00">
                <text:p>53700</text:p>
              </table:table-cell>
              <table:table-cell office:value-type="float" office:value="0.0204413011670112">
                <text:p>0.02044130116701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00">
                <text:p>53800</text:p>
              </table:table-cell>
              <table:table-cell office:value-type="float" office:value="0.0221512280404567">
                <text:p>0.022151228040456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00">
                <text:p>53900</text:p>
              </table:table-cell>
              <table:table-cell office:value-type="float" office:value="0.0260974466800689">
                <text:p>0.026097446680068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00">
                <text:p>54000</text:p>
              </table:table-cell>
              <table:table-cell office:value-type="float" office:value="0.0212860293686389">
                <text:p>0.021286029368638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00">
                <text:p>54100</text:p>
              </table:table-cell>
              <table:table-cell office:value-type="float" office:value="0.021107206121087">
                <text:p>0.02110720612108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00">
                <text:p>54200</text:p>
              </table:table-cell>
              <table:table-cell office:value-type="float" office:value="0.0183871742337942">
                <text:p>0.01838717423379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00">
                <text:p>54300</text:p>
              </table:table-cell>
              <table:table-cell office:value-type="float" office:value="0.0224077235907316">
                <text:p>0.02240772359073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00">
                <text:p>54400</text:p>
              </table:table-cell>
              <table:table-cell office:value-type="float" office:value="0.0251577477902174">
                <text:p>0.02515774779021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00">
                <text:p>54500</text:p>
              </table:table-cell>
              <table:table-cell office:value-type="float" office:value="0.0217391476035118">
                <text:p>0.021739147603511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00">
                <text:p>54600</text:p>
              </table:table-cell>
              <table:table-cell office:value-type="float" office:value="0.0222394093871116">
                <text:p>0.02223940938711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00">
                <text:p>54700</text:p>
              </table:table-cell>
              <table:table-cell office:value-type="float" office:value="0.0196147710084915">
                <text:p>0.01961477100849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00">
                <text:p>54800</text:p>
              </table:table-cell>
              <table:table-cell office:value-type="float" office:value="0.0213810019195079">
                <text:p>0.021381001919507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00">
                <text:p>54900</text:p>
              </table:table-cell>
              <table:table-cell office:value-type="float" office:value="0.021320030093193">
                <text:p>0.02132003009319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00">
                <text:p>55000</text:p>
              </table:table-cell>
              <table:table-cell office:value-type="float" office:value="0.0210767220705747">
                <text:p>0.021076722070574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00">
                <text:p>55100</text:p>
              </table:table-cell>
              <table:table-cell office:value-type="float" office:value="0.0236484110355377">
                <text:p>0.02364841103553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00">
                <text:p>55200</text:p>
              </table:table-cell>
              <table:table-cell office:value-type="float" office:value="0.0203466303646564">
                <text:p>0.020346630364656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00">
                <text:p>55300</text:p>
              </table:table-cell>
              <table:table-cell office:value-type="float" office:value="0.0279203448444604">
                <text:p>0.02792034484446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00">
                <text:p>55400</text:p>
              </table:table-cell>
              <table:table-cell office:value-type="float" office:value="0.0256915092468261">
                <text:p>0.025691509246826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00">
                <text:p>55500</text:p>
              </table:table-cell>
              <table:table-cell office:value-type="float" office:value="0.0250206775963306">
                <text:p>0.025020677596330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00">
                <text:p>55600</text:p>
              </table:table-cell>
              <table:table-cell office:value-type="float" office:value="0.019706055521965">
                <text:p>0.01970605552196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00">
                <text:p>55700</text:p>
              </table:table-cell>
              <table:table-cell office:value-type="float" office:value="0.0253139808773994">
                <text:p>0.02531398087739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00">
                <text:p>55800</text:p>
              </table:table-cell>
              <table:table-cell office:value-type="float" office:value="0.034919586032629">
                <text:p>0.03491958603262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00">
                <text:p>55900</text:p>
              </table:table-cell>
              <table:table-cell office:value-type="float" office:value="0.0264732092618942">
                <text:p>0.026473209261894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00">
                <text:p>56000</text:p>
              </table:table-cell>
              <table:table-cell office:value-type="float" office:value="0.0348545871675014">
                <text:p>0.03485458716750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00">
                <text:p>56100</text:p>
              </table:table-cell>
              <table:table-cell office:value-type="float" office:value="0.0198261812329292">
                <text:p>0.019826181232929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00">
                <text:p>56200</text:p>
              </table:table-cell>
              <table:table-cell office:value-type="float" office:value="0.0196812599897384">
                <text:p>0.01968125998973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00">
                <text:p>56300</text:p>
              </table:table-cell>
              <table:table-cell office:value-type="float" office:value="0.020769864320755">
                <text:p>0.0207698643207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00">
                <text:p>56400</text:p>
              </table:table-cell>
              <table:table-cell office:value-type="float" office:value="0.0276021435856819">
                <text:p>0.02760214358568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00">
                <text:p>56500</text:p>
              </table:table-cell>
              <table:table-cell office:value-type="float" office:value="0.0248386971652507">
                <text:p>0.024838697165250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00">
                <text:p>56600</text:p>
              </table:table-cell>
              <table:table-cell office:value-type="float" office:value="0.0335821509361267">
                <text:p>0.03358215093612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00">
                <text:p>56700</text:p>
              </table:table-cell>
              <table:table-cell office:value-type="float" office:value="0.0251829922199249">
                <text:p>0.025182992219924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00">
                <text:p>56800</text:p>
              </table:table-cell>
              <table:table-cell office:value-type="float" office:value="0.0287687964737415">
                <text:p>0.02876879647374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00">
                <text:p>56900</text:p>
              </table:table-cell>
              <table:table-cell office:value-type="float" office:value="0.0219875108450651">
                <text:p>0.02198751084506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00">
                <text:p>57000</text:p>
              </table:table-cell>
              <table:table-cell office:value-type="float" office:value="0.0342819206416606">
                <text:p>0.034281920641660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00">
                <text:p>57100</text:p>
              </table:table-cell>
              <table:table-cell office:value-type="float" office:value="0.0276765041053295">
                <text:p>0.027676504105329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00">
                <text:p>57200</text:p>
              </table:table-cell>
              <table:table-cell office:value-type="float" office:value="0.0273587517440319">
                <text:p>0.02735875174403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00">
                <text:p>57300</text:p>
              </table:table-cell>
              <table:table-cell office:value-type="float" office:value="0.0189349744468927">
                <text:p>0.018934974446892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00">
                <text:p>57400</text:p>
              </table:table-cell>
              <table:table-cell office:value-type="float" office:value="0.0224572531878948">
                <text:p>0.02245725318789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00">
                <text:p>57500</text:p>
              </table:table-cell>
              <table:table-cell office:value-type="float" office:value="0.0266838353127241">
                <text:p>0.026683835312724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00">
                <text:p>57600</text:p>
              </table:table-cell>
              <table:table-cell office:value-type="float" office:value="0.0254999864846467">
                <text:p>0.025499986484646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00">
                <text:p>57700</text:p>
              </table:table-cell>
              <table:table-cell office:value-type="float" office:value="0.0233267620205879">
                <text:p>0.023326762020587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00">
                <text:p>57800</text:p>
              </table:table-cell>
              <table:table-cell office:value-type="float" office:value="0.0226766541600227">
                <text:p>0.022676654160022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00">
                <text:p>57900</text:p>
              </table:table-cell>
              <table:table-cell office:value-type="float" office:value="0.0206135716289281">
                <text:p>0.020613571628928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00">
                <text:p>58000</text:p>
              </table:table-cell>
              <table:table-cell office:value-type="float" office:value="0.0258213691413402">
                <text:p>0.025821369141340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00">
                <text:p>58100</text:p>
              </table:table-cell>
              <table:table-cell office:value-type="float" office:value="0.021597072482109">
                <text:p>0.02159707248210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00">
                <text:p>58200</text:p>
              </table:table-cell>
              <table:table-cell office:value-type="float" office:value="0.0196125376969575">
                <text:p>0.01961253769695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00">
                <text:p>58300</text:p>
              </table:table-cell>
              <table:table-cell office:value-type="float" office:value="0.0242454018443822">
                <text:p>0.02424540184438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00">
                <text:p>58400</text:p>
              </table:table-cell>
              <table:table-cell office:value-type="float" office:value="0.023255243897438">
                <text:p>0.0232552438974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00">
                <text:p>58500</text:p>
              </table:table-cell>
              <table:table-cell office:value-type="float" office:value="0.0231817532330751">
                <text:p>0.023181753233075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00">
                <text:p>58600</text:p>
              </table:table-cell>
              <table:table-cell office:value-type="float" office:value="0.024669099599123">
                <text:p>0.02466909959912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00">
                <text:p>58700</text:p>
              </table:table-cell>
              <table:table-cell office:value-type="float" office:value="0.0226088520139455">
                <text:p>0.02260885201394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00">
                <text:p>58800</text:p>
              </table:table-cell>
              <table:table-cell office:value-type="float" office:value="0.0232218522578477">
                <text:p>0.023221852257847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00">
                <text:p>58900</text:p>
              </table:table-cell>
              <table:table-cell office:value-type="float" office:value="0.0230970308184623">
                <text:p>0.023097030818462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00">
                <text:p>59000</text:p>
              </table:table-cell>
              <table:table-cell office:value-type="float" office:value="0.0230910275131464">
                <text:p>0.02309102751314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00">
                <text:p>59100</text:p>
              </table:table-cell>
              <table:table-cell office:value-type="float" office:value="0.0208313502371311">
                <text:p>0.02083135023713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00">
                <text:p>59200</text:p>
              </table:table-cell>
              <table:table-cell office:value-type="float" office:value="0.0185524616390466">
                <text:p>0.018552461639046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00">
                <text:p>59300</text:p>
              </table:table-cell>
              <table:table-cell office:value-type="float" office:value="0.0192814525216817">
                <text:p>0.019281452521681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00">
                <text:p>59400</text:p>
              </table:table-cell>
              <table:table-cell office:value-type="float" office:value="0.0218192208558321">
                <text:p>0.02181922085583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00">
                <text:p>59500</text:p>
              </table:table-cell>
              <table:table-cell office:value-type="float" office:value="0.0213408656418323">
                <text:p>0.021340865641832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00">
                <text:p>59600</text:p>
              </table:table-cell>
              <table:table-cell office:value-type="float" office:value="0.0212012138217687">
                <text:p>0.021201213821768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00">
                <text:p>59700</text:p>
              </table:table-cell>
              <table:table-cell office:value-type="float" office:value="0.0239720717072486">
                <text:p>0.023972071707248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00">
                <text:p>59800</text:p>
              </table:table-cell>
              <table:table-cell office:value-type="float" office:value="0.0227588098496198">
                <text:p>0.02275880984961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00">
                <text:p>59900</text:p>
              </table:table-cell>
              <table:table-cell office:value-type="float" office:value="0.0252098385244607">
                <text:p>0.025209838524460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00">
                <text:p>60000</text:p>
              </table:table-cell>
              <table:table-cell office:value-type="float" office:value="0.0230166278779506">
                <text:p>0.023016627877950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00">
                <text:p>60100</text:p>
              </table:table-cell>
              <table:table-cell office:value-type="float" office:value="0.0180936213582754">
                <text:p>0.01809362135827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00">
                <text:p>60200</text:p>
              </table:table-cell>
              <table:table-cell office:value-type="float" office:value="0.0213245637714862">
                <text:p>0.021324563771486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00">
                <text:p>60300</text:p>
              </table:table-cell>
              <table:table-cell office:value-type="float" office:value="0.0251665730029344">
                <text:p>0.025166573002934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00">
                <text:p>60400</text:p>
              </table:table-cell>
              <table:table-cell office:value-type="float" office:value="0.0206738226115703">
                <text:p>0.02067382261157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00">
                <text:p>60500</text:p>
              </table:table-cell>
              <table:table-cell office:value-type="float" office:value="0.0201598778367042">
                <text:p>0.02015987783670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00">
                <text:p>60600</text:p>
              </table:table-cell>
              <table:table-cell office:value-type="float" office:value="0.0232029687613248">
                <text:p>0.023202968761324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00">
                <text:p>60700</text:p>
              </table:table-cell>
              <table:table-cell office:value-type="float" office:value="0.0231744330376386">
                <text:p>0.023174433037638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00">
                <text:p>60800</text:p>
              </table:table-cell>
              <table:table-cell office:value-type="float" office:value="0.0254198014736175">
                <text:p>0.02541980147361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00">
                <text:p>60900</text:p>
              </table:table-cell>
              <table:table-cell office:value-type="float" office:value="0.0231964010745286">
                <text:p>0.023196401074528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00">
                <text:p>61000</text:p>
              </table:table-cell>
              <table:table-cell office:value-type="float" office:value="0.0209751091897487">
                <text:p>0.020975109189748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00">
                <text:p>61100</text:p>
              </table:table-cell>
              <table:table-cell office:value-type="float" office:value="0.0218334831297397">
                <text:p>0.021833483129739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00">
                <text:p>61200</text:p>
              </table:table-cell>
              <table:table-cell office:value-type="float" office:value="0.0201934240758419">
                <text:p>0.02019342407584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00">
                <text:p>61300</text:p>
              </table:table-cell>
              <table:table-cell office:value-type="float" office:value="0.0229472983628511">
                <text:p>0.02294729836285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00">
                <text:p>61400</text:p>
              </table:table-cell>
              <table:table-cell office:value-type="float" office:value="0.0200445558875799">
                <text:p>0.020044555887579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00">
                <text:p>61500</text:p>
              </table:table-cell>
              <table:table-cell office:value-type="float" office:value="0.0199978314340114">
                <text:p>0.01999783143401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00">
                <text:p>61600</text:p>
              </table:table-cell>
              <table:table-cell office:value-type="float" office:value="0.0264044776558876">
                <text:p>0.026404477655887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00">
                <text:p>61700</text:p>
              </table:table-cell>
              <table:table-cell office:value-type="float" office:value="0.0233231242746114">
                <text:p>0.023323124274611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00">
                <text:p>61800</text:p>
              </table:table-cell>
              <table:table-cell office:value-type="float" office:value="0.0227971635758876">
                <text:p>0.022797163575887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00">
                <text:p>61900</text:p>
              </table:table-cell>
              <table:table-cell office:value-type="float" office:value="0.0202432963997125">
                <text:p>0.02024329639971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00">
                <text:p>62000</text:p>
              </table:table-cell>
              <table:table-cell office:value-type="float" office:value="0.023914773017168">
                <text:p>0.02391477301716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00">
                <text:p>62100</text:p>
              </table:table-cell>
              <table:table-cell office:value-type="float" office:value="0.0237413942813873">
                <text:p>0.02374139428138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00">
                <text:p>62200</text:p>
              </table:table-cell>
              <table:table-cell office:value-type="float" office:value="0.0292873717844486">
                <text:p>0.029287371784448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00">
                <text:p>62300</text:p>
              </table:table-cell>
              <table:table-cell office:value-type="float" office:value="0.0215233378112316">
                <text:p>0.02152333781123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00">
                <text:p>62400</text:p>
              </table:table-cell>
              <table:table-cell office:value-type="float" office:value="0.024367643520236">
                <text:p>0.02436764352023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00">
                <text:p>62500</text:p>
              </table:table-cell>
              <table:table-cell office:value-type="float" office:value="0.0221860017627477">
                <text:p>0.022186001762747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00">
                <text:p>62600</text:p>
              </table:table-cell>
              <table:table-cell office:value-type="float" office:value="0.0322416573762893">
                <text:p>0.032241657376289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00">
                <text:p>62700</text:p>
              </table:table-cell>
              <table:table-cell office:value-type="float" office:value="0.027466095983982">
                <text:p>0.0274660959839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00">
                <text:p>62800</text:p>
              </table:table-cell>
              <table:table-cell office:value-type="float" office:value="0.0245889741927385">
                <text:p>0.024588974192738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00">
                <text:p>62900</text:p>
              </table:table-cell>
              <table:table-cell office:value-type="float" office:value="0.0203362014144659">
                <text:p>0.020336201414465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00">
                <text:p>63000</text:p>
              </table:table-cell>
              <table:table-cell office:value-type="float" office:value="0.0181696843355894">
                <text:p>0.018169684335589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00">
                <text:p>63100</text:p>
              </table:table-cell>
              <table:table-cell office:value-type="float" office:value="0.0251191779971122">
                <text:p>0.025119177997112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00">
                <text:p>63200</text:p>
              </table:table-cell>
              <table:table-cell office:value-type="float" office:value="0.0239547304809093">
                <text:p>0.02395473048090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00">
                <text:p>63300</text:p>
              </table:table-cell>
              <table:table-cell office:value-type="float" office:value="0.0254807136952877">
                <text:p>0.025480713695287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00">
                <text:p>63400</text:p>
              </table:table-cell>
              <table:table-cell office:value-type="float" office:value="0.0217869505286216">
                <text:p>0.021786950528621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00">
                <text:p>63500</text:p>
              </table:table-cell>
              <table:table-cell office:value-type="float" office:value="0.047914981842041">
                <text:p>0.04791498184204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00">
                <text:p>63600</text:p>
              </table:table-cell>
              <table:table-cell office:value-type="float" office:value="0.0242778602987527">
                <text:p>0.024277860298752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00">
                <text:p>63700</text:p>
              </table:table-cell>
              <table:table-cell office:value-type="float" office:value="0.0215923711657524">
                <text:p>0.021592371165752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00">
                <text:p>63800</text:p>
              </table:table-cell>
              <table:table-cell office:value-type="float" office:value="0.0232066269963979">
                <text:p>0.023206626996397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00">
                <text:p>63900</text:p>
              </table:table-cell>
              <table:table-cell office:value-type="float" office:value="0.0212899763137102">
                <text:p>0.021289976313710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00">
                <text:p>64000</text:p>
              </table:table-cell>
              <table:table-cell office:value-type="float" office:value="0.0201036781072616">
                <text:p>0.020103678107261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00">
                <text:p>64100</text:p>
              </table:table-cell>
              <table:table-cell office:value-type="float" office:value="0.0208283346146345">
                <text:p>0.020828334614634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00">
                <text:p>64200</text:p>
              </table:table-cell>
              <table:table-cell office:value-type="float" office:value="0.0255781151354312">
                <text:p>0.02557811513543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00">
                <text:p>64300</text:p>
              </table:table-cell>
              <table:table-cell office:value-type="float" office:value="0.0266567263752222">
                <text:p>0.02665672637522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00">
                <text:p>64400</text:p>
              </table:table-cell>
              <table:table-cell office:value-type="float" office:value="0.0200820937752723">
                <text:p>0.02008209377527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00">
                <text:p>64500</text:p>
              </table:table-cell>
              <table:table-cell office:value-type="float" office:value="0.0237513054162263">
                <text:p>0.02375130541622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00">
                <text:p>64600</text:p>
              </table:table-cell>
              <table:table-cell office:value-type="float" office:value="0.0222897455096244">
                <text:p>0.022289745509624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00">
                <text:p>64700</text:p>
              </table:table-cell>
              <table:table-cell office:value-type="float" office:value="0.0237111132591962">
                <text:p>0.023711113259196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00">
                <text:p>64800</text:p>
              </table:table-cell>
              <table:table-cell office:value-type="float" office:value="0.0241595190018415">
                <text:p>0.02415951900184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00">
                <text:p>64900</text:p>
              </table:table-cell>
              <table:table-cell office:value-type="float" office:value="0.0225458778440952">
                <text:p>0.022545877844095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00">
                <text:p>65000</text:p>
              </table:table-cell>
              <table:table-cell office:value-type="float" office:value="0.0215028747916221">
                <text:p>0.021502874791622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00">
                <text:p>65100</text:p>
              </table:table-cell>
              <table:table-cell office:value-type="float" office:value="0.0260473936796188">
                <text:p>0.026047393679618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00">
                <text:p>65200</text:p>
              </table:table-cell>
              <table:table-cell office:value-type="float" office:value="0.0317565724253654">
                <text:p>0.031756572425365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00">
                <text:p>65300</text:p>
              </table:table-cell>
              <table:table-cell office:value-type="float" office:value="0.0199219025671482">
                <text:p>0.01992190256714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00">
                <text:p>65400</text:p>
              </table:table-cell>
              <table:table-cell office:value-type="float" office:value="0.019252985715866">
                <text:p>0.01925298571586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00">
                <text:p>65500</text:p>
              </table:table-cell>
              <table:table-cell office:value-type="float" office:value="0.0171352550387382">
                <text:p>0.017135255038738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00">
                <text:p>65600</text:p>
              </table:table-cell>
              <table:table-cell office:value-type="float" office:value="0.0251826364547014">
                <text:p>0.02518263645470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00">
                <text:p>65700</text:p>
              </table:table-cell>
              <table:table-cell office:value-type="float" office:value="0.0204423554241657">
                <text:p>0.02044235542416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00">
                <text:p>65800</text:p>
              </table:table-cell>
              <table:table-cell office:value-type="float" office:value="0.0159713365137577">
                <text:p>0.015971336513757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00">
                <text:p>65900</text:p>
              </table:table-cell>
              <table:table-cell office:value-type="float" office:value="0.0212223567068576">
                <text:p>0.02122235670685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00">
                <text:p>66000</text:p>
              </table:table-cell>
              <table:table-cell office:value-type="float" office:value="0.0237535275518894">
                <text:p>0.023753527551889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00">
                <text:p>66100</text:p>
              </table:table-cell>
              <table:table-cell office:value-type="float" office:value="0.0238495580852031">
                <text:p>0.023849558085203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00">
                <text:p>66200</text:p>
              </table:table-cell>
              <table:table-cell office:value-type="float" office:value="0.0186917278915643">
                <text:p>0.018691727891564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00">
                <text:p>66300</text:p>
              </table:table-cell>
              <table:table-cell office:value-type="float" office:value="0.0226721502840518">
                <text:p>0.022672150284051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00">
                <text:p>66400</text:p>
              </table:table-cell>
              <table:table-cell office:value-type="float" office:value="0.0206145960837602">
                <text:p>0.020614596083760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00">
                <text:p>66500</text:p>
              </table:table-cell>
              <table:table-cell office:value-type="float" office:value="0.0181506425142288">
                <text:p>0.018150642514228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00">
                <text:p>66600</text:p>
              </table:table-cell>
              <table:table-cell office:value-type="float" office:value="0.023475095629692">
                <text:p>0.02347509562969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00">
                <text:p>66700</text:p>
              </table:table-cell>
              <table:table-cell office:value-type="float" office:value="0.0293863285332918">
                <text:p>0.029386328533291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00">
                <text:p>66800</text:p>
              </table:table-cell>
              <table:table-cell office:value-type="float" office:value="0.0174470487982034">
                <text:p>0.017447048798203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00">
                <text:p>66900</text:p>
              </table:table-cell>
              <table:table-cell office:value-type="float" office:value="0.0173113197088241">
                <text:p>0.01731131970882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00">
                <text:p>67000</text:p>
              </table:table-cell>
              <table:table-cell office:value-type="float" office:value="0.0384243577718734">
                <text:p>0.038424357771873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00">
                <text:p>67100</text:p>
              </table:table-cell>
              <table:table-cell office:value-type="float" office:value="0.0251529179513454">
                <text:p>0.025152917951345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00">
                <text:p>67200</text:p>
              </table:table-cell>
              <table:table-cell office:value-type="float" office:value="0.0290159787982702">
                <text:p>0.029015978798270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00">
                <text:p>67300</text:p>
              </table:table-cell>
              <table:table-cell office:value-type="float" office:value="0.0257562510669231">
                <text:p>0.025756251066923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00">
                <text:p>67400</text:p>
              </table:table-cell>
              <table:table-cell office:value-type="float" office:value="0.0217703208327293">
                <text:p>0.021770320832729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00">
                <text:p>67500</text:p>
              </table:table-cell>
              <table:table-cell office:value-type="float" office:value="0.0221804417669773">
                <text:p>0.022180441766977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00">
                <text:p>67600</text:p>
              </table:table-cell>
              <table:table-cell office:value-type="float" office:value="0.0192238278687">
                <text:p>0.019223827868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00">
                <text:p>67700</text:p>
              </table:table-cell>
              <table:table-cell office:value-type="float" office:value="0.0168492030352354">
                <text:p>0.016849203035235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00">
                <text:p>67800</text:p>
              </table:table-cell>
              <table:table-cell office:value-type="float" office:value="0.0211959928274154">
                <text:p>0.021195992827415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00">
                <text:p>67900</text:p>
              </table:table-cell>
              <table:table-cell office:value-type="float" office:value="0.0184235256165266">
                <text:p>0.018423525616526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00">
                <text:p>68000</text:p>
              </table:table-cell>
              <table:table-cell office:value-type="float" office:value="0.0192683525383472">
                <text:p>0.019268352538347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00">
                <text:p>68100</text:p>
              </table:table-cell>
              <table:table-cell office:value-type="float" office:value="0.0200442150235176">
                <text:p>0.020044215023517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00">
                <text:p>68200</text:p>
              </table:table-cell>
              <table:table-cell office:value-type="float" office:value="0.0240076836198568">
                <text:p>0.024007683619856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00">
                <text:p>68300</text:p>
              </table:table-cell>
              <table:table-cell office:value-type="float" office:value="0.0229673907160758">
                <text:p>0.022967390716075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00">
                <text:p>68400</text:p>
              </table:table-cell>
              <table:table-cell office:value-type="float" office:value="0.0184518508613109">
                <text:p>0.018451850861310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00">
                <text:p>68500</text:p>
              </table:table-cell>
              <table:table-cell office:value-type="float" office:value="0.0187727827578783">
                <text:p>0.018772782757878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00">
                <text:p>68600</text:p>
              </table:table-cell>
              <table:table-cell office:value-type="float" office:value="0.0182816963642835">
                <text:p>0.018281696364283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00">
                <text:p>68700</text:p>
              </table:table-cell>
              <table:table-cell office:value-type="float" office:value="0.0208315961062908">
                <text:p>0.020831596106290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00">
                <text:p>68800</text:p>
              </table:table-cell>
              <table:table-cell office:value-type="float" office:value="0.019819913432002">
                <text:p>0.01981991343200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00">
                <text:p>68900</text:p>
              </table:table-cell>
              <table:table-cell office:value-type="float" office:value="0.0190934892743825">
                <text:p>0.01909348927438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00">
                <text:p>69000</text:p>
              </table:table-cell>
              <table:table-cell office:value-type="float" office:value="0.0209204349666833">
                <text:p>0.02092043496668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00">
                <text:p>69100</text:p>
              </table:table-cell>
              <table:table-cell office:value-type="float" office:value="0.0205974131822586">
                <text:p>0.020597413182258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00">
                <text:p>69200</text:p>
              </table:table-cell>
              <table:table-cell office:value-type="float" office:value="0.0187657587230205">
                <text:p>0.018765758723020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00">
                <text:p>69300</text:p>
              </table:table-cell>
              <table:table-cell office:value-type="float" office:value="0.0223121996968984">
                <text:p>0.022312199696898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00">
                <text:p>69400</text:p>
              </table:table-cell>
              <table:table-cell office:value-type="float" office:value="0.0235550347715616">
                <text:p>0.02355503477156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00">
                <text:p>69500</text:p>
              </table:table-cell>
              <table:table-cell office:value-type="float" office:value="0.0220042243599891">
                <text:p>0.022004224359989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00">
                <text:p>69600</text:p>
              </table:table-cell>
              <table:table-cell office:value-type="float" office:value="0.0185007229447364">
                <text:p>0.01850072294473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00">
                <text:p>69700</text:p>
              </table:table-cell>
              <table:table-cell office:value-type="float" office:value="0.0280018858611583">
                <text:p>0.028001885861158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00">
                <text:p>69800</text:p>
              </table:table-cell>
              <table:table-cell office:value-type="float" office:value="0.0229859389364719">
                <text:p>0.022985938936471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00">
                <text:p>69900</text:p>
              </table:table-cell>
              <table:table-cell office:value-type="float" office:value="0.0222164373844862">
                <text:p>0.022216437384486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00">
                <text:p>70000</text:p>
              </table:table-cell>
              <table:table-cell office:value-type="float" office:value="0.0175169110298156">
                <text:p>0.017516911029815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00">
                <text:p>70100</text:p>
              </table:table-cell>
              <table:table-cell office:value-type="float" office:value="0.0181838367134332">
                <text:p>0.01818383671343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00">
                <text:p>70200</text:p>
              </table:table-cell>
              <table:table-cell office:value-type="float" office:value="0.0190807376056909">
                <text:p>0.019080737605690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00">
                <text:p>70300</text:p>
              </table:table-cell>
              <table:table-cell office:value-type="float" office:value="0.0170652642846107">
                <text:p>0.017065264284610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00">
                <text:p>70400</text:p>
              </table:table-cell>
              <table:table-cell office:value-type="float" office:value="0.0215210914611816">
                <text:p>0.02152109146118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00">
                <text:p>70500</text:p>
              </table:table-cell>
              <table:table-cell office:value-type="float" office:value="0.0221812929958105">
                <text:p>0.022181292995810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00">
                <text:p>70600</text:p>
              </table:table-cell>
              <table:table-cell office:value-type="float" office:value="0.0190893113613128">
                <text:p>0.019089311361312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00">
                <text:p>70700</text:p>
              </table:table-cell>
              <table:table-cell office:value-type="float" office:value="0.022277919575572">
                <text:p>0.02227791957557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00">
                <text:p>70800</text:p>
              </table:table-cell>
              <table:table-cell office:value-type="float" office:value="0.0177225656807422">
                <text:p>0.017722565680742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00">
                <text:p>70900</text:p>
              </table:table-cell>
              <table:table-cell office:value-type="float" office:value="0.0233783219009637">
                <text:p>0.02337832190096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00">
                <text:p>71000</text:p>
              </table:table-cell>
              <table:table-cell office:value-type="float" office:value="0.0182630587369203">
                <text:p>0.018263058736920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00">
                <text:p>71100</text:p>
              </table:table-cell>
              <table:table-cell office:value-type="float" office:value="0.0222410596907138">
                <text:p>0.02224105969071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00">
                <text:p>71200</text:p>
              </table:table-cell>
              <table:table-cell office:value-type="float" office:value="0.0213948059827089">
                <text:p>0.021394805982708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00">
                <text:p>71300</text:p>
              </table:table-cell>
              <table:table-cell office:value-type="float" office:value="0.0185437425971031">
                <text:p>0.018543742597103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00">
                <text:p>71400</text:p>
              </table:table-cell>
              <table:table-cell office:value-type="float" office:value="0.0215957984328269">
                <text:p>0.021595798432826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00">
                <text:p>71500</text:p>
              </table:table-cell>
              <table:table-cell office:value-type="float" office:value="0.0263285897672176">
                <text:p>0.026328589767217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00">
                <text:p>71600</text:p>
              </table:table-cell>
              <table:table-cell office:value-type="float" office:value="0.0201823003590106">
                <text:p>0.020182300359010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00">
                <text:p>71700</text:p>
              </table:table-cell>
              <table:table-cell office:value-type="float" office:value="0.0204934850335121">
                <text:p>0.020493485033512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00">
                <text:p>71800</text:p>
              </table:table-cell>
              <table:table-cell office:value-type="float" office:value="0.0176657810807228">
                <text:p>0.01766578108072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00">
                <text:p>71900</text:p>
              </table:table-cell>
              <table:table-cell office:value-type="float" office:value="0.0172305684536695">
                <text:p>0.017230568453669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00">
                <text:p>72000</text:p>
              </table:table-cell>
              <table:table-cell office:value-type="float" office:value="0.0238346345722675">
                <text:p>0.02383463457226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00">
                <text:p>72100</text:p>
              </table:table-cell>
              <table:table-cell office:value-type="float" office:value="0.0207908097654581">
                <text:p>0.020790809765458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00">
                <text:p>72200</text:p>
              </table:table-cell>
              <table:table-cell office:value-type="float" office:value="0.0228656101971864">
                <text:p>0.022865610197186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00">
                <text:p>72300</text:p>
              </table:table-cell>
              <table:table-cell office:value-type="float" office:value="0.022252682596445">
                <text:p>0.02225268259644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00">
                <text:p>72400</text:p>
              </table:table-cell>
              <table:table-cell office:value-type="float" office:value="0.023579616099596">
                <text:p>0.02357961609959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00">
                <text:p>72500</text:p>
              </table:table-cell>
              <table:table-cell office:value-type="float" office:value="0.0214872397482395">
                <text:p>0.021487239748239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00">
                <text:p>72600</text:p>
              </table:table-cell>
              <table:table-cell office:value-type="float" office:value="0.0209951698780059">
                <text:p>0.020995169878005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00">
                <text:p>72700</text:p>
              </table:table-cell>
              <table:table-cell office:value-type="float" office:value="0.0228634513914585">
                <text:p>0.02286345139145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00">
                <text:p>72800</text:p>
              </table:table-cell>
              <table:table-cell office:value-type="float" office:value="0.0241100564599037">
                <text:p>0.024110056459903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00">
                <text:p>72900</text:p>
              </table:table-cell>
              <table:table-cell office:value-type="float" office:value="0.0205100253224372">
                <text:p>0.020510025322437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00">
                <text:p>73000</text:p>
              </table:table-cell>
              <table:table-cell office:value-type="float" office:value="0.021406028419733">
                <text:p>0.02140602841973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00">
                <text:p>73100</text:p>
              </table:table-cell>
              <table:table-cell office:value-type="float" office:value="0.0249791331589221">
                <text:p>0.024979133158922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00">
                <text:p>73200</text:p>
              </table:table-cell>
              <table:table-cell office:value-type="float" office:value="0.0208567082881927">
                <text:p>0.020856708288192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00">
                <text:p>73300</text:p>
              </table:table-cell>
              <table:table-cell office:value-type="float" office:value="0.0211168751120567">
                <text:p>0.02111687511205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00">
                <text:p>73400</text:p>
              </table:table-cell>
              <table:table-cell office:value-type="float" office:value="0.0177246332168579">
                <text:p>0.017724633216857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00">
                <text:p>73500</text:p>
              </table:table-cell>
              <table:table-cell office:value-type="float" office:value="0.0199339874088764">
                <text:p>0.019933987408876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00">
                <text:p>73600</text:p>
              </table:table-cell>
              <table:table-cell office:value-type="float" office:value="0.0181272458285093">
                <text:p>0.018127245828509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00">
                <text:p>73700</text:p>
              </table:table-cell>
              <table:table-cell office:value-type="float" office:value="0.0175384562462568">
                <text:p>0.01753845624625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00">
                <text:p>73800</text:p>
              </table:table-cell>
              <table:table-cell office:value-type="float" office:value="0.0289433188736438">
                <text:p>0.028943318873643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00">
                <text:p>73900</text:p>
              </table:table-cell>
              <table:table-cell office:value-type="float" office:value="0.0231666341423988">
                <text:p>0.023166634142398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00">
                <text:p>74000</text:p>
              </table:table-cell>
              <table:table-cell office:value-type="float" office:value="0.0182752311229705">
                <text:p>0.018275231122970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00">
                <text:p>74100</text:p>
              </table:table-cell>
              <table:table-cell office:value-type="float" office:value="0.058520171791315">
                <text:p>0.05852017179131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00">
                <text:p>74200</text:p>
              </table:table-cell>
              <table:table-cell office:value-type="float" office:value="0.0365547388792037">
                <text:p>0.036554738879203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00">
                <text:p>74300</text:p>
              </table:table-cell>
              <table:table-cell office:value-type="float" office:value="0.0264944061636924">
                <text:p>0.026494406163692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00">
                <text:p>74400</text:p>
              </table:table-cell>
              <table:table-cell office:value-type="float" office:value="0.0296366959810256">
                <text:p>0.02963669598102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00">
                <text:p>74500</text:p>
              </table:table-cell>
              <table:table-cell office:value-type="float" office:value="0.0291651804000139">
                <text:p>0.029165180400013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00">
                <text:p>74600</text:p>
              </table:table-cell>
              <table:table-cell office:value-type="float" office:value="0.0268777497112751">
                <text:p>0.026877749711275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00">
                <text:p>74700</text:p>
              </table:table-cell>
              <table:table-cell office:value-type="float" office:value="0.0227823667228221">
                <text:p>0.022782366722822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00">
                <text:p>74800</text:p>
              </table:table-cell>
              <table:table-cell office:value-type="float" office:value="0.0215139612555503">
                <text:p>0.021513961255550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00">
                <text:p>74900</text:p>
              </table:table-cell>
              <table:table-cell office:value-type="float" office:value="0.0281151365488767">
                <text:p>0.028115136548876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00">
                <text:p>75000</text:p>
              </table:table-cell>
              <table:table-cell office:value-type="float" office:value="0.025127300992608">
                <text:p>0.02512730099260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00">
                <text:p>75100</text:p>
              </table:table-cell>
              <table:table-cell office:value-type="float" office:value="0.0236486233770847">
                <text:p>0.023648623377084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00">
                <text:p>75200</text:p>
              </table:table-cell>
              <table:table-cell office:value-type="float" office:value="0.0219112802296876">
                <text:p>0.021911280229687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00">
                <text:p>75300</text:p>
              </table:table-cell>
              <table:table-cell office:value-type="float" office:value="0.030714014545083">
                <text:p>0.03071401454508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00">
                <text:p>75400</text:p>
              </table:table-cell>
              <table:table-cell office:value-type="float" office:value="0.0238479562103748">
                <text:p>0.02384795621037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00">
                <text:p>75500</text:p>
              </table:table-cell>
              <table:table-cell office:value-type="float" office:value="0.0304882004857063">
                <text:p>0.030488200485706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00">
                <text:p>75600</text:p>
              </table:table-cell>
              <table:table-cell office:value-type="float" office:value="0.0165948122739791">
                <text:p>0.016594812273979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00">
                <text:p>75700</text:p>
              </table:table-cell>
              <table:table-cell office:value-type="float" office:value="0.0232858173549175">
                <text:p>0.02328581735491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00">
                <text:p>75800</text:p>
              </table:table-cell>
              <table:table-cell office:value-type="float" office:value="0.0266123954206705">
                <text:p>0.02661239542067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00">
                <text:p>75900</text:p>
              </table:table-cell>
              <table:table-cell office:value-type="float" office:value="0.0239399150013923">
                <text:p>0.023939915001392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00">
                <text:p>76000</text:p>
              </table:table-cell>
              <table:table-cell office:value-type="float" office:value="0.0160255469381809">
                <text:p>0.016025546938180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00">
                <text:p>76100</text:p>
              </table:table-cell>
              <table:table-cell office:value-type="float" office:value="0.0163569394499063">
                <text:p>0.016356939449906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00">
                <text:p>76200</text:p>
              </table:table-cell>
              <table:table-cell office:value-type="float" office:value="0.0168128348886966">
                <text:p>0.016812834888696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00">
                <text:p>76300</text:p>
              </table:table-cell>
              <table:table-cell office:value-type="float" office:value="0.0194964781403541">
                <text:p>0.019496478140354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00">
                <text:p>76400</text:p>
              </table:table-cell>
              <table:table-cell office:value-type="float" office:value="0.0212474055588245">
                <text:p>0.021247405558824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00">
                <text:p>76500</text:p>
              </table:table-cell>
              <table:table-cell office:value-type="float" office:value="0.0183207280933856">
                <text:p>0.018320728093385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00">
                <text:p>76600</text:p>
              </table:table-cell>
              <table:table-cell office:value-type="float" office:value="0.0293947923928499">
                <text:p>0.029394792392849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00">
                <text:p>76700</text:p>
              </table:table-cell>
              <table:table-cell office:value-type="float" office:value="0.0207353830337524">
                <text:p>0.020735383033752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00">
                <text:p>76800</text:p>
              </table:table-cell>
              <table:table-cell office:value-type="float" office:value="0.0206440258771181">
                <text:p>0.020644025877118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00">
                <text:p>76900</text:p>
              </table:table-cell>
              <table:table-cell office:value-type="float" office:value="0.0226602256298065">
                <text:p>0.022660225629806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00">
                <text:p>77000</text:p>
              </table:table-cell>
              <table:table-cell office:value-type="float" office:value="0.0143400877714157">
                <text:p>0.014340087771415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00">
                <text:p>77100</text:p>
              </table:table-cell>
              <table:table-cell office:value-type="float" office:value="0.0229466520249843">
                <text:p>0.02294665202498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00">
                <text:p>77200</text:p>
              </table:table-cell>
              <table:table-cell office:value-type="float" office:value="0.0250699501484632">
                <text:p>0.025069950148463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00">
                <text:p>77300</text:p>
              </table:table-cell>
              <table:table-cell office:value-type="float" office:value="0.0157809518277645">
                <text:p>0.015780951827764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00">
                <text:p>77400</text:p>
              </table:table-cell>
              <table:table-cell office:value-type="float" office:value="0.0200514309108257">
                <text:p>0.020051430910825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00">
                <text:p>77500</text:p>
              </table:table-cell>
              <table:table-cell office:value-type="float" office:value="0.018794409930706">
                <text:p>0.01879440993070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00">
                <text:p>77600</text:p>
              </table:table-cell>
              <table:table-cell office:value-type="float" office:value="0.0205925200134515">
                <text:p>0.020592520013451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00">
                <text:p>77700</text:p>
              </table:table-cell>
              <table:table-cell office:value-type="float" office:value="0.0294560566544532">
                <text:p>0.02945605665445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00">
                <text:p>77800</text:p>
              </table:table-cell>
              <table:table-cell office:value-type="float" office:value="0.0207369737327098">
                <text:p>0.020736973732709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00">
                <text:p>77900</text:p>
              </table:table-cell>
              <table:table-cell office:value-type="float" office:value="0.0178144760429859">
                <text:p>0.017814476042985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00">
                <text:p>78000</text:p>
              </table:table-cell>
              <table:table-cell office:value-type="float" office:value="0.0236434247344732">
                <text:p>0.023643424734473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00">
                <text:p>78100</text:p>
              </table:table-cell>
              <table:table-cell office:value-type="float" office:value="0.0204883962869644">
                <text:p>0.020488396286964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00">
                <text:p>78200</text:p>
              </table:table-cell>
              <table:table-cell office:value-type="float" office:value="0.0187625046819448">
                <text:p>0.018762504681944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00">
                <text:p>78300</text:p>
              </table:table-cell>
              <table:table-cell office:value-type="float" office:value="0.0184878483414649">
                <text:p>0.018487848341464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00">
                <text:p>78400</text:p>
              </table:table-cell>
              <table:table-cell office:value-type="float" office:value="0.0247779320925474">
                <text:p>0.02477793209254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00">
                <text:p>78500</text:p>
              </table:table-cell>
              <table:table-cell office:value-type="float" office:value="0.021118776872754">
                <text:p>0.02111877687275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00">
                <text:p>78600</text:p>
              </table:table-cell>
              <table:table-cell office:value-type="float" office:value="0.0178967863321304">
                <text:p>0.017896786332130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00">
                <text:p>78700</text:p>
              </table:table-cell>
              <table:table-cell office:value-type="float" office:value="0.0284178629517555">
                <text:p>0.02841786295175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00">
                <text:p>78800</text:p>
              </table:table-cell>
              <table:table-cell office:value-type="float" office:value="0.0217366553843021">
                <text:p>0.02173665538430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00">
                <text:p>78900</text:p>
              </table:table-cell>
              <table:table-cell office:value-type="float" office:value="0.0187183022499084">
                <text:p>0.018718302249908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00">
                <text:p>79000</text:p>
              </table:table-cell>
              <table:table-cell office:value-type="float" office:value="0.0214902982115745">
                <text:p>0.021490298211574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00">
                <text:p>79100</text:p>
              </table:table-cell>
              <table:table-cell office:value-type="float" office:value="0.0184565503150224">
                <text:p>0.018456550315022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00">
                <text:p>79200</text:p>
              </table:table-cell>
              <table:table-cell office:value-type="float" office:value="0.025937670841813">
                <text:p>0.0259376708418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00">
                <text:p>79300</text:p>
              </table:table-cell>
              <table:table-cell office:value-type="float" office:value="0.0197425577789545">
                <text:p>0.019742557778954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00">
                <text:p>79400</text:p>
              </table:table-cell>
              <table:table-cell office:value-type="float" office:value="0.0244733039289712">
                <text:p>0.02447330392897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00">
                <text:p>79500</text:p>
              </table:table-cell>
              <table:table-cell office:value-type="float" office:value="0.0168073084205389">
                <text:p>0.016807308420538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00">
                <text:p>79600</text:p>
              </table:table-cell>
              <table:table-cell office:value-type="float" office:value="0.0192272327840328">
                <text:p>0.019227232784032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00">
                <text:p>79700</text:p>
              </table:table-cell>
              <table:table-cell office:value-type="float" office:value="0.0182692557573318">
                <text:p>0.018269255757331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00">
                <text:p>79800</text:p>
              </table:table-cell>
              <table:table-cell office:value-type="float" office:value="0.0174934342503547">
                <text:p>0.017493434250354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00">
                <text:p>79900</text:p>
              </table:table-cell>
              <table:table-cell office:value-type="float" office:value="0.0232684481889009">
                <text:p>0.023268448188900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00">
                <text:p>80000</text:p>
              </table:table-cell>
              <table:table-cell office:value-type="float" office:value="0.0228461306542158">
                <text:p>0.022846130654215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00">
                <text:p>80100</text:p>
              </table:table-cell>
              <table:table-cell office:value-type="float" office:value="0.0241103768348693">
                <text:p>0.024110376834869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00">
                <text:p>80200</text:p>
              </table:table-cell>
              <table:table-cell office:value-type="float" office:value="0.0182724464684724">
                <text:p>0.018272446468472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00">
                <text:p>80300</text:p>
              </table:table-cell>
              <table:table-cell office:value-type="float" office:value="0.0244686435908079">
                <text:p>0.024468643590807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00">
                <text:p>80400</text:p>
              </table:table-cell>
              <table:table-cell office:value-type="float" office:value="0.0224291589111089">
                <text:p>0.022429158911108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00">
                <text:p>80500</text:p>
              </table:table-cell>
              <table:table-cell office:value-type="float" office:value="0.0164584293961524">
                <text:p>0.016458429396152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00">
                <text:p>80600</text:p>
              </table:table-cell>
              <table:table-cell office:value-type="float" office:value="0.0221455879509449">
                <text:p>0.022145587950944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00">
                <text:p>80700</text:p>
              </table:table-cell>
              <table:table-cell office:value-type="float" office:value="0.020470131188631">
                <text:p>0.02047013118863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00">
                <text:p>80800</text:p>
              </table:table-cell>
              <table:table-cell office:value-type="float" office:value="0.0189477242529392">
                <text:p>0.018947724252939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00">
                <text:p>80900</text:p>
              </table:table-cell>
              <table:table-cell office:value-type="float" office:value="0.0196032226085662">
                <text:p>0.019603222608566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00">
                <text:p>81000</text:p>
              </table:table-cell>
              <table:table-cell office:value-type="float" office:value="0.0242381040006876">
                <text:p>0.024238104000687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00">
                <text:p>81100</text:p>
              </table:table-cell>
              <table:table-cell office:value-type="float" office:value="0.0227583814412355">
                <text:p>0.022758381441235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00">
                <text:p>81200</text:p>
              </table:table-cell>
              <table:table-cell office:value-type="float" office:value="0.0155544634908437">
                <text:p>0.015554463490843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00">
                <text:p>81300</text:p>
              </table:table-cell>
              <table:table-cell office:value-type="float" office:value="0.0158068668097257">
                <text:p>0.015806866809725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00">
                <text:p>81400</text:p>
              </table:table-cell>
              <table:table-cell office:value-type="float" office:value="0.0238983053714036">
                <text:p>0.023898305371403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00">
                <text:p>81500</text:p>
              </table:table-cell>
              <table:table-cell office:value-type="float" office:value="0.0152212735265493">
                <text:p>0.015221273526549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00">
                <text:p>81600</text:p>
              </table:table-cell>
              <table:table-cell office:value-type="float" office:value="0.0202667824923992">
                <text:p>0.020266782492399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00">
                <text:p>81700</text:p>
              </table:table-cell>
              <table:table-cell office:value-type="float" office:value="0.0241919718682765">
                <text:p>0.024191971868276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00">
                <text:p>81800</text:p>
              </table:table-cell>
              <table:table-cell office:value-type="float" office:value="0.0170207880437374">
                <text:p>0.017020788043737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00">
                <text:p>81900</text:p>
              </table:table-cell>
              <table:table-cell office:value-type="float" office:value="0.0181495063006877">
                <text:p>0.018149506300687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00">
                <text:p>82000</text:p>
              </table:table-cell>
              <table:table-cell office:value-type="float" office:value="0.0154751073569059">
                <text:p>0.015475107356905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00">
                <text:p>82100</text:p>
              </table:table-cell>
              <table:table-cell office:value-type="float" office:value="0.0203976090997457">
                <text:p>0.020397609099745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00">
                <text:p>82200</text:p>
              </table:table-cell>
              <table:table-cell office:value-type="float" office:value="0.0182424113154411">
                <text:p>0.01824241131544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00">
                <text:p>82300</text:p>
              </table:table-cell>
              <table:table-cell office:value-type="float" office:value="0.0198958925902843">
                <text:p>0.019895892590284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00">
                <text:p>82400</text:p>
              </table:table-cell>
              <table:table-cell office:value-type="float" office:value="0.0173555333167314">
                <text:p>0.017355533316731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00">
                <text:p>82500</text:p>
              </table:table-cell>
              <table:table-cell office:value-type="float" office:value="0.0199708528816699">
                <text:p>0.019970852881669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00">
                <text:p>82600</text:p>
              </table:table-cell>
              <table:table-cell office:value-type="float" office:value="0.0169998463243246">
                <text:p>0.016999846324324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00">
                <text:p>82700</text:p>
              </table:table-cell>
              <table:table-cell office:value-type="float" office:value="0.0188819784671068">
                <text:p>0.018881978467106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00">
                <text:p>82800</text:p>
              </table:table-cell>
              <table:table-cell office:value-type="float" office:value="0.0206369198858737">
                <text:p>0.020636919885873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00">
                <text:p>82900</text:p>
              </table:table-cell>
              <table:table-cell office:value-type="float" office:value="0.015092484652996">
                <text:p>0.01509248465299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00">
                <text:p>83000</text:p>
              </table:table-cell>
              <table:table-cell office:value-type="float" office:value="0.0192691143602132">
                <text:p>0.019269114360213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00">
                <text:p>83100</text:p>
              </table:table-cell>
              <table:table-cell office:value-type="float" office:value="0.0199015326797962">
                <text:p>0.019901532679796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00">
                <text:p>83200</text:p>
              </table:table-cell>
              <table:table-cell office:value-type="float" office:value="0.017580484971404">
                <text:p>0.01758048497140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00">
                <text:p>83300</text:p>
              </table:table-cell>
              <table:table-cell office:value-type="float" office:value="0.0220734253525733">
                <text:p>0.022073425352573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00">
                <text:p>83400</text:p>
              </table:table-cell>
              <table:table-cell office:value-type="float" office:value="0.0143503416329622">
                <text:p>0.01435034163296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00">
                <text:p>83500</text:p>
              </table:table-cell>
              <table:table-cell office:value-type="float" office:value="0.0204399209469556">
                <text:p>0.020439920946955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00">
                <text:p>83600</text:p>
              </table:table-cell>
              <table:table-cell office:value-type="float" office:value="0.018175721168518">
                <text:p>0.01817572116851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00">
                <text:p>83700</text:p>
              </table:table-cell>
              <table:table-cell office:value-type="float" office:value="0.0540464520454406">
                <text:p>0.054046452045440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00">
                <text:p>83800</text:p>
              </table:table-cell>
              <table:table-cell office:value-type="float" office:value="0.0190807785838842">
                <text:p>0.019080778583884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00">
                <text:p>83900</text:p>
              </table:table-cell>
              <table:table-cell office:value-type="float" office:value="0.0217476356774568">
                <text:p>0.021747635677456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00">
                <text:p>84000</text:p>
              </table:table-cell>
              <table:table-cell office:value-type="float" office:value="0.0245782397687435">
                <text:p>0.02457823976874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00">
                <text:p>84100</text:p>
              </table:table-cell>
              <table:table-cell office:value-type="float" office:value="0.0186932999640703">
                <text:p>0.018693299964070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00">
                <text:p>84200</text:p>
              </table:table-cell>
              <table:table-cell office:value-type="float" office:value="0.0168658792972564">
                <text:p>0.016865879297256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00">
                <text:p>84300</text:p>
              </table:table-cell>
              <table:table-cell office:value-type="float" office:value="0.0211586225777864">
                <text:p>0.021158622577786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00">
                <text:p>84400</text:p>
              </table:table-cell>
              <table:table-cell office:value-type="float" office:value="0.0162141732871532">
                <text:p>0.016214173287153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00">
                <text:p>84500</text:p>
              </table:table-cell>
              <table:table-cell office:value-type="float" office:value="0.0294156447052955">
                <text:p>0.029415644705295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00">
                <text:p>84600</text:p>
              </table:table-cell>
              <table:table-cell office:value-type="float" office:value="0.0210821293294429">
                <text:p>0.021082129329442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00">
                <text:p>84700</text:p>
              </table:table-cell>
              <table:table-cell office:value-type="float" office:value="0.0217434205114841">
                <text:p>0.021743420511484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00">
                <text:p>84800</text:p>
              </table:table-cell>
              <table:table-cell office:value-type="float" office:value="0.0220472142100334">
                <text:p>0.022047214210033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00">
                <text:p>84900</text:p>
              </table:table-cell>
              <table:table-cell office:value-type="float" office:value="0.0155191030353307">
                <text:p>0.015519103035330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00">
                <text:p>85000</text:p>
              </table:table-cell>
              <table:table-cell office:value-type="float" office:value="0.0161609649658203">
                <text:p>0.016160964965820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00">
                <text:p>85100</text:p>
              </table:table-cell>
              <table:table-cell office:value-type="float" office:value="0.0177462734282016">
                <text:p>0.01774627342820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00">
                <text:p>85200</text:p>
              </table:table-cell>
              <table:table-cell office:value-type="float" office:value="0.0224649030715227">
                <text:p>0.022464903071522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00">
                <text:p>85300</text:p>
              </table:table-cell>
              <table:table-cell office:value-type="float" office:value="0.0200649946928024">
                <text:p>0.020064994692802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00">
                <text:p>85400</text:p>
              </table:table-cell>
              <table:table-cell office:value-type="float" office:value="0.0199973918497562">
                <text:p>0.019997391849756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00">
                <text:p>85500</text:p>
              </table:table-cell>
              <table:table-cell office:value-type="float" office:value="0.0177554301917552">
                <text:p>0.017755430191755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00">
                <text:p>85600</text:p>
              </table:table-cell>
              <table:table-cell office:value-type="float" office:value="0.0183190684765577">
                <text:p>0.018319068476557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00">
                <text:p>85700</text:p>
              </table:table-cell>
              <table:table-cell office:value-type="float" office:value="0.0185213461518287">
                <text:p>0.018521346151828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00">
                <text:p>85800</text:p>
              </table:table-cell>
              <table:table-cell office:value-type="float" office:value="0.0214157458394765">
                <text:p>0.021415745839476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00">
                <text:p>85900</text:p>
              </table:table-cell>
              <table:table-cell office:value-type="float" office:value="0.0209227427840232">
                <text:p>0.02092274278402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00">
                <text:p>86000</text:p>
              </table:table-cell>
              <table:table-cell office:value-type="float" office:value="0.017982579767704">
                <text:p>0.01798257976770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00">
                <text:p>86100</text:p>
              </table:table-cell>
              <table:table-cell office:value-type="float" office:value="0.0210369266569614">
                <text:p>0.02103692665696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00">
                <text:p>86200</text:p>
              </table:table-cell>
              <table:table-cell office:value-type="float" office:value="0.0243994332849979">
                <text:p>0.024399433284997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00">
                <text:p>86300</text:p>
              </table:table-cell>
              <table:table-cell office:value-type="float" office:value="0.0168845355510711">
                <text:p>0.016884535551071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00">
                <text:p>86400</text:p>
              </table:table-cell>
              <table:table-cell office:value-type="float" office:value="0.0133161609992384">
                <text:p>0.013316160999238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00">
                <text:p>86500</text:p>
              </table:table-cell>
              <table:table-cell office:value-type="float" office:value="0.0170938242226839">
                <text:p>0.017093824222683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00">
                <text:p>86600</text:p>
              </table:table-cell>
              <table:table-cell office:value-type="float" office:value="0.0243253801017999">
                <text:p>0.024325380101799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00">
                <text:p>86700</text:p>
              </table:table-cell>
              <table:table-cell office:value-type="float" office:value="0.0196134839206933">
                <text:p>0.019613483920693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00">
                <text:p>86800</text:p>
              </table:table-cell>
              <table:table-cell office:value-type="float" office:value="0.0197154842317104">
                <text:p>0.019715484231710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00">
                <text:p>86900</text:p>
              </table:table-cell>
              <table:table-cell office:value-type="float" office:value="0.0270998701453208">
                <text:p>0.027099870145320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00">
                <text:p>87000</text:p>
              </table:table-cell>
              <table:table-cell office:value-type="float" office:value="0.0202946718782186">
                <text:p>0.020294671878218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00">
                <text:p>87100</text:p>
              </table:table-cell>
              <table:table-cell office:value-type="float" office:value="0.0188000686466693">
                <text:p>0.018800068646669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00">
                <text:p>87200</text:p>
              </table:table-cell>
              <table:table-cell office:value-type="float" office:value="0.0223992280662059">
                <text:p>0.022399228066205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00">
                <text:p>87300</text:p>
              </table:table-cell>
              <table:table-cell office:value-type="float" office:value="0.0203074961900711">
                <text:p>0.020307496190071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00">
                <text:p>87400</text:p>
              </table:table-cell>
              <table:table-cell office:value-type="float" office:value="0.0189789179712533">
                <text:p>0.01897891797125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00">
                <text:p>87500</text:p>
              </table:table-cell>
              <table:table-cell office:value-type="float" office:value="0.0257911570370197">
                <text:p>0.025791157037019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00">
                <text:p>87600</text:p>
              </table:table-cell>
              <table:table-cell office:value-type="float" office:value="0.0149668045341968">
                <text:p>0.014966804534196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00">
                <text:p>87700</text:p>
              </table:table-cell>
              <table:table-cell office:value-type="float" office:value="0.0162968318909406">
                <text:p>0.016296831890940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00">
                <text:p>87800</text:p>
              </table:table-cell>
              <table:table-cell office:value-type="float" office:value="0.0202412717044353">
                <text:p>0.020241271704435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00">
                <text:p>87900</text:p>
              </table:table-cell>
              <table:table-cell office:value-type="float" office:value="0.0194180589169263">
                <text:p>0.019418058916926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00">
                <text:p>88000</text:p>
              </table:table-cell>
              <table:table-cell office:value-type="float" office:value="0.0215002875775098">
                <text:p>0.021500287577509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00">
                <text:p>88100</text:p>
              </table:table-cell>
              <table:table-cell office:value-type="float" office:value="0.0205270498991012">
                <text:p>0.020527049899101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00">
                <text:p>88200</text:p>
              </table:table-cell>
              <table:table-cell office:value-type="float" office:value="0.0155147155746817">
                <text:p>0.015514715574681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00">
                <text:p>88300</text:p>
              </table:table-cell>
              <table:table-cell office:value-type="float" office:value="0.0214346013963222">
                <text:p>0.021434601396322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00">
                <text:p>88400</text:p>
              </table:table-cell>
              <table:table-cell office:value-type="float" office:value="0.0181760303676128">
                <text:p>0.018176030367612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00">
                <text:p>88500</text:p>
              </table:table-cell>
              <table:table-cell office:value-type="float" office:value="0.0183241181075572">
                <text:p>0.018324118107557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00">
                <text:p>88600</text:p>
              </table:table-cell>
              <table:table-cell office:value-type="float" office:value="0.0244807656854391">
                <text:p>0.02448076568543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00">
                <text:p>88700</text:p>
              </table:table-cell>
              <table:table-cell office:value-type="float" office:value="0.0222202371805906">
                <text:p>0.022220237180590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00">
                <text:p>88800</text:p>
              </table:table-cell>
              <table:table-cell office:value-type="float" office:value="0.018750287592411">
                <text:p>0.01875028759241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00">
                <text:p>88900</text:p>
              </table:table-cell>
              <table:table-cell office:value-type="float" office:value="0.0167741384357213">
                <text:p>0.01677413843572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00">
                <text:p>89000</text:p>
              </table:table-cell>
              <table:table-cell office:value-type="float" office:value="0.0168249532580375">
                <text:p>0.01682495325803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00">
                <text:p>89100</text:p>
              </table:table-cell>
              <table:table-cell office:value-type="float" office:value="0.0165741369128227">
                <text:p>0.016574136912822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00">
                <text:p>89200</text:p>
              </table:table-cell>
              <table:table-cell office:value-type="float" office:value="0.0165989995002746">
                <text:p>0.016598999500274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00">
                <text:p>89300</text:p>
              </table:table-cell>
              <table:table-cell office:value-type="float" office:value="0.0145056955516338">
                <text:p>0.014505695551633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00">
                <text:p>89400</text:p>
              </table:table-cell>
              <table:table-cell office:value-type="float" office:value="0.0204679239541292">
                <text:p>0.020467923954129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00">
                <text:p>89500</text:p>
              </table:table-cell>
              <table:table-cell office:value-type="float" office:value="0.0192476417869329">
                <text:p>0.019247641786932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00">
                <text:p>89600</text:p>
              </table:table-cell>
              <table:table-cell office:value-type="float" office:value="0.0172701366245746">
                <text:p>0.017270136624574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00">
                <text:p>89700</text:p>
              </table:table-cell>
              <table:table-cell office:value-type="float" office:value="0.0173652339726686">
                <text:p>0.017365233972668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00">
                <text:p>89800</text:p>
              </table:table-cell>
              <table:table-cell office:value-type="float" office:value="0.0179108344018459">
                <text:p>0.017910834401845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00">
                <text:p>89900</text:p>
              </table:table-cell>
              <table:table-cell office:value-type="float" office:value="0.0249184314161539">
                <text:p>0.024918431416153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00">
                <text:p>90000</text:p>
              </table:table-cell>
              <table:table-cell office:value-type="float" office:value="0.0150185627862811">
                <text:p>0.01501856278628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00">
                <text:p>90100</text:p>
              </table:table-cell>
              <table:table-cell office:value-type="float" office:value="0.0163824018090963">
                <text:p>0.016382401809096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00">
                <text:p>90200</text:p>
              </table:table-cell>
              <table:table-cell office:value-type="float" office:value="0.0187247600406408">
                <text:p>0.018724760040640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00">
                <text:p>90300</text:p>
              </table:table-cell>
              <table:table-cell office:value-type="float" office:value="0.0182891618460416">
                <text:p>0.01828916184604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00">
                <text:p>90400</text:p>
              </table:table-cell>
              <table:table-cell office:value-type="float" office:value="0.0196816064417362">
                <text:p>0.019681606441736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00">
                <text:p>90500</text:p>
              </table:table-cell>
              <table:table-cell office:value-type="float" office:value="0.0143564920872449">
                <text:p>0.014356492087244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00">
                <text:p>90600</text:p>
              </table:table-cell>
              <table:table-cell office:value-type="float" office:value="0.0189871899783611">
                <text:p>0.01898718997836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00">
                <text:p>90700</text:p>
              </table:table-cell>
              <table:table-cell office:value-type="float" office:value="0.01993821375072">
                <text:p>0.0199382137507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00">
                <text:p>90800</text:p>
              </table:table-cell>
              <table:table-cell office:value-type="float" office:value="0.0208797883242368">
                <text:p>0.020879788324236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00">
                <text:p>90900</text:p>
              </table:table-cell>
              <table:table-cell office:value-type="float" office:value="0.0160950738936662">
                <text:p>0.016095073893666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00">
                <text:p>91000</text:p>
              </table:table-cell>
              <table:table-cell office:value-type="float" office:value="0.0231909193098545">
                <text:p>0.023190919309854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00">
                <text:p>91100</text:p>
              </table:table-cell>
              <table:table-cell office:value-type="float" office:value="0.0200161281973123">
                <text:p>0.020016128197312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00">
                <text:p>91200</text:p>
              </table:table-cell>
              <table:table-cell office:value-type="float" office:value="0.0211790949106216">
                <text:p>0.021179094910621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00">
                <text:p>91300</text:p>
              </table:table-cell>
              <table:table-cell office:value-type="float" office:value="0.0265439711511135">
                <text:p>0.026543971151113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00">
                <text:p>91400</text:p>
              </table:table-cell>
              <table:table-cell office:value-type="float" office:value="0.0178974792361259">
                <text:p>0.017897479236125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00">
                <text:p>91500</text:p>
              </table:table-cell>
              <table:table-cell office:value-type="float" office:value="0.0147885810583829">
                <text:p>0.014788581058382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00">
                <text:p>91600</text:p>
              </table:table-cell>
              <table:table-cell office:value-type="float" office:value="0.0212265588343143">
                <text:p>0.021226558834314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00">
                <text:p>91700</text:p>
              </table:table-cell>
              <table:table-cell office:value-type="float" office:value="0.0148833356797695">
                <text:p>0.014883335679769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00">
                <text:p>91800</text:p>
              </table:table-cell>
              <table:table-cell office:value-type="float" office:value="0.018139174208045">
                <text:p>0.0181391742080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00">
                <text:p>91900</text:p>
              </table:table-cell>
              <table:table-cell office:value-type="float" office:value="0.0137239368632435">
                <text:p>0.013723936863243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00">
                <text:p>92000</text:p>
              </table:table-cell>
              <table:table-cell office:value-type="float" office:value="0.0180892217904329">
                <text:p>0.018089221790432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00">
                <text:p>92100</text:p>
              </table:table-cell>
              <table:table-cell office:value-type="float" office:value="0.016509111970663">
                <text:p>0.01650911197066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00">
                <text:p>92200</text:p>
              </table:table-cell>
              <table:table-cell office:value-type="float" office:value="0.014844543300569">
                <text:p>0.01484454330056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00">
                <text:p>92300</text:p>
              </table:table-cell>
              <table:table-cell office:value-type="float" office:value="0.0160949416458606">
                <text:p>0.016094941645860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00">
                <text:p>92400</text:p>
              </table:table-cell>
              <table:table-cell office:value-type="float" office:value="0.0173023734241724">
                <text:p>0.017302373424172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00">
                <text:p>92500</text:p>
              </table:table-cell>
              <table:table-cell office:value-type="float" office:value="0.0226853601634502">
                <text:p>0.022685360163450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00">
                <text:p>92600</text:p>
              </table:table-cell>
              <table:table-cell office:value-type="float" office:value="0.0224041044712066">
                <text:p>0.022404104471206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00">
                <text:p>92700</text:p>
              </table:table-cell>
              <table:table-cell office:value-type="float" office:value="0.017138909548521">
                <text:p>0.01713890954852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00">
                <text:p>92800</text:p>
              </table:table-cell>
              <table:table-cell office:value-type="float" office:value="0.018319359049201">
                <text:p>0.0183193590492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00">
                <text:p>92900</text:p>
              </table:table-cell>
              <table:table-cell office:value-type="float" office:value="0.0161746516823768">
                <text:p>0.016174651682376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00">
                <text:p>93000</text:p>
              </table:table-cell>
              <table:table-cell office:value-type="float" office:value="0.0172682031989097">
                <text:p>0.017268203198909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00">
                <text:p>93100</text:p>
              </table:table-cell>
              <table:table-cell office:value-type="float" office:value="0.0174467097967863">
                <text:p>0.017446709796786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00">
                <text:p>93200</text:p>
              </table:table-cell>
              <table:table-cell office:value-type="float" office:value="0.0278577711433172">
                <text:p>0.027857771143317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00">
                <text:p>93300</text:p>
              </table:table-cell>
              <table:table-cell office:value-type="float" office:value="0.0149904349818825">
                <text:p>0.01499043498188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00">
                <text:p>93400</text:p>
              </table:table-cell>
              <table:table-cell office:value-type="float" office:value="0.0246003028005361">
                <text:p>0.024600302800536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00">
                <text:p>93500</text:p>
              </table:table-cell>
              <table:table-cell office:value-type="float" office:value="0.0122473873198032">
                <text:p>0.01224738731980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00">
                <text:p>93600</text:p>
              </table:table-cell>
              <table:table-cell office:value-type="float" office:value="0.022052988409996">
                <text:p>0.02205298840999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00">
                <text:p>93700</text:p>
              </table:table-cell>
              <table:table-cell office:value-type="float" office:value="0.0171932969242334">
                <text:p>0.017193296924233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00">
                <text:p>93800</text:p>
              </table:table-cell>
              <table:table-cell office:value-type="float" office:value="0.0169438980519771">
                <text:p>0.016943898051977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00">
                <text:p>93900</text:p>
              </table:table-cell>
              <table:table-cell office:value-type="float" office:value="0.017630897462368">
                <text:p>0.0176308974623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00">
                <text:p>94000</text:p>
              </table:table-cell>
              <table:table-cell office:value-type="float" office:value="0.0161311142146587">
                <text:p>0.016131114214658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00">
                <text:p>94100</text:p>
              </table:table-cell>
              <table:table-cell office:value-type="float" office:value="0.0153968119993805">
                <text:p>0.015396811999380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00">
                <text:p>94200</text:p>
              </table:table-cell>
              <table:table-cell office:value-type="float" office:value="0.0202639903873205">
                <text:p>0.020263990387320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00">
                <text:p>94300</text:p>
              </table:table-cell>
              <table:table-cell office:value-type="float" office:value="0.0192996598780155">
                <text:p>0.019299659878015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00">
                <text:p>94400</text:p>
              </table:table-cell>
              <table:table-cell office:value-type="float" office:value="0.0229612160474061">
                <text:p>0.022961216047406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00">
                <text:p>94500</text:p>
              </table:table-cell>
              <table:table-cell office:value-type="float" office:value="0.0150578832253813">
                <text:p>0.01505788322538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00">
                <text:p>94600</text:p>
              </table:table-cell>
              <table:table-cell office:value-type="float" office:value="0.0158080607652664">
                <text:p>0.015808060765266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00">
                <text:p>94700</text:p>
              </table:table-cell>
              <table:table-cell office:value-type="float" office:value="0.0180102698504924">
                <text:p>0.018010269850492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00">
                <text:p>94800</text:p>
              </table:table-cell>
              <table:table-cell office:value-type="float" office:value="0.0174497961997985">
                <text:p>0.017449796199798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00">
                <text:p>94900</text:p>
              </table:table-cell>
              <table:table-cell office:value-type="float" office:value="0.0173041019588708">
                <text:p>0.017304101958870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00">
                <text:p>95000</text:p>
              </table:table-cell>
              <table:table-cell office:value-type="float" office:value="0.0171492490917444">
                <text:p>0.017149249091744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00">
                <text:p>95100</text:p>
              </table:table-cell>
              <table:table-cell office:value-type="float" office:value="0.018715001642704">
                <text:p>0.01871500164270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00">
                <text:p>95200</text:p>
              </table:table-cell>
              <table:table-cell office:value-type="float" office:value="0.0206649638712406">
                <text:p>0.020664963871240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00">
                <text:p>95300</text:p>
              </table:table-cell>
              <table:table-cell office:value-type="float" office:value="0.0210097320377826">
                <text:p>0.021009732037782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00">
                <text:p>95400</text:p>
              </table:table-cell>
              <table:table-cell office:value-type="float" office:value="0.0194903165102005">
                <text:p>0.019490316510200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00">
                <text:p>95500</text:p>
              </table:table-cell>
              <table:table-cell office:value-type="float" office:value="0.0203166231513023">
                <text:p>0.020316623151302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00">
                <text:p>95600</text:p>
              </table:table-cell>
              <table:table-cell office:value-type="float" office:value="0.0176336448639631">
                <text:p>0.017633644863963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00">
                <text:p>95700</text:p>
              </table:table-cell>
              <table:table-cell office:value-type="float" office:value="0.0190631225705146">
                <text:p>0.019063122570514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00">
                <text:p>95800</text:p>
              </table:table-cell>
              <table:table-cell office:value-type="float" office:value="0.0135606788098812">
                <text:p>0.01356067880988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00">
                <text:p>95900</text:p>
              </table:table-cell>
              <table:table-cell office:value-type="float" office:value="0.0137794418260455">
                <text:p>0.013779441826045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00">
                <text:p>96000</text:p>
              </table:table-cell>
              <table:table-cell office:value-type="float" office:value="0.0164713729172945">
                <text:p>0.016471372917294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00">
                <text:p>96100</text:p>
              </table:table-cell>
              <table:table-cell office:value-type="float" office:value="0.0146296732127666">
                <text:p>0.014629673212766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00">
                <text:p>96200</text:p>
              </table:table-cell>
              <table:table-cell office:value-type="float" office:value="0.0129357408732175">
                <text:p>0.012935740873217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00">
                <text:p>96300</text:p>
              </table:table-cell>
              <table:table-cell office:value-type="float" office:value="0.0154339559376239">
                <text:p>0.015433955937623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00">
                <text:p>96400</text:p>
              </table:table-cell>
              <table:table-cell office:value-type="float" office:value="0.0208685416728258">
                <text:p>0.020868541672825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00">
                <text:p>96500</text:p>
              </table:table-cell>
              <table:table-cell office:value-type="float" office:value="0.019462764263153">
                <text:p>0.01946276426315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00">
                <text:p>96600</text:p>
              </table:table-cell>
              <table:table-cell office:value-type="float" office:value="0.020754175260663">
                <text:p>0.02075417526066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00">
                <text:p>96700</text:p>
              </table:table-cell>
              <table:table-cell office:value-type="float" office:value="0.0177159458398818">
                <text:p>0.017715945839881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00">
                <text:p>96800</text:p>
              </table:table-cell>
              <table:table-cell office:value-type="float" office:value="0.0198974162340164">
                <text:p>0.019897416234016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00">
                <text:p>96900</text:p>
              </table:table-cell>
              <table:table-cell office:value-type="float" office:value="0.0251852441579103">
                <text:p>0.025185244157910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00">
                <text:p>97000</text:p>
              </table:table-cell>
              <table:table-cell office:value-type="float" office:value="0.0207937695086002">
                <text:p>0.020793769508600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00">
                <text:p>97100</text:p>
              </table:table-cell>
              <table:table-cell office:value-type="float" office:value="0.0194222703576087">
                <text:p>0.019422270357608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00">
                <text:p>97200</text:p>
              </table:table-cell>
              <table:table-cell office:value-type="float" office:value="0.015323813073337">
                <text:p>0.01532381307333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00">
                <text:p>97300</text:p>
              </table:table-cell>
              <table:table-cell office:value-type="float" office:value="0.0162794161587953">
                <text:p>0.016279416158795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00">
                <text:p>97400</text:p>
              </table:table-cell>
              <table:table-cell office:value-type="float" office:value="0.0207433477044105">
                <text:p>0.020743347704410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00">
                <text:p>97500</text:p>
              </table:table-cell>
              <table:table-cell office:value-type="float" office:value="0.0192695017904043">
                <text:p>0.019269501790404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00">
                <text:p>97600</text:p>
              </table:table-cell>
              <table:table-cell office:value-type="float" office:value="0.0152779957279562">
                <text:p>0.01527799572795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00">
                <text:p>97700</text:p>
              </table:table-cell>
              <table:table-cell office:value-type="float" office:value="0.0177675560116767">
                <text:p>0.017767556011676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00">
                <text:p>97800</text:p>
              </table:table-cell>
              <table:table-cell office:value-type="float" office:value="0.0163078438490629">
                <text:p>0.016307843849062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00">
                <text:p>97900</text:p>
              </table:table-cell>
              <table:table-cell office:value-type="float" office:value="0.0168104618787765">
                <text:p>0.016810461878776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00">
                <text:p>98000</text:p>
              </table:table-cell>
              <table:table-cell office:value-type="float" office:value="0.0149578358978033">
                <text:p>0.014957835897803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00">
                <text:p>98100</text:p>
              </table:table-cell>
              <table:table-cell office:value-type="float" office:value="0.0194167532026767">
                <text:p>0.019416753202676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00">
                <text:p>98200</text:p>
              </table:table-cell>
              <table:table-cell office:value-type="float" office:value="0.0161186568439006">
                <text:p>0.016118656843900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00">
                <text:p>98300</text:p>
              </table:table-cell>
              <table:table-cell office:value-type="float" office:value="0.0180187448859214">
                <text:p>0.01801874488592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00">
                <text:p>98400</text:p>
              </table:table-cell>
              <table:table-cell office:value-type="float" office:value="0.0160966012626886">
                <text:p>0.016096601262688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00">
                <text:p>98500</text:p>
              </table:table-cell>
              <table:table-cell office:value-type="float" office:value="0.0152535820379853">
                <text:p>0.015253582037985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00">
                <text:p>98600</text:p>
              </table:table-cell>
              <table:table-cell office:value-type="float" office:value="0.017199732363224">
                <text:p>0.01719973236322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00">
                <text:p>98700</text:p>
              </table:table-cell>
              <table:table-cell office:value-type="float" office:value="0.0166716985404491">
                <text:p>0.016671698540449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00">
                <text:p>98800</text:p>
              </table:table-cell>
              <table:table-cell office:value-type="float" office:value="0.0166282076388597">
                <text:p>0.016628207638859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00">
                <text:p>98900</text:p>
              </table:table-cell>
              <table:table-cell office:value-type="float" office:value="0.0208018459379673">
                <text:p>0.020801845937967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00">
                <text:p>99000</text:p>
              </table:table-cell>
              <table:table-cell office:value-type="float" office:value="0.0182138551026582">
                <text:p>0.018213855102658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00">
                <text:p>99100</text:p>
              </table:table-cell>
              <table:table-cell office:value-type="float" office:value="0.0218243487179279">
                <text:p>0.021824348717927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00">
                <text:p>99200</text:p>
              </table:table-cell>
              <table:table-cell office:value-type="float" office:value="0.0198682527989149">
                <text:p>0.019868252798914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00">
                <text:p>99300</text:p>
              </table:table-cell>
              <table:table-cell office:value-type="float" office:value="0.0168878585100173">
                <text:p>0.016887858510017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00">
                <text:p>99400</text:p>
              </table:table-cell>
              <table:table-cell office:value-type="float" office:value="0.0174469873309135">
                <text:p>0.017446987330913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00">
                <text:p>99500</text:p>
              </table:table-cell>
              <table:table-cell office:value-type="float" office:value="0.0200454704463481">
                <text:p>0.020045470446348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00">
                <text:p>99600</text:p>
              </table:table-cell>
              <table:table-cell office:value-type="float" office:value="0.014344192110002">
                <text:p>0.01434419211000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00">
                <text:p>99700</text:p>
              </table:table-cell>
              <table:table-cell office:value-type="float" office:value="0.0156045649200677">
                <text:p>0.015604564920067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00">
                <text:p>99800</text:p>
              </table:table-cell>
              <table:table-cell office:value-type="float" office:value="0.0199094284325838">
                <text:p>0.019909428432583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00">
                <text:p>99900</text:p>
              </table:table-cell>
              <table:table-cell office:value-type="float" office:value="0.0176043231040239">
                <text:p>0.017604323104023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00">
                <text:p>100000</text:p>
              </table:table-cell>
              <table:table-cell office:value-type="float" office:value="0.0163373388350009">
                <text:p>0.016337338835000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00">
                <text:p>100100</text:p>
              </table:table-cell>
              <table:table-cell office:value-type="float" office:value="0.0217549670487642">
                <text:p>0.021754967048764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00">
                <text:p>100200</text:p>
              </table:table-cell>
              <table:table-cell office:value-type="float" office:value="0.0170246604830026">
                <text:p>0.017024660483002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00">
                <text:p>100300</text:p>
              </table:table-cell>
              <table:table-cell office:value-type="float" office:value="0.0212981943041086">
                <text:p>0.021298194304108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00">
                <text:p>100400</text:p>
              </table:table-cell>
              <table:table-cell office:value-type="float" office:value="0.0150244031101465">
                <text:p>0.015024403110146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00">
                <text:p>100500</text:p>
              </table:table-cell>
              <table:table-cell office:value-type="float" office:value="0.017157269641757">
                <text:p>0.01715726964175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00">
                <text:p>100600</text:p>
              </table:table-cell>
              <table:table-cell office:value-type="float" office:value="0.0179533828049898">
                <text:p>0.017953382804989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00">
                <text:p>100700</text:p>
              </table:table-cell>
              <table:table-cell office:value-type="float" office:value="0.0149783920496702">
                <text:p>0.014978392049670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00">
                <text:p>100800</text:p>
              </table:table-cell>
              <table:table-cell office:value-type="float" office:value="0.0145163610577583">
                <text:p>0.014516361057758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00">
                <text:p>100900</text:p>
              </table:table-cell>
              <table:table-cell office:value-type="float" office:value="0.0186264403164386">
                <text:p>0.018626440316438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00">
                <text:p>101000</text:p>
              </table:table-cell>
              <table:table-cell office:value-type="float" office:value="0.0150088556110858">
                <text:p>0.015008855611085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00">
                <text:p>101100</text:p>
              </table:table-cell>
              <table:table-cell office:value-type="float" office:value="0.017697587609291">
                <text:p>0.01769758760929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00">
                <text:p>101200</text:p>
              </table:table-cell>
              <table:table-cell office:value-type="float" office:value="0.0174585804343223">
                <text:p>0.017458580434322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00">
                <text:p>101300</text:p>
              </table:table-cell>
              <table:table-cell office:value-type="float" office:value="0.0275858119130134">
                <text:p>0.027585811913013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00">
                <text:p>101400</text:p>
              </table:table-cell>
              <table:table-cell office:value-type="float" office:value="0.0262689683586359">
                <text:p>0.026268968358635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00">
                <text:p>101500</text:p>
              </table:table-cell>
              <table:table-cell office:value-type="float" office:value="0.0197827704250812">
                <text:p>0.019782770425081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00">
                <text:p>101600</text:p>
              </table:table-cell>
              <table:table-cell office:value-type="float" office:value="0.0183950848877429">
                <text:p>0.018395084887742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00">
                <text:p>101700</text:p>
              </table:table-cell>
              <table:table-cell office:value-type="float" office:value="0.0172335505485534">
                <text:p>0.017233550548553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00">
                <text:p>101800</text:p>
              </table:table-cell>
              <table:table-cell office:value-type="float" office:value="0.0135560743510723">
                <text:p>0.013556074351072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00">
                <text:p>101900</text:p>
              </table:table-cell>
              <table:table-cell office:value-type="float" office:value="0.0172534938901662">
                <text:p>0.017253493890166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00">
                <text:p>102000</text:p>
              </table:table-cell>
              <table:table-cell office:value-type="float" office:value="0.0214872155338525">
                <text:p>0.021487215533852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00">
                <text:p>102100</text:p>
              </table:table-cell>
              <table:table-cell office:value-type="float" office:value="0.0141538102179765">
                <text:p>0.014153810217976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00">
                <text:p>102200</text:p>
              </table:table-cell>
              <table:table-cell office:value-type="float" office:value="0.0187458842992782">
                <text:p>0.018745884299278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00">
                <text:p>102300</text:p>
              </table:table-cell>
              <table:table-cell office:value-type="float" office:value="0.0155936749652028">
                <text:p>0.015593674965202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00">
                <text:p>102400</text:p>
              </table:table-cell>
              <table:table-cell office:value-type="float" office:value="0.0209543481469154">
                <text:p>0.020954348146915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00">
                <text:p>102500</text:p>
              </table:table-cell>
              <table:table-cell office:value-type="float" office:value="0.0170152802020311">
                <text:p>0.017015280202031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00">
                <text:p>102600</text:p>
              </table:table-cell>
              <table:table-cell office:value-type="float" office:value="0.0159785896539688">
                <text:p>0.015978589653968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00">
                <text:p>102700</text:p>
              </table:table-cell>
              <table:table-cell office:value-type="float" office:value="0.0155324479565024">
                <text:p>0.015532447956502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00">
                <text:p>102800</text:p>
              </table:table-cell>
              <table:table-cell office:value-type="float" office:value="0.0165159292519092">
                <text:p>0.016515929251909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00">
                <text:p>102900</text:p>
              </table:table-cell>
              <table:table-cell office:value-type="float" office:value="0.0153944678604602">
                <text:p>0.015394467860460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00">
                <text:p>103000</text:p>
              </table:table-cell>
              <table:table-cell office:value-type="float" office:value="0.0156523976475">
                <text:p>0.015652397647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00">
                <text:p>103100</text:p>
              </table:table-cell>
              <table:table-cell office:value-type="float" office:value="0.0123338606208562">
                <text:p>0.012333860620856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00">
                <text:p>103200</text:p>
              </table:table-cell>
              <table:table-cell office:value-type="float" office:value="0.0189232230186462">
                <text:p>0.018923223018646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00">
                <text:p>103300</text:p>
              </table:table-cell>
              <table:table-cell office:value-type="float" office:value="0.021944684907794">
                <text:p>0.02194468490779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00">
                <text:p>103400</text:p>
              </table:table-cell>
              <table:table-cell office:value-type="float" office:value="0.0175827108323574">
                <text:p>0.017582710832357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00">
                <text:p>103500</text:p>
              </table:table-cell>
              <table:table-cell office:value-type="float" office:value="0.0281604826450347">
                <text:p>0.028160482645034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00">
                <text:p>103600</text:p>
              </table:table-cell>
              <table:table-cell office:value-type="float" office:value="0.0209395624697208">
                <text:p>0.020939562469720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00">
                <text:p>103700</text:p>
              </table:table-cell>
              <table:table-cell office:value-type="float" office:value="0.0132566913962364">
                <text:p>0.013256691396236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00">
                <text:p>103800</text:p>
              </table:table-cell>
              <table:table-cell office:value-type="float" office:value="0.0192932076752185">
                <text:p>0.019293207675218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00">
                <text:p>103900</text:p>
              </table:table-cell>
              <table:table-cell office:value-type="float" office:value="0.0163362044841051">
                <text:p>0.016336204484105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00">
                <text:p>104000</text:p>
              </table:table-cell>
              <table:table-cell office:value-type="float" office:value="0.0164305195212364">
                <text:p>0.016430519521236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00">
                <text:p>104100</text:p>
              </table:table-cell>
              <table:table-cell office:value-type="float" office:value="0.01811945438385">
                <text:p>0.0181194543838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00">
                <text:p>104200</text:p>
              </table:table-cell>
              <table:table-cell office:value-type="float" office:value="0.0156850386410951">
                <text:p>0.015685038641095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00">
                <text:p>104300</text:p>
              </table:table-cell>
              <table:table-cell office:value-type="float" office:value="0.0219448935240507">
                <text:p>0.021944893524050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00">
                <text:p>104400</text:p>
              </table:table-cell>
              <table:table-cell office:value-type="float" office:value="0.0218512266874313">
                <text:p>0.021851226687431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00">
                <text:p>104500</text:p>
              </table:table-cell>
              <table:table-cell office:value-type="float" office:value="0.0185745023190975">
                <text:p>0.018574502319097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00">
                <text:p>104600</text:p>
              </table:table-cell>
              <table:table-cell office:value-type="float" office:value="0.0133099015802145">
                <text:p>0.013309901580214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00">
                <text:p>104700</text:p>
              </table:table-cell>
              <table:table-cell office:value-type="float" office:value="0.021528210490942">
                <text:p>0.02152821049094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00">
                <text:p>104800</text:p>
              </table:table-cell>
              <table:table-cell office:value-type="float" office:value="0.0194700080901384">
                <text:p>0.019470008090138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00">
                <text:p>104900</text:p>
              </table:table-cell>
              <table:table-cell office:value-type="float" office:value="0.019015384837985">
                <text:p>0.0190153848379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01cm" xlink:href="." xlink:type="simple" chart:class="chart:scatter" chart:style-name="ch1">
        <chart:title svg:x="5.71cm" svg:y="0.315cm" chart:style-name="ch2">
          <text:p>Clone Learning Curve</text:p>
        </chart:title>
        <chart:subtitle svg:x="7.301cm" svg:y="1.293cm" chart:style-name="ch3">
          <text:p>Dagger</text:p>
        </chart:subtitle>
        <chart:legend chart:legend-position="end" svg:x="13.515cm" svg:y="4.212cm" style:legend-expansion="high" chart:style-name="ch4"/>
        <chart:plot-area chart:style-name="ch5" chart:data-source-has-labels="both" svg:x="1.326cm" svg:y="2.128cm" svg:width="11.87cm" svg:height="5.725cm">
          <chartooo:coordinate-region svg:x="1.962cm" svg:y="2.321cm" svg:width="10.656cm" svg:height="4.897cm"/>
          <chart:axis chart:dimension="x" chart:name="primary-x" chart:style-name="ch6" chartooo:axis-type="auto">
            <chart:title svg:x="4.481cm" svg:y="8.033cm" chart:style-name="ch7">
              <text:p>Batches Observed/Replay Buffer Size</text:p>
            </chart:title>
            <chart:categories table:cell-range-address="local-table.$A$2:.$A$1050"/>
          </chart:axis>
          <chart:axis chart:dimension="y" chart:name="primary-y" chart:style-name="ch6">
            <chart:title svg:x="0.451cm" svg:y="5.394cm" chart:style-name="ch8">
              <text:p>MSE</text:p>
            </chart:title>
            <chart:grid chart:style-name="ch9" chart:class="major"/>
          </chart:axis>
          <chart:series chart:style-name="ch10" chart:values-cell-range-address="local-table.$C$2:.$C$1050" chart:label-cell-address="local-table.$C$1" chart:class="chart:scatter">
            <chart:domain table:cell-range-address="local-table.$B$2:.$B$1050"/>
            <chart:data-point chart:repeated="10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agg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1.4027681350708">
                <text:p>11.40276813507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.88133978843688">
                <text:p>2.88133978843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.59764170646667">
                <text:p>2.5976417064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.45225644111633">
                <text:p>2.45225644111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.78966069221496">
                <text:p>1.78966069221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938586592674255">
                <text:p>0.938586592674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.99929630756378">
                <text:p>1.99929630756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.56365621089935">
                <text:p>1.563656210899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.38263797760009">
                <text:p>2.38263797760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533869802951812">
                <text:p>0.533869802951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691666722297668">
                <text:p>0.6916667222976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.0407155752182">
                <text:p>1.0407155752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.08341026306152">
                <text:p>1.08341026306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701863288879394">
                <text:p>0.701863288879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.15476381778717">
                <text:p>1.15476381778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505203425884246">
                <text:p>0.505203425884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503047823905944">
                <text:p>0.5030478239059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645900130271911">
                <text:p>0.645900130271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382406055927276">
                <text:p>0.3824060559272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640506744384765">
                <text:p>0.6405067443847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548847079277038">
                <text:p>0.5488470792770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618189752101898">
                <text:p>0.6181897521018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399567455053329">
                <text:p>0.3995674550533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388239800930023">
                <text:p>0.3882398009300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356249660253524">
                <text:p>0.3562496602535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354838669300079">
                <text:p>0.3548386693000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5.6400032043457">
                <text:p>35.64000320434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502117276191711">
                <text:p>0.502117276191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514285266399383">
                <text:p>0.5142852663993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.86984765529632">
                <text:p>1.869847655296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261008262634277">
                <text:p>0.2610082626342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412919998168945">
                <text:p>0.4129199981689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341098308563232">
                <text:p>0.3410983085632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275279849767684">
                <text:p>0.2752798497676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289142310619354">
                <text:p>0.2891423106193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260593771934509">
                <text:p>0.2605937719345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233934432268142">
                <text:p>0.2339344322681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310082972049713">
                <text:p>0.3100829720497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28504341840744">
                <text:p>0.28504341840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258673816919326">
                <text:p>0.2586738169193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0.25599592924118">
                <text:p>0.255995929241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0.415735244750976">
                <text:p>0.415735244750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0.267945110797882">
                <text:p>0.2679451107978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0.191117852926254">
                <text:p>0.1911178529262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0.290349543094635">
                <text:p>0.2903495430946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0.23622803390026">
                <text:p>0.236228033900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0.225539714097976">
                <text:p>0.225539714097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0.223744139075279">
                <text:p>0.2237441390752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0.262060314416885">
                <text:p>0.2620603144168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259872704744339">
                <text:p>0.2598727047443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0.206831261515617">
                <text:p>0.2068312615156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0.188078328967094">
                <text:p>0.1880783289670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0.174328833818435">
                <text:p>0.174328833818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0.191451296210289">
                <text:p>0.1914512962102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0.176408126950263">
                <text:p>0.1764081269502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0.174243927001953">
                <text:p>0.1742439270019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0.192102909088134">
                <text:p>0.1921029090881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0.220361053943634">
                <text:p>0.2203610539436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0.175861805677413">
                <text:p>0.1758618056774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168404772877693">
                <text:p>0.1684047728776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0.168265730142593">
                <text:p>0.1682657301425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0.159541130065917">
                <text:p>0.1595411300659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0.281472325325012">
                <text:p>0.2814723253250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0.300040930509567">
                <text:p>0.3000409305095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0.172420531511306">
                <text:p>0.1724205315113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0.14050942659378">
                <text:p>0.140509426593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0.158678472042083">
                <text:p>0.1586784720420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0.148950800299644">
                <text:p>0.1489508002996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0.129227072000503">
                <text:p>0.1292270720005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144090816378593">
                <text:p>0.1440908163785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0.128873035311698">
                <text:p>0.1288730353116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0.113328322768211">
                <text:p>0.1133283227682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0.156500443816185">
                <text:p>0.1565004438161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0.163086041808128">
                <text:p>0.1630860418081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0.121062129735946">
                <text:p>0.1210621297359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0.132800549268722">
                <text:p>0.132800549268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0.122601762413978">
                <text:p>0.122601762413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0.142899557948112">
                <text:p>0.1428995579481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0.109123639762401">
                <text:p>0.1091236397624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0.111438944935798">
                <text:p>0.1114389449357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0.117394432425498">
                <text:p>0.1173944324254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0.149062812328338">
                <text:p>0.1490628123283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0.110857978463172">
                <text:p>0.1108579784631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0.0961816161870956">
                <text:p>0.09618161618709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0.0923806279897689">
                <text:p>0.09238062798976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0.116053581237792">
                <text:p>0.1160535812377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0.0945362001657486">
                <text:p>0.09453620016574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0.0949702486395835">
                <text:p>0.09497024863958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0.103773042559623">
                <text:p>0.103773042559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0.0957108736038208">
                <text:p>0.09571087360382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0.112844124436378">
                <text:p>0.1128441244363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0.0884499996900558">
                <text:p>0.08844999969005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0.0877434909343719">
                <text:p>0.08774349093437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0.102994255721569">
                <text:p>0.1029942557215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0.13388192653656">
                <text:p>0.133881926536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0.0971658751368522">
                <text:p>0.0971658751368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0.0997631549835205">
                <text:p>0.09976315498352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0.093722753226757">
                <text:p>0.0937227532267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0.10150533914566">
                <text:p>0.101505339145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0702718198299408">
                <text:p>0.07027181982994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0">
                <text:p>10100</text:p>
              </table:table-cell>
              <table:table-cell office:value-type="float" office:value="0.0795908197760582">
                <text:p>0.07959081977605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0">
                <text:p>10200</text:p>
              </table:table-cell>
              <table:table-cell office:value-type="float" office:value="0.0912816524505615">
                <text:p>0.09128165245056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0">
                <text:p>10300</text:p>
              </table:table-cell>
              <table:table-cell office:value-type="float" office:value="0.0911604538559913">
                <text:p>0.09116045385599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0">
                <text:p>10400</text:p>
              </table:table-cell>
              <table:table-cell office:value-type="float" office:value="0.0886667072772979">
                <text:p>0.08866670727729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0">
                <text:p>10500</text:p>
              </table:table-cell>
              <table:table-cell office:value-type="float" office:value="0.0941674634814262">
                <text:p>0.09416746348142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0">
                <text:p>10600</text:p>
              </table:table-cell>
              <table:table-cell office:value-type="float" office:value="0.107751630246639">
                <text:p>0.1077516302466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0">
                <text:p>10700</text:p>
              </table:table-cell>
              <table:table-cell office:value-type="float" office:value="0.106070563197135">
                <text:p>0.1060705631971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0">
                <text:p>10800</text:p>
              </table:table-cell>
              <table:table-cell office:value-type="float" office:value="0.0931992456316948">
                <text:p>0.09319924563169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0">
                <text:p>10900</text:p>
              </table:table-cell>
              <table:table-cell office:value-type="float" office:value="0.102950654923915">
                <text:p>0.1029506549239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">
                <text:p>11000</text:p>
              </table:table-cell>
              <table:table-cell office:value-type="float" office:value="0.0821621939539909">
                <text:p>0.08216219395399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0">
                <text:p>11100</text:p>
              </table:table-cell>
              <table:table-cell office:value-type="float" office:value="0.102823413908481">
                <text:p>0.1028234139084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0">
                <text:p>11200</text:p>
              </table:table-cell>
              <table:table-cell office:value-type="float" office:value="0.0854067504405975">
                <text:p>0.08540675044059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0">
                <text:p>11300</text:p>
              </table:table-cell>
              <table:table-cell office:value-type="float" office:value="0.0837990641593933">
                <text:p>0.08379906415939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0">
                <text:p>11400</text:p>
              </table:table-cell>
              <table:table-cell office:value-type="float" office:value="0.0757137835025787">
                <text:p>0.07571378350257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0">
                <text:p>11500</text:p>
              </table:table-cell>
              <table:table-cell office:value-type="float" office:value="0.124214097857475">
                <text:p>0.1242140978574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0">
                <text:p>11600</text:p>
              </table:table-cell>
              <table:table-cell office:value-type="float" office:value="0.106284298002719">
                <text:p>0.1062842980027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0">
                <text:p>11700</text:p>
              </table:table-cell>
              <table:table-cell office:value-type="float" office:value="0.0819602236151695">
                <text:p>0.08196022361516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0">
                <text:p>11800</text:p>
              </table:table-cell>
              <table:table-cell office:value-type="float" office:value="0.0796252712607383">
                <text:p>0.07962527126073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0">
                <text:p>11900</text:p>
              </table:table-cell>
              <table:table-cell office:value-type="float" office:value="0.0773571953177452">
                <text:p>0.07735719531774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0">
                <text:p>12000</text:p>
              </table:table-cell>
              <table:table-cell office:value-type="float" office:value="0.110189594328403">
                <text:p>0.1101895943284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0">
                <text:p>12100</text:p>
              </table:table-cell>
              <table:table-cell office:value-type="float" office:value="0.0869172140955925">
                <text:p>0.08691721409559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0">
                <text:p>12200</text:p>
              </table:table-cell>
              <table:table-cell office:value-type="float" office:value="0.0820563286542892">
                <text:p>0.08205632865428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0">
                <text:p>12300</text:p>
              </table:table-cell>
              <table:table-cell office:value-type="float" office:value="0.0716575533151626">
                <text:p>0.07165755331516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0">
                <text:p>12400</text:p>
              </table:table-cell>
              <table:table-cell office:value-type="float" office:value="0.0732025355100631">
                <text:p>0.07320253551006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0">
                <text:p>12500</text:p>
              </table:table-cell>
              <table:table-cell office:value-type="float" office:value="0.0760588869452476">
                <text:p>0.07605888694524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0">
                <text:p>12600</text:p>
              </table:table-cell>
              <table:table-cell office:value-type="float" office:value="0.0730706751346588">
                <text:p>0.07307067513465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0">
                <text:p>12700</text:p>
              </table:table-cell>
              <table:table-cell office:value-type="float" office:value="0.0635300055146217">
                <text:p>0.06353000551462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0">
                <text:p>12800</text:p>
              </table:table-cell>
              <table:table-cell office:value-type="float" office:value="0.0867325216531753">
                <text:p>0.08673252165317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0">
                <text:p>12900</text:p>
              </table:table-cell>
              <table:table-cell office:value-type="float" office:value="0.0671696290373802">
                <text:p>0.06716962903738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0">
                <text:p>13000</text:p>
              </table:table-cell>
              <table:table-cell office:value-type="float" office:value="0.0798134505748748">
                <text:p>0.07981345057487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0">
                <text:p>13100</text:p>
              </table:table-cell>
              <table:table-cell office:value-type="float" office:value="0.0843290835618972">
                <text:p>0.08432908356189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0">
                <text:p>13200</text:p>
              </table:table-cell>
              <table:table-cell office:value-type="float" office:value="0.0789373517036438">
                <text:p>0.07893735170364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0">
                <text:p>13300</text:p>
              </table:table-cell>
              <table:table-cell office:value-type="float" office:value="0.0777396261692047">
                <text:p>0.07773962616920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0">
                <text:p>13400</text:p>
              </table:table-cell>
              <table:table-cell office:value-type="float" office:value="0.0750105828046798">
                <text:p>0.07501058280467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0">
                <text:p>13500</text:p>
              </table:table-cell>
              <table:table-cell office:value-type="float" office:value="0.0814381018280983">
                <text:p>0.08143810182809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0">
                <text:p>13600</text:p>
              </table:table-cell>
              <table:table-cell office:value-type="float" office:value="0.0708121284842491">
                <text:p>0.07081212848424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0">
                <text:p>13700</text:p>
              </table:table-cell>
              <table:table-cell office:value-type="float" office:value="0.0782070755958557">
                <text:p>0.07820707559585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0">
                <text:p>13800</text:p>
              </table:table-cell>
              <table:table-cell office:value-type="float" office:value="0.0751607194542884">
                <text:p>0.07516071945428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0">
                <text:p>13900</text:p>
              </table:table-cell>
              <table:table-cell office:value-type="float" office:value="0.0660822018980979">
                <text:p>0.06608220189809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0">
                <text:p>14000</text:p>
              </table:table-cell>
              <table:table-cell office:value-type="float" office:value="0.0806595906615257">
                <text:p>0.08065959066152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0">
                <text:p>14100</text:p>
              </table:table-cell>
              <table:table-cell office:value-type="float" office:value="0.0635124072432518">
                <text:p>0.06351240724325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0">
                <text:p>14200</text:p>
              </table:table-cell>
              <table:table-cell office:value-type="float" office:value="0.0859480053186416">
                <text:p>0.08594800531864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0">
                <text:p>14300</text:p>
              </table:table-cell>
              <table:table-cell office:value-type="float" office:value="0.0973875001072883">
                <text:p>0.09738750010728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0">
                <text:p>14400</text:p>
              </table:table-cell>
              <table:table-cell office:value-type="float" office:value="0.0755005031824112">
                <text:p>0.07550050318241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0">
                <text:p>14500</text:p>
              </table:table-cell>
              <table:table-cell office:value-type="float" office:value="0.0712419897317886">
                <text:p>0.07124198973178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0">
                <text:p>14600</text:p>
              </table:table-cell>
              <table:table-cell office:value-type="float" office:value="0.0787961035966873">
                <text:p>0.07879610359668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0">
                <text:p>14700</text:p>
              </table:table-cell>
              <table:table-cell office:value-type="float" office:value="0.068480797111988">
                <text:p>0.0684807971119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0">
                <text:p>14800</text:p>
              </table:table-cell>
              <table:table-cell office:value-type="float" office:value="0.066490426659584">
                <text:p>0.0664904266595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0">
                <text:p>14900</text:p>
              </table:table-cell>
              <table:table-cell office:value-type="float" office:value="0.0612276345491409">
                <text:p>0.06122763454914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0">
                <text:p>15000</text:p>
              </table:table-cell>
              <table:table-cell office:value-type="float" office:value="0.0631225109100341">
                <text:p>0.06312251091003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0">
                <text:p>15100</text:p>
              </table:table-cell>
              <table:table-cell office:value-type="float" office:value="0.0652087777853012">
                <text:p>0.06520877778530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0">
                <text:p>15200</text:p>
              </table:table-cell>
              <table:table-cell office:value-type="float" office:value="0.0604325197637081">
                <text:p>0.06043251976370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0">
                <text:p>15300</text:p>
              </table:table-cell>
              <table:table-cell office:value-type="float" office:value="0.0854539573192596">
                <text:p>0.08545395731925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0">
                <text:p>15400</text:p>
              </table:table-cell>
              <table:table-cell office:value-type="float" office:value="0.0741325169801712">
                <text:p>0.07413251698017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0">
                <text:p>15500</text:p>
              </table:table-cell>
              <table:table-cell office:value-type="float" office:value="0.0620207898318767">
                <text:p>0.0620207898318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0">
                <text:p>15600</text:p>
              </table:table-cell>
              <table:table-cell office:value-type="float" office:value="0.0640530809760093">
                <text:p>0.06405308097600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0">
                <text:p>15700</text:p>
              </table:table-cell>
              <table:table-cell office:value-type="float" office:value="0.0566664226353168">
                <text:p>0.05666642263531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0">
                <text:p>15800</text:p>
              </table:table-cell>
              <table:table-cell office:value-type="float" office:value="0.0562042035162448">
                <text:p>0.05620420351624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0">
                <text:p>15900</text:p>
              </table:table-cell>
              <table:table-cell office:value-type="float" office:value="0.0621356926858425">
                <text:p>0.06213569268584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0">
                <text:p>16000</text:p>
              </table:table-cell>
              <table:table-cell office:value-type="float" office:value="0.0648264735937118">
                <text:p>0.06482647359371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0">
                <text:p>16100</text:p>
              </table:table-cell>
              <table:table-cell office:value-type="float" office:value="0.0546939894556999">
                <text:p>0.0546939894556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0">
                <text:p>16200</text:p>
              </table:table-cell>
              <table:table-cell office:value-type="float" office:value="0.067198172211647">
                <text:p>0.0671981722116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0">
                <text:p>16300</text:p>
              </table:table-cell>
              <table:table-cell office:value-type="float" office:value="0.0602217428386211">
                <text:p>0.06022174283862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0">
                <text:p>16400</text:p>
              </table:table-cell>
              <table:table-cell office:value-type="float" office:value="0.0768868774175643">
                <text:p>0.07688687741756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0">
                <text:p>16500</text:p>
              </table:table-cell>
              <table:table-cell office:value-type="float" office:value="0.0654042363166809">
                <text:p>0.06540423631668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0">
                <text:p>16600</text:p>
              </table:table-cell>
              <table:table-cell office:value-type="float" office:value="0.0719752237200737">
                <text:p>0.07197522372007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0">
                <text:p>16700</text:p>
              </table:table-cell>
              <table:table-cell office:value-type="float" office:value="0.0607652999460697">
                <text:p>0.06076529994606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0">
                <text:p>16800</text:p>
              </table:table-cell>
              <table:table-cell office:value-type="float" office:value="0.0566424541175365">
                <text:p>0.05664245411753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0">
                <text:p>16900</text:p>
              </table:table-cell>
              <table:table-cell office:value-type="float" office:value="0.0532739982008934">
                <text:p>0.05327399820089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0">
                <text:p>17000</text:p>
              </table:table-cell>
              <table:table-cell office:value-type="float" office:value="0.0627505183219909">
                <text:p>0.06275051832199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0">
                <text:p>17100</text:p>
              </table:table-cell>
              <table:table-cell office:value-type="float" office:value="0.0712566673755645">
                <text:p>0.07125666737556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0">
                <text:p>17200</text:p>
              </table:table-cell>
              <table:table-cell office:value-type="float" office:value="0.0668235942721366">
                <text:p>0.06682359427213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0">
                <text:p>17300</text:p>
              </table:table-cell>
              <table:table-cell office:value-type="float" office:value="0.0731712877750396">
                <text:p>0.07317128777503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0">
                <text:p>17400</text:p>
              </table:table-cell>
              <table:table-cell office:value-type="float" office:value="0.0783595368266105">
                <text:p>0.07835953682661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0">
                <text:p>17500</text:p>
              </table:table-cell>
              <table:table-cell office:value-type="float" office:value="0.0863090902566909">
                <text:p>0.08630909025669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0">
                <text:p>17600</text:p>
              </table:table-cell>
              <table:table-cell office:value-type="float" office:value="0.0688174068927764">
                <text:p>0.06881740689277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0">
                <text:p>17700</text:p>
              </table:table-cell>
              <table:table-cell office:value-type="float" office:value="0.0555670820176601">
                <text:p>0.05556708201766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0">
                <text:p>17800</text:p>
              </table:table-cell>
              <table:table-cell office:value-type="float" office:value="0.0558063685894012">
                <text:p>0.05580636858940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0">
                <text:p>17900</text:p>
              </table:table-cell>
              <table:table-cell office:value-type="float" office:value="0.0545654855668544">
                <text:p>0.05456548556685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0">
                <text:p>18000</text:p>
              </table:table-cell>
              <table:table-cell office:value-type="float" office:value="0.0674394592642784">
                <text:p>0.06743945926427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0">
                <text:p>18100</text:p>
              </table:table-cell>
              <table:table-cell office:value-type="float" office:value="0.0608768612146377">
                <text:p>0.06087686121463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0">
                <text:p>18200</text:p>
              </table:table-cell>
              <table:table-cell office:value-type="float" office:value="0.0534454807639122">
                <text:p>0.05344548076391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0">
                <text:p>18300</text:p>
              </table:table-cell>
              <table:table-cell office:value-type="float" office:value="0.0528299659490585">
                <text:p>0.05282996594905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0">
                <text:p>18400</text:p>
              </table:table-cell>
              <table:table-cell office:value-type="float" office:value="0.0496712625026702">
                <text:p>0.04967126250267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0">
                <text:p>18500</text:p>
              </table:table-cell>
              <table:table-cell office:value-type="float" office:value="0.0556653961539268">
                <text:p>0.05566539615392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0">
                <text:p>18600</text:p>
              </table:table-cell>
              <table:table-cell office:value-type="float" office:value="0.053922314196825">
                <text:p>0.0539223141968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0">
                <text:p>18700</text:p>
              </table:table-cell>
              <table:table-cell office:value-type="float" office:value="0.0533657632768154">
                <text:p>0.05336576327681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0">
                <text:p>18800</text:p>
              </table:table-cell>
              <table:table-cell office:value-type="float" office:value="0.0596162006258964">
                <text:p>0.05961620062589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0">
                <text:p>18900</text:p>
              </table:table-cell>
              <table:table-cell office:value-type="float" office:value="0.0523499213159084">
                <text:p>0.05234992131590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0">
                <text:p>19000</text:p>
              </table:table-cell>
              <table:table-cell office:value-type="float" office:value="0.0513632893562316">
                <text:p>0.05136328935623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0">
                <text:p>19100</text:p>
              </table:table-cell>
              <table:table-cell office:value-type="float" office:value="0.0535695515573024">
                <text:p>0.05356955155730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0">
                <text:p>19200</text:p>
              </table:table-cell>
              <table:table-cell office:value-type="float" office:value="0.060864683240652">
                <text:p>0.0608646832406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0">
                <text:p>19300</text:p>
              </table:table-cell>
              <table:table-cell office:value-type="float" office:value="0.0536553561687469">
                <text:p>0.05365535616874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0">
                <text:p>19400</text:p>
              </table:table-cell>
              <table:table-cell office:value-type="float" office:value="0.0512732528150081">
                <text:p>0.05127325281500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0">
                <text:p>19500</text:p>
              </table:table-cell>
              <table:table-cell office:value-type="float" office:value="0.0520124025642871">
                <text:p>0.05201240256428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0">
                <text:p>19600</text:p>
              </table:table-cell>
              <table:table-cell office:value-type="float" office:value="0.0474854744970798">
                <text:p>0.04748547449707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0">
                <text:p>19700</text:p>
              </table:table-cell>
              <table:table-cell office:value-type="float" office:value="0.0570119395852088">
                <text:p>0.05701193958520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0">
                <text:p>19800</text:p>
              </table:table-cell>
              <table:table-cell office:value-type="float" office:value="0.0548886321485042">
                <text:p>0.05488863214850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0">
                <text:p>19900</text:p>
              </table:table-cell>
              <table:table-cell office:value-type="float" office:value="0.0599543079733848">
                <text:p>0.05995430797338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">
                <text:p>20000</text:p>
              </table:table-cell>
              <table:table-cell office:value-type="float" office:value="0.0607803128659725">
                <text:p>0.06078031286597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0">
                <text:p>20100</text:p>
              </table:table-cell>
              <table:table-cell office:value-type="float" office:value="0.0598025061190128">
                <text:p>0.05980250611901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0">
                <text:p>20200</text:p>
              </table:table-cell>
              <table:table-cell office:value-type="float" office:value="0.0490504465997219">
                <text:p>0.04905044659972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0">
                <text:p>20300</text:p>
              </table:table-cell>
              <table:table-cell office:value-type="float" office:value="0.0431071445345878">
                <text:p>0.04310714453458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0">
                <text:p>20400</text:p>
              </table:table-cell>
              <table:table-cell office:value-type="float" office:value="0.0455389730632305">
                <text:p>0.04553897306323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0">
                <text:p>20500</text:p>
              </table:table-cell>
              <table:table-cell office:value-type="float" office:value="0.052986703813076">
                <text:p>0.0529867038130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0">
                <text:p>20600</text:p>
              </table:table-cell>
              <table:table-cell office:value-type="float" office:value="0.0458675026893615">
                <text:p>0.04586750268936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0">
                <text:p>20700</text:p>
              </table:table-cell>
              <table:table-cell office:value-type="float" office:value="0.0554821044206619">
                <text:p>0.05548210442066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0">
                <text:p>20800</text:p>
              </table:table-cell>
              <table:table-cell office:value-type="float" office:value="0.0472278259694576">
                <text:p>0.04722782596945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0">
                <text:p>20900</text:p>
              </table:table-cell>
              <table:table-cell office:value-type="float" office:value="0.0555342510342597">
                <text:p>0.05553425103425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0">
                <text:p>21000</text:p>
              </table:table-cell>
              <table:table-cell office:value-type="float" office:value="0.0572735667228698">
                <text:p>0.05727356672286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0">
                <text:p>21100</text:p>
              </table:table-cell>
              <table:table-cell office:value-type="float" office:value="0.053144946694374">
                <text:p>0.0531449466943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0">
                <text:p>21200</text:p>
              </table:table-cell>
              <table:table-cell office:value-type="float" office:value="0.0671372339129448">
                <text:p>0.06713723391294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0">
                <text:p>21300</text:p>
              </table:table-cell>
              <table:table-cell office:value-type="float" office:value="0.0519492886960506">
                <text:p>0.05194928869605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0">
                <text:p>21400</text:p>
              </table:table-cell>
              <table:table-cell office:value-type="float" office:value="0.0480109080672264">
                <text:p>0.04801090806722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0">
                <text:p>21500</text:p>
              </table:table-cell>
              <table:table-cell office:value-type="float" office:value="0.0463392399251461">
                <text:p>0.04633923992514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0">
                <text:p>21600</text:p>
              </table:table-cell>
              <table:table-cell office:value-type="float" office:value="0.0479757413268089">
                <text:p>0.04797574132680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0">
                <text:p>21700</text:p>
              </table:table-cell>
              <table:table-cell office:value-type="float" office:value="0.0498494729399681">
                <text:p>0.04984947293996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0">
                <text:p>21800</text:p>
              </table:table-cell>
              <table:table-cell office:value-type="float" office:value="0.042582631111145">
                <text:p>0.0425826311111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0">
                <text:p>21900</text:p>
              </table:table-cell>
              <table:table-cell office:value-type="float" office:value="0.0463174246251583">
                <text:p>0.04631742462515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0">
                <text:p>22000</text:p>
              </table:table-cell>
              <table:table-cell office:value-type="float" office:value="0.0515501871705055">
                <text:p>0.05155018717050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0">
                <text:p>22100</text:p>
              </table:table-cell>
              <table:table-cell office:value-type="float" office:value="0.0401994660496711">
                <text:p>0.04019946604967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0">
                <text:p>22200</text:p>
              </table:table-cell>
              <table:table-cell office:value-type="float" office:value="0.0496768578886985">
                <text:p>0.04967685788869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0">
                <text:p>22300</text:p>
              </table:table-cell>
              <table:table-cell office:value-type="float" office:value="0.043406918644905">
                <text:p>0.0434069186449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0">
                <text:p>22400</text:p>
              </table:table-cell>
              <table:table-cell office:value-type="float" office:value="0.0475659482181072">
                <text:p>0.04756594821810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0">
                <text:p>22500</text:p>
              </table:table-cell>
              <table:table-cell office:value-type="float" office:value="0.0670032277703285">
                <text:p>0.06700322777032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0">
                <text:p>22600</text:p>
              </table:table-cell>
              <table:table-cell office:value-type="float" office:value="0.0657398849725723">
                <text:p>0.06573988497257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0">
                <text:p>22700</text:p>
              </table:table-cell>
              <table:table-cell office:value-type="float" office:value="0.0466188639402389">
                <text:p>0.04661886394023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0">
                <text:p>22800</text:p>
              </table:table-cell>
              <table:table-cell office:value-type="float" office:value="0.0495007820427417">
                <text:p>0.04950078204274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0">
                <text:p>22900</text:p>
              </table:table-cell>
              <table:table-cell office:value-type="float" office:value="0.0420815013349056">
                <text:p>0.04208150133490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0">
                <text:p>23000</text:p>
              </table:table-cell>
              <table:table-cell office:value-type="float" office:value="0.0441572777926921">
                <text:p>0.04415727779269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0">
                <text:p>23100</text:p>
              </table:table-cell>
              <table:table-cell office:value-type="float" office:value="0.0456632375717163">
                <text:p>0.04566323757171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0">
                <text:p>23200</text:p>
              </table:table-cell>
              <table:table-cell office:value-type="float" office:value="0.0544463582336902">
                <text:p>0.05444635823369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0">
                <text:p>23300</text:p>
              </table:table-cell>
              <table:table-cell office:value-type="float" office:value="0.0451072193682193">
                <text:p>0.04510721936821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0">
                <text:p>23400</text:p>
              </table:table-cell>
              <table:table-cell office:value-type="float" office:value="0.0413573160767555">
                <text:p>0.04135731607675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0">
                <text:p>23500</text:p>
              </table:table-cell>
              <table:table-cell office:value-type="float" office:value="0.049432449042797">
                <text:p>0.0494324490427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0">
                <text:p>23600</text:p>
              </table:table-cell>
              <table:table-cell office:value-type="float" office:value="0.0563585385680198">
                <text:p>0.05635853856801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0">
                <text:p>23700</text:p>
              </table:table-cell>
              <table:table-cell office:value-type="float" office:value="0.0433554872870445">
                <text:p>0.04335548728704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0">
                <text:p>23800</text:p>
              </table:table-cell>
              <table:table-cell office:value-type="float" office:value="0.0394534729421138">
                <text:p>0.03945347294211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0">
                <text:p>23900</text:p>
              </table:table-cell>
              <table:table-cell office:value-type="float" office:value="0.0479835122823715">
                <text:p>0.04798351228237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0">
                <text:p>24000</text:p>
              </table:table-cell>
              <table:table-cell office:value-type="float" office:value="0.0390810891985893">
                <text:p>0.03908108919858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0">
                <text:p>24100</text:p>
              </table:table-cell>
              <table:table-cell office:value-type="float" office:value="0.0400129817426204">
                <text:p>0.04001298174262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0">
                <text:p>24200</text:p>
              </table:table-cell>
              <table:table-cell office:value-type="float" office:value="0.0537728667259216">
                <text:p>0.05377286672592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0">
                <text:p>24300</text:p>
              </table:table-cell>
              <table:table-cell office:value-type="float" office:value="0.0463257916271686">
                <text:p>0.04632579162716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0">
                <text:p>24400</text:p>
              </table:table-cell>
              <table:table-cell office:value-type="float" office:value="0.0363745838403701">
                <text:p>0.03637458384037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0">
                <text:p>24500</text:p>
              </table:table-cell>
              <table:table-cell office:value-type="float" office:value="0.0606384091079235">
                <text:p>0.06063840910792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0">
                <text:p>24600</text:p>
              </table:table-cell>
              <table:table-cell office:value-type="float" office:value="0.0423822216689586">
                <text:p>0.04238222166895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0">
                <text:p>24700</text:p>
              </table:table-cell>
              <table:table-cell office:value-type="float" office:value="0.0487634986639022">
                <text:p>0.04876349866390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0">
                <text:p>24800</text:p>
              </table:table-cell>
              <table:table-cell office:value-type="float" office:value="0.0361870750784873">
                <text:p>0.03618707507848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0">
                <text:p>24900</text:p>
              </table:table-cell>
              <table:table-cell office:value-type="float" office:value="0.0402371436357498">
                <text:p>0.04023714363574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0">
                <text:p>25000</text:p>
              </table:table-cell>
              <table:table-cell office:value-type="float" office:value="0.0445779003202915">
                <text:p>0.04457790032029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0">
                <text:p>25100</text:p>
              </table:table-cell>
              <table:table-cell office:value-type="float" office:value="0.0357156731188297">
                <text:p>0.03571567311882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0">
                <text:p>25200</text:p>
              </table:table-cell>
              <table:table-cell office:value-type="float" office:value="0.0428965538740158">
                <text:p>0.04289655387401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0">
                <text:p>25300</text:p>
              </table:table-cell>
              <table:table-cell office:value-type="float" office:value="0.0424653962254524">
                <text:p>0.04246539622545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0">
                <text:p>25400</text:p>
              </table:table-cell>
              <table:table-cell office:value-type="float" office:value="0.0471911989152431">
                <text:p>0.04719119891524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0">
                <text:p>25500</text:p>
              </table:table-cell>
              <table:table-cell office:value-type="float" office:value="0.0483719408512115">
                <text:p>0.04837194085121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0">
                <text:p>25600</text:p>
              </table:table-cell>
              <table:table-cell office:value-type="float" office:value="0.0512727163732051">
                <text:p>0.05127271637320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0">
                <text:p>25700</text:p>
              </table:table-cell>
              <table:table-cell office:value-type="float" office:value="0.0404370762407779">
                <text:p>0.04043707624077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0">
                <text:p>25800</text:p>
              </table:table-cell>
              <table:table-cell office:value-type="float" office:value="0.0461645647883415">
                <text:p>0.04616456478834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0">
                <text:p>25900</text:p>
              </table:table-cell>
              <table:table-cell office:value-type="float" office:value="0.037304226309061">
                <text:p>0.0373042263090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0">
                <text:p>26000</text:p>
              </table:table-cell>
              <table:table-cell office:value-type="float" office:value="0.0536062978208065">
                <text:p>0.05360629782080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0">
                <text:p>26100</text:p>
              </table:table-cell>
              <table:table-cell office:value-type="float" office:value="0.0390314310789108">
                <text:p>0.03903143107891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0">
                <text:p>26200</text:p>
              </table:table-cell>
              <table:table-cell office:value-type="float" office:value="0.0345677062869071">
                <text:p>0.03456770628690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0">
                <text:p>26300</text:p>
              </table:table-cell>
              <table:table-cell office:value-type="float" office:value="0.0404309593141078">
                <text:p>0.04043095931410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0">
                <text:p>26400</text:p>
              </table:table-cell>
              <table:table-cell office:value-type="float" office:value="0.0376169010996818">
                <text:p>0.03761690109968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0">
                <text:p>26500</text:p>
              </table:table-cell>
              <table:table-cell office:value-type="float" office:value="0.0428894869983196">
                <text:p>0.04288948699831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0">
                <text:p>26600</text:p>
              </table:table-cell>
              <table:table-cell office:value-type="float" office:value="0.043544016778469">
                <text:p>0.0435440167784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0">
                <text:p>26700</text:p>
              </table:table-cell>
              <table:table-cell office:value-type="float" office:value="0.0337824560701847">
                <text:p>0.03378245607018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0">
                <text:p>26800</text:p>
              </table:table-cell>
              <table:table-cell office:value-type="float" office:value="0.0430894643068313">
                <text:p>0.04308946430683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0">
                <text:p>26900</text:p>
              </table:table-cell>
              <table:table-cell office:value-type="float" office:value="0.0347341299057006">
                <text:p>0.03473412990570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0">
                <text:p>27000</text:p>
              </table:table-cell>
              <table:table-cell office:value-type="float" office:value="0.0378201678395271">
                <text:p>0.03782016783952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0">
                <text:p>27100</text:p>
              </table:table-cell>
              <table:table-cell office:value-type="float" office:value="0.0461968705058097">
                <text:p>0.04619687050580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0">
                <text:p>27200</text:p>
              </table:table-cell>
              <table:table-cell office:value-type="float" office:value="0.0462239384651184">
                <text:p>0.04622393846511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0">
                <text:p>27300</text:p>
              </table:table-cell>
              <table:table-cell office:value-type="float" office:value="0.0312200412154197">
                <text:p>0.03122004121541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0">
                <text:p>27400</text:p>
              </table:table-cell>
              <table:table-cell office:value-type="float" office:value="0.0377537757158279">
                <text:p>0.03775377571582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0">
                <text:p>27500</text:p>
              </table:table-cell>
              <table:table-cell office:value-type="float" office:value="0.0358854047954082">
                <text:p>0.03588540479540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0">
                <text:p>27600</text:p>
              </table:table-cell>
              <table:table-cell office:value-type="float" office:value="0.0371739156544208">
                <text:p>0.03717391565442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0">
                <text:p>27700</text:p>
              </table:table-cell>
              <table:table-cell office:value-type="float" office:value="0.0421162657439708">
                <text:p>0.04211626574397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0">
                <text:p>27800</text:p>
              </table:table-cell>
              <table:table-cell office:value-type="float" office:value="0.0463734902441501">
                <text:p>0.04637349024415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0">
                <text:p>27900</text:p>
              </table:table-cell>
              <table:table-cell office:value-type="float" office:value="0.0482669919729232">
                <text:p>0.04826699197292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0">
                <text:p>28000</text:p>
              </table:table-cell>
              <table:table-cell office:value-type="float" office:value="0.0336371250450611">
                <text:p>0.03363712504506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0">
                <text:p>28100</text:p>
              </table:table-cell>
              <table:table-cell office:value-type="float" office:value="0.0482782199978828">
                <text:p>0.04827821999788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0">
                <text:p>28200</text:p>
              </table:table-cell>
              <table:table-cell office:value-type="float" office:value="0.042293656617403">
                <text:p>0.0422936566174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0">
                <text:p>28300</text:p>
              </table:table-cell>
              <table:table-cell office:value-type="float" office:value="0.0370806381106376">
                <text:p>0.03708063811063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0">
                <text:p>28400</text:p>
              </table:table-cell>
              <table:table-cell office:value-type="float" office:value="0.0390098467469215">
                <text:p>0.03900984674692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0">
                <text:p>28500</text:p>
              </table:table-cell>
              <table:table-cell office:value-type="float" office:value="0.0349693857133388">
                <text:p>0.03496938571333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0">
                <text:p>28600</text:p>
              </table:table-cell>
              <table:table-cell office:value-type="float" office:value="0.0534582510590553">
                <text:p>0.05345825105905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0">
                <text:p>28700</text:p>
              </table:table-cell>
              <table:table-cell office:value-type="float" office:value="0.0323256365954875">
                <text:p>0.03232563659548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0">
                <text:p>28800</text:p>
              </table:table-cell>
              <table:table-cell office:value-type="float" office:value="0.0322677455842494">
                <text:p>0.03226774558424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0">
                <text:p>28900</text:p>
              </table:table-cell>
              <table:table-cell office:value-type="float" office:value="0.037872489541769">
                <text:p>0.0378724895417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0">
                <text:p>29000</text:p>
              </table:table-cell>
              <table:table-cell office:value-type="float" office:value="0.0403319932520389">
                <text:p>0.04033199325203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0">
                <text:p>29100</text:p>
              </table:table-cell>
              <table:table-cell office:value-type="float" office:value="0.0349148288369178">
                <text:p>0.03491482883691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0">
                <text:p>29200</text:p>
              </table:table-cell>
              <table:table-cell office:value-type="float" office:value="0.0419397726655006">
                <text:p>0.04193977266550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0">
                <text:p>29300</text:p>
              </table:table-cell>
              <table:table-cell office:value-type="float" office:value="0.0372657254338264">
                <text:p>0.03726572543382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0">
                <text:p>29400</text:p>
              </table:table-cell>
              <table:table-cell office:value-type="float" office:value="0.037215806543827">
                <text:p>0.0372158065438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0">
                <text:p>29500</text:p>
              </table:table-cell>
              <table:table-cell office:value-type="float" office:value="0.039480410516262">
                <text:p>0.0394804105162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0">
                <text:p>29600</text:p>
              </table:table-cell>
              <table:table-cell office:value-type="float" office:value="0.0359375067055225">
                <text:p>0.03593750670552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0">
                <text:p>29700</text:p>
              </table:table-cell>
              <table:table-cell office:value-type="float" office:value="0.0340849943459034">
                <text:p>0.03408499434590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0">
                <text:p>29800</text:p>
              </table:table-cell>
              <table:table-cell office:value-type="float" office:value="0.0406021997332572">
                <text:p>0.04060219973325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0">
                <text:p>29900</text:p>
              </table:table-cell>
              <table:table-cell office:value-type="float" office:value="0.0357403382658958">
                <text:p>0.03574033826589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0">
                <text:p>30000</text:p>
              </table:table-cell>
              <table:table-cell office:value-type="float" office:value="0.051777709275484">
                <text:p>0.0517777092754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0">
                <text:p>30100</text:p>
              </table:table-cell>
              <table:table-cell office:value-type="float" office:value="0.037237174808979">
                <text:p>0.03723717480897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0">
                <text:p>30200</text:p>
              </table:table-cell>
              <table:table-cell office:value-type="float" office:value="0.0349745340645313">
                <text:p>0.03497453406453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0">
                <text:p>30300</text:p>
              </table:table-cell>
              <table:table-cell office:value-type="float" office:value="0.032255545258522">
                <text:p>0.0322555452585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0">
                <text:p>30400</text:p>
              </table:table-cell>
              <table:table-cell office:value-type="float" office:value="0.043611004948616">
                <text:p>0.0436110049486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0">
                <text:p>30500</text:p>
              </table:table-cell>
              <table:table-cell office:value-type="float" office:value="0.0317457616329193">
                <text:p>0.03174576163291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0">
                <text:p>30600</text:p>
              </table:table-cell>
              <table:table-cell office:value-type="float" office:value="0.0398299247026443">
                <text:p>0.03982992470264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0">
                <text:p>30700</text:p>
              </table:table-cell>
              <table:table-cell office:value-type="float" office:value="0.0350147560238838">
                <text:p>0.03501475602388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0">
                <text:p>30800</text:p>
              </table:table-cell>
              <table:table-cell office:value-type="float" office:value="0.0368831194937229">
                <text:p>0.03688311949372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0">
                <text:p>30900</text:p>
              </table:table-cell>
              <table:table-cell office:value-type="float" office:value="0.0362712182104587">
                <text:p>0.03627121821045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0">
                <text:p>31000</text:p>
              </table:table-cell>
              <table:table-cell office:value-type="float" office:value="0.0262133218348026">
                <text:p>0.02621332183480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0">
                <text:p>31100</text:p>
              </table:table-cell>
              <table:table-cell office:value-type="float" office:value="0.0324835628271102">
                <text:p>0.03248356282711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0">
                <text:p>31200</text:p>
              </table:table-cell>
              <table:table-cell office:value-type="float" office:value="0.0427036881446838">
                <text:p>0.04270368814468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0">
                <text:p>31300</text:p>
              </table:table-cell>
              <table:table-cell office:value-type="float" office:value="0.0317422337830066">
                <text:p>0.03174223378300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0">
                <text:p>31400</text:p>
              </table:table-cell>
              <table:table-cell office:value-type="float" office:value="0.0357547998428344">
                <text:p>0.03575479984283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0">
                <text:p>31500</text:p>
              </table:table-cell>
              <table:table-cell office:value-type="float" office:value="0.0319771990180015">
                <text:p>0.03197719901800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0">
                <text:p>31600</text:p>
              </table:table-cell>
              <table:table-cell office:value-type="float" office:value="0.0407446846365928">
                <text:p>0.04074468463659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0">
                <text:p>31700</text:p>
              </table:table-cell>
              <table:table-cell office:value-type="float" office:value="0.0369999706745147">
                <text:p>0.03699997067451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0">
                <text:p>31800</text:p>
              </table:table-cell>
              <table:table-cell office:value-type="float" office:value="0.0382987484335899">
                <text:p>0.03829874843358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0">
                <text:p>31900</text:p>
              </table:table-cell>
              <table:table-cell office:value-type="float" office:value="0.0299340542405843">
                <text:p>0.02993405424058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0">
                <text:p>32000</text:p>
              </table:table-cell>
              <table:table-cell office:value-type="float" office:value="0.0401022657752037">
                <text:p>0.04010226577520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0">
                <text:p>32100</text:p>
              </table:table-cell>
              <table:table-cell office:value-type="float" office:value="0.0347574464976787">
                <text:p>0.03475744649767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0">
                <text:p>32200</text:p>
              </table:table-cell>
              <table:table-cell office:value-type="float" office:value="0.0326268896460533">
                <text:p>0.03262688964605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0">
                <text:p>32300</text:p>
              </table:table-cell>
              <table:table-cell office:value-type="float" office:value="0.0320523045957088">
                <text:p>0.03205230459570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0">
                <text:p>32400</text:p>
              </table:table-cell>
              <table:table-cell office:value-type="float" office:value="0.0318346321582794">
                <text:p>0.03183463215827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0">
                <text:p>32500</text:p>
              </table:table-cell>
              <table:table-cell office:value-type="float" office:value="0.0548672415316104">
                <text:p>0.05486724153161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0">
                <text:p>32600</text:p>
              </table:table-cell>
              <table:table-cell office:value-type="float" office:value="0.0346440449357032">
                <text:p>0.03464404493570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0">
                <text:p>32700</text:p>
              </table:table-cell>
              <table:table-cell office:value-type="float" office:value="0.0317105054855346">
                <text:p>0.03171050548553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0">
                <text:p>32800</text:p>
              </table:table-cell>
              <table:table-cell office:value-type="float" office:value="0.0335614569485187">
                <text:p>0.03356145694851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0">
                <text:p>32900</text:p>
              </table:table-cell>
              <table:table-cell office:value-type="float" office:value="0.0324602127075195">
                <text:p>0.03246021270751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0">
                <text:p>33000</text:p>
              </table:table-cell>
              <table:table-cell office:value-type="float" office:value="0.0343869440257549">
                <text:p>0.03438694402575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0">
                <text:p>33100</text:p>
              </table:table-cell>
              <table:table-cell office:value-type="float" office:value="0.0357332192361354">
                <text:p>0.03573321923613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0">
                <text:p>33200</text:p>
              </table:table-cell>
              <table:table-cell office:value-type="float" office:value="0.036486841738224">
                <text:p>0.0364868417382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0">
                <text:p>33300</text:p>
              </table:table-cell>
              <table:table-cell office:value-type="float" office:value="0.0315443612635135">
                <text:p>0.03154436126351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0">
                <text:p>33400</text:p>
              </table:table-cell>
              <table:table-cell office:value-type="float" office:value="0.0347254909574985">
                <text:p>0.03472549095749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0">
                <text:p>33500</text:p>
              </table:table-cell>
              <table:table-cell office:value-type="float" office:value="0.0319154448807239">
                <text:p>0.03191544488072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0">
                <text:p>33600</text:p>
              </table:table-cell>
              <table:table-cell office:value-type="float" office:value="0.0328443273901939">
                <text:p>0.03284432739019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0">
                <text:p>33700</text:p>
              </table:table-cell>
              <table:table-cell office:value-type="float" office:value="0.0433383733034133">
                <text:p>0.04333837330341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0">
                <text:p>33800</text:p>
              </table:table-cell>
              <table:table-cell office:value-type="float" office:value="0.0387180745601654">
                <text:p>0.03871807456016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0">
                <text:p>33900</text:p>
              </table:table-cell>
              <table:table-cell office:value-type="float" office:value="0.0391605086624622">
                <text:p>0.03916050866246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0">
                <text:p>34000</text:p>
              </table:table-cell>
              <table:table-cell office:value-type="float" office:value="0.0306446440517902">
                <text:p>0.03064464405179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0">
                <text:p>34100</text:p>
              </table:table-cell>
              <table:table-cell office:value-type="float" office:value="0.0312077030539512">
                <text:p>0.03120770305395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0">
                <text:p>34200</text:p>
              </table:table-cell>
              <table:table-cell office:value-type="float" office:value="0.0287588294595479">
                <text:p>0.02875882945954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0">
                <text:p>34300</text:p>
              </table:table-cell>
              <table:table-cell office:value-type="float" office:value="0.0427777394652366">
                <text:p>0.04277773946523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0">
                <text:p>34400</text:p>
              </table:table-cell>
              <table:table-cell office:value-type="float" office:value="0.0290595963597297">
                <text:p>0.02905959635972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0">
                <text:p>34500</text:p>
              </table:table-cell>
              <table:table-cell office:value-type="float" office:value="0.0346801877021789">
                <text:p>0.03468018770217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0">
                <text:p>34600</text:p>
              </table:table-cell>
              <table:table-cell office:value-type="float" office:value="0.0348899662494659">
                <text:p>0.03488996624946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0">
                <text:p>34700</text:p>
              </table:table-cell>
              <table:table-cell office:value-type="float" office:value="0.0362338237464427">
                <text:p>0.03623382374644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0">
                <text:p>34800</text:p>
              </table:table-cell>
              <table:table-cell office:value-type="float" office:value="0.0307568833231925">
                <text:p>0.03075688332319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0">
                <text:p>34900</text:p>
              </table:table-cell>
              <table:table-cell office:value-type="float" office:value="0.0318875238299369">
                <text:p>0.03188752382993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0">
                <text:p>35000</text:p>
              </table:table-cell>
              <table:table-cell office:value-type="float" office:value="0.0327833332121372">
                <text:p>0.03278333321213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0">
                <text:p>35100</text:p>
              </table:table-cell>
              <table:table-cell office:value-type="float" office:value="0.0317975021898746">
                <text:p>0.03179750218987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0">
                <text:p>35200</text:p>
              </table:table-cell>
              <table:table-cell office:value-type="float" office:value="0.0365964248776435">
                <text:p>0.03659642487764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0">
                <text:p>35300</text:p>
              </table:table-cell>
              <table:table-cell office:value-type="float" office:value="0.034378595650196">
                <text:p>0.0343785956501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0">
                <text:p>35400</text:p>
              </table:table-cell>
              <table:table-cell office:value-type="float" office:value="0.0305021107196807">
                <text:p>0.03050211071968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0">
                <text:p>35500</text:p>
              </table:table-cell>
              <table:table-cell office:value-type="float" office:value="0.0296533964574337">
                <text:p>0.02965339645743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0">
                <text:p>35600</text:p>
              </table:table-cell>
              <table:table-cell office:value-type="float" office:value="0.0315940529108047">
                <text:p>0.03159405291080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0">
                <text:p>35700</text:p>
              </table:table-cell>
              <table:table-cell office:value-type="float" office:value="0.0332546941936016">
                <text:p>0.03325469419360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0">
                <text:p>35800</text:p>
              </table:table-cell>
              <table:table-cell office:value-type="float" office:value="0.0316182672977447">
                <text:p>0.03161826729774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0">
                <text:p>35900</text:p>
              </table:table-cell>
              <table:table-cell office:value-type="float" office:value="0.0338600538671016">
                <text:p>0.03386005386710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0">
                <text:p>36000</text:p>
              </table:table-cell>
              <table:table-cell office:value-type="float" office:value="0.0311878845095634">
                <text:p>0.03118788450956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0">
                <text:p>36100</text:p>
              </table:table-cell>
              <table:table-cell office:value-type="float" office:value="0.0264314264059066">
                <text:p>0.02643142640590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0">
                <text:p>36200</text:p>
              </table:table-cell>
              <table:table-cell office:value-type="float" office:value="0.0319868810474872">
                <text:p>0.03198688104748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0">
                <text:p>36300</text:p>
              </table:table-cell>
              <table:table-cell office:value-type="float" office:value="0.0323743373155593">
                <text:p>0.03237433731555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0">
                <text:p>36400</text:p>
              </table:table-cell>
              <table:table-cell office:value-type="float" office:value="0.0335332527756691">
                <text:p>0.03353325277566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0">
                <text:p>36500</text:p>
              </table:table-cell>
              <table:table-cell office:value-type="float" office:value="0.0345661044120788">
                <text:p>0.03456610441207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0">
                <text:p>36600</text:p>
              </table:table-cell>
              <table:table-cell office:value-type="float" office:value="0.0408084727823734">
                <text:p>0.04080847278237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0">
                <text:p>36700</text:p>
              </table:table-cell>
              <table:table-cell office:value-type="float" office:value="0.0307047609239816">
                <text:p>0.03070476092398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0">
                <text:p>36800</text:p>
              </table:table-cell>
              <table:table-cell office:value-type="float" office:value="0.0373224020004272">
                <text:p>0.03732240200042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0">
                <text:p>36900</text:p>
              </table:table-cell>
              <table:table-cell office:value-type="float" office:value="0.0275725498795509">
                <text:p>0.02757254987955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0">
                <text:p>37000</text:p>
              </table:table-cell>
              <table:table-cell office:value-type="float" office:value="0.0306780003011226">
                <text:p>0.030678000301122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0">
                <text:p>37100</text:p>
              </table:table-cell>
              <table:table-cell office:value-type="float" office:value="0.0413019806146621">
                <text:p>0.04130198061466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0">
                <text:p>37200</text:p>
              </table:table-cell>
              <table:table-cell office:value-type="float" office:value="0.0314936935901641">
                <text:p>0.031493693590164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0">
                <text:p>37300</text:p>
              </table:table-cell>
              <table:table-cell office:value-type="float" office:value="0.0278447829186916">
                <text:p>0.02784478291869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0">
                <text:p>37400</text:p>
              </table:table-cell>
              <table:table-cell office:value-type="float" office:value="0.0341787599027156">
                <text:p>0.03417875990271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0">
                <text:p>37500</text:p>
              </table:table-cell>
              <table:table-cell office:value-type="float" office:value="0.0322761535644531">
                <text:p>0.03227615356445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0">
                <text:p>37600</text:p>
              </table:table-cell>
              <table:table-cell office:value-type="float" office:value="0.026182871311903">
                <text:p>0.0261828713119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0">
                <text:p>37700</text:p>
              </table:table-cell>
              <table:table-cell office:value-type="float" office:value="0.0317089147865772">
                <text:p>0.03170891478657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0">
                <text:p>37800</text:p>
              </table:table-cell>
              <table:table-cell office:value-type="float" office:value="0.0281198620796203">
                <text:p>0.02811986207962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0">
                <text:p>37900</text:p>
              </table:table-cell>
              <table:table-cell office:value-type="float" office:value="0.0345476865768432">
                <text:p>0.03454768657684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0">
                <text:p>38000</text:p>
              </table:table-cell>
              <table:table-cell office:value-type="float" office:value="0.0313389226794242">
                <text:p>0.03133892267942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0">
                <text:p>38100</text:p>
              </table:table-cell>
              <table:table-cell office:value-type="float" office:value="0.0259389653801918">
                <text:p>0.02593896538019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0">
                <text:p>38200</text:p>
              </table:table-cell>
              <table:table-cell office:value-type="float" office:value="0.0290574841201305">
                <text:p>0.02905748412013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0">
                <text:p>38300</text:p>
              </table:table-cell>
              <table:table-cell office:value-type="float" office:value="0.0298835132271051">
                <text:p>0.029883513227105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0">
                <text:p>38400</text:p>
              </table:table-cell>
              <table:table-cell office:value-type="float" office:value="0.0367966592311859">
                <text:p>0.03679665923118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0">
                <text:p>38500</text:p>
              </table:table-cell>
              <table:table-cell office:value-type="float" office:value="0.0304936133325099">
                <text:p>0.03049361333250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0">
                <text:p>38600</text:p>
              </table:table-cell>
              <table:table-cell office:value-type="float" office:value="0.0339914560317993">
                <text:p>0.03399145603179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0">
                <text:p>38700</text:p>
              </table:table-cell>
              <table:table-cell office:value-type="float" office:value="0.0304621830582618">
                <text:p>0.03046218305826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0">
                <text:p>38800</text:p>
              </table:table-cell>
              <table:table-cell office:value-type="float" office:value="0.0323112532496452">
                <text:p>0.03231125324964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0">
                <text:p>38900</text:p>
              </table:table-cell>
              <table:table-cell office:value-type="float" office:value="0.0310923568904399">
                <text:p>0.03109235689043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0">
                <text:p>39000</text:p>
              </table:table-cell>
              <table:table-cell office:value-type="float" office:value="0.0365995168685913">
                <text:p>0.03659951686859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0">
                <text:p>39100</text:p>
              </table:table-cell>
              <table:table-cell office:value-type="float" office:value="0.0306211858987808">
                <text:p>0.03062118589878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0">
                <text:p>39200</text:p>
              </table:table-cell>
              <table:table-cell office:value-type="float" office:value="0.0324534848332405">
                <text:p>0.03245348483324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0">
                <text:p>39300</text:p>
              </table:table-cell>
              <table:table-cell office:value-type="float" office:value="0.0329368375241756">
                <text:p>0.03293683752417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0">
                <text:p>39400</text:p>
              </table:table-cell>
              <table:table-cell office:value-type="float" office:value="0.029039004817605">
                <text:p>0.0290390048176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0">
                <text:p>39500</text:p>
              </table:table-cell>
              <table:table-cell office:value-type="float" office:value="0.0282018072903156">
                <text:p>0.02820180729031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0">
                <text:p>39600</text:p>
              </table:table-cell>
              <table:table-cell office:value-type="float" office:value="0.0380756929516792">
                <text:p>0.03807569295167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0">
                <text:p>39700</text:p>
              </table:table-cell>
              <table:table-cell office:value-type="float" office:value="0.0384084284305572">
                <text:p>0.038408428430557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0">
                <text:p>39800</text:p>
              </table:table-cell>
              <table:table-cell office:value-type="float" office:value="0.0357803329825401">
                <text:p>0.03578033298254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0">
                <text:p>39900</text:p>
              </table:table-cell>
              <table:table-cell office:value-type="float" office:value="0.0267498176544904">
                <text:p>0.02674981765449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0">
                <text:p>40000</text:p>
              </table:table-cell>
              <table:table-cell office:value-type="float" office:value="0.0319066569209098">
                <text:p>0.03190665692090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0">
                <text:p>40100</text:p>
              </table:table-cell>
              <table:table-cell office:value-type="float" office:value="0.0359721630811691">
                <text:p>0.03597216308116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0">
                <text:p>40200</text:p>
              </table:table-cell>
              <table:table-cell office:value-type="float" office:value="0.027893841266632">
                <text:p>0.0278938412666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0">
                <text:p>40300</text:p>
              </table:table-cell>
              <table:table-cell office:value-type="float" office:value="0.0308324806392192">
                <text:p>0.03083248063921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0">
                <text:p>40400</text:p>
              </table:table-cell>
              <table:table-cell office:value-type="float" office:value="0.0250771883875131">
                <text:p>0.02507718838751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0">
                <text:p>40500</text:p>
              </table:table-cell>
              <table:table-cell office:value-type="float" office:value="0.025819506496191">
                <text:p>0.0258195064961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0">
                <text:p>40600</text:p>
              </table:table-cell>
              <table:table-cell office:value-type="float" office:value="0.0258899573236703">
                <text:p>0.02588995732367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0">
                <text:p>40700</text:p>
              </table:table-cell>
              <table:table-cell office:value-type="float" office:value="0.0303273182362318">
                <text:p>0.03032731823623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0">
                <text:p>40800</text:p>
              </table:table-cell>
              <table:table-cell office:value-type="float" office:value="0.0343321859836578">
                <text:p>0.03433218598365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0">
                <text:p>40900</text:p>
              </table:table-cell>
              <table:table-cell office:value-type="float" office:value="0.0351987965404987">
                <text:p>0.035198796540498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0">
                <text:p>41000</text:p>
              </table:table-cell>
              <table:table-cell office:value-type="float" office:value="0.0299804508686065">
                <text:p>0.02998045086860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0">
                <text:p>41100</text:p>
              </table:table-cell>
              <table:table-cell office:value-type="float" office:value="0.0312865152955055">
                <text:p>0.03128651529550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0">
                <text:p>41200</text:p>
              </table:table-cell>
              <table:table-cell office:value-type="float" office:value="0.03579942882061">
                <text:p>0.035799428820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0">
                <text:p>41300</text:p>
              </table:table-cell>
              <table:table-cell office:value-type="float" office:value="0.0242914948612451">
                <text:p>0.02429149486124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0">
                <text:p>41400</text:p>
              </table:table-cell>
              <table:table-cell office:value-type="float" office:value="0.0311601851135492">
                <text:p>0.03116018511354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0">
                <text:p>41500</text:p>
              </table:table-cell>
              <table:table-cell office:value-type="float" office:value="0.0271737910807132">
                <text:p>0.02717379108071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0">
                <text:p>41600</text:p>
              </table:table-cell>
              <table:table-cell office:value-type="float" office:value="0.0250580441206693">
                <text:p>0.025058044120669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0">
                <text:p>41700</text:p>
              </table:table-cell>
              <table:table-cell office:value-type="float" office:value="0.02669064886868">
                <text:p>0.0266906488686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0">
                <text:p>41800</text:p>
              </table:table-cell>
              <table:table-cell office:value-type="float" office:value="0.0333380736410617">
                <text:p>0.03333807364106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0">
                <text:p>41900</text:p>
              </table:table-cell>
              <table:table-cell office:value-type="float" office:value="0.0258837677538394">
                <text:p>0.02588376775383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0">
                <text:p>42000</text:p>
              </table:table-cell>
              <table:table-cell office:value-type="float" office:value="0.0296240728348493">
                <text:p>0.029624072834849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0">
                <text:p>42100</text:p>
              </table:table-cell>
              <table:table-cell office:value-type="float" office:value="0.025447504594922">
                <text:p>0.0254475045949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0">
                <text:p>42200</text:p>
              </table:table-cell>
              <table:table-cell office:value-type="float" office:value="0.0274275094270706">
                <text:p>0.02742750942707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0">
                <text:p>42300</text:p>
              </table:table-cell>
              <table:table-cell office:value-type="float" office:value="0.0300713554024696">
                <text:p>0.03007135540246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0">
                <text:p>42400</text:p>
              </table:table-cell>
              <table:table-cell office:value-type="float" office:value="0.0279945600777864">
                <text:p>0.02799456007778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0">
                <text:p>42500</text:p>
              </table:table-cell>
              <table:table-cell office:value-type="float" office:value="0.0271896626800298">
                <text:p>0.02718966268002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0">
                <text:p>42600</text:p>
              </table:table-cell>
              <table:table-cell office:value-type="float" office:value="0.0277796238660812">
                <text:p>0.02777962386608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0">
                <text:p>42700</text:p>
              </table:table-cell>
              <table:table-cell office:value-type="float" office:value="0.031252421438694">
                <text:p>0.0312524214386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0">
                <text:p>42800</text:p>
              </table:table-cell>
              <table:table-cell office:value-type="float" office:value="0.0249418579041957">
                <text:p>0.02494185790419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0">
                <text:p>42900</text:p>
              </table:table-cell>
              <table:table-cell office:value-type="float" office:value="0.0279128886759281">
                <text:p>0.02791288867592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0">
                <text:p>43000</text:p>
              </table:table-cell>
              <table:table-cell office:value-type="float" office:value="0.026744570583105">
                <text:p>0.0267445705831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0">
                <text:p>43100</text:p>
              </table:table-cell>
              <table:table-cell office:value-type="float" office:value="0.0293078068643808">
                <text:p>0.029307806864380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0">
                <text:p>43200</text:p>
              </table:table-cell>
              <table:table-cell office:value-type="float" office:value="0.0263952072709798">
                <text:p>0.026395207270979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0">
                <text:p>43300</text:p>
              </table:table-cell>
              <table:table-cell office:value-type="float" office:value="0.029575128108263">
                <text:p>0.0295751281082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0">
                <text:p>43400</text:p>
              </table:table-cell>
              <table:table-cell office:value-type="float" office:value="0.0300561115145683">
                <text:p>0.030056111514568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0">
                <text:p>43500</text:p>
              </table:table-cell>
              <table:table-cell office:value-type="float" office:value="0.0293768811970949">
                <text:p>0.029376881197094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0">
                <text:p>43600</text:p>
              </table:table-cell>
              <table:table-cell office:value-type="float" office:value="0.0265682265162467">
                <text:p>0.02656822651624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0">
                <text:p>43700</text:p>
              </table:table-cell>
              <table:table-cell office:value-type="float" office:value="0.0247148517519235">
                <text:p>0.02471485175192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0">
                <text:p>43800</text:p>
              </table:table-cell>
              <table:table-cell office:value-type="float" office:value="0.0252269115298986">
                <text:p>0.02522691152989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0">
                <text:p>43900</text:p>
              </table:table-cell>
              <table:table-cell office:value-type="float" office:value="0.0251647625118494">
                <text:p>0.025164762511849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0">
                <text:p>44000</text:p>
              </table:table-cell>
              <table:table-cell office:value-type="float" office:value="0.0259816721081733">
                <text:p>0.02598167210817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0">
                <text:p>44100</text:p>
              </table:table-cell>
              <table:table-cell office:value-type="float" office:value="0.0267640873789787">
                <text:p>0.026764087378978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0">
                <text:p>44200</text:p>
              </table:table-cell>
              <table:table-cell office:value-type="float" office:value="0.0327412486076355">
                <text:p>0.03274124860763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0">
                <text:p>44300</text:p>
              </table:table-cell>
              <table:table-cell office:value-type="float" office:value="0.0247334130108356">
                <text:p>0.02473341301083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0">
                <text:p>44400</text:p>
              </table:table-cell>
              <table:table-cell office:value-type="float" office:value="0.0305604804307222">
                <text:p>0.03056048043072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0">
                <text:p>44500</text:p>
              </table:table-cell>
              <table:table-cell office:value-type="float" office:value="0.0240075886249542">
                <text:p>0.02400758862495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0">
                <text:p>44600</text:p>
              </table:table-cell>
              <table:table-cell office:value-type="float" office:value="0.0350381061434745">
                <text:p>0.03503810614347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0">
                <text:p>44700</text:p>
              </table:table-cell>
              <table:table-cell office:value-type="float" office:value="0.0303886458277702">
                <text:p>0.03038864582777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0">
                <text:p>44800</text:p>
              </table:table-cell>
              <table:table-cell office:value-type="float" office:value="0.0249715149402618">
                <text:p>0.02497151494026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0">
                <text:p>44900</text:p>
              </table:table-cell>
              <table:table-cell office:value-type="float" office:value="0.0284760016947984">
                <text:p>0.02847600169479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0">
                <text:p>45000</text:p>
              </table:table-cell>
              <table:table-cell office:value-type="float" office:value="0.0300764106214046">
                <text:p>0.03007641062140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0">
                <text:p>45100</text:p>
              </table:table-cell>
              <table:table-cell office:value-type="float" office:value="0.0315681658685207">
                <text:p>0.031568165868520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0">
                <text:p>45200</text:p>
              </table:table-cell>
              <table:table-cell office:value-type="float" office:value="0.0240974351763725">
                <text:p>0.02409743517637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0">
                <text:p>45300</text:p>
              </table:table-cell>
              <table:table-cell office:value-type="float" office:value="0.0228859595954418">
                <text:p>0.02288595959544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0">
                <text:p>45400</text:p>
              </table:table-cell>
              <table:table-cell office:value-type="float" office:value="0.0280366856604814">
                <text:p>0.02803668566048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0">
                <text:p>45500</text:p>
              </table:table-cell>
              <table:table-cell office:value-type="float" office:value="0.0384124480187892">
                <text:p>0.03841244801878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0">
                <text:p>45600</text:p>
              </table:table-cell>
              <table:table-cell office:value-type="float" office:value="0.0259881652891635">
                <text:p>0.02598816528916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0">
                <text:p>45700</text:p>
              </table:table-cell>
              <table:table-cell office:value-type="float" office:value="0.0337538793683052">
                <text:p>0.03375387936830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0">
                <text:p>45800</text:p>
              </table:table-cell>
              <table:table-cell office:value-type="float" office:value="0.0407911948859691">
                <text:p>0.04079119488596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0">
                <text:p>45900</text:p>
              </table:table-cell>
              <table:table-cell office:value-type="float" office:value="0.0320797748863697">
                <text:p>0.03207977488636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0">
                <text:p>46000</text:p>
              </table:table-cell>
              <table:table-cell office:value-type="float" office:value="0.0282148551195859">
                <text:p>0.02821485511958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0">
                <text:p>46100</text:p>
              </table:table-cell>
              <table:table-cell office:value-type="float" office:value="0.0321959890425205">
                <text:p>0.03219598904252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0">
                <text:p>46200</text:p>
              </table:table-cell>
              <table:table-cell office:value-type="float" office:value="0.0251445174217224">
                <text:p>0.02514451742172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0">
                <text:p>46300</text:p>
              </table:table-cell>
              <table:table-cell office:value-type="float" office:value="0.0308356862515211">
                <text:p>0.03083568625152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0">
                <text:p>46400</text:p>
              </table:table-cell>
              <table:table-cell office:value-type="float" office:value="0.0244173184037208">
                <text:p>0.024417318403720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0">
                <text:p>46500</text:p>
              </table:table-cell>
              <table:table-cell office:value-type="float" office:value="0.0326425731182098">
                <text:p>0.03264257311820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0">
                <text:p>46600</text:p>
              </table:table-cell>
              <table:table-cell office:value-type="float" office:value="0.0309178009629249">
                <text:p>0.03091780096292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0">
                <text:p>46700</text:p>
              </table:table-cell>
              <table:table-cell office:value-type="float" office:value="0.0237367935478687">
                <text:p>0.023736793547868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0">
                <text:p>46800</text:p>
              </table:table-cell>
              <table:table-cell office:value-type="float" office:value="0.0260027907788753">
                <text:p>0.02600279077887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0">
                <text:p>46900</text:p>
              </table:table-cell>
              <table:table-cell office:value-type="float" office:value="0.0238358173519372">
                <text:p>0.02383581735193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0">
                <text:p>47000</text:p>
              </table:table-cell>
              <table:table-cell office:value-type="float" office:value="0.0233056619763374">
                <text:p>0.02330566197633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0">
                <text:p>47100</text:p>
              </table:table-cell>
              <table:table-cell office:value-type="float" office:value="0.0263696052134037">
                <text:p>0.02636960521340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0">
                <text:p>47200</text:p>
              </table:table-cell>
              <table:table-cell office:value-type="float" office:value="0.0254883598536252">
                <text:p>0.02548835985362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0">
                <text:p>47300</text:p>
              </table:table-cell>
              <table:table-cell office:value-type="float" office:value="0.0231323707848787">
                <text:p>0.023132370784878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0">
                <text:p>47400</text:p>
              </table:table-cell>
              <table:table-cell office:value-type="float" office:value="0.0340146198868751">
                <text:p>0.03401461988687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0">
                <text:p>47500</text:p>
              </table:table-cell>
              <table:table-cell office:value-type="float" office:value="0.0236135013401508">
                <text:p>0.02361350134015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0">
                <text:p>47600</text:p>
              </table:table-cell>
              <table:table-cell office:value-type="float" office:value="0.0310342758893966">
                <text:p>0.03103427588939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0">
                <text:p>47700</text:p>
              </table:table-cell>
              <table:table-cell office:value-type="float" office:value="0.0279998034238815">
                <text:p>0.02799980342388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0">
                <text:p>47800</text:p>
              </table:table-cell>
              <table:table-cell office:value-type="float" office:value="0.0255671311169862">
                <text:p>0.025567131116986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0">
                <text:p>47900</text:p>
              </table:table-cell>
              <table:table-cell office:value-type="float" office:value="0.0223351046442985">
                <text:p>0.02233510464429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0">
                <text:p>48000</text:p>
              </table:table-cell>
              <table:table-cell office:value-type="float" office:value="0.0222390927374362">
                <text:p>0.02223909273743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0">
                <text:p>48100</text:p>
              </table:table-cell>
              <table:table-cell office:value-type="float" office:value="0.0214991308748722">
                <text:p>0.02149913087487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0">
                <text:p>48200</text:p>
              </table:table-cell>
              <table:table-cell office:value-type="float" office:value="0.024252051487565">
                <text:p>0.0242520514875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0">
                <text:p>48300</text:p>
              </table:table-cell>
              <table:table-cell office:value-type="float" office:value="0.0390005558729171">
                <text:p>0.039000555872917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0">
                <text:p>48400</text:p>
              </table:table-cell>
              <table:table-cell office:value-type="float" office:value="0.0205365344882011">
                <text:p>0.02053653448820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0">
                <text:p>48500</text:p>
              </table:table-cell>
              <table:table-cell office:value-type="float" office:value="0.0237171910703182">
                <text:p>0.02371719107031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0">
                <text:p>48600</text:p>
              </table:table-cell>
              <table:table-cell office:value-type="float" office:value="0.0249224826693534">
                <text:p>0.02492248266935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0">
                <text:p>48700</text:p>
              </table:table-cell>
              <table:table-cell office:value-type="float" office:value="0.0343578867614269">
                <text:p>0.03435788676142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0">
                <text:p>48800</text:p>
              </table:table-cell>
              <table:table-cell office:value-type="float" office:value="0.0262585487216711">
                <text:p>0.02625854872167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0">
                <text:p>48900</text:p>
              </table:table-cell>
              <table:table-cell office:value-type="float" office:value="0.026005882769823">
                <text:p>0.0260058827698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0">
                <text:p>49000</text:p>
              </table:table-cell>
              <table:table-cell office:value-type="float" office:value="0.0284252204000949">
                <text:p>0.02842522040009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0">
                <text:p>49100</text:p>
              </table:table-cell>
              <table:table-cell office:value-type="float" office:value="0.030300622805953">
                <text:p>0.0303006228059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0">
                <text:p>49200</text:p>
              </table:table-cell>
              <table:table-cell office:value-type="float" office:value="0.0209165457636117">
                <text:p>0.02091654576361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0">
                <text:p>49300</text:p>
              </table:table-cell>
              <table:table-cell office:value-type="float" office:value="0.0226863771677017">
                <text:p>0.02268637716770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0">
                <text:p>49400</text:p>
              </table:table-cell>
              <table:table-cell office:value-type="float" office:value="0.0203120950609445">
                <text:p>0.02031209506094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0">
                <text:p>49500</text:p>
              </table:table-cell>
              <table:table-cell office:value-type="float" office:value="0.0257291942834854">
                <text:p>0.02572919428348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0">
                <text:p>49600</text:p>
              </table:table-cell>
              <table:table-cell office:value-type="float" office:value="0.0245521422475576">
                <text:p>0.02455214224755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0">
                <text:p>49700</text:p>
              </table:table-cell>
              <table:table-cell office:value-type="float" office:value="0.0241519100964069">
                <text:p>0.02415191009640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0">
                <text:p>49800</text:p>
              </table:table-cell>
              <table:table-cell office:value-type="float" office:value="0.0273382384330034">
                <text:p>0.02733823843300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0">
                <text:p>49900</text:p>
              </table:table-cell>
              <table:table-cell office:value-type="float" office:value="0.0200149491429328">
                <text:p>0.02001494914293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0">
                <text:p>50000</text:p>
              </table:table-cell>
              <table:table-cell office:value-type="float" office:value="0.0302973333746194">
                <text:p>0.030297333374619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00">
                <text:p>50100</text:p>
              </table:table-cell>
              <table:table-cell office:value-type="float" office:value="0.0262792780995368">
                <text:p>0.02627927809953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00">
                <text:p>50200</text:p>
              </table:table-cell>
              <table:table-cell office:value-type="float" office:value="0.0260100122541189">
                <text:p>0.026010012254118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00">
                <text:p>50300</text:p>
              </table:table-cell>
              <table:table-cell office:value-type="float" office:value="0.02429074421525">
                <text:p>0.024290744215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00">
                <text:p>50400</text:p>
              </table:table-cell>
              <table:table-cell office:value-type="float" office:value="0.0267118774354457">
                <text:p>0.02671187743544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00">
                <text:p>50500</text:p>
              </table:table-cell>
              <table:table-cell office:value-type="float" office:value="0.0285951383411884">
                <text:p>0.028595138341188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00">
                <text:p>50600</text:p>
              </table:table-cell>
              <table:table-cell office:value-type="float" office:value="0.0241362228989601">
                <text:p>0.02413622289896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00">
                <text:p>50700</text:p>
              </table:table-cell>
              <table:table-cell office:value-type="float" office:value="0.0226212181150913">
                <text:p>0.02262121811509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00">
                <text:p>50800</text:p>
              </table:table-cell>
              <table:table-cell office:value-type="float" office:value="0.0203504711389541">
                <text:p>0.02035047113895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00">
                <text:p>50900</text:p>
              </table:table-cell>
              <table:table-cell office:value-type="float" office:value="0.0238367225974798">
                <text:p>0.023836722597479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00">
                <text:p>51000</text:p>
              </table:table-cell>
              <table:table-cell office:value-type="float" office:value="0.0227312836796045">
                <text:p>0.022731283679604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00">
                <text:p>51100</text:p>
              </table:table-cell>
              <table:table-cell office:value-type="float" office:value="0.023776825517416">
                <text:p>0.0237768255174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00">
                <text:p>51200</text:p>
              </table:table-cell>
              <table:table-cell office:value-type="float" office:value="0.0249079950153827">
                <text:p>0.02490799501538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00">
                <text:p>51300</text:p>
              </table:table-cell>
              <table:table-cell office:value-type="float" office:value="0.0252127218991518">
                <text:p>0.02521272189915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00">
                <text:p>51400</text:p>
              </table:table-cell>
              <table:table-cell office:value-type="float" office:value="0.023621279746294">
                <text:p>0.0236212797462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00">
                <text:p>51500</text:p>
              </table:table-cell>
              <table:table-cell office:value-type="float" office:value="0.0318393632769584">
                <text:p>0.031839363276958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00">
                <text:p>51600</text:p>
              </table:table-cell>
              <table:table-cell office:value-type="float" office:value="0.0255709923803806">
                <text:p>0.025570992380380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00">
                <text:p>51700</text:p>
              </table:table-cell>
              <table:table-cell office:value-type="float" office:value="0.0224395263940095">
                <text:p>0.02243952639400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00">
                <text:p>51800</text:p>
              </table:table-cell>
              <table:table-cell office:value-type="float" office:value="0.0260754264891147">
                <text:p>0.02607542648911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00">
                <text:p>51900</text:p>
              </table:table-cell>
              <table:table-cell office:value-type="float" office:value="0.0274511948227882">
                <text:p>0.027451194822788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00">
                <text:p>52000</text:p>
              </table:table-cell>
              <table:table-cell office:value-type="float" office:value="0.0267733037471771">
                <text:p>0.026773303747177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00">
                <text:p>52100</text:p>
              </table:table-cell>
              <table:table-cell office:value-type="float" office:value="0.0231358967721462">
                <text:p>0.02313589677214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00">
                <text:p>52200</text:p>
              </table:table-cell>
              <table:table-cell office:value-type="float" office:value="0.0240247510373592">
                <text:p>0.02402475103735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00">
                <text:p>52300</text:p>
              </table:table-cell>
              <table:table-cell office:value-type="float" office:value="0.0230886805802583">
                <text:p>0.02308868058025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00">
                <text:p>52400</text:p>
              </table:table-cell>
              <table:table-cell office:value-type="float" office:value="0.0235359482467174">
                <text:p>0.023535948246717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00">
                <text:p>52500</text:p>
              </table:table-cell>
              <table:table-cell office:value-type="float" office:value="0.0585230663418769">
                <text:p>0.05852306634187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00">
                <text:p>52600</text:p>
              </table:table-cell>
              <table:table-cell office:value-type="float" office:value="0.0217300839722156">
                <text:p>0.02173008397221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00">
                <text:p>52700</text:p>
              </table:table-cell>
              <table:table-cell office:value-type="float" office:value="0.0245846565812826">
                <text:p>0.02458465658128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00">
                <text:p>52800</text:p>
              </table:table-cell>
              <table:table-cell office:value-type="float" office:value="0.024392981082201">
                <text:p>0.02439298108220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00">
                <text:p>52900</text:p>
              </table:table-cell>
              <table:table-cell office:value-type="float" office:value="0.0220616459846496">
                <text:p>0.022061645984649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00">
                <text:p>53000</text:p>
              </table:table-cell>
              <table:table-cell office:value-type="float" office:value="0.0238288566470146">
                <text:p>0.023828856647014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00">
                <text:p>53100</text:p>
              </table:table-cell>
              <table:table-cell office:value-type="float" office:value="0.0226539727300405">
                <text:p>0.022653972730040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00">
                <text:p>53200</text:p>
              </table:table-cell>
              <table:table-cell office:value-type="float" office:value="0.0242472942918539">
                <text:p>0.024247294291853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00">
                <text:p>53300</text:p>
              </table:table-cell>
              <table:table-cell office:value-type="float" office:value="0.0177232511341571">
                <text:p>0.01772325113415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00">
                <text:p>53400</text:p>
              </table:table-cell>
              <table:table-cell office:value-type="float" office:value="0.0254696290940046">
                <text:p>0.025469629094004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00">
                <text:p>53500</text:p>
              </table:table-cell>
              <table:table-cell office:value-type="float" office:value="0.0252623576670885">
                <text:p>0.02526235766708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00">
                <text:p>53600</text:p>
              </table:table-cell>
              <table:table-cell office:value-type="float" office:value="0.0228115208446979">
                <text:p>0.02281152084469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00">
                <text:p>53700</text:p>
              </table:table-cell>
              <table:table-cell office:value-type="float" office:value="0.0204413011670112">
                <text:p>0.02044130116701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00">
                <text:p>53800</text:p>
              </table:table-cell>
              <table:table-cell office:value-type="float" office:value="0.0221512280404567">
                <text:p>0.022151228040456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00">
                <text:p>53900</text:p>
              </table:table-cell>
              <table:table-cell office:value-type="float" office:value="0.0260974466800689">
                <text:p>0.026097446680068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00">
                <text:p>54000</text:p>
              </table:table-cell>
              <table:table-cell office:value-type="float" office:value="0.0212860293686389">
                <text:p>0.021286029368638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00">
                <text:p>54100</text:p>
              </table:table-cell>
              <table:table-cell office:value-type="float" office:value="0.021107206121087">
                <text:p>0.02110720612108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00">
                <text:p>54200</text:p>
              </table:table-cell>
              <table:table-cell office:value-type="float" office:value="0.0183871742337942">
                <text:p>0.01838717423379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00">
                <text:p>54300</text:p>
              </table:table-cell>
              <table:table-cell office:value-type="float" office:value="0.0224077235907316">
                <text:p>0.02240772359073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00">
                <text:p>54400</text:p>
              </table:table-cell>
              <table:table-cell office:value-type="float" office:value="0.0251577477902174">
                <text:p>0.02515774779021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00">
                <text:p>54500</text:p>
              </table:table-cell>
              <table:table-cell office:value-type="float" office:value="0.0217391476035118">
                <text:p>0.021739147603511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00">
                <text:p>54600</text:p>
              </table:table-cell>
              <table:table-cell office:value-type="float" office:value="0.0222394093871116">
                <text:p>0.02223940938711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00">
                <text:p>54700</text:p>
              </table:table-cell>
              <table:table-cell office:value-type="float" office:value="0.0196147710084915">
                <text:p>0.01961477100849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00">
                <text:p>54800</text:p>
              </table:table-cell>
              <table:table-cell office:value-type="float" office:value="0.0213810019195079">
                <text:p>0.021381001919507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00">
                <text:p>54900</text:p>
              </table:table-cell>
              <table:table-cell office:value-type="float" office:value="0.021320030093193">
                <text:p>0.02132003009319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00">
                <text:p>55000</text:p>
              </table:table-cell>
              <table:table-cell office:value-type="float" office:value="0.0210767220705747">
                <text:p>0.021076722070574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00">
                <text:p>55100</text:p>
              </table:table-cell>
              <table:table-cell office:value-type="float" office:value="0.0236484110355377">
                <text:p>0.02364841103553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00">
                <text:p>55200</text:p>
              </table:table-cell>
              <table:table-cell office:value-type="float" office:value="0.0203466303646564">
                <text:p>0.020346630364656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00">
                <text:p>55300</text:p>
              </table:table-cell>
              <table:table-cell office:value-type="float" office:value="0.0279203448444604">
                <text:p>0.02792034484446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00">
                <text:p>55400</text:p>
              </table:table-cell>
              <table:table-cell office:value-type="float" office:value="0.0256915092468261">
                <text:p>0.025691509246826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00">
                <text:p>55500</text:p>
              </table:table-cell>
              <table:table-cell office:value-type="float" office:value="0.0250206775963306">
                <text:p>0.025020677596330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00">
                <text:p>55600</text:p>
              </table:table-cell>
              <table:table-cell office:value-type="float" office:value="0.019706055521965">
                <text:p>0.01970605552196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00">
                <text:p>55700</text:p>
              </table:table-cell>
              <table:table-cell office:value-type="float" office:value="0.0253139808773994">
                <text:p>0.02531398087739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00">
                <text:p>55800</text:p>
              </table:table-cell>
              <table:table-cell office:value-type="float" office:value="0.034919586032629">
                <text:p>0.03491958603262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00">
                <text:p>55900</text:p>
              </table:table-cell>
              <table:table-cell office:value-type="float" office:value="0.0264732092618942">
                <text:p>0.026473209261894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00">
                <text:p>56000</text:p>
              </table:table-cell>
              <table:table-cell office:value-type="float" office:value="0.0348545871675014">
                <text:p>0.03485458716750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00">
                <text:p>56100</text:p>
              </table:table-cell>
              <table:table-cell office:value-type="float" office:value="0.0198261812329292">
                <text:p>0.019826181232929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00">
                <text:p>56200</text:p>
              </table:table-cell>
              <table:table-cell office:value-type="float" office:value="0.0196812599897384">
                <text:p>0.01968125998973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00">
                <text:p>56300</text:p>
              </table:table-cell>
              <table:table-cell office:value-type="float" office:value="0.020769864320755">
                <text:p>0.0207698643207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00">
                <text:p>56400</text:p>
              </table:table-cell>
              <table:table-cell office:value-type="float" office:value="0.0276021435856819">
                <text:p>0.02760214358568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00">
                <text:p>56500</text:p>
              </table:table-cell>
              <table:table-cell office:value-type="float" office:value="0.0248386971652507">
                <text:p>0.024838697165250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00">
                <text:p>56600</text:p>
              </table:table-cell>
              <table:table-cell office:value-type="float" office:value="0.0335821509361267">
                <text:p>0.03358215093612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00">
                <text:p>56700</text:p>
              </table:table-cell>
              <table:table-cell office:value-type="float" office:value="0.0251829922199249">
                <text:p>0.025182992219924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00">
                <text:p>56800</text:p>
              </table:table-cell>
              <table:table-cell office:value-type="float" office:value="0.0287687964737415">
                <text:p>0.02876879647374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00">
                <text:p>56900</text:p>
              </table:table-cell>
              <table:table-cell office:value-type="float" office:value="0.0219875108450651">
                <text:p>0.02198751084506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00">
                <text:p>57000</text:p>
              </table:table-cell>
              <table:table-cell office:value-type="float" office:value="0.0342819206416606">
                <text:p>0.034281920641660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00">
                <text:p>57100</text:p>
              </table:table-cell>
              <table:table-cell office:value-type="float" office:value="0.0276765041053295">
                <text:p>0.027676504105329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00">
                <text:p>57200</text:p>
              </table:table-cell>
              <table:table-cell office:value-type="float" office:value="0.0273587517440319">
                <text:p>0.02735875174403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00">
                <text:p>57300</text:p>
              </table:table-cell>
              <table:table-cell office:value-type="float" office:value="0.0189349744468927">
                <text:p>0.018934974446892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00">
                <text:p>57400</text:p>
              </table:table-cell>
              <table:table-cell office:value-type="float" office:value="0.0224572531878948">
                <text:p>0.02245725318789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00">
                <text:p>57500</text:p>
              </table:table-cell>
              <table:table-cell office:value-type="float" office:value="0.0266838353127241">
                <text:p>0.026683835312724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00">
                <text:p>57600</text:p>
              </table:table-cell>
              <table:table-cell office:value-type="float" office:value="0.0254999864846467">
                <text:p>0.025499986484646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00">
                <text:p>57700</text:p>
              </table:table-cell>
              <table:table-cell office:value-type="float" office:value="0.0233267620205879">
                <text:p>0.023326762020587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00">
                <text:p>57800</text:p>
              </table:table-cell>
              <table:table-cell office:value-type="float" office:value="0.0226766541600227">
                <text:p>0.022676654160022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00">
                <text:p>57900</text:p>
              </table:table-cell>
              <table:table-cell office:value-type="float" office:value="0.0206135716289281">
                <text:p>0.020613571628928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00">
                <text:p>58000</text:p>
              </table:table-cell>
              <table:table-cell office:value-type="float" office:value="0.0258213691413402">
                <text:p>0.025821369141340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00">
                <text:p>58100</text:p>
              </table:table-cell>
              <table:table-cell office:value-type="float" office:value="0.021597072482109">
                <text:p>0.02159707248210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00">
                <text:p>58200</text:p>
              </table:table-cell>
              <table:table-cell office:value-type="float" office:value="0.0196125376969575">
                <text:p>0.01961253769695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00">
                <text:p>58300</text:p>
              </table:table-cell>
              <table:table-cell office:value-type="float" office:value="0.0242454018443822">
                <text:p>0.02424540184438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00">
                <text:p>58400</text:p>
              </table:table-cell>
              <table:table-cell office:value-type="float" office:value="0.023255243897438">
                <text:p>0.0232552438974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00">
                <text:p>58500</text:p>
              </table:table-cell>
              <table:table-cell office:value-type="float" office:value="0.0231817532330751">
                <text:p>0.023181753233075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00">
                <text:p>58600</text:p>
              </table:table-cell>
              <table:table-cell office:value-type="float" office:value="0.024669099599123">
                <text:p>0.02466909959912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00">
                <text:p>58700</text:p>
              </table:table-cell>
              <table:table-cell office:value-type="float" office:value="0.0226088520139455">
                <text:p>0.02260885201394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00">
                <text:p>58800</text:p>
              </table:table-cell>
              <table:table-cell office:value-type="float" office:value="0.0232218522578477">
                <text:p>0.023221852257847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00">
                <text:p>58900</text:p>
              </table:table-cell>
              <table:table-cell office:value-type="float" office:value="0.0230970308184623">
                <text:p>0.023097030818462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00">
                <text:p>59000</text:p>
              </table:table-cell>
              <table:table-cell office:value-type="float" office:value="0.0230910275131464">
                <text:p>0.02309102751314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00">
                <text:p>59100</text:p>
              </table:table-cell>
              <table:table-cell office:value-type="float" office:value="0.0208313502371311">
                <text:p>0.02083135023713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00">
                <text:p>59200</text:p>
              </table:table-cell>
              <table:table-cell office:value-type="float" office:value="0.0185524616390466">
                <text:p>0.018552461639046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00">
                <text:p>59300</text:p>
              </table:table-cell>
              <table:table-cell office:value-type="float" office:value="0.0192814525216817">
                <text:p>0.019281452521681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00">
                <text:p>59400</text:p>
              </table:table-cell>
              <table:table-cell office:value-type="float" office:value="0.0218192208558321">
                <text:p>0.02181922085583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00">
                <text:p>59500</text:p>
              </table:table-cell>
              <table:table-cell office:value-type="float" office:value="0.0213408656418323">
                <text:p>0.021340865641832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00">
                <text:p>59600</text:p>
              </table:table-cell>
              <table:table-cell office:value-type="float" office:value="0.0212012138217687">
                <text:p>0.021201213821768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00">
                <text:p>59700</text:p>
              </table:table-cell>
              <table:table-cell office:value-type="float" office:value="0.0239720717072486">
                <text:p>0.023972071707248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00">
                <text:p>59800</text:p>
              </table:table-cell>
              <table:table-cell office:value-type="float" office:value="0.0227588098496198">
                <text:p>0.02275880984961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00">
                <text:p>59900</text:p>
              </table:table-cell>
              <table:table-cell office:value-type="float" office:value="0.0252098385244607">
                <text:p>0.025209838524460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00">
                <text:p>60000</text:p>
              </table:table-cell>
              <table:table-cell office:value-type="float" office:value="0.0230166278779506">
                <text:p>0.023016627877950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00">
                <text:p>60100</text:p>
              </table:table-cell>
              <table:table-cell office:value-type="float" office:value="0.0180936213582754">
                <text:p>0.01809362135827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00">
                <text:p>60200</text:p>
              </table:table-cell>
              <table:table-cell office:value-type="float" office:value="0.0213245637714862">
                <text:p>0.021324563771486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00">
                <text:p>60300</text:p>
              </table:table-cell>
              <table:table-cell office:value-type="float" office:value="0.0251665730029344">
                <text:p>0.025166573002934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00">
                <text:p>60400</text:p>
              </table:table-cell>
              <table:table-cell office:value-type="float" office:value="0.0206738226115703">
                <text:p>0.02067382261157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00">
                <text:p>60500</text:p>
              </table:table-cell>
              <table:table-cell office:value-type="float" office:value="0.0201598778367042">
                <text:p>0.02015987783670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00">
                <text:p>60600</text:p>
              </table:table-cell>
              <table:table-cell office:value-type="float" office:value="0.0232029687613248">
                <text:p>0.023202968761324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00">
                <text:p>60700</text:p>
              </table:table-cell>
              <table:table-cell office:value-type="float" office:value="0.0231744330376386">
                <text:p>0.023174433037638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00">
                <text:p>60800</text:p>
              </table:table-cell>
              <table:table-cell office:value-type="float" office:value="0.0254198014736175">
                <text:p>0.02541980147361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00">
                <text:p>60900</text:p>
              </table:table-cell>
              <table:table-cell office:value-type="float" office:value="0.0231964010745286">
                <text:p>0.023196401074528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00">
                <text:p>61000</text:p>
              </table:table-cell>
              <table:table-cell office:value-type="float" office:value="0.0209751091897487">
                <text:p>0.020975109189748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00">
                <text:p>61100</text:p>
              </table:table-cell>
              <table:table-cell office:value-type="float" office:value="0.0218334831297397">
                <text:p>0.021833483129739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00">
                <text:p>61200</text:p>
              </table:table-cell>
              <table:table-cell office:value-type="float" office:value="0.0201934240758419">
                <text:p>0.02019342407584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00">
                <text:p>61300</text:p>
              </table:table-cell>
              <table:table-cell office:value-type="float" office:value="0.0229472983628511">
                <text:p>0.02294729836285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00">
                <text:p>61400</text:p>
              </table:table-cell>
              <table:table-cell office:value-type="float" office:value="0.0200445558875799">
                <text:p>0.020044555887579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00">
                <text:p>61500</text:p>
              </table:table-cell>
              <table:table-cell office:value-type="float" office:value="0.0199978314340114">
                <text:p>0.01999783143401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00">
                <text:p>61600</text:p>
              </table:table-cell>
              <table:table-cell office:value-type="float" office:value="0.0264044776558876">
                <text:p>0.026404477655887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00">
                <text:p>61700</text:p>
              </table:table-cell>
              <table:table-cell office:value-type="float" office:value="0.0233231242746114">
                <text:p>0.023323124274611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00">
                <text:p>61800</text:p>
              </table:table-cell>
              <table:table-cell office:value-type="float" office:value="0.0227971635758876">
                <text:p>0.022797163575887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00">
                <text:p>61900</text:p>
              </table:table-cell>
              <table:table-cell office:value-type="float" office:value="0.0202432963997125">
                <text:p>0.02024329639971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00">
                <text:p>62000</text:p>
              </table:table-cell>
              <table:table-cell office:value-type="float" office:value="0.023914773017168">
                <text:p>0.02391477301716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00">
                <text:p>62100</text:p>
              </table:table-cell>
              <table:table-cell office:value-type="float" office:value="0.0237413942813873">
                <text:p>0.02374139428138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00">
                <text:p>62200</text:p>
              </table:table-cell>
              <table:table-cell office:value-type="float" office:value="0.0292873717844486">
                <text:p>0.029287371784448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00">
                <text:p>62300</text:p>
              </table:table-cell>
              <table:table-cell office:value-type="float" office:value="0.0215233378112316">
                <text:p>0.02152333781123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00">
                <text:p>62400</text:p>
              </table:table-cell>
              <table:table-cell office:value-type="float" office:value="0.024367643520236">
                <text:p>0.02436764352023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00">
                <text:p>62500</text:p>
              </table:table-cell>
              <table:table-cell office:value-type="float" office:value="0.0221860017627477">
                <text:p>0.022186001762747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00">
                <text:p>62600</text:p>
              </table:table-cell>
              <table:table-cell office:value-type="float" office:value="0.0322416573762893">
                <text:p>0.032241657376289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00">
                <text:p>62700</text:p>
              </table:table-cell>
              <table:table-cell office:value-type="float" office:value="0.027466095983982">
                <text:p>0.0274660959839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00">
                <text:p>62800</text:p>
              </table:table-cell>
              <table:table-cell office:value-type="float" office:value="0.0245889741927385">
                <text:p>0.024588974192738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00">
                <text:p>62900</text:p>
              </table:table-cell>
              <table:table-cell office:value-type="float" office:value="0.0203362014144659">
                <text:p>0.020336201414465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00">
                <text:p>63000</text:p>
              </table:table-cell>
              <table:table-cell office:value-type="float" office:value="0.0181696843355894">
                <text:p>0.018169684335589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00">
                <text:p>63100</text:p>
              </table:table-cell>
              <table:table-cell office:value-type="float" office:value="0.0251191779971122">
                <text:p>0.025119177997112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00">
                <text:p>63200</text:p>
              </table:table-cell>
              <table:table-cell office:value-type="float" office:value="0.0239547304809093">
                <text:p>0.02395473048090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00">
                <text:p>63300</text:p>
              </table:table-cell>
              <table:table-cell office:value-type="float" office:value="0.0254807136952877">
                <text:p>0.025480713695287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00">
                <text:p>63400</text:p>
              </table:table-cell>
              <table:table-cell office:value-type="float" office:value="0.0217869505286216">
                <text:p>0.021786950528621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00">
                <text:p>63500</text:p>
              </table:table-cell>
              <table:table-cell office:value-type="float" office:value="0.047914981842041">
                <text:p>0.04791498184204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00">
                <text:p>63600</text:p>
              </table:table-cell>
              <table:table-cell office:value-type="float" office:value="0.0242778602987527">
                <text:p>0.024277860298752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00">
                <text:p>63700</text:p>
              </table:table-cell>
              <table:table-cell office:value-type="float" office:value="0.0215923711657524">
                <text:p>0.021592371165752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00">
                <text:p>63800</text:p>
              </table:table-cell>
              <table:table-cell office:value-type="float" office:value="0.0232066269963979">
                <text:p>0.023206626996397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00">
                <text:p>63900</text:p>
              </table:table-cell>
              <table:table-cell office:value-type="float" office:value="0.0212899763137102">
                <text:p>0.021289976313710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00">
                <text:p>64000</text:p>
              </table:table-cell>
              <table:table-cell office:value-type="float" office:value="0.0201036781072616">
                <text:p>0.020103678107261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00">
                <text:p>64100</text:p>
              </table:table-cell>
              <table:table-cell office:value-type="float" office:value="0.0208283346146345">
                <text:p>0.020828334614634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00">
                <text:p>64200</text:p>
              </table:table-cell>
              <table:table-cell office:value-type="float" office:value="0.0255781151354312">
                <text:p>0.02557811513543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00">
                <text:p>64300</text:p>
              </table:table-cell>
              <table:table-cell office:value-type="float" office:value="0.0266567263752222">
                <text:p>0.02665672637522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00">
                <text:p>64400</text:p>
              </table:table-cell>
              <table:table-cell office:value-type="float" office:value="0.0200820937752723">
                <text:p>0.02008209377527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00">
                <text:p>64500</text:p>
              </table:table-cell>
              <table:table-cell office:value-type="float" office:value="0.0237513054162263">
                <text:p>0.02375130541622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00">
                <text:p>64600</text:p>
              </table:table-cell>
              <table:table-cell office:value-type="float" office:value="0.0222897455096244">
                <text:p>0.022289745509624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00">
                <text:p>64700</text:p>
              </table:table-cell>
              <table:table-cell office:value-type="float" office:value="0.0237111132591962">
                <text:p>0.023711113259196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00">
                <text:p>64800</text:p>
              </table:table-cell>
              <table:table-cell office:value-type="float" office:value="0.0241595190018415">
                <text:p>0.02415951900184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00">
                <text:p>64900</text:p>
              </table:table-cell>
              <table:table-cell office:value-type="float" office:value="0.0225458778440952">
                <text:p>0.022545877844095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00">
                <text:p>65000</text:p>
              </table:table-cell>
              <table:table-cell office:value-type="float" office:value="0.0215028747916221">
                <text:p>0.021502874791622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00">
                <text:p>65100</text:p>
              </table:table-cell>
              <table:table-cell office:value-type="float" office:value="0.0260473936796188">
                <text:p>0.026047393679618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00">
                <text:p>65200</text:p>
              </table:table-cell>
              <table:table-cell office:value-type="float" office:value="0.0317565724253654">
                <text:p>0.031756572425365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00">
                <text:p>65300</text:p>
              </table:table-cell>
              <table:table-cell office:value-type="float" office:value="0.0199219025671482">
                <text:p>0.01992190256714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00">
                <text:p>65400</text:p>
              </table:table-cell>
              <table:table-cell office:value-type="float" office:value="0.019252985715866">
                <text:p>0.01925298571586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00">
                <text:p>65500</text:p>
              </table:table-cell>
              <table:table-cell office:value-type="float" office:value="0.0171352550387382">
                <text:p>0.017135255038738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00">
                <text:p>65600</text:p>
              </table:table-cell>
              <table:table-cell office:value-type="float" office:value="0.0251826364547014">
                <text:p>0.02518263645470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00">
                <text:p>65700</text:p>
              </table:table-cell>
              <table:table-cell office:value-type="float" office:value="0.0204423554241657">
                <text:p>0.02044235542416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00">
                <text:p>65800</text:p>
              </table:table-cell>
              <table:table-cell office:value-type="float" office:value="0.0159713365137577">
                <text:p>0.015971336513757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00">
                <text:p>65900</text:p>
              </table:table-cell>
              <table:table-cell office:value-type="float" office:value="0.0212223567068576">
                <text:p>0.02122235670685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00">
                <text:p>66000</text:p>
              </table:table-cell>
              <table:table-cell office:value-type="float" office:value="0.0237535275518894">
                <text:p>0.023753527551889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00">
                <text:p>66100</text:p>
              </table:table-cell>
              <table:table-cell office:value-type="float" office:value="0.0238495580852031">
                <text:p>0.023849558085203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00">
                <text:p>66200</text:p>
              </table:table-cell>
              <table:table-cell office:value-type="float" office:value="0.0186917278915643">
                <text:p>0.018691727891564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00">
                <text:p>66300</text:p>
              </table:table-cell>
              <table:table-cell office:value-type="float" office:value="0.0226721502840518">
                <text:p>0.022672150284051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00">
                <text:p>66400</text:p>
              </table:table-cell>
              <table:table-cell office:value-type="float" office:value="0.0206145960837602">
                <text:p>0.020614596083760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00">
                <text:p>66500</text:p>
              </table:table-cell>
              <table:table-cell office:value-type="float" office:value="0.0181506425142288">
                <text:p>0.018150642514228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00">
                <text:p>66600</text:p>
              </table:table-cell>
              <table:table-cell office:value-type="float" office:value="0.023475095629692">
                <text:p>0.02347509562969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00">
                <text:p>66700</text:p>
              </table:table-cell>
              <table:table-cell office:value-type="float" office:value="0.0293863285332918">
                <text:p>0.029386328533291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00">
                <text:p>66800</text:p>
              </table:table-cell>
              <table:table-cell office:value-type="float" office:value="0.0174470487982034">
                <text:p>0.017447048798203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00">
                <text:p>66900</text:p>
              </table:table-cell>
              <table:table-cell office:value-type="float" office:value="0.0173113197088241">
                <text:p>0.01731131970882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00">
                <text:p>67000</text:p>
              </table:table-cell>
              <table:table-cell office:value-type="float" office:value="0.0384243577718734">
                <text:p>0.038424357771873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00">
                <text:p>67100</text:p>
              </table:table-cell>
              <table:table-cell office:value-type="float" office:value="0.0251529179513454">
                <text:p>0.025152917951345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00">
                <text:p>67200</text:p>
              </table:table-cell>
              <table:table-cell office:value-type="float" office:value="0.0290159787982702">
                <text:p>0.029015978798270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00">
                <text:p>67300</text:p>
              </table:table-cell>
              <table:table-cell office:value-type="float" office:value="0.0257562510669231">
                <text:p>0.025756251066923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00">
                <text:p>67400</text:p>
              </table:table-cell>
              <table:table-cell office:value-type="float" office:value="0.0217703208327293">
                <text:p>0.021770320832729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00">
                <text:p>67500</text:p>
              </table:table-cell>
              <table:table-cell office:value-type="float" office:value="0.0221804417669773">
                <text:p>0.022180441766977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00">
                <text:p>67600</text:p>
              </table:table-cell>
              <table:table-cell office:value-type="float" office:value="0.0192238278687">
                <text:p>0.019223827868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00">
                <text:p>67700</text:p>
              </table:table-cell>
              <table:table-cell office:value-type="float" office:value="0.0168492030352354">
                <text:p>0.016849203035235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00">
                <text:p>67800</text:p>
              </table:table-cell>
              <table:table-cell office:value-type="float" office:value="0.0211959928274154">
                <text:p>0.021195992827415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00">
                <text:p>67900</text:p>
              </table:table-cell>
              <table:table-cell office:value-type="float" office:value="0.0184235256165266">
                <text:p>0.018423525616526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00">
                <text:p>68000</text:p>
              </table:table-cell>
              <table:table-cell office:value-type="float" office:value="0.0192683525383472">
                <text:p>0.019268352538347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00">
                <text:p>68100</text:p>
              </table:table-cell>
              <table:table-cell office:value-type="float" office:value="0.0200442150235176">
                <text:p>0.020044215023517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00">
                <text:p>68200</text:p>
              </table:table-cell>
              <table:table-cell office:value-type="float" office:value="0.0240076836198568">
                <text:p>0.024007683619856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00">
                <text:p>68300</text:p>
              </table:table-cell>
              <table:table-cell office:value-type="float" office:value="0.0229673907160758">
                <text:p>0.022967390716075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00">
                <text:p>68400</text:p>
              </table:table-cell>
              <table:table-cell office:value-type="float" office:value="0.0184518508613109">
                <text:p>0.018451850861310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00">
                <text:p>68500</text:p>
              </table:table-cell>
              <table:table-cell office:value-type="float" office:value="0.0187727827578783">
                <text:p>0.018772782757878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00">
                <text:p>68600</text:p>
              </table:table-cell>
              <table:table-cell office:value-type="float" office:value="0.0182816963642835">
                <text:p>0.018281696364283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00">
                <text:p>68700</text:p>
              </table:table-cell>
              <table:table-cell office:value-type="float" office:value="0.0208315961062908">
                <text:p>0.020831596106290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00">
                <text:p>68800</text:p>
              </table:table-cell>
              <table:table-cell office:value-type="float" office:value="0.019819913432002">
                <text:p>0.01981991343200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00">
                <text:p>68900</text:p>
              </table:table-cell>
              <table:table-cell office:value-type="float" office:value="0.0190934892743825">
                <text:p>0.01909348927438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00">
                <text:p>69000</text:p>
              </table:table-cell>
              <table:table-cell office:value-type="float" office:value="0.0209204349666833">
                <text:p>0.02092043496668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00">
                <text:p>69100</text:p>
              </table:table-cell>
              <table:table-cell office:value-type="float" office:value="0.0205974131822586">
                <text:p>0.020597413182258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00">
                <text:p>69200</text:p>
              </table:table-cell>
              <table:table-cell office:value-type="float" office:value="0.0187657587230205">
                <text:p>0.018765758723020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00">
                <text:p>69300</text:p>
              </table:table-cell>
              <table:table-cell office:value-type="float" office:value="0.0223121996968984">
                <text:p>0.022312199696898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00">
                <text:p>69400</text:p>
              </table:table-cell>
              <table:table-cell office:value-type="float" office:value="0.0235550347715616">
                <text:p>0.02355503477156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00">
                <text:p>69500</text:p>
              </table:table-cell>
              <table:table-cell office:value-type="float" office:value="0.0220042243599891">
                <text:p>0.022004224359989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00">
                <text:p>69600</text:p>
              </table:table-cell>
              <table:table-cell office:value-type="float" office:value="0.0185007229447364">
                <text:p>0.01850072294473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00">
                <text:p>69700</text:p>
              </table:table-cell>
              <table:table-cell office:value-type="float" office:value="0.0280018858611583">
                <text:p>0.028001885861158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00">
                <text:p>69800</text:p>
              </table:table-cell>
              <table:table-cell office:value-type="float" office:value="0.0229859389364719">
                <text:p>0.022985938936471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00">
                <text:p>69900</text:p>
              </table:table-cell>
              <table:table-cell office:value-type="float" office:value="0.0222164373844862">
                <text:p>0.022216437384486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00">
                <text:p>70000</text:p>
              </table:table-cell>
              <table:table-cell office:value-type="float" office:value="0.0175169110298156">
                <text:p>0.017516911029815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00">
                <text:p>70100</text:p>
              </table:table-cell>
              <table:table-cell office:value-type="float" office:value="0.0181838367134332">
                <text:p>0.01818383671343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00">
                <text:p>70200</text:p>
              </table:table-cell>
              <table:table-cell office:value-type="float" office:value="0.0190807376056909">
                <text:p>0.019080737605690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00">
                <text:p>70300</text:p>
              </table:table-cell>
              <table:table-cell office:value-type="float" office:value="0.0170652642846107">
                <text:p>0.017065264284610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00">
                <text:p>70400</text:p>
              </table:table-cell>
              <table:table-cell office:value-type="float" office:value="0.0215210914611816">
                <text:p>0.02152109146118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00">
                <text:p>70500</text:p>
              </table:table-cell>
              <table:table-cell office:value-type="float" office:value="0.0221812929958105">
                <text:p>0.022181292995810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00">
                <text:p>70600</text:p>
              </table:table-cell>
              <table:table-cell office:value-type="float" office:value="0.0190893113613128">
                <text:p>0.019089311361312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00">
                <text:p>70700</text:p>
              </table:table-cell>
              <table:table-cell office:value-type="float" office:value="0.022277919575572">
                <text:p>0.02227791957557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00">
                <text:p>70800</text:p>
              </table:table-cell>
              <table:table-cell office:value-type="float" office:value="0.0177225656807422">
                <text:p>0.017722565680742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00">
                <text:p>70900</text:p>
              </table:table-cell>
              <table:table-cell office:value-type="float" office:value="0.0233783219009637">
                <text:p>0.02337832190096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00">
                <text:p>71000</text:p>
              </table:table-cell>
              <table:table-cell office:value-type="float" office:value="0.0182630587369203">
                <text:p>0.018263058736920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00">
                <text:p>71100</text:p>
              </table:table-cell>
              <table:table-cell office:value-type="float" office:value="0.0222410596907138">
                <text:p>0.02224105969071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00">
                <text:p>71200</text:p>
              </table:table-cell>
              <table:table-cell office:value-type="float" office:value="0.0213948059827089">
                <text:p>0.021394805982708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00">
                <text:p>71300</text:p>
              </table:table-cell>
              <table:table-cell office:value-type="float" office:value="0.0185437425971031">
                <text:p>0.018543742597103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00">
                <text:p>71400</text:p>
              </table:table-cell>
              <table:table-cell office:value-type="float" office:value="0.0215957984328269">
                <text:p>0.021595798432826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00">
                <text:p>71500</text:p>
              </table:table-cell>
              <table:table-cell office:value-type="float" office:value="0.0263285897672176">
                <text:p>0.026328589767217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00">
                <text:p>71600</text:p>
              </table:table-cell>
              <table:table-cell office:value-type="float" office:value="0.0201823003590106">
                <text:p>0.020182300359010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00">
                <text:p>71700</text:p>
              </table:table-cell>
              <table:table-cell office:value-type="float" office:value="0.0204934850335121">
                <text:p>0.020493485033512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00">
                <text:p>71800</text:p>
              </table:table-cell>
              <table:table-cell office:value-type="float" office:value="0.0176657810807228">
                <text:p>0.01766578108072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00">
                <text:p>71900</text:p>
              </table:table-cell>
              <table:table-cell office:value-type="float" office:value="0.0172305684536695">
                <text:p>0.017230568453669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00">
                <text:p>72000</text:p>
              </table:table-cell>
              <table:table-cell office:value-type="float" office:value="0.0238346345722675">
                <text:p>0.02383463457226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00">
                <text:p>72100</text:p>
              </table:table-cell>
              <table:table-cell office:value-type="float" office:value="0.0207908097654581">
                <text:p>0.020790809765458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00">
                <text:p>72200</text:p>
              </table:table-cell>
              <table:table-cell office:value-type="float" office:value="0.0228656101971864">
                <text:p>0.022865610197186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00">
                <text:p>72300</text:p>
              </table:table-cell>
              <table:table-cell office:value-type="float" office:value="0.022252682596445">
                <text:p>0.02225268259644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00">
                <text:p>72400</text:p>
              </table:table-cell>
              <table:table-cell office:value-type="float" office:value="0.023579616099596">
                <text:p>0.02357961609959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00">
                <text:p>72500</text:p>
              </table:table-cell>
              <table:table-cell office:value-type="float" office:value="0.0214872397482395">
                <text:p>0.021487239748239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00">
                <text:p>72600</text:p>
              </table:table-cell>
              <table:table-cell office:value-type="float" office:value="0.0209951698780059">
                <text:p>0.020995169878005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00">
                <text:p>72700</text:p>
              </table:table-cell>
              <table:table-cell office:value-type="float" office:value="0.0228634513914585">
                <text:p>0.02286345139145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00">
                <text:p>72800</text:p>
              </table:table-cell>
              <table:table-cell office:value-type="float" office:value="0.0241100564599037">
                <text:p>0.024110056459903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00">
                <text:p>72900</text:p>
              </table:table-cell>
              <table:table-cell office:value-type="float" office:value="0.0205100253224372">
                <text:p>0.020510025322437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00">
                <text:p>73000</text:p>
              </table:table-cell>
              <table:table-cell office:value-type="float" office:value="0.021406028419733">
                <text:p>0.02140602841973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00">
                <text:p>73100</text:p>
              </table:table-cell>
              <table:table-cell office:value-type="float" office:value="0.0249791331589221">
                <text:p>0.024979133158922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00">
                <text:p>73200</text:p>
              </table:table-cell>
              <table:table-cell office:value-type="float" office:value="0.0208567082881927">
                <text:p>0.020856708288192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00">
                <text:p>73300</text:p>
              </table:table-cell>
              <table:table-cell office:value-type="float" office:value="0.0211168751120567">
                <text:p>0.02111687511205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00">
                <text:p>73400</text:p>
              </table:table-cell>
              <table:table-cell office:value-type="float" office:value="0.0177246332168579">
                <text:p>0.017724633216857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00">
                <text:p>73500</text:p>
              </table:table-cell>
              <table:table-cell office:value-type="float" office:value="0.0199339874088764">
                <text:p>0.019933987408876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00">
                <text:p>73600</text:p>
              </table:table-cell>
              <table:table-cell office:value-type="float" office:value="0.0181272458285093">
                <text:p>0.018127245828509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00">
                <text:p>73700</text:p>
              </table:table-cell>
              <table:table-cell office:value-type="float" office:value="0.0175384562462568">
                <text:p>0.01753845624625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00">
                <text:p>73800</text:p>
              </table:table-cell>
              <table:table-cell office:value-type="float" office:value="0.0289433188736438">
                <text:p>0.028943318873643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00">
                <text:p>73900</text:p>
              </table:table-cell>
              <table:table-cell office:value-type="float" office:value="0.0231666341423988">
                <text:p>0.023166634142398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00">
                <text:p>74000</text:p>
              </table:table-cell>
              <table:table-cell office:value-type="float" office:value="0.0182752311229705">
                <text:p>0.018275231122970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00">
                <text:p>74100</text:p>
              </table:table-cell>
              <table:table-cell office:value-type="float" office:value="0.058520171791315">
                <text:p>0.05852017179131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00">
                <text:p>74200</text:p>
              </table:table-cell>
              <table:table-cell office:value-type="float" office:value="0.0365547388792037">
                <text:p>0.036554738879203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00">
                <text:p>74300</text:p>
              </table:table-cell>
              <table:table-cell office:value-type="float" office:value="0.0264944061636924">
                <text:p>0.026494406163692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00">
                <text:p>74400</text:p>
              </table:table-cell>
              <table:table-cell office:value-type="float" office:value="0.0296366959810256">
                <text:p>0.02963669598102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00">
                <text:p>74500</text:p>
              </table:table-cell>
              <table:table-cell office:value-type="float" office:value="0.0291651804000139">
                <text:p>0.029165180400013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00">
                <text:p>74600</text:p>
              </table:table-cell>
              <table:table-cell office:value-type="float" office:value="0.0268777497112751">
                <text:p>0.026877749711275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00">
                <text:p>74700</text:p>
              </table:table-cell>
              <table:table-cell office:value-type="float" office:value="0.0227823667228221">
                <text:p>0.022782366722822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00">
                <text:p>74800</text:p>
              </table:table-cell>
              <table:table-cell office:value-type="float" office:value="0.0215139612555503">
                <text:p>0.021513961255550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00">
                <text:p>74900</text:p>
              </table:table-cell>
              <table:table-cell office:value-type="float" office:value="0.0281151365488767">
                <text:p>0.028115136548876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00">
                <text:p>75000</text:p>
              </table:table-cell>
              <table:table-cell office:value-type="float" office:value="0.025127300992608">
                <text:p>0.02512730099260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00">
                <text:p>75100</text:p>
              </table:table-cell>
              <table:table-cell office:value-type="float" office:value="0.0236486233770847">
                <text:p>0.023648623377084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00">
                <text:p>75200</text:p>
              </table:table-cell>
              <table:table-cell office:value-type="float" office:value="0.0219112802296876">
                <text:p>0.021911280229687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00">
                <text:p>75300</text:p>
              </table:table-cell>
              <table:table-cell office:value-type="float" office:value="0.030714014545083">
                <text:p>0.03071401454508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00">
                <text:p>75400</text:p>
              </table:table-cell>
              <table:table-cell office:value-type="float" office:value="0.0238479562103748">
                <text:p>0.02384795621037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00">
                <text:p>75500</text:p>
              </table:table-cell>
              <table:table-cell office:value-type="float" office:value="0.0304882004857063">
                <text:p>0.030488200485706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00">
                <text:p>75600</text:p>
              </table:table-cell>
              <table:table-cell office:value-type="float" office:value="0.0165948122739791">
                <text:p>0.016594812273979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00">
                <text:p>75700</text:p>
              </table:table-cell>
              <table:table-cell office:value-type="float" office:value="0.0232858173549175">
                <text:p>0.02328581735491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00">
                <text:p>75800</text:p>
              </table:table-cell>
              <table:table-cell office:value-type="float" office:value="0.0266123954206705">
                <text:p>0.02661239542067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00">
                <text:p>75900</text:p>
              </table:table-cell>
              <table:table-cell office:value-type="float" office:value="0.0239399150013923">
                <text:p>0.023939915001392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00">
                <text:p>76000</text:p>
              </table:table-cell>
              <table:table-cell office:value-type="float" office:value="0.0160255469381809">
                <text:p>0.016025546938180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00">
                <text:p>76100</text:p>
              </table:table-cell>
              <table:table-cell office:value-type="float" office:value="0.0163569394499063">
                <text:p>0.016356939449906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00">
                <text:p>76200</text:p>
              </table:table-cell>
              <table:table-cell office:value-type="float" office:value="0.0168128348886966">
                <text:p>0.016812834888696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00">
                <text:p>76300</text:p>
              </table:table-cell>
              <table:table-cell office:value-type="float" office:value="0.0194964781403541">
                <text:p>0.019496478140354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00">
                <text:p>76400</text:p>
              </table:table-cell>
              <table:table-cell office:value-type="float" office:value="0.0212474055588245">
                <text:p>0.021247405558824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00">
                <text:p>76500</text:p>
              </table:table-cell>
              <table:table-cell office:value-type="float" office:value="0.0183207280933856">
                <text:p>0.018320728093385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00">
                <text:p>76600</text:p>
              </table:table-cell>
              <table:table-cell office:value-type="float" office:value="0.0293947923928499">
                <text:p>0.029394792392849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00">
                <text:p>76700</text:p>
              </table:table-cell>
              <table:table-cell office:value-type="float" office:value="0.0207353830337524">
                <text:p>0.020735383033752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00">
                <text:p>76800</text:p>
              </table:table-cell>
              <table:table-cell office:value-type="float" office:value="0.0206440258771181">
                <text:p>0.020644025877118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00">
                <text:p>76900</text:p>
              </table:table-cell>
              <table:table-cell office:value-type="float" office:value="0.0226602256298065">
                <text:p>0.022660225629806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00">
                <text:p>77000</text:p>
              </table:table-cell>
              <table:table-cell office:value-type="float" office:value="0.0143400877714157">
                <text:p>0.014340087771415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00">
                <text:p>77100</text:p>
              </table:table-cell>
              <table:table-cell office:value-type="float" office:value="0.0229466520249843">
                <text:p>0.02294665202498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00">
                <text:p>77200</text:p>
              </table:table-cell>
              <table:table-cell office:value-type="float" office:value="0.0250699501484632">
                <text:p>0.025069950148463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00">
                <text:p>77300</text:p>
              </table:table-cell>
              <table:table-cell office:value-type="float" office:value="0.0157809518277645">
                <text:p>0.015780951827764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00">
                <text:p>77400</text:p>
              </table:table-cell>
              <table:table-cell office:value-type="float" office:value="0.0200514309108257">
                <text:p>0.020051430910825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00">
                <text:p>77500</text:p>
              </table:table-cell>
              <table:table-cell office:value-type="float" office:value="0.018794409930706">
                <text:p>0.01879440993070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00">
                <text:p>77600</text:p>
              </table:table-cell>
              <table:table-cell office:value-type="float" office:value="0.0205925200134515">
                <text:p>0.020592520013451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00">
                <text:p>77700</text:p>
              </table:table-cell>
              <table:table-cell office:value-type="float" office:value="0.0294560566544532">
                <text:p>0.02945605665445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00">
                <text:p>77800</text:p>
              </table:table-cell>
              <table:table-cell office:value-type="float" office:value="0.0207369737327098">
                <text:p>0.020736973732709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00">
                <text:p>77900</text:p>
              </table:table-cell>
              <table:table-cell office:value-type="float" office:value="0.0178144760429859">
                <text:p>0.017814476042985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00">
                <text:p>78000</text:p>
              </table:table-cell>
              <table:table-cell office:value-type="float" office:value="0.0236434247344732">
                <text:p>0.023643424734473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00">
                <text:p>78100</text:p>
              </table:table-cell>
              <table:table-cell office:value-type="float" office:value="0.0204883962869644">
                <text:p>0.020488396286964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00">
                <text:p>78200</text:p>
              </table:table-cell>
              <table:table-cell office:value-type="float" office:value="0.0187625046819448">
                <text:p>0.018762504681944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00">
                <text:p>78300</text:p>
              </table:table-cell>
              <table:table-cell office:value-type="float" office:value="0.0184878483414649">
                <text:p>0.018487848341464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00">
                <text:p>78400</text:p>
              </table:table-cell>
              <table:table-cell office:value-type="float" office:value="0.0247779320925474">
                <text:p>0.02477793209254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00">
                <text:p>78500</text:p>
              </table:table-cell>
              <table:table-cell office:value-type="float" office:value="0.021118776872754">
                <text:p>0.02111877687275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00">
                <text:p>78600</text:p>
              </table:table-cell>
              <table:table-cell office:value-type="float" office:value="0.0178967863321304">
                <text:p>0.017896786332130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00">
                <text:p>78700</text:p>
              </table:table-cell>
              <table:table-cell office:value-type="float" office:value="0.0284178629517555">
                <text:p>0.02841786295175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00">
                <text:p>78800</text:p>
              </table:table-cell>
              <table:table-cell office:value-type="float" office:value="0.0217366553843021">
                <text:p>0.02173665538430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00">
                <text:p>78900</text:p>
              </table:table-cell>
              <table:table-cell office:value-type="float" office:value="0.0187183022499084">
                <text:p>0.018718302249908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00">
                <text:p>79000</text:p>
              </table:table-cell>
              <table:table-cell office:value-type="float" office:value="0.0214902982115745">
                <text:p>0.021490298211574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00">
                <text:p>79100</text:p>
              </table:table-cell>
              <table:table-cell office:value-type="float" office:value="0.0184565503150224">
                <text:p>0.018456550315022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00">
                <text:p>79200</text:p>
              </table:table-cell>
              <table:table-cell office:value-type="float" office:value="0.025937670841813">
                <text:p>0.0259376708418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00">
                <text:p>79300</text:p>
              </table:table-cell>
              <table:table-cell office:value-type="float" office:value="0.0197425577789545">
                <text:p>0.019742557778954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00">
                <text:p>79400</text:p>
              </table:table-cell>
              <table:table-cell office:value-type="float" office:value="0.0244733039289712">
                <text:p>0.02447330392897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00">
                <text:p>79500</text:p>
              </table:table-cell>
              <table:table-cell office:value-type="float" office:value="0.0168073084205389">
                <text:p>0.016807308420538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00">
                <text:p>79600</text:p>
              </table:table-cell>
              <table:table-cell office:value-type="float" office:value="0.0192272327840328">
                <text:p>0.019227232784032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00">
                <text:p>79700</text:p>
              </table:table-cell>
              <table:table-cell office:value-type="float" office:value="0.0182692557573318">
                <text:p>0.018269255757331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00">
                <text:p>79800</text:p>
              </table:table-cell>
              <table:table-cell office:value-type="float" office:value="0.0174934342503547">
                <text:p>0.017493434250354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00">
                <text:p>79900</text:p>
              </table:table-cell>
              <table:table-cell office:value-type="float" office:value="0.0232684481889009">
                <text:p>0.023268448188900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00">
                <text:p>80000</text:p>
              </table:table-cell>
              <table:table-cell office:value-type="float" office:value="0.0228461306542158">
                <text:p>0.022846130654215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00">
                <text:p>80100</text:p>
              </table:table-cell>
              <table:table-cell office:value-type="float" office:value="0.0241103768348693">
                <text:p>0.024110376834869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00">
                <text:p>80200</text:p>
              </table:table-cell>
              <table:table-cell office:value-type="float" office:value="0.0182724464684724">
                <text:p>0.018272446468472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00">
                <text:p>80300</text:p>
              </table:table-cell>
              <table:table-cell office:value-type="float" office:value="0.0244686435908079">
                <text:p>0.024468643590807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00">
                <text:p>80400</text:p>
              </table:table-cell>
              <table:table-cell office:value-type="float" office:value="0.0224291589111089">
                <text:p>0.022429158911108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00">
                <text:p>80500</text:p>
              </table:table-cell>
              <table:table-cell office:value-type="float" office:value="0.0164584293961524">
                <text:p>0.016458429396152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00">
                <text:p>80600</text:p>
              </table:table-cell>
              <table:table-cell office:value-type="float" office:value="0.0221455879509449">
                <text:p>0.022145587950944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00">
                <text:p>80700</text:p>
              </table:table-cell>
              <table:table-cell office:value-type="float" office:value="0.020470131188631">
                <text:p>0.02047013118863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00">
                <text:p>80800</text:p>
              </table:table-cell>
              <table:table-cell office:value-type="float" office:value="0.0189477242529392">
                <text:p>0.018947724252939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00">
                <text:p>80900</text:p>
              </table:table-cell>
              <table:table-cell office:value-type="float" office:value="0.0196032226085662">
                <text:p>0.019603222608566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00">
                <text:p>81000</text:p>
              </table:table-cell>
              <table:table-cell office:value-type="float" office:value="0.0242381040006876">
                <text:p>0.024238104000687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00">
                <text:p>81100</text:p>
              </table:table-cell>
              <table:table-cell office:value-type="float" office:value="0.0227583814412355">
                <text:p>0.022758381441235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00">
                <text:p>81200</text:p>
              </table:table-cell>
              <table:table-cell office:value-type="float" office:value="0.0155544634908437">
                <text:p>0.015554463490843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00">
                <text:p>81300</text:p>
              </table:table-cell>
              <table:table-cell office:value-type="float" office:value="0.0158068668097257">
                <text:p>0.015806866809725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00">
                <text:p>81400</text:p>
              </table:table-cell>
              <table:table-cell office:value-type="float" office:value="0.0238983053714036">
                <text:p>0.023898305371403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00">
                <text:p>81500</text:p>
              </table:table-cell>
              <table:table-cell office:value-type="float" office:value="0.0152212735265493">
                <text:p>0.015221273526549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00">
                <text:p>81600</text:p>
              </table:table-cell>
              <table:table-cell office:value-type="float" office:value="0.0202667824923992">
                <text:p>0.020266782492399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00">
                <text:p>81700</text:p>
              </table:table-cell>
              <table:table-cell office:value-type="float" office:value="0.0241919718682765">
                <text:p>0.024191971868276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00">
                <text:p>81800</text:p>
              </table:table-cell>
              <table:table-cell office:value-type="float" office:value="0.0170207880437374">
                <text:p>0.017020788043737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00">
                <text:p>81900</text:p>
              </table:table-cell>
              <table:table-cell office:value-type="float" office:value="0.0181495063006877">
                <text:p>0.018149506300687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00">
                <text:p>82000</text:p>
              </table:table-cell>
              <table:table-cell office:value-type="float" office:value="0.0154751073569059">
                <text:p>0.015475107356905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00">
                <text:p>82100</text:p>
              </table:table-cell>
              <table:table-cell office:value-type="float" office:value="0.0203976090997457">
                <text:p>0.020397609099745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00">
                <text:p>82200</text:p>
              </table:table-cell>
              <table:table-cell office:value-type="float" office:value="0.0182424113154411">
                <text:p>0.01824241131544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00">
                <text:p>82300</text:p>
              </table:table-cell>
              <table:table-cell office:value-type="float" office:value="0.0198958925902843">
                <text:p>0.019895892590284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00">
                <text:p>82400</text:p>
              </table:table-cell>
              <table:table-cell office:value-type="float" office:value="0.0173555333167314">
                <text:p>0.017355533316731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00">
                <text:p>82500</text:p>
              </table:table-cell>
              <table:table-cell office:value-type="float" office:value="0.0199708528816699">
                <text:p>0.019970852881669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00">
                <text:p>82600</text:p>
              </table:table-cell>
              <table:table-cell office:value-type="float" office:value="0.0169998463243246">
                <text:p>0.016999846324324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00">
                <text:p>82700</text:p>
              </table:table-cell>
              <table:table-cell office:value-type="float" office:value="0.0188819784671068">
                <text:p>0.018881978467106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00">
                <text:p>82800</text:p>
              </table:table-cell>
              <table:table-cell office:value-type="float" office:value="0.0206369198858737">
                <text:p>0.020636919885873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00">
                <text:p>82900</text:p>
              </table:table-cell>
              <table:table-cell office:value-type="float" office:value="0.015092484652996">
                <text:p>0.01509248465299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00">
                <text:p>83000</text:p>
              </table:table-cell>
              <table:table-cell office:value-type="float" office:value="0.0192691143602132">
                <text:p>0.019269114360213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00">
                <text:p>83100</text:p>
              </table:table-cell>
              <table:table-cell office:value-type="float" office:value="0.0199015326797962">
                <text:p>0.019901532679796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00">
                <text:p>83200</text:p>
              </table:table-cell>
              <table:table-cell office:value-type="float" office:value="0.017580484971404">
                <text:p>0.01758048497140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00">
                <text:p>83300</text:p>
              </table:table-cell>
              <table:table-cell office:value-type="float" office:value="0.0220734253525733">
                <text:p>0.022073425352573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00">
                <text:p>83400</text:p>
              </table:table-cell>
              <table:table-cell office:value-type="float" office:value="0.0143503416329622">
                <text:p>0.01435034163296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00">
                <text:p>83500</text:p>
              </table:table-cell>
              <table:table-cell office:value-type="float" office:value="0.0204399209469556">
                <text:p>0.020439920946955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00">
                <text:p>83600</text:p>
              </table:table-cell>
              <table:table-cell office:value-type="float" office:value="0.018175721168518">
                <text:p>0.01817572116851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00">
                <text:p>83700</text:p>
              </table:table-cell>
              <table:table-cell office:value-type="float" office:value="0.0540464520454406">
                <text:p>0.054046452045440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00">
                <text:p>83800</text:p>
              </table:table-cell>
              <table:table-cell office:value-type="float" office:value="0.0190807785838842">
                <text:p>0.019080778583884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00">
                <text:p>83900</text:p>
              </table:table-cell>
              <table:table-cell office:value-type="float" office:value="0.0217476356774568">
                <text:p>0.021747635677456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00">
                <text:p>84000</text:p>
              </table:table-cell>
              <table:table-cell office:value-type="float" office:value="0.0245782397687435">
                <text:p>0.02457823976874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00">
                <text:p>84100</text:p>
              </table:table-cell>
              <table:table-cell office:value-type="float" office:value="0.0186932999640703">
                <text:p>0.018693299964070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00">
                <text:p>84200</text:p>
              </table:table-cell>
              <table:table-cell office:value-type="float" office:value="0.0168658792972564">
                <text:p>0.016865879297256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00">
                <text:p>84300</text:p>
              </table:table-cell>
              <table:table-cell office:value-type="float" office:value="0.0211586225777864">
                <text:p>0.021158622577786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00">
                <text:p>84400</text:p>
              </table:table-cell>
              <table:table-cell office:value-type="float" office:value="0.0162141732871532">
                <text:p>0.016214173287153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00">
                <text:p>84500</text:p>
              </table:table-cell>
              <table:table-cell office:value-type="float" office:value="0.0294156447052955">
                <text:p>0.029415644705295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00">
                <text:p>84600</text:p>
              </table:table-cell>
              <table:table-cell office:value-type="float" office:value="0.0210821293294429">
                <text:p>0.021082129329442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00">
                <text:p>84700</text:p>
              </table:table-cell>
              <table:table-cell office:value-type="float" office:value="0.0217434205114841">
                <text:p>0.021743420511484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00">
                <text:p>84800</text:p>
              </table:table-cell>
              <table:table-cell office:value-type="float" office:value="0.0220472142100334">
                <text:p>0.022047214210033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00">
                <text:p>84900</text:p>
              </table:table-cell>
              <table:table-cell office:value-type="float" office:value="0.0155191030353307">
                <text:p>0.015519103035330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00">
                <text:p>85000</text:p>
              </table:table-cell>
              <table:table-cell office:value-type="float" office:value="0.0161609649658203">
                <text:p>0.016160964965820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00">
                <text:p>85100</text:p>
              </table:table-cell>
              <table:table-cell office:value-type="float" office:value="0.0177462734282016">
                <text:p>0.01774627342820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00">
                <text:p>85200</text:p>
              </table:table-cell>
              <table:table-cell office:value-type="float" office:value="0.0224649030715227">
                <text:p>0.022464903071522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00">
                <text:p>85300</text:p>
              </table:table-cell>
              <table:table-cell office:value-type="float" office:value="0.0200649946928024">
                <text:p>0.020064994692802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00">
                <text:p>85400</text:p>
              </table:table-cell>
              <table:table-cell office:value-type="float" office:value="0.0199973918497562">
                <text:p>0.019997391849756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00">
                <text:p>85500</text:p>
              </table:table-cell>
              <table:table-cell office:value-type="float" office:value="0.0177554301917552">
                <text:p>0.017755430191755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00">
                <text:p>85600</text:p>
              </table:table-cell>
              <table:table-cell office:value-type="float" office:value="0.0183190684765577">
                <text:p>0.018319068476557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00">
                <text:p>85700</text:p>
              </table:table-cell>
              <table:table-cell office:value-type="float" office:value="0.0185213461518287">
                <text:p>0.018521346151828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00">
                <text:p>85800</text:p>
              </table:table-cell>
              <table:table-cell office:value-type="float" office:value="0.0214157458394765">
                <text:p>0.021415745839476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00">
                <text:p>85900</text:p>
              </table:table-cell>
              <table:table-cell office:value-type="float" office:value="0.0209227427840232">
                <text:p>0.02092274278402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00">
                <text:p>86000</text:p>
              </table:table-cell>
              <table:table-cell office:value-type="float" office:value="0.017982579767704">
                <text:p>0.01798257976770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00">
                <text:p>86100</text:p>
              </table:table-cell>
              <table:table-cell office:value-type="float" office:value="0.0210369266569614">
                <text:p>0.02103692665696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00">
                <text:p>86200</text:p>
              </table:table-cell>
              <table:table-cell office:value-type="float" office:value="0.0243994332849979">
                <text:p>0.024399433284997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00">
                <text:p>86300</text:p>
              </table:table-cell>
              <table:table-cell office:value-type="float" office:value="0.0168845355510711">
                <text:p>0.016884535551071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00">
                <text:p>86400</text:p>
              </table:table-cell>
              <table:table-cell office:value-type="float" office:value="0.0133161609992384">
                <text:p>0.013316160999238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00">
                <text:p>86500</text:p>
              </table:table-cell>
              <table:table-cell office:value-type="float" office:value="0.0170938242226839">
                <text:p>0.017093824222683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00">
                <text:p>86600</text:p>
              </table:table-cell>
              <table:table-cell office:value-type="float" office:value="0.0243253801017999">
                <text:p>0.024325380101799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00">
                <text:p>86700</text:p>
              </table:table-cell>
              <table:table-cell office:value-type="float" office:value="0.0196134839206933">
                <text:p>0.019613483920693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00">
                <text:p>86800</text:p>
              </table:table-cell>
              <table:table-cell office:value-type="float" office:value="0.0197154842317104">
                <text:p>0.019715484231710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00">
                <text:p>86900</text:p>
              </table:table-cell>
              <table:table-cell office:value-type="float" office:value="0.0270998701453208">
                <text:p>0.027099870145320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00">
                <text:p>87000</text:p>
              </table:table-cell>
              <table:table-cell office:value-type="float" office:value="0.0202946718782186">
                <text:p>0.020294671878218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00">
                <text:p>87100</text:p>
              </table:table-cell>
              <table:table-cell office:value-type="float" office:value="0.0188000686466693">
                <text:p>0.018800068646669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00">
                <text:p>87200</text:p>
              </table:table-cell>
              <table:table-cell office:value-type="float" office:value="0.0223992280662059">
                <text:p>0.022399228066205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00">
                <text:p>87300</text:p>
              </table:table-cell>
              <table:table-cell office:value-type="float" office:value="0.0203074961900711">
                <text:p>0.020307496190071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00">
                <text:p>87400</text:p>
              </table:table-cell>
              <table:table-cell office:value-type="float" office:value="0.0189789179712533">
                <text:p>0.01897891797125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00">
                <text:p>87500</text:p>
              </table:table-cell>
              <table:table-cell office:value-type="float" office:value="0.0257911570370197">
                <text:p>0.025791157037019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00">
                <text:p>87600</text:p>
              </table:table-cell>
              <table:table-cell office:value-type="float" office:value="0.0149668045341968">
                <text:p>0.014966804534196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00">
                <text:p>87700</text:p>
              </table:table-cell>
              <table:table-cell office:value-type="float" office:value="0.0162968318909406">
                <text:p>0.016296831890940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00">
                <text:p>87800</text:p>
              </table:table-cell>
              <table:table-cell office:value-type="float" office:value="0.0202412717044353">
                <text:p>0.020241271704435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00">
                <text:p>87900</text:p>
              </table:table-cell>
              <table:table-cell office:value-type="float" office:value="0.0194180589169263">
                <text:p>0.019418058916926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00">
                <text:p>88000</text:p>
              </table:table-cell>
              <table:table-cell office:value-type="float" office:value="0.0215002875775098">
                <text:p>0.021500287577509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00">
                <text:p>88100</text:p>
              </table:table-cell>
              <table:table-cell office:value-type="float" office:value="0.0205270498991012">
                <text:p>0.020527049899101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00">
                <text:p>88200</text:p>
              </table:table-cell>
              <table:table-cell office:value-type="float" office:value="0.0155147155746817">
                <text:p>0.015514715574681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00">
                <text:p>88300</text:p>
              </table:table-cell>
              <table:table-cell office:value-type="float" office:value="0.0214346013963222">
                <text:p>0.021434601396322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00">
                <text:p>88400</text:p>
              </table:table-cell>
              <table:table-cell office:value-type="float" office:value="0.0181760303676128">
                <text:p>0.018176030367612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00">
                <text:p>88500</text:p>
              </table:table-cell>
              <table:table-cell office:value-type="float" office:value="0.0183241181075572">
                <text:p>0.018324118107557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00">
                <text:p>88600</text:p>
              </table:table-cell>
              <table:table-cell office:value-type="float" office:value="0.0244807656854391">
                <text:p>0.02448076568543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00">
                <text:p>88700</text:p>
              </table:table-cell>
              <table:table-cell office:value-type="float" office:value="0.0222202371805906">
                <text:p>0.022220237180590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00">
                <text:p>88800</text:p>
              </table:table-cell>
              <table:table-cell office:value-type="float" office:value="0.018750287592411">
                <text:p>0.01875028759241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00">
                <text:p>88900</text:p>
              </table:table-cell>
              <table:table-cell office:value-type="float" office:value="0.0167741384357213">
                <text:p>0.01677413843572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00">
                <text:p>89000</text:p>
              </table:table-cell>
              <table:table-cell office:value-type="float" office:value="0.0168249532580375">
                <text:p>0.01682495325803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00">
                <text:p>89100</text:p>
              </table:table-cell>
              <table:table-cell office:value-type="float" office:value="0.0165741369128227">
                <text:p>0.016574136912822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00">
                <text:p>89200</text:p>
              </table:table-cell>
              <table:table-cell office:value-type="float" office:value="0.0165989995002746">
                <text:p>0.016598999500274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00">
                <text:p>89300</text:p>
              </table:table-cell>
              <table:table-cell office:value-type="float" office:value="0.0145056955516338">
                <text:p>0.014505695551633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00">
                <text:p>89400</text:p>
              </table:table-cell>
              <table:table-cell office:value-type="float" office:value="0.0204679239541292">
                <text:p>0.020467923954129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00">
                <text:p>89500</text:p>
              </table:table-cell>
              <table:table-cell office:value-type="float" office:value="0.0192476417869329">
                <text:p>0.019247641786932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00">
                <text:p>89600</text:p>
              </table:table-cell>
              <table:table-cell office:value-type="float" office:value="0.0172701366245746">
                <text:p>0.017270136624574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00">
                <text:p>89700</text:p>
              </table:table-cell>
              <table:table-cell office:value-type="float" office:value="0.0173652339726686">
                <text:p>0.017365233972668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00">
                <text:p>89800</text:p>
              </table:table-cell>
              <table:table-cell office:value-type="float" office:value="0.0179108344018459">
                <text:p>0.017910834401845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00">
                <text:p>89900</text:p>
              </table:table-cell>
              <table:table-cell office:value-type="float" office:value="0.0249184314161539">
                <text:p>0.024918431416153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00">
                <text:p>90000</text:p>
              </table:table-cell>
              <table:table-cell office:value-type="float" office:value="0.0150185627862811">
                <text:p>0.01501856278628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00">
                <text:p>90100</text:p>
              </table:table-cell>
              <table:table-cell office:value-type="float" office:value="0.0163824018090963">
                <text:p>0.016382401809096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00">
                <text:p>90200</text:p>
              </table:table-cell>
              <table:table-cell office:value-type="float" office:value="0.0187247600406408">
                <text:p>0.018724760040640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00">
                <text:p>90300</text:p>
              </table:table-cell>
              <table:table-cell office:value-type="float" office:value="0.0182891618460416">
                <text:p>0.01828916184604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00">
                <text:p>90400</text:p>
              </table:table-cell>
              <table:table-cell office:value-type="float" office:value="0.0196816064417362">
                <text:p>0.019681606441736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00">
                <text:p>90500</text:p>
              </table:table-cell>
              <table:table-cell office:value-type="float" office:value="0.0143564920872449">
                <text:p>0.014356492087244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00">
                <text:p>90600</text:p>
              </table:table-cell>
              <table:table-cell office:value-type="float" office:value="0.0189871899783611">
                <text:p>0.01898718997836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00">
                <text:p>90700</text:p>
              </table:table-cell>
              <table:table-cell office:value-type="float" office:value="0.01993821375072">
                <text:p>0.0199382137507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00">
                <text:p>90800</text:p>
              </table:table-cell>
              <table:table-cell office:value-type="float" office:value="0.0208797883242368">
                <text:p>0.020879788324236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00">
                <text:p>90900</text:p>
              </table:table-cell>
              <table:table-cell office:value-type="float" office:value="0.0160950738936662">
                <text:p>0.016095073893666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00">
                <text:p>91000</text:p>
              </table:table-cell>
              <table:table-cell office:value-type="float" office:value="0.0231909193098545">
                <text:p>0.023190919309854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00">
                <text:p>91100</text:p>
              </table:table-cell>
              <table:table-cell office:value-type="float" office:value="0.0200161281973123">
                <text:p>0.020016128197312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00">
                <text:p>91200</text:p>
              </table:table-cell>
              <table:table-cell office:value-type="float" office:value="0.0211790949106216">
                <text:p>0.021179094910621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00">
                <text:p>91300</text:p>
              </table:table-cell>
              <table:table-cell office:value-type="float" office:value="0.0265439711511135">
                <text:p>0.026543971151113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00">
                <text:p>91400</text:p>
              </table:table-cell>
              <table:table-cell office:value-type="float" office:value="0.0178974792361259">
                <text:p>0.017897479236125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00">
                <text:p>91500</text:p>
              </table:table-cell>
              <table:table-cell office:value-type="float" office:value="0.0147885810583829">
                <text:p>0.014788581058382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00">
                <text:p>91600</text:p>
              </table:table-cell>
              <table:table-cell office:value-type="float" office:value="0.0212265588343143">
                <text:p>0.021226558834314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00">
                <text:p>91700</text:p>
              </table:table-cell>
              <table:table-cell office:value-type="float" office:value="0.0148833356797695">
                <text:p>0.014883335679769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00">
                <text:p>91800</text:p>
              </table:table-cell>
              <table:table-cell office:value-type="float" office:value="0.018139174208045">
                <text:p>0.0181391742080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00">
                <text:p>91900</text:p>
              </table:table-cell>
              <table:table-cell office:value-type="float" office:value="0.0137239368632435">
                <text:p>0.013723936863243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00">
                <text:p>92000</text:p>
              </table:table-cell>
              <table:table-cell office:value-type="float" office:value="0.0180892217904329">
                <text:p>0.018089221790432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00">
                <text:p>92100</text:p>
              </table:table-cell>
              <table:table-cell office:value-type="float" office:value="0.016509111970663">
                <text:p>0.01650911197066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00">
                <text:p>92200</text:p>
              </table:table-cell>
              <table:table-cell office:value-type="float" office:value="0.014844543300569">
                <text:p>0.01484454330056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00">
                <text:p>92300</text:p>
              </table:table-cell>
              <table:table-cell office:value-type="float" office:value="0.0160949416458606">
                <text:p>0.016094941645860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00">
                <text:p>92400</text:p>
              </table:table-cell>
              <table:table-cell office:value-type="float" office:value="0.0173023734241724">
                <text:p>0.017302373424172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00">
                <text:p>92500</text:p>
              </table:table-cell>
              <table:table-cell office:value-type="float" office:value="0.0226853601634502">
                <text:p>0.022685360163450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00">
                <text:p>92600</text:p>
              </table:table-cell>
              <table:table-cell office:value-type="float" office:value="0.0224041044712066">
                <text:p>0.022404104471206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00">
                <text:p>92700</text:p>
              </table:table-cell>
              <table:table-cell office:value-type="float" office:value="0.017138909548521">
                <text:p>0.01713890954852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00">
                <text:p>92800</text:p>
              </table:table-cell>
              <table:table-cell office:value-type="float" office:value="0.018319359049201">
                <text:p>0.0183193590492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00">
                <text:p>92900</text:p>
              </table:table-cell>
              <table:table-cell office:value-type="float" office:value="0.0161746516823768">
                <text:p>0.016174651682376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00">
                <text:p>93000</text:p>
              </table:table-cell>
              <table:table-cell office:value-type="float" office:value="0.0172682031989097">
                <text:p>0.017268203198909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00">
                <text:p>93100</text:p>
              </table:table-cell>
              <table:table-cell office:value-type="float" office:value="0.0174467097967863">
                <text:p>0.017446709796786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00">
                <text:p>93200</text:p>
              </table:table-cell>
              <table:table-cell office:value-type="float" office:value="0.0278577711433172">
                <text:p>0.027857771143317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00">
                <text:p>93300</text:p>
              </table:table-cell>
              <table:table-cell office:value-type="float" office:value="0.0149904349818825">
                <text:p>0.01499043498188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00">
                <text:p>93400</text:p>
              </table:table-cell>
              <table:table-cell office:value-type="float" office:value="0.0246003028005361">
                <text:p>0.024600302800536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00">
                <text:p>93500</text:p>
              </table:table-cell>
              <table:table-cell office:value-type="float" office:value="0.0122473873198032">
                <text:p>0.01224738731980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00">
                <text:p>93600</text:p>
              </table:table-cell>
              <table:table-cell office:value-type="float" office:value="0.022052988409996">
                <text:p>0.02205298840999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00">
                <text:p>93700</text:p>
              </table:table-cell>
              <table:table-cell office:value-type="float" office:value="0.0171932969242334">
                <text:p>0.017193296924233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00">
                <text:p>93800</text:p>
              </table:table-cell>
              <table:table-cell office:value-type="float" office:value="0.0169438980519771">
                <text:p>0.016943898051977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00">
                <text:p>93900</text:p>
              </table:table-cell>
              <table:table-cell office:value-type="float" office:value="0.017630897462368">
                <text:p>0.0176308974623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00">
                <text:p>94000</text:p>
              </table:table-cell>
              <table:table-cell office:value-type="float" office:value="0.0161311142146587">
                <text:p>0.016131114214658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00">
                <text:p>94100</text:p>
              </table:table-cell>
              <table:table-cell office:value-type="float" office:value="0.0153968119993805">
                <text:p>0.015396811999380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00">
                <text:p>94200</text:p>
              </table:table-cell>
              <table:table-cell office:value-type="float" office:value="0.0202639903873205">
                <text:p>0.020263990387320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00">
                <text:p>94300</text:p>
              </table:table-cell>
              <table:table-cell office:value-type="float" office:value="0.0192996598780155">
                <text:p>0.019299659878015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00">
                <text:p>94400</text:p>
              </table:table-cell>
              <table:table-cell office:value-type="float" office:value="0.0229612160474061">
                <text:p>0.022961216047406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00">
                <text:p>94500</text:p>
              </table:table-cell>
              <table:table-cell office:value-type="float" office:value="0.0150578832253813">
                <text:p>0.01505788322538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00">
                <text:p>94600</text:p>
              </table:table-cell>
              <table:table-cell office:value-type="float" office:value="0.0158080607652664">
                <text:p>0.015808060765266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00">
                <text:p>94700</text:p>
              </table:table-cell>
              <table:table-cell office:value-type="float" office:value="0.0180102698504924">
                <text:p>0.018010269850492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00">
                <text:p>94800</text:p>
              </table:table-cell>
              <table:table-cell office:value-type="float" office:value="0.0174497961997985">
                <text:p>0.017449796199798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00">
                <text:p>94900</text:p>
              </table:table-cell>
              <table:table-cell office:value-type="float" office:value="0.0173041019588708">
                <text:p>0.017304101958870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00">
                <text:p>95000</text:p>
              </table:table-cell>
              <table:table-cell office:value-type="float" office:value="0.0171492490917444">
                <text:p>0.017149249091744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00">
                <text:p>95100</text:p>
              </table:table-cell>
              <table:table-cell office:value-type="float" office:value="0.018715001642704">
                <text:p>0.01871500164270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00">
                <text:p>95200</text:p>
              </table:table-cell>
              <table:table-cell office:value-type="float" office:value="0.0206649638712406">
                <text:p>0.020664963871240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00">
                <text:p>95300</text:p>
              </table:table-cell>
              <table:table-cell office:value-type="float" office:value="0.0210097320377826">
                <text:p>0.021009732037782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00">
                <text:p>95400</text:p>
              </table:table-cell>
              <table:table-cell office:value-type="float" office:value="0.0194903165102005">
                <text:p>0.019490316510200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00">
                <text:p>95500</text:p>
              </table:table-cell>
              <table:table-cell office:value-type="float" office:value="0.0203166231513023">
                <text:p>0.020316623151302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00">
                <text:p>95600</text:p>
              </table:table-cell>
              <table:table-cell office:value-type="float" office:value="0.0176336448639631">
                <text:p>0.017633644863963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00">
                <text:p>95700</text:p>
              </table:table-cell>
              <table:table-cell office:value-type="float" office:value="0.0190631225705146">
                <text:p>0.019063122570514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00">
                <text:p>95800</text:p>
              </table:table-cell>
              <table:table-cell office:value-type="float" office:value="0.0135606788098812">
                <text:p>0.01356067880988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00">
                <text:p>95900</text:p>
              </table:table-cell>
              <table:table-cell office:value-type="float" office:value="0.0137794418260455">
                <text:p>0.013779441826045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00">
                <text:p>96000</text:p>
              </table:table-cell>
              <table:table-cell office:value-type="float" office:value="0.0164713729172945">
                <text:p>0.016471372917294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00">
                <text:p>96100</text:p>
              </table:table-cell>
              <table:table-cell office:value-type="float" office:value="0.0146296732127666">
                <text:p>0.014629673212766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00">
                <text:p>96200</text:p>
              </table:table-cell>
              <table:table-cell office:value-type="float" office:value="0.0129357408732175">
                <text:p>0.012935740873217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00">
                <text:p>96300</text:p>
              </table:table-cell>
              <table:table-cell office:value-type="float" office:value="0.0154339559376239">
                <text:p>0.015433955937623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00">
                <text:p>96400</text:p>
              </table:table-cell>
              <table:table-cell office:value-type="float" office:value="0.0208685416728258">
                <text:p>0.020868541672825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00">
                <text:p>96500</text:p>
              </table:table-cell>
              <table:table-cell office:value-type="float" office:value="0.019462764263153">
                <text:p>0.01946276426315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00">
                <text:p>96600</text:p>
              </table:table-cell>
              <table:table-cell office:value-type="float" office:value="0.020754175260663">
                <text:p>0.02075417526066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00">
                <text:p>96700</text:p>
              </table:table-cell>
              <table:table-cell office:value-type="float" office:value="0.0177159458398818">
                <text:p>0.017715945839881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00">
                <text:p>96800</text:p>
              </table:table-cell>
              <table:table-cell office:value-type="float" office:value="0.0198974162340164">
                <text:p>0.019897416234016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00">
                <text:p>96900</text:p>
              </table:table-cell>
              <table:table-cell office:value-type="float" office:value="0.0251852441579103">
                <text:p>0.025185244157910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00">
                <text:p>97000</text:p>
              </table:table-cell>
              <table:table-cell office:value-type="float" office:value="0.0207937695086002">
                <text:p>0.020793769508600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00">
                <text:p>97100</text:p>
              </table:table-cell>
              <table:table-cell office:value-type="float" office:value="0.0194222703576087">
                <text:p>0.019422270357608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00">
                <text:p>97200</text:p>
              </table:table-cell>
              <table:table-cell office:value-type="float" office:value="0.015323813073337">
                <text:p>0.01532381307333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00">
                <text:p>97300</text:p>
              </table:table-cell>
              <table:table-cell office:value-type="float" office:value="0.0162794161587953">
                <text:p>0.016279416158795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00">
                <text:p>97400</text:p>
              </table:table-cell>
              <table:table-cell office:value-type="float" office:value="0.0207433477044105">
                <text:p>0.020743347704410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00">
                <text:p>97500</text:p>
              </table:table-cell>
              <table:table-cell office:value-type="float" office:value="0.0192695017904043">
                <text:p>0.019269501790404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00">
                <text:p>97600</text:p>
              </table:table-cell>
              <table:table-cell office:value-type="float" office:value="0.0152779957279562">
                <text:p>0.01527799572795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00">
                <text:p>97700</text:p>
              </table:table-cell>
              <table:table-cell office:value-type="float" office:value="0.0177675560116767">
                <text:p>0.017767556011676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00">
                <text:p>97800</text:p>
              </table:table-cell>
              <table:table-cell office:value-type="float" office:value="0.0163078438490629">
                <text:p>0.016307843849062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00">
                <text:p>97900</text:p>
              </table:table-cell>
              <table:table-cell office:value-type="float" office:value="0.0168104618787765">
                <text:p>0.016810461878776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00">
                <text:p>98000</text:p>
              </table:table-cell>
              <table:table-cell office:value-type="float" office:value="0.0149578358978033">
                <text:p>0.014957835897803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00">
                <text:p>98100</text:p>
              </table:table-cell>
              <table:table-cell office:value-type="float" office:value="0.0194167532026767">
                <text:p>0.019416753202676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00">
                <text:p>98200</text:p>
              </table:table-cell>
              <table:table-cell office:value-type="float" office:value="0.0161186568439006">
                <text:p>0.016118656843900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00">
                <text:p>98300</text:p>
              </table:table-cell>
              <table:table-cell office:value-type="float" office:value="0.0180187448859214">
                <text:p>0.01801874488592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00">
                <text:p>98400</text:p>
              </table:table-cell>
              <table:table-cell office:value-type="float" office:value="0.0160966012626886">
                <text:p>0.016096601262688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00">
                <text:p>98500</text:p>
              </table:table-cell>
              <table:table-cell office:value-type="float" office:value="0.0152535820379853">
                <text:p>0.015253582037985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00">
                <text:p>98600</text:p>
              </table:table-cell>
              <table:table-cell office:value-type="float" office:value="0.017199732363224">
                <text:p>0.01719973236322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00">
                <text:p>98700</text:p>
              </table:table-cell>
              <table:table-cell office:value-type="float" office:value="0.0166716985404491">
                <text:p>0.016671698540449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00">
                <text:p>98800</text:p>
              </table:table-cell>
              <table:table-cell office:value-type="float" office:value="0.0166282076388597">
                <text:p>0.016628207638859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00">
                <text:p>98900</text:p>
              </table:table-cell>
              <table:table-cell office:value-type="float" office:value="0.0208018459379673">
                <text:p>0.020801845937967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00">
                <text:p>99000</text:p>
              </table:table-cell>
              <table:table-cell office:value-type="float" office:value="0.0182138551026582">
                <text:p>0.018213855102658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00">
                <text:p>99100</text:p>
              </table:table-cell>
              <table:table-cell office:value-type="float" office:value="0.0218243487179279">
                <text:p>0.021824348717927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00">
                <text:p>99200</text:p>
              </table:table-cell>
              <table:table-cell office:value-type="float" office:value="0.0198682527989149">
                <text:p>0.019868252798914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00">
                <text:p>99300</text:p>
              </table:table-cell>
              <table:table-cell office:value-type="float" office:value="0.0168878585100173">
                <text:p>0.016887858510017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00">
                <text:p>99400</text:p>
              </table:table-cell>
              <table:table-cell office:value-type="float" office:value="0.0174469873309135">
                <text:p>0.017446987330913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00">
                <text:p>99500</text:p>
              </table:table-cell>
              <table:table-cell office:value-type="float" office:value="0.0200454704463481">
                <text:p>0.020045470446348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00">
                <text:p>99600</text:p>
              </table:table-cell>
              <table:table-cell office:value-type="float" office:value="0.014344192110002">
                <text:p>0.01434419211000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00">
                <text:p>99700</text:p>
              </table:table-cell>
              <table:table-cell office:value-type="float" office:value="0.0156045649200677">
                <text:p>0.015604564920067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00">
                <text:p>99800</text:p>
              </table:table-cell>
              <table:table-cell office:value-type="float" office:value="0.0199094284325838">
                <text:p>0.019909428432583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00">
                <text:p>99900</text:p>
              </table:table-cell>
              <table:table-cell office:value-type="float" office:value="0.0176043231040239">
                <text:p>0.017604323104023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00">
                <text:p>100000</text:p>
              </table:table-cell>
              <table:table-cell office:value-type="float" office:value="0.0163373388350009">
                <text:p>0.016337338835000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00">
                <text:p>100100</text:p>
              </table:table-cell>
              <table:table-cell office:value-type="float" office:value="0.0217549670487642">
                <text:p>0.021754967048764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00">
                <text:p>100200</text:p>
              </table:table-cell>
              <table:table-cell office:value-type="float" office:value="0.0170246604830026">
                <text:p>0.017024660483002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00">
                <text:p>100300</text:p>
              </table:table-cell>
              <table:table-cell office:value-type="float" office:value="0.0212981943041086">
                <text:p>0.021298194304108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00">
                <text:p>100400</text:p>
              </table:table-cell>
              <table:table-cell office:value-type="float" office:value="0.0150244031101465">
                <text:p>0.015024403110146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00">
                <text:p>100500</text:p>
              </table:table-cell>
              <table:table-cell office:value-type="float" office:value="0.017157269641757">
                <text:p>0.01715726964175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00">
                <text:p>100600</text:p>
              </table:table-cell>
              <table:table-cell office:value-type="float" office:value="0.0179533828049898">
                <text:p>0.017953382804989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00">
                <text:p>100700</text:p>
              </table:table-cell>
              <table:table-cell office:value-type="float" office:value="0.0149783920496702">
                <text:p>0.014978392049670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00">
                <text:p>100800</text:p>
              </table:table-cell>
              <table:table-cell office:value-type="float" office:value="0.0145163610577583">
                <text:p>0.014516361057758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00">
                <text:p>100900</text:p>
              </table:table-cell>
              <table:table-cell office:value-type="float" office:value="0.0186264403164386">
                <text:p>0.018626440316438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00">
                <text:p>101000</text:p>
              </table:table-cell>
              <table:table-cell office:value-type="float" office:value="0.0150088556110858">
                <text:p>0.015008855611085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00">
                <text:p>101100</text:p>
              </table:table-cell>
              <table:table-cell office:value-type="float" office:value="0.017697587609291">
                <text:p>0.01769758760929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00">
                <text:p>101200</text:p>
              </table:table-cell>
              <table:table-cell office:value-type="float" office:value="0.0174585804343223">
                <text:p>0.017458580434322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00">
                <text:p>101300</text:p>
              </table:table-cell>
              <table:table-cell office:value-type="float" office:value="0.0275858119130134">
                <text:p>0.027585811913013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00">
                <text:p>101400</text:p>
              </table:table-cell>
              <table:table-cell office:value-type="float" office:value="0.0262689683586359">
                <text:p>0.026268968358635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00">
                <text:p>101500</text:p>
              </table:table-cell>
              <table:table-cell office:value-type="float" office:value="0.0197827704250812">
                <text:p>0.019782770425081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00">
                <text:p>101600</text:p>
              </table:table-cell>
              <table:table-cell office:value-type="float" office:value="0.0183950848877429">
                <text:p>0.018395084887742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00">
                <text:p>101700</text:p>
              </table:table-cell>
              <table:table-cell office:value-type="float" office:value="0.0172335505485534">
                <text:p>0.017233550548553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00">
                <text:p>101800</text:p>
              </table:table-cell>
              <table:table-cell office:value-type="float" office:value="0.0135560743510723">
                <text:p>0.013556074351072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00">
                <text:p>101900</text:p>
              </table:table-cell>
              <table:table-cell office:value-type="float" office:value="0.0172534938901662">
                <text:p>0.017253493890166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00">
                <text:p>102000</text:p>
              </table:table-cell>
              <table:table-cell office:value-type="float" office:value="0.0214872155338525">
                <text:p>0.021487215533852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00">
                <text:p>102100</text:p>
              </table:table-cell>
              <table:table-cell office:value-type="float" office:value="0.0141538102179765">
                <text:p>0.014153810217976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00">
                <text:p>102200</text:p>
              </table:table-cell>
              <table:table-cell office:value-type="float" office:value="0.0187458842992782">
                <text:p>0.018745884299278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00">
                <text:p>102300</text:p>
              </table:table-cell>
              <table:table-cell office:value-type="float" office:value="0.0155936749652028">
                <text:p>0.015593674965202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00">
                <text:p>102400</text:p>
              </table:table-cell>
              <table:table-cell office:value-type="float" office:value="0.0209543481469154">
                <text:p>0.020954348146915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00">
                <text:p>102500</text:p>
              </table:table-cell>
              <table:table-cell office:value-type="float" office:value="0.0170152802020311">
                <text:p>0.017015280202031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00">
                <text:p>102600</text:p>
              </table:table-cell>
              <table:table-cell office:value-type="float" office:value="0.0159785896539688">
                <text:p>0.015978589653968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00">
                <text:p>102700</text:p>
              </table:table-cell>
              <table:table-cell office:value-type="float" office:value="0.0155324479565024">
                <text:p>0.015532447956502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00">
                <text:p>102800</text:p>
              </table:table-cell>
              <table:table-cell office:value-type="float" office:value="0.0165159292519092">
                <text:p>0.016515929251909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00">
                <text:p>102900</text:p>
              </table:table-cell>
              <table:table-cell office:value-type="float" office:value="0.0153944678604602">
                <text:p>0.015394467860460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00">
                <text:p>103000</text:p>
              </table:table-cell>
              <table:table-cell office:value-type="float" office:value="0.0156523976475">
                <text:p>0.015652397647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00">
                <text:p>103100</text:p>
              </table:table-cell>
              <table:table-cell office:value-type="float" office:value="0.0123338606208562">
                <text:p>0.012333860620856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00">
                <text:p>103200</text:p>
              </table:table-cell>
              <table:table-cell office:value-type="float" office:value="0.0189232230186462">
                <text:p>0.018923223018646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00">
                <text:p>103300</text:p>
              </table:table-cell>
              <table:table-cell office:value-type="float" office:value="0.021944684907794">
                <text:p>0.02194468490779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00">
                <text:p>103400</text:p>
              </table:table-cell>
              <table:table-cell office:value-type="float" office:value="0.0175827108323574">
                <text:p>0.017582710832357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00">
                <text:p>103500</text:p>
              </table:table-cell>
              <table:table-cell office:value-type="float" office:value="0.0281604826450347">
                <text:p>0.028160482645034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00">
                <text:p>103600</text:p>
              </table:table-cell>
              <table:table-cell office:value-type="float" office:value="0.0209395624697208">
                <text:p>0.020939562469720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00">
                <text:p>103700</text:p>
              </table:table-cell>
              <table:table-cell office:value-type="float" office:value="0.0132566913962364">
                <text:p>0.013256691396236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00">
                <text:p>103800</text:p>
              </table:table-cell>
              <table:table-cell office:value-type="float" office:value="0.0192932076752185">
                <text:p>0.019293207675218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00">
                <text:p>103900</text:p>
              </table:table-cell>
              <table:table-cell office:value-type="float" office:value="0.0163362044841051">
                <text:p>0.016336204484105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00">
                <text:p>104000</text:p>
              </table:table-cell>
              <table:table-cell office:value-type="float" office:value="0.0164305195212364">
                <text:p>0.016430519521236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00">
                <text:p>104100</text:p>
              </table:table-cell>
              <table:table-cell office:value-type="float" office:value="0.01811945438385">
                <text:p>0.0181194543838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00">
                <text:p>104200</text:p>
              </table:table-cell>
              <table:table-cell office:value-type="float" office:value="0.0156850386410951">
                <text:p>0.015685038641095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00">
                <text:p>104300</text:p>
              </table:table-cell>
              <table:table-cell office:value-type="float" office:value="0.0219448935240507">
                <text:p>0.021944893524050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00">
                <text:p>104400</text:p>
              </table:table-cell>
              <table:table-cell office:value-type="float" office:value="0.0218512266874313">
                <text:p>0.021851226687431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00">
                <text:p>104500</text:p>
              </table:table-cell>
              <table:table-cell office:value-type="float" office:value="0.0185745023190975">
                <text:p>0.018574502319097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00">
                <text:p>104600</text:p>
              </table:table-cell>
              <table:table-cell office:value-type="float" office:value="0.0133099015802145">
                <text:p>0.013309901580214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00">
                <text:p>104700</text:p>
              </table:table-cell>
              <table:table-cell office:value-type="float" office:value="0.021528210490942">
                <text:p>0.02152821049094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00">
                <text:p>104800</text:p>
              </table:table-cell>
              <table:table-cell office:value-type="float" office:value="0.0194700080901384">
                <text:p>0.019470008090138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00">
                <text:p>104900</text:p>
              </table:table-cell>
              <table:table-cell office:value-type="float" office:value="0.019015384837985">
                <text:p>0.0190153848379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17cm" svg:height="10.717cm" xlink:href="." xlink:type="simple" chart:class="chart:scatter" chart:style-name="ch1">
        <chart:title svg:x="7.021cm" svg:y="0.349cm" chart:style-name="ch2">
          <text:p>Clone Learning Curve</text:p>
        </chart:title>
        <chart:subtitle svg:x="8.612cm" svg:y="1.361cm" chart:style-name="ch3">
          <text:p>Dagger</text:p>
        </chart:subtitle>
        <chart:legend chart:legend-position="end" svg:x="16.138cm" svg:y="5.065cm" style:legend-expansion="high" chart:style-name="ch4"/>
        <chart:plot-area chart:style-name="ch5" chart:data-source-has-labels="both" svg:x="1.379cm" svg:y="2.23cm" svg:width="14.387cm" svg:height="7.296cm">
          <chartooo:coordinate-region svg:x="2.015cm" svg:y="2.423cm" svg:width="13.172cm" svg:height="6.468cm"/>
          <chart:axis chart:dimension="x" chart:name="primary-x" chart:style-name="ch6" chartooo:axis-type="auto">
            <chart:title svg:x="5.792cm" svg:y="9.74cm" chart:style-name="ch7">
              <text:p>Batches Observed/Replay Buffer Size</text:p>
            </chart:title>
            <chart:categories table:cell-range-address="local-table.$A$2:.$A$1050"/>
          </chart:axis>
          <chart:axis chart:dimension="y" chart:name="primary-y" chart:style-name="ch6">
            <chart:title svg:x="0.451cm" svg:y="6.282cm" chart:style-name="ch8">
              <text:p>MSE</text:p>
            </chart:title>
            <chart:grid chart:style-name="ch9" chart:class="major"/>
          </chart:axis>
          <chart:series chart:style-name="ch10" chart:values-cell-range-address="local-table.$C$2:.$C$1050" chart:label-cell-address="local-table.$C$1" chart:class="chart:scatter">
            <chart:domain table:cell-range-address="local-table.$B$2:.$B$1050"/>
            <chart:data-point chart:repeated="10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agg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1.4027681350708">
                <text:p>11.40276813507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.88133978843688">
                <text:p>2.88133978843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.59764170646667">
                <text:p>2.5976417064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.45225644111633">
                <text:p>2.45225644111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.78966069221496">
                <text:p>1.78966069221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938586592674255">
                <text:p>0.938586592674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.99929630756378">
                <text:p>1.99929630756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.56365621089935">
                <text:p>1.563656210899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.38263797760009">
                <text:p>2.38263797760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533869802951812">
                <text:p>0.533869802951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691666722297668">
                <text:p>0.6916667222976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.0407155752182">
                <text:p>1.0407155752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.08341026306152">
                <text:p>1.08341026306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701863288879394">
                <text:p>0.701863288879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.15476381778717">
                <text:p>1.15476381778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505203425884246">
                <text:p>0.505203425884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503047823905944">
                <text:p>0.5030478239059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645900130271911">
                <text:p>0.645900130271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382406055927276">
                <text:p>0.3824060559272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640506744384765">
                <text:p>0.6405067443847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548847079277038">
                <text:p>0.5488470792770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618189752101898">
                <text:p>0.6181897521018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399567455053329">
                <text:p>0.3995674550533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388239800930023">
                <text:p>0.3882398009300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356249660253524">
                <text:p>0.3562496602535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354838669300079">
                <text:p>0.3548386693000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5.6400032043457">
                <text:p>35.64000320434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502117276191711">
                <text:p>0.502117276191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514285266399383">
                <text:p>0.5142852663993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.86984765529632">
                <text:p>1.869847655296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261008262634277">
                <text:p>0.2610082626342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412919998168945">
                <text:p>0.4129199981689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341098308563232">
                <text:p>0.3410983085632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275279849767684">
                <text:p>0.2752798497676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289142310619354">
                <text:p>0.2891423106193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260593771934509">
                <text:p>0.2605937719345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233934432268142">
                <text:p>0.2339344322681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310082972049713">
                <text:p>0.3100829720497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28504341840744">
                <text:p>0.28504341840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258673816919326">
                <text:p>0.2586738169193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0.25599592924118">
                <text:p>0.255995929241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0.415735244750976">
                <text:p>0.415735244750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0.267945110797882">
                <text:p>0.2679451107978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0.191117852926254">
                <text:p>0.1911178529262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0.290349543094635">
                <text:p>0.2903495430946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0.23622803390026">
                <text:p>0.236228033900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0.225539714097976">
                <text:p>0.225539714097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0.223744139075279">
                <text:p>0.2237441390752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0.262060314416885">
                <text:p>0.2620603144168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259872704744339">
                <text:p>0.2598727047443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0.206831261515617">
                <text:p>0.2068312615156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0.188078328967094">
                <text:p>0.1880783289670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0.174328833818435">
                <text:p>0.174328833818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0.191451296210289">
                <text:p>0.1914512962102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0.176408126950263">
                <text:p>0.1764081269502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0.174243927001953">
                <text:p>0.1742439270019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0.192102909088134">
                <text:p>0.1921029090881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0.220361053943634">
                <text:p>0.2203610539436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0.175861805677413">
                <text:p>0.1758618056774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168404772877693">
                <text:p>0.1684047728776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0.168265730142593">
                <text:p>0.1682657301425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0.159541130065917">
                <text:p>0.1595411300659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0.281472325325012">
                <text:p>0.2814723253250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0.300040930509567">
                <text:p>0.3000409305095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0.172420531511306">
                <text:p>0.1724205315113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0.14050942659378">
                <text:p>0.140509426593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0.158678472042083">
                <text:p>0.1586784720420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0.148950800299644">
                <text:p>0.1489508002996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0.129227072000503">
                <text:p>0.1292270720005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144090816378593">
                <text:p>0.1440908163785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0.128873035311698">
                <text:p>0.1288730353116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0.113328322768211">
                <text:p>0.1133283227682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0.156500443816185">
                <text:p>0.1565004438161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0.163086041808128">
                <text:p>0.1630860418081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0.121062129735946">
                <text:p>0.1210621297359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0.132800549268722">
                <text:p>0.132800549268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0.122601762413978">
                <text:p>0.122601762413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0.142899557948112">
                <text:p>0.1428995579481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0.109123639762401">
                <text:p>0.1091236397624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0.111438944935798">
                <text:p>0.1114389449357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0.117394432425498">
                <text:p>0.1173944324254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0.149062812328338">
                <text:p>0.1490628123283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0.110857978463172">
                <text:p>0.1108579784631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0.0961816161870956">
                <text:p>0.09618161618709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0.0923806279897689">
                <text:p>0.09238062798976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0.116053581237792">
                <text:p>0.1160535812377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0.0945362001657486">
                <text:p>0.09453620016574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0.0949702486395835">
                <text:p>0.09497024863958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0.103773042559623">
                <text:p>0.103773042559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0.0957108736038208">
                <text:p>0.09571087360382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0.112844124436378">
                <text:p>0.1128441244363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0.0884499996900558">
                <text:p>0.08844999969005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0.0877434909343719">
                <text:p>0.08774349093437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0.102994255721569">
                <text:p>0.1029942557215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0.13388192653656">
                <text:p>0.133881926536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0.0971658751368522">
                <text:p>0.0971658751368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0.0997631549835205">
                <text:p>0.09976315498352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0.093722753226757">
                <text:p>0.0937227532267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0.10150533914566">
                <text:p>0.101505339145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0702718198299408">
                <text:p>0.07027181982994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0">
                <text:p>10100</text:p>
              </table:table-cell>
              <table:table-cell office:value-type="float" office:value="0.0795908197760582">
                <text:p>0.07959081977605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0">
                <text:p>10200</text:p>
              </table:table-cell>
              <table:table-cell office:value-type="float" office:value="0.0912816524505615">
                <text:p>0.09128165245056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0">
                <text:p>10300</text:p>
              </table:table-cell>
              <table:table-cell office:value-type="float" office:value="0.0911604538559913">
                <text:p>0.09116045385599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0">
                <text:p>10400</text:p>
              </table:table-cell>
              <table:table-cell office:value-type="float" office:value="0.0886667072772979">
                <text:p>0.08866670727729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0">
                <text:p>10500</text:p>
              </table:table-cell>
              <table:table-cell office:value-type="float" office:value="0.0941674634814262">
                <text:p>0.09416746348142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0">
                <text:p>10600</text:p>
              </table:table-cell>
              <table:table-cell office:value-type="float" office:value="0.107751630246639">
                <text:p>0.1077516302466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0">
                <text:p>10700</text:p>
              </table:table-cell>
              <table:table-cell office:value-type="float" office:value="0.106070563197135">
                <text:p>0.1060705631971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0">
                <text:p>10800</text:p>
              </table:table-cell>
              <table:table-cell office:value-type="float" office:value="0.0931992456316948">
                <text:p>0.09319924563169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0">
                <text:p>10900</text:p>
              </table:table-cell>
              <table:table-cell office:value-type="float" office:value="0.102950654923915">
                <text:p>0.1029506549239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">
                <text:p>11000</text:p>
              </table:table-cell>
              <table:table-cell office:value-type="float" office:value="0.0821621939539909">
                <text:p>0.08216219395399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0">
                <text:p>11100</text:p>
              </table:table-cell>
              <table:table-cell office:value-type="float" office:value="0.102823413908481">
                <text:p>0.1028234139084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0">
                <text:p>11200</text:p>
              </table:table-cell>
              <table:table-cell office:value-type="float" office:value="0.0854067504405975">
                <text:p>0.08540675044059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0">
                <text:p>11300</text:p>
              </table:table-cell>
              <table:table-cell office:value-type="float" office:value="0.0837990641593933">
                <text:p>0.08379906415939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0">
                <text:p>11400</text:p>
              </table:table-cell>
              <table:table-cell office:value-type="float" office:value="0.0757137835025787">
                <text:p>0.07571378350257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0">
                <text:p>11500</text:p>
              </table:table-cell>
              <table:table-cell office:value-type="float" office:value="0.124214097857475">
                <text:p>0.1242140978574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0">
                <text:p>11600</text:p>
              </table:table-cell>
              <table:table-cell office:value-type="float" office:value="0.106284298002719">
                <text:p>0.1062842980027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0">
                <text:p>11700</text:p>
              </table:table-cell>
              <table:table-cell office:value-type="float" office:value="0.0819602236151695">
                <text:p>0.08196022361516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0">
                <text:p>11800</text:p>
              </table:table-cell>
              <table:table-cell office:value-type="float" office:value="0.0796252712607383">
                <text:p>0.07962527126073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0">
                <text:p>11900</text:p>
              </table:table-cell>
              <table:table-cell office:value-type="float" office:value="0.0773571953177452">
                <text:p>0.07735719531774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0">
                <text:p>12000</text:p>
              </table:table-cell>
              <table:table-cell office:value-type="float" office:value="0.110189594328403">
                <text:p>0.1101895943284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0">
                <text:p>12100</text:p>
              </table:table-cell>
              <table:table-cell office:value-type="float" office:value="0.0869172140955925">
                <text:p>0.08691721409559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0">
                <text:p>12200</text:p>
              </table:table-cell>
              <table:table-cell office:value-type="float" office:value="0.0820563286542892">
                <text:p>0.08205632865428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0">
                <text:p>12300</text:p>
              </table:table-cell>
              <table:table-cell office:value-type="float" office:value="0.0716575533151626">
                <text:p>0.07165755331516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0">
                <text:p>12400</text:p>
              </table:table-cell>
              <table:table-cell office:value-type="float" office:value="0.0732025355100631">
                <text:p>0.07320253551006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0">
                <text:p>12500</text:p>
              </table:table-cell>
              <table:table-cell office:value-type="float" office:value="0.0760588869452476">
                <text:p>0.07605888694524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0">
                <text:p>12600</text:p>
              </table:table-cell>
              <table:table-cell office:value-type="float" office:value="0.0730706751346588">
                <text:p>0.07307067513465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0">
                <text:p>12700</text:p>
              </table:table-cell>
              <table:table-cell office:value-type="float" office:value="0.0635300055146217">
                <text:p>0.06353000551462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0">
                <text:p>12800</text:p>
              </table:table-cell>
              <table:table-cell office:value-type="float" office:value="0.0867325216531753">
                <text:p>0.08673252165317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0">
                <text:p>12900</text:p>
              </table:table-cell>
              <table:table-cell office:value-type="float" office:value="0.0671696290373802">
                <text:p>0.06716962903738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0">
                <text:p>13000</text:p>
              </table:table-cell>
              <table:table-cell office:value-type="float" office:value="0.0798134505748748">
                <text:p>0.07981345057487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0">
                <text:p>13100</text:p>
              </table:table-cell>
              <table:table-cell office:value-type="float" office:value="0.0843290835618972">
                <text:p>0.08432908356189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0">
                <text:p>13200</text:p>
              </table:table-cell>
              <table:table-cell office:value-type="float" office:value="0.0789373517036438">
                <text:p>0.07893735170364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0">
                <text:p>13300</text:p>
              </table:table-cell>
              <table:table-cell office:value-type="float" office:value="0.0777396261692047">
                <text:p>0.07773962616920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0">
                <text:p>13400</text:p>
              </table:table-cell>
              <table:table-cell office:value-type="float" office:value="0.0750105828046798">
                <text:p>0.07501058280467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0">
                <text:p>13500</text:p>
              </table:table-cell>
              <table:table-cell office:value-type="float" office:value="0.0814381018280983">
                <text:p>0.08143810182809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0">
                <text:p>13600</text:p>
              </table:table-cell>
              <table:table-cell office:value-type="float" office:value="0.0708121284842491">
                <text:p>0.07081212848424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0">
                <text:p>13700</text:p>
              </table:table-cell>
              <table:table-cell office:value-type="float" office:value="0.0782070755958557">
                <text:p>0.07820707559585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0">
                <text:p>13800</text:p>
              </table:table-cell>
              <table:table-cell office:value-type="float" office:value="0.0751607194542884">
                <text:p>0.07516071945428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0">
                <text:p>13900</text:p>
              </table:table-cell>
              <table:table-cell office:value-type="float" office:value="0.0660822018980979">
                <text:p>0.06608220189809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0">
                <text:p>14000</text:p>
              </table:table-cell>
              <table:table-cell office:value-type="float" office:value="0.0806595906615257">
                <text:p>0.08065959066152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0">
                <text:p>14100</text:p>
              </table:table-cell>
              <table:table-cell office:value-type="float" office:value="0.0635124072432518">
                <text:p>0.06351240724325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0">
                <text:p>14200</text:p>
              </table:table-cell>
              <table:table-cell office:value-type="float" office:value="0.0859480053186416">
                <text:p>0.08594800531864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0">
                <text:p>14300</text:p>
              </table:table-cell>
              <table:table-cell office:value-type="float" office:value="0.0973875001072883">
                <text:p>0.09738750010728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0">
                <text:p>14400</text:p>
              </table:table-cell>
              <table:table-cell office:value-type="float" office:value="0.0755005031824112">
                <text:p>0.07550050318241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0">
                <text:p>14500</text:p>
              </table:table-cell>
              <table:table-cell office:value-type="float" office:value="0.0712419897317886">
                <text:p>0.07124198973178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0">
                <text:p>14600</text:p>
              </table:table-cell>
              <table:table-cell office:value-type="float" office:value="0.0787961035966873">
                <text:p>0.07879610359668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0">
                <text:p>14700</text:p>
              </table:table-cell>
              <table:table-cell office:value-type="float" office:value="0.068480797111988">
                <text:p>0.0684807971119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0">
                <text:p>14800</text:p>
              </table:table-cell>
              <table:table-cell office:value-type="float" office:value="0.066490426659584">
                <text:p>0.0664904266595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0">
                <text:p>14900</text:p>
              </table:table-cell>
              <table:table-cell office:value-type="float" office:value="0.0612276345491409">
                <text:p>0.06122763454914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0">
                <text:p>15000</text:p>
              </table:table-cell>
              <table:table-cell office:value-type="float" office:value="0.0631225109100341">
                <text:p>0.06312251091003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0">
                <text:p>15100</text:p>
              </table:table-cell>
              <table:table-cell office:value-type="float" office:value="0.0652087777853012">
                <text:p>0.06520877778530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0">
                <text:p>15200</text:p>
              </table:table-cell>
              <table:table-cell office:value-type="float" office:value="0.0604325197637081">
                <text:p>0.06043251976370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0">
                <text:p>15300</text:p>
              </table:table-cell>
              <table:table-cell office:value-type="float" office:value="0.0854539573192596">
                <text:p>0.08545395731925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0">
                <text:p>15400</text:p>
              </table:table-cell>
              <table:table-cell office:value-type="float" office:value="0.0741325169801712">
                <text:p>0.07413251698017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0">
                <text:p>15500</text:p>
              </table:table-cell>
              <table:table-cell office:value-type="float" office:value="0.0620207898318767">
                <text:p>0.0620207898318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0">
                <text:p>15600</text:p>
              </table:table-cell>
              <table:table-cell office:value-type="float" office:value="0.0640530809760093">
                <text:p>0.06405308097600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0">
                <text:p>15700</text:p>
              </table:table-cell>
              <table:table-cell office:value-type="float" office:value="0.0566664226353168">
                <text:p>0.05666642263531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0">
                <text:p>15800</text:p>
              </table:table-cell>
              <table:table-cell office:value-type="float" office:value="0.0562042035162448">
                <text:p>0.05620420351624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0">
                <text:p>15900</text:p>
              </table:table-cell>
              <table:table-cell office:value-type="float" office:value="0.0621356926858425">
                <text:p>0.06213569268584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0">
                <text:p>16000</text:p>
              </table:table-cell>
              <table:table-cell office:value-type="float" office:value="0.0648264735937118">
                <text:p>0.06482647359371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0">
                <text:p>16100</text:p>
              </table:table-cell>
              <table:table-cell office:value-type="float" office:value="0.0546939894556999">
                <text:p>0.0546939894556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0">
                <text:p>16200</text:p>
              </table:table-cell>
              <table:table-cell office:value-type="float" office:value="0.067198172211647">
                <text:p>0.0671981722116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0">
                <text:p>16300</text:p>
              </table:table-cell>
              <table:table-cell office:value-type="float" office:value="0.0602217428386211">
                <text:p>0.06022174283862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0">
                <text:p>16400</text:p>
              </table:table-cell>
              <table:table-cell office:value-type="float" office:value="0.0768868774175643">
                <text:p>0.07688687741756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0">
                <text:p>16500</text:p>
              </table:table-cell>
              <table:table-cell office:value-type="float" office:value="0.0654042363166809">
                <text:p>0.06540423631668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0">
                <text:p>16600</text:p>
              </table:table-cell>
              <table:table-cell office:value-type="float" office:value="0.0719752237200737">
                <text:p>0.07197522372007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0">
                <text:p>16700</text:p>
              </table:table-cell>
              <table:table-cell office:value-type="float" office:value="0.0607652999460697">
                <text:p>0.06076529994606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0">
                <text:p>16800</text:p>
              </table:table-cell>
              <table:table-cell office:value-type="float" office:value="0.0566424541175365">
                <text:p>0.05664245411753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0">
                <text:p>16900</text:p>
              </table:table-cell>
              <table:table-cell office:value-type="float" office:value="0.0532739982008934">
                <text:p>0.05327399820089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0">
                <text:p>17000</text:p>
              </table:table-cell>
              <table:table-cell office:value-type="float" office:value="0.0627505183219909">
                <text:p>0.06275051832199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0">
                <text:p>17100</text:p>
              </table:table-cell>
              <table:table-cell office:value-type="float" office:value="0.0712566673755645">
                <text:p>0.07125666737556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0">
                <text:p>17200</text:p>
              </table:table-cell>
              <table:table-cell office:value-type="float" office:value="0.0668235942721366">
                <text:p>0.06682359427213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0">
                <text:p>17300</text:p>
              </table:table-cell>
              <table:table-cell office:value-type="float" office:value="0.0731712877750396">
                <text:p>0.07317128777503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0">
                <text:p>17400</text:p>
              </table:table-cell>
              <table:table-cell office:value-type="float" office:value="0.0783595368266105">
                <text:p>0.07835953682661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0">
                <text:p>17500</text:p>
              </table:table-cell>
              <table:table-cell office:value-type="float" office:value="0.0863090902566909">
                <text:p>0.08630909025669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0">
                <text:p>17600</text:p>
              </table:table-cell>
              <table:table-cell office:value-type="float" office:value="0.0688174068927764">
                <text:p>0.06881740689277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0">
                <text:p>17700</text:p>
              </table:table-cell>
              <table:table-cell office:value-type="float" office:value="0.0555670820176601">
                <text:p>0.05556708201766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0">
                <text:p>17800</text:p>
              </table:table-cell>
              <table:table-cell office:value-type="float" office:value="0.0558063685894012">
                <text:p>0.05580636858940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0">
                <text:p>17900</text:p>
              </table:table-cell>
              <table:table-cell office:value-type="float" office:value="0.0545654855668544">
                <text:p>0.05456548556685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0">
                <text:p>18000</text:p>
              </table:table-cell>
              <table:table-cell office:value-type="float" office:value="0.0674394592642784">
                <text:p>0.06743945926427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0">
                <text:p>18100</text:p>
              </table:table-cell>
              <table:table-cell office:value-type="float" office:value="0.0608768612146377">
                <text:p>0.06087686121463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0">
                <text:p>18200</text:p>
              </table:table-cell>
              <table:table-cell office:value-type="float" office:value="0.0534454807639122">
                <text:p>0.05344548076391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0">
                <text:p>18300</text:p>
              </table:table-cell>
              <table:table-cell office:value-type="float" office:value="0.0528299659490585">
                <text:p>0.05282996594905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0">
                <text:p>18400</text:p>
              </table:table-cell>
              <table:table-cell office:value-type="float" office:value="0.0496712625026702">
                <text:p>0.04967126250267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0">
                <text:p>18500</text:p>
              </table:table-cell>
              <table:table-cell office:value-type="float" office:value="0.0556653961539268">
                <text:p>0.05566539615392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0">
                <text:p>18600</text:p>
              </table:table-cell>
              <table:table-cell office:value-type="float" office:value="0.053922314196825">
                <text:p>0.0539223141968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0">
                <text:p>18700</text:p>
              </table:table-cell>
              <table:table-cell office:value-type="float" office:value="0.0533657632768154">
                <text:p>0.05336576327681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0">
                <text:p>18800</text:p>
              </table:table-cell>
              <table:table-cell office:value-type="float" office:value="0.0596162006258964">
                <text:p>0.05961620062589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0">
                <text:p>18900</text:p>
              </table:table-cell>
              <table:table-cell office:value-type="float" office:value="0.0523499213159084">
                <text:p>0.05234992131590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0">
                <text:p>19000</text:p>
              </table:table-cell>
              <table:table-cell office:value-type="float" office:value="0.0513632893562316">
                <text:p>0.05136328935623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0">
                <text:p>19100</text:p>
              </table:table-cell>
              <table:table-cell office:value-type="float" office:value="0.0535695515573024">
                <text:p>0.05356955155730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0">
                <text:p>19200</text:p>
              </table:table-cell>
              <table:table-cell office:value-type="float" office:value="0.060864683240652">
                <text:p>0.0608646832406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0">
                <text:p>19300</text:p>
              </table:table-cell>
              <table:table-cell office:value-type="float" office:value="0.0536553561687469">
                <text:p>0.05365535616874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0">
                <text:p>19400</text:p>
              </table:table-cell>
              <table:table-cell office:value-type="float" office:value="0.0512732528150081">
                <text:p>0.05127325281500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0">
                <text:p>19500</text:p>
              </table:table-cell>
              <table:table-cell office:value-type="float" office:value="0.0520124025642871">
                <text:p>0.05201240256428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0">
                <text:p>19600</text:p>
              </table:table-cell>
              <table:table-cell office:value-type="float" office:value="0.0474854744970798">
                <text:p>0.04748547449707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0">
                <text:p>19700</text:p>
              </table:table-cell>
              <table:table-cell office:value-type="float" office:value="0.0570119395852088">
                <text:p>0.05701193958520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0">
                <text:p>19800</text:p>
              </table:table-cell>
              <table:table-cell office:value-type="float" office:value="0.0548886321485042">
                <text:p>0.05488863214850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0">
                <text:p>19900</text:p>
              </table:table-cell>
              <table:table-cell office:value-type="float" office:value="0.0599543079733848">
                <text:p>0.05995430797338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">
                <text:p>20000</text:p>
              </table:table-cell>
              <table:table-cell office:value-type="float" office:value="0.0607803128659725">
                <text:p>0.06078031286597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0">
                <text:p>20100</text:p>
              </table:table-cell>
              <table:table-cell office:value-type="float" office:value="0.0598025061190128">
                <text:p>0.05980250611901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0">
                <text:p>20200</text:p>
              </table:table-cell>
              <table:table-cell office:value-type="float" office:value="0.0490504465997219">
                <text:p>0.04905044659972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0">
                <text:p>20300</text:p>
              </table:table-cell>
              <table:table-cell office:value-type="float" office:value="0.0431071445345878">
                <text:p>0.04310714453458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0">
                <text:p>20400</text:p>
              </table:table-cell>
              <table:table-cell office:value-type="float" office:value="0.0455389730632305">
                <text:p>0.04553897306323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0">
                <text:p>20500</text:p>
              </table:table-cell>
              <table:table-cell office:value-type="float" office:value="0.052986703813076">
                <text:p>0.0529867038130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0">
                <text:p>20600</text:p>
              </table:table-cell>
              <table:table-cell office:value-type="float" office:value="0.0458675026893615">
                <text:p>0.04586750268936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0">
                <text:p>20700</text:p>
              </table:table-cell>
              <table:table-cell office:value-type="float" office:value="0.0554821044206619">
                <text:p>0.05548210442066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0">
                <text:p>20800</text:p>
              </table:table-cell>
              <table:table-cell office:value-type="float" office:value="0.0472278259694576">
                <text:p>0.04722782596945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0">
                <text:p>20900</text:p>
              </table:table-cell>
              <table:table-cell office:value-type="float" office:value="0.0555342510342597">
                <text:p>0.05553425103425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0">
                <text:p>21000</text:p>
              </table:table-cell>
              <table:table-cell office:value-type="float" office:value="0.0572735667228698">
                <text:p>0.05727356672286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0">
                <text:p>21100</text:p>
              </table:table-cell>
              <table:table-cell office:value-type="float" office:value="0.053144946694374">
                <text:p>0.0531449466943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0">
                <text:p>21200</text:p>
              </table:table-cell>
              <table:table-cell office:value-type="float" office:value="0.0671372339129448">
                <text:p>0.06713723391294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0">
                <text:p>21300</text:p>
              </table:table-cell>
              <table:table-cell office:value-type="float" office:value="0.0519492886960506">
                <text:p>0.05194928869605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0">
                <text:p>21400</text:p>
              </table:table-cell>
              <table:table-cell office:value-type="float" office:value="0.0480109080672264">
                <text:p>0.04801090806722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0">
                <text:p>21500</text:p>
              </table:table-cell>
              <table:table-cell office:value-type="float" office:value="0.0463392399251461">
                <text:p>0.04633923992514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0">
                <text:p>21600</text:p>
              </table:table-cell>
              <table:table-cell office:value-type="float" office:value="0.0479757413268089">
                <text:p>0.04797574132680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0">
                <text:p>21700</text:p>
              </table:table-cell>
              <table:table-cell office:value-type="float" office:value="0.0498494729399681">
                <text:p>0.04984947293996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0">
                <text:p>21800</text:p>
              </table:table-cell>
              <table:table-cell office:value-type="float" office:value="0.042582631111145">
                <text:p>0.0425826311111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0">
                <text:p>21900</text:p>
              </table:table-cell>
              <table:table-cell office:value-type="float" office:value="0.0463174246251583">
                <text:p>0.04631742462515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0">
                <text:p>22000</text:p>
              </table:table-cell>
              <table:table-cell office:value-type="float" office:value="0.0515501871705055">
                <text:p>0.05155018717050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0">
                <text:p>22100</text:p>
              </table:table-cell>
              <table:table-cell office:value-type="float" office:value="0.0401994660496711">
                <text:p>0.04019946604967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0">
                <text:p>22200</text:p>
              </table:table-cell>
              <table:table-cell office:value-type="float" office:value="0.0496768578886985">
                <text:p>0.04967685788869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0">
                <text:p>22300</text:p>
              </table:table-cell>
              <table:table-cell office:value-type="float" office:value="0.043406918644905">
                <text:p>0.0434069186449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0">
                <text:p>22400</text:p>
              </table:table-cell>
              <table:table-cell office:value-type="float" office:value="0.0475659482181072">
                <text:p>0.04756594821810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0">
                <text:p>22500</text:p>
              </table:table-cell>
              <table:table-cell office:value-type="float" office:value="0.0670032277703285">
                <text:p>0.06700322777032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0">
                <text:p>22600</text:p>
              </table:table-cell>
              <table:table-cell office:value-type="float" office:value="0.0657398849725723">
                <text:p>0.06573988497257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0">
                <text:p>22700</text:p>
              </table:table-cell>
              <table:table-cell office:value-type="float" office:value="0.0466188639402389">
                <text:p>0.04661886394023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0">
                <text:p>22800</text:p>
              </table:table-cell>
              <table:table-cell office:value-type="float" office:value="0.0495007820427417">
                <text:p>0.04950078204274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0">
                <text:p>22900</text:p>
              </table:table-cell>
              <table:table-cell office:value-type="float" office:value="0.0420815013349056">
                <text:p>0.04208150133490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0">
                <text:p>23000</text:p>
              </table:table-cell>
              <table:table-cell office:value-type="float" office:value="0.0441572777926921">
                <text:p>0.04415727779269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0">
                <text:p>23100</text:p>
              </table:table-cell>
              <table:table-cell office:value-type="float" office:value="0.0456632375717163">
                <text:p>0.04566323757171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0">
                <text:p>23200</text:p>
              </table:table-cell>
              <table:table-cell office:value-type="float" office:value="0.0544463582336902">
                <text:p>0.05444635823369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0">
                <text:p>23300</text:p>
              </table:table-cell>
              <table:table-cell office:value-type="float" office:value="0.0451072193682193">
                <text:p>0.04510721936821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0">
                <text:p>23400</text:p>
              </table:table-cell>
              <table:table-cell office:value-type="float" office:value="0.0413573160767555">
                <text:p>0.04135731607675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0">
                <text:p>23500</text:p>
              </table:table-cell>
              <table:table-cell office:value-type="float" office:value="0.049432449042797">
                <text:p>0.0494324490427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0">
                <text:p>23600</text:p>
              </table:table-cell>
              <table:table-cell office:value-type="float" office:value="0.0563585385680198">
                <text:p>0.05635853856801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0">
                <text:p>23700</text:p>
              </table:table-cell>
              <table:table-cell office:value-type="float" office:value="0.0433554872870445">
                <text:p>0.04335548728704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0">
                <text:p>23800</text:p>
              </table:table-cell>
              <table:table-cell office:value-type="float" office:value="0.0394534729421138">
                <text:p>0.03945347294211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0">
                <text:p>23900</text:p>
              </table:table-cell>
              <table:table-cell office:value-type="float" office:value="0.0479835122823715">
                <text:p>0.04798351228237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0">
                <text:p>24000</text:p>
              </table:table-cell>
              <table:table-cell office:value-type="float" office:value="0.0390810891985893">
                <text:p>0.03908108919858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0">
                <text:p>24100</text:p>
              </table:table-cell>
              <table:table-cell office:value-type="float" office:value="0.0400129817426204">
                <text:p>0.04001298174262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0">
                <text:p>24200</text:p>
              </table:table-cell>
              <table:table-cell office:value-type="float" office:value="0.0537728667259216">
                <text:p>0.05377286672592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0">
                <text:p>24300</text:p>
              </table:table-cell>
              <table:table-cell office:value-type="float" office:value="0.0463257916271686">
                <text:p>0.04632579162716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0">
                <text:p>24400</text:p>
              </table:table-cell>
              <table:table-cell office:value-type="float" office:value="0.0363745838403701">
                <text:p>0.03637458384037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0">
                <text:p>24500</text:p>
              </table:table-cell>
              <table:table-cell office:value-type="float" office:value="0.0606384091079235">
                <text:p>0.06063840910792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0">
                <text:p>24600</text:p>
              </table:table-cell>
              <table:table-cell office:value-type="float" office:value="0.0423822216689586">
                <text:p>0.04238222166895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0">
                <text:p>24700</text:p>
              </table:table-cell>
              <table:table-cell office:value-type="float" office:value="0.0487634986639022">
                <text:p>0.04876349866390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0">
                <text:p>24800</text:p>
              </table:table-cell>
              <table:table-cell office:value-type="float" office:value="0.0361870750784873">
                <text:p>0.03618707507848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0">
                <text:p>24900</text:p>
              </table:table-cell>
              <table:table-cell office:value-type="float" office:value="0.0402371436357498">
                <text:p>0.04023714363574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0">
                <text:p>25000</text:p>
              </table:table-cell>
              <table:table-cell office:value-type="float" office:value="0.0445779003202915">
                <text:p>0.04457790032029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0">
                <text:p>25100</text:p>
              </table:table-cell>
              <table:table-cell office:value-type="float" office:value="0.0357156731188297">
                <text:p>0.03571567311882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0">
                <text:p>25200</text:p>
              </table:table-cell>
              <table:table-cell office:value-type="float" office:value="0.0428965538740158">
                <text:p>0.04289655387401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0">
                <text:p>25300</text:p>
              </table:table-cell>
              <table:table-cell office:value-type="float" office:value="0.0424653962254524">
                <text:p>0.04246539622545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0">
                <text:p>25400</text:p>
              </table:table-cell>
              <table:table-cell office:value-type="float" office:value="0.0471911989152431">
                <text:p>0.04719119891524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0">
                <text:p>25500</text:p>
              </table:table-cell>
              <table:table-cell office:value-type="float" office:value="0.0483719408512115">
                <text:p>0.04837194085121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0">
                <text:p>25600</text:p>
              </table:table-cell>
              <table:table-cell office:value-type="float" office:value="0.0512727163732051">
                <text:p>0.05127271637320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0">
                <text:p>25700</text:p>
              </table:table-cell>
              <table:table-cell office:value-type="float" office:value="0.0404370762407779">
                <text:p>0.04043707624077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0">
                <text:p>25800</text:p>
              </table:table-cell>
              <table:table-cell office:value-type="float" office:value="0.0461645647883415">
                <text:p>0.04616456478834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0">
                <text:p>25900</text:p>
              </table:table-cell>
              <table:table-cell office:value-type="float" office:value="0.037304226309061">
                <text:p>0.0373042263090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0">
                <text:p>26000</text:p>
              </table:table-cell>
              <table:table-cell office:value-type="float" office:value="0.0536062978208065">
                <text:p>0.05360629782080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0">
                <text:p>26100</text:p>
              </table:table-cell>
              <table:table-cell office:value-type="float" office:value="0.0390314310789108">
                <text:p>0.03903143107891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0">
                <text:p>26200</text:p>
              </table:table-cell>
              <table:table-cell office:value-type="float" office:value="0.0345677062869071">
                <text:p>0.03456770628690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0">
                <text:p>26300</text:p>
              </table:table-cell>
              <table:table-cell office:value-type="float" office:value="0.0404309593141078">
                <text:p>0.04043095931410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0">
                <text:p>26400</text:p>
              </table:table-cell>
              <table:table-cell office:value-type="float" office:value="0.0376169010996818">
                <text:p>0.03761690109968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0">
                <text:p>26500</text:p>
              </table:table-cell>
              <table:table-cell office:value-type="float" office:value="0.0428894869983196">
                <text:p>0.04288948699831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0">
                <text:p>26600</text:p>
              </table:table-cell>
              <table:table-cell office:value-type="float" office:value="0.043544016778469">
                <text:p>0.0435440167784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0">
                <text:p>26700</text:p>
              </table:table-cell>
              <table:table-cell office:value-type="float" office:value="0.0337824560701847">
                <text:p>0.03378245607018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0">
                <text:p>26800</text:p>
              </table:table-cell>
              <table:table-cell office:value-type="float" office:value="0.0430894643068313">
                <text:p>0.04308946430683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0">
                <text:p>26900</text:p>
              </table:table-cell>
              <table:table-cell office:value-type="float" office:value="0.0347341299057006">
                <text:p>0.03473412990570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0">
                <text:p>27000</text:p>
              </table:table-cell>
              <table:table-cell office:value-type="float" office:value="0.0378201678395271">
                <text:p>0.03782016783952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0">
                <text:p>27100</text:p>
              </table:table-cell>
              <table:table-cell office:value-type="float" office:value="0.0461968705058097">
                <text:p>0.04619687050580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0">
                <text:p>27200</text:p>
              </table:table-cell>
              <table:table-cell office:value-type="float" office:value="0.0462239384651184">
                <text:p>0.04622393846511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0">
                <text:p>27300</text:p>
              </table:table-cell>
              <table:table-cell office:value-type="float" office:value="0.0312200412154197">
                <text:p>0.03122004121541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0">
                <text:p>27400</text:p>
              </table:table-cell>
              <table:table-cell office:value-type="float" office:value="0.0377537757158279">
                <text:p>0.03775377571582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0">
                <text:p>27500</text:p>
              </table:table-cell>
              <table:table-cell office:value-type="float" office:value="0.0358854047954082">
                <text:p>0.03588540479540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0">
                <text:p>27600</text:p>
              </table:table-cell>
              <table:table-cell office:value-type="float" office:value="0.0371739156544208">
                <text:p>0.03717391565442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0">
                <text:p>27700</text:p>
              </table:table-cell>
              <table:table-cell office:value-type="float" office:value="0.0421162657439708">
                <text:p>0.04211626574397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0">
                <text:p>27800</text:p>
              </table:table-cell>
              <table:table-cell office:value-type="float" office:value="0.0463734902441501">
                <text:p>0.04637349024415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0">
                <text:p>27900</text:p>
              </table:table-cell>
              <table:table-cell office:value-type="float" office:value="0.0482669919729232">
                <text:p>0.04826699197292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0">
                <text:p>28000</text:p>
              </table:table-cell>
              <table:table-cell office:value-type="float" office:value="0.0336371250450611">
                <text:p>0.03363712504506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0">
                <text:p>28100</text:p>
              </table:table-cell>
              <table:table-cell office:value-type="float" office:value="0.0482782199978828">
                <text:p>0.04827821999788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0">
                <text:p>28200</text:p>
              </table:table-cell>
              <table:table-cell office:value-type="float" office:value="0.042293656617403">
                <text:p>0.0422936566174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0">
                <text:p>28300</text:p>
              </table:table-cell>
              <table:table-cell office:value-type="float" office:value="0.0370806381106376">
                <text:p>0.03708063811063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0">
                <text:p>28400</text:p>
              </table:table-cell>
              <table:table-cell office:value-type="float" office:value="0.0390098467469215">
                <text:p>0.03900984674692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0">
                <text:p>28500</text:p>
              </table:table-cell>
              <table:table-cell office:value-type="float" office:value="0.0349693857133388">
                <text:p>0.03496938571333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0">
                <text:p>28600</text:p>
              </table:table-cell>
              <table:table-cell office:value-type="float" office:value="0.0534582510590553">
                <text:p>0.05345825105905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0">
                <text:p>28700</text:p>
              </table:table-cell>
              <table:table-cell office:value-type="float" office:value="0.0323256365954875">
                <text:p>0.03232563659548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0">
                <text:p>28800</text:p>
              </table:table-cell>
              <table:table-cell office:value-type="float" office:value="0.0322677455842494">
                <text:p>0.03226774558424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0">
                <text:p>28900</text:p>
              </table:table-cell>
              <table:table-cell office:value-type="float" office:value="0.037872489541769">
                <text:p>0.0378724895417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0">
                <text:p>29000</text:p>
              </table:table-cell>
              <table:table-cell office:value-type="float" office:value="0.0403319932520389">
                <text:p>0.04033199325203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0">
                <text:p>29100</text:p>
              </table:table-cell>
              <table:table-cell office:value-type="float" office:value="0.0349148288369178">
                <text:p>0.03491482883691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0">
                <text:p>29200</text:p>
              </table:table-cell>
              <table:table-cell office:value-type="float" office:value="0.0419397726655006">
                <text:p>0.04193977266550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0">
                <text:p>29300</text:p>
              </table:table-cell>
              <table:table-cell office:value-type="float" office:value="0.0372657254338264">
                <text:p>0.03726572543382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0">
                <text:p>29400</text:p>
              </table:table-cell>
              <table:table-cell office:value-type="float" office:value="0.037215806543827">
                <text:p>0.0372158065438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0">
                <text:p>29500</text:p>
              </table:table-cell>
              <table:table-cell office:value-type="float" office:value="0.039480410516262">
                <text:p>0.0394804105162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0">
                <text:p>29600</text:p>
              </table:table-cell>
              <table:table-cell office:value-type="float" office:value="0.0359375067055225">
                <text:p>0.03593750670552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0">
                <text:p>29700</text:p>
              </table:table-cell>
              <table:table-cell office:value-type="float" office:value="0.0340849943459034">
                <text:p>0.03408499434590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0">
                <text:p>29800</text:p>
              </table:table-cell>
              <table:table-cell office:value-type="float" office:value="0.0406021997332572">
                <text:p>0.04060219973325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0">
                <text:p>29900</text:p>
              </table:table-cell>
              <table:table-cell office:value-type="float" office:value="0.0357403382658958">
                <text:p>0.03574033826589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0">
                <text:p>30000</text:p>
              </table:table-cell>
              <table:table-cell office:value-type="float" office:value="0.051777709275484">
                <text:p>0.0517777092754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0">
                <text:p>30100</text:p>
              </table:table-cell>
              <table:table-cell office:value-type="float" office:value="0.037237174808979">
                <text:p>0.03723717480897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0">
                <text:p>30200</text:p>
              </table:table-cell>
              <table:table-cell office:value-type="float" office:value="0.0349745340645313">
                <text:p>0.03497453406453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0">
                <text:p>30300</text:p>
              </table:table-cell>
              <table:table-cell office:value-type="float" office:value="0.032255545258522">
                <text:p>0.0322555452585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0">
                <text:p>30400</text:p>
              </table:table-cell>
              <table:table-cell office:value-type="float" office:value="0.043611004948616">
                <text:p>0.0436110049486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0">
                <text:p>30500</text:p>
              </table:table-cell>
              <table:table-cell office:value-type="float" office:value="0.0317457616329193">
                <text:p>0.03174576163291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0">
                <text:p>30600</text:p>
              </table:table-cell>
              <table:table-cell office:value-type="float" office:value="0.0398299247026443">
                <text:p>0.03982992470264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0">
                <text:p>30700</text:p>
              </table:table-cell>
              <table:table-cell office:value-type="float" office:value="0.0350147560238838">
                <text:p>0.03501475602388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0">
                <text:p>30800</text:p>
              </table:table-cell>
              <table:table-cell office:value-type="float" office:value="0.0368831194937229">
                <text:p>0.03688311949372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0">
                <text:p>30900</text:p>
              </table:table-cell>
              <table:table-cell office:value-type="float" office:value="0.0362712182104587">
                <text:p>0.03627121821045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0">
                <text:p>31000</text:p>
              </table:table-cell>
              <table:table-cell office:value-type="float" office:value="0.0262133218348026">
                <text:p>0.02621332183480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0">
                <text:p>31100</text:p>
              </table:table-cell>
              <table:table-cell office:value-type="float" office:value="0.0324835628271102">
                <text:p>0.03248356282711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0">
                <text:p>31200</text:p>
              </table:table-cell>
              <table:table-cell office:value-type="float" office:value="0.0427036881446838">
                <text:p>0.04270368814468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0">
                <text:p>31300</text:p>
              </table:table-cell>
              <table:table-cell office:value-type="float" office:value="0.0317422337830066">
                <text:p>0.03174223378300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0">
                <text:p>31400</text:p>
              </table:table-cell>
              <table:table-cell office:value-type="float" office:value="0.0357547998428344">
                <text:p>0.03575479984283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0">
                <text:p>31500</text:p>
              </table:table-cell>
              <table:table-cell office:value-type="float" office:value="0.0319771990180015">
                <text:p>0.03197719901800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0">
                <text:p>31600</text:p>
              </table:table-cell>
              <table:table-cell office:value-type="float" office:value="0.0407446846365928">
                <text:p>0.04074468463659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0">
                <text:p>31700</text:p>
              </table:table-cell>
              <table:table-cell office:value-type="float" office:value="0.0369999706745147">
                <text:p>0.03699997067451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0">
                <text:p>31800</text:p>
              </table:table-cell>
              <table:table-cell office:value-type="float" office:value="0.0382987484335899">
                <text:p>0.03829874843358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0">
                <text:p>31900</text:p>
              </table:table-cell>
              <table:table-cell office:value-type="float" office:value="0.0299340542405843">
                <text:p>0.02993405424058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0">
                <text:p>32000</text:p>
              </table:table-cell>
              <table:table-cell office:value-type="float" office:value="0.0401022657752037">
                <text:p>0.04010226577520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0">
                <text:p>32100</text:p>
              </table:table-cell>
              <table:table-cell office:value-type="float" office:value="0.0347574464976787">
                <text:p>0.03475744649767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0">
                <text:p>32200</text:p>
              </table:table-cell>
              <table:table-cell office:value-type="float" office:value="0.0326268896460533">
                <text:p>0.03262688964605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0">
                <text:p>32300</text:p>
              </table:table-cell>
              <table:table-cell office:value-type="float" office:value="0.0320523045957088">
                <text:p>0.03205230459570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0">
                <text:p>32400</text:p>
              </table:table-cell>
              <table:table-cell office:value-type="float" office:value="0.0318346321582794">
                <text:p>0.03183463215827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0">
                <text:p>32500</text:p>
              </table:table-cell>
              <table:table-cell office:value-type="float" office:value="0.0548672415316104">
                <text:p>0.05486724153161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0">
                <text:p>32600</text:p>
              </table:table-cell>
              <table:table-cell office:value-type="float" office:value="0.0346440449357032">
                <text:p>0.03464404493570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0">
                <text:p>32700</text:p>
              </table:table-cell>
              <table:table-cell office:value-type="float" office:value="0.0317105054855346">
                <text:p>0.03171050548553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0">
                <text:p>32800</text:p>
              </table:table-cell>
              <table:table-cell office:value-type="float" office:value="0.0335614569485187">
                <text:p>0.03356145694851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0">
                <text:p>32900</text:p>
              </table:table-cell>
              <table:table-cell office:value-type="float" office:value="0.0324602127075195">
                <text:p>0.03246021270751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0">
                <text:p>33000</text:p>
              </table:table-cell>
              <table:table-cell office:value-type="float" office:value="0.0343869440257549">
                <text:p>0.03438694402575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0">
                <text:p>33100</text:p>
              </table:table-cell>
              <table:table-cell office:value-type="float" office:value="0.0357332192361354">
                <text:p>0.03573321923613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0">
                <text:p>33200</text:p>
              </table:table-cell>
              <table:table-cell office:value-type="float" office:value="0.036486841738224">
                <text:p>0.0364868417382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0">
                <text:p>33300</text:p>
              </table:table-cell>
              <table:table-cell office:value-type="float" office:value="0.0315443612635135">
                <text:p>0.03154436126351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0">
                <text:p>33400</text:p>
              </table:table-cell>
              <table:table-cell office:value-type="float" office:value="0.0347254909574985">
                <text:p>0.03472549095749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0">
                <text:p>33500</text:p>
              </table:table-cell>
              <table:table-cell office:value-type="float" office:value="0.0319154448807239">
                <text:p>0.03191544488072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0">
                <text:p>33600</text:p>
              </table:table-cell>
              <table:table-cell office:value-type="float" office:value="0.0328443273901939">
                <text:p>0.03284432739019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0">
                <text:p>33700</text:p>
              </table:table-cell>
              <table:table-cell office:value-type="float" office:value="0.0433383733034133">
                <text:p>0.04333837330341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0">
                <text:p>33800</text:p>
              </table:table-cell>
              <table:table-cell office:value-type="float" office:value="0.0387180745601654">
                <text:p>0.03871807456016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0">
                <text:p>33900</text:p>
              </table:table-cell>
              <table:table-cell office:value-type="float" office:value="0.0391605086624622">
                <text:p>0.03916050866246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0">
                <text:p>34000</text:p>
              </table:table-cell>
              <table:table-cell office:value-type="float" office:value="0.0306446440517902">
                <text:p>0.03064464405179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0">
                <text:p>34100</text:p>
              </table:table-cell>
              <table:table-cell office:value-type="float" office:value="0.0312077030539512">
                <text:p>0.03120770305395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0">
                <text:p>34200</text:p>
              </table:table-cell>
              <table:table-cell office:value-type="float" office:value="0.0287588294595479">
                <text:p>0.02875882945954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0">
                <text:p>34300</text:p>
              </table:table-cell>
              <table:table-cell office:value-type="float" office:value="0.0427777394652366">
                <text:p>0.04277773946523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0">
                <text:p>34400</text:p>
              </table:table-cell>
              <table:table-cell office:value-type="float" office:value="0.0290595963597297">
                <text:p>0.02905959635972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0">
                <text:p>34500</text:p>
              </table:table-cell>
              <table:table-cell office:value-type="float" office:value="0.0346801877021789">
                <text:p>0.03468018770217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0">
                <text:p>34600</text:p>
              </table:table-cell>
              <table:table-cell office:value-type="float" office:value="0.0348899662494659">
                <text:p>0.03488996624946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0">
                <text:p>34700</text:p>
              </table:table-cell>
              <table:table-cell office:value-type="float" office:value="0.0362338237464427">
                <text:p>0.03623382374644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0">
                <text:p>34800</text:p>
              </table:table-cell>
              <table:table-cell office:value-type="float" office:value="0.0307568833231925">
                <text:p>0.03075688332319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0">
                <text:p>34900</text:p>
              </table:table-cell>
              <table:table-cell office:value-type="float" office:value="0.0318875238299369">
                <text:p>0.03188752382993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0">
                <text:p>35000</text:p>
              </table:table-cell>
              <table:table-cell office:value-type="float" office:value="0.0327833332121372">
                <text:p>0.03278333321213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0">
                <text:p>35100</text:p>
              </table:table-cell>
              <table:table-cell office:value-type="float" office:value="0.0317975021898746">
                <text:p>0.03179750218987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0">
                <text:p>35200</text:p>
              </table:table-cell>
              <table:table-cell office:value-type="float" office:value="0.0365964248776435">
                <text:p>0.03659642487764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0">
                <text:p>35300</text:p>
              </table:table-cell>
              <table:table-cell office:value-type="float" office:value="0.034378595650196">
                <text:p>0.0343785956501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0">
                <text:p>35400</text:p>
              </table:table-cell>
              <table:table-cell office:value-type="float" office:value="0.0305021107196807">
                <text:p>0.03050211071968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0">
                <text:p>35500</text:p>
              </table:table-cell>
              <table:table-cell office:value-type="float" office:value="0.0296533964574337">
                <text:p>0.02965339645743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0">
                <text:p>35600</text:p>
              </table:table-cell>
              <table:table-cell office:value-type="float" office:value="0.0315940529108047">
                <text:p>0.03159405291080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0">
                <text:p>35700</text:p>
              </table:table-cell>
              <table:table-cell office:value-type="float" office:value="0.0332546941936016">
                <text:p>0.03325469419360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0">
                <text:p>35800</text:p>
              </table:table-cell>
              <table:table-cell office:value-type="float" office:value="0.0316182672977447">
                <text:p>0.03161826729774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0">
                <text:p>35900</text:p>
              </table:table-cell>
              <table:table-cell office:value-type="float" office:value="0.0338600538671016">
                <text:p>0.03386005386710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0">
                <text:p>36000</text:p>
              </table:table-cell>
              <table:table-cell office:value-type="float" office:value="0.0311878845095634">
                <text:p>0.03118788450956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0">
                <text:p>36100</text:p>
              </table:table-cell>
              <table:table-cell office:value-type="float" office:value="0.0264314264059066">
                <text:p>0.02643142640590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0">
                <text:p>36200</text:p>
              </table:table-cell>
              <table:table-cell office:value-type="float" office:value="0.0319868810474872">
                <text:p>0.03198688104748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0">
                <text:p>36300</text:p>
              </table:table-cell>
              <table:table-cell office:value-type="float" office:value="0.0323743373155593">
                <text:p>0.03237433731555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0">
                <text:p>36400</text:p>
              </table:table-cell>
              <table:table-cell office:value-type="float" office:value="0.0335332527756691">
                <text:p>0.03353325277566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0">
                <text:p>36500</text:p>
              </table:table-cell>
              <table:table-cell office:value-type="float" office:value="0.0345661044120788">
                <text:p>0.03456610441207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0">
                <text:p>36600</text:p>
              </table:table-cell>
              <table:table-cell office:value-type="float" office:value="0.0408084727823734">
                <text:p>0.04080847278237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0">
                <text:p>36700</text:p>
              </table:table-cell>
              <table:table-cell office:value-type="float" office:value="0.0307047609239816">
                <text:p>0.03070476092398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0">
                <text:p>36800</text:p>
              </table:table-cell>
              <table:table-cell office:value-type="float" office:value="0.0373224020004272">
                <text:p>0.03732240200042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0">
                <text:p>36900</text:p>
              </table:table-cell>
              <table:table-cell office:value-type="float" office:value="0.0275725498795509">
                <text:p>0.02757254987955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0">
                <text:p>37000</text:p>
              </table:table-cell>
              <table:table-cell office:value-type="float" office:value="0.0306780003011226">
                <text:p>0.030678000301122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0">
                <text:p>37100</text:p>
              </table:table-cell>
              <table:table-cell office:value-type="float" office:value="0.0413019806146621">
                <text:p>0.04130198061466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0">
                <text:p>37200</text:p>
              </table:table-cell>
              <table:table-cell office:value-type="float" office:value="0.0314936935901641">
                <text:p>0.031493693590164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0">
                <text:p>37300</text:p>
              </table:table-cell>
              <table:table-cell office:value-type="float" office:value="0.0278447829186916">
                <text:p>0.02784478291869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0">
                <text:p>37400</text:p>
              </table:table-cell>
              <table:table-cell office:value-type="float" office:value="0.0341787599027156">
                <text:p>0.03417875990271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0">
                <text:p>37500</text:p>
              </table:table-cell>
              <table:table-cell office:value-type="float" office:value="0.0322761535644531">
                <text:p>0.03227615356445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0">
                <text:p>37600</text:p>
              </table:table-cell>
              <table:table-cell office:value-type="float" office:value="0.026182871311903">
                <text:p>0.0261828713119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0">
                <text:p>37700</text:p>
              </table:table-cell>
              <table:table-cell office:value-type="float" office:value="0.0317089147865772">
                <text:p>0.03170891478657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0">
                <text:p>37800</text:p>
              </table:table-cell>
              <table:table-cell office:value-type="float" office:value="0.0281198620796203">
                <text:p>0.02811986207962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0">
                <text:p>37900</text:p>
              </table:table-cell>
              <table:table-cell office:value-type="float" office:value="0.0345476865768432">
                <text:p>0.03454768657684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0">
                <text:p>38000</text:p>
              </table:table-cell>
              <table:table-cell office:value-type="float" office:value="0.0313389226794242">
                <text:p>0.03133892267942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0">
                <text:p>38100</text:p>
              </table:table-cell>
              <table:table-cell office:value-type="float" office:value="0.0259389653801918">
                <text:p>0.02593896538019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0">
                <text:p>38200</text:p>
              </table:table-cell>
              <table:table-cell office:value-type="float" office:value="0.0290574841201305">
                <text:p>0.02905748412013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0">
                <text:p>38300</text:p>
              </table:table-cell>
              <table:table-cell office:value-type="float" office:value="0.0298835132271051">
                <text:p>0.029883513227105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0">
                <text:p>38400</text:p>
              </table:table-cell>
              <table:table-cell office:value-type="float" office:value="0.0367966592311859">
                <text:p>0.03679665923118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0">
                <text:p>38500</text:p>
              </table:table-cell>
              <table:table-cell office:value-type="float" office:value="0.0304936133325099">
                <text:p>0.03049361333250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0">
                <text:p>38600</text:p>
              </table:table-cell>
              <table:table-cell office:value-type="float" office:value="0.0339914560317993">
                <text:p>0.03399145603179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0">
                <text:p>38700</text:p>
              </table:table-cell>
              <table:table-cell office:value-type="float" office:value="0.0304621830582618">
                <text:p>0.03046218305826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0">
                <text:p>38800</text:p>
              </table:table-cell>
              <table:table-cell office:value-type="float" office:value="0.0323112532496452">
                <text:p>0.03231125324964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0">
                <text:p>38900</text:p>
              </table:table-cell>
              <table:table-cell office:value-type="float" office:value="0.0310923568904399">
                <text:p>0.03109235689043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0">
                <text:p>39000</text:p>
              </table:table-cell>
              <table:table-cell office:value-type="float" office:value="0.0365995168685913">
                <text:p>0.03659951686859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0">
                <text:p>39100</text:p>
              </table:table-cell>
              <table:table-cell office:value-type="float" office:value="0.0306211858987808">
                <text:p>0.03062118589878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0">
                <text:p>39200</text:p>
              </table:table-cell>
              <table:table-cell office:value-type="float" office:value="0.0324534848332405">
                <text:p>0.03245348483324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0">
                <text:p>39300</text:p>
              </table:table-cell>
              <table:table-cell office:value-type="float" office:value="0.0329368375241756">
                <text:p>0.03293683752417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0">
                <text:p>39400</text:p>
              </table:table-cell>
              <table:table-cell office:value-type="float" office:value="0.029039004817605">
                <text:p>0.0290390048176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0">
                <text:p>39500</text:p>
              </table:table-cell>
              <table:table-cell office:value-type="float" office:value="0.0282018072903156">
                <text:p>0.02820180729031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0">
                <text:p>39600</text:p>
              </table:table-cell>
              <table:table-cell office:value-type="float" office:value="0.0380756929516792">
                <text:p>0.03807569295167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0">
                <text:p>39700</text:p>
              </table:table-cell>
              <table:table-cell office:value-type="float" office:value="0.0384084284305572">
                <text:p>0.038408428430557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0">
                <text:p>39800</text:p>
              </table:table-cell>
              <table:table-cell office:value-type="float" office:value="0.0357803329825401">
                <text:p>0.03578033298254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0">
                <text:p>39900</text:p>
              </table:table-cell>
              <table:table-cell office:value-type="float" office:value="0.0267498176544904">
                <text:p>0.02674981765449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0">
                <text:p>40000</text:p>
              </table:table-cell>
              <table:table-cell office:value-type="float" office:value="0.0319066569209098">
                <text:p>0.03190665692090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0">
                <text:p>40100</text:p>
              </table:table-cell>
              <table:table-cell office:value-type="float" office:value="0.0359721630811691">
                <text:p>0.03597216308116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0">
                <text:p>40200</text:p>
              </table:table-cell>
              <table:table-cell office:value-type="float" office:value="0.027893841266632">
                <text:p>0.0278938412666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0">
                <text:p>40300</text:p>
              </table:table-cell>
              <table:table-cell office:value-type="float" office:value="0.0308324806392192">
                <text:p>0.03083248063921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0">
                <text:p>40400</text:p>
              </table:table-cell>
              <table:table-cell office:value-type="float" office:value="0.0250771883875131">
                <text:p>0.02507718838751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0">
                <text:p>40500</text:p>
              </table:table-cell>
              <table:table-cell office:value-type="float" office:value="0.025819506496191">
                <text:p>0.0258195064961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0">
                <text:p>40600</text:p>
              </table:table-cell>
              <table:table-cell office:value-type="float" office:value="0.0258899573236703">
                <text:p>0.02588995732367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0">
                <text:p>40700</text:p>
              </table:table-cell>
              <table:table-cell office:value-type="float" office:value="0.0303273182362318">
                <text:p>0.03032731823623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0">
                <text:p>40800</text:p>
              </table:table-cell>
              <table:table-cell office:value-type="float" office:value="0.0343321859836578">
                <text:p>0.03433218598365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0">
                <text:p>40900</text:p>
              </table:table-cell>
              <table:table-cell office:value-type="float" office:value="0.0351987965404987">
                <text:p>0.035198796540498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0">
                <text:p>41000</text:p>
              </table:table-cell>
              <table:table-cell office:value-type="float" office:value="0.0299804508686065">
                <text:p>0.02998045086860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0">
                <text:p>41100</text:p>
              </table:table-cell>
              <table:table-cell office:value-type="float" office:value="0.0312865152955055">
                <text:p>0.03128651529550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0">
                <text:p>41200</text:p>
              </table:table-cell>
              <table:table-cell office:value-type="float" office:value="0.03579942882061">
                <text:p>0.035799428820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0">
                <text:p>41300</text:p>
              </table:table-cell>
              <table:table-cell office:value-type="float" office:value="0.0242914948612451">
                <text:p>0.02429149486124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0">
                <text:p>41400</text:p>
              </table:table-cell>
              <table:table-cell office:value-type="float" office:value="0.0311601851135492">
                <text:p>0.03116018511354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0">
                <text:p>41500</text:p>
              </table:table-cell>
              <table:table-cell office:value-type="float" office:value="0.0271737910807132">
                <text:p>0.02717379108071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0">
                <text:p>41600</text:p>
              </table:table-cell>
              <table:table-cell office:value-type="float" office:value="0.0250580441206693">
                <text:p>0.025058044120669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0">
                <text:p>41700</text:p>
              </table:table-cell>
              <table:table-cell office:value-type="float" office:value="0.02669064886868">
                <text:p>0.0266906488686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0">
                <text:p>41800</text:p>
              </table:table-cell>
              <table:table-cell office:value-type="float" office:value="0.0333380736410617">
                <text:p>0.03333807364106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0">
                <text:p>41900</text:p>
              </table:table-cell>
              <table:table-cell office:value-type="float" office:value="0.0258837677538394">
                <text:p>0.02588376775383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0">
                <text:p>42000</text:p>
              </table:table-cell>
              <table:table-cell office:value-type="float" office:value="0.0296240728348493">
                <text:p>0.029624072834849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0">
                <text:p>42100</text:p>
              </table:table-cell>
              <table:table-cell office:value-type="float" office:value="0.025447504594922">
                <text:p>0.0254475045949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0">
                <text:p>42200</text:p>
              </table:table-cell>
              <table:table-cell office:value-type="float" office:value="0.0274275094270706">
                <text:p>0.02742750942707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0">
                <text:p>42300</text:p>
              </table:table-cell>
              <table:table-cell office:value-type="float" office:value="0.0300713554024696">
                <text:p>0.03007135540246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0">
                <text:p>42400</text:p>
              </table:table-cell>
              <table:table-cell office:value-type="float" office:value="0.0279945600777864">
                <text:p>0.02799456007778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0">
                <text:p>42500</text:p>
              </table:table-cell>
              <table:table-cell office:value-type="float" office:value="0.0271896626800298">
                <text:p>0.02718966268002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0">
                <text:p>42600</text:p>
              </table:table-cell>
              <table:table-cell office:value-type="float" office:value="0.0277796238660812">
                <text:p>0.02777962386608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0">
                <text:p>42700</text:p>
              </table:table-cell>
              <table:table-cell office:value-type="float" office:value="0.031252421438694">
                <text:p>0.0312524214386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0">
                <text:p>42800</text:p>
              </table:table-cell>
              <table:table-cell office:value-type="float" office:value="0.0249418579041957">
                <text:p>0.02494185790419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0">
                <text:p>42900</text:p>
              </table:table-cell>
              <table:table-cell office:value-type="float" office:value="0.0279128886759281">
                <text:p>0.02791288867592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0">
                <text:p>43000</text:p>
              </table:table-cell>
              <table:table-cell office:value-type="float" office:value="0.026744570583105">
                <text:p>0.0267445705831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0">
                <text:p>43100</text:p>
              </table:table-cell>
              <table:table-cell office:value-type="float" office:value="0.0293078068643808">
                <text:p>0.029307806864380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0">
                <text:p>43200</text:p>
              </table:table-cell>
              <table:table-cell office:value-type="float" office:value="0.0263952072709798">
                <text:p>0.026395207270979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0">
                <text:p>43300</text:p>
              </table:table-cell>
              <table:table-cell office:value-type="float" office:value="0.029575128108263">
                <text:p>0.0295751281082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0">
                <text:p>43400</text:p>
              </table:table-cell>
              <table:table-cell office:value-type="float" office:value="0.0300561115145683">
                <text:p>0.030056111514568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0">
                <text:p>43500</text:p>
              </table:table-cell>
              <table:table-cell office:value-type="float" office:value="0.0293768811970949">
                <text:p>0.029376881197094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0">
                <text:p>43600</text:p>
              </table:table-cell>
              <table:table-cell office:value-type="float" office:value="0.0265682265162467">
                <text:p>0.02656822651624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0">
                <text:p>43700</text:p>
              </table:table-cell>
              <table:table-cell office:value-type="float" office:value="0.0247148517519235">
                <text:p>0.02471485175192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0">
                <text:p>43800</text:p>
              </table:table-cell>
              <table:table-cell office:value-type="float" office:value="0.0252269115298986">
                <text:p>0.02522691152989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0">
                <text:p>43900</text:p>
              </table:table-cell>
              <table:table-cell office:value-type="float" office:value="0.0251647625118494">
                <text:p>0.025164762511849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0">
                <text:p>44000</text:p>
              </table:table-cell>
              <table:table-cell office:value-type="float" office:value="0.0259816721081733">
                <text:p>0.02598167210817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0">
                <text:p>44100</text:p>
              </table:table-cell>
              <table:table-cell office:value-type="float" office:value="0.0267640873789787">
                <text:p>0.026764087378978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0">
                <text:p>44200</text:p>
              </table:table-cell>
              <table:table-cell office:value-type="float" office:value="0.0327412486076355">
                <text:p>0.03274124860763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0">
                <text:p>44300</text:p>
              </table:table-cell>
              <table:table-cell office:value-type="float" office:value="0.0247334130108356">
                <text:p>0.02473341301083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0">
                <text:p>44400</text:p>
              </table:table-cell>
              <table:table-cell office:value-type="float" office:value="0.0305604804307222">
                <text:p>0.03056048043072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0">
                <text:p>44500</text:p>
              </table:table-cell>
              <table:table-cell office:value-type="float" office:value="0.0240075886249542">
                <text:p>0.02400758862495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0">
                <text:p>44600</text:p>
              </table:table-cell>
              <table:table-cell office:value-type="float" office:value="0.0350381061434745">
                <text:p>0.03503810614347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0">
                <text:p>44700</text:p>
              </table:table-cell>
              <table:table-cell office:value-type="float" office:value="0.0303886458277702">
                <text:p>0.03038864582777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0">
                <text:p>44800</text:p>
              </table:table-cell>
              <table:table-cell office:value-type="float" office:value="0.0249715149402618">
                <text:p>0.02497151494026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0">
                <text:p>44900</text:p>
              </table:table-cell>
              <table:table-cell office:value-type="float" office:value="0.0284760016947984">
                <text:p>0.02847600169479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0">
                <text:p>45000</text:p>
              </table:table-cell>
              <table:table-cell office:value-type="float" office:value="0.0300764106214046">
                <text:p>0.03007641062140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0">
                <text:p>45100</text:p>
              </table:table-cell>
              <table:table-cell office:value-type="float" office:value="0.0315681658685207">
                <text:p>0.031568165868520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0">
                <text:p>45200</text:p>
              </table:table-cell>
              <table:table-cell office:value-type="float" office:value="0.0240974351763725">
                <text:p>0.02409743517637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0">
                <text:p>45300</text:p>
              </table:table-cell>
              <table:table-cell office:value-type="float" office:value="0.0228859595954418">
                <text:p>0.02288595959544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0">
                <text:p>45400</text:p>
              </table:table-cell>
              <table:table-cell office:value-type="float" office:value="0.0280366856604814">
                <text:p>0.02803668566048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0">
                <text:p>45500</text:p>
              </table:table-cell>
              <table:table-cell office:value-type="float" office:value="0.0384124480187892">
                <text:p>0.03841244801878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0">
                <text:p>45600</text:p>
              </table:table-cell>
              <table:table-cell office:value-type="float" office:value="0.0259881652891635">
                <text:p>0.02598816528916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0">
                <text:p>45700</text:p>
              </table:table-cell>
              <table:table-cell office:value-type="float" office:value="0.0337538793683052">
                <text:p>0.03375387936830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0">
                <text:p>45800</text:p>
              </table:table-cell>
              <table:table-cell office:value-type="float" office:value="0.0407911948859691">
                <text:p>0.04079119488596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0">
                <text:p>45900</text:p>
              </table:table-cell>
              <table:table-cell office:value-type="float" office:value="0.0320797748863697">
                <text:p>0.03207977488636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0">
                <text:p>46000</text:p>
              </table:table-cell>
              <table:table-cell office:value-type="float" office:value="0.0282148551195859">
                <text:p>0.02821485511958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0">
                <text:p>46100</text:p>
              </table:table-cell>
              <table:table-cell office:value-type="float" office:value="0.0321959890425205">
                <text:p>0.03219598904252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0">
                <text:p>46200</text:p>
              </table:table-cell>
              <table:table-cell office:value-type="float" office:value="0.0251445174217224">
                <text:p>0.02514451742172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0">
                <text:p>46300</text:p>
              </table:table-cell>
              <table:table-cell office:value-type="float" office:value="0.0308356862515211">
                <text:p>0.03083568625152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0">
                <text:p>46400</text:p>
              </table:table-cell>
              <table:table-cell office:value-type="float" office:value="0.0244173184037208">
                <text:p>0.024417318403720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0">
                <text:p>46500</text:p>
              </table:table-cell>
              <table:table-cell office:value-type="float" office:value="0.0326425731182098">
                <text:p>0.03264257311820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0">
                <text:p>46600</text:p>
              </table:table-cell>
              <table:table-cell office:value-type="float" office:value="0.0309178009629249">
                <text:p>0.03091780096292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0">
                <text:p>46700</text:p>
              </table:table-cell>
              <table:table-cell office:value-type="float" office:value="0.0237367935478687">
                <text:p>0.023736793547868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0">
                <text:p>46800</text:p>
              </table:table-cell>
              <table:table-cell office:value-type="float" office:value="0.0260027907788753">
                <text:p>0.02600279077887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0">
                <text:p>46900</text:p>
              </table:table-cell>
              <table:table-cell office:value-type="float" office:value="0.0238358173519372">
                <text:p>0.02383581735193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0">
                <text:p>47000</text:p>
              </table:table-cell>
              <table:table-cell office:value-type="float" office:value="0.0233056619763374">
                <text:p>0.02330566197633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0">
                <text:p>47100</text:p>
              </table:table-cell>
              <table:table-cell office:value-type="float" office:value="0.0263696052134037">
                <text:p>0.02636960521340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0">
                <text:p>47200</text:p>
              </table:table-cell>
              <table:table-cell office:value-type="float" office:value="0.0254883598536252">
                <text:p>0.02548835985362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0">
                <text:p>47300</text:p>
              </table:table-cell>
              <table:table-cell office:value-type="float" office:value="0.0231323707848787">
                <text:p>0.023132370784878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0">
                <text:p>47400</text:p>
              </table:table-cell>
              <table:table-cell office:value-type="float" office:value="0.0340146198868751">
                <text:p>0.03401461988687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0">
                <text:p>47500</text:p>
              </table:table-cell>
              <table:table-cell office:value-type="float" office:value="0.0236135013401508">
                <text:p>0.02361350134015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0">
                <text:p>47600</text:p>
              </table:table-cell>
              <table:table-cell office:value-type="float" office:value="0.0310342758893966">
                <text:p>0.03103427588939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0">
                <text:p>47700</text:p>
              </table:table-cell>
              <table:table-cell office:value-type="float" office:value="0.0279998034238815">
                <text:p>0.02799980342388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0">
                <text:p>47800</text:p>
              </table:table-cell>
              <table:table-cell office:value-type="float" office:value="0.0255671311169862">
                <text:p>0.025567131116986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0">
                <text:p>47900</text:p>
              </table:table-cell>
              <table:table-cell office:value-type="float" office:value="0.0223351046442985">
                <text:p>0.02233510464429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0">
                <text:p>48000</text:p>
              </table:table-cell>
              <table:table-cell office:value-type="float" office:value="0.0222390927374362">
                <text:p>0.02223909273743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0">
                <text:p>48100</text:p>
              </table:table-cell>
              <table:table-cell office:value-type="float" office:value="0.0214991308748722">
                <text:p>0.02149913087487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0">
                <text:p>48200</text:p>
              </table:table-cell>
              <table:table-cell office:value-type="float" office:value="0.024252051487565">
                <text:p>0.0242520514875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0">
                <text:p>48300</text:p>
              </table:table-cell>
              <table:table-cell office:value-type="float" office:value="0.0390005558729171">
                <text:p>0.039000555872917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0">
                <text:p>48400</text:p>
              </table:table-cell>
              <table:table-cell office:value-type="float" office:value="0.0205365344882011">
                <text:p>0.02053653448820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0">
                <text:p>48500</text:p>
              </table:table-cell>
              <table:table-cell office:value-type="float" office:value="0.0237171910703182">
                <text:p>0.02371719107031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0">
                <text:p>48600</text:p>
              </table:table-cell>
              <table:table-cell office:value-type="float" office:value="0.0249224826693534">
                <text:p>0.02492248266935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0">
                <text:p>48700</text:p>
              </table:table-cell>
              <table:table-cell office:value-type="float" office:value="0.0343578867614269">
                <text:p>0.03435788676142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0">
                <text:p>48800</text:p>
              </table:table-cell>
              <table:table-cell office:value-type="float" office:value="0.0262585487216711">
                <text:p>0.02625854872167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0">
                <text:p>48900</text:p>
              </table:table-cell>
              <table:table-cell office:value-type="float" office:value="0.026005882769823">
                <text:p>0.0260058827698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0">
                <text:p>49000</text:p>
              </table:table-cell>
              <table:table-cell office:value-type="float" office:value="0.0284252204000949">
                <text:p>0.02842522040009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0">
                <text:p>49100</text:p>
              </table:table-cell>
              <table:table-cell office:value-type="float" office:value="0.030300622805953">
                <text:p>0.0303006228059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0">
                <text:p>49200</text:p>
              </table:table-cell>
              <table:table-cell office:value-type="float" office:value="0.0209165457636117">
                <text:p>0.02091654576361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0">
                <text:p>49300</text:p>
              </table:table-cell>
              <table:table-cell office:value-type="float" office:value="0.0226863771677017">
                <text:p>0.02268637716770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0">
                <text:p>49400</text:p>
              </table:table-cell>
              <table:table-cell office:value-type="float" office:value="0.0203120950609445">
                <text:p>0.02031209506094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0">
                <text:p>49500</text:p>
              </table:table-cell>
              <table:table-cell office:value-type="float" office:value="0.0257291942834854">
                <text:p>0.02572919428348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0">
                <text:p>49600</text:p>
              </table:table-cell>
              <table:table-cell office:value-type="float" office:value="0.0245521422475576">
                <text:p>0.02455214224755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0">
                <text:p>49700</text:p>
              </table:table-cell>
              <table:table-cell office:value-type="float" office:value="0.0241519100964069">
                <text:p>0.02415191009640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0">
                <text:p>49800</text:p>
              </table:table-cell>
              <table:table-cell office:value-type="float" office:value="0.0273382384330034">
                <text:p>0.02733823843300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0">
                <text:p>49900</text:p>
              </table:table-cell>
              <table:table-cell office:value-type="float" office:value="0.0200149491429328">
                <text:p>0.02001494914293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0">
                <text:p>50000</text:p>
              </table:table-cell>
              <table:table-cell office:value-type="float" office:value="0.0302973333746194">
                <text:p>0.030297333374619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00">
                <text:p>50100</text:p>
              </table:table-cell>
              <table:table-cell office:value-type="float" office:value="0.0262792780995368">
                <text:p>0.02627927809953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00">
                <text:p>50200</text:p>
              </table:table-cell>
              <table:table-cell office:value-type="float" office:value="0.0260100122541189">
                <text:p>0.026010012254118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00">
                <text:p>50300</text:p>
              </table:table-cell>
              <table:table-cell office:value-type="float" office:value="0.02429074421525">
                <text:p>0.024290744215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00">
                <text:p>50400</text:p>
              </table:table-cell>
              <table:table-cell office:value-type="float" office:value="0.0267118774354457">
                <text:p>0.02671187743544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00">
                <text:p>50500</text:p>
              </table:table-cell>
              <table:table-cell office:value-type="float" office:value="0.0285951383411884">
                <text:p>0.028595138341188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00">
                <text:p>50600</text:p>
              </table:table-cell>
              <table:table-cell office:value-type="float" office:value="0.0241362228989601">
                <text:p>0.02413622289896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00">
                <text:p>50700</text:p>
              </table:table-cell>
              <table:table-cell office:value-type="float" office:value="0.0226212181150913">
                <text:p>0.02262121811509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00">
                <text:p>50800</text:p>
              </table:table-cell>
              <table:table-cell office:value-type="float" office:value="0.0203504711389541">
                <text:p>0.02035047113895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00">
                <text:p>50900</text:p>
              </table:table-cell>
              <table:table-cell office:value-type="float" office:value="0.0238367225974798">
                <text:p>0.023836722597479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00">
                <text:p>51000</text:p>
              </table:table-cell>
              <table:table-cell office:value-type="float" office:value="0.0227312836796045">
                <text:p>0.022731283679604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00">
                <text:p>51100</text:p>
              </table:table-cell>
              <table:table-cell office:value-type="float" office:value="0.023776825517416">
                <text:p>0.0237768255174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00">
                <text:p>51200</text:p>
              </table:table-cell>
              <table:table-cell office:value-type="float" office:value="0.0249079950153827">
                <text:p>0.02490799501538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00">
                <text:p>51300</text:p>
              </table:table-cell>
              <table:table-cell office:value-type="float" office:value="0.0252127218991518">
                <text:p>0.02521272189915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00">
                <text:p>51400</text:p>
              </table:table-cell>
              <table:table-cell office:value-type="float" office:value="0.023621279746294">
                <text:p>0.0236212797462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00">
                <text:p>51500</text:p>
              </table:table-cell>
              <table:table-cell office:value-type="float" office:value="0.0318393632769584">
                <text:p>0.031839363276958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00">
                <text:p>51600</text:p>
              </table:table-cell>
              <table:table-cell office:value-type="float" office:value="0.0255709923803806">
                <text:p>0.025570992380380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00">
                <text:p>51700</text:p>
              </table:table-cell>
              <table:table-cell office:value-type="float" office:value="0.0224395263940095">
                <text:p>0.02243952639400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00">
                <text:p>51800</text:p>
              </table:table-cell>
              <table:table-cell office:value-type="float" office:value="0.0260754264891147">
                <text:p>0.02607542648911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00">
                <text:p>51900</text:p>
              </table:table-cell>
              <table:table-cell office:value-type="float" office:value="0.0274511948227882">
                <text:p>0.027451194822788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00">
                <text:p>52000</text:p>
              </table:table-cell>
              <table:table-cell office:value-type="float" office:value="0.0267733037471771">
                <text:p>0.026773303747177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00">
                <text:p>52100</text:p>
              </table:table-cell>
              <table:table-cell office:value-type="float" office:value="0.0231358967721462">
                <text:p>0.02313589677214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00">
                <text:p>52200</text:p>
              </table:table-cell>
              <table:table-cell office:value-type="float" office:value="0.0240247510373592">
                <text:p>0.02402475103735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00">
                <text:p>52300</text:p>
              </table:table-cell>
              <table:table-cell office:value-type="float" office:value="0.0230886805802583">
                <text:p>0.02308868058025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00">
                <text:p>52400</text:p>
              </table:table-cell>
              <table:table-cell office:value-type="float" office:value="0.0235359482467174">
                <text:p>0.023535948246717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00">
                <text:p>52500</text:p>
              </table:table-cell>
              <table:table-cell office:value-type="float" office:value="0.0585230663418769">
                <text:p>0.05852306634187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00">
                <text:p>52600</text:p>
              </table:table-cell>
              <table:table-cell office:value-type="float" office:value="0.0217300839722156">
                <text:p>0.02173008397221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00">
                <text:p>52700</text:p>
              </table:table-cell>
              <table:table-cell office:value-type="float" office:value="0.0245846565812826">
                <text:p>0.02458465658128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00">
                <text:p>52800</text:p>
              </table:table-cell>
              <table:table-cell office:value-type="float" office:value="0.024392981082201">
                <text:p>0.02439298108220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00">
                <text:p>52900</text:p>
              </table:table-cell>
              <table:table-cell office:value-type="float" office:value="0.0220616459846496">
                <text:p>0.022061645984649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00">
                <text:p>53000</text:p>
              </table:table-cell>
              <table:table-cell office:value-type="float" office:value="0.0238288566470146">
                <text:p>0.023828856647014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00">
                <text:p>53100</text:p>
              </table:table-cell>
              <table:table-cell office:value-type="float" office:value="0.0226539727300405">
                <text:p>0.022653972730040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00">
                <text:p>53200</text:p>
              </table:table-cell>
              <table:table-cell office:value-type="float" office:value="0.0242472942918539">
                <text:p>0.024247294291853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00">
                <text:p>53300</text:p>
              </table:table-cell>
              <table:table-cell office:value-type="float" office:value="0.0177232511341571">
                <text:p>0.01772325113415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00">
                <text:p>53400</text:p>
              </table:table-cell>
              <table:table-cell office:value-type="float" office:value="0.0254696290940046">
                <text:p>0.025469629094004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00">
                <text:p>53500</text:p>
              </table:table-cell>
              <table:table-cell office:value-type="float" office:value="0.0252623576670885">
                <text:p>0.02526235766708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00">
                <text:p>53600</text:p>
              </table:table-cell>
              <table:table-cell office:value-type="float" office:value="0.0228115208446979">
                <text:p>0.02281152084469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00">
                <text:p>53700</text:p>
              </table:table-cell>
              <table:table-cell office:value-type="float" office:value="0.0204413011670112">
                <text:p>0.02044130116701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00">
                <text:p>53800</text:p>
              </table:table-cell>
              <table:table-cell office:value-type="float" office:value="0.0221512280404567">
                <text:p>0.022151228040456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00">
                <text:p>53900</text:p>
              </table:table-cell>
              <table:table-cell office:value-type="float" office:value="0.0260974466800689">
                <text:p>0.026097446680068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00">
                <text:p>54000</text:p>
              </table:table-cell>
              <table:table-cell office:value-type="float" office:value="0.0212860293686389">
                <text:p>0.021286029368638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00">
                <text:p>54100</text:p>
              </table:table-cell>
              <table:table-cell office:value-type="float" office:value="0.021107206121087">
                <text:p>0.02110720612108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00">
                <text:p>54200</text:p>
              </table:table-cell>
              <table:table-cell office:value-type="float" office:value="0.0183871742337942">
                <text:p>0.01838717423379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00">
                <text:p>54300</text:p>
              </table:table-cell>
              <table:table-cell office:value-type="float" office:value="0.0224077235907316">
                <text:p>0.02240772359073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00">
                <text:p>54400</text:p>
              </table:table-cell>
              <table:table-cell office:value-type="float" office:value="0.0251577477902174">
                <text:p>0.02515774779021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00">
                <text:p>54500</text:p>
              </table:table-cell>
              <table:table-cell office:value-type="float" office:value="0.0217391476035118">
                <text:p>0.021739147603511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00">
                <text:p>54600</text:p>
              </table:table-cell>
              <table:table-cell office:value-type="float" office:value="0.0222394093871116">
                <text:p>0.02223940938711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00">
                <text:p>54700</text:p>
              </table:table-cell>
              <table:table-cell office:value-type="float" office:value="0.0196147710084915">
                <text:p>0.01961477100849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00">
                <text:p>54800</text:p>
              </table:table-cell>
              <table:table-cell office:value-type="float" office:value="0.0213810019195079">
                <text:p>0.021381001919507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00">
                <text:p>54900</text:p>
              </table:table-cell>
              <table:table-cell office:value-type="float" office:value="0.021320030093193">
                <text:p>0.02132003009319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00">
                <text:p>55000</text:p>
              </table:table-cell>
              <table:table-cell office:value-type="float" office:value="0.0210767220705747">
                <text:p>0.021076722070574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00">
                <text:p>55100</text:p>
              </table:table-cell>
              <table:table-cell office:value-type="float" office:value="0.0236484110355377">
                <text:p>0.02364841103553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00">
                <text:p>55200</text:p>
              </table:table-cell>
              <table:table-cell office:value-type="float" office:value="0.0203466303646564">
                <text:p>0.020346630364656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00">
                <text:p>55300</text:p>
              </table:table-cell>
              <table:table-cell office:value-type="float" office:value="0.0279203448444604">
                <text:p>0.02792034484446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00">
                <text:p>55400</text:p>
              </table:table-cell>
              <table:table-cell office:value-type="float" office:value="0.0256915092468261">
                <text:p>0.025691509246826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00">
                <text:p>55500</text:p>
              </table:table-cell>
              <table:table-cell office:value-type="float" office:value="0.0250206775963306">
                <text:p>0.025020677596330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00">
                <text:p>55600</text:p>
              </table:table-cell>
              <table:table-cell office:value-type="float" office:value="0.019706055521965">
                <text:p>0.01970605552196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00">
                <text:p>55700</text:p>
              </table:table-cell>
              <table:table-cell office:value-type="float" office:value="0.0253139808773994">
                <text:p>0.02531398087739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00">
                <text:p>55800</text:p>
              </table:table-cell>
              <table:table-cell office:value-type="float" office:value="0.034919586032629">
                <text:p>0.03491958603262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00">
                <text:p>55900</text:p>
              </table:table-cell>
              <table:table-cell office:value-type="float" office:value="0.0264732092618942">
                <text:p>0.026473209261894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00">
                <text:p>56000</text:p>
              </table:table-cell>
              <table:table-cell office:value-type="float" office:value="0.0348545871675014">
                <text:p>0.03485458716750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00">
                <text:p>56100</text:p>
              </table:table-cell>
              <table:table-cell office:value-type="float" office:value="0.0198261812329292">
                <text:p>0.019826181232929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00">
                <text:p>56200</text:p>
              </table:table-cell>
              <table:table-cell office:value-type="float" office:value="0.0196812599897384">
                <text:p>0.01968125998973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00">
                <text:p>56300</text:p>
              </table:table-cell>
              <table:table-cell office:value-type="float" office:value="0.020769864320755">
                <text:p>0.0207698643207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00">
                <text:p>56400</text:p>
              </table:table-cell>
              <table:table-cell office:value-type="float" office:value="0.0276021435856819">
                <text:p>0.02760214358568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00">
                <text:p>56500</text:p>
              </table:table-cell>
              <table:table-cell office:value-type="float" office:value="0.0248386971652507">
                <text:p>0.024838697165250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00">
                <text:p>56600</text:p>
              </table:table-cell>
              <table:table-cell office:value-type="float" office:value="0.0335821509361267">
                <text:p>0.03358215093612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00">
                <text:p>56700</text:p>
              </table:table-cell>
              <table:table-cell office:value-type="float" office:value="0.0251829922199249">
                <text:p>0.025182992219924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00">
                <text:p>56800</text:p>
              </table:table-cell>
              <table:table-cell office:value-type="float" office:value="0.0287687964737415">
                <text:p>0.02876879647374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00">
                <text:p>56900</text:p>
              </table:table-cell>
              <table:table-cell office:value-type="float" office:value="0.0219875108450651">
                <text:p>0.02198751084506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00">
                <text:p>57000</text:p>
              </table:table-cell>
              <table:table-cell office:value-type="float" office:value="0.0342819206416606">
                <text:p>0.034281920641660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00">
                <text:p>57100</text:p>
              </table:table-cell>
              <table:table-cell office:value-type="float" office:value="0.0276765041053295">
                <text:p>0.027676504105329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00">
                <text:p>57200</text:p>
              </table:table-cell>
              <table:table-cell office:value-type="float" office:value="0.0273587517440319">
                <text:p>0.02735875174403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00">
                <text:p>57300</text:p>
              </table:table-cell>
              <table:table-cell office:value-type="float" office:value="0.0189349744468927">
                <text:p>0.018934974446892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00">
                <text:p>57400</text:p>
              </table:table-cell>
              <table:table-cell office:value-type="float" office:value="0.0224572531878948">
                <text:p>0.02245725318789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00">
                <text:p>57500</text:p>
              </table:table-cell>
              <table:table-cell office:value-type="float" office:value="0.0266838353127241">
                <text:p>0.026683835312724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00">
                <text:p>57600</text:p>
              </table:table-cell>
              <table:table-cell office:value-type="float" office:value="0.0254999864846467">
                <text:p>0.025499986484646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00">
                <text:p>57700</text:p>
              </table:table-cell>
              <table:table-cell office:value-type="float" office:value="0.0233267620205879">
                <text:p>0.023326762020587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00">
                <text:p>57800</text:p>
              </table:table-cell>
              <table:table-cell office:value-type="float" office:value="0.0226766541600227">
                <text:p>0.022676654160022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00">
                <text:p>57900</text:p>
              </table:table-cell>
              <table:table-cell office:value-type="float" office:value="0.0206135716289281">
                <text:p>0.020613571628928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00">
                <text:p>58000</text:p>
              </table:table-cell>
              <table:table-cell office:value-type="float" office:value="0.0258213691413402">
                <text:p>0.025821369141340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00">
                <text:p>58100</text:p>
              </table:table-cell>
              <table:table-cell office:value-type="float" office:value="0.021597072482109">
                <text:p>0.02159707248210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00">
                <text:p>58200</text:p>
              </table:table-cell>
              <table:table-cell office:value-type="float" office:value="0.0196125376969575">
                <text:p>0.01961253769695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00">
                <text:p>58300</text:p>
              </table:table-cell>
              <table:table-cell office:value-type="float" office:value="0.0242454018443822">
                <text:p>0.02424540184438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00">
                <text:p>58400</text:p>
              </table:table-cell>
              <table:table-cell office:value-type="float" office:value="0.023255243897438">
                <text:p>0.0232552438974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00">
                <text:p>58500</text:p>
              </table:table-cell>
              <table:table-cell office:value-type="float" office:value="0.0231817532330751">
                <text:p>0.023181753233075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00">
                <text:p>58600</text:p>
              </table:table-cell>
              <table:table-cell office:value-type="float" office:value="0.024669099599123">
                <text:p>0.02466909959912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00">
                <text:p>58700</text:p>
              </table:table-cell>
              <table:table-cell office:value-type="float" office:value="0.0226088520139455">
                <text:p>0.02260885201394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00">
                <text:p>58800</text:p>
              </table:table-cell>
              <table:table-cell office:value-type="float" office:value="0.0232218522578477">
                <text:p>0.023221852257847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00">
                <text:p>58900</text:p>
              </table:table-cell>
              <table:table-cell office:value-type="float" office:value="0.0230970308184623">
                <text:p>0.023097030818462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00">
                <text:p>59000</text:p>
              </table:table-cell>
              <table:table-cell office:value-type="float" office:value="0.0230910275131464">
                <text:p>0.02309102751314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00">
                <text:p>59100</text:p>
              </table:table-cell>
              <table:table-cell office:value-type="float" office:value="0.0208313502371311">
                <text:p>0.02083135023713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00">
                <text:p>59200</text:p>
              </table:table-cell>
              <table:table-cell office:value-type="float" office:value="0.0185524616390466">
                <text:p>0.018552461639046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00">
                <text:p>59300</text:p>
              </table:table-cell>
              <table:table-cell office:value-type="float" office:value="0.0192814525216817">
                <text:p>0.019281452521681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00">
                <text:p>59400</text:p>
              </table:table-cell>
              <table:table-cell office:value-type="float" office:value="0.0218192208558321">
                <text:p>0.02181922085583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00">
                <text:p>59500</text:p>
              </table:table-cell>
              <table:table-cell office:value-type="float" office:value="0.0213408656418323">
                <text:p>0.021340865641832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00">
                <text:p>59600</text:p>
              </table:table-cell>
              <table:table-cell office:value-type="float" office:value="0.0212012138217687">
                <text:p>0.021201213821768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00">
                <text:p>59700</text:p>
              </table:table-cell>
              <table:table-cell office:value-type="float" office:value="0.0239720717072486">
                <text:p>0.023972071707248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00">
                <text:p>59800</text:p>
              </table:table-cell>
              <table:table-cell office:value-type="float" office:value="0.0227588098496198">
                <text:p>0.02275880984961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00">
                <text:p>59900</text:p>
              </table:table-cell>
              <table:table-cell office:value-type="float" office:value="0.0252098385244607">
                <text:p>0.025209838524460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00">
                <text:p>60000</text:p>
              </table:table-cell>
              <table:table-cell office:value-type="float" office:value="0.0230166278779506">
                <text:p>0.023016627877950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00">
                <text:p>60100</text:p>
              </table:table-cell>
              <table:table-cell office:value-type="float" office:value="0.0180936213582754">
                <text:p>0.01809362135827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00">
                <text:p>60200</text:p>
              </table:table-cell>
              <table:table-cell office:value-type="float" office:value="0.0213245637714862">
                <text:p>0.021324563771486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00">
                <text:p>60300</text:p>
              </table:table-cell>
              <table:table-cell office:value-type="float" office:value="0.0251665730029344">
                <text:p>0.025166573002934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00">
                <text:p>60400</text:p>
              </table:table-cell>
              <table:table-cell office:value-type="float" office:value="0.0206738226115703">
                <text:p>0.02067382261157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00">
                <text:p>60500</text:p>
              </table:table-cell>
              <table:table-cell office:value-type="float" office:value="0.0201598778367042">
                <text:p>0.02015987783670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00">
                <text:p>60600</text:p>
              </table:table-cell>
              <table:table-cell office:value-type="float" office:value="0.0232029687613248">
                <text:p>0.023202968761324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00">
                <text:p>60700</text:p>
              </table:table-cell>
              <table:table-cell office:value-type="float" office:value="0.0231744330376386">
                <text:p>0.023174433037638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00">
                <text:p>60800</text:p>
              </table:table-cell>
              <table:table-cell office:value-type="float" office:value="0.0254198014736175">
                <text:p>0.02541980147361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00">
                <text:p>60900</text:p>
              </table:table-cell>
              <table:table-cell office:value-type="float" office:value="0.0231964010745286">
                <text:p>0.023196401074528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00">
                <text:p>61000</text:p>
              </table:table-cell>
              <table:table-cell office:value-type="float" office:value="0.0209751091897487">
                <text:p>0.020975109189748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00">
                <text:p>61100</text:p>
              </table:table-cell>
              <table:table-cell office:value-type="float" office:value="0.0218334831297397">
                <text:p>0.021833483129739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00">
                <text:p>61200</text:p>
              </table:table-cell>
              <table:table-cell office:value-type="float" office:value="0.0201934240758419">
                <text:p>0.02019342407584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00">
                <text:p>61300</text:p>
              </table:table-cell>
              <table:table-cell office:value-type="float" office:value="0.0229472983628511">
                <text:p>0.02294729836285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00">
                <text:p>61400</text:p>
              </table:table-cell>
              <table:table-cell office:value-type="float" office:value="0.0200445558875799">
                <text:p>0.020044555887579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00">
                <text:p>61500</text:p>
              </table:table-cell>
              <table:table-cell office:value-type="float" office:value="0.0199978314340114">
                <text:p>0.01999783143401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00">
                <text:p>61600</text:p>
              </table:table-cell>
              <table:table-cell office:value-type="float" office:value="0.0264044776558876">
                <text:p>0.026404477655887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00">
                <text:p>61700</text:p>
              </table:table-cell>
              <table:table-cell office:value-type="float" office:value="0.0233231242746114">
                <text:p>0.023323124274611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00">
                <text:p>61800</text:p>
              </table:table-cell>
              <table:table-cell office:value-type="float" office:value="0.0227971635758876">
                <text:p>0.022797163575887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00">
                <text:p>61900</text:p>
              </table:table-cell>
              <table:table-cell office:value-type="float" office:value="0.0202432963997125">
                <text:p>0.02024329639971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00">
                <text:p>62000</text:p>
              </table:table-cell>
              <table:table-cell office:value-type="float" office:value="0.023914773017168">
                <text:p>0.02391477301716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00">
                <text:p>62100</text:p>
              </table:table-cell>
              <table:table-cell office:value-type="float" office:value="0.0237413942813873">
                <text:p>0.02374139428138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00">
                <text:p>62200</text:p>
              </table:table-cell>
              <table:table-cell office:value-type="float" office:value="0.0292873717844486">
                <text:p>0.029287371784448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00">
                <text:p>62300</text:p>
              </table:table-cell>
              <table:table-cell office:value-type="float" office:value="0.0215233378112316">
                <text:p>0.02152333781123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00">
                <text:p>62400</text:p>
              </table:table-cell>
              <table:table-cell office:value-type="float" office:value="0.024367643520236">
                <text:p>0.02436764352023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00">
                <text:p>62500</text:p>
              </table:table-cell>
              <table:table-cell office:value-type="float" office:value="0.0221860017627477">
                <text:p>0.022186001762747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00">
                <text:p>62600</text:p>
              </table:table-cell>
              <table:table-cell office:value-type="float" office:value="0.0322416573762893">
                <text:p>0.032241657376289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00">
                <text:p>62700</text:p>
              </table:table-cell>
              <table:table-cell office:value-type="float" office:value="0.027466095983982">
                <text:p>0.0274660959839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00">
                <text:p>62800</text:p>
              </table:table-cell>
              <table:table-cell office:value-type="float" office:value="0.0245889741927385">
                <text:p>0.024588974192738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00">
                <text:p>62900</text:p>
              </table:table-cell>
              <table:table-cell office:value-type="float" office:value="0.0203362014144659">
                <text:p>0.020336201414465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00">
                <text:p>63000</text:p>
              </table:table-cell>
              <table:table-cell office:value-type="float" office:value="0.0181696843355894">
                <text:p>0.018169684335589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00">
                <text:p>63100</text:p>
              </table:table-cell>
              <table:table-cell office:value-type="float" office:value="0.0251191779971122">
                <text:p>0.025119177997112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00">
                <text:p>63200</text:p>
              </table:table-cell>
              <table:table-cell office:value-type="float" office:value="0.0239547304809093">
                <text:p>0.02395473048090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00">
                <text:p>63300</text:p>
              </table:table-cell>
              <table:table-cell office:value-type="float" office:value="0.0254807136952877">
                <text:p>0.025480713695287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00">
                <text:p>63400</text:p>
              </table:table-cell>
              <table:table-cell office:value-type="float" office:value="0.0217869505286216">
                <text:p>0.021786950528621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00">
                <text:p>63500</text:p>
              </table:table-cell>
              <table:table-cell office:value-type="float" office:value="0.047914981842041">
                <text:p>0.04791498184204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00">
                <text:p>63600</text:p>
              </table:table-cell>
              <table:table-cell office:value-type="float" office:value="0.0242778602987527">
                <text:p>0.024277860298752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00">
                <text:p>63700</text:p>
              </table:table-cell>
              <table:table-cell office:value-type="float" office:value="0.0215923711657524">
                <text:p>0.021592371165752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00">
                <text:p>63800</text:p>
              </table:table-cell>
              <table:table-cell office:value-type="float" office:value="0.0232066269963979">
                <text:p>0.023206626996397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00">
                <text:p>63900</text:p>
              </table:table-cell>
              <table:table-cell office:value-type="float" office:value="0.0212899763137102">
                <text:p>0.021289976313710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00">
                <text:p>64000</text:p>
              </table:table-cell>
              <table:table-cell office:value-type="float" office:value="0.0201036781072616">
                <text:p>0.020103678107261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00">
                <text:p>64100</text:p>
              </table:table-cell>
              <table:table-cell office:value-type="float" office:value="0.0208283346146345">
                <text:p>0.020828334614634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00">
                <text:p>64200</text:p>
              </table:table-cell>
              <table:table-cell office:value-type="float" office:value="0.0255781151354312">
                <text:p>0.02557811513543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00">
                <text:p>64300</text:p>
              </table:table-cell>
              <table:table-cell office:value-type="float" office:value="0.0266567263752222">
                <text:p>0.02665672637522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00">
                <text:p>64400</text:p>
              </table:table-cell>
              <table:table-cell office:value-type="float" office:value="0.0200820937752723">
                <text:p>0.02008209377527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00">
                <text:p>64500</text:p>
              </table:table-cell>
              <table:table-cell office:value-type="float" office:value="0.0237513054162263">
                <text:p>0.02375130541622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00">
                <text:p>64600</text:p>
              </table:table-cell>
              <table:table-cell office:value-type="float" office:value="0.0222897455096244">
                <text:p>0.022289745509624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00">
                <text:p>64700</text:p>
              </table:table-cell>
              <table:table-cell office:value-type="float" office:value="0.0237111132591962">
                <text:p>0.023711113259196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00">
                <text:p>64800</text:p>
              </table:table-cell>
              <table:table-cell office:value-type="float" office:value="0.0241595190018415">
                <text:p>0.02415951900184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00">
                <text:p>64900</text:p>
              </table:table-cell>
              <table:table-cell office:value-type="float" office:value="0.0225458778440952">
                <text:p>0.022545877844095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00">
                <text:p>65000</text:p>
              </table:table-cell>
              <table:table-cell office:value-type="float" office:value="0.0215028747916221">
                <text:p>0.021502874791622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00">
                <text:p>65100</text:p>
              </table:table-cell>
              <table:table-cell office:value-type="float" office:value="0.0260473936796188">
                <text:p>0.026047393679618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00">
                <text:p>65200</text:p>
              </table:table-cell>
              <table:table-cell office:value-type="float" office:value="0.0317565724253654">
                <text:p>0.031756572425365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00">
                <text:p>65300</text:p>
              </table:table-cell>
              <table:table-cell office:value-type="float" office:value="0.0199219025671482">
                <text:p>0.01992190256714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00">
                <text:p>65400</text:p>
              </table:table-cell>
              <table:table-cell office:value-type="float" office:value="0.019252985715866">
                <text:p>0.01925298571586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00">
                <text:p>65500</text:p>
              </table:table-cell>
              <table:table-cell office:value-type="float" office:value="0.0171352550387382">
                <text:p>0.017135255038738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00">
                <text:p>65600</text:p>
              </table:table-cell>
              <table:table-cell office:value-type="float" office:value="0.0251826364547014">
                <text:p>0.02518263645470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00">
                <text:p>65700</text:p>
              </table:table-cell>
              <table:table-cell office:value-type="float" office:value="0.0204423554241657">
                <text:p>0.02044235542416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00">
                <text:p>65800</text:p>
              </table:table-cell>
              <table:table-cell office:value-type="float" office:value="0.0159713365137577">
                <text:p>0.015971336513757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00">
                <text:p>65900</text:p>
              </table:table-cell>
              <table:table-cell office:value-type="float" office:value="0.0212223567068576">
                <text:p>0.02122235670685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00">
                <text:p>66000</text:p>
              </table:table-cell>
              <table:table-cell office:value-type="float" office:value="0.0237535275518894">
                <text:p>0.023753527551889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00">
                <text:p>66100</text:p>
              </table:table-cell>
              <table:table-cell office:value-type="float" office:value="0.0238495580852031">
                <text:p>0.023849558085203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00">
                <text:p>66200</text:p>
              </table:table-cell>
              <table:table-cell office:value-type="float" office:value="0.0186917278915643">
                <text:p>0.018691727891564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00">
                <text:p>66300</text:p>
              </table:table-cell>
              <table:table-cell office:value-type="float" office:value="0.0226721502840518">
                <text:p>0.022672150284051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00">
                <text:p>66400</text:p>
              </table:table-cell>
              <table:table-cell office:value-type="float" office:value="0.0206145960837602">
                <text:p>0.020614596083760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00">
                <text:p>66500</text:p>
              </table:table-cell>
              <table:table-cell office:value-type="float" office:value="0.0181506425142288">
                <text:p>0.018150642514228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00">
                <text:p>66600</text:p>
              </table:table-cell>
              <table:table-cell office:value-type="float" office:value="0.023475095629692">
                <text:p>0.02347509562969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00">
                <text:p>66700</text:p>
              </table:table-cell>
              <table:table-cell office:value-type="float" office:value="0.0293863285332918">
                <text:p>0.029386328533291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00">
                <text:p>66800</text:p>
              </table:table-cell>
              <table:table-cell office:value-type="float" office:value="0.0174470487982034">
                <text:p>0.017447048798203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00">
                <text:p>66900</text:p>
              </table:table-cell>
              <table:table-cell office:value-type="float" office:value="0.0173113197088241">
                <text:p>0.01731131970882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00">
                <text:p>67000</text:p>
              </table:table-cell>
              <table:table-cell office:value-type="float" office:value="0.0384243577718734">
                <text:p>0.038424357771873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00">
                <text:p>67100</text:p>
              </table:table-cell>
              <table:table-cell office:value-type="float" office:value="0.0251529179513454">
                <text:p>0.025152917951345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00">
                <text:p>67200</text:p>
              </table:table-cell>
              <table:table-cell office:value-type="float" office:value="0.0290159787982702">
                <text:p>0.029015978798270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00">
                <text:p>67300</text:p>
              </table:table-cell>
              <table:table-cell office:value-type="float" office:value="0.0257562510669231">
                <text:p>0.025756251066923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00">
                <text:p>67400</text:p>
              </table:table-cell>
              <table:table-cell office:value-type="float" office:value="0.0217703208327293">
                <text:p>0.021770320832729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00">
                <text:p>67500</text:p>
              </table:table-cell>
              <table:table-cell office:value-type="float" office:value="0.0221804417669773">
                <text:p>0.022180441766977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00">
                <text:p>67600</text:p>
              </table:table-cell>
              <table:table-cell office:value-type="float" office:value="0.0192238278687">
                <text:p>0.019223827868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00">
                <text:p>67700</text:p>
              </table:table-cell>
              <table:table-cell office:value-type="float" office:value="0.0168492030352354">
                <text:p>0.016849203035235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00">
                <text:p>67800</text:p>
              </table:table-cell>
              <table:table-cell office:value-type="float" office:value="0.0211959928274154">
                <text:p>0.021195992827415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00">
                <text:p>67900</text:p>
              </table:table-cell>
              <table:table-cell office:value-type="float" office:value="0.0184235256165266">
                <text:p>0.018423525616526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00">
                <text:p>68000</text:p>
              </table:table-cell>
              <table:table-cell office:value-type="float" office:value="0.0192683525383472">
                <text:p>0.019268352538347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00">
                <text:p>68100</text:p>
              </table:table-cell>
              <table:table-cell office:value-type="float" office:value="0.0200442150235176">
                <text:p>0.020044215023517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00">
                <text:p>68200</text:p>
              </table:table-cell>
              <table:table-cell office:value-type="float" office:value="0.0240076836198568">
                <text:p>0.024007683619856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00">
                <text:p>68300</text:p>
              </table:table-cell>
              <table:table-cell office:value-type="float" office:value="0.0229673907160758">
                <text:p>0.022967390716075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00">
                <text:p>68400</text:p>
              </table:table-cell>
              <table:table-cell office:value-type="float" office:value="0.0184518508613109">
                <text:p>0.018451850861310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00">
                <text:p>68500</text:p>
              </table:table-cell>
              <table:table-cell office:value-type="float" office:value="0.0187727827578783">
                <text:p>0.018772782757878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00">
                <text:p>68600</text:p>
              </table:table-cell>
              <table:table-cell office:value-type="float" office:value="0.0182816963642835">
                <text:p>0.018281696364283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00">
                <text:p>68700</text:p>
              </table:table-cell>
              <table:table-cell office:value-type="float" office:value="0.0208315961062908">
                <text:p>0.020831596106290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00">
                <text:p>68800</text:p>
              </table:table-cell>
              <table:table-cell office:value-type="float" office:value="0.019819913432002">
                <text:p>0.01981991343200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00">
                <text:p>68900</text:p>
              </table:table-cell>
              <table:table-cell office:value-type="float" office:value="0.0190934892743825">
                <text:p>0.01909348927438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00">
                <text:p>69000</text:p>
              </table:table-cell>
              <table:table-cell office:value-type="float" office:value="0.0209204349666833">
                <text:p>0.02092043496668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00">
                <text:p>69100</text:p>
              </table:table-cell>
              <table:table-cell office:value-type="float" office:value="0.0205974131822586">
                <text:p>0.020597413182258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00">
                <text:p>69200</text:p>
              </table:table-cell>
              <table:table-cell office:value-type="float" office:value="0.0187657587230205">
                <text:p>0.018765758723020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00">
                <text:p>69300</text:p>
              </table:table-cell>
              <table:table-cell office:value-type="float" office:value="0.0223121996968984">
                <text:p>0.022312199696898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00">
                <text:p>69400</text:p>
              </table:table-cell>
              <table:table-cell office:value-type="float" office:value="0.0235550347715616">
                <text:p>0.02355503477156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00">
                <text:p>69500</text:p>
              </table:table-cell>
              <table:table-cell office:value-type="float" office:value="0.0220042243599891">
                <text:p>0.022004224359989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00">
                <text:p>69600</text:p>
              </table:table-cell>
              <table:table-cell office:value-type="float" office:value="0.0185007229447364">
                <text:p>0.01850072294473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00">
                <text:p>69700</text:p>
              </table:table-cell>
              <table:table-cell office:value-type="float" office:value="0.0280018858611583">
                <text:p>0.028001885861158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00">
                <text:p>69800</text:p>
              </table:table-cell>
              <table:table-cell office:value-type="float" office:value="0.0229859389364719">
                <text:p>0.022985938936471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00">
                <text:p>69900</text:p>
              </table:table-cell>
              <table:table-cell office:value-type="float" office:value="0.0222164373844862">
                <text:p>0.022216437384486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00">
                <text:p>70000</text:p>
              </table:table-cell>
              <table:table-cell office:value-type="float" office:value="0.0175169110298156">
                <text:p>0.017516911029815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00">
                <text:p>70100</text:p>
              </table:table-cell>
              <table:table-cell office:value-type="float" office:value="0.0181838367134332">
                <text:p>0.01818383671343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00">
                <text:p>70200</text:p>
              </table:table-cell>
              <table:table-cell office:value-type="float" office:value="0.0190807376056909">
                <text:p>0.019080737605690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00">
                <text:p>70300</text:p>
              </table:table-cell>
              <table:table-cell office:value-type="float" office:value="0.0170652642846107">
                <text:p>0.017065264284610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00">
                <text:p>70400</text:p>
              </table:table-cell>
              <table:table-cell office:value-type="float" office:value="0.0215210914611816">
                <text:p>0.02152109146118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00">
                <text:p>70500</text:p>
              </table:table-cell>
              <table:table-cell office:value-type="float" office:value="0.0221812929958105">
                <text:p>0.022181292995810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00">
                <text:p>70600</text:p>
              </table:table-cell>
              <table:table-cell office:value-type="float" office:value="0.0190893113613128">
                <text:p>0.019089311361312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00">
                <text:p>70700</text:p>
              </table:table-cell>
              <table:table-cell office:value-type="float" office:value="0.022277919575572">
                <text:p>0.02227791957557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00">
                <text:p>70800</text:p>
              </table:table-cell>
              <table:table-cell office:value-type="float" office:value="0.0177225656807422">
                <text:p>0.017722565680742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00">
                <text:p>70900</text:p>
              </table:table-cell>
              <table:table-cell office:value-type="float" office:value="0.0233783219009637">
                <text:p>0.02337832190096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00">
                <text:p>71000</text:p>
              </table:table-cell>
              <table:table-cell office:value-type="float" office:value="0.0182630587369203">
                <text:p>0.018263058736920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00">
                <text:p>71100</text:p>
              </table:table-cell>
              <table:table-cell office:value-type="float" office:value="0.0222410596907138">
                <text:p>0.02224105969071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00">
                <text:p>71200</text:p>
              </table:table-cell>
              <table:table-cell office:value-type="float" office:value="0.0213948059827089">
                <text:p>0.021394805982708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00">
                <text:p>71300</text:p>
              </table:table-cell>
              <table:table-cell office:value-type="float" office:value="0.0185437425971031">
                <text:p>0.018543742597103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00">
                <text:p>71400</text:p>
              </table:table-cell>
              <table:table-cell office:value-type="float" office:value="0.0215957984328269">
                <text:p>0.021595798432826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00">
                <text:p>71500</text:p>
              </table:table-cell>
              <table:table-cell office:value-type="float" office:value="0.0263285897672176">
                <text:p>0.026328589767217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00">
                <text:p>71600</text:p>
              </table:table-cell>
              <table:table-cell office:value-type="float" office:value="0.0201823003590106">
                <text:p>0.020182300359010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00">
                <text:p>71700</text:p>
              </table:table-cell>
              <table:table-cell office:value-type="float" office:value="0.0204934850335121">
                <text:p>0.020493485033512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00">
                <text:p>71800</text:p>
              </table:table-cell>
              <table:table-cell office:value-type="float" office:value="0.0176657810807228">
                <text:p>0.01766578108072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00">
                <text:p>71900</text:p>
              </table:table-cell>
              <table:table-cell office:value-type="float" office:value="0.0172305684536695">
                <text:p>0.017230568453669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00">
                <text:p>72000</text:p>
              </table:table-cell>
              <table:table-cell office:value-type="float" office:value="0.0238346345722675">
                <text:p>0.02383463457226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00">
                <text:p>72100</text:p>
              </table:table-cell>
              <table:table-cell office:value-type="float" office:value="0.0207908097654581">
                <text:p>0.020790809765458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00">
                <text:p>72200</text:p>
              </table:table-cell>
              <table:table-cell office:value-type="float" office:value="0.0228656101971864">
                <text:p>0.022865610197186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00">
                <text:p>72300</text:p>
              </table:table-cell>
              <table:table-cell office:value-type="float" office:value="0.022252682596445">
                <text:p>0.02225268259644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00">
                <text:p>72400</text:p>
              </table:table-cell>
              <table:table-cell office:value-type="float" office:value="0.023579616099596">
                <text:p>0.02357961609959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00">
                <text:p>72500</text:p>
              </table:table-cell>
              <table:table-cell office:value-type="float" office:value="0.0214872397482395">
                <text:p>0.021487239748239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00">
                <text:p>72600</text:p>
              </table:table-cell>
              <table:table-cell office:value-type="float" office:value="0.0209951698780059">
                <text:p>0.020995169878005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00">
                <text:p>72700</text:p>
              </table:table-cell>
              <table:table-cell office:value-type="float" office:value="0.0228634513914585">
                <text:p>0.02286345139145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00">
                <text:p>72800</text:p>
              </table:table-cell>
              <table:table-cell office:value-type="float" office:value="0.0241100564599037">
                <text:p>0.024110056459903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00">
                <text:p>72900</text:p>
              </table:table-cell>
              <table:table-cell office:value-type="float" office:value="0.0205100253224372">
                <text:p>0.020510025322437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00">
                <text:p>73000</text:p>
              </table:table-cell>
              <table:table-cell office:value-type="float" office:value="0.021406028419733">
                <text:p>0.02140602841973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00">
                <text:p>73100</text:p>
              </table:table-cell>
              <table:table-cell office:value-type="float" office:value="0.0249791331589221">
                <text:p>0.024979133158922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00">
                <text:p>73200</text:p>
              </table:table-cell>
              <table:table-cell office:value-type="float" office:value="0.0208567082881927">
                <text:p>0.020856708288192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00">
                <text:p>73300</text:p>
              </table:table-cell>
              <table:table-cell office:value-type="float" office:value="0.0211168751120567">
                <text:p>0.02111687511205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00">
                <text:p>73400</text:p>
              </table:table-cell>
              <table:table-cell office:value-type="float" office:value="0.0177246332168579">
                <text:p>0.017724633216857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00">
                <text:p>73500</text:p>
              </table:table-cell>
              <table:table-cell office:value-type="float" office:value="0.0199339874088764">
                <text:p>0.019933987408876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00">
                <text:p>73600</text:p>
              </table:table-cell>
              <table:table-cell office:value-type="float" office:value="0.0181272458285093">
                <text:p>0.018127245828509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00">
                <text:p>73700</text:p>
              </table:table-cell>
              <table:table-cell office:value-type="float" office:value="0.0175384562462568">
                <text:p>0.01753845624625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00">
                <text:p>73800</text:p>
              </table:table-cell>
              <table:table-cell office:value-type="float" office:value="0.0289433188736438">
                <text:p>0.028943318873643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00">
                <text:p>73900</text:p>
              </table:table-cell>
              <table:table-cell office:value-type="float" office:value="0.0231666341423988">
                <text:p>0.023166634142398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00">
                <text:p>74000</text:p>
              </table:table-cell>
              <table:table-cell office:value-type="float" office:value="0.0182752311229705">
                <text:p>0.018275231122970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00">
                <text:p>74100</text:p>
              </table:table-cell>
              <table:table-cell office:value-type="float" office:value="0.058520171791315">
                <text:p>0.05852017179131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00">
                <text:p>74200</text:p>
              </table:table-cell>
              <table:table-cell office:value-type="float" office:value="0.0365547388792037">
                <text:p>0.036554738879203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00">
                <text:p>74300</text:p>
              </table:table-cell>
              <table:table-cell office:value-type="float" office:value="0.0264944061636924">
                <text:p>0.026494406163692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00">
                <text:p>74400</text:p>
              </table:table-cell>
              <table:table-cell office:value-type="float" office:value="0.0296366959810256">
                <text:p>0.02963669598102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00">
                <text:p>74500</text:p>
              </table:table-cell>
              <table:table-cell office:value-type="float" office:value="0.0291651804000139">
                <text:p>0.029165180400013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00">
                <text:p>74600</text:p>
              </table:table-cell>
              <table:table-cell office:value-type="float" office:value="0.0268777497112751">
                <text:p>0.026877749711275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00">
                <text:p>74700</text:p>
              </table:table-cell>
              <table:table-cell office:value-type="float" office:value="0.0227823667228221">
                <text:p>0.022782366722822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00">
                <text:p>74800</text:p>
              </table:table-cell>
              <table:table-cell office:value-type="float" office:value="0.0215139612555503">
                <text:p>0.021513961255550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00">
                <text:p>74900</text:p>
              </table:table-cell>
              <table:table-cell office:value-type="float" office:value="0.0281151365488767">
                <text:p>0.028115136548876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00">
                <text:p>75000</text:p>
              </table:table-cell>
              <table:table-cell office:value-type="float" office:value="0.025127300992608">
                <text:p>0.02512730099260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00">
                <text:p>75100</text:p>
              </table:table-cell>
              <table:table-cell office:value-type="float" office:value="0.0236486233770847">
                <text:p>0.023648623377084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00">
                <text:p>75200</text:p>
              </table:table-cell>
              <table:table-cell office:value-type="float" office:value="0.0219112802296876">
                <text:p>0.021911280229687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00">
                <text:p>75300</text:p>
              </table:table-cell>
              <table:table-cell office:value-type="float" office:value="0.030714014545083">
                <text:p>0.03071401454508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00">
                <text:p>75400</text:p>
              </table:table-cell>
              <table:table-cell office:value-type="float" office:value="0.0238479562103748">
                <text:p>0.02384795621037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00">
                <text:p>75500</text:p>
              </table:table-cell>
              <table:table-cell office:value-type="float" office:value="0.0304882004857063">
                <text:p>0.030488200485706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00">
                <text:p>75600</text:p>
              </table:table-cell>
              <table:table-cell office:value-type="float" office:value="0.0165948122739791">
                <text:p>0.016594812273979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00">
                <text:p>75700</text:p>
              </table:table-cell>
              <table:table-cell office:value-type="float" office:value="0.0232858173549175">
                <text:p>0.02328581735491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00">
                <text:p>75800</text:p>
              </table:table-cell>
              <table:table-cell office:value-type="float" office:value="0.0266123954206705">
                <text:p>0.02661239542067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00">
                <text:p>75900</text:p>
              </table:table-cell>
              <table:table-cell office:value-type="float" office:value="0.0239399150013923">
                <text:p>0.023939915001392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00">
                <text:p>76000</text:p>
              </table:table-cell>
              <table:table-cell office:value-type="float" office:value="0.0160255469381809">
                <text:p>0.016025546938180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00">
                <text:p>76100</text:p>
              </table:table-cell>
              <table:table-cell office:value-type="float" office:value="0.0163569394499063">
                <text:p>0.016356939449906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00">
                <text:p>76200</text:p>
              </table:table-cell>
              <table:table-cell office:value-type="float" office:value="0.0168128348886966">
                <text:p>0.016812834888696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00">
                <text:p>76300</text:p>
              </table:table-cell>
              <table:table-cell office:value-type="float" office:value="0.0194964781403541">
                <text:p>0.019496478140354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00">
                <text:p>76400</text:p>
              </table:table-cell>
              <table:table-cell office:value-type="float" office:value="0.0212474055588245">
                <text:p>0.021247405558824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00">
                <text:p>76500</text:p>
              </table:table-cell>
              <table:table-cell office:value-type="float" office:value="0.0183207280933856">
                <text:p>0.018320728093385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00">
                <text:p>76600</text:p>
              </table:table-cell>
              <table:table-cell office:value-type="float" office:value="0.0293947923928499">
                <text:p>0.029394792392849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00">
                <text:p>76700</text:p>
              </table:table-cell>
              <table:table-cell office:value-type="float" office:value="0.0207353830337524">
                <text:p>0.020735383033752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00">
                <text:p>76800</text:p>
              </table:table-cell>
              <table:table-cell office:value-type="float" office:value="0.0206440258771181">
                <text:p>0.020644025877118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00">
                <text:p>76900</text:p>
              </table:table-cell>
              <table:table-cell office:value-type="float" office:value="0.0226602256298065">
                <text:p>0.022660225629806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00">
                <text:p>77000</text:p>
              </table:table-cell>
              <table:table-cell office:value-type="float" office:value="0.0143400877714157">
                <text:p>0.014340087771415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00">
                <text:p>77100</text:p>
              </table:table-cell>
              <table:table-cell office:value-type="float" office:value="0.0229466520249843">
                <text:p>0.02294665202498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00">
                <text:p>77200</text:p>
              </table:table-cell>
              <table:table-cell office:value-type="float" office:value="0.0250699501484632">
                <text:p>0.025069950148463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00">
                <text:p>77300</text:p>
              </table:table-cell>
              <table:table-cell office:value-type="float" office:value="0.0157809518277645">
                <text:p>0.015780951827764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00">
                <text:p>77400</text:p>
              </table:table-cell>
              <table:table-cell office:value-type="float" office:value="0.0200514309108257">
                <text:p>0.020051430910825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00">
                <text:p>77500</text:p>
              </table:table-cell>
              <table:table-cell office:value-type="float" office:value="0.018794409930706">
                <text:p>0.01879440993070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00">
                <text:p>77600</text:p>
              </table:table-cell>
              <table:table-cell office:value-type="float" office:value="0.0205925200134515">
                <text:p>0.020592520013451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00">
                <text:p>77700</text:p>
              </table:table-cell>
              <table:table-cell office:value-type="float" office:value="0.0294560566544532">
                <text:p>0.02945605665445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00">
                <text:p>77800</text:p>
              </table:table-cell>
              <table:table-cell office:value-type="float" office:value="0.0207369737327098">
                <text:p>0.020736973732709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00">
                <text:p>77900</text:p>
              </table:table-cell>
              <table:table-cell office:value-type="float" office:value="0.0178144760429859">
                <text:p>0.017814476042985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00">
                <text:p>78000</text:p>
              </table:table-cell>
              <table:table-cell office:value-type="float" office:value="0.0236434247344732">
                <text:p>0.023643424734473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00">
                <text:p>78100</text:p>
              </table:table-cell>
              <table:table-cell office:value-type="float" office:value="0.0204883962869644">
                <text:p>0.020488396286964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00">
                <text:p>78200</text:p>
              </table:table-cell>
              <table:table-cell office:value-type="float" office:value="0.0187625046819448">
                <text:p>0.018762504681944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00">
                <text:p>78300</text:p>
              </table:table-cell>
              <table:table-cell office:value-type="float" office:value="0.0184878483414649">
                <text:p>0.018487848341464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00">
                <text:p>78400</text:p>
              </table:table-cell>
              <table:table-cell office:value-type="float" office:value="0.0247779320925474">
                <text:p>0.02477793209254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00">
                <text:p>78500</text:p>
              </table:table-cell>
              <table:table-cell office:value-type="float" office:value="0.021118776872754">
                <text:p>0.02111877687275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00">
                <text:p>78600</text:p>
              </table:table-cell>
              <table:table-cell office:value-type="float" office:value="0.0178967863321304">
                <text:p>0.017896786332130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00">
                <text:p>78700</text:p>
              </table:table-cell>
              <table:table-cell office:value-type="float" office:value="0.0284178629517555">
                <text:p>0.02841786295175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00">
                <text:p>78800</text:p>
              </table:table-cell>
              <table:table-cell office:value-type="float" office:value="0.0217366553843021">
                <text:p>0.02173665538430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00">
                <text:p>78900</text:p>
              </table:table-cell>
              <table:table-cell office:value-type="float" office:value="0.0187183022499084">
                <text:p>0.018718302249908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00">
                <text:p>79000</text:p>
              </table:table-cell>
              <table:table-cell office:value-type="float" office:value="0.0214902982115745">
                <text:p>0.021490298211574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00">
                <text:p>79100</text:p>
              </table:table-cell>
              <table:table-cell office:value-type="float" office:value="0.0184565503150224">
                <text:p>0.018456550315022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00">
                <text:p>79200</text:p>
              </table:table-cell>
              <table:table-cell office:value-type="float" office:value="0.025937670841813">
                <text:p>0.0259376708418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00">
                <text:p>79300</text:p>
              </table:table-cell>
              <table:table-cell office:value-type="float" office:value="0.0197425577789545">
                <text:p>0.019742557778954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00">
                <text:p>79400</text:p>
              </table:table-cell>
              <table:table-cell office:value-type="float" office:value="0.0244733039289712">
                <text:p>0.02447330392897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00">
                <text:p>79500</text:p>
              </table:table-cell>
              <table:table-cell office:value-type="float" office:value="0.0168073084205389">
                <text:p>0.016807308420538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00">
                <text:p>79600</text:p>
              </table:table-cell>
              <table:table-cell office:value-type="float" office:value="0.0192272327840328">
                <text:p>0.019227232784032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00">
                <text:p>79700</text:p>
              </table:table-cell>
              <table:table-cell office:value-type="float" office:value="0.0182692557573318">
                <text:p>0.018269255757331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00">
                <text:p>79800</text:p>
              </table:table-cell>
              <table:table-cell office:value-type="float" office:value="0.0174934342503547">
                <text:p>0.017493434250354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00">
                <text:p>79900</text:p>
              </table:table-cell>
              <table:table-cell office:value-type="float" office:value="0.0232684481889009">
                <text:p>0.023268448188900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00">
                <text:p>80000</text:p>
              </table:table-cell>
              <table:table-cell office:value-type="float" office:value="0.0228461306542158">
                <text:p>0.022846130654215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00">
                <text:p>80100</text:p>
              </table:table-cell>
              <table:table-cell office:value-type="float" office:value="0.0241103768348693">
                <text:p>0.024110376834869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00">
                <text:p>80200</text:p>
              </table:table-cell>
              <table:table-cell office:value-type="float" office:value="0.0182724464684724">
                <text:p>0.018272446468472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00">
                <text:p>80300</text:p>
              </table:table-cell>
              <table:table-cell office:value-type="float" office:value="0.0244686435908079">
                <text:p>0.024468643590807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00">
                <text:p>80400</text:p>
              </table:table-cell>
              <table:table-cell office:value-type="float" office:value="0.0224291589111089">
                <text:p>0.022429158911108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00">
                <text:p>80500</text:p>
              </table:table-cell>
              <table:table-cell office:value-type="float" office:value="0.0164584293961524">
                <text:p>0.016458429396152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00">
                <text:p>80600</text:p>
              </table:table-cell>
              <table:table-cell office:value-type="float" office:value="0.0221455879509449">
                <text:p>0.022145587950944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00">
                <text:p>80700</text:p>
              </table:table-cell>
              <table:table-cell office:value-type="float" office:value="0.020470131188631">
                <text:p>0.02047013118863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00">
                <text:p>80800</text:p>
              </table:table-cell>
              <table:table-cell office:value-type="float" office:value="0.0189477242529392">
                <text:p>0.018947724252939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00">
                <text:p>80900</text:p>
              </table:table-cell>
              <table:table-cell office:value-type="float" office:value="0.0196032226085662">
                <text:p>0.019603222608566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00">
                <text:p>81000</text:p>
              </table:table-cell>
              <table:table-cell office:value-type="float" office:value="0.0242381040006876">
                <text:p>0.024238104000687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00">
                <text:p>81100</text:p>
              </table:table-cell>
              <table:table-cell office:value-type="float" office:value="0.0227583814412355">
                <text:p>0.022758381441235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00">
                <text:p>81200</text:p>
              </table:table-cell>
              <table:table-cell office:value-type="float" office:value="0.0155544634908437">
                <text:p>0.015554463490843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00">
                <text:p>81300</text:p>
              </table:table-cell>
              <table:table-cell office:value-type="float" office:value="0.0158068668097257">
                <text:p>0.015806866809725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00">
                <text:p>81400</text:p>
              </table:table-cell>
              <table:table-cell office:value-type="float" office:value="0.0238983053714036">
                <text:p>0.023898305371403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00">
                <text:p>81500</text:p>
              </table:table-cell>
              <table:table-cell office:value-type="float" office:value="0.0152212735265493">
                <text:p>0.015221273526549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00">
                <text:p>81600</text:p>
              </table:table-cell>
              <table:table-cell office:value-type="float" office:value="0.0202667824923992">
                <text:p>0.020266782492399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00">
                <text:p>81700</text:p>
              </table:table-cell>
              <table:table-cell office:value-type="float" office:value="0.0241919718682765">
                <text:p>0.024191971868276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00">
                <text:p>81800</text:p>
              </table:table-cell>
              <table:table-cell office:value-type="float" office:value="0.0170207880437374">
                <text:p>0.017020788043737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00">
                <text:p>81900</text:p>
              </table:table-cell>
              <table:table-cell office:value-type="float" office:value="0.0181495063006877">
                <text:p>0.018149506300687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00">
                <text:p>82000</text:p>
              </table:table-cell>
              <table:table-cell office:value-type="float" office:value="0.0154751073569059">
                <text:p>0.015475107356905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00">
                <text:p>82100</text:p>
              </table:table-cell>
              <table:table-cell office:value-type="float" office:value="0.0203976090997457">
                <text:p>0.020397609099745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00">
                <text:p>82200</text:p>
              </table:table-cell>
              <table:table-cell office:value-type="float" office:value="0.0182424113154411">
                <text:p>0.01824241131544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00">
                <text:p>82300</text:p>
              </table:table-cell>
              <table:table-cell office:value-type="float" office:value="0.0198958925902843">
                <text:p>0.019895892590284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00">
                <text:p>82400</text:p>
              </table:table-cell>
              <table:table-cell office:value-type="float" office:value="0.0173555333167314">
                <text:p>0.017355533316731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00">
                <text:p>82500</text:p>
              </table:table-cell>
              <table:table-cell office:value-type="float" office:value="0.0199708528816699">
                <text:p>0.019970852881669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00">
                <text:p>82600</text:p>
              </table:table-cell>
              <table:table-cell office:value-type="float" office:value="0.0169998463243246">
                <text:p>0.016999846324324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00">
                <text:p>82700</text:p>
              </table:table-cell>
              <table:table-cell office:value-type="float" office:value="0.0188819784671068">
                <text:p>0.018881978467106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00">
                <text:p>82800</text:p>
              </table:table-cell>
              <table:table-cell office:value-type="float" office:value="0.0206369198858737">
                <text:p>0.020636919885873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00">
                <text:p>82900</text:p>
              </table:table-cell>
              <table:table-cell office:value-type="float" office:value="0.015092484652996">
                <text:p>0.01509248465299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00">
                <text:p>83000</text:p>
              </table:table-cell>
              <table:table-cell office:value-type="float" office:value="0.0192691143602132">
                <text:p>0.019269114360213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00">
                <text:p>83100</text:p>
              </table:table-cell>
              <table:table-cell office:value-type="float" office:value="0.0199015326797962">
                <text:p>0.019901532679796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00">
                <text:p>83200</text:p>
              </table:table-cell>
              <table:table-cell office:value-type="float" office:value="0.017580484971404">
                <text:p>0.01758048497140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00">
                <text:p>83300</text:p>
              </table:table-cell>
              <table:table-cell office:value-type="float" office:value="0.0220734253525733">
                <text:p>0.022073425352573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00">
                <text:p>83400</text:p>
              </table:table-cell>
              <table:table-cell office:value-type="float" office:value="0.0143503416329622">
                <text:p>0.01435034163296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00">
                <text:p>83500</text:p>
              </table:table-cell>
              <table:table-cell office:value-type="float" office:value="0.0204399209469556">
                <text:p>0.020439920946955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00">
                <text:p>83600</text:p>
              </table:table-cell>
              <table:table-cell office:value-type="float" office:value="0.018175721168518">
                <text:p>0.01817572116851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00">
                <text:p>83700</text:p>
              </table:table-cell>
              <table:table-cell office:value-type="float" office:value="0.0540464520454406">
                <text:p>0.054046452045440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00">
                <text:p>83800</text:p>
              </table:table-cell>
              <table:table-cell office:value-type="float" office:value="0.0190807785838842">
                <text:p>0.019080778583884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00">
                <text:p>83900</text:p>
              </table:table-cell>
              <table:table-cell office:value-type="float" office:value="0.0217476356774568">
                <text:p>0.021747635677456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00">
                <text:p>84000</text:p>
              </table:table-cell>
              <table:table-cell office:value-type="float" office:value="0.0245782397687435">
                <text:p>0.02457823976874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00">
                <text:p>84100</text:p>
              </table:table-cell>
              <table:table-cell office:value-type="float" office:value="0.0186932999640703">
                <text:p>0.018693299964070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00">
                <text:p>84200</text:p>
              </table:table-cell>
              <table:table-cell office:value-type="float" office:value="0.0168658792972564">
                <text:p>0.016865879297256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00">
                <text:p>84300</text:p>
              </table:table-cell>
              <table:table-cell office:value-type="float" office:value="0.0211586225777864">
                <text:p>0.021158622577786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00">
                <text:p>84400</text:p>
              </table:table-cell>
              <table:table-cell office:value-type="float" office:value="0.0162141732871532">
                <text:p>0.016214173287153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00">
                <text:p>84500</text:p>
              </table:table-cell>
              <table:table-cell office:value-type="float" office:value="0.0294156447052955">
                <text:p>0.029415644705295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00">
                <text:p>84600</text:p>
              </table:table-cell>
              <table:table-cell office:value-type="float" office:value="0.0210821293294429">
                <text:p>0.021082129329442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00">
                <text:p>84700</text:p>
              </table:table-cell>
              <table:table-cell office:value-type="float" office:value="0.0217434205114841">
                <text:p>0.021743420511484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00">
                <text:p>84800</text:p>
              </table:table-cell>
              <table:table-cell office:value-type="float" office:value="0.0220472142100334">
                <text:p>0.022047214210033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00">
                <text:p>84900</text:p>
              </table:table-cell>
              <table:table-cell office:value-type="float" office:value="0.0155191030353307">
                <text:p>0.015519103035330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00">
                <text:p>85000</text:p>
              </table:table-cell>
              <table:table-cell office:value-type="float" office:value="0.0161609649658203">
                <text:p>0.016160964965820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00">
                <text:p>85100</text:p>
              </table:table-cell>
              <table:table-cell office:value-type="float" office:value="0.0177462734282016">
                <text:p>0.01774627342820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00">
                <text:p>85200</text:p>
              </table:table-cell>
              <table:table-cell office:value-type="float" office:value="0.0224649030715227">
                <text:p>0.022464903071522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00">
                <text:p>85300</text:p>
              </table:table-cell>
              <table:table-cell office:value-type="float" office:value="0.0200649946928024">
                <text:p>0.020064994692802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00">
                <text:p>85400</text:p>
              </table:table-cell>
              <table:table-cell office:value-type="float" office:value="0.0199973918497562">
                <text:p>0.019997391849756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00">
                <text:p>85500</text:p>
              </table:table-cell>
              <table:table-cell office:value-type="float" office:value="0.0177554301917552">
                <text:p>0.017755430191755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00">
                <text:p>85600</text:p>
              </table:table-cell>
              <table:table-cell office:value-type="float" office:value="0.0183190684765577">
                <text:p>0.018319068476557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00">
                <text:p>85700</text:p>
              </table:table-cell>
              <table:table-cell office:value-type="float" office:value="0.0185213461518287">
                <text:p>0.018521346151828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00">
                <text:p>85800</text:p>
              </table:table-cell>
              <table:table-cell office:value-type="float" office:value="0.0214157458394765">
                <text:p>0.021415745839476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00">
                <text:p>85900</text:p>
              </table:table-cell>
              <table:table-cell office:value-type="float" office:value="0.0209227427840232">
                <text:p>0.02092274278402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00">
                <text:p>86000</text:p>
              </table:table-cell>
              <table:table-cell office:value-type="float" office:value="0.017982579767704">
                <text:p>0.01798257976770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00">
                <text:p>86100</text:p>
              </table:table-cell>
              <table:table-cell office:value-type="float" office:value="0.0210369266569614">
                <text:p>0.02103692665696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00">
                <text:p>86200</text:p>
              </table:table-cell>
              <table:table-cell office:value-type="float" office:value="0.0243994332849979">
                <text:p>0.024399433284997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00">
                <text:p>86300</text:p>
              </table:table-cell>
              <table:table-cell office:value-type="float" office:value="0.0168845355510711">
                <text:p>0.016884535551071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00">
                <text:p>86400</text:p>
              </table:table-cell>
              <table:table-cell office:value-type="float" office:value="0.0133161609992384">
                <text:p>0.013316160999238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00">
                <text:p>86500</text:p>
              </table:table-cell>
              <table:table-cell office:value-type="float" office:value="0.0170938242226839">
                <text:p>0.017093824222683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00">
                <text:p>86600</text:p>
              </table:table-cell>
              <table:table-cell office:value-type="float" office:value="0.0243253801017999">
                <text:p>0.024325380101799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00">
                <text:p>86700</text:p>
              </table:table-cell>
              <table:table-cell office:value-type="float" office:value="0.0196134839206933">
                <text:p>0.019613483920693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00">
                <text:p>86800</text:p>
              </table:table-cell>
              <table:table-cell office:value-type="float" office:value="0.0197154842317104">
                <text:p>0.019715484231710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00">
                <text:p>86900</text:p>
              </table:table-cell>
              <table:table-cell office:value-type="float" office:value="0.0270998701453208">
                <text:p>0.027099870145320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00">
                <text:p>87000</text:p>
              </table:table-cell>
              <table:table-cell office:value-type="float" office:value="0.0202946718782186">
                <text:p>0.020294671878218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00">
                <text:p>87100</text:p>
              </table:table-cell>
              <table:table-cell office:value-type="float" office:value="0.0188000686466693">
                <text:p>0.018800068646669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00">
                <text:p>87200</text:p>
              </table:table-cell>
              <table:table-cell office:value-type="float" office:value="0.0223992280662059">
                <text:p>0.022399228066205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00">
                <text:p>87300</text:p>
              </table:table-cell>
              <table:table-cell office:value-type="float" office:value="0.0203074961900711">
                <text:p>0.020307496190071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00">
                <text:p>87400</text:p>
              </table:table-cell>
              <table:table-cell office:value-type="float" office:value="0.0189789179712533">
                <text:p>0.01897891797125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00">
                <text:p>87500</text:p>
              </table:table-cell>
              <table:table-cell office:value-type="float" office:value="0.0257911570370197">
                <text:p>0.025791157037019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00">
                <text:p>87600</text:p>
              </table:table-cell>
              <table:table-cell office:value-type="float" office:value="0.0149668045341968">
                <text:p>0.014966804534196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00">
                <text:p>87700</text:p>
              </table:table-cell>
              <table:table-cell office:value-type="float" office:value="0.0162968318909406">
                <text:p>0.016296831890940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00">
                <text:p>87800</text:p>
              </table:table-cell>
              <table:table-cell office:value-type="float" office:value="0.0202412717044353">
                <text:p>0.020241271704435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00">
                <text:p>87900</text:p>
              </table:table-cell>
              <table:table-cell office:value-type="float" office:value="0.0194180589169263">
                <text:p>0.019418058916926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00">
                <text:p>88000</text:p>
              </table:table-cell>
              <table:table-cell office:value-type="float" office:value="0.0215002875775098">
                <text:p>0.021500287577509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00">
                <text:p>88100</text:p>
              </table:table-cell>
              <table:table-cell office:value-type="float" office:value="0.0205270498991012">
                <text:p>0.020527049899101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00">
                <text:p>88200</text:p>
              </table:table-cell>
              <table:table-cell office:value-type="float" office:value="0.0155147155746817">
                <text:p>0.015514715574681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00">
                <text:p>88300</text:p>
              </table:table-cell>
              <table:table-cell office:value-type="float" office:value="0.0214346013963222">
                <text:p>0.021434601396322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00">
                <text:p>88400</text:p>
              </table:table-cell>
              <table:table-cell office:value-type="float" office:value="0.0181760303676128">
                <text:p>0.018176030367612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00">
                <text:p>88500</text:p>
              </table:table-cell>
              <table:table-cell office:value-type="float" office:value="0.0183241181075572">
                <text:p>0.018324118107557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00">
                <text:p>88600</text:p>
              </table:table-cell>
              <table:table-cell office:value-type="float" office:value="0.0244807656854391">
                <text:p>0.02448076568543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00">
                <text:p>88700</text:p>
              </table:table-cell>
              <table:table-cell office:value-type="float" office:value="0.0222202371805906">
                <text:p>0.022220237180590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00">
                <text:p>88800</text:p>
              </table:table-cell>
              <table:table-cell office:value-type="float" office:value="0.018750287592411">
                <text:p>0.01875028759241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00">
                <text:p>88900</text:p>
              </table:table-cell>
              <table:table-cell office:value-type="float" office:value="0.0167741384357213">
                <text:p>0.01677413843572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00">
                <text:p>89000</text:p>
              </table:table-cell>
              <table:table-cell office:value-type="float" office:value="0.0168249532580375">
                <text:p>0.01682495325803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00">
                <text:p>89100</text:p>
              </table:table-cell>
              <table:table-cell office:value-type="float" office:value="0.0165741369128227">
                <text:p>0.016574136912822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00">
                <text:p>89200</text:p>
              </table:table-cell>
              <table:table-cell office:value-type="float" office:value="0.0165989995002746">
                <text:p>0.016598999500274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00">
                <text:p>89300</text:p>
              </table:table-cell>
              <table:table-cell office:value-type="float" office:value="0.0145056955516338">
                <text:p>0.014505695551633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00">
                <text:p>89400</text:p>
              </table:table-cell>
              <table:table-cell office:value-type="float" office:value="0.0204679239541292">
                <text:p>0.020467923954129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00">
                <text:p>89500</text:p>
              </table:table-cell>
              <table:table-cell office:value-type="float" office:value="0.0192476417869329">
                <text:p>0.019247641786932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00">
                <text:p>89600</text:p>
              </table:table-cell>
              <table:table-cell office:value-type="float" office:value="0.0172701366245746">
                <text:p>0.017270136624574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00">
                <text:p>89700</text:p>
              </table:table-cell>
              <table:table-cell office:value-type="float" office:value="0.0173652339726686">
                <text:p>0.017365233972668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00">
                <text:p>89800</text:p>
              </table:table-cell>
              <table:table-cell office:value-type="float" office:value="0.0179108344018459">
                <text:p>0.017910834401845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00">
                <text:p>89900</text:p>
              </table:table-cell>
              <table:table-cell office:value-type="float" office:value="0.0249184314161539">
                <text:p>0.024918431416153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00">
                <text:p>90000</text:p>
              </table:table-cell>
              <table:table-cell office:value-type="float" office:value="0.0150185627862811">
                <text:p>0.01501856278628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00">
                <text:p>90100</text:p>
              </table:table-cell>
              <table:table-cell office:value-type="float" office:value="0.0163824018090963">
                <text:p>0.016382401809096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00">
                <text:p>90200</text:p>
              </table:table-cell>
              <table:table-cell office:value-type="float" office:value="0.0187247600406408">
                <text:p>0.018724760040640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00">
                <text:p>90300</text:p>
              </table:table-cell>
              <table:table-cell office:value-type="float" office:value="0.0182891618460416">
                <text:p>0.01828916184604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00">
                <text:p>90400</text:p>
              </table:table-cell>
              <table:table-cell office:value-type="float" office:value="0.0196816064417362">
                <text:p>0.019681606441736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00">
                <text:p>90500</text:p>
              </table:table-cell>
              <table:table-cell office:value-type="float" office:value="0.0143564920872449">
                <text:p>0.014356492087244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00">
                <text:p>90600</text:p>
              </table:table-cell>
              <table:table-cell office:value-type="float" office:value="0.0189871899783611">
                <text:p>0.01898718997836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00">
                <text:p>90700</text:p>
              </table:table-cell>
              <table:table-cell office:value-type="float" office:value="0.01993821375072">
                <text:p>0.0199382137507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00">
                <text:p>90800</text:p>
              </table:table-cell>
              <table:table-cell office:value-type="float" office:value="0.0208797883242368">
                <text:p>0.020879788324236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00">
                <text:p>90900</text:p>
              </table:table-cell>
              <table:table-cell office:value-type="float" office:value="0.0160950738936662">
                <text:p>0.016095073893666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00">
                <text:p>91000</text:p>
              </table:table-cell>
              <table:table-cell office:value-type="float" office:value="0.0231909193098545">
                <text:p>0.023190919309854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00">
                <text:p>91100</text:p>
              </table:table-cell>
              <table:table-cell office:value-type="float" office:value="0.0200161281973123">
                <text:p>0.020016128197312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00">
                <text:p>91200</text:p>
              </table:table-cell>
              <table:table-cell office:value-type="float" office:value="0.0211790949106216">
                <text:p>0.021179094910621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00">
                <text:p>91300</text:p>
              </table:table-cell>
              <table:table-cell office:value-type="float" office:value="0.0265439711511135">
                <text:p>0.026543971151113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00">
                <text:p>91400</text:p>
              </table:table-cell>
              <table:table-cell office:value-type="float" office:value="0.0178974792361259">
                <text:p>0.017897479236125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00">
                <text:p>91500</text:p>
              </table:table-cell>
              <table:table-cell office:value-type="float" office:value="0.0147885810583829">
                <text:p>0.014788581058382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00">
                <text:p>91600</text:p>
              </table:table-cell>
              <table:table-cell office:value-type="float" office:value="0.0212265588343143">
                <text:p>0.021226558834314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00">
                <text:p>91700</text:p>
              </table:table-cell>
              <table:table-cell office:value-type="float" office:value="0.0148833356797695">
                <text:p>0.014883335679769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00">
                <text:p>91800</text:p>
              </table:table-cell>
              <table:table-cell office:value-type="float" office:value="0.018139174208045">
                <text:p>0.0181391742080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00">
                <text:p>91900</text:p>
              </table:table-cell>
              <table:table-cell office:value-type="float" office:value="0.0137239368632435">
                <text:p>0.013723936863243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00">
                <text:p>92000</text:p>
              </table:table-cell>
              <table:table-cell office:value-type="float" office:value="0.0180892217904329">
                <text:p>0.018089221790432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00">
                <text:p>92100</text:p>
              </table:table-cell>
              <table:table-cell office:value-type="float" office:value="0.016509111970663">
                <text:p>0.01650911197066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00">
                <text:p>92200</text:p>
              </table:table-cell>
              <table:table-cell office:value-type="float" office:value="0.014844543300569">
                <text:p>0.01484454330056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00">
                <text:p>92300</text:p>
              </table:table-cell>
              <table:table-cell office:value-type="float" office:value="0.0160949416458606">
                <text:p>0.016094941645860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00">
                <text:p>92400</text:p>
              </table:table-cell>
              <table:table-cell office:value-type="float" office:value="0.0173023734241724">
                <text:p>0.017302373424172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00">
                <text:p>92500</text:p>
              </table:table-cell>
              <table:table-cell office:value-type="float" office:value="0.0226853601634502">
                <text:p>0.022685360163450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00">
                <text:p>92600</text:p>
              </table:table-cell>
              <table:table-cell office:value-type="float" office:value="0.0224041044712066">
                <text:p>0.022404104471206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00">
                <text:p>92700</text:p>
              </table:table-cell>
              <table:table-cell office:value-type="float" office:value="0.017138909548521">
                <text:p>0.01713890954852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00">
                <text:p>92800</text:p>
              </table:table-cell>
              <table:table-cell office:value-type="float" office:value="0.018319359049201">
                <text:p>0.0183193590492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00">
                <text:p>92900</text:p>
              </table:table-cell>
              <table:table-cell office:value-type="float" office:value="0.0161746516823768">
                <text:p>0.016174651682376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00">
                <text:p>93000</text:p>
              </table:table-cell>
              <table:table-cell office:value-type="float" office:value="0.0172682031989097">
                <text:p>0.017268203198909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00">
                <text:p>93100</text:p>
              </table:table-cell>
              <table:table-cell office:value-type="float" office:value="0.0174467097967863">
                <text:p>0.017446709796786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00">
                <text:p>93200</text:p>
              </table:table-cell>
              <table:table-cell office:value-type="float" office:value="0.0278577711433172">
                <text:p>0.027857771143317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00">
                <text:p>93300</text:p>
              </table:table-cell>
              <table:table-cell office:value-type="float" office:value="0.0149904349818825">
                <text:p>0.01499043498188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00">
                <text:p>93400</text:p>
              </table:table-cell>
              <table:table-cell office:value-type="float" office:value="0.0246003028005361">
                <text:p>0.024600302800536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00">
                <text:p>93500</text:p>
              </table:table-cell>
              <table:table-cell office:value-type="float" office:value="0.0122473873198032">
                <text:p>0.01224738731980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00">
                <text:p>93600</text:p>
              </table:table-cell>
              <table:table-cell office:value-type="float" office:value="0.022052988409996">
                <text:p>0.02205298840999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00">
                <text:p>93700</text:p>
              </table:table-cell>
              <table:table-cell office:value-type="float" office:value="0.0171932969242334">
                <text:p>0.017193296924233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00">
                <text:p>93800</text:p>
              </table:table-cell>
              <table:table-cell office:value-type="float" office:value="0.0169438980519771">
                <text:p>0.016943898051977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00">
                <text:p>93900</text:p>
              </table:table-cell>
              <table:table-cell office:value-type="float" office:value="0.017630897462368">
                <text:p>0.0176308974623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00">
                <text:p>94000</text:p>
              </table:table-cell>
              <table:table-cell office:value-type="float" office:value="0.0161311142146587">
                <text:p>0.016131114214658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00">
                <text:p>94100</text:p>
              </table:table-cell>
              <table:table-cell office:value-type="float" office:value="0.0153968119993805">
                <text:p>0.015396811999380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00">
                <text:p>94200</text:p>
              </table:table-cell>
              <table:table-cell office:value-type="float" office:value="0.0202639903873205">
                <text:p>0.020263990387320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00">
                <text:p>94300</text:p>
              </table:table-cell>
              <table:table-cell office:value-type="float" office:value="0.0192996598780155">
                <text:p>0.019299659878015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00">
                <text:p>94400</text:p>
              </table:table-cell>
              <table:table-cell office:value-type="float" office:value="0.0229612160474061">
                <text:p>0.022961216047406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00">
                <text:p>94500</text:p>
              </table:table-cell>
              <table:table-cell office:value-type="float" office:value="0.0150578832253813">
                <text:p>0.01505788322538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00">
                <text:p>94600</text:p>
              </table:table-cell>
              <table:table-cell office:value-type="float" office:value="0.0158080607652664">
                <text:p>0.015808060765266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00">
                <text:p>94700</text:p>
              </table:table-cell>
              <table:table-cell office:value-type="float" office:value="0.0180102698504924">
                <text:p>0.018010269850492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00">
                <text:p>94800</text:p>
              </table:table-cell>
              <table:table-cell office:value-type="float" office:value="0.0174497961997985">
                <text:p>0.017449796199798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00">
                <text:p>94900</text:p>
              </table:table-cell>
              <table:table-cell office:value-type="float" office:value="0.0173041019588708">
                <text:p>0.017304101958870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00">
                <text:p>95000</text:p>
              </table:table-cell>
              <table:table-cell office:value-type="float" office:value="0.0171492490917444">
                <text:p>0.017149249091744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00">
                <text:p>95100</text:p>
              </table:table-cell>
              <table:table-cell office:value-type="float" office:value="0.018715001642704">
                <text:p>0.01871500164270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00">
                <text:p>95200</text:p>
              </table:table-cell>
              <table:table-cell office:value-type="float" office:value="0.0206649638712406">
                <text:p>0.020664963871240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00">
                <text:p>95300</text:p>
              </table:table-cell>
              <table:table-cell office:value-type="float" office:value="0.0210097320377826">
                <text:p>0.021009732037782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00">
                <text:p>95400</text:p>
              </table:table-cell>
              <table:table-cell office:value-type="float" office:value="0.0194903165102005">
                <text:p>0.019490316510200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00">
                <text:p>95500</text:p>
              </table:table-cell>
              <table:table-cell office:value-type="float" office:value="0.0203166231513023">
                <text:p>0.020316623151302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00">
                <text:p>95600</text:p>
              </table:table-cell>
              <table:table-cell office:value-type="float" office:value="0.0176336448639631">
                <text:p>0.017633644863963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00">
                <text:p>95700</text:p>
              </table:table-cell>
              <table:table-cell office:value-type="float" office:value="0.0190631225705146">
                <text:p>0.019063122570514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00">
                <text:p>95800</text:p>
              </table:table-cell>
              <table:table-cell office:value-type="float" office:value="0.0135606788098812">
                <text:p>0.01356067880988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00">
                <text:p>95900</text:p>
              </table:table-cell>
              <table:table-cell office:value-type="float" office:value="0.0137794418260455">
                <text:p>0.013779441826045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00">
                <text:p>96000</text:p>
              </table:table-cell>
              <table:table-cell office:value-type="float" office:value="0.0164713729172945">
                <text:p>0.016471372917294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00">
                <text:p>96100</text:p>
              </table:table-cell>
              <table:table-cell office:value-type="float" office:value="0.0146296732127666">
                <text:p>0.014629673212766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00">
                <text:p>96200</text:p>
              </table:table-cell>
              <table:table-cell office:value-type="float" office:value="0.0129357408732175">
                <text:p>0.012935740873217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00">
                <text:p>96300</text:p>
              </table:table-cell>
              <table:table-cell office:value-type="float" office:value="0.0154339559376239">
                <text:p>0.015433955937623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00">
                <text:p>96400</text:p>
              </table:table-cell>
              <table:table-cell office:value-type="float" office:value="0.0208685416728258">
                <text:p>0.020868541672825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00">
                <text:p>96500</text:p>
              </table:table-cell>
              <table:table-cell office:value-type="float" office:value="0.019462764263153">
                <text:p>0.01946276426315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00">
                <text:p>96600</text:p>
              </table:table-cell>
              <table:table-cell office:value-type="float" office:value="0.020754175260663">
                <text:p>0.02075417526066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00">
                <text:p>96700</text:p>
              </table:table-cell>
              <table:table-cell office:value-type="float" office:value="0.0177159458398818">
                <text:p>0.017715945839881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00">
                <text:p>96800</text:p>
              </table:table-cell>
              <table:table-cell office:value-type="float" office:value="0.0198974162340164">
                <text:p>0.019897416234016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00">
                <text:p>96900</text:p>
              </table:table-cell>
              <table:table-cell office:value-type="float" office:value="0.0251852441579103">
                <text:p>0.025185244157910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00">
                <text:p>97000</text:p>
              </table:table-cell>
              <table:table-cell office:value-type="float" office:value="0.0207937695086002">
                <text:p>0.020793769508600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00">
                <text:p>97100</text:p>
              </table:table-cell>
              <table:table-cell office:value-type="float" office:value="0.0194222703576087">
                <text:p>0.019422270357608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00">
                <text:p>97200</text:p>
              </table:table-cell>
              <table:table-cell office:value-type="float" office:value="0.015323813073337">
                <text:p>0.01532381307333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00">
                <text:p>97300</text:p>
              </table:table-cell>
              <table:table-cell office:value-type="float" office:value="0.0162794161587953">
                <text:p>0.016279416158795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00">
                <text:p>97400</text:p>
              </table:table-cell>
              <table:table-cell office:value-type="float" office:value="0.0207433477044105">
                <text:p>0.020743347704410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00">
                <text:p>97500</text:p>
              </table:table-cell>
              <table:table-cell office:value-type="float" office:value="0.0192695017904043">
                <text:p>0.019269501790404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00">
                <text:p>97600</text:p>
              </table:table-cell>
              <table:table-cell office:value-type="float" office:value="0.0152779957279562">
                <text:p>0.01527799572795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00">
                <text:p>97700</text:p>
              </table:table-cell>
              <table:table-cell office:value-type="float" office:value="0.0177675560116767">
                <text:p>0.017767556011676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00">
                <text:p>97800</text:p>
              </table:table-cell>
              <table:table-cell office:value-type="float" office:value="0.0163078438490629">
                <text:p>0.016307843849062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00">
                <text:p>97900</text:p>
              </table:table-cell>
              <table:table-cell office:value-type="float" office:value="0.0168104618787765">
                <text:p>0.016810461878776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00">
                <text:p>98000</text:p>
              </table:table-cell>
              <table:table-cell office:value-type="float" office:value="0.0149578358978033">
                <text:p>0.014957835897803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00">
                <text:p>98100</text:p>
              </table:table-cell>
              <table:table-cell office:value-type="float" office:value="0.0194167532026767">
                <text:p>0.019416753202676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00">
                <text:p>98200</text:p>
              </table:table-cell>
              <table:table-cell office:value-type="float" office:value="0.0161186568439006">
                <text:p>0.016118656843900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00">
                <text:p>98300</text:p>
              </table:table-cell>
              <table:table-cell office:value-type="float" office:value="0.0180187448859214">
                <text:p>0.01801874488592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00">
                <text:p>98400</text:p>
              </table:table-cell>
              <table:table-cell office:value-type="float" office:value="0.0160966012626886">
                <text:p>0.016096601262688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00">
                <text:p>98500</text:p>
              </table:table-cell>
              <table:table-cell office:value-type="float" office:value="0.0152535820379853">
                <text:p>0.015253582037985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00">
                <text:p>98600</text:p>
              </table:table-cell>
              <table:table-cell office:value-type="float" office:value="0.017199732363224">
                <text:p>0.01719973236322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00">
                <text:p>98700</text:p>
              </table:table-cell>
              <table:table-cell office:value-type="float" office:value="0.0166716985404491">
                <text:p>0.016671698540449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00">
                <text:p>98800</text:p>
              </table:table-cell>
              <table:table-cell office:value-type="float" office:value="0.0166282076388597">
                <text:p>0.016628207638859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00">
                <text:p>98900</text:p>
              </table:table-cell>
              <table:table-cell office:value-type="float" office:value="0.0208018459379673">
                <text:p>0.020801845937967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00">
                <text:p>99000</text:p>
              </table:table-cell>
              <table:table-cell office:value-type="float" office:value="0.0182138551026582">
                <text:p>0.018213855102658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00">
                <text:p>99100</text:p>
              </table:table-cell>
              <table:table-cell office:value-type="float" office:value="0.0218243487179279">
                <text:p>0.021824348717927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00">
                <text:p>99200</text:p>
              </table:table-cell>
              <table:table-cell office:value-type="float" office:value="0.0198682527989149">
                <text:p>0.019868252798914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00">
                <text:p>99300</text:p>
              </table:table-cell>
              <table:table-cell office:value-type="float" office:value="0.0168878585100173">
                <text:p>0.016887858510017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00">
                <text:p>99400</text:p>
              </table:table-cell>
              <table:table-cell office:value-type="float" office:value="0.0174469873309135">
                <text:p>0.017446987330913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00">
                <text:p>99500</text:p>
              </table:table-cell>
              <table:table-cell office:value-type="float" office:value="0.0200454704463481">
                <text:p>0.020045470446348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00">
                <text:p>99600</text:p>
              </table:table-cell>
              <table:table-cell office:value-type="float" office:value="0.014344192110002">
                <text:p>0.01434419211000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00">
                <text:p>99700</text:p>
              </table:table-cell>
              <table:table-cell office:value-type="float" office:value="0.0156045649200677">
                <text:p>0.015604564920067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00">
                <text:p>99800</text:p>
              </table:table-cell>
              <table:table-cell office:value-type="float" office:value="0.0199094284325838">
                <text:p>0.019909428432583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00">
                <text:p>99900</text:p>
              </table:table-cell>
              <table:table-cell office:value-type="float" office:value="0.0176043231040239">
                <text:p>0.017604323104023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00">
                <text:p>100000</text:p>
              </table:table-cell>
              <table:table-cell office:value-type="float" office:value="0.0163373388350009">
                <text:p>0.016337338835000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00">
                <text:p>100100</text:p>
              </table:table-cell>
              <table:table-cell office:value-type="float" office:value="0.0217549670487642">
                <text:p>0.021754967048764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00">
                <text:p>100200</text:p>
              </table:table-cell>
              <table:table-cell office:value-type="float" office:value="0.0170246604830026">
                <text:p>0.017024660483002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00">
                <text:p>100300</text:p>
              </table:table-cell>
              <table:table-cell office:value-type="float" office:value="0.0212981943041086">
                <text:p>0.021298194304108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00">
                <text:p>100400</text:p>
              </table:table-cell>
              <table:table-cell office:value-type="float" office:value="0.0150244031101465">
                <text:p>0.015024403110146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00">
                <text:p>100500</text:p>
              </table:table-cell>
              <table:table-cell office:value-type="float" office:value="0.017157269641757">
                <text:p>0.01715726964175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00">
                <text:p>100600</text:p>
              </table:table-cell>
              <table:table-cell office:value-type="float" office:value="0.0179533828049898">
                <text:p>0.017953382804989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00">
                <text:p>100700</text:p>
              </table:table-cell>
              <table:table-cell office:value-type="float" office:value="0.0149783920496702">
                <text:p>0.014978392049670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00">
                <text:p>100800</text:p>
              </table:table-cell>
              <table:table-cell office:value-type="float" office:value="0.0145163610577583">
                <text:p>0.014516361057758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00">
                <text:p>100900</text:p>
              </table:table-cell>
              <table:table-cell office:value-type="float" office:value="0.0186264403164386">
                <text:p>0.018626440316438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00">
                <text:p>101000</text:p>
              </table:table-cell>
              <table:table-cell office:value-type="float" office:value="0.0150088556110858">
                <text:p>0.015008855611085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00">
                <text:p>101100</text:p>
              </table:table-cell>
              <table:table-cell office:value-type="float" office:value="0.017697587609291">
                <text:p>0.01769758760929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00">
                <text:p>101200</text:p>
              </table:table-cell>
              <table:table-cell office:value-type="float" office:value="0.0174585804343223">
                <text:p>0.017458580434322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00">
                <text:p>101300</text:p>
              </table:table-cell>
              <table:table-cell office:value-type="float" office:value="0.0275858119130134">
                <text:p>0.027585811913013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00">
                <text:p>101400</text:p>
              </table:table-cell>
              <table:table-cell office:value-type="float" office:value="0.0262689683586359">
                <text:p>0.026268968358635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00">
                <text:p>101500</text:p>
              </table:table-cell>
              <table:table-cell office:value-type="float" office:value="0.0197827704250812">
                <text:p>0.019782770425081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00">
                <text:p>101600</text:p>
              </table:table-cell>
              <table:table-cell office:value-type="float" office:value="0.0183950848877429">
                <text:p>0.018395084887742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00">
                <text:p>101700</text:p>
              </table:table-cell>
              <table:table-cell office:value-type="float" office:value="0.0172335505485534">
                <text:p>0.017233550548553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00">
                <text:p>101800</text:p>
              </table:table-cell>
              <table:table-cell office:value-type="float" office:value="0.0135560743510723">
                <text:p>0.013556074351072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00">
                <text:p>101900</text:p>
              </table:table-cell>
              <table:table-cell office:value-type="float" office:value="0.0172534938901662">
                <text:p>0.017253493890166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00">
                <text:p>102000</text:p>
              </table:table-cell>
              <table:table-cell office:value-type="float" office:value="0.0214872155338525">
                <text:p>0.021487215533852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00">
                <text:p>102100</text:p>
              </table:table-cell>
              <table:table-cell office:value-type="float" office:value="0.0141538102179765">
                <text:p>0.014153810217976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00">
                <text:p>102200</text:p>
              </table:table-cell>
              <table:table-cell office:value-type="float" office:value="0.0187458842992782">
                <text:p>0.018745884299278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00">
                <text:p>102300</text:p>
              </table:table-cell>
              <table:table-cell office:value-type="float" office:value="0.0155936749652028">
                <text:p>0.015593674965202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00">
                <text:p>102400</text:p>
              </table:table-cell>
              <table:table-cell office:value-type="float" office:value="0.0209543481469154">
                <text:p>0.020954348146915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00">
                <text:p>102500</text:p>
              </table:table-cell>
              <table:table-cell office:value-type="float" office:value="0.0170152802020311">
                <text:p>0.017015280202031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00">
                <text:p>102600</text:p>
              </table:table-cell>
              <table:table-cell office:value-type="float" office:value="0.0159785896539688">
                <text:p>0.015978589653968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00">
                <text:p>102700</text:p>
              </table:table-cell>
              <table:table-cell office:value-type="float" office:value="0.0155324479565024">
                <text:p>0.015532447956502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00">
                <text:p>102800</text:p>
              </table:table-cell>
              <table:table-cell office:value-type="float" office:value="0.0165159292519092">
                <text:p>0.016515929251909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00">
                <text:p>102900</text:p>
              </table:table-cell>
              <table:table-cell office:value-type="float" office:value="0.0153944678604602">
                <text:p>0.015394467860460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00">
                <text:p>103000</text:p>
              </table:table-cell>
              <table:table-cell office:value-type="float" office:value="0.0156523976475">
                <text:p>0.015652397647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00">
                <text:p>103100</text:p>
              </table:table-cell>
              <table:table-cell office:value-type="float" office:value="0.0123338606208562">
                <text:p>0.012333860620856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00">
                <text:p>103200</text:p>
              </table:table-cell>
              <table:table-cell office:value-type="float" office:value="0.0189232230186462">
                <text:p>0.018923223018646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00">
                <text:p>103300</text:p>
              </table:table-cell>
              <table:table-cell office:value-type="float" office:value="0.021944684907794">
                <text:p>0.02194468490779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00">
                <text:p>103400</text:p>
              </table:table-cell>
              <table:table-cell office:value-type="float" office:value="0.0175827108323574">
                <text:p>0.017582710832357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00">
                <text:p>103500</text:p>
              </table:table-cell>
              <table:table-cell office:value-type="float" office:value="0.0281604826450347">
                <text:p>0.028160482645034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00">
                <text:p>103600</text:p>
              </table:table-cell>
              <table:table-cell office:value-type="float" office:value="0.0209395624697208">
                <text:p>0.020939562469720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00">
                <text:p>103700</text:p>
              </table:table-cell>
              <table:table-cell office:value-type="float" office:value="0.0132566913962364">
                <text:p>0.013256691396236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00">
                <text:p>103800</text:p>
              </table:table-cell>
              <table:table-cell office:value-type="float" office:value="0.0192932076752185">
                <text:p>0.019293207675218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00">
                <text:p>103900</text:p>
              </table:table-cell>
              <table:table-cell office:value-type="float" office:value="0.0163362044841051">
                <text:p>0.016336204484105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00">
                <text:p>104000</text:p>
              </table:table-cell>
              <table:table-cell office:value-type="float" office:value="0.0164305195212364">
                <text:p>0.016430519521236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00">
                <text:p>104100</text:p>
              </table:table-cell>
              <table:table-cell office:value-type="float" office:value="0.01811945438385">
                <text:p>0.0181194543838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00">
                <text:p>104200</text:p>
              </table:table-cell>
              <table:table-cell office:value-type="float" office:value="0.0156850386410951">
                <text:p>0.015685038641095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00">
                <text:p>104300</text:p>
              </table:table-cell>
              <table:table-cell office:value-type="float" office:value="0.0219448935240507">
                <text:p>0.021944893524050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00">
                <text:p>104400</text:p>
              </table:table-cell>
              <table:table-cell office:value-type="float" office:value="0.0218512266874313">
                <text:p>0.021851226687431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00">
                <text:p>104500</text:p>
              </table:table-cell>
              <table:table-cell office:value-type="float" office:value="0.0185745023190975">
                <text:p>0.018574502319097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00">
                <text:p>104600</text:p>
              </table:table-cell>
              <table:table-cell office:value-type="float" office:value="0.0133099015802145">
                <text:p>0.013309901580214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00">
                <text:p>104700</text:p>
              </table:table-cell>
              <table:table-cell office:value-type="float" office:value="0.021528210490942">
                <text:p>0.02152821049094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00">
                <text:p>104800</text:p>
              </table:table-cell>
              <table:table-cell office:value-type="float" office:value="0.0194700080901384">
                <text:p>0.019470008090138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00">
                <text:p>104900</text:p>
              </table:table-cell>
              <table:table-cell office:value-type="float" office:value="0.019015384837985">
                <text:p>0.0190153848379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 chart:error-category="cell-range" chart:error-upper-range="Sheet1.H36:Sheet1.H41" chart:error-lower-range="Sheet1.H36:Sheet1.H41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Sheet1.H36:Sheet1.H41" chart:error-lower-range="Sheet1.H36:Sheet1.H4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H36:Sheet1.H41" chart:error-lower-range="Sheet1.H36:Sheet1.H41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8.999cm" xlink:href=".." xlink:type="simple" chart:class="chart:scatter" chart:style-name="ch1">
        <chart:title svg:x="4.692cm" svg:y="0.314cm" chart:style-name="ch2">
          <text:p>Behavioral Cloning Test Reward</text:p>
        </chart:title>
        <chart:subtitle svg:x="5.648cm" svg:y="1.291cm" chart:style-name="ch3">
          <text:p>Humanoid-v1 (20 Rollouts)</text:p>
        </chart:subtitle>
        <chart:legend chart:legend-position="end" svg:x="12.594cm" svg:y="4.206cm" style:legend-expansion="high" chart:style-name="ch4"/>
        <chart:plot-area chart:style-name="ch5" table:cell-range-address="Sheet1.D36:Sheet1.D41 Sheet1.B36:Sheet1.B36 Sheet1.G36:Sheet1.G41" chart:data-source-has-labels="row" svg:x="1.326cm" svg:y="2.125cm" svg:width="10.949cm" svg:height="5.718cm">
          <chartooo:coordinate-region svg:x="2.347cm" svg:y="2.318cm" svg:width="9.158cm" svg:height="4.89cm"/>
          <chart:axis chart:dimension="x" chart:name="primary-x" chart:style-name="ch6">
            <chart:title svg:x="4.02cm" svg:y="8.022cm" chart:style-name="ch7">
              <text:p>Batches Observed/Replay Buffer Size</text:p>
            </chart:title>
          </chart:axis>
          <chart:axis chart:dimension="y" chart:name="primary-y" chart:style-name="ch6">
            <chart:title svg:x="0.451cm" svg:y="5.965cm" chart:style-name="ch8">
              <text:p>Mean Return</text:p>
            </chart:title>
            <chart:grid chart:style-name="ch9" chart:class="major"/>
          </chart:axis>
          <chart:series chart:style-name="ch10" chart:values-cell-range-address="Sheet1.G36:Sheet1.G41" chart:label-cell-address="Sheet1.B36:Sheet1.B36" chart:class="chart:scatter">
            <chart:domain table:cell-range-address="Sheet1.D36:Sheet1.D41"/>
            <chart:error-indicator chart:style-name="ch11" chart:dimension="y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Humanoid-v1</text:p>
                <draw:g>
                  <svg:desc>Sheet1.B36:Sheet1.B36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D36:Sheet1.D41</svg:desc>
                </draw:g>
              </table:table-cell>
              <table:table-cell office:value-type="float" office:value="179.452871551">
                <text:p>179.452871551</text:p>
                <draw:g>
                  <svg:desc>Sheet1.G36:Sheet1.G41</svg:desc>
                </draw:g>
              </table:table-cell>
              <table:table-cell office:value-type="float" office:value="44.3650606799">
                <text:p>44.3650606799</text:p>
                <draw:g>
                  <svg:desc>Sheet1.H36:Sheet1.H41</svg:desc>
                </draw:g>
              </table:table-cell>
              <table:table-cell office:value-type="float" office:value="44.3650606799">
                <text:p>44.3650606799</text:p>
                <draw:g>
                  <svg:desc>Sheet1.H36:Sheet1.H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178.129472845">
                <text:p>178.129472845</text:p>
              </table:table-cell>
              <table:table-cell office:value-type="float" office:value="53.3310386856">
                <text:p>53.3310386856</text:p>
              </table:table-cell>
              <table:table-cell office:value-type="float" office:value="53.3310386856">
                <text:p>53.3310386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474.056683013">
                <text:p>474.056683013</text:p>
              </table:table-cell>
              <table:table-cell office:value-type="float" office:value="200.906773452">
                <text:p>200.906773452</text:p>
              </table:table-cell>
              <table:table-cell office:value-type="float" office:value="200.906773452">
                <text:p>200.9067734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495.870674664">
                <text:p>495.870674664</text:p>
              </table:table-cell>
              <table:table-cell office:value-type="float" office:value="180.387783861">
                <text:p>180.387783861</text:p>
              </table:table-cell>
              <table:table-cell office:value-type="float" office:value="180.387783861">
                <text:p>180.387783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6848.28015071">
                <text:p>6848.28015071</text:p>
              </table:table-cell>
              <table:table-cell office:value-type="float" office:value="2073.80294628">
                <text:p>2073.80294628</text:p>
              </table:table-cell>
              <table:table-cell office:value-type="float" office:value="2073.80294628">
                <text:p>2073.802946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9964.98563503">
                <text:p>9964.98563503</text:p>
              </table:table-cell>
              <table:table-cell office:value-type="float" office:value="1199.9020977">
                <text:p>1199.9020977</text:p>
              </table:table-cell>
              <table:table-cell office:value-type="float" office:value="1199.9020977">
                <text:p>1199.90209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